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1.0535in"/>
    </style:style>
    <style:style style:name="co11" style:family="table-column">
      <style:table-column-properties fo:break-before="auto" style:column-width="1.1291in"/>
    </style:style>
    <style:style style:name="co12" style:family="table-column">
      <style:table-column-properties fo:break-before="auto" style:column-width="0.7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99">
      <style:map style:condition="cell-content()=1" style:apply-style-name="Good" style:base-cell-address="historical.I5"/>
      <style:map style:condition="cell-content()=0" style:apply-style-name="Bad" style:base-cell-address="historical.I5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69a2e"/>
    </style:style>
    <style:style style:name="ce9" style:family="table-cell" style:parent-style-name="Default">
      <style:table-cell-properties fo:background-color="#81d41a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storical" table:style-name="ta1">
        <table:shapes>
          <draw:frame draw:z-index="0" draw:style-name="gr1" draw:text-style-name="P1" svg:width="10.8461in" svg:height="6.4in" svg:x="16.1878in" svg:y="0.5646in">
            <draw:object draw:notify-on-update-of-ranges="historical.I4:historical.R4 historical.I3:historical.R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row table:style-name="ro1">
          <table:table-cell table:number-columns-repeated="8"/>
          <table:table-cell table:style-name="Default" office:value-type="string" calcext:value-type="string">
            <text:p>Struct:</text:p>
          </table:table-cell>
          <table:table-cell table:style-name="Default" office:value-type="string" calcext:value-type="string">
            <text:p>INDEX</text:p>
          </table:table-cell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TIME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seconds</text:p>
          </table:table-cell>
          <table:table-cell office:value-type="string" calcext:value-type="string">
            <text:p>minutes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363]-[.B5]" office:value-type="float" office:value="2559" calcext:value-type="float">
            <text:p>2559</text:p>
          </table:table-cell>
          <table:table-cell table:formula="of:=[.B3]/60" office:value-type="float" office:value="42.65" calcext:value-type="float">
            <text:p>42.65</text:p>
          </table:table-cell>
          <table:table-cell table:number-columns-repeated="3"/>
          <table:table-cell table:formula="of:=AVERAGE([.G5:.G363])" office:value-type="float" office:value="1386.59249818006" calcext:value-type="float">
            <text:p>1386.59249818006</text:p>
          </table:table-cell>
          <table:table-cell/>
          <table:table-cell table:style-name="Default" table:formula="of:=COUNTIF([.I5:.I363];1)" office:value-type="float" office:value="72" calcext:value-type="float">
            <text:p>72</text:p>
          </table:table-cell>
          <table:table-cell table:style-name="Default" table:formula="of:=COUNTIF([.J5:.J363];1)" office:value-type="float" office:value="18" calcext:value-type="float">
            <text:p>18</text:p>
          </table:table-cell>
          <table:table-cell table:style-name="Default" table:formula="of:=COUNTIF([.K5:.K363];1)" office:value-type="float" office:value="26" calcext:value-type="float">
            <text:p>26</text:p>
          </table:table-cell>
          <table:table-cell table:style-name="Default" table:formula="of:=COUNTIF([.L5:.L363];1)" office:value-type="float" office:value="68" calcext:value-type="float">
            <text:p>68</text:p>
          </table:table-cell>
          <table:table-cell table:style-name="Default" table:formula="of:=COUNTIF([.M5:.M363];1)" office:value-type="float" office:value="89" calcext:value-type="float">
            <text:p>89</text:p>
          </table:table-cell>
          <table:table-cell table:style-name="Default" table:formula="of:=COUNTIF([.N5:.N363];1)" office:value-type="float" office:value="64" calcext:value-type="float">
            <text:p>64</text:p>
          </table:table-cell>
          <table:table-cell table:style-name="Default" table:formula="of:=COUNTIF([.O5:.O363];1)" office:value-type="float" office:value="9" calcext:value-type="float">
            <text:p>9</text:p>
          </table:table-cell>
          <table:table-cell table:style-name="Default" table:formula="of:=COUNTIF([.P5:.P363];1)" office:value-type="float" office:value="2" calcext:value-type="float">
            <text:p>2</text:p>
          </table:table-cell>
          <table:table-cell table:style-name="Default" table:formula="of:=COUNTIF([.Q5:.Q363];1)" office:value-type="float" office:value="5" calcext:value-type="float">
            <text:p>5</text:p>
          </table:table-cell>
          <table:table-cell table:style-name="Default" table:formula="of:=COUNTIF([.R5:.R363];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atoshi</text:p>
          </table:table-cell>
          <table:table-cell office:value-type="string" calcext:value-type="string">
            <text:p>volume</text:p>
          </table:table-cell>
          <table:table-cell/>
          <table:table-cell table:style-name="ce1" table:formula="of:=&quot;x&lt;50&quot;" office:value-type="string" office:string-value="x&lt;50" calcext:value-type="string">
            <text:p>x&lt;50</text:p>
          </table:table-cell>
          <table:table-cell table:style-name="ce1" table:formula="of:=&quot;50&lt;=x&lt;100&quot;" office:value-type="string" office:string-value="50&lt;=x&lt;100" calcext:value-type="string">
            <text:p>50&lt;=x&lt;100</text:p>
          </table:table-cell>
          <table:table-cell table:style-name="ce1" table:formula="of:=&quot;100&lt;=x&lt;200&quot;" office:value-type="string" office:string-value="100&lt;=x&lt;200" calcext:value-type="string">
            <text:p>100&lt;=x&lt;200</text:p>
          </table:table-cell>
          <table:table-cell table:style-name="ce1" table:formula="of:=&quot;200&lt;=x&lt;500&quot;" office:value-type="string" office:string-value="200&lt;=x&lt;500" calcext:value-type="string">
            <text:p>200&lt;=x&lt;500</text:p>
          </table:table-cell>
          <table:table-cell table:style-name="ce1" table:formula="of:=&quot;500&lt;=x&lt;1000&quot;" office:value-type="string" office:string-value="500&lt;=x&lt;1000" calcext:value-type="string">
            <text:p>500&lt;=x&lt;1000</text:p>
          </table:table-cell>
          <table:table-cell table:style-name="ce1" table:formula="of:=&quot;1000&lt;=x&lt;2000&quot;" office:value-type="string" office:string-value="1000&lt;=x&lt;2000" calcext:value-type="string">
            <text:p>1000&lt;=x&lt;2000</text:p>
          </table:table-cell>
          <table:table-cell table:style-name="ce1" table:formula="of:=&quot;2000&lt;=x&lt;5000&quot;" office:value-type="string" office:string-value="2000&lt;=x&lt;5000" calcext:value-type="string">
            <text:p>2000&lt;=x&lt;5000</text:p>
          </table:table-cell>
          <table:table-cell table:style-name="ce1" table:formula="of:=&quot;5000&lt;=x&lt;10000&quot;" office:value-type="string" office:string-value="5000&lt;=x&lt;10000" calcext:value-type="string">
            <text:p>5000&lt;=x&lt;10000</text:p>
          </table:table-cell>
          <table:table-cell table:style-name="ce1" table:formula="of:=&quot;10000&lt;=x&lt;20000&quot;" office:value-type="string" office:string-value="10000&lt;=x&lt;20000" calcext:value-type="string">
            <text:p>10000&lt;=x&lt;20000</text:p>
          </table:table-cell>
          <table:table-cell table:style-name="ce1" table:formula="of:=&quot;20000&lt;=x&quot;" office:value-type="string" office:string-value="20000&lt;=x" calcext:value-type="string">
            <text:p>20000&lt;=x</text:p>
          </table:table-cell>
        </table:table-row>
        <table:table-row table:style-name="ro1">
          <table:table-cell office:value-type="float" office:value="0.03018858" calcext:value-type="float">
            <text:p>0.03018858</text:p>
          </table:table-cell>
          <table:table-cell office:value-type="float" office:value="1663608510" calcext:value-type="float">
            <text:p>1663608510</text:p>
          </table:table-cell>
          <table:table-cell office:value-type="float" office:value="99375.3025" calcext:value-type="float">
            <text:p>99375.3025</text:p>
          </table:table-cell>
          <table:table-cell office:value-type="float" office:value="14227484" calcext:value-type="float">
            <text:p>14227484</text:p>
          </table:table-cell>
          <table:table-cell office:value-type="string" calcext:value-type="string">
            <text:p>buy</text:p>
          </table:table-cell>
          <table:table-cell office:value-type="float" office:value="3018858" calcext:value-type="float">
            <text:p>3018858</text:p>
          </table:table-cell>
          <table:table-cell office:value-type="float" office:value="2999.99926954545" calcext:value-type="float">
            <text:p>2999.99926954545</text:p>
          </table:table-cell>
          <table:table-cell/>
          <table:table-cell table:formula="of:=[.G5]&lt;50" office:value-type="boolean" office:boolean-value="false" calcext:value-type="boolean">
            <text:p>FALSE</text:p>
          </table:table-cell>
          <table:table-cell table:formula="of:=AND([.G5]&lt;100;NOT(OR([.I5])))" office:value-type="boolean" office:boolean-value="false" calcext:value-type="boolean">
            <text:p>FALSE</text:p>
          </table:table-cell>
          <table:table-cell table:formula="of:=AND([.G5]&lt;200; NOT(OR([.I5:.J5])))" office:value-type="boolean" office:boolean-value="false" calcext:value-type="boolean">
            <text:p>FALSE</text:p>
          </table:table-cell>
          <table:table-cell table:formula="of:=AND([.G5]&lt;500;NOT(OR([.I5:.K5])))" office:value-type="boolean" office:boolean-value="false" calcext:value-type="boolean">
            <text:p>FALSE</text:p>
          </table:table-cell>
          <table:table-cell table:formula="of:=AND([.G5]&lt;1000;NOT(OR([.I5:.L5])))" office:value-type="boolean" office:boolean-value="false" calcext:value-type="boolean">
            <text:p>FALSE</text:p>
          </table:table-cell>
          <table:table-cell table:formula="of:=AND([.G5]&lt;2000;NOT(OR([.I5:.M5])))" office:value-type="boolean" office:boolean-value="false" calcext:value-type="boolean">
            <text:p>FALSE</text:p>
          </table:table-cell>
          <table:table-cell table:formula="of:=AND([.G5]&lt;5000;NOT(OR([.I5:.N5])))" office:value-type="boolean" office:boolean-value="true" calcext:value-type="boolean">
            <text:p>TRUE</text:p>
          </table:table-cell>
          <table:table-cell table:formula="of:=AND([.G5]&lt;10000;NOT(OR([.I5:.O5])))" office:value-type="boolean" office:boolean-value="false" calcext:value-type="boolean">
            <text:p>FALSE</text:p>
          </table:table-cell>
          <table:table-cell table:formula="of:=AND([.G5]&lt;20000;NOT(OR([.I5:.P5])))" office:value-type="boolean" office:boolean-value="false" calcext:value-type="boolean">
            <text:p>FALSE</text:p>
          </table:table-cell>
          <table:table-cell table:formula="of:=NOT(OR([.I5:.Q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28523" calcext:value-type="float">
            <text:p>0.00328523</text:p>
          </table:table-cell>
          <table:table-cell office:value-type="float" office:value="1663608514" calcext:value-type="float">
            <text:p>1663608514</text:p>
          </table:table-cell>
          <table:table-cell office:value-type="float" office:value="99195.72429418" calcext:value-type="float">
            <text:p>99195.72429418</text:p>
          </table:table-cell>
          <table:table-cell office:value-type="float" office:value="14227485" calcext:value-type="float">
            <text:p>14227485</text:p>
          </table:table-cell>
          <table:table-cell office:value-type="string" calcext:value-type="string">
            <text:p>sell</text:p>
          </table:table-cell>
          <table:table-cell office:value-type="float" office:value="328523" calcext:value-type="float">
            <text:p>328523</text:p>
          </table:table-cell>
          <table:table-cell office:value-type="float" office:value="325.880769322969" calcext:value-type="float">
            <text:p>325.880769322969</text:p>
          </table:table-cell>
          <table:table-cell/>
          <table:table-cell table:formula="of:=[.G6]&lt;50" office:value-type="boolean" office:boolean-value="false" calcext:value-type="boolean">
            <text:p>FALSE</text:p>
          </table:table-cell>
          <table:table-cell table:formula="of:=AND([.G6]&lt;100;NOT(OR([.I6])))" office:value-type="boolean" office:boolean-value="false" calcext:value-type="boolean">
            <text:p>FALSE</text:p>
          </table:table-cell>
          <table:table-cell table:formula="of:=AND([.G6]&lt;200; NOT(OR([.I6:.J6])))" office:value-type="boolean" office:boolean-value="false" calcext:value-type="boolean">
            <text:p>FALSE</text:p>
          </table:table-cell>
          <table:table-cell table:formula="of:=AND([.G6]&lt;500;NOT(OR([.I6:.K6])))" office:value-type="boolean" office:boolean-value="true" calcext:value-type="boolean">
            <text:p>TRUE</text:p>
          </table:table-cell>
          <table:table-cell table:formula="of:=AND([.G6]&lt;1000;NOT(OR([.I6:.L6])))" office:value-type="boolean" office:boolean-value="false" calcext:value-type="boolean">
            <text:p>FALSE</text:p>
          </table:table-cell>
          <table:table-cell table:formula="of:=AND([.G6]&lt;2000;NOT(OR([.I6:.M6])))" office:value-type="boolean" office:boolean-value="false" calcext:value-type="boolean">
            <text:p>FALSE</text:p>
          </table:table-cell>
          <table:table-cell table:formula="of:=AND([.G6]&lt;5000;NOT(OR([.I6:.N6])))" office:value-type="boolean" office:boolean-value="false" calcext:value-type="boolean">
            <text:p>FALSE</text:p>
          </table:table-cell>
          <table:table-cell table:formula="of:=AND([.G6]&lt;10000;NOT(OR([.I6:.O6])))" office:value-type="boolean" office:boolean-value="false" calcext:value-type="boolean">
            <text:p>FALSE</text:p>
          </table:table-cell>
          <table:table-cell table:formula="of:=AND([.G6]&lt;20000;NOT(OR([.I6:.P6])))" office:value-type="boolean" office:boolean-value="false" calcext:value-type="boolean">
            <text:p>FALSE</text:p>
          </table:table-cell>
          <table:table-cell table:formula="of:=NOT(OR([.I6:.Q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55343" calcext:value-type="float">
            <text:p>0.00055343</text:p>
          </table:table-cell>
          <table:table-cell office:value-type="float" office:value="1663608536" calcext:value-type="float">
            <text:p>1663608536</text:p>
          </table:table-cell>
          <table:table-cell office:value-type="float" office:value="99378.69784252" calcext:value-type="float">
            <text:p>99378.69784252</text:p>
          </table:table-cell>
          <table:table-cell office:value-type="float" office:value="14227486" calcext:value-type="float">
            <text:p>14227486</text:p>
          </table:table-cell>
          <table:table-cell office:value-type="string" calcext:value-type="string">
            <text:p>buy</text:p>
          </table:table-cell>
          <table:table-cell office:value-type="float" office:value="55343" calcext:value-type="float">
            <text:p>55343</text:p>
          </table:table-cell>
          <table:table-cell office:value-type="float" office:value="54.9991527469859" calcext:value-type="float">
            <text:p>54.9991527469859</text:p>
          </table:table-cell>
          <table:table-cell/>
          <table:table-cell table:formula="of:=[.G7]&lt;50" office:value-type="boolean" office:boolean-value="false" calcext:value-type="boolean">
            <text:p>FALSE</text:p>
          </table:table-cell>
          <table:table-cell table:formula="of:=AND([.G7]&lt;100;NOT(OR([.I7])))" office:value-type="boolean" office:boolean-value="true" calcext:value-type="boolean">
            <text:p>TRUE</text:p>
          </table:table-cell>
          <table:table-cell table:formula="of:=AND([.G7]&lt;200; NOT(OR([.I7:.J7])))" office:value-type="boolean" office:boolean-value="false" calcext:value-type="boolean">
            <text:p>FALSE</text:p>
          </table:table-cell>
          <table:table-cell table:formula="of:=AND([.G7]&lt;500;NOT(OR([.I7:.K7])))" office:value-type="boolean" office:boolean-value="false" calcext:value-type="boolean">
            <text:p>FALSE</text:p>
          </table:table-cell>
          <table:table-cell table:formula="of:=AND([.G7]&lt;1000;NOT(OR([.I7:.L7])))" office:value-type="boolean" office:boolean-value="false" calcext:value-type="boolean">
            <text:p>FALSE</text:p>
          </table:table-cell>
          <table:table-cell table:formula="of:=AND([.G7]&lt;2000;NOT(OR([.I7:.M7])))" office:value-type="boolean" office:boolean-value="false" calcext:value-type="boolean">
            <text:p>FALSE</text:p>
          </table:table-cell>
          <table:table-cell table:formula="of:=AND([.G7]&lt;5000;NOT(OR([.I7:.N7])))" office:value-type="boolean" office:boolean-value="false" calcext:value-type="boolean">
            <text:p>FALSE</text:p>
          </table:table-cell>
          <table:table-cell table:formula="of:=AND([.G7]&lt;10000;NOT(OR([.I7:.O7])))" office:value-type="boolean" office:boolean-value="false" calcext:value-type="boolean">
            <text:p>FALSE</text:p>
          </table:table-cell>
          <table:table-cell table:formula="of:=AND([.G7]&lt;20000;NOT(OR([.I7:.P7])))" office:value-type="boolean" office:boolean-value="false" calcext:value-type="boolean">
            <text:p>FALSE</text:p>
          </table:table-cell>
          <table:table-cell table:formula="of:=NOT(OR([.I7:.Q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0081" calcext:value-type="float">
            <text:p>0.0010081</text:p>
          </table:table-cell>
          <table:table-cell office:value-type="float" office:value="1663608626" calcext:value-type="float">
            <text:p>1663608626</text:p>
          </table:table-cell>
          <table:table-cell office:value-type="float" office:value="99200" calcext:value-type="float">
            <text:p>99200</text:p>
          </table:table-cell>
          <table:table-cell office:value-type="float" office:value="14227487" calcext:value-type="float">
            <text:p>14227487</text:p>
          </table:table-cell>
          <table:table-cell office:value-type="string" calcext:value-type="string">
            <text:p>sell</text:p>
          </table:table-cell>
          <table:table-cell office:value-type="float" office:value="100810" calcext:value-type="float">
            <text:p>100810</text:p>
          </table:table-cell>
          <table:table-cell office:value-type="float" office:value="100.00352" calcext:value-type="float">
            <text:p>100.00352</text:p>
          </table:table-cell>
          <table:table-cell/>
          <table:table-cell table:formula="of:=[.G8]&lt;50" office:value-type="boolean" office:boolean-value="false" calcext:value-type="boolean">
            <text:p>FALSE</text:p>
          </table:table-cell>
          <table:table-cell table:formula="of:=AND([.G8]&lt;100;NOT(OR([.I8])))" office:value-type="boolean" office:boolean-value="false" calcext:value-type="boolean">
            <text:p>FALSE</text:p>
          </table:table-cell>
          <table:table-cell table:formula="of:=AND([.G8]&lt;200; NOT(OR([.I8:.J8])))" office:value-type="boolean" office:boolean-value="true" calcext:value-type="boolean">
            <text:p>TRUE</text:p>
          </table:table-cell>
          <table:table-cell table:formula="of:=AND([.G8]&lt;500;NOT(OR([.I8:.K8])))" office:value-type="boolean" office:boolean-value="false" calcext:value-type="boolean">
            <text:p>FALSE</text:p>
          </table:table-cell>
          <table:table-cell table:formula="of:=AND([.G8]&lt;1000;NOT(OR([.I8:.L8])))" office:value-type="boolean" office:boolean-value="false" calcext:value-type="boolean">
            <text:p>FALSE</text:p>
          </table:table-cell>
          <table:table-cell table:formula="of:=AND([.G8]&lt;2000;NOT(OR([.I8:.M8])))" office:value-type="boolean" office:boolean-value="false" calcext:value-type="boolean">
            <text:p>FALSE</text:p>
          </table:table-cell>
          <table:table-cell table:formula="of:=AND([.G8]&lt;5000;NOT(OR([.I8:.N8])))" office:value-type="boolean" office:boolean-value="false" calcext:value-type="boolean">
            <text:p>FALSE</text:p>
          </table:table-cell>
          <table:table-cell table:formula="of:=AND([.G8]&lt;10000;NOT(OR([.I8:.O8])))" office:value-type="boolean" office:boolean-value="false" calcext:value-type="boolean">
            <text:p>FALSE</text:p>
          </table:table-cell>
          <table:table-cell table:formula="of:=AND([.G8]&lt;20000;NOT(OR([.I8:.P8])))" office:value-type="boolean" office:boolean-value="false" calcext:value-type="boolean">
            <text:p>FALSE</text:p>
          </table:table-cell>
          <table:table-cell table:formula="of:=NOT(OR([.I8:.Q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6219" calcext:value-type="float">
            <text:p>0.0076219</text:p>
          </table:table-cell>
          <table:table-cell office:value-type="float" office:value="1663608626" calcext:value-type="float">
            <text:p>1663608626</text:p>
          </table:table-cell>
          <table:table-cell office:value-type="float" office:value="99195.30038342" calcext:value-type="float">
            <text:p>99195.30038342</text:p>
          </table:table-cell>
          <table:table-cell office:value-type="float" office:value="14227488" calcext:value-type="float">
            <text:p>14227488</text:p>
          </table:table-cell>
          <table:table-cell office:value-type="string" calcext:value-type="string">
            <text:p>sell</text:p>
          </table:table-cell>
          <table:table-cell office:value-type="float" office:value="762190" calcext:value-type="float">
            <text:p>762190</text:p>
          </table:table-cell>
          <table:table-cell office:value-type="float" office:value="756.056659992389" calcext:value-type="float">
            <text:p>756.056659992389</text:p>
          </table:table-cell>
          <table:table-cell/>
          <table:table-cell table:formula="of:=[.G9]&lt;50" office:value-type="boolean" office:boolean-value="false" calcext:value-type="boolean">
            <text:p>FALSE</text:p>
          </table:table-cell>
          <table:table-cell table:formula="of:=AND([.G9]&lt;100;NOT(OR([.I9])))" office:value-type="boolean" office:boolean-value="false" calcext:value-type="boolean">
            <text:p>FALSE</text:p>
          </table:table-cell>
          <table:table-cell table:formula="of:=AND([.G9]&lt;200; NOT(OR([.I9:.J9])))" office:value-type="boolean" office:boolean-value="false" calcext:value-type="boolean">
            <text:p>FALSE</text:p>
          </table:table-cell>
          <table:table-cell table:formula="of:=AND([.G9]&lt;500;NOT(OR([.I9:.K9])))" office:value-type="boolean" office:boolean-value="false" calcext:value-type="boolean">
            <text:p>FALSE</text:p>
          </table:table-cell>
          <table:table-cell table:formula="of:=AND([.G9]&lt;1000;NOT(OR([.I9:.L9])))" office:value-type="boolean" office:boolean-value="true" calcext:value-type="boolean">
            <text:p>TRUE</text:p>
          </table:table-cell>
          <table:table-cell table:formula="of:=AND([.G9]&lt;2000;NOT(OR([.I9:.M9])))" office:value-type="boolean" office:boolean-value="false" calcext:value-type="boolean">
            <text:p>FALSE</text:p>
          </table:table-cell>
          <table:table-cell table:formula="of:=AND([.G9]&lt;5000;NOT(OR([.I9:.N9])))" office:value-type="boolean" office:boolean-value="false" calcext:value-type="boolean">
            <text:p>FALSE</text:p>
          </table:table-cell>
          <table:table-cell table:formula="of:=AND([.G9]&lt;10000;NOT(OR([.I9:.O9])))" office:value-type="boolean" office:boolean-value="false" calcext:value-type="boolean">
            <text:p>FALSE</text:p>
          </table:table-cell>
          <table:table-cell table:formula="of:=AND([.G9]&lt;20000;NOT(OR([.I9:.P9])))" office:value-type="boolean" office:boolean-value="false" calcext:value-type="boolean">
            <text:p>FALSE</text:p>
          </table:table-cell>
          <table:table-cell table:formula="of:=NOT(OR([.I9:.Q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1006" calcext:value-type="float">
            <text:p>0.00001006</text:p>
          </table:table-cell>
          <table:table-cell office:value-type="float" office:value="1663608631" calcext:value-type="float">
            <text:p>1663608631</text:p>
          </table:table-cell>
          <table:table-cell office:value-type="float" office:value="99363.83950901" calcext:value-type="float">
            <text:p>99363.83950901</text:p>
          </table:table-cell>
          <table:table-cell office:value-type="float" office:value="14227489" calcext:value-type="float">
            <text:p>14227489</text:p>
          </table:table-cell>
          <table:table-cell office:value-type="string" calcext:value-type="string">
            <text:p>buy</text:p>
          </table:table-cell>
          <table:table-cell office:value-type="float" office:value="1006" calcext:value-type="float">
            <text:p>1006</text:p>
          </table:table-cell>
          <table:table-cell office:value-type="float" office:value="0.999600225460641" calcext:value-type="float">
            <text:p>0.999600225460641</text:p>
          </table:table-cell>
          <table:table-cell/>
          <table:table-cell table:formula="of:=[.G10]&lt;50" office:value-type="boolean" office:boolean-value="true" calcext:value-type="boolean">
            <text:p>TRUE</text:p>
          </table:table-cell>
          <table:table-cell table:formula="of:=AND([.G10]&lt;100;NOT(OR([.I10])))" office:value-type="boolean" office:boolean-value="false" calcext:value-type="boolean">
            <text:p>FALSE</text:p>
          </table:table-cell>
          <table:table-cell table:formula="of:=AND([.G10]&lt;200; NOT(OR([.I10:.J10])))" office:value-type="boolean" office:boolean-value="false" calcext:value-type="boolean">
            <text:p>FALSE</text:p>
          </table:table-cell>
          <table:table-cell table:formula="of:=AND([.G10]&lt;500;NOT(OR([.I10:.K10])))" office:value-type="boolean" office:boolean-value="false" calcext:value-type="boolean">
            <text:p>FALSE</text:p>
          </table:table-cell>
          <table:table-cell table:formula="of:=AND([.G10]&lt;1000;NOT(OR([.I10:.L10])))" office:value-type="boolean" office:boolean-value="false" calcext:value-type="boolean">
            <text:p>FALSE</text:p>
          </table:table-cell>
          <table:table-cell table:formula="of:=AND([.G10]&lt;2000;NOT(OR([.I10:.M10])))" office:value-type="boolean" office:boolean-value="false" calcext:value-type="boolean">
            <text:p>FALSE</text:p>
          </table:table-cell>
          <table:table-cell table:formula="of:=AND([.G10]&lt;5000;NOT(OR([.I10:.N10])))" office:value-type="boolean" office:boolean-value="false" calcext:value-type="boolean">
            <text:p>FALSE</text:p>
          </table:table-cell>
          <table:table-cell table:formula="of:=AND([.G10]&lt;10000;NOT(OR([.I10:.O10])))" office:value-type="boolean" office:boolean-value="false" calcext:value-type="boolean">
            <text:p>FALSE</text:p>
          </table:table-cell>
          <table:table-cell table:formula="of:=AND([.G10]&lt;20000;NOT(OR([.I10:.P10])))" office:value-type="boolean" office:boolean-value="false" calcext:value-type="boolean">
            <text:p>FALSE</text:p>
          </table:table-cell>
          <table:table-cell table:formula="of:=NOT(OR([.I10:.Q1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01648" calcext:value-type="float">
            <text:p>0.00101648</text:p>
          </table:table-cell>
          <table:table-cell office:value-type="float" office:value="1663608636" calcext:value-type="float">
            <text:p>1663608636</text:p>
          </table:table-cell>
          <table:table-cell office:value-type="float" office:value="99361.97482916" calcext:value-type="float">
            <text:p>99361.97482916</text:p>
          </table:table-cell>
          <table:table-cell office:value-type="float" office:value="14227490" calcext:value-type="float">
            <text:p>14227490</text:p>
          </table:table-cell>
          <table:table-cell office:value-type="string" calcext:value-type="string">
            <text:p>buy</text:p>
          </table:table-cell>
          <table:table-cell office:value-type="float" office:value="101648" calcext:value-type="float">
            <text:p>101648</text:p>
          </table:table-cell>
          <table:table-cell office:value-type="float" office:value="100.999460174345" calcext:value-type="float">
            <text:p>100.999460174345</text:p>
          </table:table-cell>
          <table:table-cell/>
          <table:table-cell table:formula="of:=[.G11]&lt;50" office:value-type="boolean" office:boolean-value="false" calcext:value-type="boolean">
            <text:p>FALSE</text:p>
          </table:table-cell>
          <table:table-cell table:formula="of:=AND([.G11]&lt;100;NOT(OR([.I11])))" office:value-type="boolean" office:boolean-value="false" calcext:value-type="boolean">
            <text:p>FALSE</text:p>
          </table:table-cell>
          <table:table-cell table:formula="of:=AND([.G11]&lt;200; NOT(OR([.I11:.J11])))" office:value-type="boolean" office:boolean-value="true" calcext:value-type="boolean">
            <text:p>TRUE</text:p>
          </table:table-cell>
          <table:table-cell table:formula="of:=AND([.G11]&lt;500;NOT(OR([.I11:.K11])))" office:value-type="boolean" office:boolean-value="false" calcext:value-type="boolean">
            <text:p>FALSE</text:p>
          </table:table-cell>
          <table:table-cell table:formula="of:=AND([.G11]&lt;1000;NOT(OR([.I11:.L11])))" office:value-type="boolean" office:boolean-value="false" calcext:value-type="boolean">
            <text:p>FALSE</text:p>
          </table:table-cell>
          <table:table-cell table:formula="of:=AND([.G11]&lt;2000;NOT(OR([.I11:.M11])))" office:value-type="boolean" office:boolean-value="false" calcext:value-type="boolean">
            <text:p>FALSE</text:p>
          </table:table-cell>
          <table:table-cell table:formula="of:=AND([.G11]&lt;5000;NOT(OR([.I11:.N11])))" office:value-type="boolean" office:boolean-value="false" calcext:value-type="boolean">
            <text:p>FALSE</text:p>
          </table:table-cell>
          <table:table-cell table:formula="of:=AND([.G11]&lt;10000;NOT(OR([.I11:.O11])))" office:value-type="boolean" office:boolean-value="false" calcext:value-type="boolean">
            <text:p>FALSE</text:p>
          </table:table-cell>
          <table:table-cell table:formula="of:=AND([.G11]&lt;20000;NOT(OR([.I11:.P11])))" office:value-type="boolean" office:boolean-value="false" calcext:value-type="boolean">
            <text:p>FALSE</text:p>
          </table:table-cell>
          <table:table-cell table:formula="of:=NOT(OR([.I11:.Q1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3018718" calcext:value-type="float">
            <text:p>0.03018718</text:p>
          </table:table-cell>
          <table:table-cell office:value-type="float" office:value="1663608666" calcext:value-type="float">
            <text:p>1663608666</text:p>
          </table:table-cell>
          <table:table-cell office:value-type="float" office:value="99379.93394" calcext:value-type="float">
            <text:p>99379.93394</text:p>
          </table:table-cell>
          <table:table-cell office:value-type="float" office:value="14227491" calcext:value-type="float">
            <text:p>14227491</text:p>
          </table:table-cell>
          <table:table-cell office:value-type="string" calcext:value-type="string">
            <text:p>buy</text:p>
          </table:table-cell>
          <table:table-cell office:value-type="float" office:value="3018718" calcext:value-type="float">
            <text:p>3018718</text:p>
          </table:table-cell>
          <table:table-cell office:value-type="float" office:value="2999.99995423489" calcext:value-type="float">
            <text:p>2999.99995423489</text:p>
          </table:table-cell>
          <table:table-cell/>
          <table:table-cell table:formula="of:=[.G12]&lt;50" office:value-type="boolean" office:boolean-value="false" calcext:value-type="boolean">
            <text:p>FALSE</text:p>
          </table:table-cell>
          <table:table-cell table:formula="of:=AND([.G12]&lt;100;NOT(OR([.I12])))" office:value-type="boolean" office:boolean-value="false" calcext:value-type="boolean">
            <text:p>FALSE</text:p>
          </table:table-cell>
          <table:table-cell table:formula="of:=AND([.G12]&lt;200; NOT(OR([.I12:.J12])))" office:value-type="boolean" office:boolean-value="false" calcext:value-type="boolean">
            <text:p>FALSE</text:p>
          </table:table-cell>
          <table:table-cell table:formula="of:=AND([.G12]&lt;500;NOT(OR([.I12:.K12])))" office:value-type="boolean" office:boolean-value="false" calcext:value-type="boolean">
            <text:p>FALSE</text:p>
          </table:table-cell>
          <table:table-cell table:formula="of:=AND([.G12]&lt;1000;NOT(OR([.I12:.L12])))" office:value-type="boolean" office:boolean-value="false" calcext:value-type="boolean">
            <text:p>FALSE</text:p>
          </table:table-cell>
          <table:table-cell table:formula="of:=AND([.G12]&lt;2000;NOT(OR([.I12:.M12])))" office:value-type="boolean" office:boolean-value="false" calcext:value-type="boolean">
            <text:p>FALSE</text:p>
          </table:table-cell>
          <table:table-cell table:formula="of:=AND([.G12]&lt;5000;NOT(OR([.I12:.N12])))" office:value-type="boolean" office:boolean-value="true" calcext:value-type="boolean">
            <text:p>TRUE</text:p>
          </table:table-cell>
          <table:table-cell table:formula="of:=AND([.G12]&lt;10000;NOT(OR([.I12:.O12])))" office:value-type="boolean" office:boolean-value="false" calcext:value-type="boolean">
            <text:p>FALSE</text:p>
          </table:table-cell>
          <table:table-cell table:formula="of:=AND([.G12]&lt;20000;NOT(OR([.I12:.P12])))" office:value-type="boolean" office:boolean-value="false" calcext:value-type="boolean">
            <text:p>FALSE</text:p>
          </table:table-cell>
          <table:table-cell table:formula="of:=NOT(OR([.I12:.Q1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7669" calcext:value-type="float">
            <text:p>0.00007669</text:p>
          </table:table-cell>
          <table:table-cell office:value-type="float" office:value="1663608672" calcext:value-type="float">
            <text:p>1663608672</text:p>
          </table:table-cell>
          <table:table-cell office:value-type="float" office:value="99196.16685001" calcext:value-type="float">
            <text:p>99196.16685001</text:p>
          </table:table-cell>
          <table:table-cell office:value-type="float" office:value="14227492" calcext:value-type="float">
            <text:p>14227492</text:p>
          </table:table-cell>
          <table:table-cell office:value-type="string" calcext:value-type="string">
            <text:p>sell</text:p>
          </table:table-cell>
          <table:table-cell office:value-type="float" office:value="7669" calcext:value-type="float">
            <text:p>7669</text:p>
          </table:table-cell>
          <table:table-cell office:value-type="float" office:value="7.60735403572727" calcext:value-type="float">
            <text:p>7.60735403572727</text:p>
          </table:table-cell>
          <table:table-cell/>
          <table:table-cell table:formula="of:=[.G13]&lt;50" office:value-type="boolean" office:boolean-value="true" calcext:value-type="boolean">
            <text:p>TRUE</text:p>
          </table:table-cell>
          <table:table-cell table:formula="of:=AND([.G13]&lt;100;NOT(OR([.I13])))" office:value-type="boolean" office:boolean-value="false" calcext:value-type="boolean">
            <text:p>FALSE</text:p>
          </table:table-cell>
          <table:table-cell table:formula="of:=AND([.G13]&lt;200; NOT(OR([.I13:.J13])))" office:value-type="boolean" office:boolean-value="false" calcext:value-type="boolean">
            <text:p>FALSE</text:p>
          </table:table-cell>
          <table:table-cell table:formula="of:=AND([.G13]&lt;500;NOT(OR([.I13:.K13])))" office:value-type="boolean" office:boolean-value="false" calcext:value-type="boolean">
            <text:p>FALSE</text:p>
          </table:table-cell>
          <table:table-cell table:formula="of:=AND([.G13]&lt;1000;NOT(OR([.I13:.L13])))" office:value-type="boolean" office:boolean-value="false" calcext:value-type="boolean">
            <text:p>FALSE</text:p>
          </table:table-cell>
          <table:table-cell table:formula="of:=AND([.G13]&lt;2000;NOT(OR([.I13:.M13])))" office:value-type="boolean" office:boolean-value="false" calcext:value-type="boolean">
            <text:p>FALSE</text:p>
          </table:table-cell>
          <table:table-cell table:formula="of:=AND([.G13]&lt;5000;NOT(OR([.I13:.N13])))" office:value-type="boolean" office:boolean-value="false" calcext:value-type="boolean">
            <text:p>FALSE</text:p>
          </table:table-cell>
          <table:table-cell table:formula="of:=AND([.G13]&lt;10000;NOT(OR([.I13:.O13])))" office:value-type="boolean" office:boolean-value="false" calcext:value-type="boolean">
            <text:p>FALSE</text:p>
          </table:table-cell>
          <table:table-cell table:formula="of:=AND([.G13]&lt;20000;NOT(OR([.I13:.P13])))" office:value-type="boolean" office:boolean-value="false" calcext:value-type="boolean">
            <text:p>FALSE</text:p>
          </table:table-cell>
          <table:table-cell table:formula="of:=NOT(OR([.I13:.Q1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663608710" calcext:value-type="float">
            <text:p>1663608710</text:p>
          </table:table-cell>
          <table:table-cell office:value-type="float" office:value="99379.9239" calcext:value-type="float">
            <text:p>99379.9239</text:p>
          </table:table-cell>
          <table:table-cell office:value-type="float" office:value="14227493" calcext:value-type="float">
            <text:p>14227493</text:p>
          </table:table-cell>
          <table:table-cell office:value-type="string" calcext:value-type="string">
            <text:p>buy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968.996195" calcext:value-type="float">
            <text:p>4968.996195</text:p>
          </table:table-cell>
          <table:table-cell/>
          <table:table-cell table:formula="of:=[.G14]&lt;50" office:value-type="boolean" office:boolean-value="false" calcext:value-type="boolean">
            <text:p>FALSE</text:p>
          </table:table-cell>
          <table:table-cell table:formula="of:=AND([.G14]&lt;100;NOT(OR([.I14])))" office:value-type="boolean" office:boolean-value="false" calcext:value-type="boolean">
            <text:p>FALSE</text:p>
          </table:table-cell>
          <table:table-cell table:formula="of:=AND([.G14]&lt;200; NOT(OR([.I14:.J14])))" office:value-type="boolean" office:boolean-value="false" calcext:value-type="boolean">
            <text:p>FALSE</text:p>
          </table:table-cell>
          <table:table-cell table:formula="of:=AND([.G14]&lt;500;NOT(OR([.I14:.K14])))" office:value-type="boolean" office:boolean-value="false" calcext:value-type="boolean">
            <text:p>FALSE</text:p>
          </table:table-cell>
          <table:table-cell table:formula="of:=AND([.G14]&lt;1000;NOT(OR([.I14:.L14])))" office:value-type="boolean" office:boolean-value="false" calcext:value-type="boolean">
            <text:p>FALSE</text:p>
          </table:table-cell>
          <table:table-cell table:formula="of:=AND([.G14]&lt;2000;NOT(OR([.I14:.M14])))" office:value-type="boolean" office:boolean-value="false" calcext:value-type="boolean">
            <text:p>FALSE</text:p>
          </table:table-cell>
          <table:table-cell table:formula="of:=AND([.G14]&lt;5000;NOT(OR([.I14:.N14])))" office:value-type="boolean" office:boolean-value="true" calcext:value-type="boolean">
            <text:p>TRUE</text:p>
          </table:table-cell>
          <table:table-cell table:formula="of:=AND([.G14]&lt;10000;NOT(OR([.I14:.O14])))" office:value-type="boolean" office:boolean-value="false" calcext:value-type="boolean">
            <text:p>FALSE</text:p>
          </table:table-cell>
          <table:table-cell table:formula="of:=AND([.G14]&lt;20000;NOT(OR([.I14:.P14])))" office:value-type="boolean" office:boolean-value="false" calcext:value-type="boolean">
            <text:p>FALSE</text:p>
          </table:table-cell>
          <table:table-cell table:formula="of:=NOT(OR([.I14:.Q1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31197" calcext:value-type="float">
            <text:p>0.00031197</text:p>
          </table:table-cell>
          <table:table-cell office:value-type="float" office:value="1663608710" calcext:value-type="float">
            <text:p>1663608710</text:p>
          </table:table-cell>
          <table:table-cell office:value-type="float" office:value="99379.93394" calcext:value-type="float">
            <text:p>99379.93394</text:p>
          </table:table-cell>
          <table:table-cell office:value-type="float" office:value="14227494" calcext:value-type="float">
            <text:p>14227494</text:p>
          </table:table-cell>
          <table:table-cell office:value-type="string" calcext:value-type="string">
            <text:p>buy</text:p>
          </table:table-cell>
          <table:table-cell office:value-type="float" office:value="31197" calcext:value-type="float">
            <text:p>31197</text:p>
          </table:table-cell>
          <table:table-cell office:value-type="float" office:value="31.0035579912618" calcext:value-type="float">
            <text:p>31.0035579912618</text:p>
          </table:table-cell>
          <table:table-cell/>
          <table:table-cell table:formula="of:=[.G15]&lt;50" office:value-type="boolean" office:boolean-value="true" calcext:value-type="boolean">
            <text:p>TRUE</text:p>
          </table:table-cell>
          <table:table-cell table:formula="of:=AND([.G15]&lt;100;NOT(OR([.I15])))" office:value-type="boolean" office:boolean-value="false" calcext:value-type="boolean">
            <text:p>FALSE</text:p>
          </table:table-cell>
          <table:table-cell table:formula="of:=AND([.G15]&lt;200; NOT(OR([.I15:.J15])))" office:value-type="boolean" office:boolean-value="false" calcext:value-type="boolean">
            <text:p>FALSE</text:p>
          </table:table-cell>
          <table:table-cell table:formula="of:=AND([.G15]&lt;500;NOT(OR([.I15:.K15])))" office:value-type="boolean" office:boolean-value="false" calcext:value-type="boolean">
            <text:p>FALSE</text:p>
          </table:table-cell>
          <table:table-cell table:formula="of:=AND([.G15]&lt;1000;NOT(OR([.I15:.L15])))" office:value-type="boolean" office:boolean-value="false" calcext:value-type="boolean">
            <text:p>FALSE</text:p>
          </table:table-cell>
          <table:table-cell table:formula="of:=AND([.G15]&lt;2000;NOT(OR([.I15:.M15])))" office:value-type="boolean" office:boolean-value="false" calcext:value-type="boolean">
            <text:p>FALSE</text:p>
          </table:table-cell>
          <table:table-cell table:formula="of:=AND([.G15]&lt;5000;NOT(OR([.I15:.N15])))" office:value-type="boolean" office:boolean-value="false" calcext:value-type="boolean">
            <text:p>FALSE</text:p>
          </table:table-cell>
          <table:table-cell table:formula="of:=AND([.G15]&lt;10000;NOT(OR([.I15:.O15])))" office:value-type="boolean" office:boolean-value="false" calcext:value-type="boolean">
            <text:p>FALSE</text:p>
          </table:table-cell>
          <table:table-cell table:formula="of:=AND([.G15]&lt;20000;NOT(OR([.I15:.P15])))" office:value-type="boolean" office:boolean-value="false" calcext:value-type="boolean">
            <text:p>FALSE</text:p>
          </table:table-cell>
          <table:table-cell table:formula="of:=NOT(OR([.I15:.Q1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7145" calcext:value-type="float">
            <text:p>0.00007145</text:p>
          </table:table-cell>
          <table:table-cell office:value-type="float" office:value="1663608717" calcext:value-type="float">
            <text:p>1663608717</text:p>
          </table:table-cell>
          <table:table-cell office:value-type="float" office:value="99194.11483081" calcext:value-type="float">
            <text:p>99194.11483081</text:p>
          </table:table-cell>
          <table:table-cell office:value-type="float" office:value="14227495" calcext:value-type="float">
            <text:p>14227495</text:p>
          </table:table-cell>
          <table:table-cell office:value-type="string" calcext:value-type="string">
            <text:p>sell</text:p>
          </table:table-cell>
          <table:table-cell office:value-type="float" office:value="7145" calcext:value-type="float">
            <text:p>7145</text:p>
          </table:table-cell>
          <table:table-cell office:value-type="float" office:value="7.08741950466138" calcext:value-type="float">
            <text:p>7.08741950466138</text:p>
          </table:table-cell>
          <table:table-cell/>
          <table:table-cell table:formula="of:=[.G16]&lt;50" office:value-type="boolean" office:boolean-value="true" calcext:value-type="boolean">
            <text:p>TRUE</text:p>
          </table:table-cell>
          <table:table-cell table:formula="of:=AND([.G16]&lt;100;NOT(OR([.I16])))" office:value-type="boolean" office:boolean-value="false" calcext:value-type="boolean">
            <text:p>FALSE</text:p>
          </table:table-cell>
          <table:table-cell table:formula="of:=AND([.G16]&lt;200; NOT(OR([.I16:.J16])))" office:value-type="boolean" office:boolean-value="false" calcext:value-type="boolean">
            <text:p>FALSE</text:p>
          </table:table-cell>
          <table:table-cell table:formula="of:=AND([.G16]&lt;500;NOT(OR([.I16:.K16])))" office:value-type="boolean" office:boolean-value="false" calcext:value-type="boolean">
            <text:p>FALSE</text:p>
          </table:table-cell>
          <table:table-cell table:formula="of:=AND([.G16]&lt;1000;NOT(OR([.I16:.L16])))" office:value-type="boolean" office:boolean-value="false" calcext:value-type="boolean">
            <text:p>FALSE</text:p>
          </table:table-cell>
          <table:table-cell table:formula="of:=AND([.G16]&lt;2000;NOT(OR([.I16:.M16])))" office:value-type="boolean" office:boolean-value="false" calcext:value-type="boolean">
            <text:p>FALSE</text:p>
          </table:table-cell>
          <table:table-cell table:formula="of:=AND([.G16]&lt;5000;NOT(OR([.I16:.N16])))" office:value-type="boolean" office:boolean-value="false" calcext:value-type="boolean">
            <text:p>FALSE</text:p>
          </table:table-cell>
          <table:table-cell table:formula="of:=AND([.G16]&lt;10000;NOT(OR([.I16:.O16])))" office:value-type="boolean" office:boolean-value="false" calcext:value-type="boolean">
            <text:p>FALSE</text:p>
          </table:table-cell>
          <table:table-cell table:formula="of:=AND([.G16]&lt;20000;NOT(OR([.I16:.P16])))" office:value-type="boolean" office:boolean-value="false" calcext:value-type="boolean">
            <text:p>FALSE</text:p>
          </table:table-cell>
          <table:table-cell table:formula="of:=NOT(OR([.I16:.Q1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01248" calcext:value-type="float">
            <text:p>0.00201248</text:p>
          </table:table-cell>
          <table:table-cell office:value-type="float" office:value="1663608718" calcext:value-type="float">
            <text:p>1663608718</text:p>
          </table:table-cell>
          <table:table-cell office:value-type="float" office:value="99379.93394" calcext:value-type="float">
            <text:p>99379.93394</text:p>
          </table:table-cell>
          <table:table-cell office:value-type="float" office:value="14227496" calcext:value-type="float">
            <text:p>14227496</text:p>
          </table:table-cell>
          <table:table-cell office:value-type="string" calcext:value-type="string">
            <text:p>buy</text:p>
          </table:table-cell>
          <table:table-cell office:value-type="float" office:value="201248" calcext:value-type="float">
            <text:p>201248</text:p>
          </table:table-cell>
          <table:table-cell office:value-type="float" office:value="200.000129455571" calcext:value-type="float">
            <text:p>200.000129455571</text:p>
          </table:table-cell>
          <table:table-cell/>
          <table:table-cell table:formula="of:=[.G17]&lt;50" office:value-type="boolean" office:boolean-value="false" calcext:value-type="boolean">
            <text:p>FALSE</text:p>
          </table:table-cell>
          <table:table-cell table:formula="of:=AND([.G17]&lt;100;NOT(OR([.I17])))" office:value-type="boolean" office:boolean-value="false" calcext:value-type="boolean">
            <text:p>FALSE</text:p>
          </table:table-cell>
          <table:table-cell table:formula="of:=AND([.G17]&lt;200; NOT(OR([.I17:.J17])))" office:value-type="boolean" office:boolean-value="false" calcext:value-type="boolean">
            <text:p>FALSE</text:p>
          </table:table-cell>
          <table:table-cell table:formula="of:=AND([.G17]&lt;500;NOT(OR([.I17:.K17])))" office:value-type="boolean" office:boolean-value="true" calcext:value-type="boolean">
            <text:p>TRUE</text:p>
          </table:table-cell>
          <table:table-cell table:formula="of:=AND([.G17]&lt;1000;NOT(OR([.I17:.L17])))" office:value-type="boolean" office:boolean-value="false" calcext:value-type="boolean">
            <text:p>FALSE</text:p>
          </table:table-cell>
          <table:table-cell table:formula="of:=AND([.G17]&lt;2000;NOT(OR([.I17:.M17])))" office:value-type="boolean" office:boolean-value="false" calcext:value-type="boolean">
            <text:p>FALSE</text:p>
          </table:table-cell>
          <table:table-cell table:formula="of:=AND([.G17]&lt;5000;NOT(OR([.I17:.N17])))" office:value-type="boolean" office:boolean-value="false" calcext:value-type="boolean">
            <text:p>FALSE</text:p>
          </table:table-cell>
          <table:table-cell table:formula="of:=AND([.G17]&lt;10000;NOT(OR([.I17:.O17])))" office:value-type="boolean" office:boolean-value="false" calcext:value-type="boolean">
            <text:p>FALSE</text:p>
          </table:table-cell>
          <table:table-cell table:formula="of:=AND([.G17]&lt;20000;NOT(OR([.I17:.P17])))" office:value-type="boolean" office:boolean-value="false" calcext:value-type="boolean">
            <text:p>FALSE</text:p>
          </table:table-cell>
          <table:table-cell table:formula="of:=NOT(OR([.I17:.Q1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19118" calcext:value-type="float">
            <text:p>0.00019118</text:p>
          </table:table-cell>
          <table:table-cell office:value-type="float" office:value="1663608742" calcext:value-type="float">
            <text:p>1663608742</text:p>
          </table:table-cell>
          <table:table-cell office:value-type="float" office:value="99379.93394" calcext:value-type="float">
            <text:p>99379.93394</text:p>
          </table:table-cell>
          <table:table-cell office:value-type="float" office:value="14227497" calcext:value-type="float">
            <text:p>14227497</text:p>
          </table:table-cell>
          <table:table-cell office:value-type="string" calcext:value-type="string">
            <text:p>buy</text:p>
          </table:table-cell>
          <table:table-cell office:value-type="float" office:value="19118" calcext:value-type="float">
            <text:p>19118</text:p>
          </table:table-cell>
          <table:table-cell office:value-type="float" office:value="18.9994557706492" calcext:value-type="float">
            <text:p>18.9994557706492</text:p>
          </table:table-cell>
          <table:table-cell/>
          <table:table-cell table:formula="of:=[.G18]&lt;50" office:value-type="boolean" office:boolean-value="true" calcext:value-type="boolean">
            <text:p>TRUE</text:p>
          </table:table-cell>
          <table:table-cell table:formula="of:=AND([.G18]&lt;100;NOT(OR([.I18])))" office:value-type="boolean" office:boolean-value="false" calcext:value-type="boolean">
            <text:p>FALSE</text:p>
          </table:table-cell>
          <table:table-cell table:formula="of:=AND([.G18]&lt;200; NOT(OR([.I18:.J18])))" office:value-type="boolean" office:boolean-value="false" calcext:value-type="boolean">
            <text:p>FALSE</text:p>
          </table:table-cell>
          <table:table-cell table:formula="of:=AND([.G18]&lt;500;NOT(OR([.I18:.K18])))" office:value-type="boolean" office:boolean-value="false" calcext:value-type="boolean">
            <text:p>FALSE</text:p>
          </table:table-cell>
          <table:table-cell table:formula="of:=AND([.G18]&lt;1000;NOT(OR([.I18:.L18])))" office:value-type="boolean" office:boolean-value="false" calcext:value-type="boolean">
            <text:p>FALSE</text:p>
          </table:table-cell>
          <table:table-cell table:formula="of:=AND([.G18]&lt;2000;NOT(OR([.I18:.M18])))" office:value-type="boolean" office:boolean-value="false" calcext:value-type="boolean">
            <text:p>FALSE</text:p>
          </table:table-cell>
          <table:table-cell table:formula="of:=AND([.G18]&lt;5000;NOT(OR([.I18:.N18])))" office:value-type="boolean" office:boolean-value="false" calcext:value-type="boolean">
            <text:p>FALSE</text:p>
          </table:table-cell>
          <table:table-cell table:formula="of:=AND([.G18]&lt;10000;NOT(OR([.I18:.O18])))" office:value-type="boolean" office:boolean-value="false" calcext:value-type="boolean">
            <text:p>FALSE</text:p>
          </table:table-cell>
          <table:table-cell table:formula="of:=AND([.G18]&lt;20000;NOT(OR([.I18:.P18])))" office:value-type="boolean" office:boolean-value="false" calcext:value-type="boolean">
            <text:p>FALSE</text:p>
          </table:table-cell>
          <table:table-cell table:formula="of:=NOT(OR([.I18:.Q1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51559" calcext:value-type="float">
            <text:p>0.00251559</text:p>
          </table:table-cell>
          <table:table-cell office:value-type="float" office:value="1663608751" calcext:value-type="float">
            <text:p>1663608751</text:p>
          </table:table-cell>
          <table:table-cell office:value-type="float" office:value="99379.9239" calcext:value-type="float">
            <text:p>99379.9239</text:p>
          </table:table-cell>
          <table:table-cell office:value-type="float" office:value="14227498" calcext:value-type="float">
            <text:p>14227498</text:p>
          </table:table-cell>
          <table:table-cell office:value-type="string" calcext:value-type="string">
            <text:p>buy</text:p>
          </table:table-cell>
          <table:table-cell office:value-type="float" office:value="251558" calcext:value-type="float">
            <text:p>251558</text:p>
          </table:table-cell>
          <table:table-cell office:value-type="float" office:value="249.999142763601" calcext:value-type="float">
            <text:p>249.999142763601</text:p>
          </table:table-cell>
          <table:table-cell/>
          <table:table-cell table:formula="of:=[.G19]&lt;50" office:value-type="boolean" office:boolean-value="false" calcext:value-type="boolean">
            <text:p>FALSE</text:p>
          </table:table-cell>
          <table:table-cell table:formula="of:=AND([.G19]&lt;100;NOT(OR([.I19])))" office:value-type="boolean" office:boolean-value="false" calcext:value-type="boolean">
            <text:p>FALSE</text:p>
          </table:table-cell>
          <table:table-cell table:formula="of:=AND([.G19]&lt;200; NOT(OR([.I19:.J19])))" office:value-type="boolean" office:boolean-value="false" calcext:value-type="boolean">
            <text:p>FALSE</text:p>
          </table:table-cell>
          <table:table-cell table:formula="of:=AND([.G19]&lt;500;NOT(OR([.I19:.K19])))" office:value-type="boolean" office:boolean-value="true" calcext:value-type="boolean">
            <text:p>TRUE</text:p>
          </table:table-cell>
          <table:table-cell table:formula="of:=AND([.G19]&lt;1000;NOT(OR([.I19:.L19])))" office:value-type="boolean" office:boolean-value="false" calcext:value-type="boolean">
            <text:p>FALSE</text:p>
          </table:table-cell>
          <table:table-cell table:formula="of:=AND([.G19]&lt;2000;NOT(OR([.I19:.M19])))" office:value-type="boolean" office:boolean-value="false" calcext:value-type="boolean">
            <text:p>FALSE</text:p>
          </table:table-cell>
          <table:table-cell table:formula="of:=AND([.G19]&lt;5000;NOT(OR([.I19:.N19])))" office:value-type="boolean" office:boolean-value="false" calcext:value-type="boolean">
            <text:p>FALSE</text:p>
          </table:table-cell>
          <table:table-cell table:formula="of:=AND([.G19]&lt;10000;NOT(OR([.I19:.O19])))" office:value-type="boolean" office:boolean-value="false" calcext:value-type="boolean">
            <text:p>FALSE</text:p>
          </table:table-cell>
          <table:table-cell table:formula="of:=AND([.G19]&lt;20000;NOT(OR([.I19:.P19])))" office:value-type="boolean" office:boolean-value="false" calcext:value-type="boolean">
            <text:p>FALSE</text:p>
          </table:table-cell>
          <table:table-cell table:formula="of:=NOT(OR([.I19:.Q1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51559" calcext:value-type="float">
            <text:p>0.00251559</text:p>
          </table:table-cell>
          <table:table-cell office:value-type="float" office:value="1663608760" calcext:value-type="float">
            <text:p>1663608760</text:p>
          </table:table-cell>
          <table:table-cell office:value-type="float" office:value="99379.9239" calcext:value-type="float">
            <text:p>99379.9239</text:p>
          </table:table-cell>
          <table:table-cell office:value-type="float" office:value="14227499" calcext:value-type="float">
            <text:p>14227499</text:p>
          </table:table-cell>
          <table:table-cell office:value-type="string" calcext:value-type="string">
            <text:p>buy</text:p>
          </table:table-cell>
          <table:table-cell office:value-type="float" office:value="251558" calcext:value-type="float">
            <text:p>251558</text:p>
          </table:table-cell>
          <table:table-cell office:value-type="float" office:value="249.999142763601" calcext:value-type="float">
            <text:p>249.999142763601</text:p>
          </table:table-cell>
          <table:table-cell/>
          <table:table-cell table:formula="of:=[.G20]&lt;50" office:value-type="boolean" office:boolean-value="false" calcext:value-type="boolean">
            <text:p>FALSE</text:p>
          </table:table-cell>
          <table:table-cell table:formula="of:=AND([.G20]&lt;100;NOT(OR([.I20])))" office:value-type="boolean" office:boolean-value="false" calcext:value-type="boolean">
            <text:p>FALSE</text:p>
          </table:table-cell>
          <table:table-cell table:formula="of:=AND([.G20]&lt;200; NOT(OR([.I20:.J20])))" office:value-type="boolean" office:boolean-value="false" calcext:value-type="boolean">
            <text:p>FALSE</text:p>
          </table:table-cell>
          <table:table-cell table:formula="of:=AND([.G20]&lt;500;NOT(OR([.I20:.K20])))" office:value-type="boolean" office:boolean-value="true" calcext:value-type="boolean">
            <text:p>TRUE</text:p>
          </table:table-cell>
          <table:table-cell table:formula="of:=AND([.G20]&lt;1000;NOT(OR([.I20:.L20])))" office:value-type="boolean" office:boolean-value="false" calcext:value-type="boolean">
            <text:p>FALSE</text:p>
          </table:table-cell>
          <table:table-cell table:formula="of:=AND([.G20]&lt;2000;NOT(OR([.I20:.M20])))" office:value-type="boolean" office:boolean-value="false" calcext:value-type="boolean">
            <text:p>FALSE</text:p>
          </table:table-cell>
          <table:table-cell table:formula="of:=AND([.G20]&lt;5000;NOT(OR([.I20:.N20])))" office:value-type="boolean" office:boolean-value="false" calcext:value-type="boolean">
            <text:p>FALSE</text:p>
          </table:table-cell>
          <table:table-cell table:formula="of:=AND([.G20]&lt;10000;NOT(OR([.I20:.O20])))" office:value-type="boolean" office:boolean-value="false" calcext:value-type="boolean">
            <text:p>FALSE</text:p>
          </table:table-cell>
          <table:table-cell table:formula="of:=AND([.G20]&lt;20000;NOT(OR([.I20:.P20])))" office:value-type="boolean" office:boolean-value="false" calcext:value-type="boolean">
            <text:p>FALSE</text:p>
          </table:table-cell>
          <table:table-cell table:formula="of:=NOT(OR([.I20:.Q2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00624" calcext:value-type="float">
            <text:p>0.0100624</text:p>
          </table:table-cell>
          <table:table-cell office:value-type="float" office:value="1663608778" calcext:value-type="float">
            <text:p>1663608778</text:p>
          </table:table-cell>
          <table:table-cell office:value-type="float" office:value="99379.93394" calcext:value-type="float">
            <text:p>99379.93394</text:p>
          </table:table-cell>
          <table:table-cell office:value-type="float" office:value="14227500" calcext:value-type="float">
            <text:p>14227500</text:p>
          </table:table-cell>
          <table:table-cell office:value-type="string" calcext:value-type="string">
            <text:p>buy</text:p>
          </table:table-cell>
          <table:table-cell office:value-type="float" office:value="1006240" calcext:value-type="float">
            <text:p>1006240</text:p>
          </table:table-cell>
          <table:table-cell office:value-type="float" office:value="1000.00064727786" calcext:value-type="float">
            <text:p>1000.00064727786</text:p>
          </table:table-cell>
          <table:table-cell/>
          <table:table-cell table:formula="of:=[.G21]&lt;50" office:value-type="boolean" office:boolean-value="false" calcext:value-type="boolean">
            <text:p>FALSE</text:p>
          </table:table-cell>
          <table:table-cell table:formula="of:=AND([.G21]&lt;100;NOT(OR([.I21])))" office:value-type="boolean" office:boolean-value="false" calcext:value-type="boolean">
            <text:p>FALSE</text:p>
          </table:table-cell>
          <table:table-cell table:formula="of:=AND([.G21]&lt;200; NOT(OR([.I21:.J21])))" office:value-type="boolean" office:boolean-value="false" calcext:value-type="boolean">
            <text:p>FALSE</text:p>
          </table:table-cell>
          <table:table-cell table:formula="of:=AND([.G21]&lt;500;NOT(OR([.I21:.K21])))" office:value-type="boolean" office:boolean-value="false" calcext:value-type="boolean">
            <text:p>FALSE</text:p>
          </table:table-cell>
          <table:table-cell table:formula="of:=AND([.G21]&lt;1000;NOT(OR([.I21:.L21])))" office:value-type="boolean" office:boolean-value="false" calcext:value-type="boolean">
            <text:p>FALSE</text:p>
          </table:table-cell>
          <table:table-cell table:formula="of:=AND([.G21]&lt;2000;NOT(OR([.I21:.M21])))" office:value-type="boolean" office:boolean-value="true" calcext:value-type="boolean">
            <text:p>TRUE</text:p>
          </table:table-cell>
          <table:table-cell table:formula="of:=AND([.G21]&lt;5000;NOT(OR([.I21:.N21])))" office:value-type="boolean" office:boolean-value="false" calcext:value-type="boolean">
            <text:p>FALSE</text:p>
          </table:table-cell>
          <table:table-cell table:formula="of:=AND([.G21]&lt;10000;NOT(OR([.I21:.O21])))" office:value-type="boolean" office:boolean-value="false" calcext:value-type="boolean">
            <text:p>FALSE</text:p>
          </table:table-cell>
          <table:table-cell table:formula="of:=AND([.G21]&lt;20000;NOT(OR([.I21:.P21])))" office:value-type="boolean" office:boolean-value="false" calcext:value-type="boolean">
            <text:p>FALSE</text:p>
          </table:table-cell>
          <table:table-cell table:formula="of:=NOT(OR([.I21:.Q2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115343" calcext:value-type="float">
            <text:p>0.01115343</text:p>
          </table:table-cell>
          <table:table-cell office:value-type="float" office:value="1663608792" calcext:value-type="float">
            <text:p>1663608792</text:p>
          </table:table-cell>
          <table:table-cell office:value-type="float" office:value="99195.85472826" calcext:value-type="float">
            <text:p>99195.85472826</text:p>
          </table:table-cell>
          <table:table-cell office:value-type="float" office:value="14227501" calcext:value-type="float">
            <text:p>14227501</text:p>
          </table:table-cell>
          <table:table-cell office:value-type="string" calcext:value-type="string">
            <text:p>sell</text:p>
          </table:table-cell>
          <table:table-cell office:value-type="float" office:value="1115343" calcext:value-type="float">
            <text:p>1115343</text:p>
          </table:table-cell>
          <table:table-cell office:value-type="float" office:value="1106.37402200182" calcext:value-type="float">
            <text:p>1106.37402200182</text:p>
          </table:table-cell>
          <table:table-cell/>
          <table:table-cell table:formula="of:=[.G22]&lt;50" office:value-type="boolean" office:boolean-value="false" calcext:value-type="boolean">
            <text:p>FALSE</text:p>
          </table:table-cell>
          <table:table-cell table:formula="of:=AND([.G22]&lt;100;NOT(OR([.I22])))" office:value-type="boolean" office:boolean-value="false" calcext:value-type="boolean">
            <text:p>FALSE</text:p>
          </table:table-cell>
          <table:table-cell table:formula="of:=AND([.G22]&lt;200; NOT(OR([.I22:.J22])))" office:value-type="boolean" office:boolean-value="false" calcext:value-type="boolean">
            <text:p>FALSE</text:p>
          </table:table-cell>
          <table:table-cell table:formula="of:=AND([.G22]&lt;500;NOT(OR([.I22:.K22])))" office:value-type="boolean" office:boolean-value="false" calcext:value-type="boolean">
            <text:p>FALSE</text:p>
          </table:table-cell>
          <table:table-cell table:formula="of:=AND([.G22]&lt;1000;NOT(OR([.I22:.L22])))" office:value-type="boolean" office:boolean-value="false" calcext:value-type="boolean">
            <text:p>FALSE</text:p>
          </table:table-cell>
          <table:table-cell table:formula="of:=AND([.G22]&lt;2000;NOT(OR([.I22:.M22])))" office:value-type="boolean" office:boolean-value="true" calcext:value-type="boolean">
            <text:p>TRUE</text:p>
          </table:table-cell>
          <table:table-cell table:formula="of:=AND([.G22]&lt;5000;NOT(OR([.I22:.N22])))" office:value-type="boolean" office:boolean-value="false" calcext:value-type="boolean">
            <text:p>FALSE</text:p>
          </table:table-cell>
          <table:table-cell table:formula="of:=AND([.G22]&lt;10000;NOT(OR([.I22:.O22])))" office:value-type="boolean" office:boolean-value="false" calcext:value-type="boolean">
            <text:p>FALSE</text:p>
          </table:table-cell>
          <table:table-cell table:formula="of:=AND([.G22]&lt;20000;NOT(OR([.I22:.P22])))" office:value-type="boolean" office:boolean-value="false" calcext:value-type="boolean">
            <text:p>FALSE</text:p>
          </table:table-cell>
          <table:table-cell table:formula="of:=NOT(OR([.I22:.Q2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668" calcext:value-type="float">
            <text:p>0.01668</text:p>
          </table:table-cell>
          <table:table-cell office:value-type="float" office:value="1663608798" calcext:value-type="float">
            <text:p>1663608798</text:p>
          </table:table-cell>
          <table:table-cell office:value-type="float" office:value="99195.31901686" calcext:value-type="float">
            <text:p>99195.31901686</text:p>
          </table:table-cell>
          <table:table-cell office:value-type="float" office:value="14227502" calcext:value-type="float">
            <text:p>14227502</text:p>
          </table:table-cell>
          <table:table-cell office:value-type="string" calcext:value-type="string">
            <text:p>sell</text:p>
          </table:table-cell>
          <table:table-cell office:value-type="float" office:value="1668000" calcext:value-type="float">
            <text:p>1668000</text:p>
          </table:table-cell>
          <table:table-cell office:value-type="float" office:value="1654.57792120122" calcext:value-type="float">
            <text:p>1654.57792120122</text:p>
          </table:table-cell>
          <table:table-cell/>
          <table:table-cell table:formula="of:=[.G23]&lt;50" office:value-type="boolean" office:boolean-value="false" calcext:value-type="boolean">
            <text:p>FALSE</text:p>
          </table:table-cell>
          <table:table-cell table:formula="of:=AND([.G23]&lt;100;NOT(OR([.I23])))" office:value-type="boolean" office:boolean-value="false" calcext:value-type="boolean">
            <text:p>FALSE</text:p>
          </table:table-cell>
          <table:table-cell table:formula="of:=AND([.G23]&lt;200; NOT(OR([.I23:.J23])))" office:value-type="boolean" office:boolean-value="false" calcext:value-type="boolean">
            <text:p>FALSE</text:p>
          </table:table-cell>
          <table:table-cell table:formula="of:=AND([.G23]&lt;500;NOT(OR([.I23:.K23])))" office:value-type="boolean" office:boolean-value="false" calcext:value-type="boolean">
            <text:p>FALSE</text:p>
          </table:table-cell>
          <table:table-cell table:formula="of:=AND([.G23]&lt;1000;NOT(OR([.I23:.L23])))" office:value-type="boolean" office:boolean-value="false" calcext:value-type="boolean">
            <text:p>FALSE</text:p>
          </table:table-cell>
          <table:table-cell table:formula="of:=AND([.G23]&lt;2000;NOT(OR([.I23:.M23])))" office:value-type="boolean" office:boolean-value="true" calcext:value-type="boolean">
            <text:p>TRUE</text:p>
          </table:table-cell>
          <table:table-cell table:formula="of:=AND([.G23]&lt;5000;NOT(OR([.I23:.N23])))" office:value-type="boolean" office:boolean-value="false" calcext:value-type="boolean">
            <text:p>FALSE</text:p>
          </table:table-cell>
          <table:table-cell table:formula="of:=AND([.G23]&lt;10000;NOT(OR([.I23:.O23])))" office:value-type="boolean" office:boolean-value="false" calcext:value-type="boolean">
            <text:p>FALSE</text:p>
          </table:table-cell>
          <table:table-cell table:formula="of:=AND([.G23]&lt;20000;NOT(OR([.I23:.P23])))" office:value-type="boolean" office:boolean-value="false" calcext:value-type="boolean">
            <text:p>FALSE</text:p>
          </table:table-cell>
          <table:table-cell table:formula="of:=NOT(OR([.I23:.Q2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666" calcext:value-type="float">
            <text:p>0.00666</text:p>
          </table:table-cell>
          <table:table-cell office:value-type="float" office:value="1663608798" calcext:value-type="float">
            <text:p>1663608798</text:p>
          </table:table-cell>
          <table:table-cell office:value-type="float" office:value="99193.48129384" calcext:value-type="float">
            <text:p>99193.48129384</text:p>
          </table:table-cell>
          <table:table-cell office:value-type="float" office:value="14227503" calcext:value-type="float">
            <text:p>14227503</text:p>
          </table:table-cell>
          <table:table-cell office:value-type="string" calcext:value-type="string">
            <text:p>sell</text:p>
          </table:table-cell>
          <table:table-cell office:value-type="float" office:value="666000" calcext:value-type="float">
            <text:p>666000</text:p>
          </table:table-cell>
          <table:table-cell office:value-type="float" office:value="660.628585416974" calcext:value-type="float">
            <text:p>660.628585416974</text:p>
          </table:table-cell>
          <table:table-cell/>
          <table:table-cell table:formula="of:=[.G24]&lt;50" office:value-type="boolean" office:boolean-value="false" calcext:value-type="boolean">
            <text:p>FALSE</text:p>
          </table:table-cell>
          <table:table-cell table:formula="of:=AND([.G24]&lt;100;NOT(OR([.I24])))" office:value-type="boolean" office:boolean-value="false" calcext:value-type="boolean">
            <text:p>FALSE</text:p>
          </table:table-cell>
          <table:table-cell table:formula="of:=AND([.G24]&lt;200; NOT(OR([.I24:.J24])))" office:value-type="boolean" office:boolean-value="false" calcext:value-type="boolean">
            <text:p>FALSE</text:p>
          </table:table-cell>
          <table:table-cell table:formula="of:=AND([.G24]&lt;500;NOT(OR([.I24:.K24])))" office:value-type="boolean" office:boolean-value="false" calcext:value-type="boolean">
            <text:p>FALSE</text:p>
          </table:table-cell>
          <table:table-cell table:formula="of:=AND([.G24]&lt;1000;NOT(OR([.I24:.L24])))" office:value-type="boolean" office:boolean-value="true" calcext:value-type="boolean">
            <text:p>TRUE</text:p>
          </table:table-cell>
          <table:table-cell table:formula="of:=AND([.G24]&lt;2000;NOT(OR([.I24:.M24])))" office:value-type="boolean" office:boolean-value="false" calcext:value-type="boolean">
            <text:p>FALSE</text:p>
          </table:table-cell>
          <table:table-cell table:formula="of:=AND([.G24]&lt;5000;NOT(OR([.I24:.N24])))" office:value-type="boolean" office:boolean-value="false" calcext:value-type="boolean">
            <text:p>FALSE</text:p>
          </table:table-cell>
          <table:table-cell table:formula="of:=AND([.G24]&lt;10000;NOT(OR([.I24:.O24])))" office:value-type="boolean" office:boolean-value="false" calcext:value-type="boolean">
            <text:p>FALSE</text:p>
          </table:table-cell>
          <table:table-cell table:formula="of:=AND([.G24]&lt;20000;NOT(OR([.I24:.P24])))" office:value-type="boolean" office:boolean-value="false" calcext:value-type="boolean">
            <text:p>FALSE</text:p>
          </table:table-cell>
          <table:table-cell table:formula="of:=NOT(OR([.I24:.Q2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62545" calcext:value-type="float">
            <text:p>0.0062545</text:p>
          </table:table-cell>
          <table:table-cell office:value-type="float" office:value="1663608798" calcext:value-type="float">
            <text:p>1663608798</text:p>
          </table:table-cell>
          <table:table-cell office:value-type="float" office:value="99193.2297424" calcext:value-type="float">
            <text:p>99193.2297424</text:p>
          </table:table-cell>
          <table:table-cell office:value-type="float" office:value="14227504" calcext:value-type="float">
            <text:p>14227504</text:p>
          </table:table-cell>
          <table:table-cell office:value-type="string" calcext:value-type="string">
            <text:p>sell</text:p>
          </table:table-cell>
          <table:table-cell office:value-type="float" office:value="625450" calcext:value-type="float">
            <text:p>625450</text:p>
          </table:table-cell>
          <table:table-cell office:value-type="float" office:value="620.404055423841" calcext:value-type="float">
            <text:p>620.404055423841</text:p>
          </table:table-cell>
          <table:table-cell/>
          <table:table-cell table:formula="of:=[.G25]&lt;50" office:value-type="boolean" office:boolean-value="false" calcext:value-type="boolean">
            <text:p>FALSE</text:p>
          </table:table-cell>
          <table:table-cell table:formula="of:=AND([.G25]&lt;100;NOT(OR([.I25])))" office:value-type="boolean" office:boolean-value="false" calcext:value-type="boolean">
            <text:p>FALSE</text:p>
          </table:table-cell>
          <table:table-cell table:formula="of:=AND([.G25]&lt;200; NOT(OR([.I25:.J25])))" office:value-type="boolean" office:boolean-value="false" calcext:value-type="boolean">
            <text:p>FALSE</text:p>
          </table:table-cell>
          <table:table-cell table:formula="of:=AND([.G25]&lt;500;NOT(OR([.I25:.K25])))" office:value-type="boolean" office:boolean-value="false" calcext:value-type="boolean">
            <text:p>FALSE</text:p>
          </table:table-cell>
          <table:table-cell table:formula="of:=AND([.G25]&lt;1000;NOT(OR([.I25:.L25])))" office:value-type="boolean" office:boolean-value="true" calcext:value-type="boolean">
            <text:p>TRUE</text:p>
          </table:table-cell>
          <table:table-cell table:formula="of:=AND([.G25]&lt;2000;NOT(OR([.I25:.M25])))" office:value-type="boolean" office:boolean-value="false" calcext:value-type="boolean">
            <text:p>FALSE</text:p>
          </table:table-cell>
          <table:table-cell table:formula="of:=AND([.G25]&lt;5000;NOT(OR([.I25:.N25])))" office:value-type="boolean" office:boolean-value="false" calcext:value-type="boolean">
            <text:p>FALSE</text:p>
          </table:table-cell>
          <table:table-cell table:formula="of:=AND([.G25]&lt;10000;NOT(OR([.I25:.O25])))" office:value-type="boolean" office:boolean-value="false" calcext:value-type="boolean">
            <text:p>FALSE</text:p>
          </table:table-cell>
          <table:table-cell table:formula="of:=AND([.G25]&lt;20000;NOT(OR([.I25:.P25])))" office:value-type="boolean" office:boolean-value="false" calcext:value-type="boolean">
            <text:p>FALSE</text:p>
          </table:table-cell>
          <table:table-cell table:formula="of:=NOT(OR([.I25:.Q2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636" calcext:value-type="float">
            <text:p>0.00636</text:p>
          </table:table-cell>
          <table:table-cell office:value-type="float" office:value="1663608802" calcext:value-type="float">
            <text:p>1663608802</text:p>
          </table:table-cell>
          <table:table-cell office:value-type="float" office:value="99195.17926606" calcext:value-type="float">
            <text:p>99195.17926606</text:p>
          </table:table-cell>
          <table:table-cell office:value-type="float" office:value="14227505" calcext:value-type="float">
            <text:p>14227505</text:p>
          </table:table-cell>
          <table:table-cell office:value-type="string" calcext:value-type="string">
            <text:p>sell</text:p>
          </table:table-cell>
          <table:table-cell office:value-type="float" office:value="636000" calcext:value-type="float">
            <text:p>636000</text:p>
          </table:table-cell>
          <table:table-cell office:value-type="float" office:value="630.881340132142" calcext:value-type="float">
            <text:p>630.881340132142</text:p>
          </table:table-cell>
          <table:table-cell/>
          <table:table-cell table:formula="of:=[.G26]&lt;50" office:value-type="boolean" office:boolean-value="false" calcext:value-type="boolean">
            <text:p>FALSE</text:p>
          </table:table-cell>
          <table:table-cell table:formula="of:=AND([.G26]&lt;100;NOT(OR([.I26])))" office:value-type="boolean" office:boolean-value="false" calcext:value-type="boolean">
            <text:p>FALSE</text:p>
          </table:table-cell>
          <table:table-cell table:formula="of:=AND([.G26]&lt;200; NOT(OR([.I26:.J26])))" office:value-type="boolean" office:boolean-value="false" calcext:value-type="boolean">
            <text:p>FALSE</text:p>
          </table:table-cell>
          <table:table-cell table:formula="of:=AND([.G26]&lt;500;NOT(OR([.I26:.K26])))" office:value-type="boolean" office:boolean-value="false" calcext:value-type="boolean">
            <text:p>FALSE</text:p>
          </table:table-cell>
          <table:table-cell table:formula="of:=AND([.G26]&lt;1000;NOT(OR([.I26:.L26])))" office:value-type="boolean" office:boolean-value="true" calcext:value-type="boolean">
            <text:p>TRUE</text:p>
          </table:table-cell>
          <table:table-cell table:formula="of:=AND([.G26]&lt;2000;NOT(OR([.I26:.M26])))" office:value-type="boolean" office:boolean-value="false" calcext:value-type="boolean">
            <text:p>FALSE</text:p>
          </table:table-cell>
          <table:table-cell table:formula="of:=AND([.G26]&lt;5000;NOT(OR([.I26:.N26])))" office:value-type="boolean" office:boolean-value="false" calcext:value-type="boolean">
            <text:p>FALSE</text:p>
          </table:table-cell>
          <table:table-cell table:formula="of:=AND([.G26]&lt;10000;NOT(OR([.I26:.O26])))" office:value-type="boolean" office:boolean-value="false" calcext:value-type="boolean">
            <text:p>FALSE</text:p>
          </table:table-cell>
          <table:table-cell table:formula="of:=AND([.G26]&lt;20000;NOT(OR([.I26:.P26])))" office:value-type="boolean" office:boolean-value="false" calcext:value-type="boolean">
            <text:p>FALSE</text:p>
          </table:table-cell>
          <table:table-cell table:formula="of:=NOT(OR([.I26:.Q2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63999" calcext:value-type="float">
            <text:p>0.00263999</text:p>
          </table:table-cell>
          <table:table-cell office:value-type="float" office:value="1663608802" calcext:value-type="float">
            <text:p>1663608802</text:p>
          </table:table-cell>
          <table:table-cell office:value-type="float" office:value="99193.64435" calcext:value-type="float">
            <text:p>99193.64435</text:p>
          </table:table-cell>
          <table:table-cell office:value-type="float" office:value="14227506" calcext:value-type="float">
            <text:p>14227506</text:p>
          </table:table-cell>
          <table:table-cell office:value-type="string" calcext:value-type="string">
            <text:p>sell</text:p>
          </table:table-cell>
          <table:table-cell office:value-type="float" office:value="263999" calcext:value-type="float">
            <text:p>263999</text:p>
          </table:table-cell>
          <table:table-cell office:value-type="float" office:value="261.870229147557" calcext:value-type="float">
            <text:p>261.870229147557</text:p>
          </table:table-cell>
          <table:table-cell/>
          <table:table-cell table:formula="of:=[.G27]&lt;50" office:value-type="boolean" office:boolean-value="false" calcext:value-type="boolean">
            <text:p>FALSE</text:p>
          </table:table-cell>
          <table:table-cell table:formula="of:=AND([.G27]&lt;100;NOT(OR([.I27])))" office:value-type="boolean" office:boolean-value="false" calcext:value-type="boolean">
            <text:p>FALSE</text:p>
          </table:table-cell>
          <table:table-cell table:formula="of:=AND([.G27]&lt;200; NOT(OR([.I27:.J27])))" office:value-type="boolean" office:boolean-value="false" calcext:value-type="boolean">
            <text:p>FALSE</text:p>
          </table:table-cell>
          <table:table-cell table:formula="of:=AND([.G27]&lt;500;NOT(OR([.I27:.K27])))" office:value-type="boolean" office:boolean-value="true" calcext:value-type="boolean">
            <text:p>TRUE</text:p>
          </table:table-cell>
          <table:table-cell table:formula="of:=AND([.G27]&lt;1000;NOT(OR([.I27:.L27])))" office:value-type="boolean" office:boolean-value="false" calcext:value-type="boolean">
            <text:p>FALSE</text:p>
          </table:table-cell>
          <table:table-cell table:formula="of:=AND([.G27]&lt;2000;NOT(OR([.I27:.M27])))" office:value-type="boolean" office:boolean-value="false" calcext:value-type="boolean">
            <text:p>FALSE</text:p>
          </table:table-cell>
          <table:table-cell table:formula="of:=AND([.G27]&lt;5000;NOT(OR([.I27:.N27])))" office:value-type="boolean" office:boolean-value="false" calcext:value-type="boolean">
            <text:p>FALSE</text:p>
          </table:table-cell>
          <table:table-cell table:formula="of:=AND([.G27]&lt;10000;NOT(OR([.I27:.O27])))" office:value-type="boolean" office:boolean-value="false" calcext:value-type="boolean">
            <text:p>FALSE</text:p>
          </table:table-cell>
          <table:table-cell table:formula="of:=AND([.G27]&lt;20000;NOT(OR([.I27:.P27])))" office:value-type="boolean" office:boolean-value="false" calcext:value-type="boolean">
            <text:p>FALSE</text:p>
          </table:table-cell>
          <table:table-cell table:formula="of:=NOT(OR([.I27:.Q2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00627" calcext:value-type="float">
            <text:p>0.00100627</text:p>
          </table:table-cell>
          <table:table-cell office:value-type="float" office:value="1663608805" calcext:value-type="float">
            <text:p>1663608805</text:p>
          </table:table-cell>
          <table:table-cell office:value-type="float" office:value="99376.53335141" calcext:value-type="float">
            <text:p>99376.53335141</text:p>
          </table:table-cell>
          <table:table-cell office:value-type="float" office:value="14227507" calcext:value-type="float">
            <text:p>14227507</text:p>
          </table:table-cell>
          <table:table-cell office:value-type="string" calcext:value-type="string">
            <text:p>buy</text:p>
          </table:table-cell>
          <table:table-cell office:value-type="float" office:value="100627" calcext:value-type="float">
            <text:p>100627</text:p>
          </table:table-cell>
          <table:table-cell office:value-type="float" office:value="99.9996242155234" calcext:value-type="float">
            <text:p>99.9996242155234</text:p>
          </table:table-cell>
          <table:table-cell/>
          <table:table-cell table:formula="of:=[.G28]&lt;50" office:value-type="boolean" office:boolean-value="false" calcext:value-type="boolean">
            <text:p>FALSE</text:p>
          </table:table-cell>
          <table:table-cell table:formula="of:=AND([.G28]&lt;100;NOT(OR([.I28])))" office:value-type="boolean" office:boolean-value="true" calcext:value-type="boolean">
            <text:p>TRUE</text:p>
          </table:table-cell>
          <table:table-cell table:formula="of:=AND([.G28]&lt;200; NOT(OR([.I28:.J28])))" office:value-type="boolean" office:boolean-value="false" calcext:value-type="boolean">
            <text:p>FALSE</text:p>
          </table:table-cell>
          <table:table-cell table:formula="of:=AND([.G28]&lt;500;NOT(OR([.I28:.K28])))" office:value-type="boolean" office:boolean-value="false" calcext:value-type="boolean">
            <text:p>FALSE</text:p>
          </table:table-cell>
          <table:table-cell table:formula="of:=AND([.G28]&lt;1000;NOT(OR([.I28:.L28])))" office:value-type="boolean" office:boolean-value="false" calcext:value-type="boolean">
            <text:p>FALSE</text:p>
          </table:table-cell>
          <table:table-cell table:formula="of:=AND([.G28]&lt;2000;NOT(OR([.I28:.M28])))" office:value-type="boolean" office:boolean-value="false" calcext:value-type="boolean">
            <text:p>FALSE</text:p>
          </table:table-cell>
          <table:table-cell table:formula="of:=AND([.G28]&lt;5000;NOT(OR([.I28:.N28])))" office:value-type="boolean" office:boolean-value="false" calcext:value-type="boolean">
            <text:p>FALSE</text:p>
          </table:table-cell>
          <table:table-cell table:formula="of:=AND([.G28]&lt;10000;NOT(OR([.I28:.O28])))" office:value-type="boolean" office:boolean-value="false" calcext:value-type="boolean">
            <text:p>FALSE</text:p>
          </table:table-cell>
          <table:table-cell table:formula="of:=AND([.G28]&lt;20000;NOT(OR([.I28:.P28])))" office:value-type="boolean" office:boolean-value="false" calcext:value-type="boolean">
            <text:p>FALSE</text:p>
          </table:table-cell>
          <table:table-cell table:formula="of:=NOT(OR([.I28:.Q2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320644" calcext:value-type="float">
            <text:p>0.01320644</text:p>
          </table:table-cell>
          <table:table-cell office:value-type="float" office:value="1663608811" calcext:value-type="float">
            <text:p>1663608811</text:p>
          </table:table-cell>
          <table:table-cell office:value-type="float" office:value="99196.45101" calcext:value-type="float">
            <text:p>99196.45101</text:p>
          </table:table-cell>
          <table:table-cell office:value-type="float" office:value="14227508" calcext:value-type="float">
            <text:p>14227508</text:p>
          </table:table-cell>
          <table:table-cell office:value-type="string" calcext:value-type="string">
            <text:p>sell</text:p>
          </table:table-cell>
          <table:table-cell office:value-type="float" office:value="1320644" calcext:value-type="float">
            <text:p>1320644</text:p>
          </table:table-cell>
          <table:table-cell office:value-type="float" office:value="1310.0319784765" calcext:value-type="float">
            <text:p>1310.0319784765</text:p>
          </table:table-cell>
          <table:table-cell/>
          <table:table-cell table:formula="of:=[.G29]&lt;50" office:value-type="boolean" office:boolean-value="false" calcext:value-type="boolean">
            <text:p>FALSE</text:p>
          </table:table-cell>
          <table:table-cell table:formula="of:=AND([.G29]&lt;100;NOT(OR([.I29])))" office:value-type="boolean" office:boolean-value="false" calcext:value-type="boolean">
            <text:p>FALSE</text:p>
          </table:table-cell>
          <table:table-cell table:formula="of:=AND([.G29]&lt;200; NOT(OR([.I29:.J29])))" office:value-type="boolean" office:boolean-value="false" calcext:value-type="boolean">
            <text:p>FALSE</text:p>
          </table:table-cell>
          <table:table-cell table:formula="of:=AND([.G29]&lt;500;NOT(OR([.I29:.K29])))" office:value-type="boolean" office:boolean-value="false" calcext:value-type="boolean">
            <text:p>FALSE</text:p>
          </table:table-cell>
          <table:table-cell table:formula="of:=AND([.G29]&lt;1000;NOT(OR([.I29:.L29])))" office:value-type="boolean" office:boolean-value="false" calcext:value-type="boolean">
            <text:p>FALSE</text:p>
          </table:table-cell>
          <table:table-cell table:formula="of:=AND([.G29]&lt;2000;NOT(OR([.I29:.M29])))" office:value-type="boolean" office:boolean-value="true" calcext:value-type="boolean">
            <text:p>TRUE</text:p>
          </table:table-cell>
          <table:table-cell table:formula="of:=AND([.G29]&lt;5000;NOT(OR([.I29:.N29])))" office:value-type="boolean" office:boolean-value="false" calcext:value-type="boolean">
            <text:p>FALSE</text:p>
          </table:table-cell>
          <table:table-cell table:formula="of:=AND([.G29]&lt;10000;NOT(OR([.I29:.O29])))" office:value-type="boolean" office:boolean-value="false" calcext:value-type="boolean">
            <text:p>FALSE</text:p>
          </table:table-cell>
          <table:table-cell table:formula="of:=AND([.G29]&lt;20000;NOT(OR([.I29:.P29])))" office:value-type="boolean" office:boolean-value="false" calcext:value-type="boolean">
            <text:p>FALSE</text:p>
          </table:table-cell>
          <table:table-cell table:formula="of:=NOT(OR([.I29:.Q2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2741" calcext:value-type="float">
            <text:p>0.02741</text:p>
          </table:table-cell>
          <table:table-cell office:value-type="float" office:value="1663608811" calcext:value-type="float">
            <text:p>1663608811</text:p>
          </table:table-cell>
          <table:table-cell office:value-type="float" office:value="99196.45099834" calcext:value-type="float">
            <text:p>99196.45099834</text:p>
          </table:table-cell>
          <table:table-cell office:value-type="float" office:value="14227509" calcext:value-type="float">
            <text:p>14227509</text:p>
          </table:table-cell>
          <table:table-cell office:value-type="string" calcext:value-type="string">
            <text:p>sell</text:p>
          </table:table-cell>
          <table:table-cell office:value-type="float" office:value="2741000" calcext:value-type="float">
            <text:p>2741000</text:p>
          </table:table-cell>
          <table:table-cell office:value-type="float" office:value="2718.9747218645" calcext:value-type="float">
            <text:p>2718.9747218645</text:p>
          </table:table-cell>
          <table:table-cell/>
          <table:table-cell table:formula="of:=[.G30]&lt;50" office:value-type="boolean" office:boolean-value="false" calcext:value-type="boolean">
            <text:p>FALSE</text:p>
          </table:table-cell>
          <table:table-cell table:formula="of:=AND([.G30]&lt;100;NOT(OR([.I30])))" office:value-type="boolean" office:boolean-value="false" calcext:value-type="boolean">
            <text:p>FALSE</text:p>
          </table:table-cell>
          <table:table-cell table:formula="of:=AND([.G30]&lt;200; NOT(OR([.I30:.J30])))" office:value-type="boolean" office:boolean-value="false" calcext:value-type="boolean">
            <text:p>FALSE</text:p>
          </table:table-cell>
          <table:table-cell table:formula="of:=AND([.G30]&lt;500;NOT(OR([.I30:.K30])))" office:value-type="boolean" office:boolean-value="false" calcext:value-type="boolean">
            <text:p>FALSE</text:p>
          </table:table-cell>
          <table:table-cell table:formula="of:=AND([.G30]&lt;1000;NOT(OR([.I30:.L30])))" office:value-type="boolean" office:boolean-value="false" calcext:value-type="boolean">
            <text:p>FALSE</text:p>
          </table:table-cell>
          <table:table-cell table:formula="of:=AND([.G30]&lt;2000;NOT(OR([.I30:.M30])))" office:value-type="boolean" office:boolean-value="false" calcext:value-type="boolean">
            <text:p>FALSE</text:p>
          </table:table-cell>
          <table:table-cell table:formula="of:=AND([.G30]&lt;5000;NOT(OR([.I30:.N30])))" office:value-type="boolean" office:boolean-value="true" calcext:value-type="boolean">
            <text:p>TRUE</text:p>
          </table:table-cell>
          <table:table-cell table:formula="of:=AND([.G30]&lt;10000;NOT(OR([.I30:.O30])))" office:value-type="boolean" office:boolean-value="false" calcext:value-type="boolean">
            <text:p>FALSE</text:p>
          </table:table-cell>
          <table:table-cell table:formula="of:=AND([.G30]&lt;20000;NOT(OR([.I30:.P30])))" office:value-type="boolean" office:boolean-value="false" calcext:value-type="boolean">
            <text:p>FALSE</text:p>
          </table:table-cell>
          <table:table-cell table:formula="of:=NOT(OR([.I30:.Q3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601" calcext:value-type="float">
            <text:p>0.01601</text:p>
          </table:table-cell>
          <table:table-cell office:value-type="float" office:value="1663608811" calcext:value-type="float">
            <text:p>1663608811</text:p>
          </table:table-cell>
          <table:table-cell office:value-type="float" office:value="99195.11171984" calcext:value-type="float">
            <text:p>99195.11171984</text:p>
          </table:table-cell>
          <table:table-cell office:value-type="float" office:value="14227510" calcext:value-type="float">
            <text:p>14227510</text:p>
          </table:table-cell>
          <table:table-cell office:value-type="string" calcext:value-type="string">
            <text:p>sell</text:p>
          </table:table-cell>
          <table:table-cell office:value-type="float" office:value="1601000" calcext:value-type="float">
            <text:p>1601000</text:p>
          </table:table-cell>
          <table:table-cell office:value-type="float" office:value="1588.11373863464" calcext:value-type="float">
            <text:p>1588.11373863464</text:p>
          </table:table-cell>
          <table:table-cell/>
          <table:table-cell table:formula="of:=[.G31]&lt;50" office:value-type="boolean" office:boolean-value="false" calcext:value-type="boolean">
            <text:p>FALSE</text:p>
          </table:table-cell>
          <table:table-cell table:formula="of:=AND([.G31]&lt;100;NOT(OR([.I31])))" office:value-type="boolean" office:boolean-value="false" calcext:value-type="boolean">
            <text:p>FALSE</text:p>
          </table:table-cell>
          <table:table-cell table:formula="of:=AND([.G31]&lt;200; NOT(OR([.I31:.J31])))" office:value-type="boolean" office:boolean-value="false" calcext:value-type="boolean">
            <text:p>FALSE</text:p>
          </table:table-cell>
          <table:table-cell table:formula="of:=AND([.G31]&lt;500;NOT(OR([.I31:.K31])))" office:value-type="boolean" office:boolean-value="false" calcext:value-type="boolean">
            <text:p>FALSE</text:p>
          </table:table-cell>
          <table:table-cell table:formula="of:=AND([.G31]&lt;1000;NOT(OR([.I31:.L31])))" office:value-type="boolean" office:boolean-value="false" calcext:value-type="boolean">
            <text:p>FALSE</text:p>
          </table:table-cell>
          <table:table-cell table:formula="of:=AND([.G31]&lt;2000;NOT(OR([.I31:.M31])))" office:value-type="boolean" office:boolean-value="true" calcext:value-type="boolean">
            <text:p>TRUE</text:p>
          </table:table-cell>
          <table:table-cell table:formula="of:=AND([.G31]&lt;5000;NOT(OR([.I31:.N31])))" office:value-type="boolean" office:boolean-value="false" calcext:value-type="boolean">
            <text:p>FALSE</text:p>
          </table:table-cell>
          <table:table-cell table:formula="of:=AND([.G31]&lt;10000;NOT(OR([.I31:.O31])))" office:value-type="boolean" office:boolean-value="false" calcext:value-type="boolean">
            <text:p>FALSE</text:p>
          </table:table-cell>
          <table:table-cell table:formula="of:=AND([.G31]&lt;20000;NOT(OR([.I31:.P31])))" office:value-type="boolean" office:boolean-value="false" calcext:value-type="boolean">
            <text:p>FALSE</text:p>
          </table:table-cell>
          <table:table-cell table:formula="of:=NOT(OR([.I31:.Q3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237" calcext:value-type="float">
            <text:p>0.01237</text:p>
          </table:table-cell>
          <table:table-cell office:value-type="float" office:value="1663608811" calcext:value-type="float">
            <text:p>1663608811</text:p>
          </table:table-cell>
          <table:table-cell office:value-type="float" office:value="99194.81591398" calcext:value-type="float">
            <text:p>99194.81591398</text:p>
          </table:table-cell>
          <table:table-cell office:value-type="float" office:value="14227511" calcext:value-type="float">
            <text:p>14227511</text:p>
          </table:table-cell>
          <table:table-cell office:value-type="string" calcext:value-type="string">
            <text:p>sell</text:p>
          </table:table-cell>
          <table:table-cell office:value-type="float" office:value="1237000" calcext:value-type="float">
            <text:p>1237000</text:p>
          </table:table-cell>
          <table:table-cell office:value-type="float" office:value="1227.03987285593" calcext:value-type="float">
            <text:p>1227.03987285593</text:p>
          </table:table-cell>
          <table:table-cell/>
          <table:table-cell table:formula="of:=[.G32]&lt;50" office:value-type="boolean" office:boolean-value="false" calcext:value-type="boolean">
            <text:p>FALSE</text:p>
          </table:table-cell>
          <table:table-cell table:formula="of:=AND([.G32]&lt;100;NOT(OR([.I32])))" office:value-type="boolean" office:boolean-value="false" calcext:value-type="boolean">
            <text:p>FALSE</text:p>
          </table:table-cell>
          <table:table-cell table:formula="of:=AND([.G32]&lt;200; NOT(OR([.I32:.J32])))" office:value-type="boolean" office:boolean-value="false" calcext:value-type="boolean">
            <text:p>FALSE</text:p>
          </table:table-cell>
          <table:table-cell table:formula="of:=AND([.G32]&lt;500;NOT(OR([.I32:.K32])))" office:value-type="boolean" office:boolean-value="false" calcext:value-type="boolean">
            <text:p>FALSE</text:p>
          </table:table-cell>
          <table:table-cell table:formula="of:=AND([.G32]&lt;1000;NOT(OR([.I32:.L32])))" office:value-type="boolean" office:boolean-value="false" calcext:value-type="boolean">
            <text:p>FALSE</text:p>
          </table:table-cell>
          <table:table-cell table:formula="of:=AND([.G32]&lt;2000;NOT(OR([.I32:.M32])))" office:value-type="boolean" office:boolean-value="true" calcext:value-type="boolean">
            <text:p>TRUE</text:p>
          </table:table-cell>
          <table:table-cell table:formula="of:=AND([.G32]&lt;5000;NOT(OR([.I32:.N32])))" office:value-type="boolean" office:boolean-value="false" calcext:value-type="boolean">
            <text:p>FALSE</text:p>
          </table:table-cell>
          <table:table-cell table:formula="of:=AND([.G32]&lt;10000;NOT(OR([.I32:.O32])))" office:value-type="boolean" office:boolean-value="false" calcext:value-type="boolean">
            <text:p>FALSE</text:p>
          </table:table-cell>
          <table:table-cell table:formula="of:=AND([.G32]&lt;20000;NOT(OR([.I32:.P32])))" office:value-type="boolean" office:boolean-value="false" calcext:value-type="boolean">
            <text:p>FALSE</text:p>
          </table:table-cell>
          <table:table-cell table:formula="of:=NOT(OR([.I32:.Q3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237" calcext:value-type="float">
            <text:p>0.01237</text:p>
          </table:table-cell>
          <table:table-cell office:value-type="float" office:value="1663608811" calcext:value-type="float">
            <text:p>1663608811</text:p>
          </table:table-cell>
          <table:table-cell office:value-type="float" office:value="99192.50070906" calcext:value-type="float">
            <text:p>99192.50070906</text:p>
          </table:table-cell>
          <table:table-cell office:value-type="float" office:value="14227512" calcext:value-type="float">
            <text:p>14227512</text:p>
          </table:table-cell>
          <table:table-cell office:value-type="string" calcext:value-type="string">
            <text:p>sell</text:p>
          </table:table-cell>
          <table:table-cell office:value-type="float" office:value="1237000" calcext:value-type="float">
            <text:p>1237000</text:p>
          </table:table-cell>
          <table:table-cell office:value-type="float" office:value="1227.01123377107" calcext:value-type="float">
            <text:p>1227.01123377107</text:p>
          </table:table-cell>
          <table:table-cell/>
          <table:table-cell table:formula="of:=[.G33]&lt;50" office:value-type="boolean" office:boolean-value="false" calcext:value-type="boolean">
            <text:p>FALSE</text:p>
          </table:table-cell>
          <table:table-cell table:formula="of:=AND([.G33]&lt;100;NOT(OR([.I33])))" office:value-type="boolean" office:boolean-value="false" calcext:value-type="boolean">
            <text:p>FALSE</text:p>
          </table:table-cell>
          <table:table-cell table:formula="of:=AND([.G33]&lt;200; NOT(OR([.I33:.J33])))" office:value-type="boolean" office:boolean-value="false" calcext:value-type="boolean">
            <text:p>FALSE</text:p>
          </table:table-cell>
          <table:table-cell table:formula="of:=AND([.G33]&lt;500;NOT(OR([.I33:.K33])))" office:value-type="boolean" office:boolean-value="false" calcext:value-type="boolean">
            <text:p>FALSE</text:p>
          </table:table-cell>
          <table:table-cell table:formula="of:=AND([.G33]&lt;1000;NOT(OR([.I33:.L33])))" office:value-type="boolean" office:boolean-value="false" calcext:value-type="boolean">
            <text:p>FALSE</text:p>
          </table:table-cell>
          <table:table-cell table:formula="of:=AND([.G33]&lt;2000;NOT(OR([.I33:.M33])))" office:value-type="boolean" office:boolean-value="true" calcext:value-type="boolean">
            <text:p>TRUE</text:p>
          </table:table-cell>
          <table:table-cell table:formula="of:=AND([.G33]&lt;5000;NOT(OR([.I33:.N33])))" office:value-type="boolean" office:boolean-value="false" calcext:value-type="boolean">
            <text:p>FALSE</text:p>
          </table:table-cell>
          <table:table-cell table:formula="of:=AND([.G33]&lt;10000;NOT(OR([.I33:.O33])))" office:value-type="boolean" office:boolean-value="false" calcext:value-type="boolean">
            <text:p>FALSE</text:p>
          </table:table-cell>
          <table:table-cell table:formula="of:=AND([.G33]&lt;20000;NOT(OR([.I33:.P33])))" office:value-type="boolean" office:boolean-value="false" calcext:value-type="boolean">
            <text:p>FALSE</text:p>
          </table:table-cell>
          <table:table-cell table:formula="of:=NOT(OR([.I33:.Q3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863356" calcext:value-type="float">
            <text:p>0.01863356</text:p>
          </table:table-cell>
          <table:table-cell office:value-type="float" office:value="1663608811" calcext:value-type="float">
            <text:p>1663608811</text:p>
          </table:table-cell>
          <table:table-cell office:value-type="float" office:value="99189.25150296" calcext:value-type="float">
            <text:p>99189.25150296</text:p>
          </table:table-cell>
          <table:table-cell office:value-type="float" office:value="14227513" calcext:value-type="float">
            <text:p>14227513</text:p>
          </table:table-cell>
          <table:table-cell office:value-type="string" calcext:value-type="string">
            <text:p>sell</text:p>
          </table:table-cell>
          <table:table-cell office:value-type="float" office:value="1863356" calcext:value-type="float">
            <text:p>1863356</text:p>
          </table:table-cell>
          <table:table-cell office:value-type="float" office:value="1848.2488692355" calcext:value-type="float">
            <text:p>1848.2488692355</text:p>
          </table:table-cell>
          <table:table-cell/>
          <table:table-cell table:formula="of:=[.G34]&lt;50" office:value-type="boolean" office:boolean-value="false" calcext:value-type="boolean">
            <text:p>FALSE</text:p>
          </table:table-cell>
          <table:table-cell table:formula="of:=AND([.G34]&lt;100;NOT(OR([.I34])))" office:value-type="boolean" office:boolean-value="false" calcext:value-type="boolean">
            <text:p>FALSE</text:p>
          </table:table-cell>
          <table:table-cell table:formula="of:=AND([.G34]&lt;200; NOT(OR([.I34:.J34])))" office:value-type="boolean" office:boolean-value="false" calcext:value-type="boolean">
            <text:p>FALSE</text:p>
          </table:table-cell>
          <table:table-cell table:formula="of:=AND([.G34]&lt;500;NOT(OR([.I34:.K34])))" office:value-type="boolean" office:boolean-value="false" calcext:value-type="boolean">
            <text:p>FALSE</text:p>
          </table:table-cell>
          <table:table-cell table:formula="of:=AND([.G34]&lt;1000;NOT(OR([.I34:.L34])))" office:value-type="boolean" office:boolean-value="false" calcext:value-type="boolean">
            <text:p>FALSE</text:p>
          </table:table-cell>
          <table:table-cell table:formula="of:=AND([.G34]&lt;2000;NOT(OR([.I34:.M34])))" office:value-type="boolean" office:boolean-value="true" calcext:value-type="boolean">
            <text:p>TRUE</text:p>
          </table:table-cell>
          <table:table-cell table:formula="of:=AND([.G34]&lt;5000;NOT(OR([.I34:.N34])))" office:value-type="boolean" office:boolean-value="false" calcext:value-type="boolean">
            <text:p>FALSE</text:p>
          </table:table-cell>
          <table:table-cell table:formula="of:=AND([.G34]&lt;10000;NOT(OR([.I34:.O34])))" office:value-type="boolean" office:boolean-value="false" calcext:value-type="boolean">
            <text:p>FALSE</text:p>
          </table:table-cell>
          <table:table-cell table:formula="of:=AND([.G34]&lt;20000;NOT(OR([.I34:.P34])))" office:value-type="boolean" office:boolean-value="false" calcext:value-type="boolean">
            <text:p>FALSE</text:p>
          </table:table-cell>
          <table:table-cell table:formula="of:=NOT(OR([.I34:.Q3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72197" calcext:value-type="float">
            <text:p>0.00172197</text:p>
          </table:table-cell>
          <table:table-cell office:value-type="float" office:value="1663608814" calcext:value-type="float">
            <text:p>1663608814</text:p>
          </table:table-cell>
          <table:table-cell office:value-type="float" office:value="99196.2693223" calcext:value-type="float">
            <text:p>99196.2693223</text:p>
          </table:table-cell>
          <table:table-cell office:value-type="float" office:value="14227514" calcext:value-type="float">
            <text:p>14227514</text:p>
          </table:table-cell>
          <table:table-cell office:value-type="string" calcext:value-type="string">
            <text:p>sell</text:p>
          </table:table-cell>
          <table:table-cell office:value-type="float" office:value="172197" calcext:value-type="float">
            <text:p>172197</text:p>
          </table:table-cell>
          <table:table-cell office:value-type="float" office:value="170.812999884921" calcext:value-type="float">
            <text:p>170.812999884921</text:p>
          </table:table-cell>
          <table:table-cell/>
          <table:table-cell table:formula="of:=[.G35]&lt;50" office:value-type="boolean" office:boolean-value="false" calcext:value-type="boolean">
            <text:p>FALSE</text:p>
          </table:table-cell>
          <table:table-cell table:formula="of:=AND([.G35]&lt;100;NOT(OR([.I35])))" office:value-type="boolean" office:boolean-value="false" calcext:value-type="boolean">
            <text:p>FALSE</text:p>
          </table:table-cell>
          <table:table-cell table:formula="of:=AND([.G35]&lt;200; NOT(OR([.I35:.J35])))" office:value-type="boolean" office:boolean-value="true" calcext:value-type="boolean">
            <text:p>TRUE</text:p>
          </table:table-cell>
          <table:table-cell table:formula="of:=AND([.G35]&lt;500;NOT(OR([.I35:.K35])))" office:value-type="boolean" office:boolean-value="false" calcext:value-type="boolean">
            <text:p>FALSE</text:p>
          </table:table-cell>
          <table:table-cell table:formula="of:=AND([.G35]&lt;1000;NOT(OR([.I35:.L35])))" office:value-type="boolean" office:boolean-value="false" calcext:value-type="boolean">
            <text:p>FALSE</text:p>
          </table:table-cell>
          <table:table-cell table:formula="of:=AND([.G35]&lt;2000;NOT(OR([.I35:.M35])))" office:value-type="boolean" office:boolean-value="false" calcext:value-type="boolean">
            <text:p>FALSE</text:p>
          </table:table-cell>
          <table:table-cell table:formula="of:=AND([.G35]&lt;5000;NOT(OR([.I35:.N35])))" office:value-type="boolean" office:boolean-value="false" calcext:value-type="boolean">
            <text:p>FALSE</text:p>
          </table:table-cell>
          <table:table-cell table:formula="of:=AND([.G35]&lt;10000;NOT(OR([.I35:.O35])))" office:value-type="boolean" office:boolean-value="false" calcext:value-type="boolean">
            <text:p>FALSE</text:p>
          </table:table-cell>
          <table:table-cell table:formula="of:=AND([.G35]&lt;20000;NOT(OR([.I35:.P35])))" office:value-type="boolean" office:boolean-value="false" calcext:value-type="boolean">
            <text:p>FALSE</text:p>
          </table:table-cell>
          <table:table-cell table:formula="of:=NOT(OR([.I35:.Q3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20126" calcext:value-type="float">
            <text:p>0.00020126</text:p>
          </table:table-cell>
          <table:table-cell office:value-type="float" office:value="1663608820" calcext:value-type="float">
            <text:p>1663608820</text:p>
          </table:table-cell>
          <table:table-cell office:value-type="float" office:value="99370.65900051" calcext:value-type="float">
            <text:p>99370.65900051</text:p>
          </table:table-cell>
          <table:table-cell office:value-type="float" office:value="14227515" calcext:value-type="float">
            <text:p>14227515</text:p>
          </table:table-cell>
          <table:table-cell office:value-type="string" calcext:value-type="string">
            <text:p>buy</text:p>
          </table:table-cell>
          <table:table-cell office:value-type="float" office:value="20126" calcext:value-type="float">
            <text:p>20126</text:p>
          </table:table-cell>
          <table:table-cell office:value-type="float" office:value="19.9993388304426" calcext:value-type="float">
            <text:p>19.9993388304426</text:p>
          </table:table-cell>
          <table:table-cell/>
          <table:table-cell table:formula="of:=[.G36]&lt;50" office:value-type="boolean" office:boolean-value="true" calcext:value-type="boolean">
            <text:p>TRUE</text:p>
          </table:table-cell>
          <table:table-cell table:formula="of:=AND([.G36]&lt;100;NOT(OR([.I36])))" office:value-type="boolean" office:boolean-value="false" calcext:value-type="boolean">
            <text:p>FALSE</text:p>
          </table:table-cell>
          <table:table-cell table:formula="of:=AND([.G36]&lt;200; NOT(OR([.I36:.J36])))" office:value-type="boolean" office:boolean-value="false" calcext:value-type="boolean">
            <text:p>FALSE</text:p>
          </table:table-cell>
          <table:table-cell table:formula="of:=AND([.G36]&lt;500;NOT(OR([.I36:.K36])))" office:value-type="boolean" office:boolean-value="false" calcext:value-type="boolean">
            <text:p>FALSE</text:p>
          </table:table-cell>
          <table:table-cell table:formula="of:=AND([.G36]&lt;1000;NOT(OR([.I36:.L36])))" office:value-type="boolean" office:boolean-value="false" calcext:value-type="boolean">
            <text:p>FALSE</text:p>
          </table:table-cell>
          <table:table-cell table:formula="of:=AND([.G36]&lt;2000;NOT(OR([.I36:.M36])))" office:value-type="boolean" office:boolean-value="false" calcext:value-type="boolean">
            <text:p>FALSE</text:p>
          </table:table-cell>
          <table:table-cell table:formula="of:=AND([.G36]&lt;5000;NOT(OR([.I36:.N36])))" office:value-type="boolean" office:boolean-value="false" calcext:value-type="boolean">
            <text:p>FALSE</text:p>
          </table:table-cell>
          <table:table-cell table:formula="of:=AND([.G36]&lt;10000;NOT(OR([.I36:.O36])))" office:value-type="boolean" office:boolean-value="false" calcext:value-type="boolean">
            <text:p>FALSE</text:p>
          </table:table-cell>
          <table:table-cell table:formula="of:=AND([.G36]&lt;20000;NOT(OR([.I36:.P36])))" office:value-type="boolean" office:boolean-value="false" calcext:value-type="boolean">
            <text:p>FALSE</text:p>
          </table:table-cell>
          <table:table-cell table:formula="of:=NOT(OR([.I36:.Q3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887" calcext:value-type="float">
            <text:p>0.01887</text:p>
          </table:table-cell>
          <table:table-cell office:value-type="float" office:value="1663608821" calcext:value-type="float">
            <text:p>1663608821</text:p>
          </table:table-cell>
          <table:table-cell office:value-type="float" office:value="99189.44249572" calcext:value-type="float">
            <text:p>99189.44249572</text:p>
          </table:table-cell>
          <table:table-cell office:value-type="float" office:value="14227516" calcext:value-type="float">
            <text:p>14227516</text:p>
          </table:table-cell>
          <table:table-cell office:value-type="string" calcext:value-type="string">
            <text:p>sell</text:p>
          </table:table-cell>
          <table:table-cell office:value-type="float" office:value="1887000" calcext:value-type="float">
            <text:p>1887000</text:p>
          </table:table-cell>
          <table:table-cell office:value-type="float" office:value="1871.70477989424" calcext:value-type="float">
            <text:p>1871.70477989424</text:p>
          </table:table-cell>
          <table:table-cell/>
          <table:table-cell table:formula="of:=[.G37]&lt;50" office:value-type="boolean" office:boolean-value="false" calcext:value-type="boolean">
            <text:p>FALSE</text:p>
          </table:table-cell>
          <table:table-cell table:formula="of:=AND([.G37]&lt;100;NOT(OR([.I37])))" office:value-type="boolean" office:boolean-value="false" calcext:value-type="boolean">
            <text:p>FALSE</text:p>
          </table:table-cell>
          <table:table-cell table:formula="of:=AND([.G37]&lt;200; NOT(OR([.I37:.J37])))" office:value-type="boolean" office:boolean-value="false" calcext:value-type="boolean">
            <text:p>FALSE</text:p>
          </table:table-cell>
          <table:table-cell table:formula="of:=AND([.G37]&lt;500;NOT(OR([.I37:.K37])))" office:value-type="boolean" office:boolean-value="false" calcext:value-type="boolean">
            <text:p>FALSE</text:p>
          </table:table-cell>
          <table:table-cell table:formula="of:=AND([.G37]&lt;1000;NOT(OR([.I37:.L37])))" office:value-type="boolean" office:boolean-value="false" calcext:value-type="boolean">
            <text:p>FALSE</text:p>
          </table:table-cell>
          <table:table-cell table:formula="of:=AND([.G37]&lt;2000;NOT(OR([.I37:.M37])))" office:value-type="boolean" office:boolean-value="true" calcext:value-type="boolean">
            <text:p>TRUE</text:p>
          </table:table-cell>
          <table:table-cell table:formula="of:=AND([.G37]&lt;5000;NOT(OR([.I37:.N37])))" office:value-type="boolean" office:boolean-value="false" calcext:value-type="boolean">
            <text:p>FALSE</text:p>
          </table:table-cell>
          <table:table-cell table:formula="of:=AND([.G37]&lt;10000;NOT(OR([.I37:.O37])))" office:value-type="boolean" office:boolean-value="false" calcext:value-type="boolean">
            <text:p>FALSE</text:p>
          </table:table-cell>
          <table:table-cell table:formula="of:=AND([.G37]&lt;20000;NOT(OR([.I37:.P37])))" office:value-type="boolean" office:boolean-value="false" calcext:value-type="boolean">
            <text:p>FALSE</text:p>
          </table:table-cell>
          <table:table-cell table:formula="of:=NOT(OR([.I37:.Q3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58" calcext:value-type="float">
            <text:p>0.00558</text:p>
          </table:table-cell>
          <table:table-cell office:value-type="float" office:value="1663608821" calcext:value-type="float">
            <text:p>1663608821</text:p>
          </table:table-cell>
          <table:table-cell office:value-type="float" office:value="99181.80744368" calcext:value-type="float">
            <text:p>99181.80744368</text:p>
          </table:table-cell>
          <table:table-cell office:value-type="float" office:value="14227517" calcext:value-type="float">
            <text:p>14227517</text:p>
          </table:table-cell>
          <table:table-cell office:value-type="string" calcext:value-type="string">
            <text:p>sell</text:p>
          </table:table-cell>
          <table:table-cell office:value-type="float" office:value="558000" calcext:value-type="float">
            <text:p>558000</text:p>
          </table:table-cell>
          <table:table-cell office:value-type="float" office:value="553.434485535734" calcext:value-type="float">
            <text:p>553.434485535734</text:p>
          </table:table-cell>
          <table:table-cell/>
          <table:table-cell table:formula="of:=[.G38]&lt;50" office:value-type="boolean" office:boolean-value="false" calcext:value-type="boolean">
            <text:p>FALSE</text:p>
          </table:table-cell>
          <table:table-cell table:formula="of:=AND([.G38]&lt;100;NOT(OR([.I38])))" office:value-type="boolean" office:boolean-value="false" calcext:value-type="boolean">
            <text:p>FALSE</text:p>
          </table:table-cell>
          <table:table-cell table:formula="of:=AND([.G38]&lt;200; NOT(OR([.I38:.J38])))" office:value-type="boolean" office:boolean-value="false" calcext:value-type="boolean">
            <text:p>FALSE</text:p>
          </table:table-cell>
          <table:table-cell table:formula="of:=AND([.G38]&lt;500;NOT(OR([.I38:.K38])))" office:value-type="boolean" office:boolean-value="false" calcext:value-type="boolean">
            <text:p>FALSE</text:p>
          </table:table-cell>
          <table:table-cell table:formula="of:=AND([.G38]&lt;1000;NOT(OR([.I38:.L38])))" office:value-type="boolean" office:boolean-value="true" calcext:value-type="boolean">
            <text:p>TRUE</text:p>
          </table:table-cell>
          <table:table-cell table:formula="of:=AND([.G38]&lt;2000;NOT(OR([.I38:.M38])))" office:value-type="boolean" office:boolean-value="false" calcext:value-type="boolean">
            <text:p>FALSE</text:p>
          </table:table-cell>
          <table:table-cell table:formula="of:=AND([.G38]&lt;5000;NOT(OR([.I38:.N38])))" office:value-type="boolean" office:boolean-value="false" calcext:value-type="boolean">
            <text:p>FALSE</text:p>
          </table:table-cell>
          <table:table-cell table:formula="of:=AND([.G38]&lt;10000;NOT(OR([.I38:.O38])))" office:value-type="boolean" office:boolean-value="false" calcext:value-type="boolean">
            <text:p>FALSE</text:p>
          </table:table-cell>
          <table:table-cell table:formula="of:=AND([.G38]&lt;20000;NOT(OR([.I38:.P38])))" office:value-type="boolean" office:boolean-value="false" calcext:value-type="boolean">
            <text:p>FALSE</text:p>
          </table:table-cell>
          <table:table-cell table:formula="of:=NOT(OR([.I38:.Q3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1709872" calcext:value-type="float">
            <text:p>0.1709872</text:p>
          </table:table-cell>
          <table:table-cell office:value-type="float" office:value="1663608821" calcext:value-type="float">
            <text:p>1663608821</text:p>
          </table:table-cell>
          <table:table-cell office:value-type="float" office:value="99180" calcext:value-type="float">
            <text:p>99180</text:p>
          </table:table-cell>
          <table:table-cell office:value-type="float" office:value="14227518" calcext:value-type="float">
            <text:p>14227518</text:p>
          </table:table-cell>
          <table:table-cell office:value-type="string" calcext:value-type="string">
            <text:p>sell</text:p>
          </table:table-cell>
          <table:table-cell office:value-type="float" office:value="17098720" calcext:value-type="float">
            <text:p>17098720</text:p>
          </table:table-cell>
          <table:table-cell office:value-type="float" office:value="16958.510496" calcext:value-type="float">
            <text:p>16958.510496</text:p>
          </table:table-cell>
          <table:table-cell/>
          <table:table-cell table:formula="of:=[.G39]&lt;50" office:value-type="boolean" office:boolean-value="false" calcext:value-type="boolean">
            <text:p>FALSE</text:p>
          </table:table-cell>
          <table:table-cell table:formula="of:=AND([.G39]&lt;100;NOT(OR([.I39])))" office:value-type="boolean" office:boolean-value="false" calcext:value-type="boolean">
            <text:p>FALSE</text:p>
          </table:table-cell>
          <table:table-cell table:formula="of:=AND([.G39]&lt;200; NOT(OR([.I39:.J39])))" office:value-type="boolean" office:boolean-value="false" calcext:value-type="boolean">
            <text:p>FALSE</text:p>
          </table:table-cell>
          <table:table-cell table:formula="of:=AND([.G39]&lt;500;NOT(OR([.I39:.K39])))" office:value-type="boolean" office:boolean-value="false" calcext:value-type="boolean">
            <text:p>FALSE</text:p>
          </table:table-cell>
          <table:table-cell table:formula="of:=AND([.G39]&lt;1000;NOT(OR([.I39:.L39])))" office:value-type="boolean" office:boolean-value="false" calcext:value-type="boolean">
            <text:p>FALSE</text:p>
          </table:table-cell>
          <table:table-cell table:formula="of:=AND([.G39]&lt;2000;NOT(OR([.I39:.M39])))" office:value-type="boolean" office:boolean-value="false" calcext:value-type="boolean">
            <text:p>FALSE</text:p>
          </table:table-cell>
          <table:table-cell table:formula="of:=AND([.G39]&lt;5000;NOT(OR([.I39:.N39])))" office:value-type="boolean" office:boolean-value="false" calcext:value-type="boolean">
            <text:p>FALSE</text:p>
          </table:table-cell>
          <table:table-cell table:formula="of:=AND([.G39]&lt;10000;NOT(OR([.I39:.O39])))" office:value-type="boolean" office:boolean-value="false" calcext:value-type="boolean">
            <text:p>FALSE</text:p>
          </table:table-cell>
          <table:table-cell table:formula="of:=AND([.G39]&lt;20000;NOT(OR([.I39:.P39])))" office:value-type="boolean" office:boolean-value="true" calcext:value-type="boolean">
            <text:p>TRUE</text:p>
          </table:table-cell>
          <table:table-cell table:formula="of:=NOT(OR([.I39:.Q3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2645803" calcext:value-type="float">
            <text:p>0.02645803</text:p>
          </table:table-cell>
          <table:table-cell office:value-type="float" office:value="1663608822" calcext:value-type="float">
            <text:p>1663608822</text:p>
          </table:table-cell>
          <table:table-cell office:value-type="float" office:value="99180" calcext:value-type="float">
            <text:p>99180</text:p>
          </table:table-cell>
          <table:table-cell office:value-type="float" office:value="14227519" calcext:value-type="float">
            <text:p>14227519</text:p>
          </table:table-cell>
          <table:table-cell office:value-type="string" calcext:value-type="string">
            <text:p>sell</text:p>
          </table:table-cell>
          <table:table-cell office:value-type="float" office:value="2645803" calcext:value-type="float">
            <text:p>2645803</text:p>
          </table:table-cell>
          <table:table-cell office:value-type="float" office:value="2624.1074154" calcext:value-type="float">
            <text:p>2624.1074154</text:p>
          </table:table-cell>
          <table:table-cell/>
          <table:table-cell table:formula="of:=[.G40]&lt;50" office:value-type="boolean" office:boolean-value="false" calcext:value-type="boolean">
            <text:p>FALSE</text:p>
          </table:table-cell>
          <table:table-cell table:formula="of:=AND([.G40]&lt;100;NOT(OR([.I40])))" office:value-type="boolean" office:boolean-value="false" calcext:value-type="boolean">
            <text:p>FALSE</text:p>
          </table:table-cell>
          <table:table-cell table:formula="of:=AND([.G40]&lt;200; NOT(OR([.I40:.J40])))" office:value-type="boolean" office:boolean-value="false" calcext:value-type="boolean">
            <text:p>FALSE</text:p>
          </table:table-cell>
          <table:table-cell table:formula="of:=AND([.G40]&lt;500;NOT(OR([.I40:.K40])))" office:value-type="boolean" office:boolean-value="false" calcext:value-type="boolean">
            <text:p>FALSE</text:p>
          </table:table-cell>
          <table:table-cell table:formula="of:=AND([.G40]&lt;1000;NOT(OR([.I40:.L40])))" office:value-type="boolean" office:boolean-value="false" calcext:value-type="boolean">
            <text:p>FALSE</text:p>
          </table:table-cell>
          <table:table-cell table:formula="of:=AND([.G40]&lt;2000;NOT(OR([.I40:.M40])))" office:value-type="boolean" office:boolean-value="false" calcext:value-type="boolean">
            <text:p>FALSE</text:p>
          </table:table-cell>
          <table:table-cell table:formula="of:=AND([.G40]&lt;5000;NOT(OR([.I40:.N40])))" office:value-type="boolean" office:boolean-value="true" calcext:value-type="boolean">
            <text:p>TRUE</text:p>
          </table:table-cell>
          <table:table-cell table:formula="of:=AND([.G40]&lt;10000;NOT(OR([.I40:.O40])))" office:value-type="boolean" office:boolean-value="false" calcext:value-type="boolean">
            <text:p>FALSE</text:p>
          </table:table-cell>
          <table:table-cell table:formula="of:=AND([.G40]&lt;20000;NOT(OR([.I40:.P40])))" office:value-type="boolean" office:boolean-value="false" calcext:value-type="boolean">
            <text:p>FALSE</text:p>
          </table:table-cell>
          <table:table-cell table:formula="of:=NOT(OR([.I40:.Q4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63608822" calcext:value-type="float">
            <text:p>1663608822</text:p>
          </table:table-cell>
          <table:table-cell office:value-type="float" office:value="99180" calcext:value-type="float">
            <text:p>99180</text:p>
          </table:table-cell>
          <table:table-cell office:value-type="float" office:value="14227520" calcext:value-type="float">
            <text:p>14227520</text:p>
          </table:table-cell>
          <table:table-cell office:value-type="string" calcext:value-type="string">
            <text:p>sell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18" calcext:value-type="float">
            <text:p>9918</text:p>
          </table:table-cell>
          <table:table-cell/>
          <table:table-cell table:formula="of:=[.G41]&lt;50" office:value-type="boolean" office:boolean-value="false" calcext:value-type="boolean">
            <text:p>FALSE</text:p>
          </table:table-cell>
          <table:table-cell table:formula="of:=AND([.G41]&lt;100;NOT(OR([.I41])))" office:value-type="boolean" office:boolean-value="false" calcext:value-type="boolean">
            <text:p>FALSE</text:p>
          </table:table-cell>
          <table:table-cell table:formula="of:=AND([.G41]&lt;200; NOT(OR([.I41:.J41])))" office:value-type="boolean" office:boolean-value="false" calcext:value-type="boolean">
            <text:p>FALSE</text:p>
          </table:table-cell>
          <table:table-cell table:formula="of:=AND([.G41]&lt;500;NOT(OR([.I41:.K41])))" office:value-type="boolean" office:boolean-value="false" calcext:value-type="boolean">
            <text:p>FALSE</text:p>
          </table:table-cell>
          <table:table-cell table:formula="of:=AND([.G41]&lt;1000;NOT(OR([.I41:.L41])))" office:value-type="boolean" office:boolean-value="false" calcext:value-type="boolean">
            <text:p>FALSE</text:p>
          </table:table-cell>
          <table:table-cell table:formula="of:=AND([.G41]&lt;2000;NOT(OR([.I41:.M41])))" office:value-type="boolean" office:boolean-value="false" calcext:value-type="boolean">
            <text:p>FALSE</text:p>
          </table:table-cell>
          <table:table-cell table:formula="of:=AND([.G41]&lt;5000;NOT(OR([.I41:.N41])))" office:value-type="boolean" office:boolean-value="false" calcext:value-type="boolean">
            <text:p>FALSE</text:p>
          </table:table-cell>
          <table:table-cell table:formula="of:=AND([.G41]&lt;10000;NOT(OR([.I41:.O41])))" office:value-type="boolean" office:boolean-value="true" calcext:value-type="boolean">
            <text:p>TRUE</text:p>
          </table:table-cell>
          <table:table-cell table:formula="of:=AND([.G41]&lt;20000;NOT(OR([.I41:.P41])))" office:value-type="boolean" office:boolean-value="false" calcext:value-type="boolean">
            <text:p>FALSE</text:p>
          </table:table-cell>
          <table:table-cell table:formula="of:=NOT(OR([.I41:.Q4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4133" calcext:value-type="float">
            <text:p>0.0004133</text:p>
          </table:table-cell>
          <table:table-cell office:value-type="float" office:value="1663608824" calcext:value-type="float">
            <text:p>1663608824</text:p>
          </table:table-cell>
          <table:table-cell office:value-type="float" office:value="99369.02344472" calcext:value-type="float">
            <text:p>99369.02344472</text:p>
          </table:table-cell>
          <table:table-cell office:value-type="float" office:value="14227521" calcext:value-type="float">
            <text:p>14227521</text:p>
          </table:table-cell>
          <table:table-cell office:value-type="string" calcext:value-type="string">
            <text:p>buy</text:p>
          </table:table-cell>
          <table:table-cell office:value-type="float" office:value="41330" calcext:value-type="float">
            <text:p>41330</text:p>
          </table:table-cell>
          <table:table-cell office:value-type="float" office:value="41.0692173897028" calcext:value-type="float">
            <text:p>41.0692173897028</text:p>
          </table:table-cell>
          <table:table-cell/>
          <table:table-cell table:formula="of:=[.G42]&lt;50" office:value-type="boolean" office:boolean-value="true" calcext:value-type="boolean">
            <text:p>TRUE</text:p>
          </table:table-cell>
          <table:table-cell table:formula="of:=AND([.G42]&lt;100;NOT(OR([.I42])))" office:value-type="boolean" office:boolean-value="false" calcext:value-type="boolean">
            <text:p>FALSE</text:p>
          </table:table-cell>
          <table:table-cell table:formula="of:=AND([.G42]&lt;200; NOT(OR([.I42:.J42])))" office:value-type="boolean" office:boolean-value="false" calcext:value-type="boolean">
            <text:p>FALSE</text:p>
          </table:table-cell>
          <table:table-cell table:formula="of:=AND([.G42]&lt;500;NOT(OR([.I42:.K42])))" office:value-type="boolean" office:boolean-value="false" calcext:value-type="boolean">
            <text:p>FALSE</text:p>
          </table:table-cell>
          <table:table-cell table:formula="of:=AND([.G42]&lt;1000;NOT(OR([.I42:.L42])))" office:value-type="boolean" office:boolean-value="false" calcext:value-type="boolean">
            <text:p>FALSE</text:p>
          </table:table-cell>
          <table:table-cell table:formula="of:=AND([.G42]&lt;2000;NOT(OR([.I42:.M42])))" office:value-type="boolean" office:boolean-value="false" calcext:value-type="boolean">
            <text:p>FALSE</text:p>
          </table:table-cell>
          <table:table-cell table:formula="of:=AND([.G42]&lt;5000;NOT(OR([.I42:.N42])))" office:value-type="boolean" office:boolean-value="false" calcext:value-type="boolean">
            <text:p>FALSE</text:p>
          </table:table-cell>
          <table:table-cell table:formula="of:=AND([.G42]&lt;10000;NOT(OR([.I42:.O42])))" office:value-type="boolean" office:boolean-value="false" calcext:value-type="boolean">
            <text:p>FALSE</text:p>
          </table:table-cell>
          <table:table-cell table:formula="of:=AND([.G42]&lt;20000;NOT(OR([.I42:.P42])))" office:value-type="boolean" office:boolean-value="false" calcext:value-type="boolean">
            <text:p>FALSE</text:p>
          </table:table-cell>
          <table:table-cell table:formula="of:=NOT(OR([.I42:.Q4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7998" calcext:value-type="float">
            <text:p>0.00007998</text:p>
          </table:table-cell>
          <table:table-cell office:value-type="float" office:value="1663608826" calcext:value-type="float">
            <text:p>1663608826</text:p>
          </table:table-cell>
          <table:table-cell office:value-type="float" office:value="99180" calcext:value-type="float">
            <text:p>99180</text:p>
          </table:table-cell>
          <table:table-cell office:value-type="float" office:value="14227522" calcext:value-type="float">
            <text:p>14227522</text:p>
          </table:table-cell>
          <table:table-cell office:value-type="string" calcext:value-type="string">
            <text:p>sell</text:p>
          </table:table-cell>
          <table:table-cell office:value-type="float" office:value="7998" calcext:value-type="float">
            <text:p>7998</text:p>
          </table:table-cell>
          <table:table-cell office:value-type="float" office:value="7.9324164" calcext:value-type="float">
            <text:p>7.9324164</text:p>
          </table:table-cell>
          <table:table-cell/>
          <table:table-cell table:formula="of:=[.G43]&lt;50" office:value-type="boolean" office:boolean-value="true" calcext:value-type="boolean">
            <text:p>TRUE</text:p>
          </table:table-cell>
          <table:table-cell table:formula="of:=AND([.G43]&lt;100;NOT(OR([.I43])))" office:value-type="boolean" office:boolean-value="false" calcext:value-type="boolean">
            <text:p>FALSE</text:p>
          </table:table-cell>
          <table:table-cell table:formula="of:=AND([.G43]&lt;200; NOT(OR([.I43:.J43])))" office:value-type="boolean" office:boolean-value="false" calcext:value-type="boolean">
            <text:p>FALSE</text:p>
          </table:table-cell>
          <table:table-cell table:formula="of:=AND([.G43]&lt;500;NOT(OR([.I43:.K43])))" office:value-type="boolean" office:boolean-value="false" calcext:value-type="boolean">
            <text:p>FALSE</text:p>
          </table:table-cell>
          <table:table-cell table:formula="of:=AND([.G43]&lt;1000;NOT(OR([.I43:.L43])))" office:value-type="boolean" office:boolean-value="false" calcext:value-type="boolean">
            <text:p>FALSE</text:p>
          </table:table-cell>
          <table:table-cell table:formula="of:=AND([.G43]&lt;2000;NOT(OR([.I43:.M43])))" office:value-type="boolean" office:boolean-value="false" calcext:value-type="boolean">
            <text:p>FALSE</text:p>
          </table:table-cell>
          <table:table-cell table:formula="of:=AND([.G43]&lt;5000;NOT(OR([.I43:.N43])))" office:value-type="boolean" office:boolean-value="false" calcext:value-type="boolean">
            <text:p>FALSE</text:p>
          </table:table-cell>
          <table:table-cell table:formula="of:=AND([.G43]&lt;10000;NOT(OR([.I43:.O43])))" office:value-type="boolean" office:boolean-value="false" calcext:value-type="boolean">
            <text:p>FALSE</text:p>
          </table:table-cell>
          <table:table-cell table:formula="of:=AND([.G43]&lt;20000;NOT(OR([.I43:.P43])))" office:value-type="boolean" office:boolean-value="false" calcext:value-type="boolean">
            <text:p>FALSE</text:p>
          </table:table-cell>
          <table:table-cell table:formula="of:=NOT(OR([.I43:.Q4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7084" calcext:value-type="float">
            <text:p>0.00007084</text:p>
          </table:table-cell>
          <table:table-cell office:value-type="float" office:value="1663608827" calcext:value-type="float">
            <text:p>1663608827</text:p>
          </table:table-cell>
          <table:table-cell office:value-type="float" office:value="99367.69745016" calcext:value-type="float">
            <text:p>99367.69745016</text:p>
          </table:table-cell>
          <table:table-cell office:value-type="float" office:value="14227523" calcext:value-type="float">
            <text:p>14227523</text:p>
          </table:table-cell>
          <table:table-cell office:value-type="string" calcext:value-type="string">
            <text:p>buy</text:p>
          </table:table-cell>
          <table:table-cell office:value-type="float" office:value="7084" calcext:value-type="float">
            <text:p>7084</text:p>
          </table:table-cell>
          <table:table-cell office:value-type="float" office:value="7.03920768736934" calcext:value-type="float">
            <text:p>7.03920768736934</text:p>
          </table:table-cell>
          <table:table-cell/>
          <table:table-cell table:formula="of:=[.G44]&lt;50" office:value-type="boolean" office:boolean-value="true" calcext:value-type="boolean">
            <text:p>TRUE</text:p>
          </table:table-cell>
          <table:table-cell table:formula="of:=AND([.G44]&lt;100;NOT(OR([.I44])))" office:value-type="boolean" office:boolean-value="false" calcext:value-type="boolean">
            <text:p>FALSE</text:p>
          </table:table-cell>
          <table:table-cell table:formula="of:=AND([.G44]&lt;200; NOT(OR([.I44:.J44])))" office:value-type="boolean" office:boolean-value="false" calcext:value-type="boolean">
            <text:p>FALSE</text:p>
          </table:table-cell>
          <table:table-cell table:formula="of:=AND([.G44]&lt;500;NOT(OR([.I44:.K44])))" office:value-type="boolean" office:boolean-value="false" calcext:value-type="boolean">
            <text:p>FALSE</text:p>
          </table:table-cell>
          <table:table-cell table:formula="of:=AND([.G44]&lt;1000;NOT(OR([.I44:.L44])))" office:value-type="boolean" office:boolean-value="false" calcext:value-type="boolean">
            <text:p>FALSE</text:p>
          </table:table-cell>
          <table:table-cell table:formula="of:=AND([.G44]&lt;2000;NOT(OR([.I44:.M44])))" office:value-type="boolean" office:boolean-value="false" calcext:value-type="boolean">
            <text:p>FALSE</text:p>
          </table:table-cell>
          <table:table-cell table:formula="of:=AND([.G44]&lt;5000;NOT(OR([.I44:.N44])))" office:value-type="boolean" office:boolean-value="false" calcext:value-type="boolean">
            <text:p>FALSE</text:p>
          </table:table-cell>
          <table:table-cell table:formula="of:=AND([.G44]&lt;10000;NOT(OR([.I44:.O44])))" office:value-type="boolean" office:boolean-value="false" calcext:value-type="boolean">
            <text:p>FALSE</text:p>
          </table:table-cell>
          <table:table-cell table:formula="of:=AND([.G44]&lt;20000;NOT(OR([.I44:.P44])))" office:value-type="boolean" office:boolean-value="false" calcext:value-type="boolean">
            <text:p>FALSE</text:p>
          </table:table-cell>
          <table:table-cell table:formula="of:=NOT(OR([.I44:.Q4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82" calcext:value-type="float">
            <text:p>0.00282</text:p>
          </table:table-cell>
          <table:table-cell office:value-type="float" office:value="1663608833" calcext:value-type="float">
            <text:p>1663608833</text:p>
          </table:table-cell>
          <table:table-cell office:value-type="float" office:value="99180" calcext:value-type="float">
            <text:p>99180</text:p>
          </table:table-cell>
          <table:table-cell office:value-type="float" office:value="14227524" calcext:value-type="float">
            <text:p>14227524</text:p>
          </table:table-cell>
          <table:table-cell office:value-type="string" calcext:value-type="string">
            <text:p>sell</text:p>
          </table:table-cell>
          <table:table-cell office:value-type="float" office:value="282000" calcext:value-type="float">
            <text:p>282000</text:p>
          </table:table-cell>
          <table:table-cell office:value-type="float" office:value="279.6876" calcext:value-type="float">
            <text:p>279.6876</text:p>
          </table:table-cell>
          <table:table-cell/>
          <table:table-cell table:formula="of:=[.G45]&lt;50" office:value-type="boolean" office:boolean-value="false" calcext:value-type="boolean">
            <text:p>FALSE</text:p>
          </table:table-cell>
          <table:table-cell table:formula="of:=AND([.G45]&lt;100;NOT(OR([.I45])))" office:value-type="boolean" office:boolean-value="false" calcext:value-type="boolean">
            <text:p>FALSE</text:p>
          </table:table-cell>
          <table:table-cell table:formula="of:=AND([.G45]&lt;200; NOT(OR([.I45:.J45])))" office:value-type="boolean" office:boolean-value="false" calcext:value-type="boolean">
            <text:p>FALSE</text:p>
          </table:table-cell>
          <table:table-cell table:formula="of:=AND([.G45]&lt;500;NOT(OR([.I45:.K45])))" office:value-type="boolean" office:boolean-value="true" calcext:value-type="boolean">
            <text:p>TRUE</text:p>
          </table:table-cell>
          <table:table-cell table:formula="of:=AND([.G45]&lt;1000;NOT(OR([.I45:.L45])))" office:value-type="boolean" office:boolean-value="false" calcext:value-type="boolean">
            <text:p>FALSE</text:p>
          </table:table-cell>
          <table:table-cell table:formula="of:=AND([.G45]&lt;2000;NOT(OR([.I45:.M45])))" office:value-type="boolean" office:boolean-value="false" calcext:value-type="boolean">
            <text:p>FALSE</text:p>
          </table:table-cell>
          <table:table-cell table:formula="of:=AND([.G45]&lt;5000;NOT(OR([.I45:.N45])))" office:value-type="boolean" office:boolean-value="false" calcext:value-type="boolean">
            <text:p>FALSE</text:p>
          </table:table-cell>
          <table:table-cell table:formula="of:=AND([.G45]&lt;10000;NOT(OR([.I45:.O45])))" office:value-type="boolean" office:boolean-value="false" calcext:value-type="boolean">
            <text:p>FALSE</text:p>
          </table:table-cell>
          <table:table-cell table:formula="of:=AND([.G45]&lt;20000;NOT(OR([.I45:.P45])))" office:value-type="boolean" office:boolean-value="false" calcext:value-type="boolean">
            <text:p>FALSE</text:p>
          </table:table-cell>
          <table:table-cell table:formula="of:=NOT(OR([.I45:.Q4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663608839" calcext:value-type="float">
            <text:p>1663608839</text:p>
          </table:table-cell>
          <table:table-cell office:value-type="float" office:value="99180" calcext:value-type="float">
            <text:p>99180</text:p>
          </table:table-cell>
          <table:table-cell office:value-type="float" office:value="14227525" calcext:value-type="float">
            <text:p>14227525</text:p>
          </table:table-cell>
          <table:table-cell office:value-type="string" calcext:value-type="string">
            <text:p>sell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4877" calcext:value-type="float">
            <text:p>14877</text:p>
          </table:table-cell>
          <table:table-cell/>
          <table:table-cell table:formula="of:=[.G46]&lt;50" office:value-type="boolean" office:boolean-value="false" calcext:value-type="boolean">
            <text:p>FALSE</text:p>
          </table:table-cell>
          <table:table-cell table:formula="of:=AND([.G46]&lt;100;NOT(OR([.I46])))" office:value-type="boolean" office:boolean-value="false" calcext:value-type="boolean">
            <text:p>FALSE</text:p>
          </table:table-cell>
          <table:table-cell table:formula="of:=AND([.G46]&lt;200; NOT(OR([.I46:.J46])))" office:value-type="boolean" office:boolean-value="false" calcext:value-type="boolean">
            <text:p>FALSE</text:p>
          </table:table-cell>
          <table:table-cell table:formula="of:=AND([.G46]&lt;500;NOT(OR([.I46:.K46])))" office:value-type="boolean" office:boolean-value="false" calcext:value-type="boolean">
            <text:p>FALSE</text:p>
          </table:table-cell>
          <table:table-cell table:formula="of:=AND([.G46]&lt;1000;NOT(OR([.I46:.L46])))" office:value-type="boolean" office:boolean-value="false" calcext:value-type="boolean">
            <text:p>FALSE</text:p>
          </table:table-cell>
          <table:table-cell table:formula="of:=AND([.G46]&lt;2000;NOT(OR([.I46:.M46])))" office:value-type="boolean" office:boolean-value="false" calcext:value-type="boolean">
            <text:p>FALSE</text:p>
          </table:table-cell>
          <table:table-cell table:formula="of:=AND([.G46]&lt;5000;NOT(OR([.I46:.N46])))" office:value-type="boolean" office:boolean-value="false" calcext:value-type="boolean">
            <text:p>FALSE</text:p>
          </table:table-cell>
          <table:table-cell table:formula="of:=AND([.G46]&lt;10000;NOT(OR([.I46:.O46])))" office:value-type="boolean" office:boolean-value="false" calcext:value-type="boolean">
            <text:p>FALSE</text:p>
          </table:table-cell>
          <table:table-cell table:formula="of:=AND([.G46]&lt;20000;NOT(OR([.I46:.P46])))" office:value-type="boolean" office:boolean-value="true" calcext:value-type="boolean">
            <text:p>TRUE</text:p>
          </table:table-cell>
          <table:table-cell table:formula="of:=NOT(OR([.I46:.Q4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4965479" calcext:value-type="float">
            <text:p>0.04965479</text:p>
          </table:table-cell>
          <table:table-cell office:value-type="float" office:value="1663608841" calcext:value-type="float">
            <text:p>1663608841</text:p>
          </table:table-cell>
          <table:table-cell office:value-type="float" office:value="99180" calcext:value-type="float">
            <text:p>99180</text:p>
          </table:table-cell>
          <table:table-cell office:value-type="float" office:value="14227526" calcext:value-type="float">
            <text:p>14227526</text:p>
          </table:table-cell>
          <table:table-cell office:value-type="string" calcext:value-type="string">
            <text:p>sell</text:p>
          </table:table-cell>
          <table:table-cell office:value-type="float" office:value="4965479" calcext:value-type="float">
            <text:p>4965479</text:p>
          </table:table-cell>
          <table:table-cell office:value-type="float" office:value="4924.7620722" calcext:value-type="float">
            <text:p>4924.7620722</text:p>
          </table:table-cell>
          <table:table-cell/>
          <table:table-cell table:formula="of:=[.G47]&lt;50" office:value-type="boolean" office:boolean-value="false" calcext:value-type="boolean">
            <text:p>FALSE</text:p>
          </table:table-cell>
          <table:table-cell table:formula="of:=AND([.G47]&lt;100;NOT(OR([.I47])))" office:value-type="boolean" office:boolean-value="false" calcext:value-type="boolean">
            <text:p>FALSE</text:p>
          </table:table-cell>
          <table:table-cell table:formula="of:=AND([.G47]&lt;200; NOT(OR([.I47:.J47])))" office:value-type="boolean" office:boolean-value="false" calcext:value-type="boolean">
            <text:p>FALSE</text:p>
          </table:table-cell>
          <table:table-cell table:formula="of:=AND([.G47]&lt;500;NOT(OR([.I47:.K47])))" office:value-type="boolean" office:boolean-value="false" calcext:value-type="boolean">
            <text:p>FALSE</text:p>
          </table:table-cell>
          <table:table-cell table:formula="of:=AND([.G47]&lt;1000;NOT(OR([.I47:.L47])))" office:value-type="boolean" office:boolean-value="false" calcext:value-type="boolean">
            <text:p>FALSE</text:p>
          </table:table-cell>
          <table:table-cell table:formula="of:=AND([.G47]&lt;2000;NOT(OR([.I47:.M47])))" office:value-type="boolean" office:boolean-value="false" calcext:value-type="boolean">
            <text:p>FALSE</text:p>
          </table:table-cell>
          <table:table-cell table:formula="of:=AND([.G47]&lt;5000;NOT(OR([.I47:.N47])))" office:value-type="boolean" office:boolean-value="true" calcext:value-type="boolean">
            <text:p>TRUE</text:p>
          </table:table-cell>
          <table:table-cell table:formula="of:=AND([.G47]&lt;10000;NOT(OR([.I47:.O47])))" office:value-type="boolean" office:boolean-value="false" calcext:value-type="boolean">
            <text:p>FALSE</text:p>
          </table:table-cell>
          <table:table-cell table:formula="of:=AND([.G47]&lt;20000;NOT(OR([.I47:.P47])))" office:value-type="boolean" office:boolean-value="false" calcext:value-type="boolean">
            <text:p>FALSE</text:p>
          </table:table-cell>
          <table:table-cell table:formula="of:=NOT(OR([.I47:.Q4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78521" calcext:value-type="float">
            <text:p>0.00278521</text:p>
          </table:table-cell>
          <table:table-cell office:value-type="float" office:value="1663608841" calcext:value-type="float">
            <text:p>1663608841</text:p>
          </table:table-cell>
          <table:table-cell office:value-type="float" office:value="99100" calcext:value-type="float">
            <text:p>99100</text:p>
          </table:table-cell>
          <table:table-cell office:value-type="float" office:value="14227527" calcext:value-type="float">
            <text:p>14227527</text:p>
          </table:table-cell>
          <table:table-cell office:value-type="string" calcext:value-type="string">
            <text:p>sell</text:p>
          </table:table-cell>
          <table:table-cell office:value-type="float" office:value="278521" calcext:value-type="float">
            <text:p>278521</text:p>
          </table:table-cell>
          <table:table-cell office:value-type="float" office:value="276.014311" calcext:value-type="float">
            <text:p>276.014311</text:p>
          </table:table-cell>
          <table:table-cell/>
          <table:table-cell table:formula="of:=[.G48]&lt;50" office:value-type="boolean" office:boolean-value="false" calcext:value-type="boolean">
            <text:p>FALSE</text:p>
          </table:table-cell>
          <table:table-cell table:formula="of:=AND([.G48]&lt;100;NOT(OR([.I48])))" office:value-type="boolean" office:boolean-value="false" calcext:value-type="boolean">
            <text:p>FALSE</text:p>
          </table:table-cell>
          <table:table-cell table:formula="of:=AND([.G48]&lt;200; NOT(OR([.I48:.J48])))" office:value-type="boolean" office:boolean-value="false" calcext:value-type="boolean">
            <text:p>FALSE</text:p>
          </table:table-cell>
          <table:table-cell table:formula="of:=AND([.G48]&lt;500;NOT(OR([.I48:.K48])))" office:value-type="boolean" office:boolean-value="true" calcext:value-type="boolean">
            <text:p>TRUE</text:p>
          </table:table-cell>
          <table:table-cell table:formula="of:=AND([.G48]&lt;1000;NOT(OR([.I48:.L48])))" office:value-type="boolean" office:boolean-value="false" calcext:value-type="boolean">
            <text:p>FALSE</text:p>
          </table:table-cell>
          <table:table-cell table:formula="of:=AND([.G48]&lt;2000;NOT(OR([.I48:.M48])))" office:value-type="boolean" office:boolean-value="false" calcext:value-type="boolean">
            <text:p>FALSE</text:p>
          </table:table-cell>
          <table:table-cell table:formula="of:=AND([.G48]&lt;5000;NOT(OR([.I48:.N48])))" office:value-type="boolean" office:boolean-value="false" calcext:value-type="boolean">
            <text:p>FALSE</text:p>
          </table:table-cell>
          <table:table-cell table:formula="of:=AND([.G48]&lt;10000;NOT(OR([.I48:.O48])))" office:value-type="boolean" office:boolean-value="false" calcext:value-type="boolean">
            <text:p>FALSE</text:p>
          </table:table-cell>
          <table:table-cell table:formula="of:=AND([.G48]&lt;20000;NOT(OR([.I48:.P48])))" office:value-type="boolean" office:boolean-value="false" calcext:value-type="boolean">
            <text:p>FALSE</text:p>
          </table:table-cell>
          <table:table-cell table:formula="of:=NOT(OR([.I48:.Q4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4182" calcext:value-type="float">
            <text:p>0.00004182</text:p>
          </table:table-cell>
          <table:table-cell office:value-type="float" office:value="1663608845" calcext:value-type="float">
            <text:p>1663608845</text:p>
          </table:table-cell>
          <table:table-cell office:value-type="float" office:value="99101.10403132" calcext:value-type="float">
            <text:p>99101.10403132</text:p>
          </table:table-cell>
          <table:table-cell office:value-type="float" office:value="14227528" calcext:value-type="float">
            <text:p>14227528</text:p>
          </table:table-cell>
          <table:table-cell office:value-type="string" calcext:value-type="string">
            <text:p>sell</text:p>
          </table:table-cell>
          <table:table-cell office:value-type="float" office:value="4182" calcext:value-type="float">
            <text:p>4182</text:p>
          </table:table-cell>
          <table:table-cell office:value-type="float" office:value="4.1444081705898" calcext:value-type="float">
            <text:p>4.1444081705898</text:p>
          </table:table-cell>
          <table:table-cell/>
          <table:table-cell table:formula="of:=[.G49]&lt;50" office:value-type="boolean" office:boolean-value="true" calcext:value-type="boolean">
            <text:p>TRUE</text:p>
          </table:table-cell>
          <table:table-cell table:formula="of:=AND([.G49]&lt;100;NOT(OR([.I49])))" office:value-type="boolean" office:boolean-value="false" calcext:value-type="boolean">
            <text:p>FALSE</text:p>
          </table:table-cell>
          <table:table-cell table:formula="of:=AND([.G49]&lt;200; NOT(OR([.I49:.J49])))" office:value-type="boolean" office:boolean-value="false" calcext:value-type="boolean">
            <text:p>FALSE</text:p>
          </table:table-cell>
          <table:table-cell table:formula="of:=AND([.G49]&lt;500;NOT(OR([.I49:.K49])))" office:value-type="boolean" office:boolean-value="false" calcext:value-type="boolean">
            <text:p>FALSE</text:p>
          </table:table-cell>
          <table:table-cell table:formula="of:=AND([.G49]&lt;1000;NOT(OR([.I49:.L49])))" office:value-type="boolean" office:boolean-value="false" calcext:value-type="boolean">
            <text:p>FALSE</text:p>
          </table:table-cell>
          <table:table-cell table:formula="of:=AND([.G49]&lt;2000;NOT(OR([.I49:.M49])))" office:value-type="boolean" office:boolean-value="false" calcext:value-type="boolean">
            <text:p>FALSE</text:p>
          </table:table-cell>
          <table:table-cell table:formula="of:=AND([.G49]&lt;5000;NOT(OR([.I49:.N49])))" office:value-type="boolean" office:boolean-value="false" calcext:value-type="boolean">
            <text:p>FALSE</text:p>
          </table:table-cell>
          <table:table-cell table:formula="of:=AND([.G49]&lt;10000;NOT(OR([.I49:.O49])))" office:value-type="boolean" office:boolean-value="false" calcext:value-type="boolean">
            <text:p>FALSE</text:p>
          </table:table-cell>
          <table:table-cell table:formula="of:=AND([.G49]&lt;20000;NOT(OR([.I49:.P49])))" office:value-type="boolean" office:boolean-value="false" calcext:value-type="boolean">
            <text:p>FALSE</text:p>
          </table:table-cell>
          <table:table-cell table:formula="of:=NOT(OR([.I49:.Q4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52" calcext:value-type="float">
            <text:p>0.00552</text:p>
          </table:table-cell>
          <table:table-cell office:value-type="float" office:value="1663608852" calcext:value-type="float">
            <text:p>1663608852</text:p>
          </table:table-cell>
          <table:table-cell office:value-type="float" office:value="99104.74453966" calcext:value-type="float">
            <text:p>99104.74453966</text:p>
          </table:table-cell>
          <table:table-cell office:value-type="float" office:value="14227529" calcext:value-type="float">
            <text:p>14227529</text:p>
          </table:table-cell>
          <table:table-cell office:value-type="string" calcext:value-type="string">
            <text:p>sell</text:p>
          </table:table-cell>
          <table:table-cell office:value-type="float" office:value="552000" calcext:value-type="float">
            <text:p>552000</text:p>
          </table:table-cell>
          <table:table-cell office:value-type="float" office:value="547.058189858923" calcext:value-type="float">
            <text:p>547.058189858923</text:p>
          </table:table-cell>
          <table:table-cell/>
          <table:table-cell table:formula="of:=[.G50]&lt;50" office:value-type="boolean" office:boolean-value="false" calcext:value-type="boolean">
            <text:p>FALSE</text:p>
          </table:table-cell>
          <table:table-cell table:formula="of:=AND([.G50]&lt;100;NOT(OR([.I50])))" office:value-type="boolean" office:boolean-value="false" calcext:value-type="boolean">
            <text:p>FALSE</text:p>
          </table:table-cell>
          <table:table-cell table:formula="of:=AND([.G50]&lt;200; NOT(OR([.I50:.J50])))" office:value-type="boolean" office:boolean-value="false" calcext:value-type="boolean">
            <text:p>FALSE</text:p>
          </table:table-cell>
          <table:table-cell table:formula="of:=AND([.G50]&lt;500;NOT(OR([.I50:.K50])))" office:value-type="boolean" office:boolean-value="false" calcext:value-type="boolean">
            <text:p>FALSE</text:p>
          </table:table-cell>
          <table:table-cell table:formula="of:=AND([.G50]&lt;1000;NOT(OR([.I50:.L50])))" office:value-type="boolean" office:boolean-value="true" calcext:value-type="boolean">
            <text:p>TRUE</text:p>
          </table:table-cell>
          <table:table-cell table:formula="of:=AND([.G50]&lt;2000;NOT(OR([.I50:.M50])))" office:value-type="boolean" office:boolean-value="false" calcext:value-type="boolean">
            <text:p>FALSE</text:p>
          </table:table-cell>
          <table:table-cell table:formula="of:=AND([.G50]&lt;5000;NOT(OR([.I50:.N50])))" office:value-type="boolean" office:boolean-value="false" calcext:value-type="boolean">
            <text:p>FALSE</text:p>
          </table:table-cell>
          <table:table-cell table:formula="of:=AND([.G50]&lt;10000;NOT(OR([.I50:.O50])))" office:value-type="boolean" office:boolean-value="false" calcext:value-type="boolean">
            <text:p>FALSE</text:p>
          </table:table-cell>
          <table:table-cell table:formula="of:=AND([.G50]&lt;20000;NOT(OR([.I50:.P50])))" office:value-type="boolean" office:boolean-value="false" calcext:value-type="boolean">
            <text:p>FALSE</text:p>
          </table:table-cell>
          <table:table-cell table:formula="of:=NOT(OR([.I50:.Q5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64" calcext:value-type="float">
            <text:p>0.00564</text:p>
          </table:table-cell>
          <table:table-cell office:value-type="float" office:value="1663608852" calcext:value-type="float">
            <text:p>1663608852</text:p>
          </table:table-cell>
          <table:table-cell office:value-type="float" office:value="99102.90681664" calcext:value-type="float">
            <text:p>99102.90681664</text:p>
          </table:table-cell>
          <table:table-cell office:value-type="float" office:value="14227530" calcext:value-type="float">
            <text:p>14227530</text:p>
          </table:table-cell>
          <table:table-cell office:value-type="string" calcext:value-type="string">
            <text:p>sell</text:p>
          </table:table-cell>
          <table:table-cell office:value-type="float" office:value="564000" calcext:value-type="float">
            <text:p>564000</text:p>
          </table:table-cell>
          <table:table-cell office:value-type="float" office:value="558.94039444585" calcext:value-type="float">
            <text:p>558.94039444585</text:p>
          </table:table-cell>
          <table:table-cell/>
          <table:table-cell table:formula="of:=[.G51]&lt;50" office:value-type="boolean" office:boolean-value="false" calcext:value-type="boolean">
            <text:p>FALSE</text:p>
          </table:table-cell>
          <table:table-cell table:formula="of:=AND([.G51]&lt;100;NOT(OR([.I51])))" office:value-type="boolean" office:boolean-value="false" calcext:value-type="boolean">
            <text:p>FALSE</text:p>
          </table:table-cell>
          <table:table-cell table:formula="of:=AND([.G51]&lt;200; NOT(OR([.I51:.J51])))" office:value-type="boolean" office:boolean-value="false" calcext:value-type="boolean">
            <text:p>FALSE</text:p>
          </table:table-cell>
          <table:table-cell table:formula="of:=AND([.G51]&lt;500;NOT(OR([.I51:.K51])))" office:value-type="boolean" office:boolean-value="false" calcext:value-type="boolean">
            <text:p>FALSE</text:p>
          </table:table-cell>
          <table:table-cell table:formula="of:=AND([.G51]&lt;1000;NOT(OR([.I51:.L51])))" office:value-type="boolean" office:boolean-value="true" calcext:value-type="boolean">
            <text:p>TRUE</text:p>
          </table:table-cell>
          <table:table-cell table:formula="of:=AND([.G51]&lt;2000;NOT(OR([.I51:.M51])))" office:value-type="boolean" office:boolean-value="false" calcext:value-type="boolean">
            <text:p>FALSE</text:p>
          </table:table-cell>
          <table:table-cell table:formula="of:=AND([.G51]&lt;5000;NOT(OR([.I51:.N51])))" office:value-type="boolean" office:boolean-value="false" calcext:value-type="boolean">
            <text:p>FALSE</text:p>
          </table:table-cell>
          <table:table-cell table:formula="of:=AND([.G51]&lt;10000;NOT(OR([.I51:.O51])))" office:value-type="boolean" office:boolean-value="false" calcext:value-type="boolean">
            <text:p>FALSE</text:p>
          </table:table-cell>
          <table:table-cell table:formula="of:=AND([.G51]&lt;20000;NOT(OR([.I51:.P51])))" office:value-type="boolean" office:boolean-value="false" calcext:value-type="boolean">
            <text:p>FALSE</text:p>
          </table:table-cell>
          <table:table-cell table:formula="of:=NOT(OR([.I51:.Q5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22638" calcext:value-type="float">
            <text:p>0.22638</text:p>
          </table:table-cell>
          <table:table-cell office:value-type="float" office:value="1663608852" calcext:value-type="float">
            <text:p>1663608852</text:p>
          </table:table-cell>
          <table:table-cell office:value-type="float" office:value="99100" calcext:value-type="float">
            <text:p>99100</text:p>
          </table:table-cell>
          <table:table-cell office:value-type="float" office:value="14227531" calcext:value-type="float">
            <text:p>14227531</text:p>
          </table:table-cell>
          <table:table-cell office:value-type="string" calcext:value-type="string">
            <text:p>sell</text:p>
          </table:table-cell>
          <table:table-cell office:value-type="float" office:value="22638000" calcext:value-type="float">
            <text:p>22638000</text:p>
          </table:table-cell>
          <table:table-cell office:value-type="float" office:value="22434.258" calcext:value-type="float">
            <text:p>22434.258</text:p>
          </table:table-cell>
          <table:table-cell/>
          <table:table-cell table:formula="of:=[.G52]&lt;50" office:value-type="boolean" office:boolean-value="false" calcext:value-type="boolean">
            <text:p>FALSE</text:p>
          </table:table-cell>
          <table:table-cell table:formula="of:=AND([.G52]&lt;100;NOT(OR([.I52])))" office:value-type="boolean" office:boolean-value="false" calcext:value-type="boolean">
            <text:p>FALSE</text:p>
          </table:table-cell>
          <table:table-cell table:formula="of:=AND([.G52]&lt;200; NOT(OR([.I52:.J52])))" office:value-type="boolean" office:boolean-value="false" calcext:value-type="boolean">
            <text:p>FALSE</text:p>
          </table:table-cell>
          <table:table-cell table:formula="of:=AND([.G52]&lt;500;NOT(OR([.I52:.K52])))" office:value-type="boolean" office:boolean-value="false" calcext:value-type="boolean">
            <text:p>FALSE</text:p>
          </table:table-cell>
          <table:table-cell table:formula="of:=AND([.G52]&lt;1000;NOT(OR([.I52:.L52])))" office:value-type="boolean" office:boolean-value="false" calcext:value-type="boolean">
            <text:p>FALSE</text:p>
          </table:table-cell>
          <table:table-cell table:formula="of:=AND([.G52]&lt;2000;NOT(OR([.I52:.M52])))" office:value-type="boolean" office:boolean-value="false" calcext:value-type="boolean">
            <text:p>FALSE</text:p>
          </table:table-cell>
          <table:table-cell table:formula="of:=AND([.G52]&lt;5000;NOT(OR([.I52:.N52])))" office:value-type="boolean" office:boolean-value="false" calcext:value-type="boolean">
            <text:p>FALSE</text:p>
          </table:table-cell>
          <table:table-cell table:formula="of:=AND([.G52]&lt;10000;NOT(OR([.I52:.O52])))" office:value-type="boolean" office:boolean-value="false" calcext:value-type="boolean">
            <text:p>FALSE</text:p>
          </table:table-cell>
          <table:table-cell table:formula="of:=AND([.G52]&lt;20000;NOT(OR([.I52:.P52])))" office:value-type="boolean" office:boolean-value="false" calcext:value-type="boolean">
            <text:p>FALSE</text:p>
          </table:table-cell>
          <table:table-cell table:formula="of:=NOT(OR([.I52:.Q52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0547818" calcext:value-type="float">
            <text:p>0.00547818</text:p>
          </table:table-cell>
          <table:table-cell office:value-type="float" office:value="1663608857" calcext:value-type="float">
            <text:p>1663608857</text:p>
          </table:table-cell>
          <table:table-cell office:value-type="float" office:value="99100" calcext:value-type="float">
            <text:p>99100</text:p>
          </table:table-cell>
          <table:table-cell office:value-type="float" office:value="14227532" calcext:value-type="float">
            <text:p>14227532</text:p>
          </table:table-cell>
          <table:table-cell office:value-type="string" calcext:value-type="string">
            <text:p>sell</text:p>
          </table:table-cell>
          <table:table-cell office:value-type="float" office:value="547818" calcext:value-type="float">
            <text:p>547818</text:p>
          </table:table-cell>
          <table:table-cell office:value-type="float" office:value="542.887638" calcext:value-type="float">
            <text:p>542.887638</text:p>
          </table:table-cell>
          <table:table-cell/>
          <table:table-cell table:formula="of:=[.G53]&lt;50" office:value-type="boolean" office:boolean-value="false" calcext:value-type="boolean">
            <text:p>FALSE</text:p>
          </table:table-cell>
          <table:table-cell table:formula="of:=AND([.G53]&lt;100;NOT(OR([.I53])))" office:value-type="boolean" office:boolean-value="false" calcext:value-type="boolean">
            <text:p>FALSE</text:p>
          </table:table-cell>
          <table:table-cell table:formula="of:=AND([.G53]&lt;200; NOT(OR([.I53:.J53])))" office:value-type="boolean" office:boolean-value="false" calcext:value-type="boolean">
            <text:p>FALSE</text:p>
          </table:table-cell>
          <table:table-cell table:formula="of:=AND([.G53]&lt;500;NOT(OR([.I53:.K53])))" office:value-type="boolean" office:boolean-value="false" calcext:value-type="boolean">
            <text:p>FALSE</text:p>
          </table:table-cell>
          <table:table-cell table:formula="of:=AND([.G53]&lt;1000;NOT(OR([.I53:.L53])))" office:value-type="boolean" office:boolean-value="true" calcext:value-type="boolean">
            <text:p>TRUE</text:p>
          </table:table-cell>
          <table:table-cell table:formula="of:=AND([.G53]&lt;2000;NOT(OR([.I53:.M53])))" office:value-type="boolean" office:boolean-value="false" calcext:value-type="boolean">
            <text:p>FALSE</text:p>
          </table:table-cell>
          <table:table-cell table:formula="of:=AND([.G53]&lt;5000;NOT(OR([.I53:.N53])))" office:value-type="boolean" office:boolean-value="false" calcext:value-type="boolean">
            <text:p>FALSE</text:p>
          </table:table-cell>
          <table:table-cell table:formula="of:=AND([.G53]&lt;10000;NOT(OR([.I53:.O53])))" office:value-type="boolean" office:boolean-value="false" calcext:value-type="boolean">
            <text:p>FALSE</text:p>
          </table:table-cell>
          <table:table-cell table:formula="of:=AND([.G53]&lt;20000;NOT(OR([.I53:.P53])))" office:value-type="boolean" office:boolean-value="false" calcext:value-type="boolean">
            <text:p>FALSE</text:p>
          </table:table-cell>
          <table:table-cell table:formula="of:=NOT(OR([.I53:.Q5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50488999" calcext:value-type="float">
            <text:p>0.50488999</text:p>
          </table:table-cell>
          <table:table-cell office:value-type="float" office:value="1663608862" calcext:value-type="float">
            <text:p>1663608862</text:p>
          </table:table-cell>
          <table:table-cell office:value-type="float" office:value="99100" calcext:value-type="float">
            <text:p>99100</text:p>
          </table:table-cell>
          <table:table-cell office:value-type="float" office:value="14227533" calcext:value-type="float">
            <text:p>14227533</text:p>
          </table:table-cell>
          <table:table-cell office:value-type="string" calcext:value-type="string">
            <text:p>sell</text:p>
          </table:table-cell>
          <table:table-cell office:value-type="float" office:value="50488999" calcext:value-type="float">
            <text:p>50488999</text:p>
          </table:table-cell>
          <table:table-cell office:value-type="float" office:value="50034.598009" calcext:value-type="float">
            <text:p>50034.598009</text:p>
          </table:table-cell>
          <table:table-cell/>
          <table:table-cell table:formula="of:=[.G54]&lt;50" office:value-type="boolean" office:boolean-value="false" calcext:value-type="boolean">
            <text:p>FALSE</text:p>
          </table:table-cell>
          <table:table-cell table:formula="of:=AND([.G54]&lt;100;NOT(OR([.I54])))" office:value-type="boolean" office:boolean-value="false" calcext:value-type="boolean">
            <text:p>FALSE</text:p>
          </table:table-cell>
          <table:table-cell table:formula="of:=AND([.G54]&lt;200; NOT(OR([.I54:.J54])))" office:value-type="boolean" office:boolean-value="false" calcext:value-type="boolean">
            <text:p>FALSE</text:p>
          </table:table-cell>
          <table:table-cell table:formula="of:=AND([.G54]&lt;500;NOT(OR([.I54:.K54])))" office:value-type="boolean" office:boolean-value="false" calcext:value-type="boolean">
            <text:p>FALSE</text:p>
          </table:table-cell>
          <table:table-cell table:formula="of:=AND([.G54]&lt;1000;NOT(OR([.I54:.L54])))" office:value-type="boolean" office:boolean-value="false" calcext:value-type="boolean">
            <text:p>FALSE</text:p>
          </table:table-cell>
          <table:table-cell table:formula="of:=AND([.G54]&lt;2000;NOT(OR([.I54:.M54])))" office:value-type="boolean" office:boolean-value="false" calcext:value-type="boolean">
            <text:p>FALSE</text:p>
          </table:table-cell>
          <table:table-cell table:formula="of:=AND([.G54]&lt;5000;NOT(OR([.I54:.N54])))" office:value-type="boolean" office:boolean-value="false" calcext:value-type="boolean">
            <text:p>FALSE</text:p>
          </table:table-cell>
          <table:table-cell table:formula="of:=AND([.G54]&lt;10000;NOT(OR([.I54:.O54])))" office:value-type="boolean" office:boolean-value="false" calcext:value-type="boolean">
            <text:p>FALSE</text:p>
          </table:table-cell>
          <table:table-cell table:formula="of:=AND([.G54]&lt;20000;NOT(OR([.I54:.P54])))" office:value-type="boolean" office:boolean-value="false" calcext:value-type="boolean">
            <text:p>FALSE</text:p>
          </table:table-cell>
          <table:table-cell table:formula="of:=NOT(OR([.I54:.Q54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001231" calcext:value-type="float">
            <text:p>0.0001231</text:p>
          </table:table-cell>
          <table:table-cell office:value-type="float" office:value="1663608865" calcext:value-type="float">
            <text:p>1663608865</text:p>
          </table:table-cell>
          <table:table-cell office:value-type="float" office:value="99100" calcext:value-type="float">
            <text:p>99100</text:p>
          </table:table-cell>
          <table:table-cell office:value-type="float" office:value="14227534" calcext:value-type="float">
            <text:p>14227534</text:p>
          </table:table-cell>
          <table:table-cell office:value-type="string" calcext:value-type="string">
            <text:p>sell</text:p>
          </table:table-cell>
          <table:table-cell office:value-type="float" office:value="12310" calcext:value-type="float">
            <text:p>12310</text:p>
          </table:table-cell>
          <table:table-cell office:value-type="float" office:value="12.19921" calcext:value-type="float">
            <text:p>12.19921</text:p>
          </table:table-cell>
          <table:table-cell/>
          <table:table-cell table:formula="of:=[.G55]&lt;50" office:value-type="boolean" office:boolean-value="true" calcext:value-type="boolean">
            <text:p>TRUE</text:p>
          </table:table-cell>
          <table:table-cell table:formula="of:=AND([.G55]&lt;100;NOT(OR([.I55])))" office:value-type="boolean" office:boolean-value="false" calcext:value-type="boolean">
            <text:p>FALSE</text:p>
          </table:table-cell>
          <table:table-cell table:formula="of:=AND([.G55]&lt;200; NOT(OR([.I55:.J55])))" office:value-type="boolean" office:boolean-value="false" calcext:value-type="boolean">
            <text:p>FALSE</text:p>
          </table:table-cell>
          <table:table-cell table:formula="of:=AND([.G55]&lt;500;NOT(OR([.I55:.K55])))" office:value-type="boolean" office:boolean-value="false" calcext:value-type="boolean">
            <text:p>FALSE</text:p>
          </table:table-cell>
          <table:table-cell table:formula="of:=AND([.G55]&lt;1000;NOT(OR([.I55:.L55])))" office:value-type="boolean" office:boolean-value="false" calcext:value-type="boolean">
            <text:p>FALSE</text:p>
          </table:table-cell>
          <table:table-cell table:formula="of:=AND([.G55]&lt;2000;NOT(OR([.I55:.M55])))" office:value-type="boolean" office:boolean-value="false" calcext:value-type="boolean">
            <text:p>FALSE</text:p>
          </table:table-cell>
          <table:table-cell table:formula="of:=AND([.G55]&lt;5000;NOT(OR([.I55:.N55])))" office:value-type="boolean" office:boolean-value="false" calcext:value-type="boolean">
            <text:p>FALSE</text:p>
          </table:table-cell>
          <table:table-cell table:formula="of:=AND([.G55]&lt;10000;NOT(OR([.I55:.O55])))" office:value-type="boolean" office:boolean-value="false" calcext:value-type="boolean">
            <text:p>FALSE</text:p>
          </table:table-cell>
          <table:table-cell table:formula="of:=AND([.G55]&lt;20000;NOT(OR([.I55:.P55])))" office:value-type="boolean" office:boolean-value="false" calcext:value-type="boolean">
            <text:p>FALSE</text:p>
          </table:table-cell>
          <table:table-cell table:formula="of:=NOT(OR([.I55:.Q5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88" calcext:value-type="float">
            <text:p>0.00788</text:p>
          </table:table-cell>
          <table:table-cell office:value-type="float" office:value="1663608866" calcext:value-type="float">
            <text:p>1663608866</text:p>
          </table:table-cell>
          <table:table-cell office:value-type="float" office:value="99349.95007241" calcext:value-type="float">
            <text:p>99349.95007241</text:p>
          </table:table-cell>
          <table:table-cell office:value-type="float" office:value="14227535" calcext:value-type="float">
            <text:p>14227535</text:p>
          </table:table-cell>
          <table:table-cell office:value-type="string" calcext:value-type="string">
            <text:p>buy</text:p>
          </table:table-cell>
          <table:table-cell office:value-type="float" office:value="788000" calcext:value-type="float">
            <text:p>788000</text:p>
          </table:table-cell>
          <table:table-cell office:value-type="float" office:value="782.877606570591" calcext:value-type="float">
            <text:p>782.877606570591</text:p>
          </table:table-cell>
          <table:table-cell/>
          <table:table-cell table:formula="of:=[.G56]&lt;50" office:value-type="boolean" office:boolean-value="false" calcext:value-type="boolean">
            <text:p>FALSE</text:p>
          </table:table-cell>
          <table:table-cell table:formula="of:=AND([.G56]&lt;100;NOT(OR([.I56])))" office:value-type="boolean" office:boolean-value="false" calcext:value-type="boolean">
            <text:p>FALSE</text:p>
          </table:table-cell>
          <table:table-cell table:formula="of:=AND([.G56]&lt;200; NOT(OR([.I56:.J56])))" office:value-type="boolean" office:boolean-value="false" calcext:value-type="boolean">
            <text:p>FALSE</text:p>
          </table:table-cell>
          <table:table-cell table:formula="of:=AND([.G56]&lt;500;NOT(OR([.I56:.K56])))" office:value-type="boolean" office:boolean-value="false" calcext:value-type="boolean">
            <text:p>FALSE</text:p>
          </table:table-cell>
          <table:table-cell table:formula="of:=AND([.G56]&lt;1000;NOT(OR([.I56:.L56])))" office:value-type="boolean" office:boolean-value="true" calcext:value-type="boolean">
            <text:p>TRUE</text:p>
          </table:table-cell>
          <table:table-cell table:formula="of:=AND([.G56]&lt;2000;NOT(OR([.I56:.M56])))" office:value-type="boolean" office:boolean-value="false" calcext:value-type="boolean">
            <text:p>FALSE</text:p>
          </table:table-cell>
          <table:table-cell table:formula="of:=AND([.G56]&lt;5000;NOT(OR([.I56:.N56])))" office:value-type="boolean" office:boolean-value="false" calcext:value-type="boolean">
            <text:p>FALSE</text:p>
          </table:table-cell>
          <table:table-cell table:formula="of:=AND([.G56]&lt;10000;NOT(OR([.I56:.O56])))" office:value-type="boolean" office:boolean-value="false" calcext:value-type="boolean">
            <text:p>FALSE</text:p>
          </table:table-cell>
          <table:table-cell table:formula="of:=AND([.G56]&lt;20000;NOT(OR([.I56:.P56])))" office:value-type="boolean" office:boolean-value="false" calcext:value-type="boolean">
            <text:p>FALSE</text:p>
          </table:table-cell>
          <table:table-cell table:formula="of:=NOT(OR([.I56:.Q5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1863" calcext:value-type="float">
            <text:p>0.0021863</text:p>
          </table:table-cell>
          <table:table-cell office:value-type="float" office:value="1663608866" calcext:value-type="float">
            <text:p>1663608866</text:p>
          </table:table-cell>
          <table:table-cell office:value-type="float" office:value="99350.30570922" calcext:value-type="float">
            <text:p>99350.30570922</text:p>
          </table:table-cell>
          <table:table-cell office:value-type="float" office:value="14227536" calcext:value-type="float">
            <text:p>14227536</text:p>
          </table:table-cell>
          <table:table-cell office:value-type="string" calcext:value-type="string">
            <text:p>buy</text:p>
          </table:table-cell>
          <table:table-cell office:value-type="float" office:value="218630" calcext:value-type="float">
            <text:p>218630</text:p>
          </table:table-cell>
          <table:table-cell office:value-type="float" office:value="217.209573372068" calcext:value-type="float">
            <text:p>217.209573372068</text:p>
          </table:table-cell>
          <table:table-cell/>
          <table:table-cell table:formula="of:=[.G57]&lt;50" office:value-type="boolean" office:boolean-value="false" calcext:value-type="boolean">
            <text:p>FALSE</text:p>
          </table:table-cell>
          <table:table-cell table:formula="of:=AND([.G57]&lt;100;NOT(OR([.I57])))" office:value-type="boolean" office:boolean-value="false" calcext:value-type="boolean">
            <text:p>FALSE</text:p>
          </table:table-cell>
          <table:table-cell table:formula="of:=AND([.G57]&lt;200; NOT(OR([.I57:.J57])))" office:value-type="boolean" office:boolean-value="false" calcext:value-type="boolean">
            <text:p>FALSE</text:p>
          </table:table-cell>
          <table:table-cell table:formula="of:=AND([.G57]&lt;500;NOT(OR([.I57:.K57])))" office:value-type="boolean" office:boolean-value="true" calcext:value-type="boolean">
            <text:p>TRUE</text:p>
          </table:table-cell>
          <table:table-cell table:formula="of:=AND([.G57]&lt;1000;NOT(OR([.I57:.L57])))" office:value-type="boolean" office:boolean-value="false" calcext:value-type="boolean">
            <text:p>FALSE</text:p>
          </table:table-cell>
          <table:table-cell table:formula="of:=AND([.G57]&lt;2000;NOT(OR([.I57:.M57])))" office:value-type="boolean" office:boolean-value="false" calcext:value-type="boolean">
            <text:p>FALSE</text:p>
          </table:table-cell>
          <table:table-cell table:formula="of:=AND([.G57]&lt;5000;NOT(OR([.I57:.N57])))" office:value-type="boolean" office:boolean-value="false" calcext:value-type="boolean">
            <text:p>FALSE</text:p>
          </table:table-cell>
          <table:table-cell table:formula="of:=AND([.G57]&lt;10000;NOT(OR([.I57:.O57])))" office:value-type="boolean" office:boolean-value="false" calcext:value-type="boolean">
            <text:p>FALSE</text:p>
          </table:table-cell>
          <table:table-cell table:formula="of:=AND([.G57]&lt;20000;NOT(OR([.I57:.P57])))" office:value-type="boolean" office:boolean-value="false" calcext:value-type="boolean">
            <text:p>FALSE</text:p>
          </table:table-cell>
          <table:table-cell table:formula="of:=NOT(OR([.I57:.Q5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14999999" calcext:value-type="float">
            <text:p>0.14999999</text:p>
          </table:table-cell>
          <table:table-cell office:value-type="float" office:value="1663608870" calcext:value-type="float">
            <text:p>1663608870</text:p>
          </table:table-cell>
          <table:table-cell office:value-type="float" office:value="99100" calcext:value-type="float">
            <text:p>99100</text:p>
          </table:table-cell>
          <table:table-cell office:value-type="float" office:value="14227537" calcext:value-type="float">
            <text:p>14227537</text:p>
          </table:table-cell>
          <table:table-cell office:value-type="string" calcext:value-type="string">
            <text:p>sell</text:p>
          </table:table-cell>
          <table:table-cell office:value-type="float" office:value="14999999" calcext:value-type="float">
            <text:p>14999999</text:p>
          </table:table-cell>
          <table:table-cell office:value-type="float" office:value="14864.999009" calcext:value-type="float">
            <text:p>14864.999009</text:p>
          </table:table-cell>
          <table:table-cell/>
          <table:table-cell table:formula="of:=[.G58]&lt;50" office:value-type="boolean" office:boolean-value="false" calcext:value-type="boolean">
            <text:p>FALSE</text:p>
          </table:table-cell>
          <table:table-cell table:formula="of:=AND([.G58]&lt;100;NOT(OR([.I58])))" office:value-type="boolean" office:boolean-value="false" calcext:value-type="boolean">
            <text:p>FALSE</text:p>
          </table:table-cell>
          <table:table-cell table:formula="of:=AND([.G58]&lt;200; NOT(OR([.I58:.J58])))" office:value-type="boolean" office:boolean-value="false" calcext:value-type="boolean">
            <text:p>FALSE</text:p>
          </table:table-cell>
          <table:table-cell table:formula="of:=AND([.G58]&lt;500;NOT(OR([.I58:.K58])))" office:value-type="boolean" office:boolean-value="false" calcext:value-type="boolean">
            <text:p>FALSE</text:p>
          </table:table-cell>
          <table:table-cell table:formula="of:=AND([.G58]&lt;1000;NOT(OR([.I58:.L58])))" office:value-type="boolean" office:boolean-value="false" calcext:value-type="boolean">
            <text:p>FALSE</text:p>
          </table:table-cell>
          <table:table-cell table:formula="of:=AND([.G58]&lt;2000;NOT(OR([.I58:.M58])))" office:value-type="boolean" office:boolean-value="false" calcext:value-type="boolean">
            <text:p>FALSE</text:p>
          </table:table-cell>
          <table:table-cell table:formula="of:=AND([.G58]&lt;5000;NOT(OR([.I58:.N58])))" office:value-type="boolean" office:boolean-value="false" calcext:value-type="boolean">
            <text:p>FALSE</text:p>
          </table:table-cell>
          <table:table-cell table:formula="of:=AND([.G58]&lt;10000;NOT(OR([.I58:.O58])))" office:value-type="boolean" office:boolean-value="false" calcext:value-type="boolean">
            <text:p>FALSE</text:p>
          </table:table-cell>
          <table:table-cell table:formula="of:=AND([.G58]&lt;20000;NOT(OR([.I58:.P58])))" office:value-type="boolean" office:boolean-value="true" calcext:value-type="boolean">
            <text:p>TRUE</text:p>
          </table:table-cell>
          <table:table-cell table:formula="of:=NOT(OR([.I58:.Q5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11034353" calcext:value-type="float">
            <text:p>0.11034353</text:p>
          </table:table-cell>
          <table:table-cell office:value-type="float" office:value="1663608872" calcext:value-type="float">
            <text:p>1663608872</text:p>
          </table:table-cell>
          <table:table-cell office:value-type="float" office:value="99100" calcext:value-type="float">
            <text:p>99100</text:p>
          </table:table-cell>
          <table:table-cell office:value-type="float" office:value="14227538" calcext:value-type="float">
            <text:p>14227538</text:p>
          </table:table-cell>
          <table:table-cell office:value-type="string" calcext:value-type="string">
            <text:p>sell</text:p>
          </table:table-cell>
          <table:table-cell office:value-type="float" office:value="11034353" calcext:value-type="float">
            <text:p>11034353</text:p>
          </table:table-cell>
          <table:table-cell office:value-type="float" office:value="10935.043823" calcext:value-type="float">
            <text:p>10935.043823</text:p>
          </table:table-cell>
          <table:table-cell/>
          <table:table-cell table:formula="of:=[.G59]&lt;50" office:value-type="boolean" office:boolean-value="false" calcext:value-type="boolean">
            <text:p>FALSE</text:p>
          </table:table-cell>
          <table:table-cell table:formula="of:=AND([.G59]&lt;100;NOT(OR([.I59])))" office:value-type="boolean" office:boolean-value="false" calcext:value-type="boolean">
            <text:p>FALSE</text:p>
          </table:table-cell>
          <table:table-cell table:formula="of:=AND([.G59]&lt;200; NOT(OR([.I59:.J59])))" office:value-type="boolean" office:boolean-value="false" calcext:value-type="boolean">
            <text:p>FALSE</text:p>
          </table:table-cell>
          <table:table-cell table:formula="of:=AND([.G59]&lt;500;NOT(OR([.I59:.K59])))" office:value-type="boolean" office:boolean-value="false" calcext:value-type="boolean">
            <text:p>FALSE</text:p>
          </table:table-cell>
          <table:table-cell table:formula="of:=AND([.G59]&lt;1000;NOT(OR([.I59:.L59])))" office:value-type="boolean" office:boolean-value="false" calcext:value-type="boolean">
            <text:p>FALSE</text:p>
          </table:table-cell>
          <table:table-cell table:formula="of:=AND([.G59]&lt;2000;NOT(OR([.I59:.M59])))" office:value-type="boolean" office:boolean-value="false" calcext:value-type="boolean">
            <text:p>FALSE</text:p>
          </table:table-cell>
          <table:table-cell table:formula="of:=AND([.G59]&lt;5000;NOT(OR([.I59:.N59])))" office:value-type="boolean" office:boolean-value="false" calcext:value-type="boolean">
            <text:p>FALSE</text:p>
          </table:table-cell>
          <table:table-cell table:formula="of:=AND([.G59]&lt;10000;NOT(OR([.I59:.O59])))" office:value-type="boolean" office:boolean-value="false" calcext:value-type="boolean">
            <text:p>FALSE</text:p>
          </table:table-cell>
          <table:table-cell table:formula="of:=AND([.G59]&lt;20000;NOT(OR([.I59:.P59])))" office:value-type="boolean" office:boolean-value="true" calcext:value-type="boolean">
            <text:p>TRUE</text:p>
          </table:table-cell>
          <table:table-cell table:formula="of:=NOT(OR([.I59:.Q5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849577" calcext:value-type="float">
            <text:p>0.00849577</text:p>
          </table:table-cell>
          <table:table-cell office:value-type="float" office:value="1663608872" calcext:value-type="float">
            <text:p>1663608872</text:p>
          </table:table-cell>
          <table:table-cell office:value-type="float" office:value="99056.26" calcext:value-type="float">
            <text:p>99056.26</text:p>
          </table:table-cell>
          <table:table-cell office:value-type="float" office:value="14227539" calcext:value-type="float">
            <text:p>14227539</text:p>
          </table:table-cell>
          <table:table-cell office:value-type="string" calcext:value-type="string">
            <text:p>sell</text:p>
          </table:table-cell>
          <table:table-cell office:value-type="float" office:value="849577" calcext:value-type="float">
            <text:p>849577</text:p>
          </table:table-cell>
          <table:table-cell office:value-type="float" office:value="841.5592020202" calcext:value-type="float">
            <text:p>841.5592020202</text:p>
          </table:table-cell>
          <table:table-cell/>
          <table:table-cell table:formula="of:=[.G60]&lt;50" office:value-type="boolean" office:boolean-value="false" calcext:value-type="boolean">
            <text:p>FALSE</text:p>
          </table:table-cell>
          <table:table-cell table:formula="of:=AND([.G60]&lt;100;NOT(OR([.I60])))" office:value-type="boolean" office:boolean-value="false" calcext:value-type="boolean">
            <text:p>FALSE</text:p>
          </table:table-cell>
          <table:table-cell table:formula="of:=AND([.G60]&lt;200; NOT(OR([.I60:.J60])))" office:value-type="boolean" office:boolean-value="false" calcext:value-type="boolean">
            <text:p>FALSE</text:p>
          </table:table-cell>
          <table:table-cell table:formula="of:=AND([.G60]&lt;500;NOT(OR([.I60:.K60])))" office:value-type="boolean" office:boolean-value="false" calcext:value-type="boolean">
            <text:p>FALSE</text:p>
          </table:table-cell>
          <table:table-cell table:formula="of:=AND([.G60]&lt;1000;NOT(OR([.I60:.L60])))" office:value-type="boolean" office:boolean-value="true" calcext:value-type="boolean">
            <text:p>TRUE</text:p>
          </table:table-cell>
          <table:table-cell table:formula="of:=AND([.G60]&lt;2000;NOT(OR([.I60:.M60])))" office:value-type="boolean" office:boolean-value="false" calcext:value-type="boolean">
            <text:p>FALSE</text:p>
          </table:table-cell>
          <table:table-cell table:formula="of:=AND([.G60]&lt;5000;NOT(OR([.I60:.N60])))" office:value-type="boolean" office:boolean-value="false" calcext:value-type="boolean">
            <text:p>FALSE</text:p>
          </table:table-cell>
          <table:table-cell table:formula="of:=AND([.G60]&lt;10000;NOT(OR([.I60:.O60])))" office:value-type="boolean" office:boolean-value="false" calcext:value-type="boolean">
            <text:p>FALSE</text:p>
          </table:table-cell>
          <table:table-cell table:formula="of:=AND([.G60]&lt;20000;NOT(OR([.I60:.P60])))" office:value-type="boolean" office:boolean-value="false" calcext:value-type="boolean">
            <text:p>FALSE</text:p>
          </table:table-cell>
          <table:table-cell table:formula="of:=NOT(OR([.I60:.Q6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867544" calcext:value-type="float">
            <text:p>0.00867544</text:p>
          </table:table-cell>
          <table:table-cell office:value-type="float" office:value="1663608872" calcext:value-type="float">
            <text:p>1663608872</text:p>
          </table:table-cell>
          <table:table-cell office:value-type="float" office:value="99000" calcext:value-type="float">
            <text:p>99000</text:p>
          </table:table-cell>
          <table:table-cell office:value-type="float" office:value="14227540" calcext:value-type="float">
            <text:p>14227540</text:p>
          </table:table-cell>
          <table:table-cell office:value-type="string" calcext:value-type="string">
            <text:p>sell</text:p>
          </table:table-cell>
          <table:table-cell office:value-type="float" office:value="867544" calcext:value-type="float">
            <text:p>867544</text:p>
          </table:table-cell>
          <table:table-cell office:value-type="float" office:value="858.86856" calcext:value-type="float">
            <text:p>858.86856</text:p>
          </table:table-cell>
          <table:table-cell/>
          <table:table-cell table:formula="of:=[.G61]&lt;50" office:value-type="boolean" office:boolean-value="false" calcext:value-type="boolean">
            <text:p>FALSE</text:p>
          </table:table-cell>
          <table:table-cell table:formula="of:=AND([.G61]&lt;100;NOT(OR([.I61])))" office:value-type="boolean" office:boolean-value="false" calcext:value-type="boolean">
            <text:p>FALSE</text:p>
          </table:table-cell>
          <table:table-cell table:formula="of:=AND([.G61]&lt;200; NOT(OR([.I61:.J61])))" office:value-type="boolean" office:boolean-value="false" calcext:value-type="boolean">
            <text:p>FALSE</text:p>
          </table:table-cell>
          <table:table-cell table:formula="of:=AND([.G61]&lt;500;NOT(OR([.I61:.K61])))" office:value-type="boolean" office:boolean-value="false" calcext:value-type="boolean">
            <text:p>FALSE</text:p>
          </table:table-cell>
          <table:table-cell table:formula="of:=AND([.G61]&lt;1000;NOT(OR([.I61:.L61])))" office:value-type="boolean" office:boolean-value="true" calcext:value-type="boolean">
            <text:p>TRUE</text:p>
          </table:table-cell>
          <table:table-cell table:formula="of:=AND([.G61]&lt;2000;NOT(OR([.I61:.M61])))" office:value-type="boolean" office:boolean-value="false" calcext:value-type="boolean">
            <text:p>FALSE</text:p>
          </table:table-cell>
          <table:table-cell table:formula="of:=AND([.G61]&lt;5000;NOT(OR([.I61:.N61])))" office:value-type="boolean" office:boolean-value="false" calcext:value-type="boolean">
            <text:p>FALSE</text:p>
          </table:table-cell>
          <table:table-cell table:formula="of:=AND([.G61]&lt;10000;NOT(OR([.I61:.O61])))" office:value-type="boolean" office:boolean-value="false" calcext:value-type="boolean">
            <text:p>FALSE</text:p>
          </table:table-cell>
          <table:table-cell table:formula="of:=AND([.G61]&lt;20000;NOT(OR([.I61:.P61])))" office:value-type="boolean" office:boolean-value="false" calcext:value-type="boolean">
            <text:p>FALSE</text:p>
          </table:table-cell>
          <table:table-cell table:formula="of:=NOT(OR([.I61:.Q6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20202" calcext:value-type="float">
            <text:p>0.00020202</text:p>
          </table:table-cell>
          <table:table-cell office:value-type="float" office:value="1663608872" calcext:value-type="float">
            <text:p>1663608872</text:p>
          </table:table-cell>
          <table:table-cell office:value-type="float" office:value="99000" calcext:value-type="float">
            <text:p>99000</text:p>
          </table:table-cell>
          <table:table-cell office:value-type="float" office:value="14227541" calcext:value-type="float">
            <text:p>14227541</text:p>
          </table:table-cell>
          <table:table-cell office:value-type="string" calcext:value-type="string">
            <text:p>sell</text:p>
          </table:table-cell>
          <table:table-cell office:value-type="float" office:value="20202" calcext:value-type="float">
            <text:p>20202</text:p>
          </table:table-cell>
          <table:table-cell office:value-type="float" office:value="19.99998" calcext:value-type="float">
            <text:p>19.99998</text:p>
          </table:table-cell>
          <table:table-cell/>
          <table:table-cell table:formula="of:=[.G62]&lt;50" office:value-type="boolean" office:boolean-value="true" calcext:value-type="boolean">
            <text:p>TRUE</text:p>
          </table:table-cell>
          <table:table-cell table:formula="of:=AND([.G62]&lt;100;NOT(OR([.I62])))" office:value-type="boolean" office:boolean-value="false" calcext:value-type="boolean">
            <text:p>FALSE</text:p>
          </table:table-cell>
          <table:table-cell table:formula="of:=AND([.G62]&lt;200; NOT(OR([.I62:.J62])))" office:value-type="boolean" office:boolean-value="false" calcext:value-type="boolean">
            <text:p>FALSE</text:p>
          </table:table-cell>
          <table:table-cell table:formula="of:=AND([.G62]&lt;500;NOT(OR([.I62:.K62])))" office:value-type="boolean" office:boolean-value="false" calcext:value-type="boolean">
            <text:p>FALSE</text:p>
          </table:table-cell>
          <table:table-cell table:formula="of:=AND([.G62]&lt;1000;NOT(OR([.I62:.L62])))" office:value-type="boolean" office:boolean-value="false" calcext:value-type="boolean">
            <text:p>FALSE</text:p>
          </table:table-cell>
          <table:table-cell table:formula="of:=AND([.G62]&lt;2000;NOT(OR([.I62:.M62])))" office:value-type="boolean" office:boolean-value="false" calcext:value-type="boolean">
            <text:p>FALSE</text:p>
          </table:table-cell>
          <table:table-cell table:formula="of:=AND([.G62]&lt;5000;NOT(OR([.I62:.N62])))" office:value-type="boolean" office:boolean-value="false" calcext:value-type="boolean">
            <text:p>FALSE</text:p>
          </table:table-cell>
          <table:table-cell table:formula="of:=AND([.G62]&lt;10000;NOT(OR([.I62:.O62])))" office:value-type="boolean" office:boolean-value="false" calcext:value-type="boolean">
            <text:p>FALSE</text:p>
          </table:table-cell>
          <table:table-cell table:formula="of:=AND([.G62]&lt;20000;NOT(OR([.I62:.P62])))" office:value-type="boolean" office:boolean-value="false" calcext:value-type="boolean">
            <text:p>FALSE</text:p>
          </table:table-cell>
          <table:table-cell table:formula="of:=NOT(OR([.I62:.Q6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1663608872" calcext:value-type="float">
            <text:p>1663608872</text:p>
          </table:table-cell>
          <table:table-cell office:value-type="float" office:value="99000" calcext:value-type="float">
            <text:p>99000</text:p>
          </table:table-cell>
          <table:table-cell office:value-type="float" office:value="14227542" calcext:value-type="float">
            <text:p>14227542</text:p>
          </table:table-cell>
          <table:table-cell office:value-type="string" calcext:value-type="string">
            <text:p>sell</text:p>
          </table:table-cell>
          <table:table-cell office:value-type="float" office:value="5000" calcext:value-type="float">
            <text:p>5000</text:p>
          </table:table-cell>
          <table:table-cell office:value-type="float" office:value="4.95" calcext:value-type="float">
            <text:p>4.95</text:p>
          </table:table-cell>
          <table:table-cell/>
          <table:table-cell table:formula="of:=[.G63]&lt;50" office:value-type="boolean" office:boolean-value="true" calcext:value-type="boolean">
            <text:p>TRUE</text:p>
          </table:table-cell>
          <table:table-cell table:formula="of:=AND([.G63]&lt;100;NOT(OR([.I63])))" office:value-type="boolean" office:boolean-value="false" calcext:value-type="boolean">
            <text:p>FALSE</text:p>
          </table:table-cell>
          <table:table-cell table:formula="of:=AND([.G63]&lt;200; NOT(OR([.I63:.J63])))" office:value-type="boolean" office:boolean-value="false" calcext:value-type="boolean">
            <text:p>FALSE</text:p>
          </table:table-cell>
          <table:table-cell table:formula="of:=AND([.G63]&lt;500;NOT(OR([.I63:.K63])))" office:value-type="boolean" office:boolean-value="false" calcext:value-type="boolean">
            <text:p>FALSE</text:p>
          </table:table-cell>
          <table:table-cell table:formula="of:=AND([.G63]&lt;1000;NOT(OR([.I63:.L63])))" office:value-type="boolean" office:boolean-value="false" calcext:value-type="boolean">
            <text:p>FALSE</text:p>
          </table:table-cell>
          <table:table-cell table:formula="of:=AND([.G63]&lt;2000;NOT(OR([.I63:.M63])))" office:value-type="boolean" office:boolean-value="false" calcext:value-type="boolean">
            <text:p>FALSE</text:p>
          </table:table-cell>
          <table:table-cell table:formula="of:=AND([.G63]&lt;5000;NOT(OR([.I63:.N63])))" office:value-type="boolean" office:boolean-value="false" calcext:value-type="boolean">
            <text:p>FALSE</text:p>
          </table:table-cell>
          <table:table-cell table:formula="of:=AND([.G63]&lt;10000;NOT(OR([.I63:.O63])))" office:value-type="boolean" office:boolean-value="false" calcext:value-type="boolean">
            <text:p>FALSE</text:p>
          </table:table-cell>
          <table:table-cell table:formula="of:=AND([.G63]&lt;20000;NOT(OR([.I63:.P63])))" office:value-type="boolean" office:boolean-value="false" calcext:value-type="boolean">
            <text:p>FALSE</text:p>
          </table:table-cell>
          <table:table-cell table:formula="of:=NOT(OR([.I63:.Q6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663608872" calcext:value-type="float">
            <text:p>1663608872</text:p>
          </table:table-cell>
          <table:table-cell office:value-type="float" office:value="99000" calcext:value-type="float">
            <text:p>99000</text:p>
          </table:table-cell>
          <table:table-cell office:value-type="float" office:value="14227543" calcext:value-type="float">
            <text:p>14227543</text:p>
          </table:table-cell>
          <table:table-cell office:value-type="string" calcext:value-type="string">
            <text:p>sell</text:p>
          </table:table-cell>
          <table:table-cell office:value-type="float" office:value="500000" calcext:value-type="float">
            <text:p>500000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[.G64]&lt;50" office:value-type="boolean" office:boolean-value="false" calcext:value-type="boolean">
            <text:p>FALSE</text:p>
          </table:table-cell>
          <table:table-cell table:formula="of:=AND([.G64]&lt;100;NOT(OR([.I64])))" office:value-type="boolean" office:boolean-value="false" calcext:value-type="boolean">
            <text:p>FALSE</text:p>
          </table:table-cell>
          <table:table-cell table:formula="of:=AND([.G64]&lt;200; NOT(OR([.I64:.J64])))" office:value-type="boolean" office:boolean-value="false" calcext:value-type="boolean">
            <text:p>FALSE</text:p>
          </table:table-cell>
          <table:table-cell table:formula="of:=AND([.G64]&lt;500;NOT(OR([.I64:.K64])))" office:value-type="boolean" office:boolean-value="true" calcext:value-type="boolean">
            <text:p>TRUE</text:p>
          </table:table-cell>
          <table:table-cell table:formula="of:=AND([.G64]&lt;1000;NOT(OR([.I64:.L64])))" office:value-type="boolean" office:boolean-value="false" calcext:value-type="boolean">
            <text:p>FALSE</text:p>
          </table:table-cell>
          <table:table-cell table:formula="of:=AND([.G64]&lt;2000;NOT(OR([.I64:.M64])))" office:value-type="boolean" office:boolean-value="false" calcext:value-type="boolean">
            <text:p>FALSE</text:p>
          </table:table-cell>
          <table:table-cell table:formula="of:=AND([.G64]&lt;5000;NOT(OR([.I64:.N64])))" office:value-type="boolean" office:boolean-value="false" calcext:value-type="boolean">
            <text:p>FALSE</text:p>
          </table:table-cell>
          <table:table-cell table:formula="of:=AND([.G64]&lt;10000;NOT(OR([.I64:.O64])))" office:value-type="boolean" office:boolean-value="false" calcext:value-type="boolean">
            <text:p>FALSE</text:p>
          </table:table-cell>
          <table:table-cell table:formula="of:=AND([.G64]&lt;20000;NOT(OR([.I64:.P64])))" office:value-type="boolean" office:boolean-value="false" calcext:value-type="boolean">
            <text:p>FALSE</text:p>
          </table:table-cell>
          <table:table-cell table:formula="of:=NOT(OR([.I64:.Q6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83212" calcext:value-type="float">
            <text:p>0.00783212</text:p>
          </table:table-cell>
          <table:table-cell office:value-type="float" office:value="1663608872" calcext:value-type="float">
            <text:p>1663608872</text:p>
          </table:table-cell>
          <table:table-cell office:value-type="float" office:value="99000" calcext:value-type="float">
            <text:p>99000</text:p>
          </table:table-cell>
          <table:table-cell office:value-type="float" office:value="14227544" calcext:value-type="float">
            <text:p>14227544</text:p>
          </table:table-cell>
          <table:table-cell office:value-type="string" calcext:value-type="string">
            <text:p>sell</text:p>
          </table:table-cell>
          <table:table-cell office:value-type="float" office:value="783212" calcext:value-type="float">
            <text:p>783212</text:p>
          </table:table-cell>
          <table:table-cell office:value-type="float" office:value="775.37988" calcext:value-type="float">
            <text:p>775.37988</text:p>
          </table:table-cell>
          <table:table-cell/>
          <table:table-cell table:formula="of:=[.G65]&lt;50" office:value-type="boolean" office:boolean-value="false" calcext:value-type="boolean">
            <text:p>FALSE</text:p>
          </table:table-cell>
          <table:table-cell table:formula="of:=AND([.G65]&lt;100;NOT(OR([.I65])))" office:value-type="boolean" office:boolean-value="false" calcext:value-type="boolean">
            <text:p>FALSE</text:p>
          </table:table-cell>
          <table:table-cell table:formula="of:=AND([.G65]&lt;200; NOT(OR([.I65:.J65])))" office:value-type="boolean" office:boolean-value="false" calcext:value-type="boolean">
            <text:p>FALSE</text:p>
          </table:table-cell>
          <table:table-cell table:formula="of:=AND([.G65]&lt;500;NOT(OR([.I65:.K65])))" office:value-type="boolean" office:boolean-value="false" calcext:value-type="boolean">
            <text:p>FALSE</text:p>
          </table:table-cell>
          <table:table-cell table:formula="of:=AND([.G65]&lt;1000;NOT(OR([.I65:.L65])))" office:value-type="boolean" office:boolean-value="true" calcext:value-type="boolean">
            <text:p>TRUE</text:p>
          </table:table-cell>
          <table:table-cell table:formula="of:=AND([.G65]&lt;2000;NOT(OR([.I65:.M65])))" office:value-type="boolean" office:boolean-value="false" calcext:value-type="boolean">
            <text:p>FALSE</text:p>
          </table:table-cell>
          <table:table-cell table:formula="of:=AND([.G65]&lt;5000;NOT(OR([.I65:.N65])))" office:value-type="boolean" office:boolean-value="false" calcext:value-type="boolean">
            <text:p>FALSE</text:p>
          </table:table-cell>
          <table:table-cell table:formula="of:=AND([.G65]&lt;10000;NOT(OR([.I65:.O65])))" office:value-type="boolean" office:boolean-value="false" calcext:value-type="boolean">
            <text:p>FALSE</text:p>
          </table:table-cell>
          <table:table-cell table:formula="of:=AND([.G65]&lt;20000;NOT(OR([.I65:.P65])))" office:value-type="boolean" office:boolean-value="false" calcext:value-type="boolean">
            <text:p>FALSE</text:p>
          </table:table-cell>
          <table:table-cell table:formula="of:=NOT(OR([.I65:.Q6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0101" calcext:value-type="float">
            <text:p>0.0010101</text:p>
          </table:table-cell>
          <table:table-cell office:value-type="float" office:value="1663608872" calcext:value-type="float">
            <text:p>1663608872</text:p>
          </table:table-cell>
          <table:table-cell office:value-type="float" office:value="99000" calcext:value-type="float">
            <text:p>99000</text:p>
          </table:table-cell>
          <table:table-cell office:value-type="float" office:value="14227545" calcext:value-type="float">
            <text:p>14227545</text:p>
          </table:table-cell>
          <table:table-cell office:value-type="string" calcext:value-type="string">
            <text:p>sell</text:p>
          </table:table-cell>
          <table:table-cell office:value-type="float" office:value="101010" calcext:value-type="float">
            <text:p>101010</text:p>
          </table:table-cell>
          <table:table-cell office:value-type="float" office:value="99.9999" calcext:value-type="float">
            <text:p>99.9999</text:p>
          </table:table-cell>
          <table:table-cell/>
          <table:table-cell table:formula="of:=[.G66]&lt;50" office:value-type="boolean" office:boolean-value="false" calcext:value-type="boolean">
            <text:p>FALSE</text:p>
          </table:table-cell>
          <table:table-cell table:formula="of:=AND([.G66]&lt;100;NOT(OR([.I66])))" office:value-type="boolean" office:boolean-value="true" calcext:value-type="boolean">
            <text:p>TRUE</text:p>
          </table:table-cell>
          <table:table-cell table:formula="of:=AND([.G66]&lt;200; NOT(OR([.I66:.J66])))" office:value-type="boolean" office:boolean-value="false" calcext:value-type="boolean">
            <text:p>FALSE</text:p>
          </table:table-cell>
          <table:table-cell table:formula="of:=AND([.G66]&lt;500;NOT(OR([.I66:.K66])))" office:value-type="boolean" office:boolean-value="false" calcext:value-type="boolean">
            <text:p>FALSE</text:p>
          </table:table-cell>
          <table:table-cell table:formula="of:=AND([.G66]&lt;1000;NOT(OR([.I66:.L66])))" office:value-type="boolean" office:boolean-value="false" calcext:value-type="boolean">
            <text:p>FALSE</text:p>
          </table:table-cell>
          <table:table-cell table:formula="of:=AND([.G66]&lt;2000;NOT(OR([.I66:.M66])))" office:value-type="boolean" office:boolean-value="false" calcext:value-type="boolean">
            <text:p>FALSE</text:p>
          </table:table-cell>
          <table:table-cell table:formula="of:=AND([.G66]&lt;5000;NOT(OR([.I66:.N66])))" office:value-type="boolean" office:boolean-value="false" calcext:value-type="boolean">
            <text:p>FALSE</text:p>
          </table:table-cell>
          <table:table-cell table:formula="of:=AND([.G66]&lt;10000;NOT(OR([.I66:.O66])))" office:value-type="boolean" office:boolean-value="false" calcext:value-type="boolean">
            <text:p>FALSE</text:p>
          </table:table-cell>
          <table:table-cell table:formula="of:=AND([.G66]&lt;20000;NOT(OR([.I66:.P66])))" office:value-type="boolean" office:boolean-value="false" calcext:value-type="boolean">
            <text:p>FALSE</text:p>
          </table:table-cell>
          <table:table-cell table:formula="of:=NOT(OR([.I66:.Q6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0505" calcext:value-type="float">
            <text:p>0.0050505</text:p>
          </table:table-cell>
          <table:table-cell office:value-type="float" office:value="1663608872" calcext:value-type="float">
            <text:p>1663608872</text:p>
          </table:table-cell>
          <table:table-cell office:value-type="float" office:value="99000" calcext:value-type="float">
            <text:p>99000</text:p>
          </table:table-cell>
          <table:table-cell office:value-type="float" office:value="14227546" calcext:value-type="float">
            <text:p>14227546</text:p>
          </table:table-cell>
          <table:table-cell office:value-type="string" calcext:value-type="string">
            <text:p>sell</text:p>
          </table:table-cell>
          <table:table-cell office:value-type="float" office:value="505050" calcext:value-type="float">
            <text:p>505050</text:p>
          </table:table-cell>
          <table:table-cell office:value-type="float" office:value="499.9995" calcext:value-type="float">
            <text:p>499.9995</text:p>
          </table:table-cell>
          <table:table-cell/>
          <table:table-cell table:formula="of:=[.G67]&lt;50" office:value-type="boolean" office:boolean-value="false" calcext:value-type="boolean">
            <text:p>FALSE</text:p>
          </table:table-cell>
          <table:table-cell table:formula="of:=AND([.G67]&lt;100;NOT(OR([.I67])))" office:value-type="boolean" office:boolean-value="false" calcext:value-type="boolean">
            <text:p>FALSE</text:p>
          </table:table-cell>
          <table:table-cell table:formula="of:=AND([.G67]&lt;200; NOT(OR([.I67:.J67])))" office:value-type="boolean" office:boolean-value="false" calcext:value-type="boolean">
            <text:p>FALSE</text:p>
          </table:table-cell>
          <table:table-cell table:formula="of:=AND([.G67]&lt;500;NOT(OR([.I67:.K67])))" office:value-type="boolean" office:boolean-value="true" calcext:value-type="boolean">
            <text:p>TRUE</text:p>
          </table:table-cell>
          <table:table-cell table:formula="of:=AND([.G67]&lt;1000;NOT(OR([.I67:.L67])))" office:value-type="boolean" office:boolean-value="false" calcext:value-type="boolean">
            <text:p>FALSE</text:p>
          </table:table-cell>
          <table:table-cell table:formula="of:=AND([.G67]&lt;2000;NOT(OR([.I67:.M67])))" office:value-type="boolean" office:boolean-value="false" calcext:value-type="boolean">
            <text:p>FALSE</text:p>
          </table:table-cell>
          <table:table-cell table:formula="of:=AND([.G67]&lt;5000;NOT(OR([.I67:.N67])))" office:value-type="boolean" office:boolean-value="false" calcext:value-type="boolean">
            <text:p>FALSE</text:p>
          </table:table-cell>
          <table:table-cell table:formula="of:=AND([.G67]&lt;10000;NOT(OR([.I67:.O67])))" office:value-type="boolean" office:boolean-value="false" calcext:value-type="boolean">
            <text:p>FALSE</text:p>
          </table:table-cell>
          <table:table-cell table:formula="of:=AND([.G67]&lt;20000;NOT(OR([.I67:.P67])))" office:value-type="boolean" office:boolean-value="false" calcext:value-type="boolean">
            <text:p>FALSE</text:p>
          </table:table-cell>
          <table:table-cell table:formula="of:=NOT(OR([.I67:.Q6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26" calcext:value-type="float">
            <text:p>0.00026</text:p>
          </table:table-cell>
          <table:table-cell office:value-type="float" office:value="1663608872" calcext:value-type="float">
            <text:p>1663608872</text:p>
          </table:table-cell>
          <table:table-cell office:value-type="float" office:value="99000" calcext:value-type="float">
            <text:p>99000</text:p>
          </table:table-cell>
          <table:table-cell office:value-type="float" office:value="14227547" calcext:value-type="float">
            <text:p>14227547</text:p>
          </table:table-cell>
          <table:table-cell office:value-type="string" calcext:value-type="string">
            <text:p>sell</text:p>
          </table:table-cell>
          <table:table-cell office:value-type="float" office:value="25999" calcext:value-type="float">
            <text:p>25999</text:p>
          </table:table-cell>
          <table:table-cell office:value-type="float" office:value="25.74" calcext:value-type="float">
            <text:p>25.74</text:p>
          </table:table-cell>
          <table:table-cell/>
          <table:table-cell table:formula="of:=[.G68]&lt;50" office:value-type="boolean" office:boolean-value="true" calcext:value-type="boolean">
            <text:p>TRUE</text:p>
          </table:table-cell>
          <table:table-cell table:formula="of:=AND([.G68]&lt;100;NOT(OR([.I68])))" office:value-type="boolean" office:boolean-value="false" calcext:value-type="boolean">
            <text:p>FALSE</text:p>
          </table:table-cell>
          <table:table-cell table:formula="of:=AND([.G68]&lt;200; NOT(OR([.I68:.J68])))" office:value-type="boolean" office:boolean-value="false" calcext:value-type="boolean">
            <text:p>FALSE</text:p>
          </table:table-cell>
          <table:table-cell table:formula="of:=AND([.G68]&lt;500;NOT(OR([.I68:.K68])))" office:value-type="boolean" office:boolean-value="false" calcext:value-type="boolean">
            <text:p>FALSE</text:p>
          </table:table-cell>
          <table:table-cell table:formula="of:=AND([.G68]&lt;1000;NOT(OR([.I68:.L68])))" office:value-type="boolean" office:boolean-value="false" calcext:value-type="boolean">
            <text:p>FALSE</text:p>
          </table:table-cell>
          <table:table-cell table:formula="of:=AND([.G68]&lt;2000;NOT(OR([.I68:.M68])))" office:value-type="boolean" office:boolean-value="false" calcext:value-type="boolean">
            <text:p>FALSE</text:p>
          </table:table-cell>
          <table:table-cell table:formula="of:=AND([.G68]&lt;5000;NOT(OR([.I68:.N68])))" office:value-type="boolean" office:boolean-value="false" calcext:value-type="boolean">
            <text:p>FALSE</text:p>
          </table:table-cell>
          <table:table-cell table:formula="of:=AND([.G68]&lt;10000;NOT(OR([.I68:.O68])))" office:value-type="boolean" office:boolean-value="false" calcext:value-type="boolean">
            <text:p>FALSE</text:p>
          </table:table-cell>
          <table:table-cell table:formula="of:=AND([.G68]&lt;20000;NOT(OR([.I68:.P68])))" office:value-type="boolean" office:boolean-value="false" calcext:value-type="boolean">
            <text:p>FALSE</text:p>
          </table:table-cell>
          <table:table-cell table:formula="of:=NOT(OR([.I68:.Q6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45" calcext:value-type="float">
            <text:p>0.00545</text:p>
          </table:table-cell>
          <table:table-cell office:value-type="float" office:value="1663608872" calcext:value-type="float">
            <text:p>1663608872</text:p>
          </table:table-cell>
          <table:table-cell office:value-type="float" office:value="98985.98887456" calcext:value-type="float">
            <text:p>98985.98887456</text:p>
          </table:table-cell>
          <table:table-cell office:value-type="float" office:value="14227548" calcext:value-type="float">
            <text:p>14227548</text:p>
          </table:table-cell>
          <table:table-cell office:value-type="string" calcext:value-type="string">
            <text:p>sell</text:p>
          </table:table-cell>
          <table:table-cell office:value-type="float" office:value="545000" calcext:value-type="float">
            <text:p>545000</text:p>
          </table:table-cell>
          <table:table-cell office:value-type="float" office:value="539.473639366352" calcext:value-type="float">
            <text:p>539.473639366352</text:p>
          </table:table-cell>
          <table:table-cell/>
          <table:table-cell table:formula="of:=[.G69]&lt;50" office:value-type="boolean" office:boolean-value="false" calcext:value-type="boolean">
            <text:p>FALSE</text:p>
          </table:table-cell>
          <table:table-cell table:formula="of:=AND([.G69]&lt;100;NOT(OR([.I69])))" office:value-type="boolean" office:boolean-value="false" calcext:value-type="boolean">
            <text:p>FALSE</text:p>
          </table:table-cell>
          <table:table-cell table:formula="of:=AND([.G69]&lt;200; NOT(OR([.I69:.J69])))" office:value-type="boolean" office:boolean-value="false" calcext:value-type="boolean">
            <text:p>FALSE</text:p>
          </table:table-cell>
          <table:table-cell table:formula="of:=AND([.G69]&lt;500;NOT(OR([.I69:.K69])))" office:value-type="boolean" office:boolean-value="false" calcext:value-type="boolean">
            <text:p>FALSE</text:p>
          </table:table-cell>
          <table:table-cell table:formula="of:=AND([.G69]&lt;1000;NOT(OR([.I69:.L69])))" office:value-type="boolean" office:boolean-value="true" calcext:value-type="boolean">
            <text:p>TRUE</text:p>
          </table:table-cell>
          <table:table-cell table:formula="of:=AND([.G69]&lt;2000;NOT(OR([.I69:.M69])))" office:value-type="boolean" office:boolean-value="false" calcext:value-type="boolean">
            <text:p>FALSE</text:p>
          </table:table-cell>
          <table:table-cell table:formula="of:=AND([.G69]&lt;5000;NOT(OR([.I69:.N69])))" office:value-type="boolean" office:boolean-value="false" calcext:value-type="boolean">
            <text:p>FALSE</text:p>
          </table:table-cell>
          <table:table-cell table:formula="of:=AND([.G69]&lt;10000;NOT(OR([.I69:.O69])))" office:value-type="boolean" office:boolean-value="false" calcext:value-type="boolean">
            <text:p>FALSE</text:p>
          </table:table-cell>
          <table:table-cell table:formula="of:=AND([.G69]&lt;20000;NOT(OR([.I69:.P69])))" office:value-type="boolean" office:boolean-value="false" calcext:value-type="boolean">
            <text:p>FALSE</text:p>
          </table:table-cell>
          <table:table-cell table:formula="of:=NOT(OR([.I69:.Q6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203" calcext:value-type="float">
            <text:p>0.0000203</text:p>
          </table:table-cell>
          <table:table-cell office:value-type="float" office:value="1663608872" calcext:value-type="float">
            <text:p>1663608872</text:p>
          </table:table-cell>
          <table:table-cell office:value-type="float" office:value="98984.61" calcext:value-type="float">
            <text:p>98984.61</text:p>
          </table:table-cell>
          <table:table-cell office:value-type="float" office:value="14227549" calcext:value-type="float">
            <text:p>14227549</text:p>
          </table:table-cell>
          <table:table-cell office:value-type="string" calcext:value-type="string">
            <text:p>sell</text:p>
          </table:table-cell>
          <table:table-cell office:value-type="float" office:value="2029" calcext:value-type="float">
            <text:p>2029</text:p>
          </table:table-cell>
          <table:table-cell office:value-type="float" office:value="2.009387583" calcext:value-type="float">
            <text:p>2.009387583</text:p>
          </table:table-cell>
          <table:table-cell/>
          <table:table-cell table:formula="of:=[.G70]&lt;50" office:value-type="boolean" office:boolean-value="true" calcext:value-type="boolean">
            <text:p>TRUE</text:p>
          </table:table-cell>
          <table:table-cell table:formula="of:=AND([.G70]&lt;100;NOT(OR([.I70])))" office:value-type="boolean" office:boolean-value="false" calcext:value-type="boolean">
            <text:p>FALSE</text:p>
          </table:table-cell>
          <table:table-cell table:formula="of:=AND([.G70]&lt;200; NOT(OR([.I70:.J70])))" office:value-type="boolean" office:boolean-value="false" calcext:value-type="boolean">
            <text:p>FALSE</text:p>
          </table:table-cell>
          <table:table-cell table:formula="of:=AND([.G70]&lt;500;NOT(OR([.I70:.K70])))" office:value-type="boolean" office:boolean-value="false" calcext:value-type="boolean">
            <text:p>FALSE</text:p>
          </table:table-cell>
          <table:table-cell table:formula="of:=AND([.G70]&lt;1000;NOT(OR([.I70:.L70])))" office:value-type="boolean" office:boolean-value="false" calcext:value-type="boolean">
            <text:p>FALSE</text:p>
          </table:table-cell>
          <table:table-cell table:formula="of:=AND([.G70]&lt;2000;NOT(OR([.I70:.M70])))" office:value-type="boolean" office:boolean-value="false" calcext:value-type="boolean">
            <text:p>FALSE</text:p>
          </table:table-cell>
          <table:table-cell table:formula="of:=AND([.G70]&lt;5000;NOT(OR([.I70:.N70])))" office:value-type="boolean" office:boolean-value="false" calcext:value-type="boolean">
            <text:p>FALSE</text:p>
          </table:table-cell>
          <table:table-cell table:formula="of:=AND([.G70]&lt;10000;NOT(OR([.I70:.O70])))" office:value-type="boolean" office:boolean-value="false" calcext:value-type="boolean">
            <text:p>FALSE</text:p>
          </table:table-cell>
          <table:table-cell table:formula="of:=AND([.G70]&lt;20000;NOT(OR([.I70:.P70])))" office:value-type="boolean" office:boolean-value="false" calcext:value-type="boolean">
            <text:p>FALSE</text:p>
          </table:table-cell>
          <table:table-cell table:formula="of:=NOT(OR([.I70:.Q7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395" calcext:value-type="float">
            <text:p>0.01395</text:p>
          </table:table-cell>
          <table:table-cell office:value-type="float" office:value="1663608872" calcext:value-type="float">
            <text:p>1663608872</text:p>
          </table:table-cell>
          <table:table-cell office:value-type="float" office:value="98954.97826554" calcext:value-type="float">
            <text:p>98954.97826554</text:p>
          </table:table-cell>
          <table:table-cell office:value-type="float" office:value="14227550" calcext:value-type="float">
            <text:p>14227550</text:p>
          </table:table-cell>
          <table:table-cell office:value-type="string" calcext:value-type="string">
            <text:p>sell</text:p>
          </table:table-cell>
          <table:table-cell office:value-type="float" office:value="1395000" calcext:value-type="float">
            <text:p>1395000</text:p>
          </table:table-cell>
          <table:table-cell office:value-type="float" office:value="1380.42194680428" calcext:value-type="float">
            <text:p>1380.42194680428</text:p>
          </table:table-cell>
          <table:table-cell/>
          <table:table-cell table:formula="of:=[.G71]&lt;50" office:value-type="boolean" office:boolean-value="false" calcext:value-type="boolean">
            <text:p>FALSE</text:p>
          </table:table-cell>
          <table:table-cell table:formula="of:=AND([.G71]&lt;100;NOT(OR([.I71])))" office:value-type="boolean" office:boolean-value="false" calcext:value-type="boolean">
            <text:p>FALSE</text:p>
          </table:table-cell>
          <table:table-cell table:formula="of:=AND([.G71]&lt;200; NOT(OR([.I71:.J71])))" office:value-type="boolean" office:boolean-value="false" calcext:value-type="boolean">
            <text:p>FALSE</text:p>
          </table:table-cell>
          <table:table-cell table:formula="of:=AND([.G71]&lt;500;NOT(OR([.I71:.K71])))" office:value-type="boolean" office:boolean-value="false" calcext:value-type="boolean">
            <text:p>FALSE</text:p>
          </table:table-cell>
          <table:table-cell table:formula="of:=AND([.G71]&lt;1000;NOT(OR([.I71:.L71])))" office:value-type="boolean" office:boolean-value="false" calcext:value-type="boolean">
            <text:p>FALSE</text:p>
          </table:table-cell>
          <table:table-cell table:formula="of:=AND([.G71]&lt;2000;NOT(OR([.I71:.M71])))" office:value-type="boolean" office:boolean-value="true" calcext:value-type="boolean">
            <text:p>TRUE</text:p>
          </table:table-cell>
          <table:table-cell table:formula="of:=AND([.G71]&lt;5000;NOT(OR([.I71:.N71])))" office:value-type="boolean" office:boolean-value="false" calcext:value-type="boolean">
            <text:p>FALSE</text:p>
          </table:table-cell>
          <table:table-cell table:formula="of:=AND([.G71]&lt;10000;NOT(OR([.I71:.O71])))" office:value-type="boolean" office:boolean-value="false" calcext:value-type="boolean">
            <text:p>FALSE</text:p>
          </table:table-cell>
          <table:table-cell table:formula="of:=AND([.G71]&lt;20000;NOT(OR([.I71:.P71])))" office:value-type="boolean" office:boolean-value="false" calcext:value-type="boolean">
            <text:p>FALSE</text:p>
          </table:table-cell>
          <table:table-cell table:formula="of:=NOT(OR([.I71:.Q7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918" calcext:value-type="float">
            <text:p>0.01918</text:p>
          </table:table-cell>
          <table:table-cell office:value-type="float" office:value="1663608872" calcext:value-type="float">
            <text:p>1663608872</text:p>
          </table:table-cell>
          <table:table-cell office:value-type="float" office:value="98954.03727682" calcext:value-type="float">
            <text:p>98954.03727682</text:p>
          </table:table-cell>
          <table:table-cell office:value-type="float" office:value="14227551" calcext:value-type="float">
            <text:p>14227551</text:p>
          </table:table-cell>
          <table:table-cell office:value-type="string" calcext:value-type="string">
            <text:p>sell</text:p>
          </table:table-cell>
          <table:table-cell office:value-type="float" office:value="1918000" calcext:value-type="float">
            <text:p>1918000</text:p>
          </table:table-cell>
          <table:table-cell office:value-type="float" office:value="1897.93843496941" calcext:value-type="float">
            <text:p>1897.93843496941</text:p>
          </table:table-cell>
          <table:table-cell/>
          <table:table-cell table:formula="of:=[.G72]&lt;50" office:value-type="boolean" office:boolean-value="false" calcext:value-type="boolean">
            <text:p>FALSE</text:p>
          </table:table-cell>
          <table:table-cell table:formula="of:=AND([.G72]&lt;100;NOT(OR([.I72])))" office:value-type="boolean" office:boolean-value="false" calcext:value-type="boolean">
            <text:p>FALSE</text:p>
          </table:table-cell>
          <table:table-cell table:formula="of:=AND([.G72]&lt;200; NOT(OR([.I72:.J72])))" office:value-type="boolean" office:boolean-value="false" calcext:value-type="boolean">
            <text:p>FALSE</text:p>
          </table:table-cell>
          <table:table-cell table:formula="of:=AND([.G72]&lt;500;NOT(OR([.I72:.K72])))" office:value-type="boolean" office:boolean-value="false" calcext:value-type="boolean">
            <text:p>FALSE</text:p>
          </table:table-cell>
          <table:table-cell table:formula="of:=AND([.G72]&lt;1000;NOT(OR([.I72:.L72])))" office:value-type="boolean" office:boolean-value="false" calcext:value-type="boolean">
            <text:p>FALSE</text:p>
          </table:table-cell>
          <table:table-cell table:formula="of:=AND([.G72]&lt;2000;NOT(OR([.I72:.M72])))" office:value-type="boolean" office:boolean-value="true" calcext:value-type="boolean">
            <text:p>TRUE</text:p>
          </table:table-cell>
          <table:table-cell table:formula="of:=AND([.G72]&lt;5000;NOT(OR([.I72:.N72])))" office:value-type="boolean" office:boolean-value="false" calcext:value-type="boolean">
            <text:p>FALSE</text:p>
          </table:table-cell>
          <table:table-cell table:formula="of:=AND([.G72]&lt;10000;NOT(OR([.I72:.O72])))" office:value-type="boolean" office:boolean-value="false" calcext:value-type="boolean">
            <text:p>FALSE</text:p>
          </table:table-cell>
          <table:table-cell table:formula="of:=AND([.G72]&lt;20000;NOT(OR([.I72:.P72])))" office:value-type="boolean" office:boolean-value="false" calcext:value-type="boolean">
            <text:p>FALSE</text:p>
          </table:table-cell>
          <table:table-cell table:formula="of:=NOT(OR([.I72:.Q7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352" calcext:value-type="float">
            <text:p>0.01352</text:p>
          </table:table-cell>
          <table:table-cell office:value-type="float" office:value="1663608872" calcext:value-type="float">
            <text:p>1663608872</text:p>
          </table:table-cell>
          <table:table-cell office:value-type="float" office:value="98953.61336607" calcext:value-type="float">
            <text:p>98953.61336607</text:p>
          </table:table-cell>
          <table:table-cell office:value-type="float" office:value="14227552" calcext:value-type="float">
            <text:p>14227552</text:p>
          </table:table-cell>
          <table:table-cell office:value-type="string" calcext:value-type="string">
            <text:p>sell</text:p>
          </table:table-cell>
          <table:table-cell office:value-type="float" office:value="1352000" calcext:value-type="float">
            <text:p>1352000</text:p>
          </table:table-cell>
          <table:table-cell office:value-type="float" office:value="1337.85285270927" calcext:value-type="float">
            <text:p>1337.85285270927</text:p>
          </table:table-cell>
          <table:table-cell/>
          <table:table-cell table:formula="of:=[.G73]&lt;50" office:value-type="boolean" office:boolean-value="false" calcext:value-type="boolean">
            <text:p>FALSE</text:p>
          </table:table-cell>
          <table:table-cell table:formula="of:=AND([.G73]&lt;100;NOT(OR([.I73])))" office:value-type="boolean" office:boolean-value="false" calcext:value-type="boolean">
            <text:p>FALSE</text:p>
          </table:table-cell>
          <table:table-cell table:formula="of:=AND([.G73]&lt;200; NOT(OR([.I73:.J73])))" office:value-type="boolean" office:boolean-value="false" calcext:value-type="boolean">
            <text:p>FALSE</text:p>
          </table:table-cell>
          <table:table-cell table:formula="of:=AND([.G73]&lt;500;NOT(OR([.I73:.K73])))" office:value-type="boolean" office:boolean-value="false" calcext:value-type="boolean">
            <text:p>FALSE</text:p>
          </table:table-cell>
          <table:table-cell table:formula="of:=AND([.G73]&lt;1000;NOT(OR([.I73:.L73])))" office:value-type="boolean" office:boolean-value="false" calcext:value-type="boolean">
            <text:p>FALSE</text:p>
          </table:table-cell>
          <table:table-cell table:formula="of:=AND([.G73]&lt;2000;NOT(OR([.I73:.M73])))" office:value-type="boolean" office:boolean-value="true" calcext:value-type="boolean">
            <text:p>TRUE</text:p>
          </table:table-cell>
          <table:table-cell table:formula="of:=AND([.G73]&lt;5000;NOT(OR([.I73:.N73])))" office:value-type="boolean" office:boolean-value="false" calcext:value-type="boolean">
            <text:p>FALSE</text:p>
          </table:table-cell>
          <table:table-cell table:formula="of:=AND([.G73]&lt;10000;NOT(OR([.I73:.O73])))" office:value-type="boolean" office:boolean-value="false" calcext:value-type="boolean">
            <text:p>FALSE</text:p>
          </table:table-cell>
          <table:table-cell table:formula="of:=AND([.G73]&lt;20000;NOT(OR([.I73:.P73])))" office:value-type="boolean" office:boolean-value="false" calcext:value-type="boolean">
            <text:p>FALSE</text:p>
          </table:table-cell>
          <table:table-cell table:formula="of:=NOT(OR([.I73:.Q7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67" calcext:value-type="float">
            <text:p>0.00767</text:p>
          </table:table-cell>
          <table:table-cell office:value-type="float" office:value="1663608872" calcext:value-type="float">
            <text:p>1663608872</text:p>
          </table:table-cell>
          <table:table-cell office:value-type="float" office:value="98953.52252804" calcext:value-type="float">
            <text:p>98953.52252804</text:p>
          </table:table-cell>
          <table:table-cell office:value-type="float" office:value="14227553" calcext:value-type="float">
            <text:p>14227553</text:p>
          </table:table-cell>
          <table:table-cell office:value-type="string" calcext:value-type="string">
            <text:p>sell</text:p>
          </table:table-cell>
          <table:table-cell office:value-type="float" office:value="767000" calcext:value-type="float">
            <text:p>767000</text:p>
          </table:table-cell>
          <table:table-cell office:value-type="float" office:value="758.973517790067" calcext:value-type="float">
            <text:p>758.973517790067</text:p>
          </table:table-cell>
          <table:table-cell/>
          <table:table-cell table:formula="of:=[.G74]&lt;50" office:value-type="boolean" office:boolean-value="false" calcext:value-type="boolean">
            <text:p>FALSE</text:p>
          </table:table-cell>
          <table:table-cell table:formula="of:=AND([.G74]&lt;100;NOT(OR([.I74])))" office:value-type="boolean" office:boolean-value="false" calcext:value-type="boolean">
            <text:p>FALSE</text:p>
          </table:table-cell>
          <table:table-cell table:formula="of:=AND([.G74]&lt;200; NOT(OR([.I74:.J74])))" office:value-type="boolean" office:boolean-value="false" calcext:value-type="boolean">
            <text:p>FALSE</text:p>
          </table:table-cell>
          <table:table-cell table:formula="of:=AND([.G74]&lt;500;NOT(OR([.I74:.K74])))" office:value-type="boolean" office:boolean-value="false" calcext:value-type="boolean">
            <text:p>FALSE</text:p>
          </table:table-cell>
          <table:table-cell table:formula="of:=AND([.G74]&lt;1000;NOT(OR([.I74:.L74])))" office:value-type="boolean" office:boolean-value="true" calcext:value-type="boolean">
            <text:p>TRUE</text:p>
          </table:table-cell>
          <table:table-cell table:formula="of:=AND([.G74]&lt;2000;NOT(OR([.I74:.M74])))" office:value-type="boolean" office:boolean-value="false" calcext:value-type="boolean">
            <text:p>FALSE</text:p>
          </table:table-cell>
          <table:table-cell table:formula="of:=AND([.G74]&lt;5000;NOT(OR([.I74:.N74])))" office:value-type="boolean" office:boolean-value="false" calcext:value-type="boolean">
            <text:p>FALSE</text:p>
          </table:table-cell>
          <table:table-cell table:formula="of:=AND([.G74]&lt;10000;NOT(OR([.I74:.O74])))" office:value-type="boolean" office:boolean-value="false" calcext:value-type="boolean">
            <text:p>FALSE</text:p>
          </table:table-cell>
          <table:table-cell table:formula="of:=AND([.G74]&lt;20000;NOT(OR([.I74:.P74])))" office:value-type="boolean" office:boolean-value="false" calcext:value-type="boolean">
            <text:p>FALSE</text:p>
          </table:table-cell>
          <table:table-cell table:formula="of:=NOT(OR([.I74:.Q7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89" calcext:value-type="float">
            <text:p>0.00789</text:p>
          </table:table-cell>
          <table:table-cell office:value-type="float" office:value="1663608872" calcext:value-type="float">
            <text:p>1663608872</text:p>
          </table:table-cell>
          <table:table-cell office:value-type="float" office:value="99348.43151614" calcext:value-type="float">
            <text:p>99348.43151614</text:p>
          </table:table-cell>
          <table:table-cell office:value-type="float" office:value="14227554" calcext:value-type="float">
            <text:p>14227554</text:p>
          </table:table-cell>
          <table:table-cell office:value-type="string" calcext:value-type="string">
            <text:p>buy</text:p>
          </table:table-cell>
          <table:table-cell office:value-type="float" office:value="789000" calcext:value-type="float">
            <text:p>789000</text:p>
          </table:table-cell>
          <table:table-cell office:value-type="float" office:value="783.859124662345" calcext:value-type="float">
            <text:p>783.859124662345</text:p>
          </table:table-cell>
          <table:table-cell/>
          <table:table-cell table:formula="of:=[.G75]&lt;50" office:value-type="boolean" office:boolean-value="false" calcext:value-type="boolean">
            <text:p>FALSE</text:p>
          </table:table-cell>
          <table:table-cell table:formula="of:=AND([.G75]&lt;100;NOT(OR([.I75])))" office:value-type="boolean" office:boolean-value="false" calcext:value-type="boolean">
            <text:p>FALSE</text:p>
          </table:table-cell>
          <table:table-cell table:formula="of:=AND([.G75]&lt;200; NOT(OR([.I75:.J75])))" office:value-type="boolean" office:boolean-value="false" calcext:value-type="boolean">
            <text:p>FALSE</text:p>
          </table:table-cell>
          <table:table-cell table:formula="of:=AND([.G75]&lt;500;NOT(OR([.I75:.K75])))" office:value-type="boolean" office:boolean-value="false" calcext:value-type="boolean">
            <text:p>FALSE</text:p>
          </table:table-cell>
          <table:table-cell table:formula="of:=AND([.G75]&lt;1000;NOT(OR([.I75:.L75])))" office:value-type="boolean" office:boolean-value="true" calcext:value-type="boolean">
            <text:p>TRUE</text:p>
          </table:table-cell>
          <table:table-cell table:formula="of:=AND([.G75]&lt;2000;NOT(OR([.I75:.M75])))" office:value-type="boolean" office:boolean-value="false" calcext:value-type="boolean">
            <text:p>FALSE</text:p>
          </table:table-cell>
          <table:table-cell table:formula="of:=AND([.G75]&lt;5000;NOT(OR([.I75:.N75])))" office:value-type="boolean" office:boolean-value="false" calcext:value-type="boolean">
            <text:p>FALSE</text:p>
          </table:table-cell>
          <table:table-cell table:formula="of:=AND([.G75]&lt;10000;NOT(OR([.I75:.O75])))" office:value-type="boolean" office:boolean-value="false" calcext:value-type="boolean">
            <text:p>FALSE</text:p>
          </table:table-cell>
          <table:table-cell table:formula="of:=AND([.G75]&lt;20000;NOT(OR([.I75:.P75])))" office:value-type="boolean" office:boolean-value="false" calcext:value-type="boolean">
            <text:p>FALSE</text:p>
          </table:table-cell>
          <table:table-cell table:formula="of:=NOT(OR([.I75:.Q7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71166" calcext:value-type="float">
            <text:p>0.00771166</text:p>
          </table:table-cell>
          <table:table-cell office:value-type="float" office:value="1663608872" calcext:value-type="float">
            <text:p>1663608872</text:p>
          </table:table-cell>
          <table:table-cell office:value-type="float" office:value="99348.57532389" calcext:value-type="float">
            <text:p>99348.57532389</text:p>
          </table:table-cell>
          <table:table-cell office:value-type="float" office:value="14227555" calcext:value-type="float">
            <text:p>14227555</text:p>
          </table:table-cell>
          <table:table-cell office:value-type="string" calcext:value-type="string">
            <text:p>buy</text:p>
          </table:table-cell>
          <table:table-cell office:value-type="float" office:value="771166" calcext:value-type="float">
            <text:p>771166</text:p>
          </table:table-cell>
          <table:table-cell office:value-type="float" office:value="766.14243438223" calcext:value-type="float">
            <text:p>766.14243438223</text:p>
          </table:table-cell>
          <table:table-cell/>
          <table:table-cell table:formula="of:=[.G76]&lt;50" office:value-type="boolean" office:boolean-value="false" calcext:value-type="boolean">
            <text:p>FALSE</text:p>
          </table:table-cell>
          <table:table-cell table:formula="of:=AND([.G76]&lt;100;NOT(OR([.I76])))" office:value-type="boolean" office:boolean-value="false" calcext:value-type="boolean">
            <text:p>FALSE</text:p>
          </table:table-cell>
          <table:table-cell table:formula="of:=AND([.G76]&lt;200; NOT(OR([.I76:.J76])))" office:value-type="boolean" office:boolean-value="false" calcext:value-type="boolean">
            <text:p>FALSE</text:p>
          </table:table-cell>
          <table:table-cell table:formula="of:=AND([.G76]&lt;500;NOT(OR([.I76:.K76])))" office:value-type="boolean" office:boolean-value="false" calcext:value-type="boolean">
            <text:p>FALSE</text:p>
          </table:table-cell>
          <table:table-cell table:formula="of:=AND([.G76]&lt;1000;NOT(OR([.I76:.L76])))" office:value-type="boolean" office:boolean-value="true" calcext:value-type="boolean">
            <text:p>TRUE</text:p>
          </table:table-cell>
          <table:table-cell table:formula="of:=AND([.G76]&lt;2000;NOT(OR([.I76:.M76])))" office:value-type="boolean" office:boolean-value="false" calcext:value-type="boolean">
            <text:p>FALSE</text:p>
          </table:table-cell>
          <table:table-cell table:formula="of:=AND([.G76]&lt;5000;NOT(OR([.I76:.N76])))" office:value-type="boolean" office:boolean-value="false" calcext:value-type="boolean">
            <text:p>FALSE</text:p>
          </table:table-cell>
          <table:table-cell table:formula="of:=AND([.G76]&lt;10000;NOT(OR([.I76:.O76])))" office:value-type="boolean" office:boolean-value="false" calcext:value-type="boolean">
            <text:p>FALSE</text:p>
          </table:table-cell>
          <table:table-cell table:formula="of:=AND([.G76]&lt;20000;NOT(OR([.I76:.P76])))" office:value-type="boolean" office:boolean-value="false" calcext:value-type="boolean">
            <text:p>FALSE</text:p>
          </table:table-cell>
          <table:table-cell table:formula="of:=NOT(OR([.I76:.Q7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648" calcext:value-type="float">
            <text:p>0.0000648</text:p>
          </table:table-cell>
          <table:table-cell office:value-type="float" office:value="1663608876" calcext:value-type="float">
            <text:p>1663608876</text:p>
          </table:table-cell>
          <table:table-cell office:value-type="float" office:value="98954.22361122" calcext:value-type="float">
            <text:p>98954.22361122</text:p>
          </table:table-cell>
          <table:table-cell office:value-type="float" office:value="14227556" calcext:value-type="float">
            <text:p>14227556</text:p>
          </table:table-cell>
          <table:table-cell office:value-type="string" calcext:value-type="string">
            <text:p>sell</text:p>
          </table:table-cell>
          <table:table-cell office:value-type="float" office:value="6480" calcext:value-type="float">
            <text:p>6480</text:p>
          </table:table-cell>
          <table:table-cell office:value-type="float" office:value="6.41223369000706" calcext:value-type="float">
            <text:p>6.41223369000706</text:p>
          </table:table-cell>
          <table:table-cell/>
          <table:table-cell table:formula="of:=[.G77]&lt;50" office:value-type="boolean" office:boolean-value="true" calcext:value-type="boolean">
            <text:p>TRUE</text:p>
          </table:table-cell>
          <table:table-cell table:formula="of:=AND([.G77]&lt;100;NOT(OR([.I77])))" office:value-type="boolean" office:boolean-value="false" calcext:value-type="boolean">
            <text:p>FALSE</text:p>
          </table:table-cell>
          <table:table-cell table:formula="of:=AND([.G77]&lt;200; NOT(OR([.I77:.J77])))" office:value-type="boolean" office:boolean-value="false" calcext:value-type="boolean">
            <text:p>FALSE</text:p>
          </table:table-cell>
          <table:table-cell table:formula="of:=AND([.G77]&lt;500;NOT(OR([.I77:.K77])))" office:value-type="boolean" office:boolean-value="false" calcext:value-type="boolean">
            <text:p>FALSE</text:p>
          </table:table-cell>
          <table:table-cell table:formula="of:=AND([.G77]&lt;1000;NOT(OR([.I77:.L77])))" office:value-type="boolean" office:boolean-value="false" calcext:value-type="boolean">
            <text:p>FALSE</text:p>
          </table:table-cell>
          <table:table-cell table:formula="of:=AND([.G77]&lt;2000;NOT(OR([.I77:.M77])))" office:value-type="boolean" office:boolean-value="false" calcext:value-type="boolean">
            <text:p>FALSE</text:p>
          </table:table-cell>
          <table:table-cell table:formula="of:=AND([.G77]&lt;5000;NOT(OR([.I77:.N77])))" office:value-type="boolean" office:boolean-value="false" calcext:value-type="boolean">
            <text:p>FALSE</text:p>
          </table:table-cell>
          <table:table-cell table:formula="of:=AND([.G77]&lt;10000;NOT(OR([.I77:.O77])))" office:value-type="boolean" office:boolean-value="false" calcext:value-type="boolean">
            <text:p>FALSE</text:p>
          </table:table-cell>
          <table:table-cell table:formula="of:=AND([.G77]&lt;20000;NOT(OR([.I77:.P77])))" office:value-type="boolean" office:boolean-value="false" calcext:value-type="boolean">
            <text:p>FALSE</text:p>
          </table:table-cell>
          <table:table-cell table:formula="of:=NOT(OR([.I77:.Q7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1663608883" calcext:value-type="float">
            <text:p>1663608883</text:p>
          </table:table-cell>
          <table:table-cell office:value-type="float" office:value="98950.08" calcext:value-type="float">
            <text:p>98950.08</text:p>
          </table:table-cell>
          <table:table-cell office:value-type="float" office:value="14227557" calcext:value-type="float">
            <text:p>14227557</text:p>
          </table:table-cell>
          <table:table-cell office:value-type="string" calcext:value-type="string">
            <text:p>sell</text:p>
          </table:table-cell>
          <table:table-cell office:value-type="float" office:value="160000" calcext:value-type="float">
            <text:p>160000</text:p>
          </table:table-cell>
          <table:table-cell office:value-type="float" office:value="158.320128" calcext:value-type="float">
            <text:p>158.320128</text:p>
          </table:table-cell>
          <table:table-cell/>
          <table:table-cell table:formula="of:=[.G78]&lt;50" office:value-type="boolean" office:boolean-value="false" calcext:value-type="boolean">
            <text:p>FALSE</text:p>
          </table:table-cell>
          <table:table-cell table:formula="of:=AND([.G78]&lt;100;NOT(OR([.I78])))" office:value-type="boolean" office:boolean-value="false" calcext:value-type="boolean">
            <text:p>FALSE</text:p>
          </table:table-cell>
          <table:table-cell table:formula="of:=AND([.G78]&lt;200; NOT(OR([.I78:.J78])))" office:value-type="boolean" office:boolean-value="true" calcext:value-type="boolean">
            <text:p>TRUE</text:p>
          </table:table-cell>
          <table:table-cell table:formula="of:=AND([.G78]&lt;500;NOT(OR([.I78:.K78])))" office:value-type="boolean" office:boolean-value="false" calcext:value-type="boolean">
            <text:p>FALSE</text:p>
          </table:table-cell>
          <table:table-cell table:formula="of:=AND([.G78]&lt;1000;NOT(OR([.I78:.L78])))" office:value-type="boolean" office:boolean-value="false" calcext:value-type="boolean">
            <text:p>FALSE</text:p>
          </table:table-cell>
          <table:table-cell table:formula="of:=AND([.G78]&lt;2000;NOT(OR([.I78:.M78])))" office:value-type="boolean" office:boolean-value="false" calcext:value-type="boolean">
            <text:p>FALSE</text:p>
          </table:table-cell>
          <table:table-cell table:formula="of:=AND([.G78]&lt;5000;NOT(OR([.I78:.N78])))" office:value-type="boolean" office:boolean-value="false" calcext:value-type="boolean">
            <text:p>FALSE</text:p>
          </table:table-cell>
          <table:table-cell table:formula="of:=AND([.G78]&lt;10000;NOT(OR([.I78:.O78])))" office:value-type="boolean" office:boolean-value="false" calcext:value-type="boolean">
            <text:p>FALSE</text:p>
          </table:table-cell>
          <table:table-cell table:formula="of:=AND([.G78]&lt;20000;NOT(OR([.I78:.P78])))" office:value-type="boolean" office:boolean-value="false" calcext:value-type="boolean">
            <text:p>FALSE</text:p>
          </table:table-cell>
          <table:table-cell table:formula="of:=NOT(OR([.I78:.Q7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979001" calcext:value-type="float">
            <text:p>0.00979001</text:p>
          </table:table-cell>
          <table:table-cell office:value-type="float" office:value="1663608883" calcext:value-type="float">
            <text:p>1663608883</text:p>
          </table:table-cell>
          <table:table-cell office:value-type="float" office:value="98928.75" calcext:value-type="float">
            <text:p>98928.75</text:p>
          </table:table-cell>
          <table:table-cell office:value-type="float" office:value="14227558" calcext:value-type="float">
            <text:p>14227558</text:p>
          </table:table-cell>
          <table:table-cell office:value-type="string" calcext:value-type="string">
            <text:p>sell</text:p>
          </table:table-cell>
          <table:table-cell office:value-type="float" office:value="979001" calcext:value-type="float">
            <text:p>979001</text:p>
          </table:table-cell>
          <table:table-cell office:value-type="float" office:value="968.5134517875" calcext:value-type="float">
            <text:p>968.5134517875</text:p>
          </table:table-cell>
          <table:table-cell/>
          <table:table-cell table:formula="of:=[.G79]&lt;50" office:value-type="boolean" office:boolean-value="false" calcext:value-type="boolean">
            <text:p>FALSE</text:p>
          </table:table-cell>
          <table:table-cell table:formula="of:=AND([.G79]&lt;100;NOT(OR([.I79])))" office:value-type="boolean" office:boolean-value="false" calcext:value-type="boolean">
            <text:p>FALSE</text:p>
          </table:table-cell>
          <table:table-cell table:formula="of:=AND([.G79]&lt;200; NOT(OR([.I79:.J79])))" office:value-type="boolean" office:boolean-value="false" calcext:value-type="boolean">
            <text:p>FALSE</text:p>
          </table:table-cell>
          <table:table-cell table:formula="of:=AND([.G79]&lt;500;NOT(OR([.I79:.K79])))" office:value-type="boolean" office:boolean-value="false" calcext:value-type="boolean">
            <text:p>FALSE</text:p>
          </table:table-cell>
          <table:table-cell table:formula="of:=AND([.G79]&lt;1000;NOT(OR([.I79:.L79])))" office:value-type="boolean" office:boolean-value="true" calcext:value-type="boolean">
            <text:p>TRUE</text:p>
          </table:table-cell>
          <table:table-cell table:formula="of:=AND([.G79]&lt;2000;NOT(OR([.I79:.M79])))" office:value-type="boolean" office:boolean-value="false" calcext:value-type="boolean">
            <text:p>FALSE</text:p>
          </table:table-cell>
          <table:table-cell table:formula="of:=AND([.G79]&lt;5000;NOT(OR([.I79:.N79])))" office:value-type="boolean" office:boolean-value="false" calcext:value-type="boolean">
            <text:p>FALSE</text:p>
          </table:table-cell>
          <table:table-cell table:formula="of:=AND([.G79]&lt;10000;NOT(OR([.I79:.O79])))" office:value-type="boolean" office:boolean-value="false" calcext:value-type="boolean">
            <text:p>FALSE</text:p>
          </table:table-cell>
          <table:table-cell table:formula="of:=AND([.G79]&lt;20000;NOT(OR([.I79:.P79])))" office:value-type="boolean" office:boolean-value="false" calcext:value-type="boolean">
            <text:p>FALSE</text:p>
          </table:table-cell>
          <table:table-cell table:formula="of:=NOT(OR([.I79:.Q7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22176959" calcext:value-type="float">
            <text:p>0.22176959</text:p>
          </table:table-cell>
          <table:table-cell office:value-type="float" office:value="1663608891" calcext:value-type="float">
            <text:p>1663608891</text:p>
          </table:table-cell>
          <table:table-cell office:value-type="float" office:value="98928.75" calcext:value-type="float">
            <text:p>98928.75</text:p>
          </table:table-cell>
          <table:table-cell office:value-type="float" office:value="14227559" calcext:value-type="float">
            <text:p>14227559</text:p>
          </table:table-cell>
          <table:table-cell office:value-type="string" calcext:value-type="string">
            <text:p>sell</text:p>
          </table:table-cell>
          <table:table-cell office:value-type="float" office:value="22176959" calcext:value-type="float">
            <text:p>22176959</text:p>
          </table:table-cell>
          <table:table-cell office:value-type="float" office:value="21939.3883267125" calcext:value-type="float">
            <text:p>21939.3883267125</text:p>
          </table:table-cell>
          <table:table-cell/>
          <table:table-cell table:formula="of:=[.G80]&lt;50" office:value-type="boolean" office:boolean-value="false" calcext:value-type="boolean">
            <text:p>FALSE</text:p>
          </table:table-cell>
          <table:table-cell table:formula="of:=AND([.G80]&lt;100;NOT(OR([.I80])))" office:value-type="boolean" office:boolean-value="false" calcext:value-type="boolean">
            <text:p>FALSE</text:p>
          </table:table-cell>
          <table:table-cell table:formula="of:=AND([.G80]&lt;200; NOT(OR([.I80:.J80])))" office:value-type="boolean" office:boolean-value="false" calcext:value-type="boolean">
            <text:p>FALSE</text:p>
          </table:table-cell>
          <table:table-cell table:formula="of:=AND([.G80]&lt;500;NOT(OR([.I80:.K80])))" office:value-type="boolean" office:boolean-value="false" calcext:value-type="boolean">
            <text:p>FALSE</text:p>
          </table:table-cell>
          <table:table-cell table:formula="of:=AND([.G80]&lt;1000;NOT(OR([.I80:.L80])))" office:value-type="boolean" office:boolean-value="false" calcext:value-type="boolean">
            <text:p>FALSE</text:p>
          </table:table-cell>
          <table:table-cell table:formula="of:=AND([.G80]&lt;2000;NOT(OR([.I80:.M80])))" office:value-type="boolean" office:boolean-value="false" calcext:value-type="boolean">
            <text:p>FALSE</text:p>
          </table:table-cell>
          <table:table-cell table:formula="of:=AND([.G80]&lt;5000;NOT(OR([.I80:.N80])))" office:value-type="boolean" office:boolean-value="false" calcext:value-type="boolean">
            <text:p>FALSE</text:p>
          </table:table-cell>
          <table:table-cell table:formula="of:=AND([.G80]&lt;10000;NOT(OR([.I80:.O80])))" office:value-type="boolean" office:boolean-value="false" calcext:value-type="boolean">
            <text:p>FALSE</text:p>
          </table:table-cell>
          <table:table-cell table:formula="of:=AND([.G80]&lt;20000;NOT(OR([.I80:.P80])))" office:value-type="boolean" office:boolean-value="false" calcext:value-type="boolean">
            <text:p>FALSE</text:p>
          </table:table-cell>
          <table:table-cell table:formula="of:=NOT(OR([.I80:.Q80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0869" calcext:value-type="float">
            <text:p>0.00869</text:p>
          </table:table-cell>
          <table:table-cell office:value-type="float" office:value="1663608895" calcext:value-type="float">
            <text:p>1663608895</text:p>
          </table:table-cell>
          <table:table-cell office:value-type="float" office:value="99335.94425487" calcext:value-type="float">
            <text:p>99335.94425487</text:p>
          </table:table-cell>
          <table:table-cell office:value-type="float" office:value="14227560" calcext:value-type="float">
            <text:p>14227560</text:p>
          </table:table-cell>
          <table:table-cell office:value-type="string" calcext:value-type="string">
            <text:p>buy</text:p>
          </table:table-cell>
          <table:table-cell office:value-type="float" office:value="869000" calcext:value-type="float">
            <text:p>869000</text:p>
          </table:table-cell>
          <table:table-cell office:value-type="float" office:value="863.22935557482" calcext:value-type="float">
            <text:p>863.22935557482</text:p>
          </table:table-cell>
          <table:table-cell/>
          <table:table-cell table:formula="of:=[.G81]&lt;50" office:value-type="boolean" office:boolean-value="false" calcext:value-type="boolean">
            <text:p>FALSE</text:p>
          </table:table-cell>
          <table:table-cell table:formula="of:=AND([.G81]&lt;100;NOT(OR([.I81])))" office:value-type="boolean" office:boolean-value="false" calcext:value-type="boolean">
            <text:p>FALSE</text:p>
          </table:table-cell>
          <table:table-cell table:formula="of:=AND([.G81]&lt;200; NOT(OR([.I81:.J81])))" office:value-type="boolean" office:boolean-value="false" calcext:value-type="boolean">
            <text:p>FALSE</text:p>
          </table:table-cell>
          <table:table-cell table:formula="of:=AND([.G81]&lt;500;NOT(OR([.I81:.K81])))" office:value-type="boolean" office:boolean-value="false" calcext:value-type="boolean">
            <text:p>FALSE</text:p>
          </table:table-cell>
          <table:table-cell table:formula="of:=AND([.G81]&lt;1000;NOT(OR([.I81:.L81])))" office:value-type="boolean" office:boolean-value="true" calcext:value-type="boolean">
            <text:p>TRUE</text:p>
          </table:table-cell>
          <table:table-cell table:formula="of:=AND([.G81]&lt;2000;NOT(OR([.I81:.M81])))" office:value-type="boolean" office:boolean-value="false" calcext:value-type="boolean">
            <text:p>FALSE</text:p>
          </table:table-cell>
          <table:table-cell table:formula="of:=AND([.G81]&lt;5000;NOT(OR([.I81:.N81])))" office:value-type="boolean" office:boolean-value="false" calcext:value-type="boolean">
            <text:p>FALSE</text:p>
          </table:table-cell>
          <table:table-cell table:formula="of:=AND([.G81]&lt;10000;NOT(OR([.I81:.O81])))" office:value-type="boolean" office:boolean-value="false" calcext:value-type="boolean">
            <text:p>FALSE</text:p>
          </table:table-cell>
          <table:table-cell table:formula="of:=AND([.G81]&lt;20000;NOT(OR([.I81:.P81])))" office:value-type="boolean" office:boolean-value="false" calcext:value-type="boolean">
            <text:p>FALSE</text:p>
          </table:table-cell>
          <table:table-cell table:formula="of:=NOT(OR([.I81:.Q8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37683" calcext:value-type="float">
            <text:p>0.00137683</text:p>
          </table:table-cell>
          <table:table-cell office:value-type="float" office:value="1663608895" calcext:value-type="float">
            <text:p>1663608895</text:p>
          </table:table-cell>
          <table:table-cell office:value-type="float" office:value="99336.92168835" calcext:value-type="float">
            <text:p>99336.92168835</text:p>
          </table:table-cell>
          <table:table-cell office:value-type="float" office:value="14227561" calcext:value-type="float">
            <text:p>14227561</text:p>
          </table:table-cell>
          <table:table-cell office:value-type="string" calcext:value-type="string">
            <text:p>buy</text:p>
          </table:table-cell>
          <table:table-cell office:value-type="float" office:value="137683" calcext:value-type="float">
            <text:p>137683</text:p>
          </table:table-cell>
          <table:table-cell office:value-type="float" office:value="136.770053888171" calcext:value-type="float">
            <text:p>136.770053888171</text:p>
          </table:table-cell>
          <table:table-cell/>
          <table:table-cell table:formula="of:=[.G82]&lt;50" office:value-type="boolean" office:boolean-value="false" calcext:value-type="boolean">
            <text:p>FALSE</text:p>
          </table:table-cell>
          <table:table-cell table:formula="of:=AND([.G82]&lt;100;NOT(OR([.I82])))" office:value-type="boolean" office:boolean-value="false" calcext:value-type="boolean">
            <text:p>FALSE</text:p>
          </table:table-cell>
          <table:table-cell table:formula="of:=AND([.G82]&lt;200; NOT(OR([.I82:.J82])))" office:value-type="boolean" office:boolean-value="true" calcext:value-type="boolean">
            <text:p>TRUE</text:p>
          </table:table-cell>
          <table:table-cell table:formula="of:=AND([.G82]&lt;500;NOT(OR([.I82:.K82])))" office:value-type="boolean" office:boolean-value="false" calcext:value-type="boolean">
            <text:p>FALSE</text:p>
          </table:table-cell>
          <table:table-cell table:formula="of:=AND([.G82]&lt;1000;NOT(OR([.I82:.L82])))" office:value-type="boolean" office:boolean-value="false" calcext:value-type="boolean">
            <text:p>FALSE</text:p>
          </table:table-cell>
          <table:table-cell table:formula="of:=AND([.G82]&lt;2000;NOT(OR([.I82:.M82])))" office:value-type="boolean" office:boolean-value="false" calcext:value-type="boolean">
            <text:p>FALSE</text:p>
          </table:table-cell>
          <table:table-cell table:formula="of:=AND([.G82]&lt;5000;NOT(OR([.I82:.N82])))" office:value-type="boolean" office:boolean-value="false" calcext:value-type="boolean">
            <text:p>FALSE</text:p>
          </table:table-cell>
          <table:table-cell table:formula="of:=AND([.G82]&lt;10000;NOT(OR([.I82:.O82])))" office:value-type="boolean" office:boolean-value="false" calcext:value-type="boolean">
            <text:p>FALSE</text:p>
          </table:table-cell>
          <table:table-cell table:formula="of:=AND([.G82]&lt;20000;NOT(OR([.I82:.P82])))" office:value-type="boolean" office:boolean-value="false" calcext:value-type="boolean">
            <text:p>FALSE</text:p>
          </table:table-cell>
          <table:table-cell table:formula="of:=NOT(OR([.I82:.Q8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52" calcext:value-type="float">
            <text:p>0.00552</text:p>
          </table:table-cell>
          <table:table-cell office:value-type="float" office:value="1663608903" calcext:value-type="float">
            <text:p>1663608903</text:p>
          </table:table-cell>
          <table:table-cell office:value-type="float" office:value="98929.74921822" calcext:value-type="float">
            <text:p>98929.74921822</text:p>
          </table:table-cell>
          <table:table-cell office:value-type="float" office:value="14227562" calcext:value-type="float">
            <text:p>14227562</text:p>
          </table:table-cell>
          <table:table-cell office:value-type="string" calcext:value-type="string">
            <text:p>sell</text:p>
          </table:table-cell>
          <table:table-cell office:value-type="float" office:value="552000" calcext:value-type="float">
            <text:p>552000</text:p>
          </table:table-cell>
          <table:table-cell office:value-type="float" office:value="546.092215684574" calcext:value-type="float">
            <text:p>546.092215684574</text:p>
          </table:table-cell>
          <table:table-cell/>
          <table:table-cell table:formula="of:=[.G83]&lt;50" office:value-type="boolean" office:boolean-value="false" calcext:value-type="boolean">
            <text:p>FALSE</text:p>
          </table:table-cell>
          <table:table-cell table:formula="of:=AND([.G83]&lt;100;NOT(OR([.I83])))" office:value-type="boolean" office:boolean-value="false" calcext:value-type="boolean">
            <text:p>FALSE</text:p>
          </table:table-cell>
          <table:table-cell table:formula="of:=AND([.G83]&lt;200; NOT(OR([.I83:.J83])))" office:value-type="boolean" office:boolean-value="false" calcext:value-type="boolean">
            <text:p>FALSE</text:p>
          </table:table-cell>
          <table:table-cell table:formula="of:=AND([.G83]&lt;500;NOT(OR([.I83:.K83])))" office:value-type="boolean" office:boolean-value="false" calcext:value-type="boolean">
            <text:p>FALSE</text:p>
          </table:table-cell>
          <table:table-cell table:formula="of:=AND([.G83]&lt;1000;NOT(OR([.I83:.L83])))" office:value-type="boolean" office:boolean-value="true" calcext:value-type="boolean">
            <text:p>TRUE</text:p>
          </table:table-cell>
          <table:table-cell table:formula="of:=AND([.G83]&lt;2000;NOT(OR([.I83:.M83])))" office:value-type="boolean" office:boolean-value="false" calcext:value-type="boolean">
            <text:p>FALSE</text:p>
          </table:table-cell>
          <table:table-cell table:formula="of:=AND([.G83]&lt;5000;NOT(OR([.I83:.N83])))" office:value-type="boolean" office:boolean-value="false" calcext:value-type="boolean">
            <text:p>FALSE</text:p>
          </table:table-cell>
          <table:table-cell table:formula="of:=AND([.G83]&lt;10000;NOT(OR([.I83:.O83])))" office:value-type="boolean" office:boolean-value="false" calcext:value-type="boolean">
            <text:p>FALSE</text:p>
          </table:table-cell>
          <table:table-cell table:formula="of:=AND([.G83]&lt;20000;NOT(OR([.I83:.P83])))" office:value-type="boolean" office:boolean-value="false" calcext:value-type="boolean">
            <text:p>FALSE</text:p>
          </table:table-cell>
          <table:table-cell table:formula="of:=NOT(OR([.I83:.Q8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104" calcext:value-type="float">
            <text:p>0.01104</text:p>
          </table:table-cell>
          <table:table-cell office:value-type="float" office:value="1663608903" calcext:value-type="float">
            <text:p>1663608903</text:p>
          </table:table-cell>
          <table:table-cell office:value-type="float" office:value="98891.33304632" calcext:value-type="float">
            <text:p>98891.33304632</text:p>
          </table:table-cell>
          <table:table-cell office:value-type="float" office:value="14227563" calcext:value-type="float">
            <text:p>14227563</text:p>
          </table:table-cell>
          <table:table-cell office:value-type="string" calcext:value-type="string">
            <text:p>sell</text:p>
          </table:table-cell>
          <table:table-cell office:value-type="float" office:value="1104000" calcext:value-type="float">
            <text:p>1104000</text:p>
          </table:table-cell>
          <table:table-cell office:value-type="float" office:value="1091.76031683137" calcext:value-type="float">
            <text:p>1091.76031683137</text:p>
          </table:table-cell>
          <table:table-cell/>
          <table:table-cell table:formula="of:=[.G84]&lt;50" office:value-type="boolean" office:boolean-value="false" calcext:value-type="boolean">
            <text:p>FALSE</text:p>
          </table:table-cell>
          <table:table-cell table:formula="of:=AND([.G84]&lt;100;NOT(OR([.I84])))" office:value-type="boolean" office:boolean-value="false" calcext:value-type="boolean">
            <text:p>FALSE</text:p>
          </table:table-cell>
          <table:table-cell table:formula="of:=AND([.G84]&lt;200; NOT(OR([.I84:.J84])))" office:value-type="boolean" office:boolean-value="false" calcext:value-type="boolean">
            <text:p>FALSE</text:p>
          </table:table-cell>
          <table:table-cell table:formula="of:=AND([.G84]&lt;500;NOT(OR([.I84:.K84])))" office:value-type="boolean" office:boolean-value="false" calcext:value-type="boolean">
            <text:p>FALSE</text:p>
          </table:table-cell>
          <table:table-cell table:formula="of:=AND([.G84]&lt;1000;NOT(OR([.I84:.L84])))" office:value-type="boolean" office:boolean-value="false" calcext:value-type="boolean">
            <text:p>FALSE</text:p>
          </table:table-cell>
          <table:table-cell table:formula="of:=AND([.G84]&lt;2000;NOT(OR([.I84:.M84])))" office:value-type="boolean" office:boolean-value="true" calcext:value-type="boolean">
            <text:p>TRUE</text:p>
          </table:table-cell>
          <table:table-cell table:formula="of:=AND([.G84]&lt;5000;NOT(OR([.I84:.N84])))" office:value-type="boolean" office:boolean-value="false" calcext:value-type="boolean">
            <text:p>FALSE</text:p>
          </table:table-cell>
          <table:table-cell table:formula="of:=AND([.G84]&lt;10000;NOT(OR([.I84:.O84])))" office:value-type="boolean" office:boolean-value="false" calcext:value-type="boolean">
            <text:p>FALSE</text:p>
          </table:table-cell>
          <table:table-cell table:formula="of:=AND([.G84]&lt;20000;NOT(OR([.I84:.P84])))" office:value-type="boolean" office:boolean-value="false" calcext:value-type="boolean">
            <text:p>FALSE</text:p>
          </table:table-cell>
          <table:table-cell table:formula="of:=NOT(OR([.I84:.Q8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271" calcext:value-type="float">
            <text:p>0.01271</text:p>
          </table:table-cell>
          <table:table-cell office:value-type="float" office:value="1663608903" calcext:value-type="float">
            <text:p>1663608903</text:p>
          </table:table-cell>
          <table:table-cell office:value-type="float" office:value="98888.76861914" calcext:value-type="float">
            <text:p>98888.76861914</text:p>
          </table:table-cell>
          <table:table-cell office:value-type="float" office:value="14227564" calcext:value-type="float">
            <text:p>14227564</text:p>
          </table:table-cell>
          <table:table-cell office:value-type="string" calcext:value-type="string">
            <text:p>sell</text:p>
          </table:table-cell>
          <table:table-cell office:value-type="float" office:value="1271000" calcext:value-type="float">
            <text:p>1271000</text:p>
          </table:table-cell>
          <table:table-cell office:value-type="float" office:value="1256.87624914927" calcext:value-type="float">
            <text:p>1256.87624914927</text:p>
          </table:table-cell>
          <table:table-cell/>
          <table:table-cell table:formula="of:=[.G85]&lt;50" office:value-type="boolean" office:boolean-value="false" calcext:value-type="boolean">
            <text:p>FALSE</text:p>
          </table:table-cell>
          <table:table-cell table:formula="of:=AND([.G85]&lt;100;NOT(OR([.I85])))" office:value-type="boolean" office:boolean-value="false" calcext:value-type="boolean">
            <text:p>FALSE</text:p>
          </table:table-cell>
          <table:table-cell table:formula="of:=AND([.G85]&lt;200; NOT(OR([.I85:.J85])))" office:value-type="boolean" office:boolean-value="false" calcext:value-type="boolean">
            <text:p>FALSE</text:p>
          </table:table-cell>
          <table:table-cell table:formula="of:=AND([.G85]&lt;500;NOT(OR([.I85:.K85])))" office:value-type="boolean" office:boolean-value="false" calcext:value-type="boolean">
            <text:p>FALSE</text:p>
          </table:table-cell>
          <table:table-cell table:formula="of:=AND([.G85]&lt;1000;NOT(OR([.I85:.L85])))" office:value-type="boolean" office:boolean-value="false" calcext:value-type="boolean">
            <text:p>FALSE</text:p>
          </table:table-cell>
          <table:table-cell table:formula="of:=AND([.G85]&lt;2000;NOT(OR([.I85:.M85])))" office:value-type="boolean" office:boolean-value="true" calcext:value-type="boolean">
            <text:p>TRUE</text:p>
          </table:table-cell>
          <table:table-cell table:formula="of:=AND([.G85]&lt;5000;NOT(OR([.I85:.N85])))" office:value-type="boolean" office:boolean-value="false" calcext:value-type="boolean">
            <text:p>FALSE</text:p>
          </table:table-cell>
          <table:table-cell table:formula="of:=AND([.G85]&lt;10000;NOT(OR([.I85:.O85])))" office:value-type="boolean" office:boolean-value="false" calcext:value-type="boolean">
            <text:p>FALSE</text:p>
          </table:table-cell>
          <table:table-cell table:formula="of:=AND([.G85]&lt;20000;NOT(OR([.I85:.P85])))" office:value-type="boolean" office:boolean-value="false" calcext:value-type="boolean">
            <text:p>FALSE</text:p>
          </table:table-cell>
          <table:table-cell table:formula="of:=NOT(OR([.I85:.Q8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63608903" calcext:value-type="float">
            <text:p>1663608903</text:p>
          </table:table-cell>
          <table:table-cell office:value-type="float" office:value="98880.33" calcext:value-type="float">
            <text:p>98880.33</text:p>
          </table:table-cell>
          <table:table-cell office:value-type="float" office:value="14227565" calcext:value-type="float">
            <text:p>14227565</text:p>
          </table:table-cell>
          <table:table-cell office:value-type="string" calcext:value-type="string">
            <text:p>sell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977.6066" calcext:value-type="float">
            <text:p>1977.6066</text:p>
          </table:table-cell>
          <table:table-cell/>
          <table:table-cell table:formula="of:=[.G86]&lt;50" office:value-type="boolean" office:boolean-value="false" calcext:value-type="boolean">
            <text:p>FALSE</text:p>
          </table:table-cell>
          <table:table-cell table:formula="of:=AND([.G86]&lt;100;NOT(OR([.I86])))" office:value-type="boolean" office:boolean-value="false" calcext:value-type="boolean">
            <text:p>FALSE</text:p>
          </table:table-cell>
          <table:table-cell table:formula="of:=AND([.G86]&lt;200; NOT(OR([.I86:.J86])))" office:value-type="boolean" office:boolean-value="false" calcext:value-type="boolean">
            <text:p>FALSE</text:p>
          </table:table-cell>
          <table:table-cell table:formula="of:=AND([.G86]&lt;500;NOT(OR([.I86:.K86])))" office:value-type="boolean" office:boolean-value="false" calcext:value-type="boolean">
            <text:p>FALSE</text:p>
          </table:table-cell>
          <table:table-cell table:formula="of:=AND([.G86]&lt;1000;NOT(OR([.I86:.L86])))" office:value-type="boolean" office:boolean-value="false" calcext:value-type="boolean">
            <text:p>FALSE</text:p>
          </table:table-cell>
          <table:table-cell table:formula="of:=AND([.G86]&lt;2000;NOT(OR([.I86:.M86])))" office:value-type="boolean" office:boolean-value="true" calcext:value-type="boolean">
            <text:p>TRUE</text:p>
          </table:table-cell>
          <table:table-cell table:formula="of:=AND([.G86]&lt;5000;NOT(OR([.I86:.N86])))" office:value-type="boolean" office:boolean-value="false" calcext:value-type="boolean">
            <text:p>FALSE</text:p>
          </table:table-cell>
          <table:table-cell table:formula="of:=AND([.G86]&lt;10000;NOT(OR([.I86:.O86])))" office:value-type="boolean" office:boolean-value="false" calcext:value-type="boolean">
            <text:p>FALSE</text:p>
          </table:table-cell>
          <table:table-cell table:formula="of:=AND([.G86]&lt;20000;NOT(OR([.I86:.P86])))" office:value-type="boolean" office:boolean-value="false" calcext:value-type="boolean">
            <text:p>FALSE</text:p>
          </table:table-cell>
          <table:table-cell table:formula="of:=NOT(OR([.I86:.Q8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24" calcext:value-type="float">
            <text:p>0.0124</text:p>
          </table:table-cell>
          <table:table-cell office:value-type="float" office:value="1663608918" calcext:value-type="float">
            <text:p>1663608918</text:p>
          </table:table-cell>
          <table:table-cell office:value-type="float" office:value="98850.00000001" calcext:value-type="float">
            <text:p>98850.00000001</text:p>
          </table:table-cell>
          <table:table-cell office:value-type="float" office:value="14227566" calcext:value-type="float">
            <text:p>14227566</text:p>
          </table:table-cell>
          <table:table-cell office:value-type="string" calcext:value-type="string">
            <text:p>sell</text:p>
          </table:table-cell>
          <table:table-cell office:value-type="float" office:value="1240000" calcext:value-type="float">
            <text:p>1240000</text:p>
          </table:table-cell>
          <table:table-cell office:value-type="float" office:value="1225.74000000012" calcext:value-type="float">
            <text:p>1225.74000000012</text:p>
          </table:table-cell>
          <table:table-cell/>
          <table:table-cell table:formula="of:=[.G87]&lt;50" office:value-type="boolean" office:boolean-value="false" calcext:value-type="boolean">
            <text:p>FALSE</text:p>
          </table:table-cell>
          <table:table-cell table:formula="of:=AND([.G87]&lt;100;NOT(OR([.I87])))" office:value-type="boolean" office:boolean-value="false" calcext:value-type="boolean">
            <text:p>FALSE</text:p>
          </table:table-cell>
          <table:table-cell table:formula="of:=AND([.G87]&lt;200; NOT(OR([.I87:.J87])))" office:value-type="boolean" office:boolean-value="false" calcext:value-type="boolean">
            <text:p>FALSE</text:p>
          </table:table-cell>
          <table:table-cell table:formula="of:=AND([.G87]&lt;500;NOT(OR([.I87:.K87])))" office:value-type="boolean" office:boolean-value="false" calcext:value-type="boolean">
            <text:p>FALSE</text:p>
          </table:table-cell>
          <table:table-cell table:formula="of:=AND([.G87]&lt;1000;NOT(OR([.I87:.L87])))" office:value-type="boolean" office:boolean-value="false" calcext:value-type="boolean">
            <text:p>FALSE</text:p>
          </table:table-cell>
          <table:table-cell table:formula="of:=AND([.G87]&lt;2000;NOT(OR([.I87:.M87])))" office:value-type="boolean" office:boolean-value="true" calcext:value-type="boolean">
            <text:p>TRUE</text:p>
          </table:table-cell>
          <table:table-cell table:formula="of:=AND([.G87]&lt;5000;NOT(OR([.I87:.N87])))" office:value-type="boolean" office:boolean-value="false" calcext:value-type="boolean">
            <text:p>FALSE</text:p>
          </table:table-cell>
          <table:table-cell table:formula="of:=AND([.G87]&lt;10000;NOT(OR([.I87:.O87])))" office:value-type="boolean" office:boolean-value="false" calcext:value-type="boolean">
            <text:p>FALSE</text:p>
          </table:table-cell>
          <table:table-cell table:formula="of:=AND([.G87]&lt;20000;NOT(OR([.I87:.P87])))" office:value-type="boolean" office:boolean-value="false" calcext:value-type="boolean">
            <text:p>FALSE</text:p>
          </table:table-cell>
          <table:table-cell table:formula="of:=NOT(OR([.I87:.Q8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56808" calcext:value-type="float">
            <text:p>0.00256808</text:p>
          </table:table-cell>
          <table:table-cell office:value-type="float" office:value="1663608918" calcext:value-type="float">
            <text:p>1663608918</text:p>
          </table:table-cell>
          <table:table-cell office:value-type="float" office:value="98850" calcext:value-type="float">
            <text:p>98850</text:p>
          </table:table-cell>
          <table:table-cell office:value-type="float" office:value="14227567" calcext:value-type="float">
            <text:p>14227567</text:p>
          </table:table-cell>
          <table:table-cell office:value-type="string" calcext:value-type="string">
            <text:p>sell</text:p>
          </table:table-cell>
          <table:table-cell office:value-type="float" office:value="256808" calcext:value-type="float">
            <text:p>256808</text:p>
          </table:table-cell>
          <table:table-cell office:value-type="float" office:value="253.854708" calcext:value-type="float">
            <text:p>253.854708</text:p>
          </table:table-cell>
          <table:table-cell/>
          <table:table-cell table:formula="of:=[.G88]&lt;50" office:value-type="boolean" office:boolean-value="false" calcext:value-type="boolean">
            <text:p>FALSE</text:p>
          </table:table-cell>
          <table:table-cell table:formula="of:=AND([.G88]&lt;100;NOT(OR([.I88])))" office:value-type="boolean" office:boolean-value="false" calcext:value-type="boolean">
            <text:p>FALSE</text:p>
          </table:table-cell>
          <table:table-cell table:formula="of:=AND([.G88]&lt;200; NOT(OR([.I88:.J88])))" office:value-type="boolean" office:boolean-value="false" calcext:value-type="boolean">
            <text:p>FALSE</text:p>
          </table:table-cell>
          <table:table-cell table:formula="of:=AND([.G88]&lt;500;NOT(OR([.I88:.K88])))" office:value-type="boolean" office:boolean-value="true" calcext:value-type="boolean">
            <text:p>TRUE</text:p>
          </table:table-cell>
          <table:table-cell table:formula="of:=AND([.G88]&lt;1000;NOT(OR([.I88:.L88])))" office:value-type="boolean" office:boolean-value="false" calcext:value-type="boolean">
            <text:p>FALSE</text:p>
          </table:table-cell>
          <table:table-cell table:formula="of:=AND([.G88]&lt;2000;NOT(OR([.I88:.M88])))" office:value-type="boolean" office:boolean-value="false" calcext:value-type="boolean">
            <text:p>FALSE</text:p>
          </table:table-cell>
          <table:table-cell table:formula="of:=AND([.G88]&lt;5000;NOT(OR([.I88:.N88])))" office:value-type="boolean" office:boolean-value="false" calcext:value-type="boolean">
            <text:p>FALSE</text:p>
          </table:table-cell>
          <table:table-cell table:formula="of:=AND([.G88]&lt;10000;NOT(OR([.I88:.O88])))" office:value-type="boolean" office:boolean-value="false" calcext:value-type="boolean">
            <text:p>FALSE</text:p>
          </table:table-cell>
          <table:table-cell table:formula="of:=AND([.G88]&lt;20000;NOT(OR([.I88:.P88])))" office:value-type="boolean" office:boolean-value="false" calcext:value-type="boolean">
            <text:p>FALSE</text:p>
          </table:table-cell>
          <table:table-cell table:formula="of:=NOT(OR([.I88:.Q8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1663608933" calcext:value-type="float">
            <text:p>1663608933</text:p>
          </table:table-cell>
          <table:table-cell office:value-type="float" office:value="98800.00000001" calcext:value-type="float">
            <text:p>98800.00000001</text:p>
          </table:table-cell>
          <table:table-cell office:value-type="float" office:value="14227568" calcext:value-type="float">
            <text:p>14227568</text:p>
          </table:table-cell>
          <table:table-cell office:value-type="string" calcext:value-type="string">
            <text:p>sell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1235.00000000013" calcext:value-type="float">
            <text:p>1235.00000000013</text:p>
          </table:table-cell>
          <table:table-cell/>
          <table:table-cell table:formula="of:=[.G89]&lt;50" office:value-type="boolean" office:boolean-value="false" calcext:value-type="boolean">
            <text:p>FALSE</text:p>
          </table:table-cell>
          <table:table-cell table:formula="of:=AND([.G89]&lt;100;NOT(OR([.I89])))" office:value-type="boolean" office:boolean-value="false" calcext:value-type="boolean">
            <text:p>FALSE</text:p>
          </table:table-cell>
          <table:table-cell table:formula="of:=AND([.G89]&lt;200; NOT(OR([.I89:.J89])))" office:value-type="boolean" office:boolean-value="false" calcext:value-type="boolean">
            <text:p>FALSE</text:p>
          </table:table-cell>
          <table:table-cell table:formula="of:=AND([.G89]&lt;500;NOT(OR([.I89:.K89])))" office:value-type="boolean" office:boolean-value="false" calcext:value-type="boolean">
            <text:p>FALSE</text:p>
          </table:table-cell>
          <table:table-cell table:formula="of:=AND([.G89]&lt;1000;NOT(OR([.I89:.L89])))" office:value-type="boolean" office:boolean-value="false" calcext:value-type="boolean">
            <text:p>FALSE</text:p>
          </table:table-cell>
          <table:table-cell table:formula="of:=AND([.G89]&lt;2000;NOT(OR([.I89:.M89])))" office:value-type="boolean" office:boolean-value="true" calcext:value-type="boolean">
            <text:p>TRUE</text:p>
          </table:table-cell>
          <table:table-cell table:formula="of:=AND([.G89]&lt;5000;NOT(OR([.I89:.N89])))" office:value-type="boolean" office:boolean-value="false" calcext:value-type="boolean">
            <text:p>FALSE</text:p>
          </table:table-cell>
          <table:table-cell table:formula="of:=AND([.G89]&lt;10000;NOT(OR([.I89:.O89])))" office:value-type="boolean" office:boolean-value="false" calcext:value-type="boolean">
            <text:p>FALSE</text:p>
          </table:table-cell>
          <table:table-cell table:formula="of:=AND([.G89]&lt;20000;NOT(OR([.I89:.P89])))" office:value-type="boolean" office:boolean-value="false" calcext:value-type="boolean">
            <text:p>FALSE</text:p>
          </table:table-cell>
          <table:table-cell table:formula="of:=NOT(OR([.I89:.Q8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28224" calcext:value-type="float">
            <text:p>0.00028224</text:p>
          </table:table-cell>
          <table:table-cell office:value-type="float" office:value="1663608933" calcext:value-type="float">
            <text:p>1663608933</text:p>
          </table:table-cell>
          <table:table-cell office:value-type="float" office:value="98800" calcext:value-type="float">
            <text:p>98800</text:p>
          </table:table-cell>
          <table:table-cell office:value-type="float" office:value="14227569" calcext:value-type="float">
            <text:p>14227569</text:p>
          </table:table-cell>
          <table:table-cell office:value-type="string" calcext:value-type="string">
            <text:p>sell</text:p>
          </table:table-cell>
          <table:table-cell office:value-type="float" office:value="28224" calcext:value-type="float">
            <text:p>28224</text:p>
          </table:table-cell>
          <table:table-cell office:value-type="float" office:value="27.885312" calcext:value-type="float">
            <text:p>27.885312</text:p>
          </table:table-cell>
          <table:table-cell/>
          <table:table-cell table:formula="of:=[.G90]&lt;50" office:value-type="boolean" office:boolean-value="true" calcext:value-type="boolean">
            <text:p>TRUE</text:p>
          </table:table-cell>
          <table:table-cell table:formula="of:=AND([.G90]&lt;100;NOT(OR([.I90])))" office:value-type="boolean" office:boolean-value="false" calcext:value-type="boolean">
            <text:p>FALSE</text:p>
          </table:table-cell>
          <table:table-cell table:formula="of:=AND([.G90]&lt;200; NOT(OR([.I90:.J90])))" office:value-type="boolean" office:boolean-value="false" calcext:value-type="boolean">
            <text:p>FALSE</text:p>
          </table:table-cell>
          <table:table-cell table:formula="of:=AND([.G90]&lt;500;NOT(OR([.I90:.K90])))" office:value-type="boolean" office:boolean-value="false" calcext:value-type="boolean">
            <text:p>FALSE</text:p>
          </table:table-cell>
          <table:table-cell table:formula="of:=AND([.G90]&lt;1000;NOT(OR([.I90:.L90])))" office:value-type="boolean" office:boolean-value="false" calcext:value-type="boolean">
            <text:p>FALSE</text:p>
          </table:table-cell>
          <table:table-cell table:formula="of:=AND([.G90]&lt;2000;NOT(OR([.I90:.M90])))" office:value-type="boolean" office:boolean-value="false" calcext:value-type="boolean">
            <text:p>FALSE</text:p>
          </table:table-cell>
          <table:table-cell table:formula="of:=AND([.G90]&lt;5000;NOT(OR([.I90:.N90])))" office:value-type="boolean" office:boolean-value="false" calcext:value-type="boolean">
            <text:p>FALSE</text:p>
          </table:table-cell>
          <table:table-cell table:formula="of:=AND([.G90]&lt;10000;NOT(OR([.I90:.O90])))" office:value-type="boolean" office:boolean-value="false" calcext:value-type="boolean">
            <text:p>FALSE</text:p>
          </table:table-cell>
          <table:table-cell table:formula="of:=AND([.G90]&lt;20000;NOT(OR([.I90:.P90])))" office:value-type="boolean" office:boolean-value="false" calcext:value-type="boolean">
            <text:p>FALSE</text:p>
          </table:table-cell>
          <table:table-cell table:formula="of:=NOT(OR([.I90:.Q9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40273" calcext:value-type="float">
            <text:p>0.00040273</text:p>
          </table:table-cell>
          <table:table-cell office:value-type="float" office:value="1663608935" calcext:value-type="float">
            <text:p>1663608935</text:p>
          </table:table-cell>
          <table:table-cell office:value-type="float" office:value="99320.25845008" calcext:value-type="float">
            <text:p>99320.25845008</text:p>
          </table:table-cell>
          <table:table-cell office:value-type="float" office:value="14227570" calcext:value-type="float">
            <text:p>14227570</text:p>
          </table:table-cell>
          <table:table-cell office:value-type="string" calcext:value-type="string">
            <text:p>buy</text:p>
          </table:table-cell>
          <table:table-cell office:value-type="float" office:value="40273" calcext:value-type="float">
            <text:p>40273</text:p>
          </table:table-cell>
          <table:table-cell office:value-type="float" office:value="39.9992476856007" calcext:value-type="float">
            <text:p>39.9992476856007</text:p>
          </table:table-cell>
          <table:table-cell/>
          <table:table-cell table:formula="of:=[.G91]&lt;50" office:value-type="boolean" office:boolean-value="true" calcext:value-type="boolean">
            <text:p>TRUE</text:p>
          </table:table-cell>
          <table:table-cell table:formula="of:=AND([.G91]&lt;100;NOT(OR([.I91])))" office:value-type="boolean" office:boolean-value="false" calcext:value-type="boolean">
            <text:p>FALSE</text:p>
          </table:table-cell>
          <table:table-cell table:formula="of:=AND([.G91]&lt;200; NOT(OR([.I91:.J91])))" office:value-type="boolean" office:boolean-value="false" calcext:value-type="boolean">
            <text:p>FALSE</text:p>
          </table:table-cell>
          <table:table-cell table:formula="of:=AND([.G91]&lt;500;NOT(OR([.I91:.K91])))" office:value-type="boolean" office:boolean-value="false" calcext:value-type="boolean">
            <text:p>FALSE</text:p>
          </table:table-cell>
          <table:table-cell table:formula="of:=AND([.G91]&lt;1000;NOT(OR([.I91:.L91])))" office:value-type="boolean" office:boolean-value="false" calcext:value-type="boolean">
            <text:p>FALSE</text:p>
          </table:table-cell>
          <table:table-cell table:formula="of:=AND([.G91]&lt;2000;NOT(OR([.I91:.M91])))" office:value-type="boolean" office:boolean-value="false" calcext:value-type="boolean">
            <text:p>FALSE</text:p>
          </table:table-cell>
          <table:table-cell table:formula="of:=AND([.G91]&lt;5000;NOT(OR([.I91:.N91])))" office:value-type="boolean" office:boolean-value="false" calcext:value-type="boolean">
            <text:p>FALSE</text:p>
          </table:table-cell>
          <table:table-cell table:formula="of:=AND([.G91]&lt;10000;NOT(OR([.I91:.O91])))" office:value-type="boolean" office:boolean-value="false" calcext:value-type="boolean">
            <text:p>FALSE</text:p>
          </table:table-cell>
          <table:table-cell table:formula="of:=AND([.G91]&lt;20000;NOT(OR([.I91:.P91])))" office:value-type="boolean" office:boolean-value="false" calcext:value-type="boolean">
            <text:p>FALSE</text:p>
          </table:table-cell>
          <table:table-cell table:formula="of:=NOT(OR([.I91:.Q9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9162" calcext:value-type="float">
            <text:p>0.00009162</text:p>
          </table:table-cell>
          <table:table-cell office:value-type="float" office:value="1663608950" calcext:value-type="float">
            <text:p>1663608950</text:p>
          </table:table-cell>
          <table:table-cell office:value-type="float" office:value="99314.75216017" calcext:value-type="float">
            <text:p>99314.75216017</text:p>
          </table:table-cell>
          <table:table-cell office:value-type="float" office:value="14227571" calcext:value-type="float">
            <text:p>14227571</text:p>
          </table:table-cell>
          <table:table-cell office:value-type="string" calcext:value-type="string">
            <text:p>buy</text:p>
          </table:table-cell>
          <table:table-cell office:value-type="float" office:value="9162" calcext:value-type="float">
            <text:p>9162</text:p>
          </table:table-cell>
          <table:table-cell office:value-type="float" office:value="9.09921759291477" calcext:value-type="float">
            <text:p>9.09921759291477</text:p>
          </table:table-cell>
          <table:table-cell/>
          <table:table-cell table:formula="of:=[.G92]&lt;50" office:value-type="boolean" office:boolean-value="true" calcext:value-type="boolean">
            <text:p>TRUE</text:p>
          </table:table-cell>
          <table:table-cell table:formula="of:=AND([.G92]&lt;100;NOT(OR([.I92])))" office:value-type="boolean" office:boolean-value="false" calcext:value-type="boolean">
            <text:p>FALSE</text:p>
          </table:table-cell>
          <table:table-cell table:formula="of:=AND([.G92]&lt;200; NOT(OR([.I92:.J92])))" office:value-type="boolean" office:boolean-value="false" calcext:value-type="boolean">
            <text:p>FALSE</text:p>
          </table:table-cell>
          <table:table-cell table:formula="of:=AND([.G92]&lt;500;NOT(OR([.I92:.K92])))" office:value-type="boolean" office:boolean-value="false" calcext:value-type="boolean">
            <text:p>FALSE</text:p>
          </table:table-cell>
          <table:table-cell table:formula="of:=AND([.G92]&lt;1000;NOT(OR([.I92:.L92])))" office:value-type="boolean" office:boolean-value="false" calcext:value-type="boolean">
            <text:p>FALSE</text:p>
          </table:table-cell>
          <table:table-cell table:formula="of:=AND([.G92]&lt;2000;NOT(OR([.I92:.M92])))" office:value-type="boolean" office:boolean-value="false" calcext:value-type="boolean">
            <text:p>FALSE</text:p>
          </table:table-cell>
          <table:table-cell table:formula="of:=AND([.G92]&lt;5000;NOT(OR([.I92:.N92])))" office:value-type="boolean" office:boolean-value="false" calcext:value-type="boolean">
            <text:p>FALSE</text:p>
          </table:table-cell>
          <table:table-cell table:formula="of:=AND([.G92]&lt;10000;NOT(OR([.I92:.O92])))" office:value-type="boolean" office:boolean-value="false" calcext:value-type="boolean">
            <text:p>FALSE</text:p>
          </table:table-cell>
          <table:table-cell table:formula="of:=AND([.G92]&lt;20000;NOT(OR([.I92:.P92])))" office:value-type="boolean" office:boolean-value="false" calcext:value-type="boolean">
            <text:p>FALSE</text:p>
          </table:table-cell>
          <table:table-cell table:formula="of:=NOT(OR([.I92:.Q9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7299" calcext:value-type="float">
            <text:p>0.0007299</text:p>
          </table:table-cell>
          <table:table-cell office:value-type="float" office:value="1663608953" calcext:value-type="float">
            <text:p>1663608953</text:p>
          </table:table-cell>
          <table:table-cell office:value-type="float" office:value="98800" calcext:value-type="float">
            <text:p>98800</text:p>
          </table:table-cell>
          <table:table-cell office:value-type="float" office:value="14227572" calcext:value-type="float">
            <text:p>14227572</text:p>
          </table:table-cell>
          <table:table-cell office:value-type="string" calcext:value-type="string">
            <text:p>sell</text:p>
          </table:table-cell>
          <table:table-cell office:value-type="float" office:value="72990" calcext:value-type="float">
            <text:p>72990</text:p>
          </table:table-cell>
          <table:table-cell office:value-type="float" office:value="72.11412" calcext:value-type="float">
            <text:p>72.11412</text:p>
          </table:table-cell>
          <table:table-cell/>
          <table:table-cell table:formula="of:=[.G93]&lt;50" office:value-type="boolean" office:boolean-value="false" calcext:value-type="boolean">
            <text:p>FALSE</text:p>
          </table:table-cell>
          <table:table-cell table:formula="of:=AND([.G93]&lt;100;NOT(OR([.I93])))" office:value-type="boolean" office:boolean-value="true" calcext:value-type="boolean">
            <text:p>TRUE</text:p>
          </table:table-cell>
          <table:table-cell table:formula="of:=AND([.G93]&lt;200; NOT(OR([.I93:.J93])))" office:value-type="boolean" office:boolean-value="false" calcext:value-type="boolean">
            <text:p>FALSE</text:p>
          </table:table-cell>
          <table:table-cell table:formula="of:=AND([.G93]&lt;500;NOT(OR([.I93:.K93])))" office:value-type="boolean" office:boolean-value="false" calcext:value-type="boolean">
            <text:p>FALSE</text:p>
          </table:table-cell>
          <table:table-cell table:formula="of:=AND([.G93]&lt;1000;NOT(OR([.I93:.L93])))" office:value-type="boolean" office:boolean-value="false" calcext:value-type="boolean">
            <text:p>FALSE</text:p>
          </table:table-cell>
          <table:table-cell table:formula="of:=AND([.G93]&lt;2000;NOT(OR([.I93:.M93])))" office:value-type="boolean" office:boolean-value="false" calcext:value-type="boolean">
            <text:p>FALSE</text:p>
          </table:table-cell>
          <table:table-cell table:formula="of:=AND([.G93]&lt;5000;NOT(OR([.I93:.N93])))" office:value-type="boolean" office:boolean-value="false" calcext:value-type="boolean">
            <text:p>FALSE</text:p>
          </table:table-cell>
          <table:table-cell table:formula="of:=AND([.G93]&lt;10000;NOT(OR([.I93:.O93])))" office:value-type="boolean" office:boolean-value="false" calcext:value-type="boolean">
            <text:p>FALSE</text:p>
          </table:table-cell>
          <table:table-cell table:formula="of:=AND([.G93]&lt;20000;NOT(OR([.I93:.P93])))" office:value-type="boolean" office:boolean-value="false" calcext:value-type="boolean">
            <text:p>FALSE</text:p>
          </table:table-cell>
          <table:table-cell table:formula="of:=NOT(OR([.I93:.Q9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663608953" calcext:value-type="float">
            <text:p>1663608953</text:p>
          </table:table-cell>
          <table:table-cell office:value-type="float" office:value="98715" calcext:value-type="float">
            <text:p>98715</text:p>
          </table:table-cell>
          <table:table-cell office:value-type="float" office:value="14227573" calcext:value-type="float">
            <text:p>14227573</text:p>
          </table:table-cell>
          <table:table-cell office:value-type="string" calcext:value-type="string">
            <text:p>sell</text:p>
          </table:table-cell>
          <table:table-cell office:value-type="float" office:value="10000" calcext:value-type="float">
            <text:p>10000</text:p>
          </table:table-cell>
          <table:table-cell office:value-type="float" office:value="9.8715" calcext:value-type="float">
            <text:p>9.8715</text:p>
          </table:table-cell>
          <table:table-cell/>
          <table:table-cell table:formula="of:=[.G94]&lt;50" office:value-type="boolean" office:boolean-value="true" calcext:value-type="boolean">
            <text:p>TRUE</text:p>
          </table:table-cell>
          <table:table-cell table:formula="of:=AND([.G94]&lt;100;NOT(OR([.I94])))" office:value-type="boolean" office:boolean-value="false" calcext:value-type="boolean">
            <text:p>FALSE</text:p>
          </table:table-cell>
          <table:table-cell table:formula="of:=AND([.G94]&lt;200; NOT(OR([.I94:.J94])))" office:value-type="boolean" office:boolean-value="false" calcext:value-type="boolean">
            <text:p>FALSE</text:p>
          </table:table-cell>
          <table:table-cell table:formula="of:=AND([.G94]&lt;500;NOT(OR([.I94:.K94])))" office:value-type="boolean" office:boolean-value="false" calcext:value-type="boolean">
            <text:p>FALSE</text:p>
          </table:table-cell>
          <table:table-cell table:formula="of:=AND([.G94]&lt;1000;NOT(OR([.I94:.L94])))" office:value-type="boolean" office:boolean-value="false" calcext:value-type="boolean">
            <text:p>FALSE</text:p>
          </table:table-cell>
          <table:table-cell table:formula="of:=AND([.G94]&lt;2000;NOT(OR([.I94:.M94])))" office:value-type="boolean" office:boolean-value="false" calcext:value-type="boolean">
            <text:p>FALSE</text:p>
          </table:table-cell>
          <table:table-cell table:formula="of:=AND([.G94]&lt;5000;NOT(OR([.I94:.N94])))" office:value-type="boolean" office:boolean-value="false" calcext:value-type="boolean">
            <text:p>FALSE</text:p>
          </table:table-cell>
          <table:table-cell table:formula="of:=AND([.G94]&lt;10000;NOT(OR([.I94:.O94])))" office:value-type="boolean" office:boolean-value="false" calcext:value-type="boolean">
            <text:p>FALSE</text:p>
          </table:table-cell>
          <table:table-cell table:formula="of:=AND([.G94]&lt;20000;NOT(OR([.I94:.P94])))" office:value-type="boolean" office:boolean-value="false" calcext:value-type="boolean">
            <text:p>FALSE</text:p>
          </table:table-cell>
          <table:table-cell table:formula="of:=NOT(OR([.I94:.Q9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5065" calcext:value-type="float">
            <text:p>0.0005065</text:p>
          </table:table-cell>
          <table:table-cell office:value-type="float" office:value="1663608953" calcext:value-type="float">
            <text:p>1663608953</text:p>
          </table:table-cell>
          <table:table-cell office:value-type="float" office:value="98715" calcext:value-type="float">
            <text:p>98715</text:p>
          </table:table-cell>
          <table:table-cell office:value-type="float" office:value="14227574" calcext:value-type="float">
            <text:p>14227574</text:p>
          </table:table-cell>
          <table:table-cell office:value-type="string" calcext:value-type="string">
            <text:p>sell</text:p>
          </table:table-cell>
          <table:table-cell office:value-type="float" office:value="50650" calcext:value-type="float">
            <text:p>50650</text:p>
          </table:table-cell>
          <table:table-cell office:value-type="float" office:value="49.9991475" calcext:value-type="float">
            <text:p>49.9991475</text:p>
          </table:table-cell>
          <table:table-cell/>
          <table:table-cell table:formula="of:=[.G95]&lt;50" office:value-type="boolean" office:boolean-value="true" calcext:value-type="boolean">
            <text:p>TRUE</text:p>
          </table:table-cell>
          <table:table-cell table:formula="of:=AND([.G95]&lt;100;NOT(OR([.I95])))" office:value-type="boolean" office:boolean-value="false" calcext:value-type="boolean">
            <text:p>FALSE</text:p>
          </table:table-cell>
          <table:table-cell table:formula="of:=AND([.G95]&lt;200; NOT(OR([.I95:.J95])))" office:value-type="boolean" office:boolean-value="false" calcext:value-type="boolean">
            <text:p>FALSE</text:p>
          </table:table-cell>
          <table:table-cell table:formula="of:=AND([.G95]&lt;500;NOT(OR([.I95:.K95])))" office:value-type="boolean" office:boolean-value="false" calcext:value-type="boolean">
            <text:p>FALSE</text:p>
          </table:table-cell>
          <table:table-cell table:formula="of:=AND([.G95]&lt;1000;NOT(OR([.I95:.L95])))" office:value-type="boolean" office:boolean-value="false" calcext:value-type="boolean">
            <text:p>FALSE</text:p>
          </table:table-cell>
          <table:table-cell table:formula="of:=AND([.G95]&lt;2000;NOT(OR([.I95:.M95])))" office:value-type="boolean" office:boolean-value="false" calcext:value-type="boolean">
            <text:p>FALSE</text:p>
          </table:table-cell>
          <table:table-cell table:formula="of:=AND([.G95]&lt;5000;NOT(OR([.I95:.N95])))" office:value-type="boolean" office:boolean-value="false" calcext:value-type="boolean">
            <text:p>FALSE</text:p>
          </table:table-cell>
          <table:table-cell table:formula="of:=AND([.G95]&lt;10000;NOT(OR([.I95:.O95])))" office:value-type="boolean" office:boolean-value="false" calcext:value-type="boolean">
            <text:p>FALSE</text:p>
          </table:table-cell>
          <table:table-cell table:formula="of:=AND([.G95]&lt;20000;NOT(OR([.I95:.P95])))" office:value-type="boolean" office:boolean-value="false" calcext:value-type="boolean">
            <text:p>FALSE</text:p>
          </table:table-cell>
          <table:table-cell table:formula="of:=NOT(OR([.I95:.Q9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013068" calcext:value-type="float">
            <text:p>0.01013068</text:p>
          </table:table-cell>
          <table:table-cell office:value-type="float" office:value="1663608953" calcext:value-type="float">
            <text:p>1663608953</text:p>
          </table:table-cell>
          <table:table-cell office:value-type="float" office:value="98710" calcext:value-type="float">
            <text:p>98710</text:p>
          </table:table-cell>
          <table:table-cell office:value-type="float" office:value="14227575" calcext:value-type="float">
            <text:p>14227575</text:p>
          </table:table-cell>
          <table:table-cell office:value-type="string" calcext:value-type="string">
            <text:p>sell</text:p>
          </table:table-cell>
          <table:table-cell office:value-type="float" office:value="1013068" calcext:value-type="float">
            <text:p>1013068</text:p>
          </table:table-cell>
          <table:table-cell office:value-type="float" office:value="999.9994228" calcext:value-type="float">
            <text:p>999.9994228</text:p>
          </table:table-cell>
          <table:table-cell/>
          <table:table-cell table:formula="of:=[.G96]&lt;50" office:value-type="boolean" office:boolean-value="false" calcext:value-type="boolean">
            <text:p>FALSE</text:p>
          </table:table-cell>
          <table:table-cell table:formula="of:=AND([.G96]&lt;100;NOT(OR([.I96])))" office:value-type="boolean" office:boolean-value="false" calcext:value-type="boolean">
            <text:p>FALSE</text:p>
          </table:table-cell>
          <table:table-cell table:formula="of:=AND([.G96]&lt;200; NOT(OR([.I96:.J96])))" office:value-type="boolean" office:boolean-value="false" calcext:value-type="boolean">
            <text:p>FALSE</text:p>
          </table:table-cell>
          <table:table-cell table:formula="of:=AND([.G96]&lt;500;NOT(OR([.I96:.K96])))" office:value-type="boolean" office:boolean-value="false" calcext:value-type="boolean">
            <text:p>FALSE</text:p>
          </table:table-cell>
          <table:table-cell table:formula="of:=AND([.G96]&lt;1000;NOT(OR([.I96:.L96])))" office:value-type="boolean" office:boolean-value="true" calcext:value-type="boolean">
            <text:p>TRUE</text:p>
          </table:table-cell>
          <table:table-cell table:formula="of:=AND([.G96]&lt;2000;NOT(OR([.I96:.M96])))" office:value-type="boolean" office:boolean-value="false" calcext:value-type="boolean">
            <text:p>FALSE</text:p>
          </table:table-cell>
          <table:table-cell table:formula="of:=AND([.G96]&lt;5000;NOT(OR([.I96:.N96])))" office:value-type="boolean" office:boolean-value="false" calcext:value-type="boolean">
            <text:p>FALSE</text:p>
          </table:table-cell>
          <table:table-cell table:formula="of:=AND([.G96]&lt;10000;NOT(OR([.I96:.O96])))" office:value-type="boolean" office:boolean-value="false" calcext:value-type="boolean">
            <text:p>FALSE</text:p>
          </table:table-cell>
          <table:table-cell table:formula="of:=AND([.G96]&lt;20000;NOT(OR([.I96:.P96])))" office:value-type="boolean" office:boolean-value="false" calcext:value-type="boolean">
            <text:p>FALSE</text:p>
          </table:table-cell>
          <table:table-cell table:formula="of:=NOT(OR([.I96:.Q9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2241" calcext:value-type="float">
            <text:p>0.02241</text:p>
          </table:table-cell>
          <table:table-cell office:value-type="float" office:value="1663608953" calcext:value-type="float">
            <text:p>1663608953</text:p>
          </table:table-cell>
          <table:table-cell office:value-type="float" office:value="98584.36410552" calcext:value-type="float">
            <text:p>98584.36410552</text:p>
          </table:table-cell>
          <table:table-cell office:value-type="float" office:value="14227576" calcext:value-type="float">
            <text:p>14227576</text:p>
          </table:table-cell>
          <table:table-cell office:value-type="string" calcext:value-type="string">
            <text:p>sell</text:p>
          </table:table-cell>
          <table:table-cell office:value-type="float" office:value="2241000" calcext:value-type="float">
            <text:p>2241000</text:p>
          </table:table-cell>
          <table:table-cell office:value-type="float" office:value="2209.2755996047" calcext:value-type="float">
            <text:p>2209.2755996047</text:p>
          </table:table-cell>
          <table:table-cell/>
          <table:table-cell table:formula="of:=[.G97]&lt;50" office:value-type="boolean" office:boolean-value="false" calcext:value-type="boolean">
            <text:p>FALSE</text:p>
          </table:table-cell>
          <table:table-cell table:formula="of:=AND([.G97]&lt;100;NOT(OR([.I97])))" office:value-type="boolean" office:boolean-value="false" calcext:value-type="boolean">
            <text:p>FALSE</text:p>
          </table:table-cell>
          <table:table-cell table:formula="of:=AND([.G97]&lt;200; NOT(OR([.I97:.J97])))" office:value-type="boolean" office:boolean-value="false" calcext:value-type="boolean">
            <text:p>FALSE</text:p>
          </table:table-cell>
          <table:table-cell table:formula="of:=AND([.G97]&lt;500;NOT(OR([.I97:.K97])))" office:value-type="boolean" office:boolean-value="false" calcext:value-type="boolean">
            <text:p>FALSE</text:p>
          </table:table-cell>
          <table:table-cell table:formula="of:=AND([.G97]&lt;1000;NOT(OR([.I97:.L97])))" office:value-type="boolean" office:boolean-value="false" calcext:value-type="boolean">
            <text:p>FALSE</text:p>
          </table:table-cell>
          <table:table-cell table:formula="of:=AND([.G97]&lt;2000;NOT(OR([.I97:.M97])))" office:value-type="boolean" office:boolean-value="false" calcext:value-type="boolean">
            <text:p>FALSE</text:p>
          </table:table-cell>
          <table:table-cell table:formula="of:=AND([.G97]&lt;5000;NOT(OR([.I97:.N97])))" office:value-type="boolean" office:boolean-value="true" calcext:value-type="boolean">
            <text:p>TRUE</text:p>
          </table:table-cell>
          <table:table-cell table:formula="of:=AND([.G97]&lt;10000;NOT(OR([.I97:.O97])))" office:value-type="boolean" office:boolean-value="false" calcext:value-type="boolean">
            <text:p>FALSE</text:p>
          </table:table-cell>
          <table:table-cell table:formula="of:=AND([.G97]&lt;20000;NOT(OR([.I97:.P97])))" office:value-type="boolean" office:boolean-value="false" calcext:value-type="boolean">
            <text:p>FALSE</text:p>
          </table:table-cell>
          <table:table-cell table:formula="of:=NOT(OR([.I97:.Q9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707" calcext:value-type="float">
            <text:p>0.01707</text:p>
          </table:table-cell>
          <table:table-cell office:value-type="float" office:value="1663608953" calcext:value-type="float">
            <text:p>1663608953</text:p>
          </table:table-cell>
          <table:table-cell office:value-type="float" office:value="98584.31756638" calcext:value-type="float">
            <text:p>98584.31756638</text:p>
          </table:table-cell>
          <table:table-cell office:value-type="float" office:value="14227577" calcext:value-type="float">
            <text:p>14227577</text:p>
          </table:table-cell>
          <table:table-cell office:value-type="string" calcext:value-type="string">
            <text:p>sell</text:p>
          </table:table-cell>
          <table:table-cell office:value-type="float" office:value="1706999" calcext:value-type="float">
            <text:p>1706999</text:p>
          </table:table-cell>
          <table:table-cell office:value-type="float" office:value="1682.83430085811" calcext:value-type="float">
            <text:p>1682.83430085811</text:p>
          </table:table-cell>
          <table:table-cell/>
          <table:table-cell table:formula="of:=[.G98]&lt;50" office:value-type="boolean" office:boolean-value="false" calcext:value-type="boolean">
            <text:p>FALSE</text:p>
          </table:table-cell>
          <table:table-cell table:formula="of:=AND([.G98]&lt;100;NOT(OR([.I98])))" office:value-type="boolean" office:boolean-value="false" calcext:value-type="boolean">
            <text:p>FALSE</text:p>
          </table:table-cell>
          <table:table-cell table:formula="of:=AND([.G98]&lt;200; NOT(OR([.I98:.J98])))" office:value-type="boolean" office:boolean-value="false" calcext:value-type="boolean">
            <text:p>FALSE</text:p>
          </table:table-cell>
          <table:table-cell table:formula="of:=AND([.G98]&lt;500;NOT(OR([.I98:.K98])))" office:value-type="boolean" office:boolean-value="false" calcext:value-type="boolean">
            <text:p>FALSE</text:p>
          </table:table-cell>
          <table:table-cell table:formula="of:=AND([.G98]&lt;1000;NOT(OR([.I98:.L98])))" office:value-type="boolean" office:boolean-value="false" calcext:value-type="boolean">
            <text:p>FALSE</text:p>
          </table:table-cell>
          <table:table-cell table:formula="of:=AND([.G98]&lt;2000;NOT(OR([.I98:.M98])))" office:value-type="boolean" office:boolean-value="true" calcext:value-type="boolean">
            <text:p>TRUE</text:p>
          </table:table-cell>
          <table:table-cell table:formula="of:=AND([.G98]&lt;5000;NOT(OR([.I98:.N98])))" office:value-type="boolean" office:boolean-value="false" calcext:value-type="boolean">
            <text:p>FALSE</text:p>
          </table:table-cell>
          <table:table-cell table:formula="of:=AND([.G98]&lt;10000;NOT(OR([.I98:.O98])))" office:value-type="boolean" office:boolean-value="false" calcext:value-type="boolean">
            <text:p>FALSE</text:p>
          </table:table-cell>
          <table:table-cell table:formula="of:=AND([.G98]&lt;20000;NOT(OR([.I98:.P98])))" office:value-type="boolean" office:boolean-value="false" calcext:value-type="boolean">
            <text:p>FALSE</text:p>
          </table:table-cell>
          <table:table-cell table:formula="of:=NOT(OR([.I98:.Q9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024" calcext:value-type="float">
            <text:p>0.01024</text:p>
          </table:table-cell>
          <table:table-cell office:value-type="float" office:value="1663608953" calcext:value-type="float">
            <text:p>1663608953</text:p>
          </table:table-cell>
          <table:table-cell office:value-type="float" office:value="98583.72129728" calcext:value-type="float">
            <text:p>98583.72129728</text:p>
          </table:table-cell>
          <table:table-cell office:value-type="float" office:value="14227578" calcext:value-type="float">
            <text:p>14227578</text:p>
          </table:table-cell>
          <table:table-cell office:value-type="string" calcext:value-type="string">
            <text:p>sell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09.49730608415" calcext:value-type="float">
            <text:p>1009.49730608415</text:p>
          </table:table-cell>
          <table:table-cell/>
          <table:table-cell table:formula="of:=[.G99]&lt;50" office:value-type="boolean" office:boolean-value="false" calcext:value-type="boolean">
            <text:p>FALSE</text:p>
          </table:table-cell>
          <table:table-cell table:formula="of:=AND([.G99]&lt;100;NOT(OR([.I99])))" office:value-type="boolean" office:boolean-value="false" calcext:value-type="boolean">
            <text:p>FALSE</text:p>
          </table:table-cell>
          <table:table-cell table:formula="of:=AND([.G99]&lt;200; NOT(OR([.I99:.J99])))" office:value-type="boolean" office:boolean-value="false" calcext:value-type="boolean">
            <text:p>FALSE</text:p>
          </table:table-cell>
          <table:table-cell table:formula="of:=AND([.G99]&lt;500;NOT(OR([.I99:.K99])))" office:value-type="boolean" office:boolean-value="false" calcext:value-type="boolean">
            <text:p>FALSE</text:p>
          </table:table-cell>
          <table:table-cell table:formula="of:=AND([.G99]&lt;1000;NOT(OR([.I99:.L99])))" office:value-type="boolean" office:boolean-value="false" calcext:value-type="boolean">
            <text:p>FALSE</text:p>
          </table:table-cell>
          <table:table-cell table:formula="of:=AND([.G99]&lt;2000;NOT(OR([.I99:.M99])))" office:value-type="boolean" office:boolean-value="true" calcext:value-type="boolean">
            <text:p>TRUE</text:p>
          </table:table-cell>
          <table:table-cell table:formula="of:=AND([.G99]&lt;5000;NOT(OR([.I99:.N99])))" office:value-type="boolean" office:boolean-value="false" calcext:value-type="boolean">
            <text:p>FALSE</text:p>
          </table:table-cell>
          <table:table-cell table:formula="of:=AND([.G99]&lt;10000;NOT(OR([.I99:.O99])))" office:value-type="boolean" office:boolean-value="false" calcext:value-type="boolean">
            <text:p>FALSE</text:p>
          </table:table-cell>
          <table:table-cell table:formula="of:=AND([.G99]&lt;20000;NOT(OR([.I99:.P99])))" office:value-type="boolean" office:boolean-value="false" calcext:value-type="boolean">
            <text:p>FALSE</text:p>
          </table:table-cell>
          <table:table-cell table:formula="of:=NOT(OR([.I99:.Q9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230262" calcext:value-type="float">
            <text:p>0.01230262</text:p>
          </table:table-cell>
          <table:table-cell office:value-type="float" office:value="1663608953" calcext:value-type="float">
            <text:p>1663608953</text:p>
          </table:table-cell>
          <table:table-cell office:value-type="float" office:value="98583.59319238" calcext:value-type="float">
            <text:p>98583.59319238</text:p>
          </table:table-cell>
          <table:table-cell office:value-type="float" office:value="14227579" calcext:value-type="float">
            <text:p>14227579</text:p>
          </table:table-cell>
          <table:table-cell office:value-type="string" calcext:value-type="string">
            <text:p>sell</text:p>
          </table:table-cell>
          <table:table-cell office:value-type="float" office:value="1230262" calcext:value-type="float">
            <text:p>1230262</text:p>
          </table:table-cell>
          <table:table-cell office:value-type="float" office:value="1212.83648528044" calcext:value-type="float">
            <text:p>1212.83648528044</text:p>
          </table:table-cell>
          <table:table-cell/>
          <table:table-cell table:formula="of:=[.G100]&lt;50" office:value-type="boolean" office:boolean-value="false" calcext:value-type="boolean">
            <text:p>FALSE</text:p>
          </table:table-cell>
          <table:table-cell table:formula="of:=AND([.G100]&lt;100;NOT(OR([.I100])))" office:value-type="boolean" office:boolean-value="false" calcext:value-type="boolean">
            <text:p>FALSE</text:p>
          </table:table-cell>
          <table:table-cell table:formula="of:=AND([.G100]&lt;200; NOT(OR([.I100:.J100])))" office:value-type="boolean" office:boolean-value="false" calcext:value-type="boolean">
            <text:p>FALSE</text:p>
          </table:table-cell>
          <table:table-cell table:formula="of:=AND([.G100]&lt;500;NOT(OR([.I100:.K100])))" office:value-type="boolean" office:boolean-value="false" calcext:value-type="boolean">
            <text:p>FALSE</text:p>
          </table:table-cell>
          <table:table-cell table:formula="of:=AND([.G100]&lt;1000;NOT(OR([.I100:.L100])))" office:value-type="boolean" office:boolean-value="false" calcext:value-type="boolean">
            <text:p>FALSE</text:p>
          </table:table-cell>
          <table:table-cell table:formula="of:=AND([.G100]&lt;2000;NOT(OR([.I100:.M100])))" office:value-type="boolean" office:boolean-value="true" calcext:value-type="boolean">
            <text:p>TRUE</text:p>
          </table:table-cell>
          <table:table-cell table:formula="of:=AND([.G100]&lt;5000;NOT(OR([.I100:.N100])))" office:value-type="boolean" office:boolean-value="false" calcext:value-type="boolean">
            <text:p>FALSE</text:p>
          </table:table-cell>
          <table:table-cell table:formula="of:=AND([.G100]&lt;10000;NOT(OR([.I100:.O100])))" office:value-type="boolean" office:boolean-value="false" calcext:value-type="boolean">
            <text:p>FALSE</text:p>
          </table:table-cell>
          <table:table-cell table:formula="of:=AND([.G100]&lt;20000;NOT(OR([.I100:.P100])))" office:value-type="boolean" office:boolean-value="false" calcext:value-type="boolean">
            <text:p>FALSE</text:p>
          </table:table-cell>
          <table:table-cell table:formula="of:=NOT(OR([.I100:.Q10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01547" calcext:value-type="float">
            <text:p>0.00101547</text:p>
          </table:table-cell>
          <table:table-cell office:value-type="float" office:value="1663608955" calcext:value-type="float">
            <text:p>1663608955</text:p>
          </table:table-cell>
          <table:table-cell office:value-type="float" office:value="98585.51942424" calcext:value-type="float">
            <text:p>98585.51942424</text:p>
          </table:table-cell>
          <table:table-cell office:value-type="float" office:value="14227580" calcext:value-type="float">
            <text:p>14227580</text:p>
          </table:table-cell>
          <table:table-cell office:value-type="string" calcext:value-type="string">
            <text:p>sell</text:p>
          </table:table-cell>
          <table:table-cell office:value-type="float" office:value="101547" calcext:value-type="float">
            <text:p>101547</text:p>
          </table:table-cell>
          <table:table-cell office:value-type="float" office:value="100.110637409733" calcext:value-type="float">
            <text:p>100.110637409733</text:p>
          </table:table-cell>
          <table:table-cell/>
          <table:table-cell table:formula="of:=[.G101]&lt;50" office:value-type="boolean" office:boolean-value="false" calcext:value-type="boolean">
            <text:p>FALSE</text:p>
          </table:table-cell>
          <table:table-cell table:formula="of:=AND([.G101]&lt;100;NOT(OR([.I101])))" office:value-type="boolean" office:boolean-value="false" calcext:value-type="boolean">
            <text:p>FALSE</text:p>
          </table:table-cell>
          <table:table-cell table:formula="of:=AND([.G101]&lt;200; NOT(OR([.I101:.J101])))" office:value-type="boolean" office:boolean-value="true" calcext:value-type="boolean">
            <text:p>TRUE</text:p>
          </table:table-cell>
          <table:table-cell table:formula="of:=AND([.G101]&lt;500;NOT(OR([.I101:.K101])))" office:value-type="boolean" office:boolean-value="false" calcext:value-type="boolean">
            <text:p>FALSE</text:p>
          </table:table-cell>
          <table:table-cell table:formula="of:=AND([.G101]&lt;1000;NOT(OR([.I101:.L101])))" office:value-type="boolean" office:boolean-value="false" calcext:value-type="boolean">
            <text:p>FALSE</text:p>
          </table:table-cell>
          <table:table-cell table:formula="of:=AND([.G101]&lt;2000;NOT(OR([.I101:.M101])))" office:value-type="boolean" office:boolean-value="false" calcext:value-type="boolean">
            <text:p>FALSE</text:p>
          </table:table-cell>
          <table:table-cell table:formula="of:=AND([.G101]&lt;5000;NOT(OR([.I101:.N101])))" office:value-type="boolean" office:boolean-value="false" calcext:value-type="boolean">
            <text:p>FALSE</text:p>
          </table:table-cell>
          <table:table-cell table:formula="of:=AND([.G101]&lt;10000;NOT(OR([.I101:.O101])))" office:value-type="boolean" office:boolean-value="false" calcext:value-type="boolean">
            <text:p>FALSE</text:p>
          </table:table-cell>
          <table:table-cell table:formula="of:=AND([.G101]&lt;20000;NOT(OR([.I101:.P101])))" office:value-type="boolean" office:boolean-value="false" calcext:value-type="boolean">
            <text:p>FALSE</text:p>
          </table:table-cell>
          <table:table-cell table:formula="of:=NOT(OR([.I101:.Q10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1006" calcext:value-type="float">
            <text:p>0.00001006</text:p>
          </table:table-cell>
          <table:table-cell office:value-type="float" office:value="1663608974" calcext:value-type="float">
            <text:p>1663608974</text:p>
          </table:table-cell>
          <table:table-cell office:value-type="float" office:value="99305.36782367" calcext:value-type="float">
            <text:p>99305.36782367</text:p>
          </table:table-cell>
          <table:table-cell office:value-type="float" office:value="14227581" calcext:value-type="float">
            <text:p>14227581</text:p>
          </table:table-cell>
          <table:table-cell office:value-type="string" calcext:value-type="string">
            <text:p>buy</text:p>
          </table:table-cell>
          <table:table-cell office:value-type="float" office:value="1006" calcext:value-type="float">
            <text:p>1006</text:p>
          </table:table-cell>
          <table:table-cell office:value-type="float" office:value="0.99901200030612" calcext:value-type="float">
            <text:p>0.99901200030612</text:p>
          </table:table-cell>
          <table:table-cell/>
          <table:table-cell table:formula="of:=[.G102]&lt;50" office:value-type="boolean" office:boolean-value="true" calcext:value-type="boolean">
            <text:p>TRUE</text:p>
          </table:table-cell>
          <table:table-cell table:formula="of:=AND([.G102]&lt;100;NOT(OR([.I102])))" office:value-type="boolean" office:boolean-value="false" calcext:value-type="boolean">
            <text:p>FALSE</text:p>
          </table:table-cell>
          <table:table-cell table:formula="of:=AND([.G102]&lt;200; NOT(OR([.I102:.J102])))" office:value-type="boolean" office:boolean-value="false" calcext:value-type="boolean">
            <text:p>FALSE</text:p>
          </table:table-cell>
          <table:table-cell table:formula="of:=AND([.G102]&lt;500;NOT(OR([.I102:.K102])))" office:value-type="boolean" office:boolean-value="false" calcext:value-type="boolean">
            <text:p>FALSE</text:p>
          </table:table-cell>
          <table:table-cell table:formula="of:=AND([.G102]&lt;1000;NOT(OR([.I102:.L102])))" office:value-type="boolean" office:boolean-value="false" calcext:value-type="boolean">
            <text:p>FALSE</text:p>
          </table:table-cell>
          <table:table-cell table:formula="of:=AND([.G102]&lt;2000;NOT(OR([.I102:.M102])))" office:value-type="boolean" office:boolean-value="false" calcext:value-type="boolean">
            <text:p>FALSE</text:p>
          </table:table-cell>
          <table:table-cell table:formula="of:=AND([.G102]&lt;5000;NOT(OR([.I102:.N102])))" office:value-type="boolean" office:boolean-value="false" calcext:value-type="boolean">
            <text:p>FALSE</text:p>
          </table:table-cell>
          <table:table-cell table:formula="of:=AND([.G102]&lt;10000;NOT(OR([.I102:.O102])))" office:value-type="boolean" office:boolean-value="false" calcext:value-type="boolean">
            <text:p>FALSE</text:p>
          </table:table-cell>
          <table:table-cell table:formula="of:=AND([.G102]&lt;20000;NOT(OR([.I102:.P102])))" office:value-type="boolean" office:boolean-value="false" calcext:value-type="boolean">
            <text:p>FALSE</text:p>
          </table:table-cell>
          <table:table-cell table:formula="of:=NOT(OR([.I102:.Q10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38462" calcext:value-type="float">
            <text:p>0.00038462</text:p>
          </table:table-cell>
          <table:table-cell office:value-type="float" office:value="1663608988" calcext:value-type="float">
            <text:p>1663608988</text:p>
          </table:table-cell>
          <table:table-cell office:value-type="float" office:value="99299.9978" calcext:value-type="float">
            <text:p>99299.9978</text:p>
          </table:table-cell>
          <table:table-cell office:value-type="float" office:value="14227582" calcext:value-type="float">
            <text:p>14227582</text:p>
          </table:table-cell>
          <table:table-cell office:value-type="string" calcext:value-type="string">
            <text:p>buy</text:p>
          </table:table-cell>
          <table:table-cell office:value-type="float" office:value="38462" calcext:value-type="float">
            <text:p>38462</text:p>
          </table:table-cell>
          <table:table-cell office:value-type="float" office:value="38.192765153836" calcext:value-type="float">
            <text:p>38.192765153836</text:p>
          </table:table-cell>
          <table:table-cell/>
          <table:table-cell table:formula="of:=[.G103]&lt;50" office:value-type="boolean" office:boolean-value="true" calcext:value-type="boolean">
            <text:p>TRUE</text:p>
          </table:table-cell>
          <table:table-cell table:formula="of:=AND([.G103]&lt;100;NOT(OR([.I103])))" office:value-type="boolean" office:boolean-value="false" calcext:value-type="boolean">
            <text:p>FALSE</text:p>
          </table:table-cell>
          <table:table-cell table:formula="of:=AND([.G103]&lt;200; NOT(OR([.I103:.J103])))" office:value-type="boolean" office:boolean-value="false" calcext:value-type="boolean">
            <text:p>FALSE</text:p>
          </table:table-cell>
          <table:table-cell table:formula="of:=AND([.G103]&lt;500;NOT(OR([.I103:.K103])))" office:value-type="boolean" office:boolean-value="false" calcext:value-type="boolean">
            <text:p>FALSE</text:p>
          </table:table-cell>
          <table:table-cell table:formula="of:=AND([.G103]&lt;1000;NOT(OR([.I103:.L103])))" office:value-type="boolean" office:boolean-value="false" calcext:value-type="boolean">
            <text:p>FALSE</text:p>
          </table:table-cell>
          <table:table-cell table:formula="of:=AND([.G103]&lt;2000;NOT(OR([.I103:.M103])))" office:value-type="boolean" office:boolean-value="false" calcext:value-type="boolean">
            <text:p>FALSE</text:p>
          </table:table-cell>
          <table:table-cell table:formula="of:=AND([.G103]&lt;5000;NOT(OR([.I103:.N103])))" office:value-type="boolean" office:boolean-value="false" calcext:value-type="boolean">
            <text:p>FALSE</text:p>
          </table:table-cell>
          <table:table-cell table:formula="of:=AND([.G103]&lt;10000;NOT(OR([.I103:.O103])))" office:value-type="boolean" office:boolean-value="false" calcext:value-type="boolean">
            <text:p>FALSE</text:p>
          </table:table-cell>
          <table:table-cell table:formula="of:=AND([.G103]&lt;20000;NOT(OR([.I103:.P103])))" office:value-type="boolean" office:boolean-value="false" calcext:value-type="boolean">
            <text:p>FALSE</text:p>
          </table:table-cell>
          <table:table-cell table:formula="of:=NOT(OR([.I103:.Q10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51762" calcext:value-type="float">
            <text:p>0.00251762</text:p>
          </table:table-cell>
          <table:table-cell office:value-type="float" office:value="1663608988" calcext:value-type="float">
            <text:p>1663608988</text:p>
          </table:table-cell>
          <table:table-cell office:value-type="float" office:value="99299.9978" calcext:value-type="float">
            <text:p>99299.9978</text:p>
          </table:table-cell>
          <table:table-cell office:value-type="float" office:value="14227583" calcext:value-type="float">
            <text:p>14227583</text:p>
          </table:table-cell>
          <table:table-cell office:value-type="string" calcext:value-type="string">
            <text:p>buy</text:p>
          </table:table-cell>
          <table:table-cell office:value-type="float" office:value="251762" calcext:value-type="float">
            <text:p>251762</text:p>
          </table:table-cell>
          <table:table-cell office:value-type="float" office:value="249.999660461236" calcext:value-type="float">
            <text:p>249.999660461236</text:p>
          </table:table-cell>
          <table:table-cell/>
          <table:table-cell table:formula="of:=[.G104]&lt;50" office:value-type="boolean" office:boolean-value="false" calcext:value-type="boolean">
            <text:p>FALSE</text:p>
          </table:table-cell>
          <table:table-cell table:formula="of:=AND([.G104]&lt;100;NOT(OR([.I104])))" office:value-type="boolean" office:boolean-value="false" calcext:value-type="boolean">
            <text:p>FALSE</text:p>
          </table:table-cell>
          <table:table-cell table:formula="of:=AND([.G104]&lt;200; NOT(OR([.I104:.J104])))" office:value-type="boolean" office:boolean-value="false" calcext:value-type="boolean">
            <text:p>FALSE</text:p>
          </table:table-cell>
          <table:table-cell table:formula="of:=AND([.G104]&lt;500;NOT(OR([.I104:.K104])))" office:value-type="boolean" office:boolean-value="true" calcext:value-type="boolean">
            <text:p>TRUE</text:p>
          </table:table-cell>
          <table:table-cell table:formula="of:=AND([.G104]&lt;1000;NOT(OR([.I104:.L104])))" office:value-type="boolean" office:boolean-value="false" calcext:value-type="boolean">
            <text:p>FALSE</text:p>
          </table:table-cell>
          <table:table-cell table:formula="of:=AND([.G104]&lt;2000;NOT(OR([.I104:.M104])))" office:value-type="boolean" office:boolean-value="false" calcext:value-type="boolean">
            <text:p>FALSE</text:p>
          </table:table-cell>
          <table:table-cell table:formula="of:=AND([.G104]&lt;5000;NOT(OR([.I104:.N104])))" office:value-type="boolean" office:boolean-value="false" calcext:value-type="boolean">
            <text:p>FALSE</text:p>
          </table:table-cell>
          <table:table-cell table:formula="of:=AND([.G104]&lt;10000;NOT(OR([.I104:.O104])))" office:value-type="boolean" office:boolean-value="false" calcext:value-type="boolean">
            <text:p>FALSE</text:p>
          </table:table-cell>
          <table:table-cell table:formula="of:=AND([.G104]&lt;20000;NOT(OR([.I104:.P104])))" office:value-type="boolean" office:boolean-value="false" calcext:value-type="boolean">
            <text:p>FALSE</text:p>
          </table:table-cell>
          <table:table-cell table:formula="of:=NOT(OR([.I104:.Q10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696622" calcext:value-type="float">
            <text:p>0.00696622</text:p>
          </table:table-cell>
          <table:table-cell office:value-type="float" office:value="1663608994" calcext:value-type="float">
            <text:p>1663608994</text:p>
          </table:table-cell>
          <table:table-cell office:value-type="float" office:value="99297.71166757" calcext:value-type="float">
            <text:p>99297.71166757</text:p>
          </table:table-cell>
          <table:table-cell office:value-type="float" office:value="14227584" calcext:value-type="float">
            <text:p>14227584</text:p>
          </table:table-cell>
          <table:table-cell office:value-type="string" calcext:value-type="string">
            <text:p>buy</text:p>
          </table:table-cell>
          <table:table-cell office:value-type="float" office:value="696622" calcext:value-type="float">
            <text:p>696622</text:p>
          </table:table-cell>
          <table:table-cell office:value-type="float" office:value="691.72970497286" calcext:value-type="float">
            <text:p>691.72970497286</text:p>
          </table:table-cell>
          <table:table-cell/>
          <table:table-cell table:formula="of:=[.G105]&lt;50" office:value-type="boolean" office:boolean-value="false" calcext:value-type="boolean">
            <text:p>FALSE</text:p>
          </table:table-cell>
          <table:table-cell table:formula="of:=AND([.G105]&lt;100;NOT(OR([.I105])))" office:value-type="boolean" office:boolean-value="false" calcext:value-type="boolean">
            <text:p>FALSE</text:p>
          </table:table-cell>
          <table:table-cell table:formula="of:=AND([.G105]&lt;200; NOT(OR([.I105:.J105])))" office:value-type="boolean" office:boolean-value="false" calcext:value-type="boolean">
            <text:p>FALSE</text:p>
          </table:table-cell>
          <table:table-cell table:formula="of:=AND([.G105]&lt;500;NOT(OR([.I105:.K105])))" office:value-type="boolean" office:boolean-value="false" calcext:value-type="boolean">
            <text:p>FALSE</text:p>
          </table:table-cell>
          <table:table-cell table:formula="of:=AND([.G105]&lt;1000;NOT(OR([.I105:.L105])))" office:value-type="boolean" office:boolean-value="true" calcext:value-type="boolean">
            <text:p>TRUE</text:p>
          </table:table-cell>
          <table:table-cell table:formula="of:=AND([.G105]&lt;2000;NOT(OR([.I105:.M105])))" office:value-type="boolean" office:boolean-value="false" calcext:value-type="boolean">
            <text:p>FALSE</text:p>
          </table:table-cell>
          <table:table-cell table:formula="of:=AND([.G105]&lt;5000;NOT(OR([.I105:.N105])))" office:value-type="boolean" office:boolean-value="false" calcext:value-type="boolean">
            <text:p>FALSE</text:p>
          </table:table-cell>
          <table:table-cell table:formula="of:=AND([.G105]&lt;10000;NOT(OR([.I105:.O105])))" office:value-type="boolean" office:boolean-value="false" calcext:value-type="boolean">
            <text:p>FALSE</text:p>
          </table:table-cell>
          <table:table-cell table:formula="of:=AND([.G105]&lt;20000;NOT(OR([.I105:.P105])))" office:value-type="boolean" office:boolean-value="false" calcext:value-type="boolean">
            <text:p>FALSE</text:p>
          </table:table-cell>
          <table:table-cell table:formula="of:=NOT(OR([.I105:.Q10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51081" calcext:value-type="float">
            <text:p>0.00151081</text:p>
          </table:table-cell>
          <table:table-cell office:value-type="float" office:value="1663609031" calcext:value-type="float">
            <text:p>1663609031</text:p>
          </table:table-cell>
          <table:table-cell office:value-type="float" office:value="99284.3005976" calcext:value-type="float">
            <text:p>99284.3005976</text:p>
          </table:table-cell>
          <table:table-cell office:value-type="float" office:value="14227585" calcext:value-type="float">
            <text:p>14227585</text:p>
          </table:table-cell>
          <table:table-cell office:value-type="string" calcext:value-type="string">
            <text:p>buy</text:p>
          </table:table-cell>
          <table:table-cell office:value-type="float" office:value="151081" calcext:value-type="float">
            <text:p>151081</text:p>
          </table:table-cell>
          <table:table-cell office:value-type="float" office:value="149.99971418586" calcext:value-type="float">
            <text:p>149.99971418586</text:p>
          </table:table-cell>
          <table:table-cell/>
          <table:table-cell table:formula="of:=[.G106]&lt;50" office:value-type="boolean" office:boolean-value="false" calcext:value-type="boolean">
            <text:p>FALSE</text:p>
          </table:table-cell>
          <table:table-cell table:formula="of:=AND([.G106]&lt;100;NOT(OR([.I106])))" office:value-type="boolean" office:boolean-value="false" calcext:value-type="boolean">
            <text:p>FALSE</text:p>
          </table:table-cell>
          <table:table-cell table:formula="of:=AND([.G106]&lt;200; NOT(OR([.I106:.J106])))" office:value-type="boolean" office:boolean-value="true" calcext:value-type="boolean">
            <text:p>TRUE</text:p>
          </table:table-cell>
          <table:table-cell table:formula="of:=AND([.G106]&lt;500;NOT(OR([.I106:.K106])))" office:value-type="boolean" office:boolean-value="false" calcext:value-type="boolean">
            <text:p>FALSE</text:p>
          </table:table-cell>
          <table:table-cell table:formula="of:=AND([.G106]&lt;1000;NOT(OR([.I106:.L106])))" office:value-type="boolean" office:boolean-value="false" calcext:value-type="boolean">
            <text:p>FALSE</text:p>
          </table:table-cell>
          <table:table-cell table:formula="of:=AND([.G106]&lt;2000;NOT(OR([.I106:.M106])))" office:value-type="boolean" office:boolean-value="false" calcext:value-type="boolean">
            <text:p>FALSE</text:p>
          </table:table-cell>
          <table:table-cell table:formula="of:=AND([.G106]&lt;5000;NOT(OR([.I106:.N106])))" office:value-type="boolean" office:boolean-value="false" calcext:value-type="boolean">
            <text:p>FALSE</text:p>
          </table:table-cell>
          <table:table-cell table:formula="of:=AND([.G106]&lt;10000;NOT(OR([.I106:.O106])))" office:value-type="boolean" office:boolean-value="false" calcext:value-type="boolean">
            <text:p>FALSE</text:p>
          </table:table-cell>
          <table:table-cell table:formula="of:=AND([.G106]&lt;20000;NOT(OR([.I106:.P106])))" office:value-type="boolean" office:boolean-value="false" calcext:value-type="boolean">
            <text:p>FALSE</text:p>
          </table:table-cell>
          <table:table-cell table:formula="of:=NOT(OR([.I106:.Q10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92199" calcext:value-type="float">
            <text:p>0.00392199</text:p>
          </table:table-cell>
          <table:table-cell office:value-type="float" office:value="1663609038" calcext:value-type="float">
            <text:p>1663609038</text:p>
          </table:table-cell>
          <table:table-cell office:value-type="float" office:value="98567.92000001" calcext:value-type="float">
            <text:p>98567.92000001</text:p>
          </table:table-cell>
          <table:table-cell office:value-type="float" office:value="14227586" calcext:value-type="float">
            <text:p>14227586</text:p>
          </table:table-cell>
          <table:table-cell office:value-type="string" calcext:value-type="string">
            <text:p>sell</text:p>
          </table:table-cell>
          <table:table-cell office:value-type="float" office:value="392199" calcext:value-type="float">
            <text:p>392199</text:p>
          </table:table-cell>
          <table:table-cell office:value-type="float" office:value="386.582396560839" calcext:value-type="float">
            <text:p>386.582396560839</text:p>
          </table:table-cell>
          <table:table-cell/>
          <table:table-cell table:formula="of:=[.G107]&lt;50" office:value-type="boolean" office:boolean-value="false" calcext:value-type="boolean">
            <text:p>FALSE</text:p>
          </table:table-cell>
          <table:table-cell table:formula="of:=AND([.G107]&lt;100;NOT(OR([.I107])))" office:value-type="boolean" office:boolean-value="false" calcext:value-type="boolean">
            <text:p>FALSE</text:p>
          </table:table-cell>
          <table:table-cell table:formula="of:=AND([.G107]&lt;200; NOT(OR([.I107:.J107])))" office:value-type="boolean" office:boolean-value="false" calcext:value-type="boolean">
            <text:p>FALSE</text:p>
          </table:table-cell>
          <table:table-cell table:formula="of:=AND([.G107]&lt;500;NOT(OR([.I107:.K107])))" office:value-type="boolean" office:boolean-value="true" calcext:value-type="boolean">
            <text:p>TRUE</text:p>
          </table:table-cell>
          <table:table-cell table:formula="of:=AND([.G107]&lt;1000;NOT(OR([.I107:.L107])))" office:value-type="boolean" office:boolean-value="false" calcext:value-type="boolean">
            <text:p>FALSE</text:p>
          </table:table-cell>
          <table:table-cell table:formula="of:=AND([.G107]&lt;2000;NOT(OR([.I107:.M107])))" office:value-type="boolean" office:boolean-value="false" calcext:value-type="boolean">
            <text:p>FALSE</text:p>
          </table:table-cell>
          <table:table-cell table:formula="of:=AND([.G107]&lt;5000;NOT(OR([.I107:.N107])))" office:value-type="boolean" office:boolean-value="false" calcext:value-type="boolean">
            <text:p>FALSE</text:p>
          </table:table-cell>
          <table:table-cell table:formula="of:=AND([.G107]&lt;10000;NOT(OR([.I107:.O107])))" office:value-type="boolean" office:boolean-value="false" calcext:value-type="boolean">
            <text:p>FALSE</text:p>
          </table:table-cell>
          <table:table-cell table:formula="of:=AND([.G107]&lt;20000;NOT(OR([.I107:.P107])))" office:value-type="boolean" office:boolean-value="false" calcext:value-type="boolean">
            <text:p>FALSE</text:p>
          </table:table-cell>
          <table:table-cell table:formula="of:=NOT(OR([.I107:.Q10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41041" calcext:value-type="float">
            <text:p>0.00041041</text:p>
          </table:table-cell>
          <table:table-cell office:value-type="float" office:value="1663609056" calcext:value-type="float">
            <text:p>1663609056</text:p>
          </table:table-cell>
          <table:table-cell office:value-type="float" office:value="98570.98588416" calcext:value-type="float">
            <text:p>98570.98588416</text:p>
          </table:table-cell>
          <table:table-cell office:value-type="float" office:value="14227587" calcext:value-type="float">
            <text:p>14227587</text:p>
          </table:table-cell>
          <table:table-cell office:value-type="string" calcext:value-type="string">
            <text:p>sell</text:p>
          </table:table-cell>
          <table:table-cell office:value-type="float" office:value="41041" calcext:value-type="float">
            <text:p>41041</text:p>
          </table:table-cell>
          <table:table-cell office:value-type="float" office:value="40.4545183167181" calcext:value-type="float">
            <text:p>40.4545183167181</text:p>
          </table:table-cell>
          <table:table-cell/>
          <table:table-cell table:formula="of:=[.G108]&lt;50" office:value-type="boolean" office:boolean-value="true" calcext:value-type="boolean">
            <text:p>TRUE</text:p>
          </table:table-cell>
          <table:table-cell table:formula="of:=AND([.G108]&lt;100;NOT(OR([.I108])))" office:value-type="boolean" office:boolean-value="false" calcext:value-type="boolean">
            <text:p>FALSE</text:p>
          </table:table-cell>
          <table:table-cell table:formula="of:=AND([.G108]&lt;200; NOT(OR([.I108:.J108])))" office:value-type="boolean" office:boolean-value="false" calcext:value-type="boolean">
            <text:p>FALSE</text:p>
          </table:table-cell>
          <table:table-cell table:formula="of:=AND([.G108]&lt;500;NOT(OR([.I108:.K108])))" office:value-type="boolean" office:boolean-value="false" calcext:value-type="boolean">
            <text:p>FALSE</text:p>
          </table:table-cell>
          <table:table-cell table:formula="of:=AND([.G108]&lt;1000;NOT(OR([.I108:.L108])))" office:value-type="boolean" office:boolean-value="false" calcext:value-type="boolean">
            <text:p>FALSE</text:p>
          </table:table-cell>
          <table:table-cell table:formula="of:=AND([.G108]&lt;2000;NOT(OR([.I108:.M108])))" office:value-type="boolean" office:boolean-value="false" calcext:value-type="boolean">
            <text:p>FALSE</text:p>
          </table:table-cell>
          <table:table-cell table:formula="of:=AND([.G108]&lt;5000;NOT(OR([.I108:.N108])))" office:value-type="boolean" office:boolean-value="false" calcext:value-type="boolean">
            <text:p>FALSE</text:p>
          </table:table-cell>
          <table:table-cell table:formula="of:=AND([.G108]&lt;10000;NOT(OR([.I108:.O108])))" office:value-type="boolean" office:boolean-value="false" calcext:value-type="boolean">
            <text:p>FALSE</text:p>
          </table:table-cell>
          <table:table-cell table:formula="of:=AND([.G108]&lt;20000;NOT(OR([.I108:.P108])))" office:value-type="boolean" office:boolean-value="false" calcext:value-type="boolean">
            <text:p>FALSE</text:p>
          </table:table-cell>
          <table:table-cell table:formula="of:=NOT(OR([.I108:.Q10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10788" calcext:value-type="float">
            <text:p>0.00010788</text:p>
          </table:table-cell>
          <table:table-cell office:value-type="float" office:value="1663609071" calcext:value-type="float">
            <text:p>1663609071</text:p>
          </table:table-cell>
          <table:table-cell office:value-type="float" office:value="99251.34593594" calcext:value-type="float">
            <text:p>99251.34593594</text:p>
          </table:table-cell>
          <table:table-cell office:value-type="float" office:value="14227588" calcext:value-type="float">
            <text:p>14227588</text:p>
          </table:table-cell>
          <table:table-cell office:value-type="string" calcext:value-type="string">
            <text:p>buy</text:p>
          </table:table-cell>
          <table:table-cell office:value-type="float" office:value="10788" calcext:value-type="float">
            <text:p>10788</text:p>
          </table:table-cell>
          <table:table-cell office:value-type="float" office:value="10.7072351995692" calcext:value-type="float">
            <text:p>10.7072351995692</text:p>
          </table:table-cell>
          <table:table-cell/>
          <table:table-cell table:formula="of:=[.G109]&lt;50" office:value-type="boolean" office:boolean-value="true" calcext:value-type="boolean">
            <text:p>TRUE</text:p>
          </table:table-cell>
          <table:table-cell table:formula="of:=AND([.G109]&lt;100;NOT(OR([.I109])))" office:value-type="boolean" office:boolean-value="false" calcext:value-type="boolean">
            <text:p>FALSE</text:p>
          </table:table-cell>
          <table:table-cell table:formula="of:=AND([.G109]&lt;200; NOT(OR([.I109:.J109])))" office:value-type="boolean" office:boolean-value="false" calcext:value-type="boolean">
            <text:p>FALSE</text:p>
          </table:table-cell>
          <table:table-cell table:formula="of:=AND([.G109]&lt;500;NOT(OR([.I109:.K109])))" office:value-type="boolean" office:boolean-value="false" calcext:value-type="boolean">
            <text:p>FALSE</text:p>
          </table:table-cell>
          <table:table-cell table:formula="of:=AND([.G109]&lt;1000;NOT(OR([.I109:.L109])))" office:value-type="boolean" office:boolean-value="false" calcext:value-type="boolean">
            <text:p>FALSE</text:p>
          </table:table-cell>
          <table:table-cell table:formula="of:=AND([.G109]&lt;2000;NOT(OR([.I109:.M109])))" office:value-type="boolean" office:boolean-value="false" calcext:value-type="boolean">
            <text:p>FALSE</text:p>
          </table:table-cell>
          <table:table-cell table:formula="of:=AND([.G109]&lt;5000;NOT(OR([.I109:.N109])))" office:value-type="boolean" office:boolean-value="false" calcext:value-type="boolean">
            <text:p>FALSE</text:p>
          </table:table-cell>
          <table:table-cell table:formula="of:=AND([.G109]&lt;10000;NOT(OR([.I109:.O109])))" office:value-type="boolean" office:boolean-value="false" calcext:value-type="boolean">
            <text:p>FALSE</text:p>
          </table:table-cell>
          <table:table-cell table:formula="of:=AND([.G109]&lt;20000;NOT(OR([.I109:.P109])))" office:value-type="boolean" office:boolean-value="false" calcext:value-type="boolean">
            <text:p>FALSE</text:p>
          </table:table-cell>
          <table:table-cell table:formula="of:=NOT(OR([.I109:.Q10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41056" calcext:value-type="float">
            <text:p>0.00141056</text:p>
          </table:table-cell>
          <table:table-cell office:value-type="float" office:value="1663609073" calcext:value-type="float">
            <text:p>1663609073</text:p>
          </table:table-cell>
          <table:table-cell office:value-type="float" office:value="99251.34593592" calcext:value-type="float">
            <text:p>99251.34593592</text:p>
          </table:table-cell>
          <table:table-cell office:value-type="float" office:value="14227589" calcext:value-type="float">
            <text:p>14227589</text:p>
          </table:table-cell>
          <table:table-cell office:value-type="string" calcext:value-type="string">
            <text:p>buy</text:p>
          </table:table-cell>
          <table:table-cell office:value-type="float" office:value="141056" calcext:value-type="float">
            <text:p>141056</text:p>
          </table:table-cell>
          <table:table-cell office:value-type="float" office:value="139.999978523371" calcext:value-type="float">
            <text:p>139.999978523371</text:p>
          </table:table-cell>
          <table:table-cell/>
          <table:table-cell table:formula="of:=[.G110]&lt;50" office:value-type="boolean" office:boolean-value="false" calcext:value-type="boolean">
            <text:p>FALSE</text:p>
          </table:table-cell>
          <table:table-cell table:formula="of:=AND([.G110]&lt;100;NOT(OR([.I110])))" office:value-type="boolean" office:boolean-value="false" calcext:value-type="boolean">
            <text:p>FALSE</text:p>
          </table:table-cell>
          <table:table-cell table:formula="of:=AND([.G110]&lt;200; NOT(OR([.I110:.J110])))" office:value-type="boolean" office:boolean-value="true" calcext:value-type="boolean">
            <text:p>TRUE</text:p>
          </table:table-cell>
          <table:table-cell table:formula="of:=AND([.G110]&lt;500;NOT(OR([.I110:.K110])))" office:value-type="boolean" office:boolean-value="false" calcext:value-type="boolean">
            <text:p>FALSE</text:p>
          </table:table-cell>
          <table:table-cell table:formula="of:=AND([.G110]&lt;1000;NOT(OR([.I110:.L110])))" office:value-type="boolean" office:boolean-value="false" calcext:value-type="boolean">
            <text:p>FALSE</text:p>
          </table:table-cell>
          <table:table-cell table:formula="of:=AND([.G110]&lt;2000;NOT(OR([.I110:.M110])))" office:value-type="boolean" office:boolean-value="false" calcext:value-type="boolean">
            <text:p>FALSE</text:p>
          </table:table-cell>
          <table:table-cell table:formula="of:=AND([.G110]&lt;5000;NOT(OR([.I110:.N110])))" office:value-type="boolean" office:boolean-value="false" calcext:value-type="boolean">
            <text:p>FALSE</text:p>
          </table:table-cell>
          <table:table-cell table:formula="of:=AND([.G110]&lt;10000;NOT(OR([.I110:.O110])))" office:value-type="boolean" office:boolean-value="false" calcext:value-type="boolean">
            <text:p>FALSE</text:p>
          </table:table-cell>
          <table:table-cell table:formula="of:=AND([.G110]&lt;20000;NOT(OR([.I110:.P110])))" office:value-type="boolean" office:boolean-value="false" calcext:value-type="boolean">
            <text:p>FALSE</text:p>
          </table:table-cell>
          <table:table-cell table:formula="of:=NOT(OR([.I110:.Q11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932" calcext:value-type="float">
            <text:p>0.0000932</text:p>
          </table:table-cell>
          <table:table-cell office:value-type="float" office:value="1663609101" calcext:value-type="float">
            <text:p>1663609101</text:p>
          </table:table-cell>
          <table:table-cell office:value-type="float" office:value="99239.02686148" calcext:value-type="float">
            <text:p>99239.02686148</text:p>
          </table:table-cell>
          <table:table-cell office:value-type="float" office:value="14227590" calcext:value-type="float">
            <text:p>14227590</text:p>
          </table:table-cell>
          <table:table-cell office:value-type="string" calcext:value-type="string">
            <text:p>buy</text:p>
          </table:table-cell>
          <table:table-cell office:value-type="float" office:value="9320" calcext:value-type="float">
            <text:p>9320</text:p>
          </table:table-cell>
          <table:table-cell office:value-type="float" office:value="9.24907730348994" calcext:value-type="float">
            <text:p>9.24907730348994</text:p>
          </table:table-cell>
          <table:table-cell/>
          <table:table-cell table:formula="of:=[.G111]&lt;50" office:value-type="boolean" office:boolean-value="true" calcext:value-type="boolean">
            <text:p>TRUE</text:p>
          </table:table-cell>
          <table:table-cell table:formula="of:=AND([.G111]&lt;100;NOT(OR([.I111])))" office:value-type="boolean" office:boolean-value="false" calcext:value-type="boolean">
            <text:p>FALSE</text:p>
          </table:table-cell>
          <table:table-cell table:formula="of:=AND([.G111]&lt;200; NOT(OR([.I111:.J111])))" office:value-type="boolean" office:boolean-value="false" calcext:value-type="boolean">
            <text:p>FALSE</text:p>
          </table:table-cell>
          <table:table-cell table:formula="of:=AND([.G111]&lt;500;NOT(OR([.I111:.K111])))" office:value-type="boolean" office:boolean-value="false" calcext:value-type="boolean">
            <text:p>FALSE</text:p>
          </table:table-cell>
          <table:table-cell table:formula="of:=AND([.G111]&lt;1000;NOT(OR([.I111:.L111])))" office:value-type="boolean" office:boolean-value="false" calcext:value-type="boolean">
            <text:p>FALSE</text:p>
          </table:table-cell>
          <table:table-cell table:formula="of:=AND([.G111]&lt;2000;NOT(OR([.I111:.M111])))" office:value-type="boolean" office:boolean-value="false" calcext:value-type="boolean">
            <text:p>FALSE</text:p>
          </table:table-cell>
          <table:table-cell table:formula="of:=AND([.G111]&lt;5000;NOT(OR([.I111:.N111])))" office:value-type="boolean" office:boolean-value="false" calcext:value-type="boolean">
            <text:p>FALSE</text:p>
          </table:table-cell>
          <table:table-cell table:formula="of:=AND([.G111]&lt;10000;NOT(OR([.I111:.O111])))" office:value-type="boolean" office:boolean-value="false" calcext:value-type="boolean">
            <text:p>FALSE</text:p>
          </table:table-cell>
          <table:table-cell table:formula="of:=AND([.G111]&lt;20000;NOT(OR([.I111:.P111])))" office:value-type="boolean" office:boolean-value="false" calcext:value-type="boolean">
            <text:p>FALSE</text:p>
          </table:table-cell>
          <table:table-cell table:formula="of:=NOT(OR([.I111:.Q11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403" calcext:value-type="float">
            <text:p>0.0000403</text:p>
          </table:table-cell>
          <table:table-cell office:value-type="float" office:value="1663609110" calcext:value-type="float">
            <text:p>1663609110</text:p>
          </table:table-cell>
          <table:table-cell office:value-type="float" office:value="99233.85694519" calcext:value-type="float">
            <text:p>99233.85694519</text:p>
          </table:table-cell>
          <table:table-cell office:value-type="float" office:value="14227591" calcext:value-type="float">
            <text:p>14227591</text:p>
          </table:table-cell>
          <table:table-cell office:value-type="string" calcext:value-type="string">
            <text:p>buy</text:p>
          </table:table-cell>
          <table:table-cell office:value-type="float" office:value="4029" calcext:value-type="float">
            <text:p>4029</text:p>
          </table:table-cell>
          <table:table-cell office:value-type="float" office:value="3.99912443489116" calcext:value-type="float">
            <text:p>3.99912443489116</text:p>
          </table:table-cell>
          <table:table-cell/>
          <table:table-cell table:formula="of:=[.G112]&lt;50" office:value-type="boolean" office:boolean-value="true" calcext:value-type="boolean">
            <text:p>TRUE</text:p>
          </table:table-cell>
          <table:table-cell table:formula="of:=AND([.G112]&lt;100;NOT(OR([.I112])))" office:value-type="boolean" office:boolean-value="false" calcext:value-type="boolean">
            <text:p>FALSE</text:p>
          </table:table-cell>
          <table:table-cell table:formula="of:=AND([.G112]&lt;200; NOT(OR([.I112:.J112])))" office:value-type="boolean" office:boolean-value="false" calcext:value-type="boolean">
            <text:p>FALSE</text:p>
          </table:table-cell>
          <table:table-cell table:formula="of:=AND([.G112]&lt;500;NOT(OR([.I112:.K112])))" office:value-type="boolean" office:boolean-value="false" calcext:value-type="boolean">
            <text:p>FALSE</text:p>
          </table:table-cell>
          <table:table-cell table:formula="of:=AND([.G112]&lt;1000;NOT(OR([.I112:.L112])))" office:value-type="boolean" office:boolean-value="false" calcext:value-type="boolean">
            <text:p>FALSE</text:p>
          </table:table-cell>
          <table:table-cell table:formula="of:=AND([.G112]&lt;2000;NOT(OR([.I112:.M112])))" office:value-type="boolean" office:boolean-value="false" calcext:value-type="boolean">
            <text:p>FALSE</text:p>
          </table:table-cell>
          <table:table-cell table:formula="of:=AND([.G112]&lt;5000;NOT(OR([.I112:.N112])))" office:value-type="boolean" office:boolean-value="false" calcext:value-type="boolean">
            <text:p>FALSE</text:p>
          </table:table-cell>
          <table:table-cell table:formula="of:=AND([.G112]&lt;10000;NOT(OR([.I112:.O112])))" office:value-type="boolean" office:boolean-value="false" calcext:value-type="boolean">
            <text:p>FALSE</text:p>
          </table:table-cell>
          <table:table-cell table:formula="of:=AND([.G112]&lt;20000;NOT(OR([.I112:.P112])))" office:value-type="boolean" office:boolean-value="false" calcext:value-type="boolean">
            <text:p>FALSE</text:p>
          </table:table-cell>
          <table:table-cell table:formula="of:=NOT(OR([.I112:.Q11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01" calcext:value-type="float">
            <text:p>0.0101</text:p>
          </table:table-cell>
          <table:table-cell office:value-type="float" office:value="1663609154" calcext:value-type="float">
            <text:p>1663609154</text:p>
          </table:table-cell>
          <table:table-cell office:value-type="float" office:value="98567.92000001" calcext:value-type="float">
            <text:p>98567.92000001</text:p>
          </table:table-cell>
          <table:table-cell office:value-type="float" office:value="14227592" calcext:value-type="float">
            <text:p>14227592</text:p>
          </table:table-cell>
          <table:table-cell office:value-type="string" calcext:value-type="string">
            <text:p>sell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995.535992000101" calcext:value-type="float">
            <text:p>995.535992000101</text:p>
          </table:table-cell>
          <table:table-cell/>
          <table:table-cell table:formula="of:=[.G113]&lt;50" office:value-type="boolean" office:boolean-value="false" calcext:value-type="boolean">
            <text:p>FALSE</text:p>
          </table:table-cell>
          <table:table-cell table:formula="of:=AND([.G113]&lt;100;NOT(OR([.I113])))" office:value-type="boolean" office:boolean-value="false" calcext:value-type="boolean">
            <text:p>FALSE</text:p>
          </table:table-cell>
          <table:table-cell table:formula="of:=AND([.G113]&lt;200; NOT(OR([.I113:.J113])))" office:value-type="boolean" office:boolean-value="false" calcext:value-type="boolean">
            <text:p>FALSE</text:p>
          </table:table-cell>
          <table:table-cell table:formula="of:=AND([.G113]&lt;500;NOT(OR([.I113:.K113])))" office:value-type="boolean" office:boolean-value="false" calcext:value-type="boolean">
            <text:p>FALSE</text:p>
          </table:table-cell>
          <table:table-cell table:formula="of:=AND([.G113]&lt;1000;NOT(OR([.I113:.L113])))" office:value-type="boolean" office:boolean-value="true" calcext:value-type="boolean">
            <text:p>TRUE</text:p>
          </table:table-cell>
          <table:table-cell table:formula="of:=AND([.G113]&lt;2000;NOT(OR([.I113:.M113])))" office:value-type="boolean" office:boolean-value="false" calcext:value-type="boolean">
            <text:p>FALSE</text:p>
          </table:table-cell>
          <table:table-cell table:formula="of:=AND([.G113]&lt;5000;NOT(OR([.I113:.N113])))" office:value-type="boolean" office:boolean-value="false" calcext:value-type="boolean">
            <text:p>FALSE</text:p>
          </table:table-cell>
          <table:table-cell table:formula="of:=AND([.G113]&lt;10000;NOT(OR([.I113:.O113])))" office:value-type="boolean" office:boolean-value="false" calcext:value-type="boolean">
            <text:p>FALSE</text:p>
          </table:table-cell>
          <table:table-cell table:formula="of:=AND([.G113]&lt;20000;NOT(OR([.I113:.P113])))" office:value-type="boolean" office:boolean-value="false" calcext:value-type="boolean">
            <text:p>FALSE</text:p>
          </table:table-cell>
          <table:table-cell table:formula="of:=NOT(OR([.I113:.Q11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04297" calcext:value-type="float">
            <text:p>0.00304297</text:p>
          </table:table-cell>
          <table:table-cell office:value-type="float" office:value="1663609154" calcext:value-type="float">
            <text:p>1663609154</text:p>
          </table:table-cell>
          <table:table-cell office:value-type="float" office:value="98567.92" calcext:value-type="float">
            <text:p>98567.92</text:p>
          </table:table-cell>
          <table:table-cell office:value-type="float" office:value="14227593" calcext:value-type="float">
            <text:p>14227593</text:p>
          </table:table-cell>
          <table:table-cell office:value-type="string" calcext:value-type="string">
            <text:p>sell</text:p>
          </table:table-cell>
          <table:table-cell office:value-type="float" office:value="304297" calcext:value-type="float">
            <text:p>304297</text:p>
          </table:table-cell>
          <table:table-cell office:value-type="float" office:value="299.9392235224" calcext:value-type="float">
            <text:p>299.9392235224</text:p>
          </table:table-cell>
          <table:table-cell/>
          <table:table-cell table:formula="of:=[.G114]&lt;50" office:value-type="boolean" office:boolean-value="false" calcext:value-type="boolean">
            <text:p>FALSE</text:p>
          </table:table-cell>
          <table:table-cell table:formula="of:=AND([.G114]&lt;100;NOT(OR([.I114])))" office:value-type="boolean" office:boolean-value="false" calcext:value-type="boolean">
            <text:p>FALSE</text:p>
          </table:table-cell>
          <table:table-cell table:formula="of:=AND([.G114]&lt;200; NOT(OR([.I114:.J114])))" office:value-type="boolean" office:boolean-value="false" calcext:value-type="boolean">
            <text:p>FALSE</text:p>
          </table:table-cell>
          <table:table-cell table:formula="of:=AND([.G114]&lt;500;NOT(OR([.I114:.K114])))" office:value-type="boolean" office:boolean-value="true" calcext:value-type="boolean">
            <text:p>TRUE</text:p>
          </table:table-cell>
          <table:table-cell table:formula="of:=AND([.G114]&lt;1000;NOT(OR([.I114:.L114])))" office:value-type="boolean" office:boolean-value="false" calcext:value-type="boolean">
            <text:p>FALSE</text:p>
          </table:table-cell>
          <table:table-cell table:formula="of:=AND([.G114]&lt;2000;NOT(OR([.I114:.M114])))" office:value-type="boolean" office:boolean-value="false" calcext:value-type="boolean">
            <text:p>FALSE</text:p>
          </table:table-cell>
          <table:table-cell table:formula="of:=AND([.G114]&lt;5000;NOT(OR([.I114:.N114])))" office:value-type="boolean" office:boolean-value="false" calcext:value-type="boolean">
            <text:p>FALSE</text:p>
          </table:table-cell>
          <table:table-cell table:formula="of:=AND([.G114]&lt;10000;NOT(OR([.I114:.O114])))" office:value-type="boolean" office:boolean-value="false" calcext:value-type="boolean">
            <text:p>FALSE</text:p>
          </table:table-cell>
          <table:table-cell table:formula="of:=AND([.G114]&lt;20000;NOT(OR([.I114:.P114])))" office:value-type="boolean" office:boolean-value="false" calcext:value-type="boolean">
            <text:p>FALSE</text:p>
          </table:table-cell>
          <table:table-cell table:formula="of:=NOT(OR([.I114:.Q11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863487" calcext:value-type="float">
            <text:p>0.00863487</text:p>
          </table:table-cell>
          <table:table-cell office:value-type="float" office:value="1663609154" calcext:value-type="float">
            <text:p>1663609154</text:p>
          </table:table-cell>
          <table:table-cell office:value-type="float" office:value="98509.13271478" calcext:value-type="float">
            <text:p>98509.13271478</text:p>
          </table:table-cell>
          <table:table-cell office:value-type="float" office:value="14227594" calcext:value-type="float">
            <text:p>14227594</text:p>
          </table:table-cell>
          <table:table-cell office:value-type="string" calcext:value-type="string">
            <text:p>sell</text:p>
          </table:table-cell>
          <table:table-cell office:value-type="float" office:value="863486" calcext:value-type="float">
            <text:p>863486</text:p>
          </table:table-cell>
          <table:table-cell office:value-type="float" office:value="850.613554804872" calcext:value-type="float">
            <text:p>850.613554804872</text:p>
          </table:table-cell>
          <table:table-cell/>
          <table:table-cell table:formula="of:=[.G115]&lt;50" office:value-type="boolean" office:boolean-value="false" calcext:value-type="boolean">
            <text:p>FALSE</text:p>
          </table:table-cell>
          <table:table-cell table:formula="of:=AND([.G115]&lt;100;NOT(OR([.I115])))" office:value-type="boolean" office:boolean-value="false" calcext:value-type="boolean">
            <text:p>FALSE</text:p>
          </table:table-cell>
          <table:table-cell table:formula="of:=AND([.G115]&lt;200; NOT(OR([.I115:.J115])))" office:value-type="boolean" office:boolean-value="false" calcext:value-type="boolean">
            <text:p>FALSE</text:p>
          </table:table-cell>
          <table:table-cell table:formula="of:=AND([.G115]&lt;500;NOT(OR([.I115:.K115])))" office:value-type="boolean" office:boolean-value="false" calcext:value-type="boolean">
            <text:p>FALSE</text:p>
          </table:table-cell>
          <table:table-cell table:formula="of:=AND([.G115]&lt;1000;NOT(OR([.I115:.L115])))" office:value-type="boolean" office:boolean-value="true" calcext:value-type="boolean">
            <text:p>TRUE</text:p>
          </table:table-cell>
          <table:table-cell table:formula="of:=AND([.G115]&lt;2000;NOT(OR([.I115:.M115])))" office:value-type="boolean" office:boolean-value="false" calcext:value-type="boolean">
            <text:p>FALSE</text:p>
          </table:table-cell>
          <table:table-cell table:formula="of:=AND([.G115]&lt;5000;NOT(OR([.I115:.N115])))" office:value-type="boolean" office:boolean-value="false" calcext:value-type="boolean">
            <text:p>FALSE</text:p>
          </table:table-cell>
          <table:table-cell table:formula="of:=AND([.G115]&lt;10000;NOT(OR([.I115:.O115])))" office:value-type="boolean" office:boolean-value="false" calcext:value-type="boolean">
            <text:p>FALSE</text:p>
          </table:table-cell>
          <table:table-cell table:formula="of:=AND([.G115]&lt;20000;NOT(OR([.I115:.P115])))" office:value-type="boolean" office:boolean-value="false" calcext:value-type="boolean">
            <text:p>FALSE</text:p>
          </table:table-cell>
          <table:table-cell table:formula="of:=NOT(OR([.I115:.Q11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00798" calcext:value-type="float">
            <text:p>0.00100798</text:p>
          </table:table-cell>
          <table:table-cell office:value-type="float" office:value="1663609168" calcext:value-type="float">
            <text:p>1663609168</text:p>
          </table:table-cell>
          <table:table-cell office:value-type="float" office:value="99207.80261457" calcext:value-type="float">
            <text:p>99207.80261457</text:p>
          </table:table-cell>
          <table:table-cell office:value-type="float" office:value="14227595" calcext:value-type="float">
            <text:p>14227595</text:p>
          </table:table-cell>
          <table:table-cell office:value-type="string" calcext:value-type="string">
            <text:p>buy</text:p>
          </table:table-cell>
          <table:table-cell office:value-type="float" office:value="100797" calcext:value-type="float">
            <text:p>100797</text:p>
          </table:table-cell>
          <table:table-cell office:value-type="float" office:value="99.9994808794343" calcext:value-type="float">
            <text:p>99.9994808794343</text:p>
          </table:table-cell>
          <table:table-cell/>
          <table:table-cell table:formula="of:=[.G116]&lt;50" office:value-type="boolean" office:boolean-value="false" calcext:value-type="boolean">
            <text:p>FALSE</text:p>
          </table:table-cell>
          <table:table-cell table:formula="of:=AND([.G116]&lt;100;NOT(OR([.I116])))" office:value-type="boolean" office:boolean-value="true" calcext:value-type="boolean">
            <text:p>TRUE</text:p>
          </table:table-cell>
          <table:table-cell table:formula="of:=AND([.G116]&lt;200; NOT(OR([.I116:.J116])))" office:value-type="boolean" office:boolean-value="false" calcext:value-type="boolean">
            <text:p>FALSE</text:p>
          </table:table-cell>
          <table:table-cell table:formula="of:=AND([.G116]&lt;500;NOT(OR([.I116:.K116])))" office:value-type="boolean" office:boolean-value="false" calcext:value-type="boolean">
            <text:p>FALSE</text:p>
          </table:table-cell>
          <table:table-cell table:formula="of:=AND([.G116]&lt;1000;NOT(OR([.I116:.L116])))" office:value-type="boolean" office:boolean-value="false" calcext:value-type="boolean">
            <text:p>FALSE</text:p>
          </table:table-cell>
          <table:table-cell table:formula="of:=AND([.G116]&lt;2000;NOT(OR([.I116:.M116])))" office:value-type="boolean" office:boolean-value="false" calcext:value-type="boolean">
            <text:p>FALSE</text:p>
          </table:table-cell>
          <table:table-cell table:formula="of:=AND([.G116]&lt;5000;NOT(OR([.I116:.N116])))" office:value-type="boolean" office:boolean-value="false" calcext:value-type="boolean">
            <text:p>FALSE</text:p>
          </table:table-cell>
          <table:table-cell table:formula="of:=AND([.G116]&lt;10000;NOT(OR([.I116:.O116])))" office:value-type="boolean" office:boolean-value="false" calcext:value-type="boolean">
            <text:p>FALSE</text:p>
          </table:table-cell>
          <table:table-cell table:formula="of:=AND([.G116]&lt;20000;NOT(OR([.I116:.P116])))" office:value-type="boolean" office:boolean-value="false" calcext:value-type="boolean">
            <text:p>FALSE</text:p>
          </table:table-cell>
          <table:table-cell table:formula="of:=NOT(OR([.I116:.Q11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80033" calcext:value-type="float">
            <text:p>0.00180033</text:p>
          </table:table-cell>
          <table:table-cell office:value-type="float" office:value="1663609179" calcext:value-type="float">
            <text:p>1663609179</text:p>
          </table:table-cell>
          <table:table-cell office:value-type="float" office:value="99203.51263217" calcext:value-type="float">
            <text:p>99203.51263217</text:p>
          </table:table-cell>
          <table:table-cell office:value-type="float" office:value="14227596" calcext:value-type="float">
            <text:p>14227596</text:p>
          </table:table-cell>
          <table:table-cell office:value-type="string" calcext:value-type="string">
            <text:p>buy</text:p>
          </table:table-cell>
          <table:table-cell office:value-type="float" office:value="180033" calcext:value-type="float">
            <text:p>180033</text:p>
          </table:table-cell>
          <table:table-cell office:value-type="float" office:value="178.599059897075" calcext:value-type="float">
            <text:p>178.599059897075</text:p>
          </table:table-cell>
          <table:table-cell/>
          <table:table-cell table:formula="of:=[.G117]&lt;50" office:value-type="boolean" office:boolean-value="false" calcext:value-type="boolean">
            <text:p>FALSE</text:p>
          </table:table-cell>
          <table:table-cell table:formula="of:=AND([.G117]&lt;100;NOT(OR([.I117])))" office:value-type="boolean" office:boolean-value="false" calcext:value-type="boolean">
            <text:p>FALSE</text:p>
          </table:table-cell>
          <table:table-cell table:formula="of:=AND([.G117]&lt;200; NOT(OR([.I117:.J117])))" office:value-type="boolean" office:boolean-value="true" calcext:value-type="boolean">
            <text:p>TRUE</text:p>
          </table:table-cell>
          <table:table-cell table:formula="of:=AND([.G117]&lt;500;NOT(OR([.I117:.K117])))" office:value-type="boolean" office:boolean-value="false" calcext:value-type="boolean">
            <text:p>FALSE</text:p>
          </table:table-cell>
          <table:table-cell table:formula="of:=AND([.G117]&lt;1000;NOT(OR([.I117:.L117])))" office:value-type="boolean" office:boolean-value="false" calcext:value-type="boolean">
            <text:p>FALSE</text:p>
          </table:table-cell>
          <table:table-cell table:formula="of:=AND([.G117]&lt;2000;NOT(OR([.I117:.M117])))" office:value-type="boolean" office:boolean-value="false" calcext:value-type="boolean">
            <text:p>FALSE</text:p>
          </table:table-cell>
          <table:table-cell table:formula="of:=AND([.G117]&lt;5000;NOT(OR([.I117:.N117])))" office:value-type="boolean" office:boolean-value="false" calcext:value-type="boolean">
            <text:p>FALSE</text:p>
          </table:table-cell>
          <table:table-cell table:formula="of:=AND([.G117]&lt;10000;NOT(OR([.I117:.O117])))" office:value-type="boolean" office:boolean-value="false" calcext:value-type="boolean">
            <text:p>FALSE</text:p>
          </table:table-cell>
          <table:table-cell table:formula="of:=AND([.G117]&lt;20000;NOT(OR([.I117:.P117])))" office:value-type="boolean" office:boolean-value="false" calcext:value-type="boolean">
            <text:p>FALSE</text:p>
          </table:table-cell>
          <table:table-cell table:formula="of:=NOT(OR([.I117:.Q11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23454" calcext:value-type="float">
            <text:p>0.00023454</text:p>
          </table:table-cell>
          <table:table-cell office:value-type="float" office:value="1663609221" calcext:value-type="float">
            <text:p>1663609221</text:p>
          </table:table-cell>
          <table:table-cell office:value-type="float" office:value="99090.27876" calcext:value-type="float">
            <text:p>99090.27876</text:p>
          </table:table-cell>
          <table:table-cell office:value-type="float" office:value="14227597" calcext:value-type="float">
            <text:p>14227597</text:p>
          </table:table-cell>
          <table:table-cell office:value-type="string" calcext:value-type="string">
            <text:p>buy</text:p>
          </table:table-cell>
          <table:table-cell office:value-type="float" office:value="23454" calcext:value-type="float">
            <text:p>23454</text:p>
          </table:table-cell>
          <table:table-cell office:value-type="float" office:value="23.2406339803704" calcext:value-type="float">
            <text:p>23.2406339803704</text:p>
          </table:table-cell>
          <table:table-cell/>
          <table:table-cell table:formula="of:=[.G118]&lt;50" office:value-type="boolean" office:boolean-value="true" calcext:value-type="boolean">
            <text:p>TRUE</text:p>
          </table:table-cell>
          <table:table-cell table:formula="of:=AND([.G118]&lt;100;NOT(OR([.I118])))" office:value-type="boolean" office:boolean-value="false" calcext:value-type="boolean">
            <text:p>FALSE</text:p>
          </table:table-cell>
          <table:table-cell table:formula="of:=AND([.G118]&lt;200; NOT(OR([.I118:.J118])))" office:value-type="boolean" office:boolean-value="false" calcext:value-type="boolean">
            <text:p>FALSE</text:p>
          </table:table-cell>
          <table:table-cell table:formula="of:=AND([.G118]&lt;500;NOT(OR([.I118:.K118])))" office:value-type="boolean" office:boolean-value="false" calcext:value-type="boolean">
            <text:p>FALSE</text:p>
          </table:table-cell>
          <table:table-cell table:formula="of:=AND([.G118]&lt;1000;NOT(OR([.I118:.L118])))" office:value-type="boolean" office:boolean-value="false" calcext:value-type="boolean">
            <text:p>FALSE</text:p>
          </table:table-cell>
          <table:table-cell table:formula="of:=AND([.G118]&lt;2000;NOT(OR([.I118:.M118])))" office:value-type="boolean" office:boolean-value="false" calcext:value-type="boolean">
            <text:p>FALSE</text:p>
          </table:table-cell>
          <table:table-cell table:formula="of:=AND([.G118]&lt;5000;NOT(OR([.I118:.N118])))" office:value-type="boolean" office:boolean-value="false" calcext:value-type="boolean">
            <text:p>FALSE</text:p>
          </table:table-cell>
          <table:table-cell table:formula="of:=AND([.G118]&lt;10000;NOT(OR([.I118:.O118])))" office:value-type="boolean" office:boolean-value="false" calcext:value-type="boolean">
            <text:p>FALSE</text:p>
          </table:table-cell>
          <table:table-cell table:formula="of:=AND([.G118]&lt;20000;NOT(OR([.I118:.P118])))" office:value-type="boolean" office:boolean-value="false" calcext:value-type="boolean">
            <text:p>FALSE</text:p>
          </table:table-cell>
          <table:table-cell table:formula="of:=NOT(OR([.I118:.Q11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202" calcext:value-type="float">
            <text:p>0.0000202</text:p>
          </table:table-cell>
          <table:table-cell office:value-type="float" office:value="1663609222" calcext:value-type="float">
            <text:p>1663609222</text:p>
          </table:table-cell>
          <table:table-cell office:value-type="float" office:value="98515.62181026" calcext:value-type="float">
            <text:p>98515.62181026</text:p>
          </table:table-cell>
          <table:table-cell office:value-type="float" office:value="14227598" calcext:value-type="float">
            <text:p>14227598</text:p>
          </table:table-cell>
          <table:table-cell office:value-type="string" calcext:value-type="string">
            <text:p>sell</text:p>
          </table:table-cell>
          <table:table-cell office:value-type="float" office:value="2020" calcext:value-type="float">
            <text:p>2020</text:p>
          </table:table-cell>
          <table:table-cell office:value-type="float" office:value="1.99001556056725" calcext:value-type="float">
            <text:p>1.99001556056725</text:p>
          </table:table-cell>
          <table:table-cell/>
          <table:table-cell table:formula="of:=[.G119]&lt;50" office:value-type="boolean" office:boolean-value="true" calcext:value-type="boolean">
            <text:p>TRUE</text:p>
          </table:table-cell>
          <table:table-cell table:formula="of:=AND([.G119]&lt;100;NOT(OR([.I119])))" office:value-type="boolean" office:boolean-value="false" calcext:value-type="boolean">
            <text:p>FALSE</text:p>
          </table:table-cell>
          <table:table-cell table:formula="of:=AND([.G119]&lt;200; NOT(OR([.I119:.J119])))" office:value-type="boolean" office:boolean-value="false" calcext:value-type="boolean">
            <text:p>FALSE</text:p>
          </table:table-cell>
          <table:table-cell table:formula="of:=AND([.G119]&lt;500;NOT(OR([.I119:.K119])))" office:value-type="boolean" office:boolean-value="false" calcext:value-type="boolean">
            <text:p>FALSE</text:p>
          </table:table-cell>
          <table:table-cell table:formula="of:=AND([.G119]&lt;1000;NOT(OR([.I119:.L119])))" office:value-type="boolean" office:boolean-value="false" calcext:value-type="boolean">
            <text:p>FALSE</text:p>
          </table:table-cell>
          <table:table-cell table:formula="of:=AND([.G119]&lt;2000;NOT(OR([.I119:.M119])))" office:value-type="boolean" office:boolean-value="false" calcext:value-type="boolean">
            <text:p>FALSE</text:p>
          </table:table-cell>
          <table:table-cell table:formula="of:=AND([.G119]&lt;5000;NOT(OR([.I119:.N119])))" office:value-type="boolean" office:boolean-value="false" calcext:value-type="boolean">
            <text:p>FALSE</text:p>
          </table:table-cell>
          <table:table-cell table:formula="of:=AND([.G119]&lt;10000;NOT(OR([.I119:.O119])))" office:value-type="boolean" office:boolean-value="false" calcext:value-type="boolean">
            <text:p>FALSE</text:p>
          </table:table-cell>
          <table:table-cell table:formula="of:=AND([.G119]&lt;20000;NOT(OR([.I119:.P119])))" office:value-type="boolean" office:boolean-value="false" calcext:value-type="boolean">
            <text:p>FALSE</text:p>
          </table:table-cell>
          <table:table-cell table:formula="of:=NOT(OR([.I119:.Q11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99" calcext:value-type="float">
            <text:p>0.0099</text:p>
          </table:table-cell>
          <table:table-cell office:value-type="float" office:value="1663609236" calcext:value-type="float">
            <text:p>1663609236</text:p>
          </table:table-cell>
          <table:table-cell office:value-type="float" office:value="99082.83467613" calcext:value-type="float">
            <text:p>99082.83467613</text:p>
          </table:table-cell>
          <table:table-cell office:value-type="float" office:value="14227599" calcext:value-type="float">
            <text:p>14227599</text:p>
          </table:table-cell>
          <table:table-cell office:value-type="string" calcext:value-type="string">
            <text:p>buy</text:p>
          </table:table-cell>
          <table:table-cell office:value-type="float" office:value="990000" calcext:value-type="float">
            <text:p>990000</text:p>
          </table:table-cell>
          <table:table-cell office:value-type="float" office:value="980.920063293687" calcext:value-type="float">
            <text:p>980.920063293687</text:p>
          </table:table-cell>
          <table:table-cell/>
          <table:table-cell table:formula="of:=[.G120]&lt;50" office:value-type="boolean" office:boolean-value="false" calcext:value-type="boolean">
            <text:p>FALSE</text:p>
          </table:table-cell>
          <table:table-cell table:formula="of:=AND([.G120]&lt;100;NOT(OR([.I120])))" office:value-type="boolean" office:boolean-value="false" calcext:value-type="boolean">
            <text:p>FALSE</text:p>
          </table:table-cell>
          <table:table-cell table:formula="of:=AND([.G120]&lt;200; NOT(OR([.I120:.J120])))" office:value-type="boolean" office:boolean-value="false" calcext:value-type="boolean">
            <text:p>FALSE</text:p>
          </table:table-cell>
          <table:table-cell table:formula="of:=AND([.G120]&lt;500;NOT(OR([.I120:.K120])))" office:value-type="boolean" office:boolean-value="false" calcext:value-type="boolean">
            <text:p>FALSE</text:p>
          </table:table-cell>
          <table:table-cell table:formula="of:=AND([.G120]&lt;1000;NOT(OR([.I120:.L120])))" office:value-type="boolean" office:boolean-value="true" calcext:value-type="boolean">
            <text:p>TRUE</text:p>
          </table:table-cell>
          <table:table-cell table:formula="of:=AND([.G120]&lt;2000;NOT(OR([.I120:.M120])))" office:value-type="boolean" office:boolean-value="false" calcext:value-type="boolean">
            <text:p>FALSE</text:p>
          </table:table-cell>
          <table:table-cell table:formula="of:=AND([.G120]&lt;5000;NOT(OR([.I120:.N120])))" office:value-type="boolean" office:boolean-value="false" calcext:value-type="boolean">
            <text:p>FALSE</text:p>
          </table:table-cell>
          <table:table-cell table:formula="of:=AND([.G120]&lt;10000;NOT(OR([.I120:.O120])))" office:value-type="boolean" office:boolean-value="false" calcext:value-type="boolean">
            <text:p>FALSE</text:p>
          </table:table-cell>
          <table:table-cell table:formula="of:=AND([.G120]&lt;20000;NOT(OR([.I120:.P120])))" office:value-type="boolean" office:boolean-value="false" calcext:value-type="boolean">
            <text:p>FALSE</text:p>
          </table:table-cell>
          <table:table-cell table:formula="of:=NOT(OR([.I120:.Q12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592" calcext:value-type="float">
            <text:p>0.01592</text:p>
          </table:table-cell>
          <table:table-cell office:value-type="float" office:value="1663609236" calcext:value-type="float">
            <text:p>1663609236</text:p>
          </table:table-cell>
          <table:table-cell office:value-type="float" office:value="99082.83467614" calcext:value-type="float">
            <text:p>99082.83467614</text:p>
          </table:table-cell>
          <table:table-cell office:value-type="float" office:value="14227600" calcext:value-type="float">
            <text:p>14227600</text:p>
          </table:table-cell>
          <table:table-cell office:value-type="string" calcext:value-type="string">
            <text:p>buy</text:p>
          </table:table-cell>
          <table:table-cell office:value-type="float" office:value="1592000" calcext:value-type="float">
            <text:p>1592000</text:p>
          </table:table-cell>
          <table:table-cell office:value-type="float" office:value="1577.39872804415" calcext:value-type="float">
            <text:p>1577.39872804415</text:p>
          </table:table-cell>
          <table:table-cell/>
          <table:table-cell table:formula="of:=[.G121]&lt;50" office:value-type="boolean" office:boolean-value="false" calcext:value-type="boolean">
            <text:p>FALSE</text:p>
          </table:table-cell>
          <table:table-cell table:formula="of:=AND([.G121]&lt;100;NOT(OR([.I121])))" office:value-type="boolean" office:boolean-value="false" calcext:value-type="boolean">
            <text:p>FALSE</text:p>
          </table:table-cell>
          <table:table-cell table:formula="of:=AND([.G121]&lt;200; NOT(OR([.I121:.J121])))" office:value-type="boolean" office:boolean-value="false" calcext:value-type="boolean">
            <text:p>FALSE</text:p>
          </table:table-cell>
          <table:table-cell table:formula="of:=AND([.G121]&lt;500;NOT(OR([.I121:.K121])))" office:value-type="boolean" office:boolean-value="false" calcext:value-type="boolean">
            <text:p>FALSE</text:p>
          </table:table-cell>
          <table:table-cell table:formula="of:=AND([.G121]&lt;1000;NOT(OR([.I121:.L121])))" office:value-type="boolean" office:boolean-value="false" calcext:value-type="boolean">
            <text:p>FALSE</text:p>
          </table:table-cell>
          <table:table-cell table:formula="of:=AND([.G121]&lt;2000;NOT(OR([.I121:.M121])))" office:value-type="boolean" office:boolean-value="true" calcext:value-type="boolean">
            <text:p>TRUE</text:p>
          </table:table-cell>
          <table:table-cell table:formula="of:=AND([.G121]&lt;5000;NOT(OR([.I121:.N121])))" office:value-type="boolean" office:boolean-value="false" calcext:value-type="boolean">
            <text:p>FALSE</text:p>
          </table:table-cell>
          <table:table-cell table:formula="of:=AND([.G121]&lt;10000;NOT(OR([.I121:.O121])))" office:value-type="boolean" office:boolean-value="false" calcext:value-type="boolean">
            <text:p>FALSE</text:p>
          </table:table-cell>
          <table:table-cell table:formula="of:=AND([.G121]&lt;20000;NOT(OR([.I121:.P121])))" office:value-type="boolean" office:boolean-value="false" calcext:value-type="boolean">
            <text:p>FALSE</text:p>
          </table:table-cell>
          <table:table-cell table:formula="of:=NOT(OR([.I121:.Q12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159" calcext:value-type="float">
            <text:p>0.01159</text:p>
          </table:table-cell>
          <table:table-cell office:value-type="float" office:value="1663609236" calcext:value-type="float">
            <text:p>1663609236</text:p>
          </table:table-cell>
          <table:table-cell office:value-type="float" office:value="99083.5269233" calcext:value-type="float">
            <text:p>99083.5269233</text:p>
          </table:table-cell>
          <table:table-cell office:value-type="float" office:value="14227601" calcext:value-type="float">
            <text:p>14227601</text:p>
          </table:table-cell>
          <table:table-cell office:value-type="string" calcext:value-type="string">
            <text:p>buy</text:p>
          </table:table-cell>
          <table:table-cell office:value-type="float" office:value="1159000" calcext:value-type="float">
            <text:p>1159000</text:p>
          </table:table-cell>
          <table:table-cell office:value-type="float" office:value="1148.37807704105" calcext:value-type="float">
            <text:p>1148.37807704105</text:p>
          </table:table-cell>
          <table:table-cell/>
          <table:table-cell table:formula="of:=[.G122]&lt;50" office:value-type="boolean" office:boolean-value="false" calcext:value-type="boolean">
            <text:p>FALSE</text:p>
          </table:table-cell>
          <table:table-cell table:formula="of:=AND([.G122]&lt;100;NOT(OR([.I122])))" office:value-type="boolean" office:boolean-value="false" calcext:value-type="boolean">
            <text:p>FALSE</text:p>
          </table:table-cell>
          <table:table-cell table:formula="of:=AND([.G122]&lt;200; NOT(OR([.I122:.J122])))" office:value-type="boolean" office:boolean-value="false" calcext:value-type="boolean">
            <text:p>FALSE</text:p>
          </table:table-cell>
          <table:table-cell table:formula="of:=AND([.G122]&lt;500;NOT(OR([.I122:.K122])))" office:value-type="boolean" office:boolean-value="false" calcext:value-type="boolean">
            <text:p>FALSE</text:p>
          </table:table-cell>
          <table:table-cell table:formula="of:=AND([.G122]&lt;1000;NOT(OR([.I122:.L122])))" office:value-type="boolean" office:boolean-value="false" calcext:value-type="boolean">
            <text:p>FALSE</text:p>
          </table:table-cell>
          <table:table-cell table:formula="of:=AND([.G122]&lt;2000;NOT(OR([.I122:.M122])))" office:value-type="boolean" office:boolean-value="true" calcext:value-type="boolean">
            <text:p>TRUE</text:p>
          </table:table-cell>
          <table:table-cell table:formula="of:=AND([.G122]&lt;5000;NOT(OR([.I122:.N122])))" office:value-type="boolean" office:boolean-value="false" calcext:value-type="boolean">
            <text:p>FALSE</text:p>
          </table:table-cell>
          <table:table-cell table:formula="of:=AND([.G122]&lt;10000;NOT(OR([.I122:.O122])))" office:value-type="boolean" office:boolean-value="false" calcext:value-type="boolean">
            <text:p>FALSE</text:p>
          </table:table-cell>
          <table:table-cell table:formula="of:=AND([.G122]&lt;20000;NOT(OR([.I122:.P122])))" office:value-type="boolean" office:boolean-value="false" calcext:value-type="boolean">
            <text:p>FALSE</text:p>
          </table:table-cell>
          <table:table-cell table:formula="of:=NOT(OR([.I122:.Q12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96013" calcext:value-type="float">
            <text:p>0.00296013</text:p>
          </table:table-cell>
          <table:table-cell office:value-type="float" office:value="1663609236" calcext:value-type="float">
            <text:p>1663609236</text:p>
          </table:table-cell>
          <table:table-cell office:value-type="float" office:value="99084.50922" calcext:value-type="float">
            <text:p>99084.50922</text:p>
          </table:table-cell>
          <table:table-cell office:value-type="float" office:value="14227602" calcext:value-type="float">
            <text:p>14227602</text:p>
          </table:table-cell>
          <table:table-cell office:value-type="string" calcext:value-type="string">
            <text:p>buy</text:p>
          </table:table-cell>
          <table:table-cell office:value-type="float" office:value="296013" calcext:value-type="float">
            <text:p>296013</text:p>
          </table:table-cell>
          <table:table-cell office:value-type="float" office:value="293.303028277399" calcext:value-type="float">
            <text:p>293.303028277399</text:p>
          </table:table-cell>
          <table:table-cell/>
          <table:table-cell table:formula="of:=[.G123]&lt;50" office:value-type="boolean" office:boolean-value="false" calcext:value-type="boolean">
            <text:p>FALSE</text:p>
          </table:table-cell>
          <table:table-cell table:formula="of:=AND([.G123]&lt;100;NOT(OR([.I123])))" office:value-type="boolean" office:boolean-value="false" calcext:value-type="boolean">
            <text:p>FALSE</text:p>
          </table:table-cell>
          <table:table-cell table:formula="of:=AND([.G123]&lt;200; NOT(OR([.I123:.J123])))" office:value-type="boolean" office:boolean-value="false" calcext:value-type="boolean">
            <text:p>FALSE</text:p>
          </table:table-cell>
          <table:table-cell table:formula="of:=AND([.G123]&lt;500;NOT(OR([.I123:.K123])))" office:value-type="boolean" office:boolean-value="true" calcext:value-type="boolean">
            <text:p>TRUE</text:p>
          </table:table-cell>
          <table:table-cell table:formula="of:=AND([.G123]&lt;1000;NOT(OR([.I123:.L123])))" office:value-type="boolean" office:boolean-value="false" calcext:value-type="boolean">
            <text:p>FALSE</text:p>
          </table:table-cell>
          <table:table-cell table:formula="of:=AND([.G123]&lt;2000;NOT(OR([.I123:.M123])))" office:value-type="boolean" office:boolean-value="false" calcext:value-type="boolean">
            <text:p>FALSE</text:p>
          </table:table-cell>
          <table:table-cell table:formula="of:=AND([.G123]&lt;5000;NOT(OR([.I123:.N123])))" office:value-type="boolean" office:boolean-value="false" calcext:value-type="boolean">
            <text:p>FALSE</text:p>
          </table:table-cell>
          <table:table-cell table:formula="of:=AND([.G123]&lt;10000;NOT(OR([.I123:.O123])))" office:value-type="boolean" office:boolean-value="false" calcext:value-type="boolean">
            <text:p>FALSE</text:p>
          </table:table-cell>
          <table:table-cell table:formula="of:=AND([.G123]&lt;20000;NOT(OR([.I123:.P123])))" office:value-type="boolean" office:boolean-value="false" calcext:value-type="boolean">
            <text:p>FALSE</text:p>
          </table:table-cell>
          <table:table-cell table:formula="of:=NOT(OR([.I123:.Q12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9462" calcext:value-type="float">
            <text:p>0.0009462</text:p>
          </table:table-cell>
          <table:table-cell office:value-type="float" office:value="1663609242" calcext:value-type="float">
            <text:p>1663609242</text:p>
          </table:table-cell>
          <table:table-cell office:value-type="float" office:value="99080.27774912" calcext:value-type="float">
            <text:p>99080.27774912</text:p>
          </table:table-cell>
          <table:table-cell office:value-type="float" office:value="14227603" calcext:value-type="float">
            <text:p>14227603</text:p>
          </table:table-cell>
          <table:table-cell office:value-type="string" calcext:value-type="string">
            <text:p>buy</text:p>
          </table:table-cell>
          <table:table-cell office:value-type="float" office:value="94620" calcext:value-type="float">
            <text:p>94620</text:p>
          </table:table-cell>
          <table:table-cell office:value-type="float" office:value="93.7497588062173" calcext:value-type="float">
            <text:p>93.7497588062173</text:p>
          </table:table-cell>
          <table:table-cell/>
          <table:table-cell table:formula="of:=[.G124]&lt;50" office:value-type="boolean" office:boolean-value="false" calcext:value-type="boolean">
            <text:p>FALSE</text:p>
          </table:table-cell>
          <table:table-cell table:formula="of:=AND([.G124]&lt;100;NOT(OR([.I124])))" office:value-type="boolean" office:boolean-value="true" calcext:value-type="boolean">
            <text:p>TRUE</text:p>
          </table:table-cell>
          <table:table-cell table:formula="of:=AND([.G124]&lt;200; NOT(OR([.I124:.J124])))" office:value-type="boolean" office:boolean-value="false" calcext:value-type="boolean">
            <text:p>FALSE</text:p>
          </table:table-cell>
          <table:table-cell table:formula="of:=AND([.G124]&lt;500;NOT(OR([.I124:.K124])))" office:value-type="boolean" office:boolean-value="false" calcext:value-type="boolean">
            <text:p>FALSE</text:p>
          </table:table-cell>
          <table:table-cell table:formula="of:=AND([.G124]&lt;1000;NOT(OR([.I124:.L124])))" office:value-type="boolean" office:boolean-value="false" calcext:value-type="boolean">
            <text:p>FALSE</text:p>
          </table:table-cell>
          <table:table-cell table:formula="of:=AND([.G124]&lt;2000;NOT(OR([.I124:.M124])))" office:value-type="boolean" office:boolean-value="false" calcext:value-type="boolean">
            <text:p>FALSE</text:p>
          </table:table-cell>
          <table:table-cell table:formula="of:=AND([.G124]&lt;5000;NOT(OR([.I124:.N124])))" office:value-type="boolean" office:boolean-value="false" calcext:value-type="boolean">
            <text:p>FALSE</text:p>
          </table:table-cell>
          <table:table-cell table:formula="of:=AND([.G124]&lt;10000;NOT(OR([.I124:.O124])))" office:value-type="boolean" office:boolean-value="false" calcext:value-type="boolean">
            <text:p>FALSE</text:p>
          </table:table-cell>
          <table:table-cell table:formula="of:=AND([.G124]&lt;20000;NOT(OR([.I124:.P124])))" office:value-type="boolean" office:boolean-value="false" calcext:value-type="boolean">
            <text:p>FALSE</text:p>
          </table:table-cell>
          <table:table-cell table:formula="of:=NOT(OR([.I124:.Q12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53279" calcext:value-type="float">
            <text:p>0.00353279</text:p>
          </table:table-cell>
          <table:table-cell office:value-type="float" office:value="1663609261" calcext:value-type="float">
            <text:p>1663609261</text:p>
          </table:table-cell>
          <table:table-cell office:value-type="float" office:value="99071.7050968" calcext:value-type="float">
            <text:p>99071.7050968</text:p>
          </table:table-cell>
          <table:table-cell office:value-type="float" office:value="14227604" calcext:value-type="float">
            <text:p>14227604</text:p>
          </table:table-cell>
          <table:table-cell office:value-type="string" calcext:value-type="string">
            <text:p>buy</text:p>
          </table:table-cell>
          <table:table-cell office:value-type="float" office:value="353279" calcext:value-type="float">
            <text:p>353279</text:p>
          </table:table-cell>
          <table:table-cell office:value-type="float" office:value="349.999529048924" calcext:value-type="float">
            <text:p>349.999529048924</text:p>
          </table:table-cell>
          <table:table-cell/>
          <table:table-cell table:formula="of:=[.G125]&lt;50" office:value-type="boolean" office:boolean-value="false" calcext:value-type="boolean">
            <text:p>FALSE</text:p>
          </table:table-cell>
          <table:table-cell table:formula="of:=AND([.G125]&lt;100;NOT(OR([.I125])))" office:value-type="boolean" office:boolean-value="false" calcext:value-type="boolean">
            <text:p>FALSE</text:p>
          </table:table-cell>
          <table:table-cell table:formula="of:=AND([.G125]&lt;200; NOT(OR([.I125:.J125])))" office:value-type="boolean" office:boolean-value="false" calcext:value-type="boolean">
            <text:p>FALSE</text:p>
          </table:table-cell>
          <table:table-cell table:formula="of:=AND([.G125]&lt;500;NOT(OR([.I125:.K125])))" office:value-type="boolean" office:boolean-value="true" calcext:value-type="boolean">
            <text:p>TRUE</text:p>
          </table:table-cell>
          <table:table-cell table:formula="of:=AND([.G125]&lt;1000;NOT(OR([.I125:.L125])))" office:value-type="boolean" office:boolean-value="false" calcext:value-type="boolean">
            <text:p>FALSE</text:p>
          </table:table-cell>
          <table:table-cell table:formula="of:=AND([.G125]&lt;2000;NOT(OR([.I125:.M125])))" office:value-type="boolean" office:boolean-value="false" calcext:value-type="boolean">
            <text:p>FALSE</text:p>
          </table:table-cell>
          <table:table-cell table:formula="of:=AND([.G125]&lt;5000;NOT(OR([.I125:.N125])))" office:value-type="boolean" office:boolean-value="false" calcext:value-type="boolean">
            <text:p>FALSE</text:p>
          </table:table-cell>
          <table:table-cell table:formula="of:=AND([.G125]&lt;10000;NOT(OR([.I125:.O125])))" office:value-type="boolean" office:boolean-value="false" calcext:value-type="boolean">
            <text:p>FALSE</text:p>
          </table:table-cell>
          <table:table-cell table:formula="of:=AND([.G125]&lt;20000;NOT(OR([.I125:.P125])))" office:value-type="boolean" office:boolean-value="false" calcext:value-type="boolean">
            <text:p>FALSE</text:p>
          </table:table-cell>
          <table:table-cell table:formula="of:=NOT(OR([.I125:.Q12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622718" calcext:value-type="float">
            <text:p>0.01622718</text:p>
          </table:table-cell>
          <table:table-cell office:value-type="float" office:value="1663609267" calcext:value-type="float">
            <text:p>1663609267</text:p>
          </table:table-cell>
          <table:table-cell office:value-type="float" office:value="98600" calcext:value-type="float">
            <text:p>98600</text:p>
          </table:table-cell>
          <table:table-cell office:value-type="float" office:value="14227605" calcext:value-type="float">
            <text:p>14227605</text:p>
          </table:table-cell>
          <table:table-cell office:value-type="string" calcext:value-type="string">
            <text:p>buy</text:p>
          </table:table-cell>
          <table:table-cell office:value-type="float" office:value="1622718" calcext:value-type="float">
            <text:p>1622718</text:p>
          </table:table-cell>
          <table:table-cell office:value-type="float" office:value="1599.999948" calcext:value-type="float">
            <text:p>1599.999948</text:p>
          </table:table-cell>
          <table:table-cell/>
          <table:table-cell table:formula="of:=[.G126]&lt;50" office:value-type="boolean" office:boolean-value="false" calcext:value-type="boolean">
            <text:p>FALSE</text:p>
          </table:table-cell>
          <table:table-cell table:formula="of:=AND([.G126]&lt;100;NOT(OR([.I126])))" office:value-type="boolean" office:boolean-value="false" calcext:value-type="boolean">
            <text:p>FALSE</text:p>
          </table:table-cell>
          <table:table-cell table:formula="of:=AND([.G126]&lt;200; NOT(OR([.I126:.J126])))" office:value-type="boolean" office:boolean-value="false" calcext:value-type="boolean">
            <text:p>FALSE</text:p>
          </table:table-cell>
          <table:table-cell table:formula="of:=AND([.G126]&lt;500;NOT(OR([.I126:.K126])))" office:value-type="boolean" office:boolean-value="false" calcext:value-type="boolean">
            <text:p>FALSE</text:p>
          </table:table-cell>
          <table:table-cell table:formula="of:=AND([.G126]&lt;1000;NOT(OR([.I126:.L126])))" office:value-type="boolean" office:boolean-value="false" calcext:value-type="boolean">
            <text:p>FALSE</text:p>
          </table:table-cell>
          <table:table-cell table:formula="of:=AND([.G126]&lt;2000;NOT(OR([.I126:.M126])))" office:value-type="boolean" office:boolean-value="true" calcext:value-type="boolean">
            <text:p>TRUE</text:p>
          </table:table-cell>
          <table:table-cell table:formula="of:=AND([.G126]&lt;5000;NOT(OR([.I126:.N126])))" office:value-type="boolean" office:boolean-value="false" calcext:value-type="boolean">
            <text:p>FALSE</text:p>
          </table:table-cell>
          <table:table-cell table:formula="of:=AND([.G126]&lt;10000;NOT(OR([.I126:.O126])))" office:value-type="boolean" office:boolean-value="false" calcext:value-type="boolean">
            <text:p>FALSE</text:p>
          </table:table-cell>
          <table:table-cell table:formula="of:=AND([.G126]&lt;20000;NOT(OR([.I126:.P126])))" office:value-type="boolean" office:boolean-value="false" calcext:value-type="boolean">
            <text:p>FALSE</text:p>
          </table:table-cell>
          <table:table-cell table:formula="of:=NOT(OR([.I126:.Q12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10094" calcext:value-type="float">
            <text:p>0.00010094</text:p>
          </table:table-cell>
          <table:table-cell office:value-type="float" office:value="1663609288" calcext:value-type="float">
            <text:p>1663609288</text:p>
          </table:table-cell>
          <table:table-cell office:value-type="float" office:value="99060.5121427" calcext:value-type="float">
            <text:p>99060.5121427</text:p>
          </table:table-cell>
          <table:table-cell office:value-type="float" office:value="14227606" calcext:value-type="float">
            <text:p>14227606</text:p>
          </table:table-cell>
          <table:table-cell office:value-type="string" calcext:value-type="string">
            <text:p>buy</text:p>
          </table:table-cell>
          <table:table-cell office:value-type="float" office:value="10094" calcext:value-type="float">
            <text:p>10094</text:p>
          </table:table-cell>
          <table:table-cell office:value-type="float" office:value="9.99916809568414" calcext:value-type="float">
            <text:p>9.99916809568414</text:p>
          </table:table-cell>
          <table:table-cell/>
          <table:table-cell table:formula="of:=[.G127]&lt;50" office:value-type="boolean" office:boolean-value="true" calcext:value-type="boolean">
            <text:p>TRUE</text:p>
          </table:table-cell>
          <table:table-cell table:formula="of:=AND([.G127]&lt;100;NOT(OR([.I127])))" office:value-type="boolean" office:boolean-value="false" calcext:value-type="boolean">
            <text:p>FALSE</text:p>
          </table:table-cell>
          <table:table-cell table:formula="of:=AND([.G127]&lt;200; NOT(OR([.I127:.J127])))" office:value-type="boolean" office:boolean-value="false" calcext:value-type="boolean">
            <text:p>FALSE</text:p>
          </table:table-cell>
          <table:table-cell table:formula="of:=AND([.G127]&lt;500;NOT(OR([.I127:.K127])))" office:value-type="boolean" office:boolean-value="false" calcext:value-type="boolean">
            <text:p>FALSE</text:p>
          </table:table-cell>
          <table:table-cell table:formula="of:=AND([.G127]&lt;1000;NOT(OR([.I127:.L127])))" office:value-type="boolean" office:boolean-value="false" calcext:value-type="boolean">
            <text:p>FALSE</text:p>
          </table:table-cell>
          <table:table-cell table:formula="of:=AND([.G127]&lt;2000;NOT(OR([.I127:.M127])))" office:value-type="boolean" office:boolean-value="false" calcext:value-type="boolean">
            <text:p>FALSE</text:p>
          </table:table-cell>
          <table:table-cell table:formula="of:=AND([.G127]&lt;5000;NOT(OR([.I127:.N127])))" office:value-type="boolean" office:boolean-value="false" calcext:value-type="boolean">
            <text:p>FALSE</text:p>
          </table:table-cell>
          <table:table-cell table:formula="of:=AND([.G127]&lt;10000;NOT(OR([.I127:.O127])))" office:value-type="boolean" office:boolean-value="false" calcext:value-type="boolean">
            <text:p>FALSE</text:p>
          </table:table-cell>
          <table:table-cell table:formula="of:=AND([.G127]&lt;20000;NOT(OR([.I127:.P127])))" office:value-type="boolean" office:boolean-value="false" calcext:value-type="boolean">
            <text:p>FALSE</text:p>
          </table:table-cell>
          <table:table-cell table:formula="of:=NOT(OR([.I127:.Q12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888" calcext:value-type="float">
            <text:p>0.00888</text:p>
          </table:table-cell>
          <table:table-cell office:value-type="float" office:value="1663609315" calcext:value-type="float">
            <text:p>1663609315</text:p>
          </table:table-cell>
          <table:table-cell office:value-type="float" office:value="99047.13735976" calcext:value-type="float">
            <text:p>99047.13735976</text:p>
          </table:table-cell>
          <table:table-cell office:value-type="float" office:value="14227607" calcext:value-type="float">
            <text:p>14227607</text:p>
          </table:table-cell>
          <table:table-cell office:value-type="string" calcext:value-type="string">
            <text:p>buy</text:p>
          </table:table-cell>
          <table:table-cell office:value-type="float" office:value="888000" calcext:value-type="float">
            <text:p>888000</text:p>
          </table:table-cell>
          <table:table-cell office:value-type="float" office:value="879.538579754669" calcext:value-type="float">
            <text:p>879.538579754669</text:p>
          </table:table-cell>
          <table:table-cell/>
          <table:table-cell table:formula="of:=[.G128]&lt;50" office:value-type="boolean" office:boolean-value="false" calcext:value-type="boolean">
            <text:p>FALSE</text:p>
          </table:table-cell>
          <table:table-cell table:formula="of:=AND([.G128]&lt;100;NOT(OR([.I128])))" office:value-type="boolean" office:boolean-value="false" calcext:value-type="boolean">
            <text:p>FALSE</text:p>
          </table:table-cell>
          <table:table-cell table:formula="of:=AND([.G128]&lt;200; NOT(OR([.I128:.J128])))" office:value-type="boolean" office:boolean-value="false" calcext:value-type="boolean">
            <text:p>FALSE</text:p>
          </table:table-cell>
          <table:table-cell table:formula="of:=AND([.G128]&lt;500;NOT(OR([.I128:.K128])))" office:value-type="boolean" office:boolean-value="false" calcext:value-type="boolean">
            <text:p>FALSE</text:p>
          </table:table-cell>
          <table:table-cell table:formula="of:=AND([.G128]&lt;1000;NOT(OR([.I128:.L128])))" office:value-type="boolean" office:boolean-value="true" calcext:value-type="boolean">
            <text:p>TRUE</text:p>
          </table:table-cell>
          <table:table-cell table:formula="of:=AND([.G128]&lt;2000;NOT(OR([.I128:.M128])))" office:value-type="boolean" office:boolean-value="false" calcext:value-type="boolean">
            <text:p>FALSE</text:p>
          </table:table-cell>
          <table:table-cell table:formula="of:=AND([.G128]&lt;5000;NOT(OR([.I128:.N128])))" office:value-type="boolean" office:boolean-value="false" calcext:value-type="boolean">
            <text:p>FALSE</text:p>
          </table:table-cell>
          <table:table-cell table:formula="of:=AND([.G128]&lt;10000;NOT(OR([.I128:.O128])))" office:value-type="boolean" office:boolean-value="false" calcext:value-type="boolean">
            <text:p>FALSE</text:p>
          </table:table-cell>
          <table:table-cell table:formula="of:=AND([.G128]&lt;20000;NOT(OR([.I128:.P128])))" office:value-type="boolean" office:boolean-value="false" calcext:value-type="boolean">
            <text:p>FALSE</text:p>
          </table:table-cell>
          <table:table-cell table:formula="of:=NOT(OR([.I128:.Q12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98" calcext:value-type="float">
            <text:p>0.0098</text:p>
          </table:table-cell>
          <table:table-cell office:value-type="float" office:value="1663609315" calcext:value-type="float">
            <text:p>1663609315</text:p>
          </table:table-cell>
          <table:table-cell office:value-type="float" office:value="99048.50722913" calcext:value-type="float">
            <text:p>99048.50722913</text:p>
          </table:table-cell>
          <table:table-cell office:value-type="float" office:value="14227608" calcext:value-type="float">
            <text:p>14227608</text:p>
          </table:table-cell>
          <table:table-cell office:value-type="string" calcext:value-type="string">
            <text:p>buy</text:p>
          </table:table-cell>
          <table:table-cell office:value-type="float" office:value="980000" calcext:value-type="float">
            <text:p>980000</text:p>
          </table:table-cell>
          <table:table-cell office:value-type="float" office:value="970.675370845474" calcext:value-type="float">
            <text:p>970.675370845474</text:p>
          </table:table-cell>
          <table:table-cell/>
          <table:table-cell table:formula="of:=[.G129]&lt;50" office:value-type="boolean" office:boolean-value="false" calcext:value-type="boolean">
            <text:p>FALSE</text:p>
          </table:table-cell>
          <table:table-cell table:formula="of:=AND([.G129]&lt;100;NOT(OR([.I129])))" office:value-type="boolean" office:boolean-value="false" calcext:value-type="boolean">
            <text:p>FALSE</text:p>
          </table:table-cell>
          <table:table-cell table:formula="of:=AND([.G129]&lt;200; NOT(OR([.I129:.J129])))" office:value-type="boolean" office:boolean-value="false" calcext:value-type="boolean">
            <text:p>FALSE</text:p>
          </table:table-cell>
          <table:table-cell table:formula="of:=AND([.G129]&lt;500;NOT(OR([.I129:.K129])))" office:value-type="boolean" office:boolean-value="false" calcext:value-type="boolean">
            <text:p>FALSE</text:p>
          </table:table-cell>
          <table:table-cell table:formula="of:=AND([.G129]&lt;1000;NOT(OR([.I129:.L129])))" office:value-type="boolean" office:boolean-value="true" calcext:value-type="boolean">
            <text:p>TRUE</text:p>
          </table:table-cell>
          <table:table-cell table:formula="of:=AND([.G129]&lt;2000;NOT(OR([.I129:.M129])))" office:value-type="boolean" office:boolean-value="false" calcext:value-type="boolean">
            <text:p>FALSE</text:p>
          </table:table-cell>
          <table:table-cell table:formula="of:=AND([.G129]&lt;5000;NOT(OR([.I129:.N129])))" office:value-type="boolean" office:boolean-value="false" calcext:value-type="boolean">
            <text:p>FALSE</text:p>
          </table:table-cell>
          <table:table-cell table:formula="of:=AND([.G129]&lt;10000;NOT(OR([.I129:.O129])))" office:value-type="boolean" office:boolean-value="false" calcext:value-type="boolean">
            <text:p>FALSE</text:p>
          </table:table-cell>
          <table:table-cell table:formula="of:=AND([.G129]&lt;20000;NOT(OR([.I129:.P129])))" office:value-type="boolean" office:boolean-value="false" calcext:value-type="boolean">
            <text:p>FALSE</text:p>
          </table:table-cell>
          <table:table-cell table:formula="of:=NOT(OR([.I129:.Q12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125" calcext:value-type="float">
            <text:p>0.01125</text:p>
          </table:table-cell>
          <table:table-cell office:value-type="float" office:value="1663609315" calcext:value-type="float">
            <text:p>1663609315</text:p>
          </table:table-cell>
          <table:table-cell office:value-type="float" office:value="99048.50722914" calcext:value-type="float">
            <text:p>99048.50722914</text:p>
          </table:table-cell>
          <table:table-cell office:value-type="float" office:value="14227609" calcext:value-type="float">
            <text:p>14227609</text:p>
          </table:table-cell>
          <table:table-cell office:value-type="string" calcext:value-type="string">
            <text:p>buy</text:p>
          </table:table-cell>
          <table:table-cell office:value-type="float" office:value="1125000" calcext:value-type="float">
            <text:p>1125000</text:p>
          </table:table-cell>
          <table:table-cell office:value-type="float" office:value="1114.29570632783" calcext:value-type="float">
            <text:p>1114.29570632783</text:p>
          </table:table-cell>
          <table:table-cell/>
          <table:table-cell table:formula="of:=[.G130]&lt;50" office:value-type="boolean" office:boolean-value="false" calcext:value-type="boolean">
            <text:p>FALSE</text:p>
          </table:table-cell>
          <table:table-cell table:formula="of:=AND([.G130]&lt;100;NOT(OR([.I130])))" office:value-type="boolean" office:boolean-value="false" calcext:value-type="boolean">
            <text:p>FALSE</text:p>
          </table:table-cell>
          <table:table-cell table:formula="of:=AND([.G130]&lt;200; NOT(OR([.I130:.J130])))" office:value-type="boolean" office:boolean-value="false" calcext:value-type="boolean">
            <text:p>FALSE</text:p>
          </table:table-cell>
          <table:table-cell table:formula="of:=AND([.G130]&lt;500;NOT(OR([.I130:.K130])))" office:value-type="boolean" office:boolean-value="false" calcext:value-type="boolean">
            <text:p>FALSE</text:p>
          </table:table-cell>
          <table:table-cell table:formula="of:=AND([.G130]&lt;1000;NOT(OR([.I130:.L130])))" office:value-type="boolean" office:boolean-value="false" calcext:value-type="boolean">
            <text:p>FALSE</text:p>
          </table:table-cell>
          <table:table-cell table:formula="of:=AND([.G130]&lt;2000;NOT(OR([.I130:.M130])))" office:value-type="boolean" office:boolean-value="true" calcext:value-type="boolean">
            <text:p>TRUE</text:p>
          </table:table-cell>
          <table:table-cell table:formula="of:=AND([.G130]&lt;5000;NOT(OR([.I130:.N130])))" office:value-type="boolean" office:boolean-value="false" calcext:value-type="boolean">
            <text:p>FALSE</text:p>
          </table:table-cell>
          <table:table-cell table:formula="of:=AND([.G130]&lt;10000;NOT(OR([.I130:.O130])))" office:value-type="boolean" office:boolean-value="false" calcext:value-type="boolean">
            <text:p>FALSE</text:p>
          </table:table-cell>
          <table:table-cell table:formula="of:=AND([.G130]&lt;20000;NOT(OR([.I130:.P130])))" office:value-type="boolean" office:boolean-value="false" calcext:value-type="boolean">
            <text:p>FALSE</text:p>
          </table:table-cell>
          <table:table-cell table:formula="of:=NOT(OR([.I130:.Q13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937" calcext:value-type="float">
            <text:p>0.00937</text:p>
          </table:table-cell>
          <table:table-cell office:value-type="float" office:value="1663609315" calcext:value-type="float">
            <text:p>1663609315</text:p>
          </table:table-cell>
          <table:table-cell office:value-type="float" office:value="99048.51454161" calcext:value-type="float">
            <text:p>99048.51454161</text:p>
          </table:table-cell>
          <table:table-cell office:value-type="float" office:value="14227610" calcext:value-type="float">
            <text:p>14227610</text:p>
          </table:table-cell>
          <table:table-cell office:value-type="string" calcext:value-type="string">
            <text:p>buy</text:p>
          </table:table-cell>
          <table:table-cell office:value-type="float" office:value="937000" calcext:value-type="float">
            <text:p>937000</text:p>
          </table:table-cell>
          <table:table-cell office:value-type="float" office:value="928.084581254886" calcext:value-type="float">
            <text:p>928.084581254886</text:p>
          </table:table-cell>
          <table:table-cell/>
          <table:table-cell table:formula="of:=[.G131]&lt;50" office:value-type="boolean" office:boolean-value="false" calcext:value-type="boolean">
            <text:p>FALSE</text:p>
          </table:table-cell>
          <table:table-cell table:formula="of:=AND([.G131]&lt;100;NOT(OR([.I131])))" office:value-type="boolean" office:boolean-value="false" calcext:value-type="boolean">
            <text:p>FALSE</text:p>
          </table:table-cell>
          <table:table-cell table:formula="of:=AND([.G131]&lt;200; NOT(OR([.I131:.J131])))" office:value-type="boolean" office:boolean-value="false" calcext:value-type="boolean">
            <text:p>FALSE</text:p>
          </table:table-cell>
          <table:table-cell table:formula="of:=AND([.G131]&lt;500;NOT(OR([.I131:.K131])))" office:value-type="boolean" office:boolean-value="false" calcext:value-type="boolean">
            <text:p>FALSE</text:p>
          </table:table-cell>
          <table:table-cell table:formula="of:=AND([.G131]&lt;1000;NOT(OR([.I131:.L131])))" office:value-type="boolean" office:boolean-value="true" calcext:value-type="boolean">
            <text:p>TRUE</text:p>
          </table:table-cell>
          <table:table-cell table:formula="of:=AND([.G131]&lt;2000;NOT(OR([.I131:.M131])))" office:value-type="boolean" office:boolean-value="false" calcext:value-type="boolean">
            <text:p>FALSE</text:p>
          </table:table-cell>
          <table:table-cell table:formula="of:=AND([.G131]&lt;5000;NOT(OR([.I131:.N131])))" office:value-type="boolean" office:boolean-value="false" calcext:value-type="boolean">
            <text:p>FALSE</text:p>
          </table:table-cell>
          <table:table-cell table:formula="of:=AND([.G131]&lt;10000;NOT(OR([.I131:.O131])))" office:value-type="boolean" office:boolean-value="false" calcext:value-type="boolean">
            <text:p>FALSE</text:p>
          </table:table-cell>
          <table:table-cell table:formula="of:=AND([.G131]&lt;20000;NOT(OR([.I131:.P131])))" office:value-type="boolean" office:boolean-value="false" calcext:value-type="boolean">
            <text:p>FALSE</text:p>
          </table:table-cell>
          <table:table-cell table:formula="of:=NOT(OR([.I131:.Q13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947" calcext:value-type="float">
            <text:p>0.00947</text:p>
          </table:table-cell>
          <table:table-cell office:value-type="float" office:value="1663609315" calcext:value-type="float">
            <text:p>1663609315</text:p>
          </table:table-cell>
          <table:table-cell office:value-type="float" office:value="99049.11394525" calcext:value-type="float">
            <text:p>99049.11394525</text:p>
          </table:table-cell>
          <table:table-cell office:value-type="float" office:value="14227611" calcext:value-type="float">
            <text:p>14227611</text:p>
          </table:table-cell>
          <table:table-cell office:value-type="string" calcext:value-type="string">
            <text:p>buy</text:p>
          </table:table-cell>
          <table:table-cell office:value-type="float" office:value="946999" calcext:value-type="float">
            <text:p>946999</text:p>
          </table:table-cell>
          <table:table-cell office:value-type="float" office:value="937.995109061518" calcext:value-type="float">
            <text:p>937.995109061518</text:p>
          </table:table-cell>
          <table:table-cell/>
          <table:table-cell table:formula="of:=[.G132]&lt;50" office:value-type="boolean" office:boolean-value="false" calcext:value-type="boolean">
            <text:p>FALSE</text:p>
          </table:table-cell>
          <table:table-cell table:formula="of:=AND([.G132]&lt;100;NOT(OR([.I132])))" office:value-type="boolean" office:boolean-value="false" calcext:value-type="boolean">
            <text:p>FALSE</text:p>
          </table:table-cell>
          <table:table-cell table:formula="of:=AND([.G132]&lt;200; NOT(OR([.I132:.J132])))" office:value-type="boolean" office:boolean-value="false" calcext:value-type="boolean">
            <text:p>FALSE</text:p>
          </table:table-cell>
          <table:table-cell table:formula="of:=AND([.G132]&lt;500;NOT(OR([.I132:.K132])))" office:value-type="boolean" office:boolean-value="false" calcext:value-type="boolean">
            <text:p>FALSE</text:p>
          </table:table-cell>
          <table:table-cell table:formula="of:=AND([.G132]&lt;1000;NOT(OR([.I132:.L132])))" office:value-type="boolean" office:boolean-value="true" calcext:value-type="boolean">
            <text:p>TRUE</text:p>
          </table:table-cell>
          <table:table-cell table:formula="of:=AND([.G132]&lt;2000;NOT(OR([.I132:.M132])))" office:value-type="boolean" office:boolean-value="false" calcext:value-type="boolean">
            <text:p>FALSE</text:p>
          </table:table-cell>
          <table:table-cell table:formula="of:=AND([.G132]&lt;5000;NOT(OR([.I132:.N132])))" office:value-type="boolean" office:boolean-value="false" calcext:value-type="boolean">
            <text:p>FALSE</text:p>
          </table:table-cell>
          <table:table-cell table:formula="of:=AND([.G132]&lt;10000;NOT(OR([.I132:.O132])))" office:value-type="boolean" office:boolean-value="false" calcext:value-type="boolean">
            <text:p>FALSE</text:p>
          </table:table-cell>
          <table:table-cell table:formula="of:=AND([.G132]&lt;20000;NOT(OR([.I132:.P132])))" office:value-type="boolean" office:boolean-value="false" calcext:value-type="boolean">
            <text:p>FALSE</text:p>
          </table:table-cell>
          <table:table-cell table:formula="of:=NOT(OR([.I132:.Q13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113" calcext:value-type="float">
            <text:p>0.01113</text:p>
          </table:table-cell>
          <table:table-cell office:value-type="float" office:value="1663609315" calcext:value-type="float">
            <text:p>1663609315</text:p>
          </table:table-cell>
          <table:table-cell office:value-type="float" office:value="99049.20950158" calcext:value-type="float">
            <text:p>99049.20950158</text:p>
          </table:table-cell>
          <table:table-cell office:value-type="float" office:value="14227612" calcext:value-type="float">
            <text:p>14227612</text:p>
          </table:table-cell>
          <table:table-cell office:value-type="string" calcext:value-type="string">
            <text:p>buy</text:p>
          </table:table-cell>
          <table:table-cell office:value-type="float" office:value="1113000" calcext:value-type="float">
            <text:p>1113000</text:p>
          </table:table-cell>
          <table:table-cell office:value-type="float" office:value="1102.41770175259" calcext:value-type="float">
            <text:p>1102.41770175259</text:p>
          </table:table-cell>
          <table:table-cell/>
          <table:table-cell table:formula="of:=[.G133]&lt;50" office:value-type="boolean" office:boolean-value="false" calcext:value-type="boolean">
            <text:p>FALSE</text:p>
          </table:table-cell>
          <table:table-cell table:formula="of:=AND([.G133]&lt;100;NOT(OR([.I133])))" office:value-type="boolean" office:boolean-value="false" calcext:value-type="boolean">
            <text:p>FALSE</text:p>
          </table:table-cell>
          <table:table-cell table:formula="of:=AND([.G133]&lt;200; NOT(OR([.I133:.J133])))" office:value-type="boolean" office:boolean-value="false" calcext:value-type="boolean">
            <text:p>FALSE</text:p>
          </table:table-cell>
          <table:table-cell table:formula="of:=AND([.G133]&lt;500;NOT(OR([.I133:.K133])))" office:value-type="boolean" office:boolean-value="false" calcext:value-type="boolean">
            <text:p>FALSE</text:p>
          </table:table-cell>
          <table:table-cell table:formula="of:=AND([.G133]&lt;1000;NOT(OR([.I133:.L133])))" office:value-type="boolean" office:boolean-value="false" calcext:value-type="boolean">
            <text:p>FALSE</text:p>
          </table:table-cell>
          <table:table-cell table:formula="of:=AND([.G133]&lt;2000;NOT(OR([.I133:.M133])))" office:value-type="boolean" office:boolean-value="true" calcext:value-type="boolean">
            <text:p>TRUE</text:p>
          </table:table-cell>
          <table:table-cell table:formula="of:=AND([.G133]&lt;5000;NOT(OR([.I133:.N133])))" office:value-type="boolean" office:boolean-value="false" calcext:value-type="boolean">
            <text:p>FALSE</text:p>
          </table:table-cell>
          <table:table-cell table:formula="of:=AND([.G133]&lt;10000;NOT(OR([.I133:.O133])))" office:value-type="boolean" office:boolean-value="false" calcext:value-type="boolean">
            <text:p>FALSE</text:p>
          </table:table-cell>
          <table:table-cell table:formula="of:=AND([.G133]&lt;20000;NOT(OR([.I133:.P133])))" office:value-type="boolean" office:boolean-value="false" calcext:value-type="boolean">
            <text:p>FALSE</text:p>
          </table:table-cell>
          <table:table-cell table:formula="of:=NOT(OR([.I133:.Q13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595" calcext:value-type="float">
            <text:p>0.01595</text:p>
          </table:table-cell>
          <table:table-cell office:value-type="float" office:value="1663609315" calcext:value-type="float">
            <text:p>1663609315</text:p>
          </table:table-cell>
          <table:table-cell office:value-type="float" office:value="99050.33318448" calcext:value-type="float">
            <text:p>99050.33318448</text:p>
          </table:table-cell>
          <table:table-cell office:value-type="float" office:value="14227613" calcext:value-type="float">
            <text:p>14227613</text:p>
          </table:table-cell>
          <table:table-cell office:value-type="string" calcext:value-type="string">
            <text:p>buy</text:p>
          </table:table-cell>
          <table:table-cell office:value-type="float" office:value="1595000" calcext:value-type="float">
            <text:p>1595000</text:p>
          </table:table-cell>
          <table:table-cell office:value-type="float" office:value="1579.85281429246" calcext:value-type="float">
            <text:p>1579.85281429246</text:p>
          </table:table-cell>
          <table:table-cell/>
          <table:table-cell table:formula="of:=[.G134]&lt;50" office:value-type="boolean" office:boolean-value="false" calcext:value-type="boolean">
            <text:p>FALSE</text:p>
          </table:table-cell>
          <table:table-cell table:formula="of:=AND([.G134]&lt;100;NOT(OR([.I134])))" office:value-type="boolean" office:boolean-value="false" calcext:value-type="boolean">
            <text:p>FALSE</text:p>
          </table:table-cell>
          <table:table-cell table:formula="of:=AND([.G134]&lt;200; NOT(OR([.I134:.J134])))" office:value-type="boolean" office:boolean-value="false" calcext:value-type="boolean">
            <text:p>FALSE</text:p>
          </table:table-cell>
          <table:table-cell table:formula="of:=AND([.G134]&lt;500;NOT(OR([.I134:.K134])))" office:value-type="boolean" office:boolean-value="false" calcext:value-type="boolean">
            <text:p>FALSE</text:p>
          </table:table-cell>
          <table:table-cell table:formula="of:=AND([.G134]&lt;1000;NOT(OR([.I134:.L134])))" office:value-type="boolean" office:boolean-value="false" calcext:value-type="boolean">
            <text:p>FALSE</text:p>
          </table:table-cell>
          <table:table-cell table:formula="of:=AND([.G134]&lt;2000;NOT(OR([.I134:.M134])))" office:value-type="boolean" office:boolean-value="true" calcext:value-type="boolean">
            <text:p>TRUE</text:p>
          </table:table-cell>
          <table:table-cell table:formula="of:=AND([.G134]&lt;5000;NOT(OR([.I134:.N134])))" office:value-type="boolean" office:boolean-value="false" calcext:value-type="boolean">
            <text:p>FALSE</text:p>
          </table:table-cell>
          <table:table-cell table:formula="of:=AND([.G134]&lt;10000;NOT(OR([.I134:.O134])))" office:value-type="boolean" office:boolean-value="false" calcext:value-type="boolean">
            <text:p>FALSE</text:p>
          </table:table-cell>
          <table:table-cell table:formula="of:=AND([.G134]&lt;20000;NOT(OR([.I134:.P134])))" office:value-type="boolean" office:boolean-value="false" calcext:value-type="boolean">
            <text:p>FALSE</text:p>
          </table:table-cell>
          <table:table-cell table:formula="of:=NOT(OR([.I134:.Q13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065" calcext:value-type="float">
            <text:p>0.01065</text:p>
          </table:table-cell>
          <table:table-cell office:value-type="float" office:value="1663609315" calcext:value-type="float">
            <text:p>1663609315</text:p>
          </table:table-cell>
          <table:table-cell office:value-type="float" office:value="99050.38924674" calcext:value-type="float">
            <text:p>99050.38924674</text:p>
          </table:table-cell>
          <table:table-cell office:value-type="float" office:value="14227614" calcext:value-type="float">
            <text:p>14227614</text:p>
          </table:table-cell>
          <table:table-cell office:value-type="string" calcext:value-type="string">
            <text:p>buy</text:p>
          </table:table-cell>
          <table:table-cell office:value-type="float" office:value="1065000" calcext:value-type="float">
            <text:p>1065000</text:p>
          </table:table-cell>
          <table:table-cell office:value-type="float" office:value="1054.88664547778" calcext:value-type="float">
            <text:p>1054.88664547778</text:p>
          </table:table-cell>
          <table:table-cell/>
          <table:table-cell table:formula="of:=[.G135]&lt;50" office:value-type="boolean" office:boolean-value="false" calcext:value-type="boolean">
            <text:p>FALSE</text:p>
          </table:table-cell>
          <table:table-cell table:formula="of:=AND([.G135]&lt;100;NOT(OR([.I135])))" office:value-type="boolean" office:boolean-value="false" calcext:value-type="boolean">
            <text:p>FALSE</text:p>
          </table:table-cell>
          <table:table-cell table:formula="of:=AND([.G135]&lt;200; NOT(OR([.I135:.J135])))" office:value-type="boolean" office:boolean-value="false" calcext:value-type="boolean">
            <text:p>FALSE</text:p>
          </table:table-cell>
          <table:table-cell table:formula="of:=AND([.G135]&lt;500;NOT(OR([.I135:.K135])))" office:value-type="boolean" office:boolean-value="false" calcext:value-type="boolean">
            <text:p>FALSE</text:p>
          </table:table-cell>
          <table:table-cell table:formula="of:=AND([.G135]&lt;1000;NOT(OR([.I135:.L135])))" office:value-type="boolean" office:boolean-value="false" calcext:value-type="boolean">
            <text:p>FALSE</text:p>
          </table:table-cell>
          <table:table-cell table:formula="of:=AND([.G135]&lt;2000;NOT(OR([.I135:.M135])))" office:value-type="boolean" office:boolean-value="true" calcext:value-type="boolean">
            <text:p>TRUE</text:p>
          </table:table-cell>
          <table:table-cell table:formula="of:=AND([.G135]&lt;5000;NOT(OR([.I135:.N135])))" office:value-type="boolean" office:boolean-value="false" calcext:value-type="boolean">
            <text:p>FALSE</text:p>
          </table:table-cell>
          <table:table-cell table:formula="of:=AND([.G135]&lt;10000;NOT(OR([.I135:.O135])))" office:value-type="boolean" office:boolean-value="false" calcext:value-type="boolean">
            <text:p>FALSE</text:p>
          </table:table-cell>
          <table:table-cell table:formula="of:=AND([.G135]&lt;20000;NOT(OR([.I135:.P135])))" office:value-type="boolean" office:boolean-value="false" calcext:value-type="boolean">
            <text:p>FALSE</text:p>
          </table:table-cell>
          <table:table-cell table:formula="of:=NOT(OR([.I135:.Q13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496" calcext:value-type="float">
            <text:p>0.01496</text:p>
          </table:table-cell>
          <table:table-cell office:value-type="float" office:value="1663609315" calcext:value-type="float">
            <text:p>1663609315</text:p>
          </table:table-cell>
          <table:table-cell office:value-type="float" office:value="99050.40874666" calcext:value-type="float">
            <text:p>99050.40874666</text:p>
          </table:table-cell>
          <table:table-cell office:value-type="float" office:value="14227615" calcext:value-type="float">
            <text:p>14227615</text:p>
          </table:table-cell>
          <table:table-cell office:value-type="string" calcext:value-type="string">
            <text:p>buy</text:p>
          </table:table-cell>
          <table:table-cell office:value-type="float" office:value="1496000" calcext:value-type="float">
            <text:p>1496000</text:p>
          </table:table-cell>
          <table:table-cell office:value-type="float" office:value="1481.79411485003" calcext:value-type="float">
            <text:p>1481.79411485003</text:p>
          </table:table-cell>
          <table:table-cell/>
          <table:table-cell table:formula="of:=[.G136]&lt;50" office:value-type="boolean" office:boolean-value="false" calcext:value-type="boolean">
            <text:p>FALSE</text:p>
          </table:table-cell>
          <table:table-cell table:formula="of:=AND([.G136]&lt;100;NOT(OR([.I136])))" office:value-type="boolean" office:boolean-value="false" calcext:value-type="boolean">
            <text:p>FALSE</text:p>
          </table:table-cell>
          <table:table-cell table:formula="of:=AND([.G136]&lt;200; NOT(OR([.I136:.J136])))" office:value-type="boolean" office:boolean-value="false" calcext:value-type="boolean">
            <text:p>FALSE</text:p>
          </table:table-cell>
          <table:table-cell table:formula="of:=AND([.G136]&lt;500;NOT(OR([.I136:.K136])))" office:value-type="boolean" office:boolean-value="false" calcext:value-type="boolean">
            <text:p>FALSE</text:p>
          </table:table-cell>
          <table:table-cell table:formula="of:=AND([.G136]&lt;1000;NOT(OR([.I136:.L136])))" office:value-type="boolean" office:boolean-value="false" calcext:value-type="boolean">
            <text:p>FALSE</text:p>
          </table:table-cell>
          <table:table-cell table:formula="of:=AND([.G136]&lt;2000;NOT(OR([.I136:.M136])))" office:value-type="boolean" office:boolean-value="true" calcext:value-type="boolean">
            <text:p>TRUE</text:p>
          </table:table-cell>
          <table:table-cell table:formula="of:=AND([.G136]&lt;5000;NOT(OR([.I136:.N136])))" office:value-type="boolean" office:boolean-value="false" calcext:value-type="boolean">
            <text:p>FALSE</text:p>
          </table:table-cell>
          <table:table-cell table:formula="of:=AND([.G136]&lt;10000;NOT(OR([.I136:.O136])))" office:value-type="boolean" office:boolean-value="false" calcext:value-type="boolean">
            <text:p>FALSE</text:p>
          </table:table-cell>
          <table:table-cell table:formula="of:=AND([.G136]&lt;20000;NOT(OR([.I136:.P136])))" office:value-type="boolean" office:boolean-value="false" calcext:value-type="boolean">
            <text:p>FALSE</text:p>
          </table:table-cell>
          <table:table-cell table:formula="of:=NOT(OR([.I136:.Q13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959569" calcext:value-type="float">
            <text:p>0.00959569</text:p>
          </table:table-cell>
          <table:table-cell office:value-type="float" office:value="1663609315" calcext:value-type="float">
            <text:p>1663609315</text:p>
          </table:table-cell>
          <table:table-cell office:value-type="float" office:value="99050.64762068" calcext:value-type="float">
            <text:p>99050.64762068</text:p>
          </table:table-cell>
          <table:table-cell office:value-type="float" office:value="14227616" calcext:value-type="float">
            <text:p>14227616</text:p>
          </table:table-cell>
          <table:table-cell office:value-type="string" calcext:value-type="string">
            <text:p>buy</text:p>
          </table:table-cell>
          <table:table-cell office:value-type="float" office:value="959569" calcext:value-type="float">
            <text:p>959569</text:p>
          </table:table-cell>
          <table:table-cell office:value-type="float" office:value="950.459308867283" calcext:value-type="float">
            <text:p>950.459308867283</text:p>
          </table:table-cell>
          <table:table-cell/>
          <table:table-cell table:formula="of:=[.G137]&lt;50" office:value-type="boolean" office:boolean-value="false" calcext:value-type="boolean">
            <text:p>FALSE</text:p>
          </table:table-cell>
          <table:table-cell table:formula="of:=AND([.G137]&lt;100;NOT(OR([.I137])))" office:value-type="boolean" office:boolean-value="false" calcext:value-type="boolean">
            <text:p>FALSE</text:p>
          </table:table-cell>
          <table:table-cell table:formula="of:=AND([.G137]&lt;200; NOT(OR([.I137:.J137])))" office:value-type="boolean" office:boolean-value="false" calcext:value-type="boolean">
            <text:p>FALSE</text:p>
          </table:table-cell>
          <table:table-cell table:formula="of:=AND([.G137]&lt;500;NOT(OR([.I137:.K137])))" office:value-type="boolean" office:boolean-value="false" calcext:value-type="boolean">
            <text:p>FALSE</text:p>
          </table:table-cell>
          <table:table-cell table:formula="of:=AND([.G137]&lt;1000;NOT(OR([.I137:.L137])))" office:value-type="boolean" office:boolean-value="true" calcext:value-type="boolean">
            <text:p>TRUE</text:p>
          </table:table-cell>
          <table:table-cell table:formula="of:=AND([.G137]&lt;2000;NOT(OR([.I137:.M137])))" office:value-type="boolean" office:boolean-value="false" calcext:value-type="boolean">
            <text:p>FALSE</text:p>
          </table:table-cell>
          <table:table-cell table:formula="of:=AND([.G137]&lt;5000;NOT(OR([.I137:.N137])))" office:value-type="boolean" office:boolean-value="false" calcext:value-type="boolean">
            <text:p>FALSE</text:p>
          </table:table-cell>
          <table:table-cell table:formula="of:=AND([.G137]&lt;10000;NOT(OR([.I137:.O137])))" office:value-type="boolean" office:boolean-value="false" calcext:value-type="boolean">
            <text:p>FALSE</text:p>
          </table:table-cell>
          <table:table-cell table:formula="of:=AND([.G137]&lt;20000;NOT(OR([.I137:.P137])))" office:value-type="boolean" office:boolean-value="false" calcext:value-type="boolean">
            <text:p>FALSE</text:p>
          </table:table-cell>
          <table:table-cell table:formula="of:=NOT(OR([.I137:.Q13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11356" calcext:value-type="float">
            <text:p>0.00311356</text:p>
          </table:table-cell>
          <table:table-cell office:value-type="float" office:value="1663609318" calcext:value-type="float">
            <text:p>1663609318</text:p>
          </table:table-cell>
          <table:table-cell office:value-type="float" office:value="99047.13735975" calcext:value-type="float">
            <text:p>99047.13735975</text:p>
          </table:table-cell>
          <table:table-cell office:value-type="float" office:value="14227617" calcext:value-type="float">
            <text:p>14227617</text:p>
          </table:table-cell>
          <table:table-cell office:value-type="string" calcext:value-type="string">
            <text:p>buy</text:p>
          </table:table-cell>
          <table:table-cell office:value-type="float" office:value="311356" calcext:value-type="float">
            <text:p>311356</text:p>
          </table:table-cell>
          <table:table-cell office:value-type="float" office:value="308.389204997823" calcext:value-type="float">
            <text:p>308.389204997823</text:p>
          </table:table-cell>
          <table:table-cell/>
          <table:table-cell table:formula="of:=[.G138]&lt;50" office:value-type="boolean" office:boolean-value="false" calcext:value-type="boolean">
            <text:p>FALSE</text:p>
          </table:table-cell>
          <table:table-cell table:formula="of:=AND([.G138]&lt;100;NOT(OR([.I138])))" office:value-type="boolean" office:boolean-value="false" calcext:value-type="boolean">
            <text:p>FALSE</text:p>
          </table:table-cell>
          <table:table-cell table:formula="of:=AND([.G138]&lt;200; NOT(OR([.I138:.J138])))" office:value-type="boolean" office:boolean-value="false" calcext:value-type="boolean">
            <text:p>FALSE</text:p>
          </table:table-cell>
          <table:table-cell table:formula="of:=AND([.G138]&lt;500;NOT(OR([.I138:.K138])))" office:value-type="boolean" office:boolean-value="true" calcext:value-type="boolean">
            <text:p>TRUE</text:p>
          </table:table-cell>
          <table:table-cell table:formula="of:=AND([.G138]&lt;1000;NOT(OR([.I138:.L138])))" office:value-type="boolean" office:boolean-value="false" calcext:value-type="boolean">
            <text:p>FALSE</text:p>
          </table:table-cell>
          <table:table-cell table:formula="of:=AND([.G138]&lt;2000;NOT(OR([.I138:.M138])))" office:value-type="boolean" office:boolean-value="false" calcext:value-type="boolean">
            <text:p>FALSE</text:p>
          </table:table-cell>
          <table:table-cell table:formula="of:=AND([.G138]&lt;5000;NOT(OR([.I138:.N138])))" office:value-type="boolean" office:boolean-value="false" calcext:value-type="boolean">
            <text:p>FALSE</text:p>
          </table:table-cell>
          <table:table-cell table:formula="of:=AND([.G138]&lt;10000;NOT(OR([.I138:.O138])))" office:value-type="boolean" office:boolean-value="false" calcext:value-type="boolean">
            <text:p>FALSE</text:p>
          </table:table-cell>
          <table:table-cell table:formula="of:=AND([.G138]&lt;20000;NOT(OR([.I138:.P138])))" office:value-type="boolean" office:boolean-value="false" calcext:value-type="boolean">
            <text:p>FALSE</text:p>
          </table:table-cell>
          <table:table-cell table:formula="of:=NOT(OR([.I138:.Q13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063" calcext:value-type="float">
            <text:p>0.01063</text:p>
          </table:table-cell>
          <table:table-cell office:value-type="float" office:value="1663609329" calcext:value-type="float">
            <text:p>1663609329</text:p>
          </table:table-cell>
          <table:table-cell office:value-type="float" office:value="98592.37790024" calcext:value-type="float">
            <text:p>98592.37790024</text:p>
          </table:table-cell>
          <table:table-cell office:value-type="float" office:value="14227618" calcext:value-type="float">
            <text:p>14227618</text:p>
          </table:table-cell>
          <table:table-cell office:value-type="string" calcext:value-type="string">
            <text:p>sell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1048.03697707955" calcext:value-type="float">
            <text:p>1048.03697707955</text:p>
          </table:table-cell>
          <table:table-cell/>
          <table:table-cell table:formula="of:=[.G139]&lt;50" office:value-type="boolean" office:boolean-value="false" calcext:value-type="boolean">
            <text:p>FALSE</text:p>
          </table:table-cell>
          <table:table-cell table:formula="of:=AND([.G139]&lt;100;NOT(OR([.I139])))" office:value-type="boolean" office:boolean-value="false" calcext:value-type="boolean">
            <text:p>FALSE</text:p>
          </table:table-cell>
          <table:table-cell table:formula="of:=AND([.G139]&lt;200; NOT(OR([.I139:.J139])))" office:value-type="boolean" office:boolean-value="false" calcext:value-type="boolean">
            <text:p>FALSE</text:p>
          </table:table-cell>
          <table:table-cell table:formula="of:=AND([.G139]&lt;500;NOT(OR([.I139:.K139])))" office:value-type="boolean" office:boolean-value="false" calcext:value-type="boolean">
            <text:p>FALSE</text:p>
          </table:table-cell>
          <table:table-cell table:formula="of:=AND([.G139]&lt;1000;NOT(OR([.I139:.L139])))" office:value-type="boolean" office:boolean-value="false" calcext:value-type="boolean">
            <text:p>FALSE</text:p>
          </table:table-cell>
          <table:table-cell table:formula="of:=AND([.G139]&lt;2000;NOT(OR([.I139:.M139])))" office:value-type="boolean" office:boolean-value="true" calcext:value-type="boolean">
            <text:p>TRUE</text:p>
          </table:table-cell>
          <table:table-cell table:formula="of:=AND([.G139]&lt;5000;NOT(OR([.I139:.N139])))" office:value-type="boolean" office:boolean-value="false" calcext:value-type="boolean">
            <text:p>FALSE</text:p>
          </table:table-cell>
          <table:table-cell table:formula="of:=AND([.G139]&lt;10000;NOT(OR([.I139:.O139])))" office:value-type="boolean" office:boolean-value="false" calcext:value-type="boolean">
            <text:p>FALSE</text:p>
          </table:table-cell>
          <table:table-cell table:formula="of:=AND([.G139]&lt;20000;NOT(OR([.I139:.P139])))" office:value-type="boolean" office:boolean-value="false" calcext:value-type="boolean">
            <text:p>FALSE</text:p>
          </table:table-cell>
          <table:table-cell table:formula="of:=NOT(OR([.I139:.Q13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27" calcext:value-type="float">
            <text:p>0.0127</text:p>
          </table:table-cell>
          <table:table-cell office:value-type="float" office:value="1663609329" calcext:value-type="float">
            <text:p>1663609329</text:p>
          </table:table-cell>
          <table:table-cell office:value-type="float" office:value="98591.90507671" calcext:value-type="float">
            <text:p>98591.90507671</text:p>
          </table:table-cell>
          <table:table-cell office:value-type="float" office:value="14227619" calcext:value-type="float">
            <text:p>14227619</text:p>
          </table:table-cell>
          <table:table-cell office:value-type="string" calcext:value-type="string">
            <text:p>sell</text:p>
          </table:table-cell>
          <table:table-cell office:value-type="float" office:value="1270000" calcext:value-type="float">
            <text:p>1270000</text:p>
          </table:table-cell>
          <table:table-cell office:value-type="float" office:value="1252.11719447422" calcext:value-type="float">
            <text:p>1252.11719447422</text:p>
          </table:table-cell>
          <table:table-cell/>
          <table:table-cell table:formula="of:=[.G140]&lt;50" office:value-type="boolean" office:boolean-value="false" calcext:value-type="boolean">
            <text:p>FALSE</text:p>
          </table:table-cell>
          <table:table-cell table:formula="of:=AND([.G140]&lt;100;NOT(OR([.I140])))" office:value-type="boolean" office:boolean-value="false" calcext:value-type="boolean">
            <text:p>FALSE</text:p>
          </table:table-cell>
          <table:table-cell table:formula="of:=AND([.G140]&lt;200; NOT(OR([.I140:.J140])))" office:value-type="boolean" office:boolean-value="false" calcext:value-type="boolean">
            <text:p>FALSE</text:p>
          </table:table-cell>
          <table:table-cell table:formula="of:=AND([.G140]&lt;500;NOT(OR([.I140:.K140])))" office:value-type="boolean" office:boolean-value="false" calcext:value-type="boolean">
            <text:p>FALSE</text:p>
          </table:table-cell>
          <table:table-cell table:formula="of:=AND([.G140]&lt;1000;NOT(OR([.I140:.L140])))" office:value-type="boolean" office:boolean-value="false" calcext:value-type="boolean">
            <text:p>FALSE</text:p>
          </table:table-cell>
          <table:table-cell table:formula="of:=AND([.G140]&lt;2000;NOT(OR([.I140:.M140])))" office:value-type="boolean" office:boolean-value="true" calcext:value-type="boolean">
            <text:p>TRUE</text:p>
          </table:table-cell>
          <table:table-cell table:formula="of:=AND([.G140]&lt;5000;NOT(OR([.I140:.N140])))" office:value-type="boolean" office:boolean-value="false" calcext:value-type="boolean">
            <text:p>FALSE</text:p>
          </table:table-cell>
          <table:table-cell table:formula="of:=AND([.G140]&lt;10000;NOT(OR([.I140:.O140])))" office:value-type="boolean" office:boolean-value="false" calcext:value-type="boolean">
            <text:p>FALSE</text:p>
          </table:table-cell>
          <table:table-cell table:formula="of:=AND([.G140]&lt;20000;NOT(OR([.I140:.P140])))" office:value-type="boolean" office:boolean-value="false" calcext:value-type="boolean">
            <text:p>FALSE</text:p>
          </table:table-cell>
          <table:table-cell table:formula="of:=NOT(OR([.I140:.Q14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617428" calcext:value-type="float">
            <text:p>0.00617428</text:p>
          </table:table-cell>
          <table:table-cell office:value-type="float" office:value="1663609329" calcext:value-type="float">
            <text:p>1663609329</text:p>
          </table:table-cell>
          <table:table-cell office:value-type="float" office:value="98591.9050767" calcext:value-type="float">
            <text:p>98591.9050767</text:p>
          </table:table-cell>
          <table:table-cell office:value-type="float" office:value="14227620" calcext:value-type="float">
            <text:p>14227620</text:p>
          </table:table-cell>
          <table:table-cell office:value-type="string" calcext:value-type="string">
            <text:p>sell</text:p>
          </table:table-cell>
          <table:table-cell office:value-type="float" office:value="617428" calcext:value-type="float">
            <text:p>617428</text:p>
          </table:table-cell>
          <table:table-cell office:value-type="float" office:value="608.734027676967" calcext:value-type="float">
            <text:p>608.734027676967</text:p>
          </table:table-cell>
          <table:table-cell/>
          <table:table-cell table:formula="of:=[.G141]&lt;50" office:value-type="boolean" office:boolean-value="false" calcext:value-type="boolean">
            <text:p>FALSE</text:p>
          </table:table-cell>
          <table:table-cell table:formula="of:=AND([.G141]&lt;100;NOT(OR([.I141])))" office:value-type="boolean" office:boolean-value="false" calcext:value-type="boolean">
            <text:p>FALSE</text:p>
          </table:table-cell>
          <table:table-cell table:formula="of:=AND([.G141]&lt;200; NOT(OR([.I141:.J141])))" office:value-type="boolean" office:boolean-value="false" calcext:value-type="boolean">
            <text:p>FALSE</text:p>
          </table:table-cell>
          <table:table-cell table:formula="of:=AND([.G141]&lt;500;NOT(OR([.I141:.K141])))" office:value-type="boolean" office:boolean-value="false" calcext:value-type="boolean">
            <text:p>FALSE</text:p>
          </table:table-cell>
          <table:table-cell table:formula="of:=AND([.G141]&lt;1000;NOT(OR([.I141:.L141])))" office:value-type="boolean" office:boolean-value="true" calcext:value-type="boolean">
            <text:p>TRUE</text:p>
          </table:table-cell>
          <table:table-cell table:formula="of:=AND([.G141]&lt;2000;NOT(OR([.I141:.M141])))" office:value-type="boolean" office:boolean-value="false" calcext:value-type="boolean">
            <text:p>FALSE</text:p>
          </table:table-cell>
          <table:table-cell table:formula="of:=AND([.G141]&lt;5000;NOT(OR([.I141:.N141])))" office:value-type="boolean" office:boolean-value="false" calcext:value-type="boolean">
            <text:p>FALSE</text:p>
          </table:table-cell>
          <table:table-cell table:formula="of:=AND([.G141]&lt;10000;NOT(OR([.I141:.O141])))" office:value-type="boolean" office:boolean-value="false" calcext:value-type="boolean">
            <text:p>FALSE</text:p>
          </table:table-cell>
          <table:table-cell table:formula="of:=AND([.G141]&lt;20000;NOT(OR([.I141:.P141])))" office:value-type="boolean" office:boolean-value="false" calcext:value-type="boolean">
            <text:p>FALSE</text:p>
          </table:table-cell>
          <table:table-cell table:formula="of:=NOT(OR([.I141:.Q14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2023" calcext:value-type="float">
            <text:p>0.00002023</text:p>
          </table:table-cell>
          <table:table-cell office:value-type="float" office:value="1663609330" calcext:value-type="float">
            <text:p>1663609330</text:p>
          </table:table-cell>
          <table:table-cell office:value-type="float" office:value="98592.79948182" calcext:value-type="float">
            <text:p>98592.79948182</text:p>
          </table:table-cell>
          <table:table-cell office:value-type="float" office:value="14227621" calcext:value-type="float">
            <text:p>14227621</text:p>
          </table:table-cell>
          <table:table-cell office:value-type="string" calcext:value-type="string">
            <text:p>sell</text:p>
          </table:table-cell>
          <table:table-cell office:value-type="float" office:value="2023" calcext:value-type="float">
            <text:p>2023</text:p>
          </table:table-cell>
          <table:table-cell office:value-type="float" office:value="1.99453233351722" calcext:value-type="float">
            <text:p>1.99453233351722</text:p>
          </table:table-cell>
          <table:table-cell/>
          <table:table-cell table:formula="of:=[.G142]&lt;50" office:value-type="boolean" office:boolean-value="true" calcext:value-type="boolean">
            <text:p>TRUE</text:p>
          </table:table-cell>
          <table:table-cell table:formula="of:=AND([.G142]&lt;100;NOT(OR([.I142])))" office:value-type="boolean" office:boolean-value="false" calcext:value-type="boolean">
            <text:p>FALSE</text:p>
          </table:table-cell>
          <table:table-cell table:formula="of:=AND([.G142]&lt;200; NOT(OR([.I142:.J142])))" office:value-type="boolean" office:boolean-value="false" calcext:value-type="boolean">
            <text:p>FALSE</text:p>
          </table:table-cell>
          <table:table-cell table:formula="of:=AND([.G142]&lt;500;NOT(OR([.I142:.K142])))" office:value-type="boolean" office:boolean-value="false" calcext:value-type="boolean">
            <text:p>FALSE</text:p>
          </table:table-cell>
          <table:table-cell table:formula="of:=AND([.G142]&lt;1000;NOT(OR([.I142:.L142])))" office:value-type="boolean" office:boolean-value="false" calcext:value-type="boolean">
            <text:p>FALSE</text:p>
          </table:table-cell>
          <table:table-cell table:formula="of:=AND([.G142]&lt;2000;NOT(OR([.I142:.M142])))" office:value-type="boolean" office:boolean-value="false" calcext:value-type="boolean">
            <text:p>FALSE</text:p>
          </table:table-cell>
          <table:table-cell table:formula="of:=AND([.G142]&lt;5000;NOT(OR([.I142:.N142])))" office:value-type="boolean" office:boolean-value="false" calcext:value-type="boolean">
            <text:p>FALSE</text:p>
          </table:table-cell>
          <table:table-cell table:formula="of:=AND([.G142]&lt;10000;NOT(OR([.I142:.O142])))" office:value-type="boolean" office:boolean-value="false" calcext:value-type="boolean">
            <text:p>FALSE</text:p>
          </table:table-cell>
          <table:table-cell table:formula="of:=AND([.G142]&lt;20000;NOT(OR([.I142:.P142])))" office:value-type="boolean" office:boolean-value="false" calcext:value-type="boolean">
            <text:p>FALSE</text:p>
          </table:table-cell>
          <table:table-cell table:formula="of:=NOT(OR([.I142:.Q14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803" calcext:value-type="float">
            <text:p>0.00803</text:p>
          </table:table-cell>
          <table:table-cell office:value-type="float" office:value="1663609332" calcext:value-type="float">
            <text:p>1663609332</text:p>
          </table:table-cell>
          <table:table-cell office:value-type="float" office:value="99041.12650942" calcext:value-type="float">
            <text:p>99041.12650942</text:p>
          </table:table-cell>
          <table:table-cell office:value-type="float" office:value="14227622" calcext:value-type="float">
            <text:p>14227622</text:p>
          </table:table-cell>
          <table:table-cell office:value-type="string" calcext:value-type="string">
            <text:p>buy</text:p>
          </table:table-cell>
          <table:table-cell office:value-type="float" office:value="803000" calcext:value-type="float">
            <text:p>803000</text:p>
          </table:table-cell>
          <table:table-cell office:value-type="float" office:value="795.300245870643" calcext:value-type="float">
            <text:p>795.300245870643</text:p>
          </table:table-cell>
          <table:table-cell/>
          <table:table-cell table:formula="of:=[.G143]&lt;50" office:value-type="boolean" office:boolean-value="false" calcext:value-type="boolean">
            <text:p>FALSE</text:p>
          </table:table-cell>
          <table:table-cell table:formula="of:=AND([.G143]&lt;100;NOT(OR([.I143])))" office:value-type="boolean" office:boolean-value="false" calcext:value-type="boolean">
            <text:p>FALSE</text:p>
          </table:table-cell>
          <table:table-cell table:formula="of:=AND([.G143]&lt;200; NOT(OR([.I143:.J143])))" office:value-type="boolean" office:boolean-value="false" calcext:value-type="boolean">
            <text:p>FALSE</text:p>
          </table:table-cell>
          <table:table-cell table:formula="of:=AND([.G143]&lt;500;NOT(OR([.I143:.K143])))" office:value-type="boolean" office:boolean-value="false" calcext:value-type="boolean">
            <text:p>FALSE</text:p>
          </table:table-cell>
          <table:table-cell table:formula="of:=AND([.G143]&lt;1000;NOT(OR([.I143:.L143])))" office:value-type="boolean" office:boolean-value="true" calcext:value-type="boolean">
            <text:p>TRUE</text:p>
          </table:table-cell>
          <table:table-cell table:formula="of:=AND([.G143]&lt;2000;NOT(OR([.I143:.M143])))" office:value-type="boolean" office:boolean-value="false" calcext:value-type="boolean">
            <text:p>FALSE</text:p>
          </table:table-cell>
          <table:table-cell table:formula="of:=AND([.G143]&lt;5000;NOT(OR([.I143:.N143])))" office:value-type="boolean" office:boolean-value="false" calcext:value-type="boolean">
            <text:p>FALSE</text:p>
          </table:table-cell>
          <table:table-cell table:formula="of:=AND([.G143]&lt;10000;NOT(OR([.I143:.O143])))" office:value-type="boolean" office:boolean-value="false" calcext:value-type="boolean">
            <text:p>FALSE</text:p>
          </table:table-cell>
          <table:table-cell table:formula="of:=AND([.G143]&lt;20000;NOT(OR([.I143:.P143])))" office:value-type="boolean" office:boolean-value="false" calcext:value-type="boolean">
            <text:p>FALSE</text:p>
          </table:table-cell>
          <table:table-cell table:formula="of:=NOT(OR([.I143:.Q14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52" calcext:value-type="float">
            <text:p>0.00752</text:p>
          </table:table-cell>
          <table:table-cell office:value-type="float" office:value="1663609332" calcext:value-type="float">
            <text:p>1663609332</text:p>
          </table:table-cell>
          <table:table-cell office:value-type="float" office:value="99042.44275402" calcext:value-type="float">
            <text:p>99042.44275402</text:p>
          </table:table-cell>
          <table:table-cell office:value-type="float" office:value="14227623" calcext:value-type="float">
            <text:p>14227623</text:p>
          </table:table-cell>
          <table:table-cell office:value-type="string" calcext:value-type="string">
            <text:p>buy</text:p>
          </table:table-cell>
          <table:table-cell office:value-type="float" office:value="752000" calcext:value-type="float">
            <text:p>752000</text:p>
          </table:table-cell>
          <table:table-cell office:value-type="float" office:value="744.79916951023" calcext:value-type="float">
            <text:p>744.79916951023</text:p>
          </table:table-cell>
          <table:table-cell/>
          <table:table-cell table:formula="of:=[.G144]&lt;50" office:value-type="boolean" office:boolean-value="false" calcext:value-type="boolean">
            <text:p>FALSE</text:p>
          </table:table-cell>
          <table:table-cell table:formula="of:=AND([.G144]&lt;100;NOT(OR([.I144])))" office:value-type="boolean" office:boolean-value="false" calcext:value-type="boolean">
            <text:p>FALSE</text:p>
          </table:table-cell>
          <table:table-cell table:formula="of:=AND([.G144]&lt;200; NOT(OR([.I144:.J144])))" office:value-type="boolean" office:boolean-value="false" calcext:value-type="boolean">
            <text:p>FALSE</text:p>
          </table:table-cell>
          <table:table-cell table:formula="of:=AND([.G144]&lt;500;NOT(OR([.I144:.K144])))" office:value-type="boolean" office:boolean-value="false" calcext:value-type="boolean">
            <text:p>FALSE</text:p>
          </table:table-cell>
          <table:table-cell table:formula="of:=AND([.G144]&lt;1000;NOT(OR([.I144:.L144])))" office:value-type="boolean" office:boolean-value="true" calcext:value-type="boolean">
            <text:p>TRUE</text:p>
          </table:table-cell>
          <table:table-cell table:formula="of:=AND([.G144]&lt;2000;NOT(OR([.I144:.M144])))" office:value-type="boolean" office:boolean-value="false" calcext:value-type="boolean">
            <text:p>FALSE</text:p>
          </table:table-cell>
          <table:table-cell table:formula="of:=AND([.G144]&lt;5000;NOT(OR([.I144:.N144])))" office:value-type="boolean" office:boolean-value="false" calcext:value-type="boolean">
            <text:p>FALSE</text:p>
          </table:table-cell>
          <table:table-cell table:formula="of:=AND([.G144]&lt;10000;NOT(OR([.I144:.O144])))" office:value-type="boolean" office:boolean-value="false" calcext:value-type="boolean">
            <text:p>FALSE</text:p>
          </table:table-cell>
          <table:table-cell table:formula="of:=AND([.G144]&lt;20000;NOT(OR([.I144:.P144])))" office:value-type="boolean" office:boolean-value="false" calcext:value-type="boolean">
            <text:p>FALSE</text:p>
          </table:table-cell>
          <table:table-cell table:formula="of:=NOT(OR([.I144:.Q14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96" calcext:value-type="float">
            <text:p>0.00396</text:p>
          </table:table-cell>
          <table:table-cell office:value-type="float" office:value="1663609332" calcext:value-type="float">
            <text:p>1663609332</text:p>
          </table:table-cell>
          <table:table-cell office:value-type="float" office:value="99043.18130118" calcext:value-type="float">
            <text:p>99043.18130118</text:p>
          </table:table-cell>
          <table:table-cell office:value-type="float" office:value="14227624" calcext:value-type="float">
            <text:p>14227624</text:p>
          </table:table-cell>
          <table:table-cell office:value-type="string" calcext:value-type="string">
            <text:p>buy</text:p>
          </table:table-cell>
          <table:table-cell office:value-type="float" office:value="396000" calcext:value-type="float">
            <text:p>396000</text:p>
          </table:table-cell>
          <table:table-cell office:value-type="float" office:value="392.210997952673" calcext:value-type="float">
            <text:p>392.210997952673</text:p>
          </table:table-cell>
          <table:table-cell/>
          <table:table-cell table:formula="of:=[.G145]&lt;50" office:value-type="boolean" office:boolean-value="false" calcext:value-type="boolean">
            <text:p>FALSE</text:p>
          </table:table-cell>
          <table:table-cell table:formula="of:=AND([.G145]&lt;100;NOT(OR([.I145])))" office:value-type="boolean" office:boolean-value="false" calcext:value-type="boolean">
            <text:p>FALSE</text:p>
          </table:table-cell>
          <table:table-cell table:formula="of:=AND([.G145]&lt;200; NOT(OR([.I145:.J145])))" office:value-type="boolean" office:boolean-value="false" calcext:value-type="boolean">
            <text:p>FALSE</text:p>
          </table:table-cell>
          <table:table-cell table:formula="of:=AND([.G145]&lt;500;NOT(OR([.I145:.K145])))" office:value-type="boolean" office:boolean-value="true" calcext:value-type="boolean">
            <text:p>TRUE</text:p>
          </table:table-cell>
          <table:table-cell table:formula="of:=AND([.G145]&lt;1000;NOT(OR([.I145:.L145])))" office:value-type="boolean" office:boolean-value="false" calcext:value-type="boolean">
            <text:p>FALSE</text:p>
          </table:table-cell>
          <table:table-cell table:formula="of:=AND([.G145]&lt;2000;NOT(OR([.I145:.M145])))" office:value-type="boolean" office:boolean-value="false" calcext:value-type="boolean">
            <text:p>FALSE</text:p>
          </table:table-cell>
          <table:table-cell table:formula="of:=AND([.G145]&lt;5000;NOT(OR([.I145:.N145])))" office:value-type="boolean" office:boolean-value="false" calcext:value-type="boolean">
            <text:p>FALSE</text:p>
          </table:table-cell>
          <table:table-cell table:formula="of:=AND([.G145]&lt;10000;NOT(OR([.I145:.O145])))" office:value-type="boolean" office:boolean-value="false" calcext:value-type="boolean">
            <text:p>FALSE</text:p>
          </table:table-cell>
          <table:table-cell table:formula="of:=AND([.G145]&lt;20000;NOT(OR([.I145:.P145])))" office:value-type="boolean" office:boolean-value="false" calcext:value-type="boolean">
            <text:p>FALSE</text:p>
          </table:table-cell>
          <table:table-cell table:formula="of:=NOT(OR([.I145:.Q14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6126286" calcext:value-type="float">
            <text:p>0.06126286</text:p>
          </table:table-cell>
          <table:table-cell office:value-type="float" office:value="1663609332" calcext:value-type="float">
            <text:p>1663609332</text:p>
          </table:table-cell>
          <table:table-cell office:value-type="float" office:value="99043.52020427" calcext:value-type="float">
            <text:p>99043.52020427</text:p>
          </table:table-cell>
          <table:table-cell office:value-type="float" office:value="14227625" calcext:value-type="float">
            <text:p>14227625</text:p>
          </table:table-cell>
          <table:table-cell office:value-type="string" calcext:value-type="string">
            <text:p>buy</text:p>
          </table:table-cell>
          <table:table-cell office:value-type="float" office:value="6126286" calcext:value-type="float">
            <text:p>6126286</text:p>
          </table:table-cell>
          <table:table-cell office:value-type="float" office:value="6067.68931218137" calcext:value-type="float">
            <text:p>6067.68931218137</text:p>
          </table:table-cell>
          <table:table-cell/>
          <table:table-cell table:formula="of:=[.G146]&lt;50" office:value-type="boolean" office:boolean-value="false" calcext:value-type="boolean">
            <text:p>FALSE</text:p>
          </table:table-cell>
          <table:table-cell table:formula="of:=AND([.G146]&lt;100;NOT(OR([.I146])))" office:value-type="boolean" office:boolean-value="false" calcext:value-type="boolean">
            <text:p>FALSE</text:p>
          </table:table-cell>
          <table:table-cell table:formula="of:=AND([.G146]&lt;200; NOT(OR([.I146:.J146])))" office:value-type="boolean" office:boolean-value="false" calcext:value-type="boolean">
            <text:p>FALSE</text:p>
          </table:table-cell>
          <table:table-cell table:formula="of:=AND([.G146]&lt;500;NOT(OR([.I146:.K146])))" office:value-type="boolean" office:boolean-value="false" calcext:value-type="boolean">
            <text:p>FALSE</text:p>
          </table:table-cell>
          <table:table-cell table:formula="of:=AND([.G146]&lt;1000;NOT(OR([.I146:.L146])))" office:value-type="boolean" office:boolean-value="false" calcext:value-type="boolean">
            <text:p>FALSE</text:p>
          </table:table-cell>
          <table:table-cell table:formula="of:=AND([.G146]&lt;2000;NOT(OR([.I146:.M146])))" office:value-type="boolean" office:boolean-value="false" calcext:value-type="boolean">
            <text:p>FALSE</text:p>
          </table:table-cell>
          <table:table-cell table:formula="of:=AND([.G146]&lt;5000;NOT(OR([.I146:.N146])))" office:value-type="boolean" office:boolean-value="false" calcext:value-type="boolean">
            <text:p>FALSE</text:p>
          </table:table-cell>
          <table:table-cell table:formula="of:=AND([.G146]&lt;10000;NOT(OR([.I146:.O146])))" office:value-type="boolean" office:boolean-value="true" calcext:value-type="boolean">
            <text:p>TRUE</text:p>
          </table:table-cell>
          <table:table-cell table:formula="of:=AND([.G146]&lt;20000;NOT(OR([.I146:.P146])))" office:value-type="boolean" office:boolean-value="false" calcext:value-type="boolean">
            <text:p>FALSE</text:p>
          </table:table-cell>
          <table:table-cell table:formula="of:=NOT(OR([.I146:.Q14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19093" calcext:value-type="float">
            <text:p>0.00019093</text:p>
          </table:table-cell>
          <table:table-cell office:value-type="float" office:value="1663609339" calcext:value-type="float">
            <text:p>1663609339</text:p>
          </table:table-cell>
          <table:table-cell office:value-type="float" office:value="99037.6213988" calcext:value-type="float">
            <text:p>99037.6213988</text:p>
          </table:table-cell>
          <table:table-cell office:value-type="float" office:value="14227626" calcext:value-type="float">
            <text:p>14227626</text:p>
          </table:table-cell>
          <table:table-cell office:value-type="string" calcext:value-type="string">
            <text:p>buy</text:p>
          </table:table-cell>
          <table:table-cell office:value-type="float" office:value="19093" calcext:value-type="float">
            <text:p>19093</text:p>
          </table:table-cell>
          <table:table-cell office:value-type="float" office:value="18.9092530536729" calcext:value-type="float">
            <text:p>18.9092530536729</text:p>
          </table:table-cell>
          <table:table-cell/>
          <table:table-cell table:formula="of:=[.G147]&lt;50" office:value-type="boolean" office:boolean-value="true" calcext:value-type="boolean">
            <text:p>TRUE</text:p>
          </table:table-cell>
          <table:table-cell table:formula="of:=AND([.G147]&lt;100;NOT(OR([.I147])))" office:value-type="boolean" office:boolean-value="false" calcext:value-type="boolean">
            <text:p>FALSE</text:p>
          </table:table-cell>
          <table:table-cell table:formula="of:=AND([.G147]&lt;200; NOT(OR([.I147:.J147])))" office:value-type="boolean" office:boolean-value="false" calcext:value-type="boolean">
            <text:p>FALSE</text:p>
          </table:table-cell>
          <table:table-cell table:formula="of:=AND([.G147]&lt;500;NOT(OR([.I147:.K147])))" office:value-type="boolean" office:boolean-value="false" calcext:value-type="boolean">
            <text:p>FALSE</text:p>
          </table:table-cell>
          <table:table-cell table:formula="of:=AND([.G147]&lt;1000;NOT(OR([.I147:.L147])))" office:value-type="boolean" office:boolean-value="false" calcext:value-type="boolean">
            <text:p>FALSE</text:p>
          </table:table-cell>
          <table:table-cell table:formula="of:=AND([.G147]&lt;2000;NOT(OR([.I147:.M147])))" office:value-type="boolean" office:boolean-value="false" calcext:value-type="boolean">
            <text:p>FALSE</text:p>
          </table:table-cell>
          <table:table-cell table:formula="of:=AND([.G147]&lt;5000;NOT(OR([.I147:.N147])))" office:value-type="boolean" office:boolean-value="false" calcext:value-type="boolean">
            <text:p>FALSE</text:p>
          </table:table-cell>
          <table:table-cell table:formula="of:=AND([.G147]&lt;10000;NOT(OR([.I147:.O147])))" office:value-type="boolean" office:boolean-value="false" calcext:value-type="boolean">
            <text:p>FALSE</text:p>
          </table:table-cell>
          <table:table-cell table:formula="of:=AND([.G147]&lt;20000;NOT(OR([.I147:.P147])))" office:value-type="boolean" office:boolean-value="false" calcext:value-type="boolean">
            <text:p>FALSE</text:p>
          </table:table-cell>
          <table:table-cell table:formula="of:=NOT(OR([.I147:.Q14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50488" calcext:value-type="float">
            <text:p>0.00050488</text:p>
          </table:table-cell>
          <table:table-cell office:value-type="float" office:value="1663609356" calcext:value-type="float">
            <text:p>1663609356</text:p>
          </table:table-cell>
          <table:table-cell office:value-type="float" office:value="99031.71536052" calcext:value-type="float">
            <text:p>99031.71536052</text:p>
          </table:table-cell>
          <table:table-cell office:value-type="float" office:value="14227627" calcext:value-type="float">
            <text:p>14227627</text:p>
          </table:table-cell>
          <table:table-cell office:value-type="string" calcext:value-type="string">
            <text:p>buy</text:p>
          </table:table-cell>
          <table:table-cell office:value-type="float" office:value="50488" calcext:value-type="float">
            <text:p>50488</text:p>
          </table:table-cell>
          <table:table-cell office:value-type="float" office:value="49.9991324512193" calcext:value-type="float">
            <text:p>49.9991324512193</text:p>
          </table:table-cell>
          <table:table-cell/>
          <table:table-cell table:formula="of:=[.G148]&lt;50" office:value-type="boolean" office:boolean-value="true" calcext:value-type="boolean">
            <text:p>TRUE</text:p>
          </table:table-cell>
          <table:table-cell table:formula="of:=AND([.G148]&lt;100;NOT(OR([.I148])))" office:value-type="boolean" office:boolean-value="false" calcext:value-type="boolean">
            <text:p>FALSE</text:p>
          </table:table-cell>
          <table:table-cell table:formula="of:=AND([.G148]&lt;200; NOT(OR([.I148:.J148])))" office:value-type="boolean" office:boolean-value="false" calcext:value-type="boolean">
            <text:p>FALSE</text:p>
          </table:table-cell>
          <table:table-cell table:formula="of:=AND([.G148]&lt;500;NOT(OR([.I148:.K148])))" office:value-type="boolean" office:boolean-value="false" calcext:value-type="boolean">
            <text:p>FALSE</text:p>
          </table:table-cell>
          <table:table-cell table:formula="of:=AND([.G148]&lt;1000;NOT(OR([.I148:.L148])))" office:value-type="boolean" office:boolean-value="false" calcext:value-type="boolean">
            <text:p>FALSE</text:p>
          </table:table-cell>
          <table:table-cell table:formula="of:=AND([.G148]&lt;2000;NOT(OR([.I148:.M148])))" office:value-type="boolean" office:boolean-value="false" calcext:value-type="boolean">
            <text:p>FALSE</text:p>
          </table:table-cell>
          <table:table-cell table:formula="of:=AND([.G148]&lt;5000;NOT(OR([.I148:.N148])))" office:value-type="boolean" office:boolean-value="false" calcext:value-type="boolean">
            <text:p>FALSE</text:p>
          </table:table-cell>
          <table:table-cell table:formula="of:=AND([.G148]&lt;10000;NOT(OR([.I148:.O148])))" office:value-type="boolean" office:boolean-value="false" calcext:value-type="boolean">
            <text:p>FALSE</text:p>
          </table:table-cell>
          <table:table-cell table:formula="of:=AND([.G148]&lt;20000;NOT(OR([.I148:.P148])))" office:value-type="boolean" office:boolean-value="false" calcext:value-type="boolean">
            <text:p>FALSE</text:p>
          </table:table-cell>
          <table:table-cell table:formula="of:=NOT(OR([.I148:.Q14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07924" calcext:value-type="float">
            <text:p>0.00507924</text:p>
          </table:table-cell>
          <table:table-cell office:value-type="float" office:value="1663609373" calcext:value-type="float">
            <text:p>1663609373</text:p>
          </table:table-cell>
          <table:table-cell office:value-type="float" office:value="98605.26758237" calcext:value-type="float">
            <text:p>98605.26758237</text:p>
          </table:table-cell>
          <table:table-cell office:value-type="float" office:value="14227628" calcext:value-type="float">
            <text:p>14227628</text:p>
          </table:table-cell>
          <table:table-cell office:value-type="string" calcext:value-type="string">
            <text:p>sell</text:p>
          </table:table-cell>
          <table:table-cell office:value-type="float" office:value="507923" calcext:value-type="float">
            <text:p>507923</text:p>
          </table:table-cell>
          <table:table-cell office:value-type="float" office:value="500.839819315077" calcext:value-type="float">
            <text:p>500.839819315077</text:p>
          </table:table-cell>
          <table:table-cell/>
          <table:table-cell table:formula="of:=[.G149]&lt;50" office:value-type="boolean" office:boolean-value="false" calcext:value-type="boolean">
            <text:p>FALSE</text:p>
          </table:table-cell>
          <table:table-cell table:formula="of:=AND([.G149]&lt;100;NOT(OR([.I149])))" office:value-type="boolean" office:boolean-value="false" calcext:value-type="boolean">
            <text:p>FALSE</text:p>
          </table:table-cell>
          <table:table-cell table:formula="of:=AND([.G149]&lt;200; NOT(OR([.I149:.J149])))" office:value-type="boolean" office:boolean-value="false" calcext:value-type="boolean">
            <text:p>FALSE</text:p>
          </table:table-cell>
          <table:table-cell table:formula="of:=AND([.G149]&lt;500;NOT(OR([.I149:.K149])))" office:value-type="boolean" office:boolean-value="false" calcext:value-type="boolean">
            <text:p>FALSE</text:p>
          </table:table-cell>
          <table:table-cell table:formula="of:=AND([.G149]&lt;1000;NOT(OR([.I149:.L149])))" office:value-type="boolean" office:boolean-value="true" calcext:value-type="boolean">
            <text:p>TRUE</text:p>
          </table:table-cell>
          <table:table-cell table:formula="of:=AND([.G149]&lt;2000;NOT(OR([.I149:.M149])))" office:value-type="boolean" office:boolean-value="false" calcext:value-type="boolean">
            <text:p>FALSE</text:p>
          </table:table-cell>
          <table:table-cell table:formula="of:=AND([.G149]&lt;5000;NOT(OR([.I149:.N149])))" office:value-type="boolean" office:boolean-value="false" calcext:value-type="boolean">
            <text:p>FALSE</text:p>
          </table:table-cell>
          <table:table-cell table:formula="of:=AND([.G149]&lt;10000;NOT(OR([.I149:.O149])))" office:value-type="boolean" office:boolean-value="false" calcext:value-type="boolean">
            <text:p>FALSE</text:p>
          </table:table-cell>
          <table:table-cell table:formula="of:=AND([.G149]&lt;20000;NOT(OR([.I149:.P149])))" office:value-type="boolean" office:boolean-value="false" calcext:value-type="boolean">
            <text:p>FALSE</text:p>
          </table:table-cell>
          <table:table-cell table:formula="of:=NOT(OR([.I149:.Q14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05549" calcext:value-type="float">
            <text:p>0.00305549</text:p>
          </table:table-cell>
          <table:table-cell office:value-type="float" office:value="1663609374" calcext:value-type="float">
            <text:p>1663609374</text:p>
          </table:table-cell>
          <table:table-cell office:value-type="float" office:value="98593.55180697" calcext:value-type="float">
            <text:p>98593.55180697</text:p>
          </table:table-cell>
          <table:table-cell office:value-type="float" office:value="14227629" calcext:value-type="float">
            <text:p>14227629</text:p>
          </table:table-cell>
          <table:table-cell office:value-type="string" calcext:value-type="string">
            <text:p>sell</text:p>
          </table:table-cell>
          <table:table-cell office:value-type="float" office:value="305549" calcext:value-type="float">
            <text:p>305549</text:p>
          </table:table-cell>
          <table:table-cell office:value-type="float" office:value="301.251611610679" calcext:value-type="float">
            <text:p>301.251611610679</text:p>
          </table:table-cell>
          <table:table-cell/>
          <table:table-cell table:formula="of:=[.G150]&lt;50" office:value-type="boolean" office:boolean-value="false" calcext:value-type="boolean">
            <text:p>FALSE</text:p>
          </table:table-cell>
          <table:table-cell table:formula="of:=AND([.G150]&lt;100;NOT(OR([.I150])))" office:value-type="boolean" office:boolean-value="false" calcext:value-type="boolean">
            <text:p>FALSE</text:p>
          </table:table-cell>
          <table:table-cell table:formula="of:=AND([.G150]&lt;200; NOT(OR([.I150:.J150])))" office:value-type="boolean" office:boolean-value="false" calcext:value-type="boolean">
            <text:p>FALSE</text:p>
          </table:table-cell>
          <table:table-cell table:formula="of:=AND([.G150]&lt;500;NOT(OR([.I150:.K150])))" office:value-type="boolean" office:boolean-value="true" calcext:value-type="boolean">
            <text:p>TRUE</text:p>
          </table:table-cell>
          <table:table-cell table:formula="of:=AND([.G150]&lt;1000;NOT(OR([.I150:.L150])))" office:value-type="boolean" office:boolean-value="false" calcext:value-type="boolean">
            <text:p>FALSE</text:p>
          </table:table-cell>
          <table:table-cell table:formula="of:=AND([.G150]&lt;2000;NOT(OR([.I150:.M150])))" office:value-type="boolean" office:boolean-value="false" calcext:value-type="boolean">
            <text:p>FALSE</text:p>
          </table:table-cell>
          <table:table-cell table:formula="of:=AND([.G150]&lt;5000;NOT(OR([.I150:.N150])))" office:value-type="boolean" office:boolean-value="false" calcext:value-type="boolean">
            <text:p>FALSE</text:p>
          </table:table-cell>
          <table:table-cell table:formula="of:=AND([.G150]&lt;10000;NOT(OR([.I150:.O150])))" office:value-type="boolean" office:boolean-value="false" calcext:value-type="boolean">
            <text:p>FALSE</text:p>
          </table:table-cell>
          <table:table-cell table:formula="of:=AND([.G150]&lt;20000;NOT(OR([.I150:.P150])))" office:value-type="boolean" office:boolean-value="false" calcext:value-type="boolean">
            <text:p>FALSE</text:p>
          </table:table-cell>
          <table:table-cell table:formula="of:=NOT(OR([.I150:.Q15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69" calcext:value-type="float">
            <text:p>0.00369</text:p>
          </table:table-cell>
          <table:table-cell office:value-type="float" office:value="1663609376" calcext:value-type="float">
            <text:p>1663609376</text:p>
          </table:table-cell>
          <table:table-cell office:value-type="float" office:value="99024.23226622" calcext:value-type="float">
            <text:p>99024.23226622</text:p>
          </table:table-cell>
          <table:table-cell office:value-type="float" office:value="14227630" calcext:value-type="float">
            <text:p>14227630</text:p>
          </table:table-cell>
          <table:table-cell office:value-type="string" calcext:value-type="string">
            <text:p>buy</text:p>
          </table:table-cell>
          <table:table-cell office:value-type="float" office:value="369000" calcext:value-type="float">
            <text:p>369000</text:p>
          </table:table-cell>
          <table:table-cell office:value-type="float" office:value="365.399417062352" calcext:value-type="float">
            <text:p>365.399417062352</text:p>
          </table:table-cell>
          <table:table-cell/>
          <table:table-cell table:formula="of:=[.G151]&lt;50" office:value-type="boolean" office:boolean-value="false" calcext:value-type="boolean">
            <text:p>FALSE</text:p>
          </table:table-cell>
          <table:table-cell table:formula="of:=AND([.G151]&lt;100;NOT(OR([.I151])))" office:value-type="boolean" office:boolean-value="false" calcext:value-type="boolean">
            <text:p>FALSE</text:p>
          </table:table-cell>
          <table:table-cell table:formula="of:=AND([.G151]&lt;200; NOT(OR([.I151:.J151])))" office:value-type="boolean" office:boolean-value="false" calcext:value-type="boolean">
            <text:p>FALSE</text:p>
          </table:table-cell>
          <table:table-cell table:formula="of:=AND([.G151]&lt;500;NOT(OR([.I151:.K151])))" office:value-type="boolean" office:boolean-value="true" calcext:value-type="boolean">
            <text:p>TRUE</text:p>
          </table:table-cell>
          <table:table-cell table:formula="of:=AND([.G151]&lt;1000;NOT(OR([.I151:.L151])))" office:value-type="boolean" office:boolean-value="false" calcext:value-type="boolean">
            <text:p>FALSE</text:p>
          </table:table-cell>
          <table:table-cell table:formula="of:=AND([.G151]&lt;2000;NOT(OR([.I151:.M151])))" office:value-type="boolean" office:boolean-value="false" calcext:value-type="boolean">
            <text:p>FALSE</text:p>
          </table:table-cell>
          <table:table-cell table:formula="of:=AND([.G151]&lt;5000;NOT(OR([.I151:.N151])))" office:value-type="boolean" office:boolean-value="false" calcext:value-type="boolean">
            <text:p>FALSE</text:p>
          </table:table-cell>
          <table:table-cell table:formula="of:=AND([.G151]&lt;10000;NOT(OR([.I151:.O151])))" office:value-type="boolean" office:boolean-value="false" calcext:value-type="boolean">
            <text:p>FALSE</text:p>
          </table:table-cell>
          <table:table-cell table:formula="of:=AND([.G151]&lt;20000;NOT(OR([.I151:.P151])))" office:value-type="boolean" office:boolean-value="false" calcext:value-type="boolean">
            <text:p>FALSE</text:p>
          </table:table-cell>
          <table:table-cell table:formula="of:=NOT(OR([.I151:.Q15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945" calcext:value-type="float">
            <text:p>0.00945</text:p>
          </table:table-cell>
          <table:table-cell office:value-type="float" office:value="1663609376" calcext:value-type="float">
            <text:p>1663609376</text:p>
          </table:table-cell>
          <table:table-cell office:value-type="float" office:value="99024.71215311" calcext:value-type="float">
            <text:p>99024.71215311</text:p>
          </table:table-cell>
          <table:table-cell office:value-type="float" office:value="14227631" calcext:value-type="float">
            <text:p>14227631</text:p>
          </table:table-cell>
          <table:table-cell office:value-type="string" calcext:value-type="string">
            <text:p>buy</text:p>
          </table:table-cell>
          <table:table-cell office:value-type="float" office:value="945000" calcext:value-type="float">
            <text:p>945000</text:p>
          </table:table-cell>
          <table:table-cell office:value-type="float" office:value="935.78352984689" calcext:value-type="float">
            <text:p>935.78352984689</text:p>
          </table:table-cell>
          <table:table-cell/>
          <table:table-cell table:formula="of:=[.G152]&lt;50" office:value-type="boolean" office:boolean-value="false" calcext:value-type="boolean">
            <text:p>FALSE</text:p>
          </table:table-cell>
          <table:table-cell table:formula="of:=AND([.G152]&lt;100;NOT(OR([.I152])))" office:value-type="boolean" office:boolean-value="false" calcext:value-type="boolean">
            <text:p>FALSE</text:p>
          </table:table-cell>
          <table:table-cell table:formula="of:=AND([.G152]&lt;200; NOT(OR([.I152:.J152])))" office:value-type="boolean" office:boolean-value="false" calcext:value-type="boolean">
            <text:p>FALSE</text:p>
          </table:table-cell>
          <table:table-cell table:formula="of:=AND([.G152]&lt;500;NOT(OR([.I152:.K152])))" office:value-type="boolean" office:boolean-value="false" calcext:value-type="boolean">
            <text:p>FALSE</text:p>
          </table:table-cell>
          <table:table-cell table:formula="of:=AND([.G152]&lt;1000;NOT(OR([.I152:.L152])))" office:value-type="boolean" office:boolean-value="true" calcext:value-type="boolean">
            <text:p>TRUE</text:p>
          </table:table-cell>
          <table:table-cell table:formula="of:=AND([.G152]&lt;2000;NOT(OR([.I152:.M152])))" office:value-type="boolean" office:boolean-value="false" calcext:value-type="boolean">
            <text:p>FALSE</text:p>
          </table:table-cell>
          <table:table-cell table:formula="of:=AND([.G152]&lt;5000;NOT(OR([.I152:.N152])))" office:value-type="boolean" office:boolean-value="false" calcext:value-type="boolean">
            <text:p>FALSE</text:p>
          </table:table-cell>
          <table:table-cell table:formula="of:=AND([.G152]&lt;10000;NOT(OR([.I152:.O152])))" office:value-type="boolean" office:boolean-value="false" calcext:value-type="boolean">
            <text:p>FALSE</text:p>
          </table:table-cell>
          <table:table-cell table:formula="of:=AND([.G152]&lt;20000;NOT(OR([.I152:.P152])))" office:value-type="boolean" office:boolean-value="false" calcext:value-type="boolean">
            <text:p>FALSE</text:p>
          </table:table-cell>
          <table:table-cell table:formula="of:=NOT(OR([.I152:.Q15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671" calcext:value-type="float">
            <text:p>0.01671</text:p>
          </table:table-cell>
          <table:table-cell office:value-type="float" office:value="1663609376" calcext:value-type="float">
            <text:p>1663609376</text:p>
          </table:table-cell>
          <table:table-cell office:value-type="float" office:value="99025.31944745" calcext:value-type="float">
            <text:p>99025.31944745</text:p>
          </table:table-cell>
          <table:table-cell office:value-type="float" office:value="14227632" calcext:value-type="float">
            <text:p>14227632</text:p>
          </table:table-cell>
          <table:table-cell office:value-type="string" calcext:value-type="string">
            <text:p>buy</text:p>
          </table:table-cell>
          <table:table-cell office:value-type="float" office:value="1671000" calcext:value-type="float">
            <text:p>1671000</text:p>
          </table:table-cell>
          <table:table-cell office:value-type="float" office:value="1654.71308796689" calcext:value-type="float">
            <text:p>1654.71308796689</text:p>
          </table:table-cell>
          <table:table-cell/>
          <table:table-cell table:formula="of:=[.G153]&lt;50" office:value-type="boolean" office:boolean-value="false" calcext:value-type="boolean">
            <text:p>FALSE</text:p>
          </table:table-cell>
          <table:table-cell table:formula="of:=AND([.G153]&lt;100;NOT(OR([.I153])))" office:value-type="boolean" office:boolean-value="false" calcext:value-type="boolean">
            <text:p>FALSE</text:p>
          </table:table-cell>
          <table:table-cell table:formula="of:=AND([.G153]&lt;200; NOT(OR([.I153:.J153])))" office:value-type="boolean" office:boolean-value="false" calcext:value-type="boolean">
            <text:p>FALSE</text:p>
          </table:table-cell>
          <table:table-cell table:formula="of:=AND([.G153]&lt;500;NOT(OR([.I153:.K153])))" office:value-type="boolean" office:boolean-value="false" calcext:value-type="boolean">
            <text:p>FALSE</text:p>
          </table:table-cell>
          <table:table-cell table:formula="of:=AND([.G153]&lt;1000;NOT(OR([.I153:.L153])))" office:value-type="boolean" office:boolean-value="false" calcext:value-type="boolean">
            <text:p>FALSE</text:p>
          </table:table-cell>
          <table:table-cell table:formula="of:=AND([.G153]&lt;2000;NOT(OR([.I153:.M153])))" office:value-type="boolean" office:boolean-value="true" calcext:value-type="boolean">
            <text:p>TRUE</text:p>
          </table:table-cell>
          <table:table-cell table:formula="of:=AND([.G153]&lt;5000;NOT(OR([.I153:.N153])))" office:value-type="boolean" office:boolean-value="false" calcext:value-type="boolean">
            <text:p>FALSE</text:p>
          </table:table-cell>
          <table:table-cell table:formula="of:=AND([.G153]&lt;10000;NOT(OR([.I153:.O153])))" office:value-type="boolean" office:boolean-value="false" calcext:value-type="boolean">
            <text:p>FALSE</text:p>
          </table:table-cell>
          <table:table-cell table:formula="of:=AND([.G153]&lt;20000;NOT(OR([.I153:.P153])))" office:value-type="boolean" office:boolean-value="false" calcext:value-type="boolean">
            <text:p>FALSE</text:p>
          </table:table-cell>
          <table:table-cell table:formula="of:=NOT(OR([.I153:.Q15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26" calcext:value-type="float">
            <text:p>0.0126</text:p>
          </table:table-cell>
          <table:table-cell office:value-type="float" office:value="1663609376" calcext:value-type="float">
            <text:p>1663609376</text:p>
          </table:table-cell>
          <table:table-cell office:value-type="float" office:value="99025.44369875" calcext:value-type="float">
            <text:p>99025.44369875</text:p>
          </table:table-cell>
          <table:table-cell office:value-type="float" office:value="14227633" calcext:value-type="float">
            <text:p>14227633</text:p>
          </table:table-cell>
          <table:table-cell office:value-type="string" calcext:value-type="string">
            <text:p>buy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1247.72059060425" calcext:value-type="float">
            <text:p>1247.72059060425</text:p>
          </table:table-cell>
          <table:table-cell/>
          <table:table-cell table:formula="of:=[.G154]&lt;50" office:value-type="boolean" office:boolean-value="false" calcext:value-type="boolean">
            <text:p>FALSE</text:p>
          </table:table-cell>
          <table:table-cell table:formula="of:=AND([.G154]&lt;100;NOT(OR([.I154])))" office:value-type="boolean" office:boolean-value="false" calcext:value-type="boolean">
            <text:p>FALSE</text:p>
          </table:table-cell>
          <table:table-cell table:formula="of:=AND([.G154]&lt;200; NOT(OR([.I154:.J154])))" office:value-type="boolean" office:boolean-value="false" calcext:value-type="boolean">
            <text:p>FALSE</text:p>
          </table:table-cell>
          <table:table-cell table:formula="of:=AND([.G154]&lt;500;NOT(OR([.I154:.K154])))" office:value-type="boolean" office:boolean-value="false" calcext:value-type="boolean">
            <text:p>FALSE</text:p>
          </table:table-cell>
          <table:table-cell table:formula="of:=AND([.G154]&lt;1000;NOT(OR([.I154:.L154])))" office:value-type="boolean" office:boolean-value="false" calcext:value-type="boolean">
            <text:p>FALSE</text:p>
          </table:table-cell>
          <table:table-cell table:formula="of:=AND([.G154]&lt;2000;NOT(OR([.I154:.M154])))" office:value-type="boolean" office:boolean-value="true" calcext:value-type="boolean">
            <text:p>TRUE</text:p>
          </table:table-cell>
          <table:table-cell table:formula="of:=AND([.G154]&lt;5000;NOT(OR([.I154:.N154])))" office:value-type="boolean" office:boolean-value="false" calcext:value-type="boolean">
            <text:p>FALSE</text:p>
          </table:table-cell>
          <table:table-cell table:formula="of:=AND([.G154]&lt;10000;NOT(OR([.I154:.O154])))" office:value-type="boolean" office:boolean-value="false" calcext:value-type="boolean">
            <text:p>FALSE</text:p>
          </table:table-cell>
          <table:table-cell table:formula="of:=AND([.G154]&lt;20000;NOT(OR([.I154:.P154])))" office:value-type="boolean" office:boolean-value="false" calcext:value-type="boolean">
            <text:p>FALSE</text:p>
          </table:table-cell>
          <table:table-cell table:formula="of:=NOT(OR([.I154:.Q15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96" calcext:value-type="float">
            <text:p>0.00796</text:p>
          </table:table-cell>
          <table:table-cell office:value-type="float" office:value="1663609376" calcext:value-type="float">
            <text:p>1663609376</text:p>
          </table:table-cell>
          <table:table-cell office:value-type="float" office:value="99025.44369876" calcext:value-type="float">
            <text:p>99025.44369876</text:p>
          </table:table-cell>
          <table:table-cell office:value-type="float" office:value="14227634" calcext:value-type="float">
            <text:p>14227634</text:p>
          </table:table-cell>
          <table:table-cell office:value-type="string" calcext:value-type="string">
            <text:p>buy</text:p>
          </table:table-cell>
          <table:table-cell office:value-type="float" office:value="796000" calcext:value-type="float">
            <text:p>796000</text:p>
          </table:table-cell>
          <table:table-cell office:value-type="float" office:value="788.24253184213" calcext:value-type="float">
            <text:p>788.24253184213</text:p>
          </table:table-cell>
          <table:table-cell/>
          <table:table-cell table:formula="of:=[.G155]&lt;50" office:value-type="boolean" office:boolean-value="false" calcext:value-type="boolean">
            <text:p>FALSE</text:p>
          </table:table-cell>
          <table:table-cell table:formula="of:=AND([.G155]&lt;100;NOT(OR([.I155])))" office:value-type="boolean" office:boolean-value="false" calcext:value-type="boolean">
            <text:p>FALSE</text:p>
          </table:table-cell>
          <table:table-cell table:formula="of:=AND([.G155]&lt;200; NOT(OR([.I155:.J155])))" office:value-type="boolean" office:boolean-value="false" calcext:value-type="boolean">
            <text:p>FALSE</text:p>
          </table:table-cell>
          <table:table-cell table:formula="of:=AND([.G155]&lt;500;NOT(OR([.I155:.K155])))" office:value-type="boolean" office:boolean-value="false" calcext:value-type="boolean">
            <text:p>FALSE</text:p>
          </table:table-cell>
          <table:table-cell table:formula="of:=AND([.G155]&lt;1000;NOT(OR([.I155:.L155])))" office:value-type="boolean" office:boolean-value="true" calcext:value-type="boolean">
            <text:p>TRUE</text:p>
          </table:table-cell>
          <table:table-cell table:formula="of:=AND([.G155]&lt;2000;NOT(OR([.I155:.M155])))" office:value-type="boolean" office:boolean-value="false" calcext:value-type="boolean">
            <text:p>FALSE</text:p>
          </table:table-cell>
          <table:table-cell table:formula="of:=AND([.G155]&lt;5000;NOT(OR([.I155:.N155])))" office:value-type="boolean" office:boolean-value="false" calcext:value-type="boolean">
            <text:p>FALSE</text:p>
          </table:table-cell>
          <table:table-cell table:formula="of:=AND([.G155]&lt;10000;NOT(OR([.I155:.O155])))" office:value-type="boolean" office:boolean-value="false" calcext:value-type="boolean">
            <text:p>FALSE</text:p>
          </table:table-cell>
          <table:table-cell table:formula="of:=AND([.G155]&lt;20000;NOT(OR([.I155:.P155])))" office:value-type="boolean" office:boolean-value="false" calcext:value-type="boolean">
            <text:p>FALSE</text:p>
          </table:table-cell>
          <table:table-cell table:formula="of:=NOT(OR([.I155:.Q15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1663609376" calcext:value-type="float">
            <text:p>1663609376</text:p>
          </table:table-cell>
          <table:table-cell office:value-type="float" office:value="99025.79957229" calcext:value-type="float">
            <text:p>99025.79957229</text:p>
          </table:table-cell>
          <table:table-cell office:value-type="float" office:value="14227635" calcext:value-type="float">
            <text:p>14227635</text:p>
          </table:table-cell>
          <table:table-cell office:value-type="string" calcext:value-type="string">
            <text:p>buy</text:p>
          </table:table-cell>
          <table:table-cell office:value-type="float" office:value="390000" calcext:value-type="float">
            <text:p>390000</text:p>
          </table:table-cell>
          <table:table-cell office:value-type="float" office:value="386.200618331931" calcext:value-type="float">
            <text:p>386.200618331931</text:p>
          </table:table-cell>
          <table:table-cell/>
          <table:table-cell table:formula="of:=[.G156]&lt;50" office:value-type="boolean" office:boolean-value="false" calcext:value-type="boolean">
            <text:p>FALSE</text:p>
          </table:table-cell>
          <table:table-cell table:formula="of:=AND([.G156]&lt;100;NOT(OR([.I156])))" office:value-type="boolean" office:boolean-value="false" calcext:value-type="boolean">
            <text:p>FALSE</text:p>
          </table:table-cell>
          <table:table-cell table:formula="of:=AND([.G156]&lt;200; NOT(OR([.I156:.J156])))" office:value-type="boolean" office:boolean-value="false" calcext:value-type="boolean">
            <text:p>FALSE</text:p>
          </table:table-cell>
          <table:table-cell table:formula="of:=AND([.G156]&lt;500;NOT(OR([.I156:.K156])))" office:value-type="boolean" office:boolean-value="true" calcext:value-type="boolean">
            <text:p>TRUE</text:p>
          </table:table-cell>
          <table:table-cell table:formula="of:=AND([.G156]&lt;1000;NOT(OR([.I156:.L156])))" office:value-type="boolean" office:boolean-value="false" calcext:value-type="boolean">
            <text:p>FALSE</text:p>
          </table:table-cell>
          <table:table-cell table:formula="of:=AND([.G156]&lt;2000;NOT(OR([.I156:.M156])))" office:value-type="boolean" office:boolean-value="false" calcext:value-type="boolean">
            <text:p>FALSE</text:p>
          </table:table-cell>
          <table:table-cell table:formula="of:=AND([.G156]&lt;5000;NOT(OR([.I156:.N156])))" office:value-type="boolean" office:boolean-value="false" calcext:value-type="boolean">
            <text:p>FALSE</text:p>
          </table:table-cell>
          <table:table-cell table:formula="of:=AND([.G156]&lt;10000;NOT(OR([.I156:.O156])))" office:value-type="boolean" office:boolean-value="false" calcext:value-type="boolean">
            <text:p>FALSE</text:p>
          </table:table-cell>
          <table:table-cell table:formula="of:=AND([.G156]&lt;20000;NOT(OR([.I156:.P156])))" office:value-type="boolean" office:boolean-value="false" calcext:value-type="boolean">
            <text:p>FALSE</text:p>
          </table:table-cell>
          <table:table-cell table:formula="of:=NOT(OR([.I156:.Q15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936" calcext:value-type="float">
            <text:p>0.00936</text:p>
          </table:table-cell>
          <table:table-cell office:value-type="float" office:value="1663609376" calcext:value-type="float">
            <text:p>1663609376</text:p>
          </table:table-cell>
          <table:table-cell office:value-type="float" office:value="99026.57683296" calcext:value-type="float">
            <text:p>99026.57683296</text:p>
          </table:table-cell>
          <table:table-cell office:value-type="float" office:value="14227636" calcext:value-type="float">
            <text:p>14227636</text:p>
          </table:table-cell>
          <table:table-cell office:value-type="string" calcext:value-type="string">
            <text:p>buy</text:p>
          </table:table-cell>
          <table:table-cell office:value-type="float" office:value="936000" calcext:value-type="float">
            <text:p>936000</text:p>
          </table:table-cell>
          <table:table-cell office:value-type="float" office:value="926.888759156506" calcext:value-type="float">
            <text:p>926.888759156506</text:p>
          </table:table-cell>
          <table:table-cell/>
          <table:table-cell table:formula="of:=[.G157]&lt;50" office:value-type="boolean" office:boolean-value="false" calcext:value-type="boolean">
            <text:p>FALSE</text:p>
          </table:table-cell>
          <table:table-cell table:formula="of:=AND([.G157]&lt;100;NOT(OR([.I157])))" office:value-type="boolean" office:boolean-value="false" calcext:value-type="boolean">
            <text:p>FALSE</text:p>
          </table:table-cell>
          <table:table-cell table:formula="of:=AND([.G157]&lt;200; NOT(OR([.I157:.J157])))" office:value-type="boolean" office:boolean-value="false" calcext:value-type="boolean">
            <text:p>FALSE</text:p>
          </table:table-cell>
          <table:table-cell table:formula="of:=AND([.G157]&lt;500;NOT(OR([.I157:.K157])))" office:value-type="boolean" office:boolean-value="false" calcext:value-type="boolean">
            <text:p>FALSE</text:p>
          </table:table-cell>
          <table:table-cell table:formula="of:=AND([.G157]&lt;1000;NOT(OR([.I157:.L157])))" office:value-type="boolean" office:boolean-value="true" calcext:value-type="boolean">
            <text:p>TRUE</text:p>
          </table:table-cell>
          <table:table-cell table:formula="of:=AND([.G157]&lt;2000;NOT(OR([.I157:.M157])))" office:value-type="boolean" office:boolean-value="false" calcext:value-type="boolean">
            <text:p>FALSE</text:p>
          </table:table-cell>
          <table:table-cell table:formula="of:=AND([.G157]&lt;5000;NOT(OR([.I157:.N157])))" office:value-type="boolean" office:boolean-value="false" calcext:value-type="boolean">
            <text:p>FALSE</text:p>
          </table:table-cell>
          <table:table-cell table:formula="of:=AND([.G157]&lt;10000;NOT(OR([.I157:.O157])))" office:value-type="boolean" office:boolean-value="false" calcext:value-type="boolean">
            <text:p>FALSE</text:p>
          </table:table-cell>
          <table:table-cell table:formula="of:=AND([.G157]&lt;20000;NOT(OR([.I157:.P157])))" office:value-type="boolean" office:boolean-value="false" calcext:value-type="boolean">
            <text:p>FALSE</text:p>
          </table:table-cell>
          <table:table-cell table:formula="of:=NOT(OR([.I157:.Q15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31" calcext:value-type="float">
            <text:p>0.00731</text:p>
          </table:table-cell>
          <table:table-cell office:value-type="float" office:value="1663609376" calcext:value-type="float">
            <text:p>1663609376</text:p>
          </table:table-cell>
          <table:table-cell office:value-type="float" office:value="99026.8595818" calcext:value-type="float">
            <text:p>99026.8595818</text:p>
          </table:table-cell>
          <table:table-cell office:value-type="float" office:value="14227637" calcext:value-type="float">
            <text:p>14227637</text:p>
          </table:table-cell>
          <table:table-cell office:value-type="string" calcext:value-type="string">
            <text:p>buy</text:p>
          </table:table-cell>
          <table:table-cell office:value-type="float" office:value="731000" calcext:value-type="float">
            <text:p>731000</text:p>
          </table:table-cell>
          <table:table-cell office:value-type="float" office:value="723.886343542958" calcext:value-type="float">
            <text:p>723.886343542958</text:p>
          </table:table-cell>
          <table:table-cell/>
          <table:table-cell table:formula="of:=[.G158]&lt;50" office:value-type="boolean" office:boolean-value="false" calcext:value-type="boolean">
            <text:p>FALSE</text:p>
          </table:table-cell>
          <table:table-cell table:formula="of:=AND([.G158]&lt;100;NOT(OR([.I158])))" office:value-type="boolean" office:boolean-value="false" calcext:value-type="boolean">
            <text:p>FALSE</text:p>
          </table:table-cell>
          <table:table-cell table:formula="of:=AND([.G158]&lt;200; NOT(OR([.I158:.J158])))" office:value-type="boolean" office:boolean-value="false" calcext:value-type="boolean">
            <text:p>FALSE</text:p>
          </table:table-cell>
          <table:table-cell table:formula="of:=AND([.G158]&lt;500;NOT(OR([.I158:.K158])))" office:value-type="boolean" office:boolean-value="false" calcext:value-type="boolean">
            <text:p>FALSE</text:p>
          </table:table-cell>
          <table:table-cell table:formula="of:=AND([.G158]&lt;1000;NOT(OR([.I158:.L158])))" office:value-type="boolean" office:boolean-value="true" calcext:value-type="boolean">
            <text:p>TRUE</text:p>
          </table:table-cell>
          <table:table-cell table:formula="of:=AND([.G158]&lt;2000;NOT(OR([.I158:.M158])))" office:value-type="boolean" office:boolean-value="false" calcext:value-type="boolean">
            <text:p>FALSE</text:p>
          </table:table-cell>
          <table:table-cell table:formula="of:=AND([.G158]&lt;5000;NOT(OR([.I158:.N158])))" office:value-type="boolean" office:boolean-value="false" calcext:value-type="boolean">
            <text:p>FALSE</text:p>
          </table:table-cell>
          <table:table-cell table:formula="of:=AND([.G158]&lt;10000;NOT(OR([.I158:.O158])))" office:value-type="boolean" office:boolean-value="false" calcext:value-type="boolean">
            <text:p>FALSE</text:p>
          </table:table-cell>
          <table:table-cell table:formula="of:=AND([.G158]&lt;20000;NOT(OR([.I158:.P158])))" office:value-type="boolean" office:boolean-value="false" calcext:value-type="boolean">
            <text:p>FALSE</text:p>
          </table:table-cell>
          <table:table-cell table:formula="of:=NOT(OR([.I158:.Q15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654" calcext:value-type="float">
            <text:p>0.01654</text:p>
          </table:table-cell>
          <table:table-cell office:value-type="float" office:value="1663609376" calcext:value-type="float">
            <text:p>1663609376</text:p>
          </table:table-cell>
          <table:table-cell office:value-type="float" office:value="99026.96962818" calcext:value-type="float">
            <text:p>99026.96962818</text:p>
          </table:table-cell>
          <table:table-cell office:value-type="float" office:value="14227638" calcext:value-type="float">
            <text:p>14227638</text:p>
          </table:table-cell>
          <table:table-cell office:value-type="string" calcext:value-type="string">
            <text:p>buy</text:p>
          </table:table-cell>
          <table:table-cell office:value-type="float" office:value="1654000" calcext:value-type="float">
            <text:p>1654000</text:p>
          </table:table-cell>
          <table:table-cell office:value-type="float" office:value="1637.9060776501" calcext:value-type="float">
            <text:p>1637.9060776501</text:p>
          </table:table-cell>
          <table:table-cell/>
          <table:table-cell table:formula="of:=[.G159]&lt;50" office:value-type="boolean" office:boolean-value="false" calcext:value-type="boolean">
            <text:p>FALSE</text:p>
          </table:table-cell>
          <table:table-cell table:formula="of:=AND([.G159]&lt;100;NOT(OR([.I159])))" office:value-type="boolean" office:boolean-value="false" calcext:value-type="boolean">
            <text:p>FALSE</text:p>
          </table:table-cell>
          <table:table-cell table:formula="of:=AND([.G159]&lt;200; NOT(OR([.I159:.J159])))" office:value-type="boolean" office:boolean-value="false" calcext:value-type="boolean">
            <text:p>FALSE</text:p>
          </table:table-cell>
          <table:table-cell table:formula="of:=AND([.G159]&lt;500;NOT(OR([.I159:.K159])))" office:value-type="boolean" office:boolean-value="false" calcext:value-type="boolean">
            <text:p>FALSE</text:p>
          </table:table-cell>
          <table:table-cell table:formula="of:=AND([.G159]&lt;1000;NOT(OR([.I159:.L159])))" office:value-type="boolean" office:boolean-value="false" calcext:value-type="boolean">
            <text:p>FALSE</text:p>
          </table:table-cell>
          <table:table-cell table:formula="of:=AND([.G159]&lt;2000;NOT(OR([.I159:.M159])))" office:value-type="boolean" office:boolean-value="true" calcext:value-type="boolean">
            <text:p>TRUE</text:p>
          </table:table-cell>
          <table:table-cell table:formula="of:=AND([.G159]&lt;5000;NOT(OR([.I159:.N159])))" office:value-type="boolean" office:boolean-value="false" calcext:value-type="boolean">
            <text:p>FALSE</text:p>
          </table:table-cell>
          <table:table-cell table:formula="of:=AND([.G159]&lt;10000;NOT(OR([.I159:.O159])))" office:value-type="boolean" office:boolean-value="false" calcext:value-type="boolean">
            <text:p>FALSE</text:p>
          </table:table-cell>
          <table:table-cell table:formula="of:=AND([.G159]&lt;20000;NOT(OR([.I159:.P159])))" office:value-type="boolean" office:boolean-value="false" calcext:value-type="boolean">
            <text:p>FALSE</text:p>
          </table:table-cell>
          <table:table-cell table:formula="of:=NOT(OR([.I159:.Q15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877" calcext:value-type="float">
            <text:p>0.00877</text:p>
          </table:table-cell>
          <table:table-cell office:value-type="float" office:value="1663609376" calcext:value-type="float">
            <text:p>1663609376</text:p>
          </table:table-cell>
          <table:table-cell office:value-type="float" office:value="99027.02533112" calcext:value-type="float">
            <text:p>99027.02533112</text:p>
          </table:table-cell>
          <table:table-cell office:value-type="float" office:value="14227639" calcext:value-type="float">
            <text:p>14227639</text:p>
          </table:table-cell>
          <table:table-cell office:value-type="string" calcext:value-type="string">
            <text:p>buy</text:p>
          </table:table-cell>
          <table:table-cell office:value-type="float" office:value="877000" calcext:value-type="float">
            <text:p>877000</text:p>
          </table:table-cell>
          <table:table-cell office:value-type="float" office:value="868.467012153923" calcext:value-type="float">
            <text:p>868.467012153923</text:p>
          </table:table-cell>
          <table:table-cell/>
          <table:table-cell table:formula="of:=[.G160]&lt;50" office:value-type="boolean" office:boolean-value="false" calcext:value-type="boolean">
            <text:p>FALSE</text:p>
          </table:table-cell>
          <table:table-cell table:formula="of:=AND([.G160]&lt;100;NOT(OR([.I160])))" office:value-type="boolean" office:boolean-value="false" calcext:value-type="boolean">
            <text:p>FALSE</text:p>
          </table:table-cell>
          <table:table-cell table:formula="of:=AND([.G160]&lt;200; NOT(OR([.I160:.J160])))" office:value-type="boolean" office:boolean-value="false" calcext:value-type="boolean">
            <text:p>FALSE</text:p>
          </table:table-cell>
          <table:table-cell table:formula="of:=AND([.G160]&lt;500;NOT(OR([.I160:.K160])))" office:value-type="boolean" office:boolean-value="false" calcext:value-type="boolean">
            <text:p>FALSE</text:p>
          </table:table-cell>
          <table:table-cell table:formula="of:=AND([.G160]&lt;1000;NOT(OR([.I160:.L160])))" office:value-type="boolean" office:boolean-value="true" calcext:value-type="boolean">
            <text:p>TRUE</text:p>
          </table:table-cell>
          <table:table-cell table:formula="of:=AND([.G160]&lt;2000;NOT(OR([.I160:.M160])))" office:value-type="boolean" office:boolean-value="false" calcext:value-type="boolean">
            <text:p>FALSE</text:p>
          </table:table-cell>
          <table:table-cell table:formula="of:=AND([.G160]&lt;5000;NOT(OR([.I160:.N160])))" office:value-type="boolean" office:boolean-value="false" calcext:value-type="boolean">
            <text:p>FALSE</text:p>
          </table:table-cell>
          <table:table-cell table:formula="of:=AND([.G160]&lt;10000;NOT(OR([.I160:.O160])))" office:value-type="boolean" office:boolean-value="false" calcext:value-type="boolean">
            <text:p>FALSE</text:p>
          </table:table-cell>
          <table:table-cell table:formula="of:=AND([.G160]&lt;20000;NOT(OR([.I160:.P160])))" office:value-type="boolean" office:boolean-value="false" calcext:value-type="boolean">
            <text:p>FALSE</text:p>
          </table:table-cell>
          <table:table-cell table:formula="of:=NOT(OR([.I160:.Q16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671" calcext:value-type="float">
            <text:p>0.01671</text:p>
          </table:table-cell>
          <table:table-cell office:value-type="float" office:value="1663609376" calcext:value-type="float">
            <text:p>1663609376</text:p>
          </table:table-cell>
          <table:table-cell office:value-type="float" office:value="99027.69112522" calcext:value-type="float">
            <text:p>99027.69112522</text:p>
          </table:table-cell>
          <table:table-cell office:value-type="float" office:value="14227640" calcext:value-type="float">
            <text:p>14227640</text:p>
          </table:table-cell>
          <table:table-cell office:value-type="string" calcext:value-type="string">
            <text:p>buy</text:p>
          </table:table-cell>
          <table:table-cell office:value-type="float" office:value="1671000" calcext:value-type="float">
            <text:p>1671000</text:p>
          </table:table-cell>
          <table:table-cell office:value-type="float" office:value="1654.75271870243" calcext:value-type="float">
            <text:p>1654.75271870243</text:p>
          </table:table-cell>
          <table:table-cell/>
          <table:table-cell table:formula="of:=[.G161]&lt;50" office:value-type="boolean" office:boolean-value="false" calcext:value-type="boolean">
            <text:p>FALSE</text:p>
          </table:table-cell>
          <table:table-cell table:formula="of:=AND([.G161]&lt;100;NOT(OR([.I161])))" office:value-type="boolean" office:boolean-value="false" calcext:value-type="boolean">
            <text:p>FALSE</text:p>
          </table:table-cell>
          <table:table-cell table:formula="of:=AND([.G161]&lt;200; NOT(OR([.I161:.J161])))" office:value-type="boolean" office:boolean-value="false" calcext:value-type="boolean">
            <text:p>FALSE</text:p>
          </table:table-cell>
          <table:table-cell table:formula="of:=AND([.G161]&lt;500;NOT(OR([.I161:.K161])))" office:value-type="boolean" office:boolean-value="false" calcext:value-type="boolean">
            <text:p>FALSE</text:p>
          </table:table-cell>
          <table:table-cell table:formula="of:=AND([.G161]&lt;1000;NOT(OR([.I161:.L161])))" office:value-type="boolean" office:boolean-value="false" calcext:value-type="boolean">
            <text:p>FALSE</text:p>
          </table:table-cell>
          <table:table-cell table:formula="of:=AND([.G161]&lt;2000;NOT(OR([.I161:.M161])))" office:value-type="boolean" office:boolean-value="true" calcext:value-type="boolean">
            <text:p>TRUE</text:p>
          </table:table-cell>
          <table:table-cell table:formula="of:=AND([.G161]&lt;5000;NOT(OR([.I161:.N161])))" office:value-type="boolean" office:boolean-value="false" calcext:value-type="boolean">
            <text:p>FALSE</text:p>
          </table:table-cell>
          <table:table-cell table:formula="of:=AND([.G161]&lt;10000;NOT(OR([.I161:.O161])))" office:value-type="boolean" office:boolean-value="false" calcext:value-type="boolean">
            <text:p>FALSE</text:p>
          </table:table-cell>
          <table:table-cell table:formula="of:=AND([.G161]&lt;20000;NOT(OR([.I161:.P161])))" office:value-type="boolean" office:boolean-value="false" calcext:value-type="boolean">
            <text:p>FALSE</text:p>
          </table:table-cell>
          <table:table-cell table:formula="of:=NOT(OR([.I161:.Q16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286" calcext:value-type="float">
            <text:p>0.01286</text:p>
          </table:table-cell>
          <table:table-cell office:value-type="float" office:value="1663609376" calcext:value-type="float">
            <text:p>1663609376</text:p>
          </table:table-cell>
          <table:table-cell office:value-type="float" office:value="99027.70087518" calcext:value-type="float">
            <text:p>99027.70087518</text:p>
          </table:table-cell>
          <table:table-cell office:value-type="float" office:value="14227641" calcext:value-type="float">
            <text:p>14227641</text:p>
          </table:table-cell>
          <table:table-cell office:value-type="string" calcext:value-type="string">
            <text:p>buy</text:p>
          </table:table-cell>
          <table:table-cell office:value-type="float" office:value="1286000" calcext:value-type="float">
            <text:p>1286000</text:p>
          </table:table-cell>
          <table:table-cell office:value-type="float" office:value="1273.49623325481" calcext:value-type="float">
            <text:p>1273.49623325481</text:p>
          </table:table-cell>
          <table:table-cell/>
          <table:table-cell table:formula="of:=[.G162]&lt;50" office:value-type="boolean" office:boolean-value="false" calcext:value-type="boolean">
            <text:p>FALSE</text:p>
          </table:table-cell>
          <table:table-cell table:formula="of:=AND([.G162]&lt;100;NOT(OR([.I162])))" office:value-type="boolean" office:boolean-value="false" calcext:value-type="boolean">
            <text:p>FALSE</text:p>
          </table:table-cell>
          <table:table-cell table:formula="of:=AND([.G162]&lt;200; NOT(OR([.I162:.J162])))" office:value-type="boolean" office:boolean-value="false" calcext:value-type="boolean">
            <text:p>FALSE</text:p>
          </table:table-cell>
          <table:table-cell table:formula="of:=AND([.G162]&lt;500;NOT(OR([.I162:.K162])))" office:value-type="boolean" office:boolean-value="false" calcext:value-type="boolean">
            <text:p>FALSE</text:p>
          </table:table-cell>
          <table:table-cell table:formula="of:=AND([.G162]&lt;1000;NOT(OR([.I162:.L162])))" office:value-type="boolean" office:boolean-value="false" calcext:value-type="boolean">
            <text:p>FALSE</text:p>
          </table:table-cell>
          <table:table-cell table:formula="of:=AND([.G162]&lt;2000;NOT(OR([.I162:.M162])))" office:value-type="boolean" office:boolean-value="true" calcext:value-type="boolean">
            <text:p>TRUE</text:p>
          </table:table-cell>
          <table:table-cell table:formula="of:=AND([.G162]&lt;5000;NOT(OR([.I162:.N162])))" office:value-type="boolean" office:boolean-value="false" calcext:value-type="boolean">
            <text:p>FALSE</text:p>
          </table:table-cell>
          <table:table-cell table:formula="of:=AND([.G162]&lt;10000;NOT(OR([.I162:.O162])))" office:value-type="boolean" office:boolean-value="false" calcext:value-type="boolean">
            <text:p>FALSE</text:p>
          </table:table-cell>
          <table:table-cell table:formula="of:=AND([.G162]&lt;20000;NOT(OR([.I162:.P162])))" office:value-type="boolean" office:boolean-value="false" calcext:value-type="boolean">
            <text:p>FALSE</text:p>
          </table:table-cell>
          <table:table-cell table:formula="of:=NOT(OR([.I162:.Q16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272" calcext:value-type="float">
            <text:p>0.01272</text:p>
          </table:table-cell>
          <table:table-cell office:value-type="float" office:value="1663609376" calcext:value-type="float">
            <text:p>1663609376</text:p>
          </table:table-cell>
          <table:table-cell office:value-type="float" office:value="99028.70475173" calcext:value-type="float">
            <text:p>99028.70475173</text:p>
          </table:table-cell>
          <table:table-cell office:value-type="float" office:value="14227642" calcext:value-type="float">
            <text:p>14227642</text:p>
          </table:table-cell>
          <table:table-cell office:value-type="string" calcext:value-type="string">
            <text:p>buy</text:p>
          </table:table-cell>
          <table:table-cell office:value-type="float" office:value="1272000" calcext:value-type="float">
            <text:p>1272000</text:p>
          </table:table-cell>
          <table:table-cell office:value-type="float" office:value="1259.64512444201" calcext:value-type="float">
            <text:p>1259.64512444201</text:p>
          </table:table-cell>
          <table:table-cell/>
          <table:table-cell table:formula="of:=[.G163]&lt;50" office:value-type="boolean" office:boolean-value="false" calcext:value-type="boolean">
            <text:p>FALSE</text:p>
          </table:table-cell>
          <table:table-cell table:formula="of:=AND([.G163]&lt;100;NOT(OR([.I163])))" office:value-type="boolean" office:boolean-value="false" calcext:value-type="boolean">
            <text:p>FALSE</text:p>
          </table:table-cell>
          <table:table-cell table:formula="of:=AND([.G163]&lt;200; NOT(OR([.I163:.J163])))" office:value-type="boolean" office:boolean-value="false" calcext:value-type="boolean">
            <text:p>FALSE</text:p>
          </table:table-cell>
          <table:table-cell table:formula="of:=AND([.G163]&lt;500;NOT(OR([.I163:.K163])))" office:value-type="boolean" office:boolean-value="false" calcext:value-type="boolean">
            <text:p>FALSE</text:p>
          </table:table-cell>
          <table:table-cell table:formula="of:=AND([.G163]&lt;1000;NOT(OR([.I163:.L163])))" office:value-type="boolean" office:boolean-value="false" calcext:value-type="boolean">
            <text:p>FALSE</text:p>
          </table:table-cell>
          <table:table-cell table:formula="of:=AND([.G163]&lt;2000;NOT(OR([.I163:.M163])))" office:value-type="boolean" office:boolean-value="true" calcext:value-type="boolean">
            <text:p>TRUE</text:p>
          </table:table-cell>
          <table:table-cell table:formula="of:=AND([.G163]&lt;5000;NOT(OR([.I163:.N163])))" office:value-type="boolean" office:boolean-value="false" calcext:value-type="boolean">
            <text:p>FALSE</text:p>
          </table:table-cell>
          <table:table-cell table:formula="of:=AND([.G163]&lt;10000;NOT(OR([.I163:.O163])))" office:value-type="boolean" office:boolean-value="false" calcext:value-type="boolean">
            <text:p>FALSE</text:p>
          </table:table-cell>
          <table:table-cell table:formula="of:=AND([.G163]&lt;20000;NOT(OR([.I163:.P163])))" office:value-type="boolean" office:boolean-value="false" calcext:value-type="boolean">
            <text:p>FALSE</text:p>
          </table:table-cell>
          <table:table-cell table:formula="of:=NOT(OR([.I163:.Q16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353674" calcext:value-type="float">
            <text:p>0.353674</text:p>
          </table:table-cell>
          <table:table-cell office:value-type="float" office:value="1663609376" calcext:value-type="float">
            <text:p>1663609376</text:p>
          </table:table-cell>
          <table:table-cell office:value-type="float" office:value="99028.84168069" calcext:value-type="float">
            <text:p>99028.84168069</text:p>
          </table:table-cell>
          <table:table-cell office:value-type="float" office:value="14227643" calcext:value-type="float">
            <text:p>14227643</text:p>
          </table:table-cell>
          <table:table-cell office:value-type="string" calcext:value-type="string">
            <text:p>buy</text:p>
          </table:table-cell>
          <table:table-cell office:value-type="float" office:value="35367400" calcext:value-type="float">
            <text:p>35367400</text:p>
          </table:table-cell>
          <table:table-cell office:value-type="float" office:value="35023.9265525764" calcext:value-type="float">
            <text:p>35023.9265525764</text:p>
          </table:table-cell>
          <table:table-cell/>
          <table:table-cell table:formula="of:=[.G164]&lt;50" office:value-type="boolean" office:boolean-value="false" calcext:value-type="boolean">
            <text:p>FALSE</text:p>
          </table:table-cell>
          <table:table-cell table:formula="of:=AND([.G164]&lt;100;NOT(OR([.I164])))" office:value-type="boolean" office:boolean-value="false" calcext:value-type="boolean">
            <text:p>FALSE</text:p>
          </table:table-cell>
          <table:table-cell table:formula="of:=AND([.G164]&lt;200; NOT(OR([.I164:.J164])))" office:value-type="boolean" office:boolean-value="false" calcext:value-type="boolean">
            <text:p>FALSE</text:p>
          </table:table-cell>
          <table:table-cell table:formula="of:=AND([.G164]&lt;500;NOT(OR([.I164:.K164])))" office:value-type="boolean" office:boolean-value="false" calcext:value-type="boolean">
            <text:p>FALSE</text:p>
          </table:table-cell>
          <table:table-cell table:formula="of:=AND([.G164]&lt;1000;NOT(OR([.I164:.L164])))" office:value-type="boolean" office:boolean-value="false" calcext:value-type="boolean">
            <text:p>FALSE</text:p>
          </table:table-cell>
          <table:table-cell table:formula="of:=AND([.G164]&lt;2000;NOT(OR([.I164:.M164])))" office:value-type="boolean" office:boolean-value="false" calcext:value-type="boolean">
            <text:p>FALSE</text:p>
          </table:table-cell>
          <table:table-cell table:formula="of:=AND([.G164]&lt;5000;NOT(OR([.I164:.N164])))" office:value-type="boolean" office:boolean-value="false" calcext:value-type="boolean">
            <text:p>FALSE</text:p>
          </table:table-cell>
          <table:table-cell table:formula="of:=AND([.G164]&lt;10000;NOT(OR([.I164:.O164])))" office:value-type="boolean" office:boolean-value="false" calcext:value-type="boolean">
            <text:p>FALSE</text:p>
          </table:table-cell>
          <table:table-cell table:formula="of:=AND([.G164]&lt;20000;NOT(OR([.I164:.P164])))" office:value-type="boolean" office:boolean-value="false" calcext:value-type="boolean">
            <text:p>FALSE</text:p>
          </table:table-cell>
          <table:table-cell table:formula="of:=NOT(OR([.I164:.Q164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1657529" calcext:value-type="float">
            <text:p>0.41657529</text:p>
          </table:table-cell>
          <table:table-cell office:value-type="float" office:value="1663609376" calcext:value-type="float">
            <text:p>1663609376</text:p>
          </table:table-cell>
          <table:table-cell office:value-type="float" office:value="99028.84649" calcext:value-type="float">
            <text:p>99028.84649</text:p>
          </table:table-cell>
          <table:table-cell office:value-type="float" office:value="14227644" calcext:value-type="float">
            <text:p>14227644</text:p>
          </table:table-cell>
          <table:table-cell office:value-type="string" calcext:value-type="string">
            <text:p>buy</text:p>
          </table:table-cell>
          <table:table-cell office:value-type="float" office:value="41657529" calcext:value-type="float">
            <text:p>41657529</text:p>
          </table:table-cell>
          <table:table-cell office:value-type="float" office:value="41252.9704449372" calcext:value-type="float">
            <text:p>41252.9704449372</text:p>
          </table:table-cell>
          <table:table-cell/>
          <table:table-cell table:formula="of:=[.G165]&lt;50" office:value-type="boolean" office:boolean-value="false" calcext:value-type="boolean">
            <text:p>FALSE</text:p>
          </table:table-cell>
          <table:table-cell table:formula="of:=AND([.G165]&lt;100;NOT(OR([.I165])))" office:value-type="boolean" office:boolean-value="false" calcext:value-type="boolean">
            <text:p>FALSE</text:p>
          </table:table-cell>
          <table:table-cell table:formula="of:=AND([.G165]&lt;200; NOT(OR([.I165:.J165])))" office:value-type="boolean" office:boolean-value="false" calcext:value-type="boolean">
            <text:p>FALSE</text:p>
          </table:table-cell>
          <table:table-cell table:formula="of:=AND([.G165]&lt;500;NOT(OR([.I165:.K165])))" office:value-type="boolean" office:boolean-value="false" calcext:value-type="boolean">
            <text:p>FALSE</text:p>
          </table:table-cell>
          <table:table-cell table:formula="of:=AND([.G165]&lt;1000;NOT(OR([.I165:.L165])))" office:value-type="boolean" office:boolean-value="false" calcext:value-type="boolean">
            <text:p>FALSE</text:p>
          </table:table-cell>
          <table:table-cell table:formula="of:=AND([.G165]&lt;2000;NOT(OR([.I165:.M165])))" office:value-type="boolean" office:boolean-value="false" calcext:value-type="boolean">
            <text:p>FALSE</text:p>
          </table:table-cell>
          <table:table-cell table:formula="of:=AND([.G165]&lt;5000;NOT(OR([.I165:.N165])))" office:value-type="boolean" office:boolean-value="false" calcext:value-type="boolean">
            <text:p>FALSE</text:p>
          </table:table-cell>
          <table:table-cell table:formula="of:=AND([.G165]&lt;10000;NOT(OR([.I165:.O165])))" office:value-type="boolean" office:boolean-value="false" calcext:value-type="boolean">
            <text:p>FALSE</text:p>
          </table:table-cell>
          <table:table-cell table:formula="of:=AND([.G165]&lt;20000;NOT(OR([.I165:.P165])))" office:value-type="boolean" office:boolean-value="false" calcext:value-type="boolean">
            <text:p>FALSE</text:p>
          </table:table-cell>
          <table:table-cell table:formula="of:=NOT(OR([.I165:.Q165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0100421" calcext:value-type="float">
            <text:p>0.00100421</text:p>
          </table:table-cell>
          <table:table-cell office:value-type="float" office:value="1663609401" calcext:value-type="float">
            <text:p>1663609401</text:p>
          </table:table-cell>
          <table:table-cell office:value-type="float" office:value="99012.5027657" calcext:value-type="float">
            <text:p>99012.5027657</text:p>
          </table:table-cell>
          <table:table-cell office:value-type="float" office:value="14227645" calcext:value-type="float">
            <text:p>14227645</text:p>
          </table:table-cell>
          <table:table-cell office:value-type="string" calcext:value-type="string">
            <text:p>buy</text:p>
          </table:table-cell>
          <table:table-cell office:value-type="float" office:value="100421" calcext:value-type="float">
            <text:p>100421</text:p>
          </table:table-cell>
          <table:table-cell office:value-type="float" office:value="99.4293454023436" calcext:value-type="float">
            <text:p>99.4293454023436</text:p>
          </table:table-cell>
          <table:table-cell/>
          <table:table-cell table:formula="of:=[.G166]&lt;50" office:value-type="boolean" office:boolean-value="false" calcext:value-type="boolean">
            <text:p>FALSE</text:p>
          </table:table-cell>
          <table:table-cell table:formula="of:=AND([.G166]&lt;100;NOT(OR([.I166])))" office:value-type="boolean" office:boolean-value="true" calcext:value-type="boolean">
            <text:p>TRUE</text:p>
          </table:table-cell>
          <table:table-cell table:formula="of:=AND([.G166]&lt;200; NOT(OR([.I166:.J166])))" office:value-type="boolean" office:boolean-value="false" calcext:value-type="boolean">
            <text:p>FALSE</text:p>
          </table:table-cell>
          <table:table-cell table:formula="of:=AND([.G166]&lt;500;NOT(OR([.I166:.K166])))" office:value-type="boolean" office:boolean-value="false" calcext:value-type="boolean">
            <text:p>FALSE</text:p>
          </table:table-cell>
          <table:table-cell table:formula="of:=AND([.G166]&lt;1000;NOT(OR([.I166:.L166])))" office:value-type="boolean" office:boolean-value="false" calcext:value-type="boolean">
            <text:p>FALSE</text:p>
          </table:table-cell>
          <table:table-cell table:formula="of:=AND([.G166]&lt;2000;NOT(OR([.I166:.M166])))" office:value-type="boolean" office:boolean-value="false" calcext:value-type="boolean">
            <text:p>FALSE</text:p>
          </table:table-cell>
          <table:table-cell table:formula="of:=AND([.G166]&lt;5000;NOT(OR([.I166:.N166])))" office:value-type="boolean" office:boolean-value="false" calcext:value-type="boolean">
            <text:p>FALSE</text:p>
          </table:table-cell>
          <table:table-cell table:formula="of:=AND([.G166]&lt;10000;NOT(OR([.I166:.O166])))" office:value-type="boolean" office:boolean-value="false" calcext:value-type="boolean">
            <text:p>FALSE</text:p>
          </table:table-cell>
          <table:table-cell table:formula="of:=AND([.G166]&lt;20000;NOT(OR([.I166:.P166])))" office:value-type="boolean" office:boolean-value="false" calcext:value-type="boolean">
            <text:p>FALSE</text:p>
          </table:table-cell>
          <table:table-cell table:formula="of:=NOT(OR([.I166:.Q16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20201" calcext:value-type="float">
            <text:p>0.00020201</text:p>
          </table:table-cell>
          <table:table-cell office:value-type="float" office:value="1663609433" calcext:value-type="float">
            <text:p>1663609433</text:p>
          </table:table-cell>
          <table:table-cell office:value-type="float" office:value="99000.23731601" calcext:value-type="float">
            <text:p>99000.23731601</text:p>
          </table:table-cell>
          <table:table-cell office:value-type="float" office:value="14227646" calcext:value-type="float">
            <text:p>14227646</text:p>
          </table:table-cell>
          <table:table-cell office:value-type="string" calcext:value-type="string">
            <text:p>buy</text:p>
          </table:table-cell>
          <table:table-cell office:value-type="float" office:value="20201" calcext:value-type="float">
            <text:p>20201</text:p>
          </table:table-cell>
          <table:table-cell office:value-type="float" office:value="19.9990379402072" calcext:value-type="float">
            <text:p>19.9990379402072</text:p>
          </table:table-cell>
          <table:table-cell/>
          <table:table-cell table:formula="of:=[.G167]&lt;50" office:value-type="boolean" office:boolean-value="true" calcext:value-type="boolean">
            <text:p>TRUE</text:p>
          </table:table-cell>
          <table:table-cell table:formula="of:=AND([.G167]&lt;100;NOT(OR([.I167])))" office:value-type="boolean" office:boolean-value="false" calcext:value-type="boolean">
            <text:p>FALSE</text:p>
          </table:table-cell>
          <table:table-cell table:formula="of:=AND([.G167]&lt;200; NOT(OR([.I167:.J167])))" office:value-type="boolean" office:boolean-value="false" calcext:value-type="boolean">
            <text:p>FALSE</text:p>
          </table:table-cell>
          <table:table-cell table:formula="of:=AND([.G167]&lt;500;NOT(OR([.I167:.K167])))" office:value-type="boolean" office:boolean-value="false" calcext:value-type="boolean">
            <text:p>FALSE</text:p>
          </table:table-cell>
          <table:table-cell table:formula="of:=AND([.G167]&lt;1000;NOT(OR([.I167:.L167])))" office:value-type="boolean" office:boolean-value="false" calcext:value-type="boolean">
            <text:p>FALSE</text:p>
          </table:table-cell>
          <table:table-cell table:formula="of:=AND([.G167]&lt;2000;NOT(OR([.I167:.M167])))" office:value-type="boolean" office:boolean-value="false" calcext:value-type="boolean">
            <text:p>FALSE</text:p>
          </table:table-cell>
          <table:table-cell table:formula="of:=AND([.G167]&lt;5000;NOT(OR([.I167:.N167])))" office:value-type="boolean" office:boolean-value="false" calcext:value-type="boolean">
            <text:p>FALSE</text:p>
          </table:table-cell>
          <table:table-cell table:formula="of:=AND([.G167]&lt;10000;NOT(OR([.I167:.O167])))" office:value-type="boolean" office:boolean-value="false" calcext:value-type="boolean">
            <text:p>FALSE</text:p>
          </table:table-cell>
          <table:table-cell table:formula="of:=AND([.G167]&lt;20000;NOT(OR([.I167:.P167])))" office:value-type="boolean" office:boolean-value="false" calcext:value-type="boolean">
            <text:p>FALSE</text:p>
          </table:table-cell>
          <table:table-cell table:formula="of:=NOT(OR([.I167:.Q16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03035" calcext:value-type="float">
            <text:p>0.00303035</text:p>
          </table:table-cell>
          <table:table-cell office:value-type="float" office:value="1663609437" calcext:value-type="float">
            <text:p>1663609437</text:p>
          </table:table-cell>
          <table:table-cell office:value-type="float" office:value="98998.45063585" calcext:value-type="float">
            <text:p>98998.45063585</text:p>
          </table:table-cell>
          <table:table-cell office:value-type="float" office:value="14227647" calcext:value-type="float">
            <text:p>14227647</text:p>
          </table:table-cell>
          <table:table-cell office:value-type="string" calcext:value-type="string">
            <text:p>buy</text:p>
          </table:table-cell>
          <table:table-cell office:value-type="float" office:value="303035" calcext:value-type="float">
            <text:p>303035</text:p>
          </table:table-cell>
          <table:table-cell office:value-type="float" office:value="299.999954884348" calcext:value-type="float">
            <text:p>299.999954884348</text:p>
          </table:table-cell>
          <table:table-cell/>
          <table:table-cell table:formula="of:=[.G168]&lt;50" office:value-type="boolean" office:boolean-value="false" calcext:value-type="boolean">
            <text:p>FALSE</text:p>
          </table:table-cell>
          <table:table-cell table:formula="of:=AND([.G168]&lt;100;NOT(OR([.I168])))" office:value-type="boolean" office:boolean-value="false" calcext:value-type="boolean">
            <text:p>FALSE</text:p>
          </table:table-cell>
          <table:table-cell table:formula="of:=AND([.G168]&lt;200; NOT(OR([.I168:.J168])))" office:value-type="boolean" office:boolean-value="false" calcext:value-type="boolean">
            <text:p>FALSE</text:p>
          </table:table-cell>
          <table:table-cell table:formula="of:=AND([.G168]&lt;500;NOT(OR([.I168:.K168])))" office:value-type="boolean" office:boolean-value="true" calcext:value-type="boolean">
            <text:p>TRUE</text:p>
          </table:table-cell>
          <table:table-cell table:formula="of:=AND([.G168]&lt;1000;NOT(OR([.I168:.L168])))" office:value-type="boolean" office:boolean-value="false" calcext:value-type="boolean">
            <text:p>FALSE</text:p>
          </table:table-cell>
          <table:table-cell table:formula="of:=AND([.G168]&lt;2000;NOT(OR([.I168:.M168])))" office:value-type="boolean" office:boolean-value="false" calcext:value-type="boolean">
            <text:p>FALSE</text:p>
          </table:table-cell>
          <table:table-cell table:formula="of:=AND([.G168]&lt;5000;NOT(OR([.I168:.N168])))" office:value-type="boolean" office:boolean-value="false" calcext:value-type="boolean">
            <text:p>FALSE</text:p>
          </table:table-cell>
          <table:table-cell table:formula="of:=AND([.G168]&lt;10000;NOT(OR([.I168:.O168])))" office:value-type="boolean" office:boolean-value="false" calcext:value-type="boolean">
            <text:p>FALSE</text:p>
          </table:table-cell>
          <table:table-cell table:formula="of:=AND([.G168]&lt;20000;NOT(OR([.I168:.P168])))" office:value-type="boolean" office:boolean-value="false" calcext:value-type="boolean">
            <text:p>FALSE</text:p>
          </table:table-cell>
          <table:table-cell table:formula="of:=NOT(OR([.I168:.Q16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30303" calcext:value-type="float">
            <text:p>0.00030303</text:p>
          </table:table-cell>
          <table:table-cell office:value-type="float" office:value="1663609438" calcext:value-type="float">
            <text:p>1663609438</text:p>
          </table:table-cell>
          <table:table-cell office:value-type="float" office:value="98997.42871984" calcext:value-type="float">
            <text:p>98997.42871984</text:p>
          </table:table-cell>
          <table:table-cell office:value-type="float" office:value="14227648" calcext:value-type="float">
            <text:p>14227648</text:p>
          </table:table-cell>
          <table:table-cell office:value-type="string" calcext:value-type="string">
            <text:p>buy</text:p>
          </table:table-cell>
          <table:table-cell office:value-type="float" office:value="30302" calcext:value-type="float">
            <text:p>30302</text:p>
          </table:table-cell>
          <table:table-cell office:value-type="float" office:value="29.9991908249731" calcext:value-type="float">
            <text:p>29.9991908249731</text:p>
          </table:table-cell>
          <table:table-cell/>
          <table:table-cell table:formula="of:=[.G169]&lt;50" office:value-type="boolean" office:boolean-value="true" calcext:value-type="boolean">
            <text:p>TRUE</text:p>
          </table:table-cell>
          <table:table-cell table:formula="of:=AND([.G169]&lt;100;NOT(OR([.I169])))" office:value-type="boolean" office:boolean-value="false" calcext:value-type="boolean">
            <text:p>FALSE</text:p>
          </table:table-cell>
          <table:table-cell table:formula="of:=AND([.G169]&lt;200; NOT(OR([.I169:.J169])))" office:value-type="boolean" office:boolean-value="false" calcext:value-type="boolean">
            <text:p>FALSE</text:p>
          </table:table-cell>
          <table:table-cell table:formula="of:=AND([.G169]&lt;500;NOT(OR([.I169:.K169])))" office:value-type="boolean" office:boolean-value="false" calcext:value-type="boolean">
            <text:p>FALSE</text:p>
          </table:table-cell>
          <table:table-cell table:formula="of:=AND([.G169]&lt;1000;NOT(OR([.I169:.L169])))" office:value-type="boolean" office:boolean-value="false" calcext:value-type="boolean">
            <text:p>FALSE</text:p>
          </table:table-cell>
          <table:table-cell table:formula="of:=AND([.G169]&lt;2000;NOT(OR([.I169:.M169])))" office:value-type="boolean" office:boolean-value="false" calcext:value-type="boolean">
            <text:p>FALSE</text:p>
          </table:table-cell>
          <table:table-cell table:formula="of:=AND([.G169]&lt;5000;NOT(OR([.I169:.N169])))" office:value-type="boolean" office:boolean-value="false" calcext:value-type="boolean">
            <text:p>FALSE</text:p>
          </table:table-cell>
          <table:table-cell table:formula="of:=AND([.G169]&lt;10000;NOT(OR([.I169:.O169])))" office:value-type="boolean" office:boolean-value="false" calcext:value-type="boolean">
            <text:p>FALSE</text:p>
          </table:table-cell>
          <table:table-cell table:formula="of:=AND([.G169]&lt;20000;NOT(OR([.I169:.P169])))" office:value-type="boolean" office:boolean-value="false" calcext:value-type="boolean">
            <text:p>FALSE</text:p>
          </table:table-cell>
          <table:table-cell table:formula="of:=NOT(OR([.I169:.Q16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663609449" calcext:value-type="float">
            <text:p>1663609449</text:p>
          </table:table-cell>
          <table:table-cell office:value-type="float" office:value="98542.40055432" calcext:value-type="float">
            <text:p>98542.40055432</text:p>
          </table:table-cell>
          <table:table-cell office:value-type="float" office:value="14227649" calcext:value-type="float">
            <text:p>14227649</text:p>
          </table:table-cell>
          <table:table-cell office:value-type="string" calcext:value-type="string">
            <text:p>sell</text:p>
          </table:table-cell>
          <table:table-cell office:value-type="float" office:value="10000" calcext:value-type="float">
            <text:p>10000</text:p>
          </table:table-cell>
          <table:table-cell office:value-type="float" office:value="9.854240055432" calcext:value-type="float">
            <text:p>9.854240055432</text:p>
          </table:table-cell>
          <table:table-cell/>
          <table:table-cell table:formula="of:=[.G170]&lt;50" office:value-type="boolean" office:boolean-value="true" calcext:value-type="boolean">
            <text:p>TRUE</text:p>
          </table:table-cell>
          <table:table-cell table:formula="of:=AND([.G170]&lt;100;NOT(OR([.I170])))" office:value-type="boolean" office:boolean-value="false" calcext:value-type="boolean">
            <text:p>FALSE</text:p>
          </table:table-cell>
          <table:table-cell table:formula="of:=AND([.G170]&lt;200; NOT(OR([.I170:.J170])))" office:value-type="boolean" office:boolean-value="false" calcext:value-type="boolean">
            <text:p>FALSE</text:p>
          </table:table-cell>
          <table:table-cell table:formula="of:=AND([.G170]&lt;500;NOT(OR([.I170:.K170])))" office:value-type="boolean" office:boolean-value="false" calcext:value-type="boolean">
            <text:p>FALSE</text:p>
          </table:table-cell>
          <table:table-cell table:formula="of:=AND([.G170]&lt;1000;NOT(OR([.I170:.L170])))" office:value-type="boolean" office:boolean-value="false" calcext:value-type="boolean">
            <text:p>FALSE</text:p>
          </table:table-cell>
          <table:table-cell table:formula="of:=AND([.G170]&lt;2000;NOT(OR([.I170:.M170])))" office:value-type="boolean" office:boolean-value="false" calcext:value-type="boolean">
            <text:p>FALSE</text:p>
          </table:table-cell>
          <table:table-cell table:formula="of:=AND([.G170]&lt;5000;NOT(OR([.I170:.N170])))" office:value-type="boolean" office:boolean-value="false" calcext:value-type="boolean">
            <text:p>FALSE</text:p>
          </table:table-cell>
          <table:table-cell table:formula="of:=AND([.G170]&lt;10000;NOT(OR([.I170:.O170])))" office:value-type="boolean" office:boolean-value="false" calcext:value-type="boolean">
            <text:p>FALSE</text:p>
          </table:table-cell>
          <table:table-cell table:formula="of:=AND([.G170]&lt;20000;NOT(OR([.I170:.P170])))" office:value-type="boolean" office:boolean-value="false" calcext:value-type="boolean">
            <text:p>FALSE</text:p>
          </table:table-cell>
          <table:table-cell table:formula="of:=NOT(OR([.I170:.Q17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50517" calcext:value-type="float">
            <text:p>0.00050517</text:p>
          </table:table-cell>
          <table:table-cell office:value-type="float" office:value="1663609494" calcext:value-type="float">
            <text:p>1663609494</text:p>
          </table:table-cell>
          <table:table-cell office:value-type="float" office:value="98976.07630743" calcext:value-type="float">
            <text:p>98976.07630743</text:p>
          </table:table-cell>
          <table:table-cell office:value-type="float" office:value="14227650" calcext:value-type="float">
            <text:p>14227650</text:p>
          </table:table-cell>
          <table:table-cell office:value-type="string" calcext:value-type="string">
            <text:p>buy</text:p>
          </table:table-cell>
          <table:table-cell office:value-type="float" office:value="50517" calcext:value-type="float">
            <text:p>50517</text:p>
          </table:table-cell>
          <table:table-cell office:value-type="float" office:value="49.9997444682244" calcext:value-type="float">
            <text:p>49.9997444682244</text:p>
          </table:table-cell>
          <table:table-cell/>
          <table:table-cell table:formula="of:=[.G171]&lt;50" office:value-type="boolean" office:boolean-value="true" calcext:value-type="boolean">
            <text:p>TRUE</text:p>
          </table:table-cell>
          <table:table-cell table:formula="of:=AND([.G171]&lt;100;NOT(OR([.I171])))" office:value-type="boolean" office:boolean-value="false" calcext:value-type="boolean">
            <text:p>FALSE</text:p>
          </table:table-cell>
          <table:table-cell table:formula="of:=AND([.G171]&lt;200; NOT(OR([.I171:.J171])))" office:value-type="boolean" office:boolean-value="false" calcext:value-type="boolean">
            <text:p>FALSE</text:p>
          </table:table-cell>
          <table:table-cell table:formula="of:=AND([.G171]&lt;500;NOT(OR([.I171:.K171])))" office:value-type="boolean" office:boolean-value="false" calcext:value-type="boolean">
            <text:p>FALSE</text:p>
          </table:table-cell>
          <table:table-cell table:formula="of:=AND([.G171]&lt;1000;NOT(OR([.I171:.L171])))" office:value-type="boolean" office:boolean-value="false" calcext:value-type="boolean">
            <text:p>FALSE</text:p>
          </table:table-cell>
          <table:table-cell table:formula="of:=AND([.G171]&lt;2000;NOT(OR([.I171:.M171])))" office:value-type="boolean" office:boolean-value="false" calcext:value-type="boolean">
            <text:p>FALSE</text:p>
          </table:table-cell>
          <table:table-cell table:formula="of:=AND([.G171]&lt;5000;NOT(OR([.I171:.N171])))" office:value-type="boolean" office:boolean-value="false" calcext:value-type="boolean">
            <text:p>FALSE</text:p>
          </table:table-cell>
          <table:table-cell table:formula="of:=AND([.G171]&lt;10000;NOT(OR([.I171:.O171])))" office:value-type="boolean" office:boolean-value="false" calcext:value-type="boolean">
            <text:p>FALSE</text:p>
          </table:table-cell>
          <table:table-cell table:formula="of:=AND([.G171]&lt;20000;NOT(OR([.I171:.P171])))" office:value-type="boolean" office:boolean-value="false" calcext:value-type="boolean">
            <text:p>FALSE</text:p>
          </table:table-cell>
          <table:table-cell table:formula="of:=NOT(OR([.I171:.Q17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91714" calcext:value-type="float">
            <text:p>0.00591714</text:p>
          </table:table-cell>
          <table:table-cell office:value-type="float" office:value="1663609499" calcext:value-type="float">
            <text:p>1663609499</text:p>
          </table:table-cell>
          <table:table-cell office:value-type="float" office:value="98545.53330143" calcext:value-type="float">
            <text:p>98545.53330143</text:p>
          </table:table-cell>
          <table:table-cell office:value-type="float" office:value="14227651" calcext:value-type="float">
            <text:p>14227651</text:p>
          </table:table-cell>
          <table:table-cell office:value-type="string" calcext:value-type="string">
            <text:p>sell</text:p>
          </table:table-cell>
          <table:table-cell office:value-type="float" office:value="591714" calcext:value-type="float">
            <text:p>591714</text:p>
          </table:table-cell>
          <table:table-cell office:value-type="float" office:value="583.107716919224" calcext:value-type="float">
            <text:p>583.107716919224</text:p>
          </table:table-cell>
          <table:table-cell/>
          <table:table-cell table:formula="of:=[.G172]&lt;50" office:value-type="boolean" office:boolean-value="false" calcext:value-type="boolean">
            <text:p>FALSE</text:p>
          </table:table-cell>
          <table:table-cell table:formula="of:=AND([.G172]&lt;100;NOT(OR([.I172])))" office:value-type="boolean" office:boolean-value="false" calcext:value-type="boolean">
            <text:p>FALSE</text:p>
          </table:table-cell>
          <table:table-cell table:formula="of:=AND([.G172]&lt;200; NOT(OR([.I172:.J172])))" office:value-type="boolean" office:boolean-value="false" calcext:value-type="boolean">
            <text:p>FALSE</text:p>
          </table:table-cell>
          <table:table-cell table:formula="of:=AND([.G172]&lt;500;NOT(OR([.I172:.K172])))" office:value-type="boolean" office:boolean-value="false" calcext:value-type="boolean">
            <text:p>FALSE</text:p>
          </table:table-cell>
          <table:table-cell table:formula="of:=AND([.G172]&lt;1000;NOT(OR([.I172:.L172])))" office:value-type="boolean" office:boolean-value="true" calcext:value-type="boolean">
            <text:p>TRUE</text:p>
          </table:table-cell>
          <table:table-cell table:formula="of:=AND([.G172]&lt;2000;NOT(OR([.I172:.M172])))" office:value-type="boolean" office:boolean-value="false" calcext:value-type="boolean">
            <text:p>FALSE</text:p>
          </table:table-cell>
          <table:table-cell table:formula="of:=AND([.G172]&lt;5000;NOT(OR([.I172:.N172])))" office:value-type="boolean" office:boolean-value="false" calcext:value-type="boolean">
            <text:p>FALSE</text:p>
          </table:table-cell>
          <table:table-cell table:formula="of:=AND([.G172]&lt;10000;NOT(OR([.I172:.O172])))" office:value-type="boolean" office:boolean-value="false" calcext:value-type="boolean">
            <text:p>FALSE</text:p>
          </table:table-cell>
          <table:table-cell table:formula="of:=AND([.G172]&lt;20000;NOT(OR([.I172:.P172])))" office:value-type="boolean" office:boolean-value="false" calcext:value-type="boolean">
            <text:p>FALSE</text:p>
          </table:table-cell>
          <table:table-cell table:formula="of:=NOT(OR([.I172:.Q17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1616" calcext:value-type="float">
            <text:p>0.00001616</text:p>
          </table:table-cell>
          <table:table-cell office:value-type="float" office:value="1663609504" calcext:value-type="float">
            <text:p>1663609504</text:p>
          </table:table-cell>
          <table:table-cell office:value-type="float" office:value="98972.46678707" calcext:value-type="float">
            <text:p>98972.46678707</text:p>
          </table:table-cell>
          <table:table-cell office:value-type="float" office:value="14227652" calcext:value-type="float">
            <text:p>14227652</text:p>
          </table:table-cell>
          <table:table-cell office:value-type="string" calcext:value-type="string">
            <text:p>buy</text:p>
          </table:table-cell>
          <table:table-cell office:value-type="float" office:value="1616" calcext:value-type="float">
            <text:p>1616</text:p>
          </table:table-cell>
          <table:table-cell office:value-type="float" office:value="1.59939506327905" calcext:value-type="float">
            <text:p>1.59939506327905</text:p>
          </table:table-cell>
          <table:table-cell/>
          <table:table-cell table:formula="of:=[.G173]&lt;50" office:value-type="boolean" office:boolean-value="true" calcext:value-type="boolean">
            <text:p>TRUE</text:p>
          </table:table-cell>
          <table:table-cell table:formula="of:=AND([.G173]&lt;100;NOT(OR([.I173])))" office:value-type="boolean" office:boolean-value="false" calcext:value-type="boolean">
            <text:p>FALSE</text:p>
          </table:table-cell>
          <table:table-cell table:formula="of:=AND([.G173]&lt;200; NOT(OR([.I173:.J173])))" office:value-type="boolean" office:boolean-value="false" calcext:value-type="boolean">
            <text:p>FALSE</text:p>
          </table:table-cell>
          <table:table-cell table:formula="of:=AND([.G173]&lt;500;NOT(OR([.I173:.K173])))" office:value-type="boolean" office:boolean-value="false" calcext:value-type="boolean">
            <text:p>FALSE</text:p>
          </table:table-cell>
          <table:table-cell table:formula="of:=AND([.G173]&lt;1000;NOT(OR([.I173:.L173])))" office:value-type="boolean" office:boolean-value="false" calcext:value-type="boolean">
            <text:p>FALSE</text:p>
          </table:table-cell>
          <table:table-cell table:formula="of:=AND([.G173]&lt;2000;NOT(OR([.I173:.M173])))" office:value-type="boolean" office:boolean-value="false" calcext:value-type="boolean">
            <text:p>FALSE</text:p>
          </table:table-cell>
          <table:table-cell table:formula="of:=AND([.G173]&lt;5000;NOT(OR([.I173:.N173])))" office:value-type="boolean" office:boolean-value="false" calcext:value-type="boolean">
            <text:p>FALSE</text:p>
          </table:table-cell>
          <table:table-cell table:formula="of:=AND([.G173]&lt;10000;NOT(OR([.I173:.O173])))" office:value-type="boolean" office:boolean-value="false" calcext:value-type="boolean">
            <text:p>FALSE</text:p>
          </table:table-cell>
          <table:table-cell table:formula="of:=AND([.G173]&lt;20000;NOT(OR([.I173:.P173])))" office:value-type="boolean" office:boolean-value="false" calcext:value-type="boolean">
            <text:p>FALSE</text:p>
          </table:table-cell>
          <table:table-cell table:formula="of:=NOT(OR([.I173:.Q17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32332" calcext:value-type="float">
            <text:p>0.00032332</text:p>
          </table:table-cell>
          <table:table-cell office:value-type="float" office:value="1663609507" calcext:value-type="float">
            <text:p>1663609507</text:p>
          </table:table-cell>
          <table:table-cell office:value-type="float" office:value="98971.46254119" calcext:value-type="float">
            <text:p>98971.46254119</text:p>
          </table:table-cell>
          <table:table-cell office:value-type="float" office:value="14227653" calcext:value-type="float">
            <text:p>14227653</text:p>
          </table:table-cell>
          <table:table-cell office:value-type="string" calcext:value-type="string">
            <text:p>buy</text:p>
          </table:table-cell>
          <table:table-cell office:value-type="float" office:value="32332" calcext:value-type="float">
            <text:p>32332</text:p>
          </table:table-cell>
          <table:table-cell office:value-type="float" office:value="31.9994532688176" calcext:value-type="float">
            <text:p>31.9994532688176</text:p>
          </table:table-cell>
          <table:table-cell/>
          <table:table-cell table:formula="of:=[.G174]&lt;50" office:value-type="boolean" office:boolean-value="true" calcext:value-type="boolean">
            <text:p>TRUE</text:p>
          </table:table-cell>
          <table:table-cell table:formula="of:=AND([.G174]&lt;100;NOT(OR([.I174])))" office:value-type="boolean" office:boolean-value="false" calcext:value-type="boolean">
            <text:p>FALSE</text:p>
          </table:table-cell>
          <table:table-cell table:formula="of:=AND([.G174]&lt;200; NOT(OR([.I174:.J174])))" office:value-type="boolean" office:boolean-value="false" calcext:value-type="boolean">
            <text:p>FALSE</text:p>
          </table:table-cell>
          <table:table-cell table:formula="of:=AND([.G174]&lt;500;NOT(OR([.I174:.K174])))" office:value-type="boolean" office:boolean-value="false" calcext:value-type="boolean">
            <text:p>FALSE</text:p>
          </table:table-cell>
          <table:table-cell table:formula="of:=AND([.G174]&lt;1000;NOT(OR([.I174:.L174])))" office:value-type="boolean" office:boolean-value="false" calcext:value-type="boolean">
            <text:p>FALSE</text:p>
          </table:table-cell>
          <table:table-cell table:formula="of:=AND([.G174]&lt;2000;NOT(OR([.I174:.M174])))" office:value-type="boolean" office:boolean-value="false" calcext:value-type="boolean">
            <text:p>FALSE</text:p>
          </table:table-cell>
          <table:table-cell table:formula="of:=AND([.G174]&lt;5000;NOT(OR([.I174:.N174])))" office:value-type="boolean" office:boolean-value="false" calcext:value-type="boolean">
            <text:p>FALSE</text:p>
          </table:table-cell>
          <table:table-cell table:formula="of:=AND([.G174]&lt;10000;NOT(OR([.I174:.O174])))" office:value-type="boolean" office:boolean-value="false" calcext:value-type="boolean">
            <text:p>FALSE</text:p>
          </table:table-cell>
          <table:table-cell table:formula="of:=AND([.G174]&lt;20000;NOT(OR([.I174:.P174])))" office:value-type="boolean" office:boolean-value="false" calcext:value-type="boolean">
            <text:p>FALSE</text:p>
          </table:table-cell>
          <table:table-cell table:formula="of:=NOT(OR([.I174:.Q17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51564" calcext:value-type="float">
            <text:p>0.00151564</text:p>
          </table:table-cell>
          <table:table-cell office:value-type="float" office:value="1663609515" calcext:value-type="float">
            <text:p>1663609515</text:p>
          </table:table-cell>
          <table:table-cell office:value-type="float" office:value="98967.99825695" calcext:value-type="float">
            <text:p>98967.99825695</text:p>
          </table:table-cell>
          <table:table-cell office:value-type="float" office:value="14227654" calcext:value-type="float">
            <text:p>14227654</text:p>
          </table:table-cell>
          <table:table-cell office:value-type="string" calcext:value-type="string">
            <text:p>buy</text:p>
          </table:table-cell>
          <table:table-cell office:value-type="float" office:value="151564" calcext:value-type="float">
            <text:p>151564</text:p>
          </table:table-cell>
          <table:table-cell office:value-type="float" office:value="149.999856878164" calcext:value-type="float">
            <text:p>149.999856878164</text:p>
          </table:table-cell>
          <table:table-cell/>
          <table:table-cell table:formula="of:=[.G175]&lt;50" office:value-type="boolean" office:boolean-value="false" calcext:value-type="boolean">
            <text:p>FALSE</text:p>
          </table:table-cell>
          <table:table-cell table:formula="of:=AND([.G175]&lt;100;NOT(OR([.I175])))" office:value-type="boolean" office:boolean-value="false" calcext:value-type="boolean">
            <text:p>FALSE</text:p>
          </table:table-cell>
          <table:table-cell table:formula="of:=AND([.G175]&lt;200; NOT(OR([.I175:.J175])))" office:value-type="boolean" office:boolean-value="true" calcext:value-type="boolean">
            <text:p>TRUE</text:p>
          </table:table-cell>
          <table:table-cell table:formula="of:=AND([.G175]&lt;500;NOT(OR([.I175:.K175])))" office:value-type="boolean" office:boolean-value="false" calcext:value-type="boolean">
            <text:p>FALSE</text:p>
          </table:table-cell>
          <table:table-cell table:formula="of:=AND([.G175]&lt;1000;NOT(OR([.I175:.L175])))" office:value-type="boolean" office:boolean-value="false" calcext:value-type="boolean">
            <text:p>FALSE</text:p>
          </table:table-cell>
          <table:table-cell table:formula="of:=AND([.G175]&lt;2000;NOT(OR([.I175:.M175])))" office:value-type="boolean" office:boolean-value="false" calcext:value-type="boolean">
            <text:p>FALSE</text:p>
          </table:table-cell>
          <table:table-cell table:formula="of:=AND([.G175]&lt;5000;NOT(OR([.I175:.N175])))" office:value-type="boolean" office:boolean-value="false" calcext:value-type="boolean">
            <text:p>FALSE</text:p>
          </table:table-cell>
          <table:table-cell table:formula="of:=AND([.G175]&lt;10000;NOT(OR([.I175:.O175])))" office:value-type="boolean" office:boolean-value="false" calcext:value-type="boolean">
            <text:p>FALSE</text:p>
          </table:table-cell>
          <table:table-cell table:formula="of:=AND([.G175]&lt;20000;NOT(OR([.I175:.P175])))" office:value-type="boolean" office:boolean-value="false" calcext:value-type="boolean">
            <text:p>FALSE</text:p>
          </table:table-cell>
          <table:table-cell table:formula="of:=NOT(OR([.I175:.Q17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78" calcext:value-type="float">
            <text:p>0.00278</text:p>
          </table:table-cell>
          <table:table-cell office:value-type="float" office:value="1663609521" calcext:value-type="float">
            <text:p>1663609521</text:p>
          </table:table-cell>
          <table:table-cell office:value-type="float" office:value="98965.426705" calcext:value-type="float">
            <text:p>98965.426705</text:p>
          </table:table-cell>
          <table:table-cell office:value-type="float" office:value="14227655" calcext:value-type="float">
            <text:p>14227655</text:p>
          </table:table-cell>
          <table:table-cell office:value-type="string" calcext:value-type="string">
            <text:p>buy</text:p>
          </table:table-cell>
          <table:table-cell office:value-type="float" office:value="278000" calcext:value-type="float">
            <text:p>278000</text:p>
          </table:table-cell>
          <table:table-cell office:value-type="float" office:value="275.1238862399" calcext:value-type="float">
            <text:p>275.1238862399</text:p>
          </table:table-cell>
          <table:table-cell/>
          <table:table-cell table:formula="of:=[.G176]&lt;50" office:value-type="boolean" office:boolean-value="false" calcext:value-type="boolean">
            <text:p>FALSE</text:p>
          </table:table-cell>
          <table:table-cell table:formula="of:=AND([.G176]&lt;100;NOT(OR([.I176])))" office:value-type="boolean" office:boolean-value="false" calcext:value-type="boolean">
            <text:p>FALSE</text:p>
          </table:table-cell>
          <table:table-cell table:formula="of:=AND([.G176]&lt;200; NOT(OR([.I176:.J176])))" office:value-type="boolean" office:boolean-value="false" calcext:value-type="boolean">
            <text:p>FALSE</text:p>
          </table:table-cell>
          <table:table-cell table:formula="of:=AND([.G176]&lt;500;NOT(OR([.I176:.K176])))" office:value-type="boolean" office:boolean-value="true" calcext:value-type="boolean">
            <text:p>TRUE</text:p>
          </table:table-cell>
          <table:table-cell table:formula="of:=AND([.G176]&lt;1000;NOT(OR([.I176:.L176])))" office:value-type="boolean" office:boolean-value="false" calcext:value-type="boolean">
            <text:p>FALSE</text:p>
          </table:table-cell>
          <table:table-cell table:formula="of:=AND([.G176]&lt;2000;NOT(OR([.I176:.M176])))" office:value-type="boolean" office:boolean-value="false" calcext:value-type="boolean">
            <text:p>FALSE</text:p>
          </table:table-cell>
          <table:table-cell table:formula="of:=AND([.G176]&lt;5000;NOT(OR([.I176:.N176])))" office:value-type="boolean" office:boolean-value="false" calcext:value-type="boolean">
            <text:p>FALSE</text:p>
          </table:table-cell>
          <table:table-cell table:formula="of:=AND([.G176]&lt;10000;NOT(OR([.I176:.O176])))" office:value-type="boolean" office:boolean-value="false" calcext:value-type="boolean">
            <text:p>FALSE</text:p>
          </table:table-cell>
          <table:table-cell table:formula="of:=AND([.G176]&lt;20000;NOT(OR([.I176:.P176])))" office:value-type="boolean" office:boolean-value="false" calcext:value-type="boolean">
            <text:p>FALSE</text:p>
          </table:table-cell>
          <table:table-cell table:formula="of:=NOT(OR([.I176:.Q17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07" calcext:value-type="float">
            <text:p>0.0107</text:p>
          </table:table-cell>
          <table:table-cell office:value-type="float" office:value="1663609521" calcext:value-type="float">
            <text:p>1663609521</text:p>
          </table:table-cell>
          <table:table-cell office:value-type="float" office:value="98965.57356534" calcext:value-type="float">
            <text:p>98965.57356534</text:p>
          </table:table-cell>
          <table:table-cell office:value-type="float" office:value="14227656" calcext:value-type="float">
            <text:p>14227656</text:p>
          </table:table-cell>
          <table:table-cell office:value-type="string" calcext:value-type="string">
            <text:p>buy</text:p>
          </table:table-cell>
          <table:table-cell office:value-type="float" office:value="1070000" calcext:value-type="float">
            <text:p>1070000</text:p>
          </table:table-cell>
          <table:table-cell office:value-type="float" office:value="1058.93163714914" calcext:value-type="float">
            <text:p>1058.93163714914</text:p>
          </table:table-cell>
          <table:table-cell/>
          <table:table-cell table:formula="of:=[.G177]&lt;50" office:value-type="boolean" office:boolean-value="false" calcext:value-type="boolean">
            <text:p>FALSE</text:p>
          </table:table-cell>
          <table:table-cell table:formula="of:=AND([.G177]&lt;100;NOT(OR([.I177])))" office:value-type="boolean" office:boolean-value="false" calcext:value-type="boolean">
            <text:p>FALSE</text:p>
          </table:table-cell>
          <table:table-cell table:formula="of:=AND([.G177]&lt;200; NOT(OR([.I177:.J177])))" office:value-type="boolean" office:boolean-value="false" calcext:value-type="boolean">
            <text:p>FALSE</text:p>
          </table:table-cell>
          <table:table-cell table:formula="of:=AND([.G177]&lt;500;NOT(OR([.I177:.K177])))" office:value-type="boolean" office:boolean-value="false" calcext:value-type="boolean">
            <text:p>FALSE</text:p>
          </table:table-cell>
          <table:table-cell table:formula="of:=AND([.G177]&lt;1000;NOT(OR([.I177:.L177])))" office:value-type="boolean" office:boolean-value="false" calcext:value-type="boolean">
            <text:p>FALSE</text:p>
          </table:table-cell>
          <table:table-cell table:formula="of:=AND([.G177]&lt;2000;NOT(OR([.I177:.M177])))" office:value-type="boolean" office:boolean-value="true" calcext:value-type="boolean">
            <text:p>TRUE</text:p>
          </table:table-cell>
          <table:table-cell table:formula="of:=AND([.G177]&lt;5000;NOT(OR([.I177:.N177])))" office:value-type="boolean" office:boolean-value="false" calcext:value-type="boolean">
            <text:p>FALSE</text:p>
          </table:table-cell>
          <table:table-cell table:formula="of:=AND([.G177]&lt;10000;NOT(OR([.I177:.O177])))" office:value-type="boolean" office:boolean-value="false" calcext:value-type="boolean">
            <text:p>FALSE</text:p>
          </table:table-cell>
          <table:table-cell table:formula="of:=AND([.G177]&lt;20000;NOT(OR([.I177:.P177])))" office:value-type="boolean" office:boolean-value="false" calcext:value-type="boolean">
            <text:p>FALSE</text:p>
          </table:table-cell>
          <table:table-cell table:formula="of:=NOT(OR([.I177:.Q17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45" calcext:value-type="float">
            <text:p>0.00545</text:p>
          </table:table-cell>
          <table:table-cell office:value-type="float" office:value="1663609521" calcext:value-type="float">
            <text:p>1663609521</text:p>
          </table:table-cell>
          <table:table-cell office:value-type="float" office:value="98965.57356535" calcext:value-type="float">
            <text:p>98965.57356535</text:p>
          </table:table-cell>
          <table:table-cell office:value-type="float" office:value="14227657" calcext:value-type="float">
            <text:p>14227657</text:p>
          </table:table-cell>
          <table:table-cell office:value-type="string" calcext:value-type="string">
            <text:p>buy</text:p>
          </table:table-cell>
          <table:table-cell office:value-type="float" office:value="545000" calcext:value-type="float">
            <text:p>545000</text:p>
          </table:table-cell>
          <table:table-cell office:value-type="float" office:value="539.362375931158" calcext:value-type="float">
            <text:p>539.362375931158</text:p>
          </table:table-cell>
          <table:table-cell/>
          <table:table-cell table:formula="of:=[.G178]&lt;50" office:value-type="boolean" office:boolean-value="false" calcext:value-type="boolean">
            <text:p>FALSE</text:p>
          </table:table-cell>
          <table:table-cell table:formula="of:=AND([.G178]&lt;100;NOT(OR([.I178])))" office:value-type="boolean" office:boolean-value="false" calcext:value-type="boolean">
            <text:p>FALSE</text:p>
          </table:table-cell>
          <table:table-cell table:formula="of:=AND([.G178]&lt;200; NOT(OR([.I178:.J178])))" office:value-type="boolean" office:boolean-value="false" calcext:value-type="boolean">
            <text:p>FALSE</text:p>
          </table:table-cell>
          <table:table-cell table:formula="of:=AND([.G178]&lt;500;NOT(OR([.I178:.K178])))" office:value-type="boolean" office:boolean-value="false" calcext:value-type="boolean">
            <text:p>FALSE</text:p>
          </table:table-cell>
          <table:table-cell table:formula="of:=AND([.G178]&lt;1000;NOT(OR([.I178:.L178])))" office:value-type="boolean" office:boolean-value="true" calcext:value-type="boolean">
            <text:p>TRUE</text:p>
          </table:table-cell>
          <table:table-cell table:formula="of:=AND([.G178]&lt;2000;NOT(OR([.I178:.M178])))" office:value-type="boolean" office:boolean-value="false" calcext:value-type="boolean">
            <text:p>FALSE</text:p>
          </table:table-cell>
          <table:table-cell table:formula="of:=AND([.G178]&lt;5000;NOT(OR([.I178:.N178])))" office:value-type="boolean" office:boolean-value="false" calcext:value-type="boolean">
            <text:p>FALSE</text:p>
          </table:table-cell>
          <table:table-cell table:formula="of:=AND([.G178]&lt;10000;NOT(OR([.I178:.O178])))" office:value-type="boolean" office:boolean-value="false" calcext:value-type="boolean">
            <text:p>FALSE</text:p>
          </table:table-cell>
          <table:table-cell table:formula="of:=AND([.G178]&lt;20000;NOT(OR([.I178:.P178])))" office:value-type="boolean" office:boolean-value="false" calcext:value-type="boolean">
            <text:p>FALSE</text:p>
          </table:table-cell>
          <table:table-cell table:formula="of:=NOT(OR([.I178:.Q17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27903" calcext:value-type="float">
            <text:p>0.00127903</text:p>
          </table:table-cell>
          <table:table-cell office:value-type="float" office:value="1663609521" calcext:value-type="float">
            <text:p>1663609521</text:p>
          </table:table-cell>
          <table:table-cell office:value-type="float" office:value="98966.50198746" calcext:value-type="float">
            <text:p>98966.50198746</text:p>
          </table:table-cell>
          <table:table-cell office:value-type="float" office:value="14227658" calcext:value-type="float">
            <text:p>14227658</text:p>
          </table:table-cell>
          <table:table-cell office:value-type="string" calcext:value-type="string">
            <text:p>buy</text:p>
          </table:table-cell>
          <table:table-cell office:value-type="float" office:value="127903" calcext:value-type="float">
            <text:p>127903</text:p>
          </table:table-cell>
          <table:table-cell office:value-type="float" office:value="126.581125037021" calcext:value-type="float">
            <text:p>126.581125037021</text:p>
          </table:table-cell>
          <table:table-cell/>
          <table:table-cell table:formula="of:=[.G179]&lt;50" office:value-type="boolean" office:boolean-value="false" calcext:value-type="boolean">
            <text:p>FALSE</text:p>
          </table:table-cell>
          <table:table-cell table:formula="of:=AND([.G179]&lt;100;NOT(OR([.I179])))" office:value-type="boolean" office:boolean-value="false" calcext:value-type="boolean">
            <text:p>FALSE</text:p>
          </table:table-cell>
          <table:table-cell table:formula="of:=AND([.G179]&lt;200; NOT(OR([.I179:.J179])))" office:value-type="boolean" office:boolean-value="true" calcext:value-type="boolean">
            <text:p>TRUE</text:p>
          </table:table-cell>
          <table:table-cell table:formula="of:=AND([.G179]&lt;500;NOT(OR([.I179:.K179])))" office:value-type="boolean" office:boolean-value="false" calcext:value-type="boolean">
            <text:p>FALSE</text:p>
          </table:table-cell>
          <table:table-cell table:formula="of:=AND([.G179]&lt;1000;NOT(OR([.I179:.L179])))" office:value-type="boolean" office:boolean-value="false" calcext:value-type="boolean">
            <text:p>FALSE</text:p>
          </table:table-cell>
          <table:table-cell table:formula="of:=AND([.G179]&lt;2000;NOT(OR([.I179:.M179])))" office:value-type="boolean" office:boolean-value="false" calcext:value-type="boolean">
            <text:p>FALSE</text:p>
          </table:table-cell>
          <table:table-cell table:formula="of:=AND([.G179]&lt;5000;NOT(OR([.I179:.N179])))" office:value-type="boolean" office:boolean-value="false" calcext:value-type="boolean">
            <text:p>FALSE</text:p>
          </table:table-cell>
          <table:table-cell table:formula="of:=AND([.G179]&lt;10000;NOT(OR([.I179:.O179])))" office:value-type="boolean" office:boolean-value="false" calcext:value-type="boolean">
            <text:p>FALSE</text:p>
          </table:table-cell>
          <table:table-cell table:formula="of:=AND([.G179]&lt;20000;NOT(OR([.I179:.P179])))" office:value-type="boolean" office:boolean-value="false" calcext:value-type="boolean">
            <text:p>FALSE</text:p>
          </table:table-cell>
          <table:table-cell table:formula="of:=NOT(OR([.I179:.Q17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4" calcext:value-type="float">
            <text:p>0.0014</text:p>
          </table:table-cell>
          <table:table-cell office:value-type="float" office:value="1663609539" calcext:value-type="float">
            <text:p>1663609539</text:p>
          </table:table-cell>
          <table:table-cell office:value-type="float" office:value="98957.87597192" calcext:value-type="float">
            <text:p>98957.87597192</text:p>
          </table:table-cell>
          <table:table-cell office:value-type="float" office:value="14227659" calcext:value-type="float">
            <text:p>14227659</text:p>
          </table:table-cell>
          <table:table-cell office:value-type="string" calcext:value-type="string">
            <text:p>buy</text:p>
          </table:table-cell>
          <table:table-cell office:value-type="float" office:value="140000" calcext:value-type="float">
            <text:p>140000</text:p>
          </table:table-cell>
          <table:table-cell office:value-type="float" office:value="138.541026360688" calcext:value-type="float">
            <text:p>138.541026360688</text:p>
          </table:table-cell>
          <table:table-cell/>
          <table:table-cell table:formula="of:=[.G180]&lt;50" office:value-type="boolean" office:boolean-value="false" calcext:value-type="boolean">
            <text:p>FALSE</text:p>
          </table:table-cell>
          <table:table-cell table:formula="of:=AND([.G180]&lt;100;NOT(OR([.I180])))" office:value-type="boolean" office:boolean-value="false" calcext:value-type="boolean">
            <text:p>FALSE</text:p>
          </table:table-cell>
          <table:table-cell table:formula="of:=AND([.G180]&lt;200; NOT(OR([.I180:.J180])))" office:value-type="boolean" office:boolean-value="true" calcext:value-type="boolean">
            <text:p>TRUE</text:p>
          </table:table-cell>
          <table:table-cell table:formula="of:=AND([.G180]&lt;500;NOT(OR([.I180:.K180])))" office:value-type="boolean" office:boolean-value="false" calcext:value-type="boolean">
            <text:p>FALSE</text:p>
          </table:table-cell>
          <table:table-cell table:formula="of:=AND([.G180]&lt;1000;NOT(OR([.I180:.L180])))" office:value-type="boolean" office:boolean-value="false" calcext:value-type="boolean">
            <text:p>FALSE</text:p>
          </table:table-cell>
          <table:table-cell table:formula="of:=AND([.G180]&lt;2000;NOT(OR([.I180:.M180])))" office:value-type="boolean" office:boolean-value="false" calcext:value-type="boolean">
            <text:p>FALSE</text:p>
          </table:table-cell>
          <table:table-cell table:formula="of:=AND([.G180]&lt;5000;NOT(OR([.I180:.N180])))" office:value-type="boolean" office:boolean-value="false" calcext:value-type="boolean">
            <text:p>FALSE</text:p>
          </table:table-cell>
          <table:table-cell table:formula="of:=AND([.G180]&lt;10000;NOT(OR([.I180:.O180])))" office:value-type="boolean" office:boolean-value="false" calcext:value-type="boolean">
            <text:p>FALSE</text:p>
          </table:table-cell>
          <table:table-cell table:formula="of:=AND([.G180]&lt;20000;NOT(OR([.I180:.P180])))" office:value-type="boolean" office:boolean-value="false" calcext:value-type="boolean">
            <text:p>FALSE</text:p>
          </table:table-cell>
          <table:table-cell table:formula="of:=NOT(OR([.I180:.Q18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62106" calcext:value-type="float">
            <text:p>0.00062106</text:p>
          </table:table-cell>
          <table:table-cell office:value-type="float" office:value="1663609539" calcext:value-type="float">
            <text:p>1663609539</text:p>
          </table:table-cell>
          <table:table-cell office:value-type="float" office:value="98957.87597193" calcext:value-type="float">
            <text:p>98957.87597193</text:p>
          </table:table-cell>
          <table:table-cell office:value-type="float" office:value="14227660" calcext:value-type="float">
            <text:p>14227660</text:p>
          </table:table-cell>
          <table:table-cell office:value-type="string" calcext:value-type="string">
            <text:p>buy</text:p>
          </table:table-cell>
          <table:table-cell office:value-type="float" office:value="62106" calcext:value-type="float">
            <text:p>62106</text:p>
          </table:table-cell>
          <table:table-cell office:value-type="float" office:value="61.4587784511269" calcext:value-type="float">
            <text:p>61.4587784511269</text:p>
          </table:table-cell>
          <table:table-cell/>
          <table:table-cell table:formula="of:=[.G181]&lt;50" office:value-type="boolean" office:boolean-value="false" calcext:value-type="boolean">
            <text:p>FALSE</text:p>
          </table:table-cell>
          <table:table-cell table:formula="of:=AND([.G181]&lt;100;NOT(OR([.I181])))" office:value-type="boolean" office:boolean-value="true" calcext:value-type="boolean">
            <text:p>TRUE</text:p>
          </table:table-cell>
          <table:table-cell table:formula="of:=AND([.G181]&lt;200; NOT(OR([.I181:.J181])))" office:value-type="boolean" office:boolean-value="false" calcext:value-type="boolean">
            <text:p>FALSE</text:p>
          </table:table-cell>
          <table:table-cell table:formula="of:=AND([.G181]&lt;500;NOT(OR([.I181:.K181])))" office:value-type="boolean" office:boolean-value="false" calcext:value-type="boolean">
            <text:p>FALSE</text:p>
          </table:table-cell>
          <table:table-cell table:formula="of:=AND([.G181]&lt;1000;NOT(OR([.I181:.L181])))" office:value-type="boolean" office:boolean-value="false" calcext:value-type="boolean">
            <text:p>FALSE</text:p>
          </table:table-cell>
          <table:table-cell table:formula="of:=AND([.G181]&lt;2000;NOT(OR([.I181:.M181])))" office:value-type="boolean" office:boolean-value="false" calcext:value-type="boolean">
            <text:p>FALSE</text:p>
          </table:table-cell>
          <table:table-cell table:formula="of:=AND([.G181]&lt;5000;NOT(OR([.I181:.N181])))" office:value-type="boolean" office:boolean-value="false" calcext:value-type="boolean">
            <text:p>FALSE</text:p>
          </table:table-cell>
          <table:table-cell table:formula="of:=AND([.G181]&lt;10000;NOT(OR([.I181:.O181])))" office:value-type="boolean" office:boolean-value="false" calcext:value-type="boolean">
            <text:p>FALSE</text:p>
          </table:table-cell>
          <table:table-cell table:formula="of:=AND([.G181]&lt;20000;NOT(OR([.I181:.P181])))" office:value-type="boolean" office:boolean-value="false" calcext:value-type="boolean">
            <text:p>FALSE</text:p>
          </table:table-cell>
          <table:table-cell table:formula="of:=NOT(OR([.I181:.Q18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02111" calcext:value-type="float">
            <text:p>0.00202111</text:p>
          </table:table-cell>
          <table:table-cell office:value-type="float" office:value="1663609542" calcext:value-type="float">
            <text:p>1663609542</text:p>
          </table:table-cell>
          <table:table-cell office:value-type="float" office:value="98955.52379408" calcext:value-type="float">
            <text:p>98955.52379408</text:p>
          </table:table-cell>
          <table:table-cell office:value-type="float" office:value="14227661" calcext:value-type="float">
            <text:p>14227661</text:p>
          </table:table-cell>
          <table:table-cell office:value-type="string" calcext:value-type="string">
            <text:p>buy</text:p>
          </table:table-cell>
          <table:table-cell office:value-type="float" office:value="202111" calcext:value-type="float">
            <text:p>202111</text:p>
          </table:table-cell>
          <table:table-cell office:value-type="float" office:value="199.999998695453" calcext:value-type="float">
            <text:p>199.999998695453</text:p>
          </table:table-cell>
          <table:table-cell/>
          <table:table-cell table:formula="of:=[.G182]&lt;50" office:value-type="boolean" office:boolean-value="false" calcext:value-type="boolean">
            <text:p>FALSE</text:p>
          </table:table-cell>
          <table:table-cell table:formula="of:=AND([.G182]&lt;100;NOT(OR([.I182])))" office:value-type="boolean" office:boolean-value="false" calcext:value-type="boolean">
            <text:p>FALSE</text:p>
          </table:table-cell>
          <table:table-cell table:formula="of:=AND([.G182]&lt;200; NOT(OR([.I182:.J182])))" office:value-type="boolean" office:boolean-value="true" calcext:value-type="boolean">
            <text:p>TRUE</text:p>
          </table:table-cell>
          <table:table-cell table:formula="of:=AND([.G182]&lt;500;NOT(OR([.I182:.K182])))" office:value-type="boolean" office:boolean-value="false" calcext:value-type="boolean">
            <text:p>FALSE</text:p>
          </table:table-cell>
          <table:table-cell table:formula="of:=AND([.G182]&lt;1000;NOT(OR([.I182:.L182])))" office:value-type="boolean" office:boolean-value="false" calcext:value-type="boolean">
            <text:p>FALSE</text:p>
          </table:table-cell>
          <table:table-cell table:formula="of:=AND([.G182]&lt;2000;NOT(OR([.I182:.M182])))" office:value-type="boolean" office:boolean-value="false" calcext:value-type="boolean">
            <text:p>FALSE</text:p>
          </table:table-cell>
          <table:table-cell table:formula="of:=AND([.G182]&lt;5000;NOT(OR([.I182:.N182])))" office:value-type="boolean" office:boolean-value="false" calcext:value-type="boolean">
            <text:p>FALSE</text:p>
          </table:table-cell>
          <table:table-cell table:formula="of:=AND([.G182]&lt;10000;NOT(OR([.I182:.O182])))" office:value-type="boolean" office:boolean-value="false" calcext:value-type="boolean">
            <text:p>FALSE</text:p>
          </table:table-cell>
          <table:table-cell table:formula="of:=AND([.G182]&lt;20000;NOT(OR([.I182:.P182])))" office:value-type="boolean" office:boolean-value="false" calcext:value-type="boolean">
            <text:p>FALSE</text:p>
          </table:table-cell>
          <table:table-cell table:formula="of:=NOT(OR([.I182:.Q18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28253" calcext:value-type="float">
            <text:p>0.00028253</text:p>
          </table:table-cell>
          <table:table-cell office:value-type="float" office:value="1663609545" calcext:value-type="float">
            <text:p>1663609545</text:p>
          </table:table-cell>
          <table:table-cell office:value-type="float" office:value="98538.73908337" calcext:value-type="float">
            <text:p>98538.73908337</text:p>
          </table:table-cell>
          <table:table-cell office:value-type="float" office:value="14227662" calcext:value-type="float">
            <text:p>14227662</text:p>
          </table:table-cell>
          <table:table-cell office:value-type="string" calcext:value-type="string">
            <text:p>sell</text:p>
          </table:table-cell>
          <table:table-cell office:value-type="float" office:value="28253" calcext:value-type="float">
            <text:p>28253</text:p>
          </table:table-cell>
          <table:table-cell office:value-type="float" office:value="27.8401499532245" calcext:value-type="float">
            <text:p>27.8401499532245</text:p>
          </table:table-cell>
          <table:table-cell/>
          <table:table-cell table:formula="of:=[.G183]&lt;50" office:value-type="boolean" office:boolean-value="true" calcext:value-type="boolean">
            <text:p>TRUE</text:p>
          </table:table-cell>
          <table:table-cell table:formula="of:=AND([.G183]&lt;100;NOT(OR([.I183])))" office:value-type="boolean" office:boolean-value="false" calcext:value-type="boolean">
            <text:p>FALSE</text:p>
          </table:table-cell>
          <table:table-cell table:formula="of:=AND([.G183]&lt;200; NOT(OR([.I183:.J183])))" office:value-type="boolean" office:boolean-value="false" calcext:value-type="boolean">
            <text:p>FALSE</text:p>
          </table:table-cell>
          <table:table-cell table:formula="of:=AND([.G183]&lt;500;NOT(OR([.I183:.K183])))" office:value-type="boolean" office:boolean-value="false" calcext:value-type="boolean">
            <text:p>FALSE</text:p>
          </table:table-cell>
          <table:table-cell table:formula="of:=AND([.G183]&lt;1000;NOT(OR([.I183:.L183])))" office:value-type="boolean" office:boolean-value="false" calcext:value-type="boolean">
            <text:p>FALSE</text:p>
          </table:table-cell>
          <table:table-cell table:formula="of:=AND([.G183]&lt;2000;NOT(OR([.I183:.M183])))" office:value-type="boolean" office:boolean-value="false" calcext:value-type="boolean">
            <text:p>FALSE</text:p>
          </table:table-cell>
          <table:table-cell table:formula="of:=AND([.G183]&lt;5000;NOT(OR([.I183:.N183])))" office:value-type="boolean" office:boolean-value="false" calcext:value-type="boolean">
            <text:p>FALSE</text:p>
          </table:table-cell>
          <table:table-cell table:formula="of:=AND([.G183]&lt;10000;NOT(OR([.I183:.O183])))" office:value-type="boolean" office:boolean-value="false" calcext:value-type="boolean">
            <text:p>FALSE</text:p>
          </table:table-cell>
          <table:table-cell table:formula="of:=AND([.G183]&lt;20000;NOT(OR([.I183:.P183])))" office:value-type="boolean" office:boolean-value="false" calcext:value-type="boolean">
            <text:p>FALSE</text:p>
          </table:table-cell>
          <table:table-cell table:formula="of:=NOT(OR([.I183:.Q18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46" calcext:value-type="float">
            <text:p>0.00546</text:p>
          </table:table-cell>
          <table:table-cell office:value-type="float" office:value="1663609548" calcext:value-type="float">
            <text:p>1663609548</text:p>
          </table:table-cell>
          <table:table-cell office:value-type="float" office:value="98954.26117426" calcext:value-type="float">
            <text:p>98954.26117426</text:p>
          </table:table-cell>
          <table:table-cell office:value-type="float" office:value="14227663" calcext:value-type="float">
            <text:p>14227663</text:p>
          </table:table-cell>
          <table:table-cell office:value-type="string" calcext:value-type="string">
            <text:p>buy</text:p>
          </table:table-cell>
          <table:table-cell office:value-type="float" office:value="546000" calcext:value-type="float">
            <text:p>546000</text:p>
          </table:table-cell>
          <table:table-cell office:value-type="float" office:value="540.29026601146" calcext:value-type="float">
            <text:p>540.29026601146</text:p>
          </table:table-cell>
          <table:table-cell/>
          <table:table-cell table:formula="of:=[.G184]&lt;50" office:value-type="boolean" office:boolean-value="false" calcext:value-type="boolean">
            <text:p>FALSE</text:p>
          </table:table-cell>
          <table:table-cell table:formula="of:=AND([.G184]&lt;100;NOT(OR([.I184])))" office:value-type="boolean" office:boolean-value="false" calcext:value-type="boolean">
            <text:p>FALSE</text:p>
          </table:table-cell>
          <table:table-cell table:formula="of:=AND([.G184]&lt;200; NOT(OR([.I184:.J184])))" office:value-type="boolean" office:boolean-value="false" calcext:value-type="boolean">
            <text:p>FALSE</text:p>
          </table:table-cell>
          <table:table-cell table:formula="of:=AND([.G184]&lt;500;NOT(OR([.I184:.K184])))" office:value-type="boolean" office:boolean-value="false" calcext:value-type="boolean">
            <text:p>FALSE</text:p>
          </table:table-cell>
          <table:table-cell table:formula="of:=AND([.G184]&lt;1000;NOT(OR([.I184:.L184])))" office:value-type="boolean" office:boolean-value="true" calcext:value-type="boolean">
            <text:p>TRUE</text:p>
          </table:table-cell>
          <table:table-cell table:formula="of:=AND([.G184]&lt;2000;NOT(OR([.I184:.M184])))" office:value-type="boolean" office:boolean-value="false" calcext:value-type="boolean">
            <text:p>FALSE</text:p>
          </table:table-cell>
          <table:table-cell table:formula="of:=AND([.G184]&lt;5000;NOT(OR([.I184:.N184])))" office:value-type="boolean" office:boolean-value="false" calcext:value-type="boolean">
            <text:p>FALSE</text:p>
          </table:table-cell>
          <table:table-cell table:formula="of:=AND([.G184]&lt;10000;NOT(OR([.I184:.O184])))" office:value-type="boolean" office:boolean-value="false" calcext:value-type="boolean">
            <text:p>FALSE</text:p>
          </table:table-cell>
          <table:table-cell table:formula="of:=AND([.G184]&lt;20000;NOT(OR([.I184:.P184])))" office:value-type="boolean" office:boolean-value="false" calcext:value-type="boolean">
            <text:p>FALSE</text:p>
          </table:table-cell>
          <table:table-cell table:formula="of:=NOT(OR([.I184:.Q18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35" calcext:value-type="float">
            <text:p>0.00535</text:p>
          </table:table-cell>
          <table:table-cell office:value-type="float" office:value="1663609548" calcext:value-type="float">
            <text:p>1663609548</text:p>
          </table:table-cell>
          <table:table-cell office:value-type="float" office:value="98955.21910782" calcext:value-type="float">
            <text:p>98955.21910782</text:p>
          </table:table-cell>
          <table:table-cell office:value-type="float" office:value="14227664" calcext:value-type="float">
            <text:p>14227664</text:p>
          </table:table-cell>
          <table:table-cell office:value-type="string" calcext:value-type="string">
            <text:p>buy</text:p>
          </table:table-cell>
          <table:table-cell office:value-type="float" office:value="535000" calcext:value-type="float">
            <text:p>535000</text:p>
          </table:table-cell>
          <table:table-cell office:value-type="float" office:value="529.410422226837" calcext:value-type="float">
            <text:p>529.410422226837</text:p>
          </table:table-cell>
          <table:table-cell/>
          <table:table-cell table:formula="of:=[.G185]&lt;50" office:value-type="boolean" office:boolean-value="false" calcext:value-type="boolean">
            <text:p>FALSE</text:p>
          </table:table-cell>
          <table:table-cell table:formula="of:=AND([.G185]&lt;100;NOT(OR([.I185])))" office:value-type="boolean" office:boolean-value="false" calcext:value-type="boolean">
            <text:p>FALSE</text:p>
          </table:table-cell>
          <table:table-cell table:formula="of:=AND([.G185]&lt;200; NOT(OR([.I185:.J185])))" office:value-type="boolean" office:boolean-value="false" calcext:value-type="boolean">
            <text:p>FALSE</text:p>
          </table:table-cell>
          <table:table-cell table:formula="of:=AND([.G185]&lt;500;NOT(OR([.I185:.K185])))" office:value-type="boolean" office:boolean-value="false" calcext:value-type="boolean">
            <text:p>FALSE</text:p>
          </table:table-cell>
          <table:table-cell table:formula="of:=AND([.G185]&lt;1000;NOT(OR([.I185:.L185])))" office:value-type="boolean" office:boolean-value="true" calcext:value-type="boolean">
            <text:p>TRUE</text:p>
          </table:table-cell>
          <table:table-cell table:formula="of:=AND([.G185]&lt;2000;NOT(OR([.I185:.M185])))" office:value-type="boolean" office:boolean-value="false" calcext:value-type="boolean">
            <text:p>FALSE</text:p>
          </table:table-cell>
          <table:table-cell table:formula="of:=AND([.G185]&lt;5000;NOT(OR([.I185:.N185])))" office:value-type="boolean" office:boolean-value="false" calcext:value-type="boolean">
            <text:p>FALSE</text:p>
          </table:table-cell>
          <table:table-cell table:formula="of:=AND([.G185]&lt;10000;NOT(OR([.I185:.O185])))" office:value-type="boolean" office:boolean-value="false" calcext:value-type="boolean">
            <text:p>FALSE</text:p>
          </table:table-cell>
          <table:table-cell table:formula="of:=AND([.G185]&lt;20000;NOT(OR([.I185:.P185])))" office:value-type="boolean" office:boolean-value="false" calcext:value-type="boolean">
            <text:p>FALSE</text:p>
          </table:table-cell>
          <table:table-cell table:formula="of:=NOT(OR([.I185:.Q18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47" calcext:value-type="float">
            <text:p>0.00547</text:p>
          </table:table-cell>
          <table:table-cell office:value-type="float" office:value="1663609548" calcext:value-type="float">
            <text:p>1663609548</text:p>
          </table:table-cell>
          <table:table-cell office:value-type="float" office:value="98956.42079039" calcext:value-type="float">
            <text:p>98956.42079039</text:p>
          </table:table-cell>
          <table:table-cell office:value-type="float" office:value="14227665" calcext:value-type="float">
            <text:p>14227665</text:p>
          </table:table-cell>
          <table:table-cell office:value-type="string" calcext:value-type="string">
            <text:p>buy</text:p>
          </table:table-cell>
          <table:table-cell office:value-type="float" office:value="547000" calcext:value-type="float">
            <text:p>547000</text:p>
          </table:table-cell>
          <table:table-cell office:value-type="float" office:value="541.291621723433" calcext:value-type="float">
            <text:p>541.291621723433</text:p>
          </table:table-cell>
          <table:table-cell/>
          <table:table-cell table:formula="of:=[.G186]&lt;50" office:value-type="boolean" office:boolean-value="false" calcext:value-type="boolean">
            <text:p>FALSE</text:p>
          </table:table-cell>
          <table:table-cell table:formula="of:=AND([.G186]&lt;100;NOT(OR([.I186])))" office:value-type="boolean" office:boolean-value="false" calcext:value-type="boolean">
            <text:p>FALSE</text:p>
          </table:table-cell>
          <table:table-cell table:formula="of:=AND([.G186]&lt;200; NOT(OR([.I186:.J186])))" office:value-type="boolean" office:boolean-value="false" calcext:value-type="boolean">
            <text:p>FALSE</text:p>
          </table:table-cell>
          <table:table-cell table:formula="of:=AND([.G186]&lt;500;NOT(OR([.I186:.K186])))" office:value-type="boolean" office:boolean-value="false" calcext:value-type="boolean">
            <text:p>FALSE</text:p>
          </table:table-cell>
          <table:table-cell table:formula="of:=AND([.G186]&lt;1000;NOT(OR([.I186:.L186])))" office:value-type="boolean" office:boolean-value="true" calcext:value-type="boolean">
            <text:p>TRUE</text:p>
          </table:table-cell>
          <table:table-cell table:formula="of:=AND([.G186]&lt;2000;NOT(OR([.I186:.M186])))" office:value-type="boolean" office:boolean-value="false" calcext:value-type="boolean">
            <text:p>FALSE</text:p>
          </table:table-cell>
          <table:table-cell table:formula="of:=AND([.G186]&lt;5000;NOT(OR([.I186:.N186])))" office:value-type="boolean" office:boolean-value="false" calcext:value-type="boolean">
            <text:p>FALSE</text:p>
          </table:table-cell>
          <table:table-cell table:formula="of:=AND([.G186]&lt;10000;NOT(OR([.I186:.O186])))" office:value-type="boolean" office:boolean-value="false" calcext:value-type="boolean">
            <text:p>FALSE</text:p>
          </table:table-cell>
          <table:table-cell table:formula="of:=AND([.G186]&lt;20000;NOT(OR([.I186:.P186])))" office:value-type="boolean" office:boolean-value="false" calcext:value-type="boolean">
            <text:p>FALSE</text:p>
          </table:table-cell>
          <table:table-cell table:formula="of:=NOT(OR([.I186:.Q18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93109" calcext:value-type="float">
            <text:p>0.00393109</text:p>
          </table:table-cell>
          <table:table-cell office:value-type="float" office:value="1663609548" calcext:value-type="float">
            <text:p>1663609548</text:p>
          </table:table-cell>
          <table:table-cell office:value-type="float" office:value="98956.56375391" calcext:value-type="float">
            <text:p>98956.56375391</text:p>
          </table:table-cell>
          <table:table-cell office:value-type="float" office:value="14227666" calcext:value-type="float">
            <text:p>14227666</text:p>
          </table:table-cell>
          <table:table-cell office:value-type="string" calcext:value-type="string">
            <text:p>buy</text:p>
          </table:table-cell>
          <table:table-cell office:value-type="float" office:value="393109" calcext:value-type="float">
            <text:p>393109</text:p>
          </table:table-cell>
          <table:table-cell office:value-type="float" office:value="389.007158207358" calcext:value-type="float">
            <text:p>389.007158207358</text:p>
          </table:table-cell>
          <table:table-cell/>
          <table:table-cell table:formula="of:=[.G187]&lt;50" office:value-type="boolean" office:boolean-value="false" calcext:value-type="boolean">
            <text:p>FALSE</text:p>
          </table:table-cell>
          <table:table-cell table:formula="of:=AND([.G187]&lt;100;NOT(OR([.I187])))" office:value-type="boolean" office:boolean-value="false" calcext:value-type="boolean">
            <text:p>FALSE</text:p>
          </table:table-cell>
          <table:table-cell table:formula="of:=AND([.G187]&lt;200; NOT(OR([.I187:.J187])))" office:value-type="boolean" office:boolean-value="false" calcext:value-type="boolean">
            <text:p>FALSE</text:p>
          </table:table-cell>
          <table:table-cell table:formula="of:=AND([.G187]&lt;500;NOT(OR([.I187:.K187])))" office:value-type="boolean" office:boolean-value="true" calcext:value-type="boolean">
            <text:p>TRUE</text:p>
          </table:table-cell>
          <table:table-cell table:formula="of:=AND([.G187]&lt;1000;NOT(OR([.I187:.L187])))" office:value-type="boolean" office:boolean-value="false" calcext:value-type="boolean">
            <text:p>FALSE</text:p>
          </table:table-cell>
          <table:table-cell table:formula="of:=AND([.G187]&lt;2000;NOT(OR([.I187:.M187])))" office:value-type="boolean" office:boolean-value="false" calcext:value-type="boolean">
            <text:p>FALSE</text:p>
          </table:table-cell>
          <table:table-cell table:formula="of:=AND([.G187]&lt;5000;NOT(OR([.I187:.N187])))" office:value-type="boolean" office:boolean-value="false" calcext:value-type="boolean">
            <text:p>FALSE</text:p>
          </table:table-cell>
          <table:table-cell table:formula="of:=AND([.G187]&lt;10000;NOT(OR([.I187:.O187])))" office:value-type="boolean" office:boolean-value="false" calcext:value-type="boolean">
            <text:p>FALSE</text:p>
          </table:table-cell>
          <table:table-cell table:formula="of:=AND([.G187]&lt;20000;NOT(OR([.I187:.P187])))" office:value-type="boolean" office:boolean-value="false" calcext:value-type="boolean">
            <text:p>FALSE</text:p>
          </table:table-cell>
          <table:table-cell table:formula="of:=NOT(OR([.I187:.Q18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03528" calcext:value-type="float">
            <text:p>0.00703528</text:p>
          </table:table-cell>
          <table:table-cell office:value-type="float" office:value="1663609559" calcext:value-type="float">
            <text:p>1663609559</text:p>
          </table:table-cell>
          <table:table-cell office:value-type="float" office:value="98952.6644" calcext:value-type="float">
            <text:p>98952.6644</text:p>
          </table:table-cell>
          <table:table-cell office:value-type="float" office:value="14227667" calcext:value-type="float">
            <text:p>14227667</text:p>
          </table:table-cell>
          <table:table-cell office:value-type="string" calcext:value-type="string">
            <text:p>buy</text:p>
          </table:table-cell>
          <table:table-cell office:value-type="float" office:value="703528" calcext:value-type="float">
            <text:p>703528</text:p>
          </table:table-cell>
          <table:table-cell office:value-type="float" office:value="696.159700800032" calcext:value-type="float">
            <text:p>696.159700800032</text:p>
          </table:table-cell>
          <table:table-cell/>
          <table:table-cell table:formula="of:=[.G188]&lt;50" office:value-type="boolean" office:boolean-value="false" calcext:value-type="boolean">
            <text:p>FALSE</text:p>
          </table:table-cell>
          <table:table-cell table:formula="of:=AND([.G188]&lt;100;NOT(OR([.I188])))" office:value-type="boolean" office:boolean-value="false" calcext:value-type="boolean">
            <text:p>FALSE</text:p>
          </table:table-cell>
          <table:table-cell table:formula="of:=AND([.G188]&lt;200; NOT(OR([.I188:.J188])))" office:value-type="boolean" office:boolean-value="false" calcext:value-type="boolean">
            <text:p>FALSE</text:p>
          </table:table-cell>
          <table:table-cell table:formula="of:=AND([.G188]&lt;500;NOT(OR([.I188:.K188])))" office:value-type="boolean" office:boolean-value="false" calcext:value-type="boolean">
            <text:p>FALSE</text:p>
          </table:table-cell>
          <table:table-cell table:formula="of:=AND([.G188]&lt;1000;NOT(OR([.I188:.L188])))" office:value-type="boolean" office:boolean-value="true" calcext:value-type="boolean">
            <text:p>TRUE</text:p>
          </table:table-cell>
          <table:table-cell table:formula="of:=AND([.G188]&lt;2000;NOT(OR([.I188:.M188])))" office:value-type="boolean" office:boolean-value="false" calcext:value-type="boolean">
            <text:p>FALSE</text:p>
          </table:table-cell>
          <table:table-cell table:formula="of:=AND([.G188]&lt;5000;NOT(OR([.I188:.N188])))" office:value-type="boolean" office:boolean-value="false" calcext:value-type="boolean">
            <text:p>FALSE</text:p>
          </table:table-cell>
          <table:table-cell table:formula="of:=AND([.G188]&lt;10000;NOT(OR([.I188:.O188])))" office:value-type="boolean" office:boolean-value="false" calcext:value-type="boolean">
            <text:p>FALSE</text:p>
          </table:table-cell>
          <table:table-cell table:formula="of:=AND([.G188]&lt;20000;NOT(OR([.I188:.P188])))" office:value-type="boolean" office:boolean-value="false" calcext:value-type="boolean">
            <text:p>FALSE</text:p>
          </table:table-cell>
          <table:table-cell table:formula="of:=NOT(OR([.I188:.Q18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50411" calcext:value-type="float">
            <text:p>0.00050411</text:p>
          </table:table-cell>
          <table:table-cell office:value-type="float" office:value="1663609565" calcext:value-type="float">
            <text:p>1663609565</text:p>
          </table:table-cell>
          <table:table-cell office:value-type="float" office:value="99183.7852" calcext:value-type="float">
            <text:p>99183.7852</text:p>
          </table:table-cell>
          <table:table-cell office:value-type="float" office:value="14227668" calcext:value-type="float">
            <text:p>14227668</text:p>
          </table:table-cell>
          <table:table-cell office:value-type="string" calcext:value-type="string">
            <text:p>buy</text:p>
          </table:table-cell>
          <table:table-cell office:value-type="float" office:value="50411" calcext:value-type="float">
            <text:p>50411</text:p>
          </table:table-cell>
          <table:table-cell office:value-type="float" office:value="49.999537957172" calcext:value-type="float">
            <text:p>49.999537957172</text:p>
          </table:table-cell>
          <table:table-cell/>
          <table:table-cell table:formula="of:=[.G189]&lt;50" office:value-type="boolean" office:boolean-value="true" calcext:value-type="boolean">
            <text:p>TRUE</text:p>
          </table:table-cell>
          <table:table-cell table:formula="of:=AND([.G189]&lt;100;NOT(OR([.I189])))" office:value-type="boolean" office:boolean-value="false" calcext:value-type="boolean">
            <text:p>FALSE</text:p>
          </table:table-cell>
          <table:table-cell table:formula="of:=AND([.G189]&lt;200; NOT(OR([.I189:.J189])))" office:value-type="boolean" office:boolean-value="false" calcext:value-type="boolean">
            <text:p>FALSE</text:p>
          </table:table-cell>
          <table:table-cell table:formula="of:=AND([.G189]&lt;500;NOT(OR([.I189:.K189])))" office:value-type="boolean" office:boolean-value="false" calcext:value-type="boolean">
            <text:p>FALSE</text:p>
          </table:table-cell>
          <table:table-cell table:formula="of:=AND([.G189]&lt;1000;NOT(OR([.I189:.L189])))" office:value-type="boolean" office:boolean-value="false" calcext:value-type="boolean">
            <text:p>FALSE</text:p>
          </table:table-cell>
          <table:table-cell table:formula="of:=AND([.G189]&lt;2000;NOT(OR([.I189:.M189])))" office:value-type="boolean" office:boolean-value="false" calcext:value-type="boolean">
            <text:p>FALSE</text:p>
          </table:table-cell>
          <table:table-cell table:formula="of:=AND([.G189]&lt;5000;NOT(OR([.I189:.N189])))" office:value-type="boolean" office:boolean-value="false" calcext:value-type="boolean">
            <text:p>FALSE</text:p>
          </table:table-cell>
          <table:table-cell table:formula="of:=AND([.G189]&lt;10000;NOT(OR([.I189:.O189])))" office:value-type="boolean" office:boolean-value="false" calcext:value-type="boolean">
            <text:p>FALSE</text:p>
          </table:table-cell>
          <table:table-cell table:formula="of:=AND([.G189]&lt;20000;NOT(OR([.I189:.P189])))" office:value-type="boolean" office:boolean-value="false" calcext:value-type="boolean">
            <text:p>FALSE</text:p>
          </table:table-cell>
          <table:table-cell table:formula="of:=NOT(OR([.I189:.Q18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11" calcext:value-type="float">
            <text:p>0.00511</text:p>
          </table:table-cell>
          <table:table-cell office:value-type="float" office:value="1663609574" calcext:value-type="float">
            <text:p>1663609574</text:p>
          </table:table-cell>
          <table:table-cell office:value-type="float" office:value="99179.15661354" calcext:value-type="float">
            <text:p>99179.15661354</text:p>
          </table:table-cell>
          <table:table-cell office:value-type="float" office:value="14227669" calcext:value-type="float">
            <text:p>14227669</text:p>
          </table:table-cell>
          <table:table-cell office:value-type="string" calcext:value-type="string">
            <text:p>buy</text:p>
          </table:table-cell>
          <table:table-cell office:value-type="float" office:value="511000" calcext:value-type="float">
            <text:p>511000</text:p>
          </table:table-cell>
          <table:table-cell office:value-type="float" office:value="506.805490295189" calcext:value-type="float">
            <text:p>506.805490295189</text:p>
          </table:table-cell>
          <table:table-cell/>
          <table:table-cell table:formula="of:=[.G190]&lt;50" office:value-type="boolean" office:boolean-value="false" calcext:value-type="boolean">
            <text:p>FALSE</text:p>
          </table:table-cell>
          <table:table-cell table:formula="of:=AND([.G190]&lt;100;NOT(OR([.I190])))" office:value-type="boolean" office:boolean-value="false" calcext:value-type="boolean">
            <text:p>FALSE</text:p>
          </table:table-cell>
          <table:table-cell table:formula="of:=AND([.G190]&lt;200; NOT(OR([.I190:.J190])))" office:value-type="boolean" office:boolean-value="false" calcext:value-type="boolean">
            <text:p>FALSE</text:p>
          </table:table-cell>
          <table:table-cell table:formula="of:=AND([.G190]&lt;500;NOT(OR([.I190:.K190])))" office:value-type="boolean" office:boolean-value="false" calcext:value-type="boolean">
            <text:p>FALSE</text:p>
          </table:table-cell>
          <table:table-cell table:formula="of:=AND([.G190]&lt;1000;NOT(OR([.I190:.L190])))" office:value-type="boolean" office:boolean-value="true" calcext:value-type="boolean">
            <text:p>TRUE</text:p>
          </table:table-cell>
          <table:table-cell table:formula="of:=AND([.G190]&lt;2000;NOT(OR([.I190:.M190])))" office:value-type="boolean" office:boolean-value="false" calcext:value-type="boolean">
            <text:p>FALSE</text:p>
          </table:table-cell>
          <table:table-cell table:formula="of:=AND([.G190]&lt;5000;NOT(OR([.I190:.N190])))" office:value-type="boolean" office:boolean-value="false" calcext:value-type="boolean">
            <text:p>FALSE</text:p>
          </table:table-cell>
          <table:table-cell table:formula="of:=AND([.G190]&lt;10000;NOT(OR([.I190:.O190])))" office:value-type="boolean" office:boolean-value="false" calcext:value-type="boolean">
            <text:p>FALSE</text:p>
          </table:table-cell>
          <table:table-cell table:formula="of:=AND([.G190]&lt;20000;NOT(OR([.I190:.P190])))" office:value-type="boolean" office:boolean-value="false" calcext:value-type="boolean">
            <text:p>FALSE</text:p>
          </table:table-cell>
          <table:table-cell table:formula="of:=NOT(OR([.I190:.Q19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93963" calcext:value-type="float">
            <text:p>0.00093963</text:p>
          </table:table-cell>
          <table:table-cell office:value-type="float" office:value="1663609574" calcext:value-type="float">
            <text:p>1663609574</text:p>
          </table:table-cell>
          <table:table-cell office:value-type="float" office:value="99181.9914144" calcext:value-type="float">
            <text:p>99181.9914144</text:p>
          </table:table-cell>
          <table:table-cell office:value-type="float" office:value="14227670" calcext:value-type="float">
            <text:p>14227670</text:p>
          </table:table-cell>
          <table:table-cell office:value-type="string" calcext:value-type="string">
            <text:p>buy</text:p>
          </table:table-cell>
          <table:table-cell office:value-type="float" office:value="93963" calcext:value-type="float">
            <text:p>93963</text:p>
          </table:table-cell>
          <table:table-cell office:value-type="float" office:value="93.1943745927127" calcext:value-type="float">
            <text:p>93.1943745927127</text:p>
          </table:table-cell>
          <table:table-cell/>
          <table:table-cell table:formula="of:=[.G191]&lt;50" office:value-type="boolean" office:boolean-value="false" calcext:value-type="boolean">
            <text:p>FALSE</text:p>
          </table:table-cell>
          <table:table-cell table:formula="of:=AND([.G191]&lt;100;NOT(OR([.I191])))" office:value-type="boolean" office:boolean-value="true" calcext:value-type="boolean">
            <text:p>TRUE</text:p>
          </table:table-cell>
          <table:table-cell table:formula="of:=AND([.G191]&lt;200; NOT(OR([.I191:.J191])))" office:value-type="boolean" office:boolean-value="false" calcext:value-type="boolean">
            <text:p>FALSE</text:p>
          </table:table-cell>
          <table:table-cell table:formula="of:=AND([.G191]&lt;500;NOT(OR([.I191:.K191])))" office:value-type="boolean" office:boolean-value="false" calcext:value-type="boolean">
            <text:p>FALSE</text:p>
          </table:table-cell>
          <table:table-cell table:formula="of:=AND([.G191]&lt;1000;NOT(OR([.I191:.L191])))" office:value-type="boolean" office:boolean-value="false" calcext:value-type="boolean">
            <text:p>FALSE</text:p>
          </table:table-cell>
          <table:table-cell table:formula="of:=AND([.G191]&lt;2000;NOT(OR([.I191:.M191])))" office:value-type="boolean" office:boolean-value="false" calcext:value-type="boolean">
            <text:p>FALSE</text:p>
          </table:table-cell>
          <table:table-cell table:formula="of:=AND([.G191]&lt;5000;NOT(OR([.I191:.N191])))" office:value-type="boolean" office:boolean-value="false" calcext:value-type="boolean">
            <text:p>FALSE</text:p>
          </table:table-cell>
          <table:table-cell table:formula="of:=AND([.G191]&lt;10000;NOT(OR([.I191:.O191])))" office:value-type="boolean" office:boolean-value="false" calcext:value-type="boolean">
            <text:p>FALSE</text:p>
          </table:table-cell>
          <table:table-cell table:formula="of:=AND([.G191]&lt;20000;NOT(OR([.I191:.P191])))" office:value-type="boolean" office:boolean-value="false" calcext:value-type="boolean">
            <text:p>FALSE</text:p>
          </table:table-cell>
          <table:table-cell table:formula="of:=NOT(OR([.I191:.Q19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1008" calcext:value-type="float">
            <text:p>0.00001008</text:p>
          </table:table-cell>
          <table:table-cell office:value-type="float" office:value="1663609585" calcext:value-type="float">
            <text:p>1663609585</text:p>
          </table:table-cell>
          <table:table-cell office:value-type="float" office:value="99173.90382259" calcext:value-type="float">
            <text:p>99173.90382259</text:p>
          </table:table-cell>
          <table:table-cell office:value-type="float" office:value="14227671" calcext:value-type="float">
            <text:p>14227671</text:p>
          </table:table-cell>
          <table:table-cell office:value-type="string" calcext:value-type="string">
            <text:p>buy</text:p>
          </table:table-cell>
          <table:table-cell office:value-type="float" office:value="1008" calcext:value-type="float">
            <text:p>1008</text:p>
          </table:table-cell>
          <table:table-cell office:value-type="float" office:value="0.999672950531707" calcext:value-type="float">
            <text:p>0.999672950531707</text:p>
          </table:table-cell>
          <table:table-cell/>
          <table:table-cell table:formula="of:=[.G192]&lt;50" office:value-type="boolean" office:boolean-value="true" calcext:value-type="boolean">
            <text:p>TRUE</text:p>
          </table:table-cell>
          <table:table-cell table:formula="of:=AND([.G192]&lt;100;NOT(OR([.I192])))" office:value-type="boolean" office:boolean-value="false" calcext:value-type="boolean">
            <text:p>FALSE</text:p>
          </table:table-cell>
          <table:table-cell table:formula="of:=AND([.G192]&lt;200; NOT(OR([.I192:.J192])))" office:value-type="boolean" office:boolean-value="false" calcext:value-type="boolean">
            <text:p>FALSE</text:p>
          </table:table-cell>
          <table:table-cell table:formula="of:=AND([.G192]&lt;500;NOT(OR([.I192:.K192])))" office:value-type="boolean" office:boolean-value="false" calcext:value-type="boolean">
            <text:p>FALSE</text:p>
          </table:table-cell>
          <table:table-cell table:formula="of:=AND([.G192]&lt;1000;NOT(OR([.I192:.L192])))" office:value-type="boolean" office:boolean-value="false" calcext:value-type="boolean">
            <text:p>FALSE</text:p>
          </table:table-cell>
          <table:table-cell table:formula="of:=AND([.G192]&lt;2000;NOT(OR([.I192:.M192])))" office:value-type="boolean" office:boolean-value="false" calcext:value-type="boolean">
            <text:p>FALSE</text:p>
          </table:table-cell>
          <table:table-cell table:formula="of:=AND([.G192]&lt;5000;NOT(OR([.I192:.N192])))" office:value-type="boolean" office:boolean-value="false" calcext:value-type="boolean">
            <text:p>FALSE</text:p>
          </table:table-cell>
          <table:table-cell table:formula="of:=AND([.G192]&lt;10000;NOT(OR([.I192:.O192])))" office:value-type="boolean" office:boolean-value="false" calcext:value-type="boolean">
            <text:p>FALSE</text:p>
          </table:table-cell>
          <table:table-cell table:formula="of:=AND([.G192]&lt;20000;NOT(OR([.I192:.P192])))" office:value-type="boolean" office:boolean-value="false" calcext:value-type="boolean">
            <text:p>FALSE</text:p>
          </table:table-cell>
          <table:table-cell table:formula="of:=NOT(OR([.I192:.Q19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487" calcext:value-type="float">
            <text:p>0.00487</text:p>
          </table:table-cell>
          <table:table-cell office:value-type="float" office:value="1663609702" calcext:value-type="float">
            <text:p>1663609702</text:p>
          </table:table-cell>
          <table:table-cell office:value-type="float" office:value="99124.97608581" calcext:value-type="float">
            <text:p>99124.97608581</text:p>
          </table:table-cell>
          <table:table-cell office:value-type="float" office:value="14227672" calcext:value-type="float">
            <text:p>14227672</text:p>
          </table:table-cell>
          <table:table-cell office:value-type="string" calcext:value-type="string">
            <text:p>buy</text:p>
          </table:table-cell>
          <table:table-cell office:value-type="float" office:value="487000" calcext:value-type="float">
            <text:p>487000</text:p>
          </table:table-cell>
          <table:table-cell office:value-type="float" office:value="482.738633537895" calcext:value-type="float">
            <text:p>482.738633537895</text:p>
          </table:table-cell>
          <table:table-cell/>
          <table:table-cell table:formula="of:=[.G193]&lt;50" office:value-type="boolean" office:boolean-value="false" calcext:value-type="boolean">
            <text:p>FALSE</text:p>
          </table:table-cell>
          <table:table-cell table:formula="of:=AND([.G193]&lt;100;NOT(OR([.I193])))" office:value-type="boolean" office:boolean-value="false" calcext:value-type="boolean">
            <text:p>FALSE</text:p>
          </table:table-cell>
          <table:table-cell table:formula="of:=AND([.G193]&lt;200; NOT(OR([.I193:.J193])))" office:value-type="boolean" office:boolean-value="false" calcext:value-type="boolean">
            <text:p>FALSE</text:p>
          </table:table-cell>
          <table:table-cell table:formula="of:=AND([.G193]&lt;500;NOT(OR([.I193:.K193])))" office:value-type="boolean" office:boolean-value="true" calcext:value-type="boolean">
            <text:p>TRUE</text:p>
          </table:table-cell>
          <table:table-cell table:formula="of:=AND([.G193]&lt;1000;NOT(OR([.I193:.L193])))" office:value-type="boolean" office:boolean-value="false" calcext:value-type="boolean">
            <text:p>FALSE</text:p>
          </table:table-cell>
          <table:table-cell table:formula="of:=AND([.G193]&lt;2000;NOT(OR([.I193:.M193])))" office:value-type="boolean" office:boolean-value="false" calcext:value-type="boolean">
            <text:p>FALSE</text:p>
          </table:table-cell>
          <table:table-cell table:formula="of:=AND([.G193]&lt;5000;NOT(OR([.I193:.N193])))" office:value-type="boolean" office:boolean-value="false" calcext:value-type="boolean">
            <text:p>FALSE</text:p>
          </table:table-cell>
          <table:table-cell table:formula="of:=AND([.G193]&lt;10000;NOT(OR([.I193:.O193])))" office:value-type="boolean" office:boolean-value="false" calcext:value-type="boolean">
            <text:p>FALSE</text:p>
          </table:table-cell>
          <table:table-cell table:formula="of:=AND([.G193]&lt;20000;NOT(OR([.I193:.P193])))" office:value-type="boolean" office:boolean-value="false" calcext:value-type="boolean">
            <text:p>FALSE</text:p>
          </table:table-cell>
          <table:table-cell table:formula="of:=NOT(OR([.I193:.Q19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623" calcext:value-type="float">
            <text:p>0.00623</text:p>
          </table:table-cell>
          <table:table-cell office:value-type="float" office:value="1663609702" calcext:value-type="float">
            <text:p>1663609702</text:p>
          </table:table-cell>
          <table:table-cell office:value-type="float" office:value="99125.66186805" calcext:value-type="float">
            <text:p>99125.66186805</text:p>
          </table:table-cell>
          <table:table-cell office:value-type="float" office:value="14227673" calcext:value-type="float">
            <text:p>14227673</text:p>
          </table:table-cell>
          <table:table-cell office:value-type="string" calcext:value-type="string">
            <text:p>buy</text:p>
          </table:table-cell>
          <table:table-cell office:value-type="float" office:value="623000" calcext:value-type="float">
            <text:p>623000</text:p>
          </table:table-cell>
          <table:table-cell office:value-type="float" office:value="617.552873437952" calcext:value-type="float">
            <text:p>617.552873437952</text:p>
          </table:table-cell>
          <table:table-cell/>
          <table:table-cell table:formula="of:=[.G194]&lt;50" office:value-type="boolean" office:boolean-value="false" calcext:value-type="boolean">
            <text:p>FALSE</text:p>
          </table:table-cell>
          <table:table-cell table:formula="of:=AND([.G194]&lt;100;NOT(OR([.I194])))" office:value-type="boolean" office:boolean-value="false" calcext:value-type="boolean">
            <text:p>FALSE</text:p>
          </table:table-cell>
          <table:table-cell table:formula="of:=AND([.G194]&lt;200; NOT(OR([.I194:.J194])))" office:value-type="boolean" office:boolean-value="false" calcext:value-type="boolean">
            <text:p>FALSE</text:p>
          </table:table-cell>
          <table:table-cell table:formula="of:=AND([.G194]&lt;500;NOT(OR([.I194:.K194])))" office:value-type="boolean" office:boolean-value="false" calcext:value-type="boolean">
            <text:p>FALSE</text:p>
          </table:table-cell>
          <table:table-cell table:formula="of:=AND([.G194]&lt;1000;NOT(OR([.I194:.L194])))" office:value-type="boolean" office:boolean-value="true" calcext:value-type="boolean">
            <text:p>TRUE</text:p>
          </table:table-cell>
          <table:table-cell table:formula="of:=AND([.G194]&lt;2000;NOT(OR([.I194:.M194])))" office:value-type="boolean" office:boolean-value="false" calcext:value-type="boolean">
            <text:p>FALSE</text:p>
          </table:table-cell>
          <table:table-cell table:formula="of:=AND([.G194]&lt;5000;NOT(OR([.I194:.N194])))" office:value-type="boolean" office:boolean-value="false" calcext:value-type="boolean">
            <text:p>FALSE</text:p>
          </table:table-cell>
          <table:table-cell table:formula="of:=AND([.G194]&lt;10000;NOT(OR([.I194:.O194])))" office:value-type="boolean" office:boolean-value="false" calcext:value-type="boolean">
            <text:p>FALSE</text:p>
          </table:table-cell>
          <table:table-cell table:formula="of:=AND([.G194]&lt;20000;NOT(OR([.I194:.P194])))" office:value-type="boolean" office:boolean-value="false" calcext:value-type="boolean">
            <text:p>FALSE</text:p>
          </table:table-cell>
          <table:table-cell table:formula="of:=NOT(OR([.I194:.Q19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487" calcext:value-type="float">
            <text:p>0.00487</text:p>
          </table:table-cell>
          <table:table-cell office:value-type="float" office:value="1663609702" calcext:value-type="float">
            <text:p>1663609702</text:p>
          </table:table-cell>
          <table:table-cell office:value-type="float" office:value="99126.11439364" calcext:value-type="float">
            <text:p>99126.11439364</text:p>
          </table:table-cell>
          <table:table-cell office:value-type="float" office:value="14227674" calcext:value-type="float">
            <text:p>14227674</text:p>
          </table:table-cell>
          <table:table-cell office:value-type="string" calcext:value-type="string">
            <text:p>buy</text:p>
          </table:table-cell>
          <table:table-cell office:value-type="float" office:value="487000" calcext:value-type="float">
            <text:p>487000</text:p>
          </table:table-cell>
          <table:table-cell office:value-type="float" office:value="482.744177097027" calcext:value-type="float">
            <text:p>482.744177097027</text:p>
          </table:table-cell>
          <table:table-cell/>
          <table:table-cell table:formula="of:=[.G195]&lt;50" office:value-type="boolean" office:boolean-value="false" calcext:value-type="boolean">
            <text:p>FALSE</text:p>
          </table:table-cell>
          <table:table-cell table:formula="of:=AND([.G195]&lt;100;NOT(OR([.I195])))" office:value-type="boolean" office:boolean-value="false" calcext:value-type="boolean">
            <text:p>FALSE</text:p>
          </table:table-cell>
          <table:table-cell table:formula="of:=AND([.G195]&lt;200; NOT(OR([.I195:.J195])))" office:value-type="boolean" office:boolean-value="false" calcext:value-type="boolean">
            <text:p>FALSE</text:p>
          </table:table-cell>
          <table:table-cell table:formula="of:=AND([.G195]&lt;500;NOT(OR([.I195:.K195])))" office:value-type="boolean" office:boolean-value="true" calcext:value-type="boolean">
            <text:p>TRUE</text:p>
          </table:table-cell>
          <table:table-cell table:formula="of:=AND([.G195]&lt;1000;NOT(OR([.I195:.L195])))" office:value-type="boolean" office:boolean-value="false" calcext:value-type="boolean">
            <text:p>FALSE</text:p>
          </table:table-cell>
          <table:table-cell table:formula="of:=AND([.G195]&lt;2000;NOT(OR([.I195:.M195])))" office:value-type="boolean" office:boolean-value="false" calcext:value-type="boolean">
            <text:p>FALSE</text:p>
          </table:table-cell>
          <table:table-cell table:formula="of:=AND([.G195]&lt;5000;NOT(OR([.I195:.N195])))" office:value-type="boolean" office:boolean-value="false" calcext:value-type="boolean">
            <text:p>FALSE</text:p>
          </table:table-cell>
          <table:table-cell table:formula="of:=AND([.G195]&lt;10000;NOT(OR([.I195:.O195])))" office:value-type="boolean" office:boolean-value="false" calcext:value-type="boolean">
            <text:p>FALSE</text:p>
          </table:table-cell>
          <table:table-cell table:formula="of:=AND([.G195]&lt;20000;NOT(OR([.I195:.P195])))" office:value-type="boolean" office:boolean-value="false" calcext:value-type="boolean">
            <text:p>FALSE</text:p>
          </table:table-cell>
          <table:table-cell table:formula="of:=NOT(OR([.I195:.Q19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264385" calcext:value-type="float">
            <text:p>0.01264385</text:p>
          </table:table-cell>
          <table:table-cell office:value-type="float" office:value="1663609702" calcext:value-type="float">
            <text:p>1663609702</text:p>
          </table:table-cell>
          <table:table-cell office:value-type="float" office:value="99126.47513" calcext:value-type="float">
            <text:p>99126.47513</text:p>
          </table:table-cell>
          <table:table-cell office:value-type="float" office:value="14227675" calcext:value-type="float">
            <text:p>14227675</text:p>
          </table:table-cell>
          <table:table-cell office:value-type="string" calcext:value-type="string">
            <text:p>buy</text:p>
          </table:table-cell>
          <table:table-cell office:value-type="float" office:value="1264385" calcext:value-type="float">
            <text:p>1264385</text:p>
          </table:table-cell>
          <table:table-cell office:value-type="float" office:value="1253.34028257245" calcext:value-type="float">
            <text:p>1253.34028257245</text:p>
          </table:table-cell>
          <table:table-cell/>
          <table:table-cell table:formula="of:=[.G196]&lt;50" office:value-type="boolean" office:boolean-value="false" calcext:value-type="boolean">
            <text:p>FALSE</text:p>
          </table:table-cell>
          <table:table-cell table:formula="of:=AND([.G196]&lt;100;NOT(OR([.I196])))" office:value-type="boolean" office:boolean-value="false" calcext:value-type="boolean">
            <text:p>FALSE</text:p>
          </table:table-cell>
          <table:table-cell table:formula="of:=AND([.G196]&lt;200; NOT(OR([.I196:.J196])))" office:value-type="boolean" office:boolean-value="false" calcext:value-type="boolean">
            <text:p>FALSE</text:p>
          </table:table-cell>
          <table:table-cell table:formula="of:=AND([.G196]&lt;500;NOT(OR([.I196:.K196])))" office:value-type="boolean" office:boolean-value="false" calcext:value-type="boolean">
            <text:p>FALSE</text:p>
          </table:table-cell>
          <table:table-cell table:formula="of:=AND([.G196]&lt;1000;NOT(OR([.I196:.L196])))" office:value-type="boolean" office:boolean-value="false" calcext:value-type="boolean">
            <text:p>FALSE</text:p>
          </table:table-cell>
          <table:table-cell table:formula="of:=AND([.G196]&lt;2000;NOT(OR([.I196:.M196])))" office:value-type="boolean" office:boolean-value="true" calcext:value-type="boolean">
            <text:p>TRUE</text:p>
          </table:table-cell>
          <table:table-cell table:formula="of:=AND([.G196]&lt;5000;NOT(OR([.I196:.N196])))" office:value-type="boolean" office:boolean-value="false" calcext:value-type="boolean">
            <text:p>FALSE</text:p>
          </table:table-cell>
          <table:table-cell table:formula="of:=AND([.G196]&lt;10000;NOT(OR([.I196:.O196])))" office:value-type="boolean" office:boolean-value="false" calcext:value-type="boolean">
            <text:p>FALSE</text:p>
          </table:table-cell>
          <table:table-cell table:formula="of:=AND([.G196]&lt;20000;NOT(OR([.I196:.P196])))" office:value-type="boolean" office:boolean-value="false" calcext:value-type="boolean">
            <text:p>FALSE</text:p>
          </table:table-cell>
          <table:table-cell table:formula="of:=NOT(OR([.I196:.Q19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38" calcext:value-type="float">
            <text:p>0.00238</text:p>
          </table:table-cell>
          <table:table-cell office:value-type="float" office:value="1663609702" calcext:value-type="float">
            <text:p>1663609702</text:p>
          </table:table-cell>
          <table:table-cell office:value-type="float" office:value="99127.40382585" calcext:value-type="float">
            <text:p>99127.40382585</text:p>
          </table:table-cell>
          <table:table-cell office:value-type="float" office:value="14227676" calcext:value-type="float">
            <text:p>14227676</text:p>
          </table:table-cell>
          <table:table-cell office:value-type="string" calcext:value-type="string">
            <text:p>buy</text:p>
          </table:table-cell>
          <table:table-cell office:value-type="float" office:value="238000" calcext:value-type="float">
            <text:p>238000</text:p>
          </table:table-cell>
          <table:table-cell office:value-type="float" office:value="235.923221105523" calcext:value-type="float">
            <text:p>235.923221105523</text:p>
          </table:table-cell>
          <table:table-cell/>
          <table:table-cell table:formula="of:=[.G197]&lt;50" office:value-type="boolean" office:boolean-value="false" calcext:value-type="boolean">
            <text:p>FALSE</text:p>
          </table:table-cell>
          <table:table-cell table:formula="of:=AND([.G197]&lt;100;NOT(OR([.I197])))" office:value-type="boolean" office:boolean-value="false" calcext:value-type="boolean">
            <text:p>FALSE</text:p>
          </table:table-cell>
          <table:table-cell table:formula="of:=AND([.G197]&lt;200; NOT(OR([.I197:.J197])))" office:value-type="boolean" office:boolean-value="false" calcext:value-type="boolean">
            <text:p>FALSE</text:p>
          </table:table-cell>
          <table:table-cell table:formula="of:=AND([.G197]&lt;500;NOT(OR([.I197:.K197])))" office:value-type="boolean" office:boolean-value="true" calcext:value-type="boolean">
            <text:p>TRUE</text:p>
          </table:table-cell>
          <table:table-cell table:formula="of:=AND([.G197]&lt;1000;NOT(OR([.I197:.L197])))" office:value-type="boolean" office:boolean-value="false" calcext:value-type="boolean">
            <text:p>FALSE</text:p>
          </table:table-cell>
          <table:table-cell table:formula="of:=AND([.G197]&lt;2000;NOT(OR([.I197:.M197])))" office:value-type="boolean" office:boolean-value="false" calcext:value-type="boolean">
            <text:p>FALSE</text:p>
          </table:table-cell>
          <table:table-cell table:formula="of:=AND([.G197]&lt;5000;NOT(OR([.I197:.N197])))" office:value-type="boolean" office:boolean-value="false" calcext:value-type="boolean">
            <text:p>FALSE</text:p>
          </table:table-cell>
          <table:table-cell table:formula="of:=AND([.G197]&lt;10000;NOT(OR([.I197:.O197])))" office:value-type="boolean" office:boolean-value="false" calcext:value-type="boolean">
            <text:p>FALSE</text:p>
          </table:table-cell>
          <table:table-cell table:formula="of:=AND([.G197]&lt;20000;NOT(OR([.I197:.P197])))" office:value-type="boolean" office:boolean-value="false" calcext:value-type="boolean">
            <text:p>FALSE</text:p>
          </table:table-cell>
          <table:table-cell table:formula="of:=NOT(OR([.I197:.Q19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72" calcext:value-type="float">
            <text:p>0.00572</text:p>
          </table:table-cell>
          <table:table-cell office:value-type="float" office:value="1663609702" calcext:value-type="float">
            <text:p>1663609702</text:p>
          </table:table-cell>
          <table:table-cell office:value-type="float" office:value="99127.44367324" calcext:value-type="float">
            <text:p>99127.44367324</text:p>
          </table:table-cell>
          <table:table-cell office:value-type="float" office:value="14227677" calcext:value-type="float">
            <text:p>14227677</text:p>
          </table:table-cell>
          <table:table-cell office:value-type="string" calcext:value-type="string">
            <text:p>buy</text:p>
          </table:table-cell>
          <table:table-cell office:value-type="float" office:value="572000" calcext:value-type="float">
            <text:p>572000</text:p>
          </table:table-cell>
          <table:table-cell office:value-type="float" office:value="567.008977810933" calcext:value-type="float">
            <text:p>567.008977810933</text:p>
          </table:table-cell>
          <table:table-cell/>
          <table:table-cell table:formula="of:=[.G198]&lt;50" office:value-type="boolean" office:boolean-value="false" calcext:value-type="boolean">
            <text:p>FALSE</text:p>
          </table:table-cell>
          <table:table-cell table:formula="of:=AND([.G198]&lt;100;NOT(OR([.I198])))" office:value-type="boolean" office:boolean-value="false" calcext:value-type="boolean">
            <text:p>FALSE</text:p>
          </table:table-cell>
          <table:table-cell table:formula="of:=AND([.G198]&lt;200; NOT(OR([.I198:.J198])))" office:value-type="boolean" office:boolean-value="false" calcext:value-type="boolean">
            <text:p>FALSE</text:p>
          </table:table-cell>
          <table:table-cell table:formula="of:=AND([.G198]&lt;500;NOT(OR([.I198:.K198])))" office:value-type="boolean" office:boolean-value="false" calcext:value-type="boolean">
            <text:p>FALSE</text:p>
          </table:table-cell>
          <table:table-cell table:formula="of:=AND([.G198]&lt;1000;NOT(OR([.I198:.L198])))" office:value-type="boolean" office:boolean-value="true" calcext:value-type="boolean">
            <text:p>TRUE</text:p>
          </table:table-cell>
          <table:table-cell table:formula="of:=AND([.G198]&lt;2000;NOT(OR([.I198:.M198])))" office:value-type="boolean" office:boolean-value="false" calcext:value-type="boolean">
            <text:p>FALSE</text:p>
          </table:table-cell>
          <table:table-cell table:formula="of:=AND([.G198]&lt;5000;NOT(OR([.I198:.N198])))" office:value-type="boolean" office:boolean-value="false" calcext:value-type="boolean">
            <text:p>FALSE</text:p>
          </table:table-cell>
          <table:table-cell table:formula="of:=AND([.G198]&lt;10000;NOT(OR([.I198:.O198])))" office:value-type="boolean" office:boolean-value="false" calcext:value-type="boolean">
            <text:p>FALSE</text:p>
          </table:table-cell>
          <table:table-cell table:formula="of:=AND([.G198]&lt;20000;NOT(OR([.I198:.P198])))" office:value-type="boolean" office:boolean-value="false" calcext:value-type="boolean">
            <text:p>FALSE</text:p>
          </table:table-cell>
          <table:table-cell table:formula="of:=NOT(OR([.I198:.Q19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498" calcext:value-type="float">
            <text:p>0.00498</text:p>
          </table:table-cell>
          <table:table-cell office:value-type="float" office:value="1663609702" calcext:value-type="float">
            <text:p>1663609702</text:p>
          </table:table-cell>
          <table:table-cell office:value-type="float" office:value="99127.97176102" calcext:value-type="float">
            <text:p>99127.97176102</text:p>
          </table:table-cell>
          <table:table-cell office:value-type="float" office:value="14227678" calcext:value-type="float">
            <text:p>14227678</text:p>
          </table:table-cell>
          <table:table-cell office:value-type="string" calcext:value-type="string">
            <text:p>buy</text:p>
          </table:table-cell>
          <table:table-cell office:value-type="float" office:value="498000" calcext:value-type="float">
            <text:p>498000</text:p>
          </table:table-cell>
          <table:table-cell office:value-type="float" office:value="493.65729936988" calcext:value-type="float">
            <text:p>493.65729936988</text:p>
          </table:table-cell>
          <table:table-cell/>
          <table:table-cell table:formula="of:=[.G199]&lt;50" office:value-type="boolean" office:boolean-value="false" calcext:value-type="boolean">
            <text:p>FALSE</text:p>
          </table:table-cell>
          <table:table-cell table:formula="of:=AND([.G199]&lt;100;NOT(OR([.I199])))" office:value-type="boolean" office:boolean-value="false" calcext:value-type="boolean">
            <text:p>FALSE</text:p>
          </table:table-cell>
          <table:table-cell table:formula="of:=AND([.G199]&lt;200; NOT(OR([.I199:.J199])))" office:value-type="boolean" office:boolean-value="false" calcext:value-type="boolean">
            <text:p>FALSE</text:p>
          </table:table-cell>
          <table:table-cell table:formula="of:=AND([.G199]&lt;500;NOT(OR([.I199:.K199])))" office:value-type="boolean" office:boolean-value="true" calcext:value-type="boolean">
            <text:p>TRUE</text:p>
          </table:table-cell>
          <table:table-cell table:formula="of:=AND([.G199]&lt;1000;NOT(OR([.I199:.L199])))" office:value-type="boolean" office:boolean-value="false" calcext:value-type="boolean">
            <text:p>FALSE</text:p>
          </table:table-cell>
          <table:table-cell table:formula="of:=AND([.G199]&lt;2000;NOT(OR([.I199:.M199])))" office:value-type="boolean" office:boolean-value="false" calcext:value-type="boolean">
            <text:p>FALSE</text:p>
          </table:table-cell>
          <table:table-cell table:formula="of:=AND([.G199]&lt;5000;NOT(OR([.I199:.N199])))" office:value-type="boolean" office:boolean-value="false" calcext:value-type="boolean">
            <text:p>FALSE</text:p>
          </table:table-cell>
          <table:table-cell table:formula="of:=AND([.G199]&lt;10000;NOT(OR([.I199:.O199])))" office:value-type="boolean" office:boolean-value="false" calcext:value-type="boolean">
            <text:p>FALSE</text:p>
          </table:table-cell>
          <table:table-cell table:formula="of:=AND([.G199]&lt;20000;NOT(OR([.I199:.P199])))" office:value-type="boolean" office:boolean-value="false" calcext:value-type="boolean">
            <text:p>FALSE</text:p>
          </table:table-cell>
          <table:table-cell table:formula="of:=NOT(OR([.I199:.Q19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61" calcext:value-type="float">
            <text:p>0.0061</text:p>
          </table:table-cell>
          <table:table-cell office:value-type="float" office:value="1663609702" calcext:value-type="float">
            <text:p>1663609702</text:p>
          </table:table-cell>
          <table:table-cell office:value-type="float" office:value="99128.21068261" calcext:value-type="float">
            <text:p>99128.21068261</text:p>
          </table:table-cell>
          <table:table-cell office:value-type="float" office:value="14227679" calcext:value-type="float">
            <text:p>14227679</text:p>
          </table:table-cell>
          <table:table-cell office:value-type="string" calcext:value-type="string">
            <text:p>buy</text:p>
          </table:table-cell>
          <table:table-cell office:value-type="float" office:value="610000" calcext:value-type="float">
            <text:p>610000</text:p>
          </table:table-cell>
          <table:table-cell office:value-type="float" office:value="604.682085163921" calcext:value-type="float">
            <text:p>604.682085163921</text:p>
          </table:table-cell>
          <table:table-cell/>
          <table:table-cell table:formula="of:=[.G200]&lt;50" office:value-type="boolean" office:boolean-value="false" calcext:value-type="boolean">
            <text:p>FALSE</text:p>
          </table:table-cell>
          <table:table-cell table:formula="of:=AND([.G200]&lt;100;NOT(OR([.I200])))" office:value-type="boolean" office:boolean-value="false" calcext:value-type="boolean">
            <text:p>FALSE</text:p>
          </table:table-cell>
          <table:table-cell table:formula="of:=AND([.G200]&lt;200; NOT(OR([.I200:.J200])))" office:value-type="boolean" office:boolean-value="false" calcext:value-type="boolean">
            <text:p>FALSE</text:p>
          </table:table-cell>
          <table:table-cell table:formula="of:=AND([.G200]&lt;500;NOT(OR([.I200:.K200])))" office:value-type="boolean" office:boolean-value="false" calcext:value-type="boolean">
            <text:p>FALSE</text:p>
          </table:table-cell>
          <table:table-cell table:formula="of:=AND([.G200]&lt;1000;NOT(OR([.I200:.L200])))" office:value-type="boolean" office:boolean-value="true" calcext:value-type="boolean">
            <text:p>TRUE</text:p>
          </table:table-cell>
          <table:table-cell table:formula="of:=AND([.G200]&lt;2000;NOT(OR([.I200:.M200])))" office:value-type="boolean" office:boolean-value="false" calcext:value-type="boolean">
            <text:p>FALSE</text:p>
          </table:table-cell>
          <table:table-cell table:formula="of:=AND([.G200]&lt;5000;NOT(OR([.I200:.N200])))" office:value-type="boolean" office:boolean-value="false" calcext:value-type="boolean">
            <text:p>FALSE</text:p>
          </table:table-cell>
          <table:table-cell table:formula="of:=AND([.G200]&lt;10000;NOT(OR([.I200:.O200])))" office:value-type="boolean" office:boolean-value="false" calcext:value-type="boolean">
            <text:p>FALSE</text:p>
          </table:table-cell>
          <table:table-cell table:formula="of:=AND([.G200]&lt;20000;NOT(OR([.I200:.P200])))" office:value-type="boolean" office:boolean-value="false" calcext:value-type="boolean">
            <text:p>FALSE</text:p>
          </table:table-cell>
          <table:table-cell table:formula="of:=NOT(OR([.I200:.Q20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85" calcext:value-type="float">
            <text:p>0.00585</text:p>
          </table:table-cell>
          <table:table-cell office:value-type="float" office:value="1663609702" calcext:value-type="float">
            <text:p>1663609702</text:p>
          </table:table-cell>
          <table:table-cell office:value-type="float" office:value="99129.28317821" calcext:value-type="float">
            <text:p>99129.28317821</text:p>
          </table:table-cell>
          <table:table-cell office:value-type="float" office:value="14227680" calcext:value-type="float">
            <text:p>14227680</text:p>
          </table:table-cell>
          <table:table-cell office:value-type="string" calcext:value-type="string">
            <text:p>buy</text:p>
          </table:table-cell>
          <table:table-cell office:value-type="float" office:value="585000" calcext:value-type="float">
            <text:p>585000</text:p>
          </table:table-cell>
          <table:table-cell office:value-type="float" office:value="579.906306592529" calcext:value-type="float">
            <text:p>579.906306592529</text:p>
          </table:table-cell>
          <table:table-cell/>
          <table:table-cell table:formula="of:=[.G201]&lt;50" office:value-type="boolean" office:boolean-value="false" calcext:value-type="boolean">
            <text:p>FALSE</text:p>
          </table:table-cell>
          <table:table-cell table:formula="of:=AND([.G201]&lt;100;NOT(OR([.I201])))" office:value-type="boolean" office:boolean-value="false" calcext:value-type="boolean">
            <text:p>FALSE</text:p>
          </table:table-cell>
          <table:table-cell table:formula="of:=AND([.G201]&lt;200; NOT(OR([.I201:.J201])))" office:value-type="boolean" office:boolean-value="false" calcext:value-type="boolean">
            <text:p>FALSE</text:p>
          </table:table-cell>
          <table:table-cell table:formula="of:=AND([.G201]&lt;500;NOT(OR([.I201:.K201])))" office:value-type="boolean" office:boolean-value="false" calcext:value-type="boolean">
            <text:p>FALSE</text:p>
          </table:table-cell>
          <table:table-cell table:formula="of:=AND([.G201]&lt;1000;NOT(OR([.I201:.L201])))" office:value-type="boolean" office:boolean-value="true" calcext:value-type="boolean">
            <text:p>TRUE</text:p>
          </table:table-cell>
          <table:table-cell table:formula="of:=AND([.G201]&lt;2000;NOT(OR([.I201:.M201])))" office:value-type="boolean" office:boolean-value="false" calcext:value-type="boolean">
            <text:p>FALSE</text:p>
          </table:table-cell>
          <table:table-cell table:formula="of:=AND([.G201]&lt;5000;NOT(OR([.I201:.N201])))" office:value-type="boolean" office:boolean-value="false" calcext:value-type="boolean">
            <text:p>FALSE</text:p>
          </table:table-cell>
          <table:table-cell table:formula="of:=AND([.G201]&lt;10000;NOT(OR([.I201:.O201])))" office:value-type="boolean" office:boolean-value="false" calcext:value-type="boolean">
            <text:p>FALSE</text:p>
          </table:table-cell>
          <table:table-cell table:formula="of:=AND([.G201]&lt;20000;NOT(OR([.I201:.P201])))" office:value-type="boolean" office:boolean-value="false" calcext:value-type="boolean">
            <text:p>FALSE</text:p>
          </table:table-cell>
          <table:table-cell table:formula="of:=NOT(OR([.I201:.Q20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803" calcext:value-type="float">
            <text:p>0.00803</text:p>
          </table:table-cell>
          <table:table-cell office:value-type="float" office:value="1663609702" calcext:value-type="float">
            <text:p>1663609702</text:p>
          </table:table-cell>
          <table:table-cell office:value-type="float" office:value="99130.39623656" calcext:value-type="float">
            <text:p>99130.39623656</text:p>
          </table:table-cell>
          <table:table-cell office:value-type="float" office:value="14227681" calcext:value-type="float">
            <text:p>14227681</text:p>
          </table:table-cell>
          <table:table-cell office:value-type="string" calcext:value-type="string">
            <text:p>buy</text:p>
          </table:table-cell>
          <table:table-cell office:value-type="float" office:value="803000" calcext:value-type="float">
            <text:p>803000</text:p>
          </table:table-cell>
          <table:table-cell office:value-type="float" office:value="796.017081779577" calcext:value-type="float">
            <text:p>796.017081779577</text:p>
          </table:table-cell>
          <table:table-cell/>
          <table:table-cell table:formula="of:=[.G202]&lt;50" office:value-type="boolean" office:boolean-value="false" calcext:value-type="boolean">
            <text:p>FALSE</text:p>
          </table:table-cell>
          <table:table-cell table:formula="of:=AND([.G202]&lt;100;NOT(OR([.I202])))" office:value-type="boolean" office:boolean-value="false" calcext:value-type="boolean">
            <text:p>FALSE</text:p>
          </table:table-cell>
          <table:table-cell table:formula="of:=AND([.G202]&lt;200; NOT(OR([.I202:.J202])))" office:value-type="boolean" office:boolean-value="false" calcext:value-type="boolean">
            <text:p>FALSE</text:p>
          </table:table-cell>
          <table:table-cell table:formula="of:=AND([.G202]&lt;500;NOT(OR([.I202:.K202])))" office:value-type="boolean" office:boolean-value="false" calcext:value-type="boolean">
            <text:p>FALSE</text:p>
          </table:table-cell>
          <table:table-cell table:formula="of:=AND([.G202]&lt;1000;NOT(OR([.I202:.L202])))" office:value-type="boolean" office:boolean-value="true" calcext:value-type="boolean">
            <text:p>TRUE</text:p>
          </table:table-cell>
          <table:table-cell table:formula="of:=AND([.G202]&lt;2000;NOT(OR([.I202:.M202])))" office:value-type="boolean" office:boolean-value="false" calcext:value-type="boolean">
            <text:p>FALSE</text:p>
          </table:table-cell>
          <table:table-cell table:formula="of:=AND([.G202]&lt;5000;NOT(OR([.I202:.N202])))" office:value-type="boolean" office:boolean-value="false" calcext:value-type="boolean">
            <text:p>FALSE</text:p>
          </table:table-cell>
          <table:table-cell table:formula="of:=AND([.G202]&lt;10000;NOT(OR([.I202:.O202])))" office:value-type="boolean" office:boolean-value="false" calcext:value-type="boolean">
            <text:p>FALSE</text:p>
          </table:table-cell>
          <table:table-cell table:formula="of:=AND([.G202]&lt;20000;NOT(OR([.I202:.P202])))" office:value-type="boolean" office:boolean-value="false" calcext:value-type="boolean">
            <text:p>FALSE</text:p>
          </table:table-cell>
          <table:table-cell table:formula="of:=NOT(OR([.I202:.Q20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67888" calcext:value-type="float">
            <text:p>0.00167888</text:p>
          </table:table-cell>
          <table:table-cell office:value-type="float" office:value="1663609702" calcext:value-type="float">
            <text:p>1663609702</text:p>
          </table:table-cell>
          <table:table-cell office:value-type="float" office:value="99130.62696" calcext:value-type="float">
            <text:p>99130.62696</text:p>
          </table:table-cell>
          <table:table-cell office:value-type="float" office:value="14227682" calcext:value-type="float">
            <text:p>14227682</text:p>
          </table:table-cell>
          <table:table-cell office:value-type="string" calcext:value-type="string">
            <text:p>buy</text:p>
          </table:table-cell>
          <table:table-cell office:value-type="float" office:value="167888" calcext:value-type="float">
            <text:p>167888</text:p>
          </table:table-cell>
          <table:table-cell office:value-type="float" office:value="166.428426990605" calcext:value-type="float">
            <text:p>166.428426990605</text:p>
          </table:table-cell>
          <table:table-cell/>
          <table:table-cell table:formula="of:=[.G203]&lt;50" office:value-type="boolean" office:boolean-value="false" calcext:value-type="boolean">
            <text:p>FALSE</text:p>
          </table:table-cell>
          <table:table-cell table:formula="of:=AND([.G203]&lt;100;NOT(OR([.I203])))" office:value-type="boolean" office:boolean-value="false" calcext:value-type="boolean">
            <text:p>FALSE</text:p>
          </table:table-cell>
          <table:table-cell table:formula="of:=AND([.G203]&lt;200; NOT(OR([.I203:.J203])))" office:value-type="boolean" office:boolean-value="true" calcext:value-type="boolean">
            <text:p>TRUE</text:p>
          </table:table-cell>
          <table:table-cell table:formula="of:=AND([.G203]&lt;500;NOT(OR([.I203:.K203])))" office:value-type="boolean" office:boolean-value="false" calcext:value-type="boolean">
            <text:p>FALSE</text:p>
          </table:table-cell>
          <table:table-cell table:formula="of:=AND([.G203]&lt;1000;NOT(OR([.I203:.L203])))" office:value-type="boolean" office:boolean-value="false" calcext:value-type="boolean">
            <text:p>FALSE</text:p>
          </table:table-cell>
          <table:table-cell table:formula="of:=AND([.G203]&lt;2000;NOT(OR([.I203:.M203])))" office:value-type="boolean" office:boolean-value="false" calcext:value-type="boolean">
            <text:p>FALSE</text:p>
          </table:table-cell>
          <table:table-cell table:formula="of:=AND([.G203]&lt;5000;NOT(OR([.I203:.N203])))" office:value-type="boolean" office:boolean-value="false" calcext:value-type="boolean">
            <text:p>FALSE</text:p>
          </table:table-cell>
          <table:table-cell table:formula="of:=AND([.G203]&lt;10000;NOT(OR([.I203:.O203])))" office:value-type="boolean" office:boolean-value="false" calcext:value-type="boolean">
            <text:p>FALSE</text:p>
          </table:table-cell>
          <table:table-cell table:formula="of:=AND([.G203]&lt;20000;NOT(OR([.I203:.P203])))" office:value-type="boolean" office:boolean-value="false" calcext:value-type="boolean">
            <text:p>FALSE</text:p>
          </table:table-cell>
          <table:table-cell table:formula="of:=NOT(OR([.I203:.Q20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81" calcext:value-type="float">
            <text:p>0.0081</text:p>
          </table:table-cell>
          <table:table-cell office:value-type="float" office:value="1663609711" calcext:value-type="float">
            <text:p>1663609711</text:p>
          </table:table-cell>
          <table:table-cell office:value-type="float" office:value="98554.88961749" calcext:value-type="float">
            <text:p>98554.88961749</text:p>
          </table:table-cell>
          <table:table-cell office:value-type="float" office:value="14227683" calcext:value-type="float">
            <text:p>14227683</text:p>
          </table:table-cell>
          <table:table-cell office:value-type="string" calcext:value-type="string">
            <text:p>sell</text:p>
          </table:table-cell>
          <table:table-cell office:value-type="float" office:value="810000" calcext:value-type="float">
            <text:p>810000</text:p>
          </table:table-cell>
          <table:table-cell office:value-type="float" office:value="798.294605901669" calcext:value-type="float">
            <text:p>798.294605901669</text:p>
          </table:table-cell>
          <table:table-cell/>
          <table:table-cell table:formula="of:=[.G204]&lt;50" office:value-type="boolean" office:boolean-value="false" calcext:value-type="boolean">
            <text:p>FALSE</text:p>
          </table:table-cell>
          <table:table-cell table:formula="of:=AND([.G204]&lt;100;NOT(OR([.I204])))" office:value-type="boolean" office:boolean-value="false" calcext:value-type="boolean">
            <text:p>FALSE</text:p>
          </table:table-cell>
          <table:table-cell table:formula="of:=AND([.G204]&lt;200; NOT(OR([.I204:.J204])))" office:value-type="boolean" office:boolean-value="false" calcext:value-type="boolean">
            <text:p>FALSE</text:p>
          </table:table-cell>
          <table:table-cell table:formula="of:=AND([.G204]&lt;500;NOT(OR([.I204:.K204])))" office:value-type="boolean" office:boolean-value="false" calcext:value-type="boolean">
            <text:p>FALSE</text:p>
          </table:table-cell>
          <table:table-cell table:formula="of:=AND([.G204]&lt;1000;NOT(OR([.I204:.L204])))" office:value-type="boolean" office:boolean-value="true" calcext:value-type="boolean">
            <text:p>TRUE</text:p>
          </table:table-cell>
          <table:table-cell table:formula="of:=AND([.G204]&lt;2000;NOT(OR([.I204:.M204])))" office:value-type="boolean" office:boolean-value="false" calcext:value-type="boolean">
            <text:p>FALSE</text:p>
          </table:table-cell>
          <table:table-cell table:formula="of:=AND([.G204]&lt;5000;NOT(OR([.I204:.N204])))" office:value-type="boolean" office:boolean-value="false" calcext:value-type="boolean">
            <text:p>FALSE</text:p>
          </table:table-cell>
          <table:table-cell table:formula="of:=AND([.G204]&lt;10000;NOT(OR([.I204:.O204])))" office:value-type="boolean" office:boolean-value="false" calcext:value-type="boolean">
            <text:p>FALSE</text:p>
          </table:table-cell>
          <table:table-cell table:formula="of:=AND([.G204]&lt;20000;NOT(OR([.I204:.P204])))" office:value-type="boolean" office:boolean-value="false" calcext:value-type="boolean">
            <text:p>FALSE</text:p>
          </table:table-cell>
          <table:table-cell table:formula="of:=NOT(OR([.I204:.Q20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173778" calcext:value-type="float">
            <text:p>0.01173778</text:p>
          </table:table-cell>
          <table:table-cell office:value-type="float" office:value="1663609711" calcext:value-type="float">
            <text:p>1663609711</text:p>
          </table:table-cell>
          <table:table-cell office:value-type="float" office:value="98554.88961748" calcext:value-type="float">
            <text:p>98554.88961748</text:p>
          </table:table-cell>
          <table:table-cell office:value-type="float" office:value="14227684" calcext:value-type="float">
            <text:p>14227684</text:p>
          </table:table-cell>
          <table:table-cell office:value-type="string" calcext:value-type="string">
            <text:p>sell</text:p>
          </table:table-cell>
          <table:table-cell office:value-type="float" office:value="1173778" calcext:value-type="float">
            <text:p>1173778</text:p>
          </table:table-cell>
          <table:table-cell office:value-type="float" office:value="1156.81561225426" calcext:value-type="float">
            <text:p>1156.81561225426</text:p>
          </table:table-cell>
          <table:table-cell/>
          <table:table-cell table:formula="of:=[.G205]&lt;50" office:value-type="boolean" office:boolean-value="false" calcext:value-type="boolean">
            <text:p>FALSE</text:p>
          </table:table-cell>
          <table:table-cell table:formula="of:=AND([.G205]&lt;100;NOT(OR([.I205])))" office:value-type="boolean" office:boolean-value="false" calcext:value-type="boolean">
            <text:p>FALSE</text:p>
          </table:table-cell>
          <table:table-cell table:formula="of:=AND([.G205]&lt;200; NOT(OR([.I205:.J205])))" office:value-type="boolean" office:boolean-value="false" calcext:value-type="boolean">
            <text:p>FALSE</text:p>
          </table:table-cell>
          <table:table-cell table:formula="of:=AND([.G205]&lt;500;NOT(OR([.I205:.K205])))" office:value-type="boolean" office:boolean-value="false" calcext:value-type="boolean">
            <text:p>FALSE</text:p>
          </table:table-cell>
          <table:table-cell table:formula="of:=AND([.G205]&lt;1000;NOT(OR([.I205:.L205])))" office:value-type="boolean" office:boolean-value="false" calcext:value-type="boolean">
            <text:p>FALSE</text:p>
          </table:table-cell>
          <table:table-cell table:formula="of:=AND([.G205]&lt;2000;NOT(OR([.I205:.M205])))" office:value-type="boolean" office:boolean-value="true" calcext:value-type="boolean">
            <text:p>TRUE</text:p>
          </table:table-cell>
          <table:table-cell table:formula="of:=AND([.G205]&lt;5000;NOT(OR([.I205:.N205])))" office:value-type="boolean" office:boolean-value="false" calcext:value-type="boolean">
            <text:p>FALSE</text:p>
          </table:table-cell>
          <table:table-cell table:formula="of:=AND([.G205]&lt;10000;NOT(OR([.I205:.O205])))" office:value-type="boolean" office:boolean-value="false" calcext:value-type="boolean">
            <text:p>FALSE</text:p>
          </table:table-cell>
          <table:table-cell table:formula="of:=AND([.G205]&lt;20000;NOT(OR([.I205:.P205])))" office:value-type="boolean" office:boolean-value="false" calcext:value-type="boolean">
            <text:p>FALSE</text:p>
          </table:table-cell>
          <table:table-cell table:formula="of:=NOT(OR([.I205:.Q20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00889" calcext:value-type="float">
            <text:p>0.00100889</text:p>
          </table:table-cell>
          <table:table-cell office:value-type="float" office:value="1663609716" calcext:value-type="float">
            <text:p>1663609716</text:p>
          </table:table-cell>
          <table:table-cell office:value-type="float" office:value="99118.17389877" calcext:value-type="float">
            <text:p>99118.17389877</text:p>
          </table:table-cell>
          <table:table-cell office:value-type="float" office:value="14227685" calcext:value-type="float">
            <text:p>14227685</text:p>
          </table:table-cell>
          <table:table-cell office:value-type="string" calcext:value-type="string">
            <text:p>buy</text:p>
          </table:table-cell>
          <table:table-cell office:value-type="float" office:value="100888" calcext:value-type="float">
            <text:p>100888</text:p>
          </table:table-cell>
          <table:table-cell office:value-type="float" office:value="99.9993344647301" calcext:value-type="float">
            <text:p>99.9993344647301</text:p>
          </table:table-cell>
          <table:table-cell/>
          <table:table-cell table:formula="of:=[.G206]&lt;50" office:value-type="boolean" office:boolean-value="false" calcext:value-type="boolean">
            <text:p>FALSE</text:p>
          </table:table-cell>
          <table:table-cell table:formula="of:=AND([.G206]&lt;100;NOT(OR([.I206])))" office:value-type="boolean" office:boolean-value="true" calcext:value-type="boolean">
            <text:p>TRUE</text:p>
          </table:table-cell>
          <table:table-cell table:formula="of:=AND([.G206]&lt;200; NOT(OR([.I206:.J206])))" office:value-type="boolean" office:boolean-value="false" calcext:value-type="boolean">
            <text:p>FALSE</text:p>
          </table:table-cell>
          <table:table-cell table:formula="of:=AND([.G206]&lt;500;NOT(OR([.I206:.K206])))" office:value-type="boolean" office:boolean-value="false" calcext:value-type="boolean">
            <text:p>FALSE</text:p>
          </table:table-cell>
          <table:table-cell table:formula="of:=AND([.G206]&lt;1000;NOT(OR([.I206:.L206])))" office:value-type="boolean" office:boolean-value="false" calcext:value-type="boolean">
            <text:p>FALSE</text:p>
          </table:table-cell>
          <table:table-cell table:formula="of:=AND([.G206]&lt;2000;NOT(OR([.I206:.M206])))" office:value-type="boolean" office:boolean-value="false" calcext:value-type="boolean">
            <text:p>FALSE</text:p>
          </table:table-cell>
          <table:table-cell table:formula="of:=AND([.G206]&lt;5000;NOT(OR([.I206:.N206])))" office:value-type="boolean" office:boolean-value="false" calcext:value-type="boolean">
            <text:p>FALSE</text:p>
          </table:table-cell>
          <table:table-cell table:formula="of:=AND([.G206]&lt;10000;NOT(OR([.I206:.O206])))" office:value-type="boolean" office:boolean-value="false" calcext:value-type="boolean">
            <text:p>FALSE</text:p>
          </table:table-cell>
          <table:table-cell table:formula="of:=AND([.G206]&lt;20000;NOT(OR([.I206:.P206])))" office:value-type="boolean" office:boolean-value="false" calcext:value-type="boolean">
            <text:p>FALSE</text:p>
          </table:table-cell>
          <table:table-cell table:formula="of:=NOT(OR([.I206:.Q20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62393" calcext:value-type="float">
            <text:p>0.00262393</text:p>
          </table:table-cell>
          <table:table-cell office:value-type="float" office:value="1663609782" calcext:value-type="float">
            <text:p>1663609782</text:p>
          </table:table-cell>
          <table:table-cell office:value-type="float" office:value="99087.90186291" calcext:value-type="float">
            <text:p>99087.90186291</text:p>
          </table:table-cell>
          <table:table-cell office:value-type="float" office:value="14227686" calcext:value-type="float">
            <text:p>14227686</text:p>
          </table:table-cell>
          <table:table-cell office:value-type="string" calcext:value-type="string">
            <text:p>buy</text:p>
          </table:table-cell>
          <table:table-cell office:value-type="float" office:value="262393" calcext:value-type="float">
            <text:p>262393</text:p>
          </table:table-cell>
          <table:table-cell office:value-type="float" office:value="259.999718335145" calcext:value-type="float">
            <text:p>259.999718335145</text:p>
          </table:table-cell>
          <table:table-cell/>
          <table:table-cell table:formula="of:=[.G207]&lt;50" office:value-type="boolean" office:boolean-value="false" calcext:value-type="boolean">
            <text:p>FALSE</text:p>
          </table:table-cell>
          <table:table-cell table:formula="of:=AND([.G207]&lt;100;NOT(OR([.I207])))" office:value-type="boolean" office:boolean-value="false" calcext:value-type="boolean">
            <text:p>FALSE</text:p>
          </table:table-cell>
          <table:table-cell table:formula="of:=AND([.G207]&lt;200; NOT(OR([.I207:.J207])))" office:value-type="boolean" office:boolean-value="false" calcext:value-type="boolean">
            <text:p>FALSE</text:p>
          </table:table-cell>
          <table:table-cell table:formula="of:=AND([.G207]&lt;500;NOT(OR([.I207:.K207])))" office:value-type="boolean" office:boolean-value="true" calcext:value-type="boolean">
            <text:p>TRUE</text:p>
          </table:table-cell>
          <table:table-cell table:formula="of:=AND([.G207]&lt;1000;NOT(OR([.I207:.L207])))" office:value-type="boolean" office:boolean-value="false" calcext:value-type="boolean">
            <text:p>FALSE</text:p>
          </table:table-cell>
          <table:table-cell table:formula="of:=AND([.G207]&lt;2000;NOT(OR([.I207:.M207])))" office:value-type="boolean" office:boolean-value="false" calcext:value-type="boolean">
            <text:p>FALSE</text:p>
          </table:table-cell>
          <table:table-cell table:formula="of:=AND([.G207]&lt;5000;NOT(OR([.I207:.N207])))" office:value-type="boolean" office:boolean-value="false" calcext:value-type="boolean">
            <text:p>FALSE</text:p>
          </table:table-cell>
          <table:table-cell table:formula="of:=AND([.G207]&lt;10000;NOT(OR([.I207:.O207])))" office:value-type="boolean" office:boolean-value="false" calcext:value-type="boolean">
            <text:p>FALSE</text:p>
          </table:table-cell>
          <table:table-cell table:formula="of:=AND([.G207]&lt;20000;NOT(OR([.I207:.P207])))" office:value-type="boolean" office:boolean-value="false" calcext:value-type="boolean">
            <text:p>FALSE</text:p>
          </table:table-cell>
          <table:table-cell table:formula="of:=NOT(OR([.I207:.Q20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14" calcext:value-type="float">
            <text:p>0.00214</text:p>
          </table:table-cell>
          <table:table-cell office:value-type="float" office:value="1663609808" calcext:value-type="float">
            <text:p>1663609808</text:p>
          </table:table-cell>
          <table:table-cell office:value-type="float" office:value="99076.37984767" calcext:value-type="float">
            <text:p>99076.37984767</text:p>
          </table:table-cell>
          <table:table-cell office:value-type="float" office:value="14227687" calcext:value-type="float">
            <text:p>14227687</text:p>
          </table:table-cell>
          <table:table-cell office:value-type="string" calcext:value-type="string">
            <text:p>buy</text:p>
          </table:table-cell>
          <table:table-cell office:value-type="float" office:value="214000" calcext:value-type="float">
            <text:p>214000</text:p>
          </table:table-cell>
          <table:table-cell office:value-type="float" office:value="212.023452874014" calcext:value-type="float">
            <text:p>212.023452874014</text:p>
          </table:table-cell>
          <table:table-cell/>
          <table:table-cell table:formula="of:=[.G208]&lt;50" office:value-type="boolean" office:boolean-value="false" calcext:value-type="boolean">
            <text:p>FALSE</text:p>
          </table:table-cell>
          <table:table-cell table:formula="of:=AND([.G208]&lt;100;NOT(OR([.I208])))" office:value-type="boolean" office:boolean-value="false" calcext:value-type="boolean">
            <text:p>FALSE</text:p>
          </table:table-cell>
          <table:table-cell table:formula="of:=AND([.G208]&lt;200; NOT(OR([.I208:.J208])))" office:value-type="boolean" office:boolean-value="false" calcext:value-type="boolean">
            <text:p>FALSE</text:p>
          </table:table-cell>
          <table:table-cell table:formula="of:=AND([.G208]&lt;500;NOT(OR([.I208:.K208])))" office:value-type="boolean" office:boolean-value="true" calcext:value-type="boolean">
            <text:p>TRUE</text:p>
          </table:table-cell>
          <table:table-cell table:formula="of:=AND([.G208]&lt;1000;NOT(OR([.I208:.L208])))" office:value-type="boolean" office:boolean-value="false" calcext:value-type="boolean">
            <text:p>FALSE</text:p>
          </table:table-cell>
          <table:table-cell table:formula="of:=AND([.G208]&lt;2000;NOT(OR([.I208:.M208])))" office:value-type="boolean" office:boolean-value="false" calcext:value-type="boolean">
            <text:p>FALSE</text:p>
          </table:table-cell>
          <table:table-cell table:formula="of:=AND([.G208]&lt;5000;NOT(OR([.I208:.N208])))" office:value-type="boolean" office:boolean-value="false" calcext:value-type="boolean">
            <text:p>FALSE</text:p>
          </table:table-cell>
          <table:table-cell table:formula="of:=AND([.G208]&lt;10000;NOT(OR([.I208:.O208])))" office:value-type="boolean" office:boolean-value="false" calcext:value-type="boolean">
            <text:p>FALSE</text:p>
          </table:table-cell>
          <table:table-cell table:formula="of:=AND([.G208]&lt;20000;NOT(OR([.I208:.P208])))" office:value-type="boolean" office:boolean-value="false" calcext:value-type="boolean">
            <text:p>FALSE</text:p>
          </table:table-cell>
          <table:table-cell table:formula="of:=NOT(OR([.I208:.Q20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38329" calcext:value-type="float">
            <text:p>0.00038329</text:p>
          </table:table-cell>
          <table:table-cell office:value-type="float" office:value="1663609808" calcext:value-type="float">
            <text:p>1663609808</text:p>
          </table:table-cell>
          <table:table-cell office:value-type="float" office:value="99078.32496469" calcext:value-type="float">
            <text:p>99078.32496469</text:p>
          </table:table-cell>
          <table:table-cell office:value-type="float" office:value="14227688" calcext:value-type="float">
            <text:p>14227688</text:p>
          </table:table-cell>
          <table:table-cell office:value-type="string" calcext:value-type="string">
            <text:p>buy</text:p>
          </table:table-cell>
          <table:table-cell office:value-type="float" office:value="38329" calcext:value-type="float">
            <text:p>38329</text:p>
          </table:table-cell>
          <table:table-cell office:value-type="float" office:value="37.975731175716" calcext:value-type="float">
            <text:p>37.975731175716</text:p>
          </table:table-cell>
          <table:table-cell/>
          <table:table-cell table:formula="of:=[.G209]&lt;50" office:value-type="boolean" office:boolean-value="true" calcext:value-type="boolean">
            <text:p>TRUE</text:p>
          </table:table-cell>
          <table:table-cell table:formula="of:=AND([.G209]&lt;100;NOT(OR([.I209])))" office:value-type="boolean" office:boolean-value="false" calcext:value-type="boolean">
            <text:p>FALSE</text:p>
          </table:table-cell>
          <table:table-cell table:formula="of:=AND([.G209]&lt;200; NOT(OR([.I209:.J209])))" office:value-type="boolean" office:boolean-value="false" calcext:value-type="boolean">
            <text:p>FALSE</text:p>
          </table:table-cell>
          <table:table-cell table:formula="of:=AND([.G209]&lt;500;NOT(OR([.I209:.K209])))" office:value-type="boolean" office:boolean-value="false" calcext:value-type="boolean">
            <text:p>FALSE</text:p>
          </table:table-cell>
          <table:table-cell table:formula="of:=AND([.G209]&lt;1000;NOT(OR([.I209:.L209])))" office:value-type="boolean" office:boolean-value="false" calcext:value-type="boolean">
            <text:p>FALSE</text:p>
          </table:table-cell>
          <table:table-cell table:formula="of:=AND([.G209]&lt;2000;NOT(OR([.I209:.M209])))" office:value-type="boolean" office:boolean-value="false" calcext:value-type="boolean">
            <text:p>FALSE</text:p>
          </table:table-cell>
          <table:table-cell table:formula="of:=AND([.G209]&lt;5000;NOT(OR([.I209:.N209])))" office:value-type="boolean" office:boolean-value="false" calcext:value-type="boolean">
            <text:p>FALSE</text:p>
          </table:table-cell>
          <table:table-cell table:formula="of:=AND([.G209]&lt;10000;NOT(OR([.I209:.O209])))" office:value-type="boolean" office:boolean-value="false" calcext:value-type="boolean">
            <text:p>FALSE</text:p>
          </table:table-cell>
          <table:table-cell table:formula="of:=AND([.G209]&lt;20000;NOT(OR([.I209:.P209])))" office:value-type="boolean" office:boolean-value="false" calcext:value-type="boolean">
            <text:p>FALSE</text:p>
          </table:table-cell>
          <table:table-cell table:formula="of:=NOT(OR([.I209:.Q20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3028" calcext:value-type="float">
            <text:p>0.0003028</text:p>
          </table:table-cell>
          <table:table-cell office:value-type="float" office:value="1663609811" calcext:value-type="float">
            <text:p>1663609811</text:p>
          </table:table-cell>
          <table:table-cell office:value-type="float" office:value="99075.22447741" calcext:value-type="float">
            <text:p>99075.22447741</text:p>
          </table:table-cell>
          <table:table-cell office:value-type="float" office:value="14227689" calcext:value-type="float">
            <text:p>14227689</text:p>
          </table:table-cell>
          <table:table-cell office:value-type="string" calcext:value-type="string">
            <text:p>buy</text:p>
          </table:table-cell>
          <table:table-cell office:value-type="float" office:value="30280" calcext:value-type="float">
            <text:p>30280</text:p>
          </table:table-cell>
          <table:table-cell office:value-type="float" office:value="29.9999779717597" calcext:value-type="float">
            <text:p>29.9999779717597</text:p>
          </table:table-cell>
          <table:table-cell/>
          <table:table-cell table:formula="of:=[.G210]&lt;50" office:value-type="boolean" office:boolean-value="true" calcext:value-type="boolean">
            <text:p>TRUE</text:p>
          </table:table-cell>
          <table:table-cell table:formula="of:=AND([.G210]&lt;100;NOT(OR([.I210])))" office:value-type="boolean" office:boolean-value="false" calcext:value-type="boolean">
            <text:p>FALSE</text:p>
          </table:table-cell>
          <table:table-cell table:formula="of:=AND([.G210]&lt;200; NOT(OR([.I210:.J210])))" office:value-type="boolean" office:boolean-value="false" calcext:value-type="boolean">
            <text:p>FALSE</text:p>
          </table:table-cell>
          <table:table-cell table:formula="of:=AND([.G210]&lt;500;NOT(OR([.I210:.K210])))" office:value-type="boolean" office:boolean-value="false" calcext:value-type="boolean">
            <text:p>FALSE</text:p>
          </table:table-cell>
          <table:table-cell table:formula="of:=AND([.G210]&lt;1000;NOT(OR([.I210:.L210])))" office:value-type="boolean" office:boolean-value="false" calcext:value-type="boolean">
            <text:p>FALSE</text:p>
          </table:table-cell>
          <table:table-cell table:formula="of:=AND([.G210]&lt;2000;NOT(OR([.I210:.M210])))" office:value-type="boolean" office:boolean-value="false" calcext:value-type="boolean">
            <text:p>FALSE</text:p>
          </table:table-cell>
          <table:table-cell table:formula="of:=AND([.G210]&lt;5000;NOT(OR([.I210:.N210])))" office:value-type="boolean" office:boolean-value="false" calcext:value-type="boolean">
            <text:p>FALSE</text:p>
          </table:table-cell>
          <table:table-cell table:formula="of:=AND([.G210]&lt;10000;NOT(OR([.I210:.O210])))" office:value-type="boolean" office:boolean-value="false" calcext:value-type="boolean">
            <text:p>FALSE</text:p>
          </table:table-cell>
          <table:table-cell table:formula="of:=AND([.G210]&lt;20000;NOT(OR([.I210:.P210])))" office:value-type="boolean" office:boolean-value="false" calcext:value-type="boolean">
            <text:p>FALSE</text:p>
          </table:table-cell>
          <table:table-cell table:formula="of:=NOT(OR([.I210:.Q21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14555" calcext:value-type="float">
            <text:p>0.00014555</text:p>
          </table:table-cell>
          <table:table-cell office:value-type="float" office:value="1663609837" calcext:value-type="float">
            <text:p>1663609837</text:p>
          </table:table-cell>
          <table:table-cell office:value-type="float" office:value="99068.64057946" calcext:value-type="float">
            <text:p>99068.64057946</text:p>
          </table:table-cell>
          <table:table-cell office:value-type="float" office:value="14227690" calcext:value-type="float">
            <text:p>14227690</text:p>
          </table:table-cell>
          <table:table-cell office:value-type="string" calcext:value-type="string">
            <text:p>buy</text:p>
          </table:table-cell>
          <table:table-cell office:value-type="float" office:value="14554" calcext:value-type="float">
            <text:p>14554</text:p>
          </table:table-cell>
          <table:table-cell office:value-type="float" office:value="14.4194406363404" calcext:value-type="float">
            <text:p>14.4194406363404</text:p>
          </table:table-cell>
          <table:table-cell/>
          <table:table-cell table:formula="of:=[.G211]&lt;50" office:value-type="boolean" office:boolean-value="true" calcext:value-type="boolean">
            <text:p>TRUE</text:p>
          </table:table-cell>
          <table:table-cell table:formula="of:=AND([.G211]&lt;100;NOT(OR([.I211])))" office:value-type="boolean" office:boolean-value="false" calcext:value-type="boolean">
            <text:p>FALSE</text:p>
          </table:table-cell>
          <table:table-cell table:formula="of:=AND([.G211]&lt;200; NOT(OR([.I211:.J211])))" office:value-type="boolean" office:boolean-value="false" calcext:value-type="boolean">
            <text:p>FALSE</text:p>
          </table:table-cell>
          <table:table-cell table:formula="of:=AND([.G211]&lt;500;NOT(OR([.I211:.K211])))" office:value-type="boolean" office:boolean-value="false" calcext:value-type="boolean">
            <text:p>FALSE</text:p>
          </table:table-cell>
          <table:table-cell table:formula="of:=AND([.G211]&lt;1000;NOT(OR([.I211:.L211])))" office:value-type="boolean" office:boolean-value="false" calcext:value-type="boolean">
            <text:p>FALSE</text:p>
          </table:table-cell>
          <table:table-cell table:formula="of:=AND([.G211]&lt;2000;NOT(OR([.I211:.M211])))" office:value-type="boolean" office:boolean-value="false" calcext:value-type="boolean">
            <text:p>FALSE</text:p>
          </table:table-cell>
          <table:table-cell table:formula="of:=AND([.G211]&lt;5000;NOT(OR([.I211:.N211])))" office:value-type="boolean" office:boolean-value="false" calcext:value-type="boolean">
            <text:p>FALSE</text:p>
          </table:table-cell>
          <table:table-cell table:formula="of:=AND([.G211]&lt;10000;NOT(OR([.I211:.O211])))" office:value-type="boolean" office:boolean-value="false" calcext:value-type="boolean">
            <text:p>FALSE</text:p>
          </table:table-cell>
          <table:table-cell table:formula="of:=AND([.G211]&lt;20000;NOT(OR([.I211:.P211])))" office:value-type="boolean" office:boolean-value="false" calcext:value-type="boolean">
            <text:p>FALSE</text:p>
          </table:table-cell>
          <table:table-cell table:formula="of:=NOT(OR([.I211:.Q21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28263" calcext:value-type="float">
            <text:p>0.00028263</text:p>
          </table:table-cell>
          <table:table-cell office:value-type="float" office:value="1663609844" calcext:value-type="float">
            <text:p>1663609844</text:p>
          </table:table-cell>
          <table:table-cell office:value-type="float" office:value="99068.22621617" calcext:value-type="float">
            <text:p>99068.22621617</text:p>
          </table:table-cell>
          <table:table-cell office:value-type="float" office:value="14227691" calcext:value-type="float">
            <text:p>14227691</text:p>
          </table:table-cell>
          <table:table-cell office:value-type="string" calcext:value-type="string">
            <text:p>buy</text:p>
          </table:table-cell>
          <table:table-cell office:value-type="float" office:value="28263" calcext:value-type="float">
            <text:p>28263</text:p>
          </table:table-cell>
          <table:table-cell office:value-type="float" office:value="27.9996527754761" calcext:value-type="float">
            <text:p>27.9996527754761</text:p>
          </table:table-cell>
          <table:table-cell/>
          <table:table-cell table:formula="of:=[.G212]&lt;50" office:value-type="boolean" office:boolean-value="true" calcext:value-type="boolean">
            <text:p>TRUE</text:p>
          </table:table-cell>
          <table:table-cell table:formula="of:=AND([.G212]&lt;100;NOT(OR([.I212])))" office:value-type="boolean" office:boolean-value="false" calcext:value-type="boolean">
            <text:p>FALSE</text:p>
          </table:table-cell>
          <table:table-cell table:formula="of:=AND([.G212]&lt;200; NOT(OR([.I212:.J212])))" office:value-type="boolean" office:boolean-value="false" calcext:value-type="boolean">
            <text:p>FALSE</text:p>
          </table:table-cell>
          <table:table-cell table:formula="of:=AND([.G212]&lt;500;NOT(OR([.I212:.K212])))" office:value-type="boolean" office:boolean-value="false" calcext:value-type="boolean">
            <text:p>FALSE</text:p>
          </table:table-cell>
          <table:table-cell table:formula="of:=AND([.G212]&lt;1000;NOT(OR([.I212:.L212])))" office:value-type="boolean" office:boolean-value="false" calcext:value-type="boolean">
            <text:p>FALSE</text:p>
          </table:table-cell>
          <table:table-cell table:formula="of:=AND([.G212]&lt;2000;NOT(OR([.I212:.M212])))" office:value-type="boolean" office:boolean-value="false" calcext:value-type="boolean">
            <text:p>FALSE</text:p>
          </table:table-cell>
          <table:table-cell table:formula="of:=AND([.G212]&lt;5000;NOT(OR([.I212:.N212])))" office:value-type="boolean" office:boolean-value="false" calcext:value-type="boolean">
            <text:p>FALSE</text:p>
          </table:table-cell>
          <table:table-cell table:formula="of:=AND([.G212]&lt;10000;NOT(OR([.I212:.O212])))" office:value-type="boolean" office:boolean-value="false" calcext:value-type="boolean">
            <text:p>FALSE</text:p>
          </table:table-cell>
          <table:table-cell table:formula="of:=AND([.G212]&lt;20000;NOT(OR([.I212:.P212])))" office:value-type="boolean" office:boolean-value="false" calcext:value-type="boolean">
            <text:p>FALSE</text:p>
          </table:table-cell>
          <table:table-cell table:formula="of:=NOT(OR([.I212:.Q21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90291" calcext:value-type="float">
            <text:p>0.00090291</text:p>
          </table:table-cell>
          <table:table-cell office:value-type="float" office:value="1663609891" calcext:value-type="float">
            <text:p>1663609891</text:p>
          </table:table-cell>
          <table:table-cell office:value-type="float" office:value="98612.98561281" calcext:value-type="float">
            <text:p>98612.98561281</text:p>
          </table:table-cell>
          <table:table-cell office:value-type="float" office:value="14227692" calcext:value-type="float">
            <text:p>14227692</text:p>
          </table:table-cell>
          <table:table-cell office:value-type="string" calcext:value-type="string">
            <text:p>sell</text:p>
          </table:table-cell>
          <table:table-cell office:value-type="float" office:value="90291" calcext:value-type="float">
            <text:p>90291</text:p>
          </table:table-cell>
          <table:table-cell office:value-type="float" office:value="89.0386508396623" calcext:value-type="float">
            <text:p>89.0386508396623</text:p>
          </table:table-cell>
          <table:table-cell/>
          <table:table-cell table:formula="of:=[.G213]&lt;50" office:value-type="boolean" office:boolean-value="false" calcext:value-type="boolean">
            <text:p>FALSE</text:p>
          </table:table-cell>
          <table:table-cell table:formula="of:=AND([.G213]&lt;100;NOT(OR([.I213])))" office:value-type="boolean" office:boolean-value="true" calcext:value-type="boolean">
            <text:p>TRUE</text:p>
          </table:table-cell>
          <table:table-cell table:formula="of:=AND([.G213]&lt;200; NOT(OR([.I213:.J213])))" office:value-type="boolean" office:boolean-value="false" calcext:value-type="boolean">
            <text:p>FALSE</text:p>
          </table:table-cell>
          <table:table-cell table:formula="of:=AND([.G213]&lt;500;NOT(OR([.I213:.K213])))" office:value-type="boolean" office:boolean-value="false" calcext:value-type="boolean">
            <text:p>FALSE</text:p>
          </table:table-cell>
          <table:table-cell table:formula="of:=AND([.G213]&lt;1000;NOT(OR([.I213:.L213])))" office:value-type="boolean" office:boolean-value="false" calcext:value-type="boolean">
            <text:p>FALSE</text:p>
          </table:table-cell>
          <table:table-cell table:formula="of:=AND([.G213]&lt;2000;NOT(OR([.I213:.M213])))" office:value-type="boolean" office:boolean-value="false" calcext:value-type="boolean">
            <text:p>FALSE</text:p>
          </table:table-cell>
          <table:table-cell table:formula="of:=AND([.G213]&lt;5000;NOT(OR([.I213:.N213])))" office:value-type="boolean" office:boolean-value="false" calcext:value-type="boolean">
            <text:p>FALSE</text:p>
          </table:table-cell>
          <table:table-cell table:formula="of:=AND([.G213]&lt;10000;NOT(OR([.I213:.O213])))" office:value-type="boolean" office:boolean-value="false" calcext:value-type="boolean">
            <text:p>FALSE</text:p>
          </table:table-cell>
          <table:table-cell table:formula="of:=AND([.G213]&lt;20000;NOT(OR([.I213:.P213])))" office:value-type="boolean" office:boolean-value="false" calcext:value-type="boolean">
            <text:p>FALSE</text:p>
          </table:table-cell>
          <table:table-cell table:formula="of:=NOT(OR([.I213:.Q21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13125" calcext:value-type="float">
            <text:p>0.00013125</text:p>
          </table:table-cell>
          <table:table-cell office:value-type="float" office:value="1663609908" calcext:value-type="float">
            <text:p>1663609908</text:p>
          </table:table-cell>
          <table:table-cell office:value-type="float" office:value="99045.46005954" calcext:value-type="float">
            <text:p>99045.46005954</text:p>
          </table:table-cell>
          <table:table-cell office:value-type="float" office:value="14227693" calcext:value-type="float">
            <text:p>14227693</text:p>
          </table:table-cell>
          <table:table-cell office:value-type="string" calcext:value-type="string">
            <text:p>buy</text:p>
          </table:table-cell>
          <table:table-cell office:value-type="float" office:value="13125" calcext:value-type="float">
            <text:p>13125</text:p>
          </table:table-cell>
          <table:table-cell office:value-type="float" office:value="12.9997166328146" calcext:value-type="float">
            <text:p>12.9997166328146</text:p>
          </table:table-cell>
          <table:table-cell/>
          <table:table-cell table:formula="of:=[.G214]&lt;50" office:value-type="boolean" office:boolean-value="true" calcext:value-type="boolean">
            <text:p>TRUE</text:p>
          </table:table-cell>
          <table:table-cell table:formula="of:=AND([.G214]&lt;100;NOT(OR([.I214])))" office:value-type="boolean" office:boolean-value="false" calcext:value-type="boolean">
            <text:p>FALSE</text:p>
          </table:table-cell>
          <table:table-cell table:formula="of:=AND([.G214]&lt;200; NOT(OR([.I214:.J214])))" office:value-type="boolean" office:boolean-value="false" calcext:value-type="boolean">
            <text:p>FALSE</text:p>
          </table:table-cell>
          <table:table-cell table:formula="of:=AND([.G214]&lt;500;NOT(OR([.I214:.K214])))" office:value-type="boolean" office:boolean-value="false" calcext:value-type="boolean">
            <text:p>FALSE</text:p>
          </table:table-cell>
          <table:table-cell table:formula="of:=AND([.G214]&lt;1000;NOT(OR([.I214:.L214])))" office:value-type="boolean" office:boolean-value="false" calcext:value-type="boolean">
            <text:p>FALSE</text:p>
          </table:table-cell>
          <table:table-cell table:formula="of:=AND([.G214]&lt;2000;NOT(OR([.I214:.M214])))" office:value-type="boolean" office:boolean-value="false" calcext:value-type="boolean">
            <text:p>FALSE</text:p>
          </table:table-cell>
          <table:table-cell table:formula="of:=AND([.G214]&lt;5000;NOT(OR([.I214:.N214])))" office:value-type="boolean" office:boolean-value="false" calcext:value-type="boolean">
            <text:p>FALSE</text:p>
          </table:table-cell>
          <table:table-cell table:formula="of:=AND([.G214]&lt;10000;NOT(OR([.I214:.O214])))" office:value-type="boolean" office:boolean-value="false" calcext:value-type="boolean">
            <text:p>FALSE</text:p>
          </table:table-cell>
          <table:table-cell table:formula="of:=AND([.G214]&lt;20000;NOT(OR([.I214:.P214])))" office:value-type="boolean" office:boolean-value="false" calcext:value-type="boolean">
            <text:p>FALSE</text:p>
          </table:table-cell>
          <table:table-cell table:formula="of:=NOT(OR([.I214:.Q21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21" calcext:value-type="float">
            <text:p>0.00221</text:p>
          </table:table-cell>
          <table:table-cell office:value-type="float" office:value="1663609916" calcext:value-type="float">
            <text:p>1663609916</text:p>
          </table:table-cell>
          <table:table-cell office:value-type="float" office:value="99044.16087738" calcext:value-type="float">
            <text:p>99044.16087738</text:p>
          </table:table-cell>
          <table:table-cell office:value-type="float" office:value="14227694" calcext:value-type="float">
            <text:p>14227694</text:p>
          </table:table-cell>
          <table:table-cell office:value-type="string" calcext:value-type="string">
            <text:p>buy</text:p>
          </table:table-cell>
          <table:table-cell office:value-type="float" office:value="221000" calcext:value-type="float">
            <text:p>221000</text:p>
          </table:table-cell>
          <table:table-cell office:value-type="float" office:value="218.88759553901" calcext:value-type="float">
            <text:p>218.88759553901</text:p>
          </table:table-cell>
          <table:table-cell/>
          <table:table-cell table:formula="of:=[.G215]&lt;50" office:value-type="boolean" office:boolean-value="false" calcext:value-type="boolean">
            <text:p>FALSE</text:p>
          </table:table-cell>
          <table:table-cell table:formula="of:=AND([.G215]&lt;100;NOT(OR([.I215])))" office:value-type="boolean" office:boolean-value="false" calcext:value-type="boolean">
            <text:p>FALSE</text:p>
          </table:table-cell>
          <table:table-cell table:formula="of:=AND([.G215]&lt;200; NOT(OR([.I215:.J215])))" office:value-type="boolean" office:boolean-value="false" calcext:value-type="boolean">
            <text:p>FALSE</text:p>
          </table:table-cell>
          <table:table-cell table:formula="of:=AND([.G215]&lt;500;NOT(OR([.I215:.K215])))" office:value-type="boolean" office:boolean-value="true" calcext:value-type="boolean">
            <text:p>TRUE</text:p>
          </table:table-cell>
          <table:table-cell table:formula="of:=AND([.G215]&lt;1000;NOT(OR([.I215:.L215])))" office:value-type="boolean" office:boolean-value="false" calcext:value-type="boolean">
            <text:p>FALSE</text:p>
          </table:table-cell>
          <table:table-cell table:formula="of:=AND([.G215]&lt;2000;NOT(OR([.I215:.M215])))" office:value-type="boolean" office:boolean-value="false" calcext:value-type="boolean">
            <text:p>FALSE</text:p>
          </table:table-cell>
          <table:table-cell table:formula="of:=AND([.G215]&lt;5000;NOT(OR([.I215:.N215])))" office:value-type="boolean" office:boolean-value="false" calcext:value-type="boolean">
            <text:p>FALSE</text:p>
          </table:table-cell>
          <table:table-cell table:formula="of:=AND([.G215]&lt;10000;NOT(OR([.I215:.O215])))" office:value-type="boolean" office:boolean-value="false" calcext:value-type="boolean">
            <text:p>FALSE</text:p>
          </table:table-cell>
          <table:table-cell table:formula="of:=AND([.G215]&lt;20000;NOT(OR([.I215:.P215])))" office:value-type="boolean" office:boolean-value="false" calcext:value-type="boolean">
            <text:p>FALSE</text:p>
          </table:table-cell>
          <table:table-cell table:formula="of:=NOT(OR([.I215:.Q21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81129" calcext:value-type="float">
            <text:p>0.00281129</text:p>
          </table:table-cell>
          <table:table-cell office:value-type="float" office:value="1663609916" calcext:value-type="float">
            <text:p>1663609916</text:p>
          </table:table-cell>
          <table:table-cell office:value-type="float" office:value="99044.21937713" calcext:value-type="float">
            <text:p>99044.21937713</text:p>
          </table:table-cell>
          <table:table-cell office:value-type="float" office:value="14227695" calcext:value-type="float">
            <text:p>14227695</text:p>
          </table:table-cell>
          <table:table-cell office:value-type="string" calcext:value-type="string">
            <text:p>buy</text:p>
          </table:table-cell>
          <table:table-cell office:value-type="float" office:value="281129" calcext:value-type="float">
            <text:p>281129</text:p>
          </table:table-cell>
          <table:table-cell office:value-type="float" office:value="278.442023492732" calcext:value-type="float">
            <text:p>278.442023492732</text:p>
          </table:table-cell>
          <table:table-cell/>
          <table:table-cell table:formula="of:=[.G216]&lt;50" office:value-type="boolean" office:boolean-value="false" calcext:value-type="boolean">
            <text:p>FALSE</text:p>
          </table:table-cell>
          <table:table-cell table:formula="of:=AND([.G216]&lt;100;NOT(OR([.I216])))" office:value-type="boolean" office:boolean-value="false" calcext:value-type="boolean">
            <text:p>FALSE</text:p>
          </table:table-cell>
          <table:table-cell table:formula="of:=AND([.G216]&lt;200; NOT(OR([.I216:.J216])))" office:value-type="boolean" office:boolean-value="false" calcext:value-type="boolean">
            <text:p>FALSE</text:p>
          </table:table-cell>
          <table:table-cell table:formula="of:=AND([.G216]&lt;500;NOT(OR([.I216:.K216])))" office:value-type="boolean" office:boolean-value="true" calcext:value-type="boolean">
            <text:p>TRUE</text:p>
          </table:table-cell>
          <table:table-cell table:formula="of:=AND([.G216]&lt;1000;NOT(OR([.I216:.L216])))" office:value-type="boolean" office:boolean-value="false" calcext:value-type="boolean">
            <text:p>FALSE</text:p>
          </table:table-cell>
          <table:table-cell table:formula="of:=AND([.G216]&lt;2000;NOT(OR([.I216:.M216])))" office:value-type="boolean" office:boolean-value="false" calcext:value-type="boolean">
            <text:p>FALSE</text:p>
          </table:table-cell>
          <table:table-cell table:formula="of:=AND([.G216]&lt;5000;NOT(OR([.I216:.N216])))" office:value-type="boolean" office:boolean-value="false" calcext:value-type="boolean">
            <text:p>FALSE</text:p>
          </table:table-cell>
          <table:table-cell table:formula="of:=AND([.G216]&lt;10000;NOT(OR([.I216:.O216])))" office:value-type="boolean" office:boolean-value="false" calcext:value-type="boolean">
            <text:p>FALSE</text:p>
          </table:table-cell>
          <table:table-cell table:formula="of:=AND([.G216]&lt;20000;NOT(OR([.I216:.P216])))" office:value-type="boolean" office:boolean-value="false" calcext:value-type="boolean">
            <text:p>FALSE</text:p>
          </table:table-cell>
          <table:table-cell table:formula="of:=NOT(OR([.I216:.Q21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06" calcext:value-type="float">
            <text:p>0.0106</text:p>
          </table:table-cell>
          <table:table-cell office:value-type="float" office:value="1663609956" calcext:value-type="float">
            <text:p>1663609956</text:p>
          </table:table-cell>
          <table:table-cell office:value-type="float" office:value="99015.43262022" calcext:value-type="float">
            <text:p>99015.43262022</text:p>
          </table:table-cell>
          <table:table-cell office:value-type="float" office:value="14227696" calcext:value-type="float">
            <text:p>14227696</text:p>
          </table:table-cell>
          <table:table-cell office:value-type="string" calcext:value-type="string">
            <text:p>buy</text:p>
          </table:table-cell>
          <table:table-cell office:value-type="float" office:value="1060000" calcext:value-type="float">
            <text:p>1060000</text:p>
          </table:table-cell>
          <table:table-cell office:value-type="float" office:value="1049.56358577433" calcext:value-type="float">
            <text:p>1049.56358577433</text:p>
          </table:table-cell>
          <table:table-cell/>
          <table:table-cell table:formula="of:=[.G217]&lt;50" office:value-type="boolean" office:boolean-value="false" calcext:value-type="boolean">
            <text:p>FALSE</text:p>
          </table:table-cell>
          <table:table-cell table:formula="of:=AND([.G217]&lt;100;NOT(OR([.I217])))" office:value-type="boolean" office:boolean-value="false" calcext:value-type="boolean">
            <text:p>FALSE</text:p>
          </table:table-cell>
          <table:table-cell table:formula="of:=AND([.G217]&lt;200; NOT(OR([.I217:.J217])))" office:value-type="boolean" office:boolean-value="false" calcext:value-type="boolean">
            <text:p>FALSE</text:p>
          </table:table-cell>
          <table:table-cell table:formula="of:=AND([.G217]&lt;500;NOT(OR([.I217:.K217])))" office:value-type="boolean" office:boolean-value="false" calcext:value-type="boolean">
            <text:p>FALSE</text:p>
          </table:table-cell>
          <table:table-cell table:formula="of:=AND([.G217]&lt;1000;NOT(OR([.I217:.L217])))" office:value-type="boolean" office:boolean-value="false" calcext:value-type="boolean">
            <text:p>FALSE</text:p>
          </table:table-cell>
          <table:table-cell table:formula="of:=AND([.G217]&lt;2000;NOT(OR([.I217:.M217])))" office:value-type="boolean" office:boolean-value="true" calcext:value-type="boolean">
            <text:p>TRUE</text:p>
          </table:table-cell>
          <table:table-cell table:formula="of:=AND([.G217]&lt;5000;NOT(OR([.I217:.N217])))" office:value-type="boolean" office:boolean-value="false" calcext:value-type="boolean">
            <text:p>FALSE</text:p>
          </table:table-cell>
          <table:table-cell table:formula="of:=AND([.G217]&lt;10000;NOT(OR([.I217:.O217])))" office:value-type="boolean" office:boolean-value="false" calcext:value-type="boolean">
            <text:p>FALSE</text:p>
          </table:table-cell>
          <table:table-cell table:formula="of:=AND([.G217]&lt;20000;NOT(OR([.I217:.P217])))" office:value-type="boolean" office:boolean-value="false" calcext:value-type="boolean">
            <text:p>FALSE</text:p>
          </table:table-cell>
          <table:table-cell table:formula="of:=NOT(OR([.I217:.Q21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407" calcext:value-type="float">
            <text:p>0.00407</text:p>
          </table:table-cell>
          <table:table-cell office:value-type="float" office:value="1663609956" calcext:value-type="float">
            <text:p>1663609956</text:p>
          </table:table-cell>
          <table:table-cell office:value-type="float" office:value="99015.43262023" calcext:value-type="float">
            <text:p>99015.43262023</text:p>
          </table:table-cell>
          <table:table-cell office:value-type="float" office:value="14227697" calcext:value-type="float">
            <text:p>14227697</text:p>
          </table:table-cell>
          <table:table-cell office:value-type="string" calcext:value-type="string">
            <text:p>buy</text:p>
          </table:table-cell>
          <table:table-cell office:value-type="float" office:value="407000" calcext:value-type="float">
            <text:p>407000</text:p>
          </table:table-cell>
          <table:table-cell office:value-type="float" office:value="402.992810764336" calcext:value-type="float">
            <text:p>402.992810764336</text:p>
          </table:table-cell>
          <table:table-cell/>
          <table:table-cell table:formula="of:=[.G218]&lt;50" office:value-type="boolean" office:boolean-value="false" calcext:value-type="boolean">
            <text:p>FALSE</text:p>
          </table:table-cell>
          <table:table-cell table:formula="of:=AND([.G218]&lt;100;NOT(OR([.I218])))" office:value-type="boolean" office:boolean-value="false" calcext:value-type="boolean">
            <text:p>FALSE</text:p>
          </table:table-cell>
          <table:table-cell table:formula="of:=AND([.G218]&lt;200; NOT(OR([.I218:.J218])))" office:value-type="boolean" office:boolean-value="false" calcext:value-type="boolean">
            <text:p>FALSE</text:p>
          </table:table-cell>
          <table:table-cell table:formula="of:=AND([.G218]&lt;500;NOT(OR([.I218:.K218])))" office:value-type="boolean" office:boolean-value="true" calcext:value-type="boolean">
            <text:p>TRUE</text:p>
          </table:table-cell>
          <table:table-cell table:formula="of:=AND([.G218]&lt;1000;NOT(OR([.I218:.L218])))" office:value-type="boolean" office:boolean-value="false" calcext:value-type="boolean">
            <text:p>FALSE</text:p>
          </table:table-cell>
          <table:table-cell table:formula="of:=AND([.G218]&lt;2000;NOT(OR([.I218:.M218])))" office:value-type="boolean" office:boolean-value="false" calcext:value-type="boolean">
            <text:p>FALSE</text:p>
          </table:table-cell>
          <table:table-cell table:formula="of:=AND([.G218]&lt;5000;NOT(OR([.I218:.N218])))" office:value-type="boolean" office:boolean-value="false" calcext:value-type="boolean">
            <text:p>FALSE</text:p>
          </table:table-cell>
          <table:table-cell table:formula="of:=AND([.G218]&lt;10000;NOT(OR([.I218:.O218])))" office:value-type="boolean" office:boolean-value="false" calcext:value-type="boolean">
            <text:p>FALSE</text:p>
          </table:table-cell>
          <table:table-cell table:formula="of:=AND([.G218]&lt;20000;NOT(OR([.I218:.P218])))" office:value-type="boolean" office:boolean-value="false" calcext:value-type="boolean">
            <text:p>FALSE</text:p>
          </table:table-cell>
          <table:table-cell table:formula="of:=NOT(OR([.I218:.Q21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89" calcext:value-type="float">
            <text:p>0.0089</text:p>
          </table:table-cell>
          <table:table-cell office:value-type="float" office:value="1663609956" calcext:value-type="float">
            <text:p>1663609956</text:p>
          </table:table-cell>
          <table:table-cell office:value-type="float" office:value="99017.25342525" calcext:value-type="float">
            <text:p>99017.25342525</text:p>
          </table:table-cell>
          <table:table-cell office:value-type="float" office:value="14227698" calcext:value-type="float">
            <text:p>14227698</text:p>
          </table:table-cell>
          <table:table-cell office:value-type="string" calcext:value-type="string">
            <text:p>buy</text:p>
          </table:table-cell>
          <table:table-cell office:value-type="float" office:value="890000" calcext:value-type="float">
            <text:p>890000</text:p>
          </table:table-cell>
          <table:table-cell office:value-type="float" office:value="881.253555484725" calcext:value-type="float">
            <text:p>881.253555484725</text:p>
          </table:table-cell>
          <table:table-cell/>
          <table:table-cell table:formula="of:=[.G219]&lt;50" office:value-type="boolean" office:boolean-value="false" calcext:value-type="boolean">
            <text:p>FALSE</text:p>
          </table:table-cell>
          <table:table-cell table:formula="of:=AND([.G219]&lt;100;NOT(OR([.I219])))" office:value-type="boolean" office:boolean-value="false" calcext:value-type="boolean">
            <text:p>FALSE</text:p>
          </table:table-cell>
          <table:table-cell table:formula="of:=AND([.G219]&lt;200; NOT(OR([.I219:.J219])))" office:value-type="boolean" office:boolean-value="false" calcext:value-type="boolean">
            <text:p>FALSE</text:p>
          </table:table-cell>
          <table:table-cell table:formula="of:=AND([.G219]&lt;500;NOT(OR([.I219:.K219])))" office:value-type="boolean" office:boolean-value="false" calcext:value-type="boolean">
            <text:p>FALSE</text:p>
          </table:table-cell>
          <table:table-cell table:formula="of:=AND([.G219]&lt;1000;NOT(OR([.I219:.L219])))" office:value-type="boolean" office:boolean-value="true" calcext:value-type="boolean">
            <text:p>TRUE</text:p>
          </table:table-cell>
          <table:table-cell table:formula="of:=AND([.G219]&lt;2000;NOT(OR([.I219:.M219])))" office:value-type="boolean" office:boolean-value="false" calcext:value-type="boolean">
            <text:p>FALSE</text:p>
          </table:table-cell>
          <table:table-cell table:formula="of:=AND([.G219]&lt;5000;NOT(OR([.I219:.N219])))" office:value-type="boolean" office:boolean-value="false" calcext:value-type="boolean">
            <text:p>FALSE</text:p>
          </table:table-cell>
          <table:table-cell table:formula="of:=AND([.G219]&lt;10000;NOT(OR([.I219:.O219])))" office:value-type="boolean" office:boolean-value="false" calcext:value-type="boolean">
            <text:p>FALSE</text:p>
          </table:table-cell>
          <table:table-cell table:formula="of:=AND([.G219]&lt;20000;NOT(OR([.I219:.P219])))" office:value-type="boolean" office:boolean-value="false" calcext:value-type="boolean">
            <text:p>FALSE</text:p>
          </table:table-cell>
          <table:table-cell table:formula="of:=NOT(OR([.I219:.Q21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434" calcext:value-type="float">
            <text:p>0.00434</text:p>
          </table:table-cell>
          <table:table-cell office:value-type="float" office:value="1663609956" calcext:value-type="float">
            <text:p>1663609956</text:p>
          </table:table-cell>
          <table:table-cell office:value-type="float" office:value="99017.25342526" calcext:value-type="float">
            <text:p>99017.25342526</text:p>
          </table:table-cell>
          <table:table-cell office:value-type="float" office:value="14227699" calcext:value-type="float">
            <text:p>14227699</text:p>
          </table:table-cell>
          <table:table-cell office:value-type="string" calcext:value-type="string">
            <text:p>buy</text:p>
          </table:table-cell>
          <table:table-cell office:value-type="float" office:value="434000" calcext:value-type="float">
            <text:p>434000</text:p>
          </table:table-cell>
          <table:table-cell office:value-type="float" office:value="429.734879865628" calcext:value-type="float">
            <text:p>429.734879865628</text:p>
          </table:table-cell>
          <table:table-cell/>
          <table:table-cell table:formula="of:=[.G220]&lt;50" office:value-type="boolean" office:boolean-value="false" calcext:value-type="boolean">
            <text:p>FALSE</text:p>
          </table:table-cell>
          <table:table-cell table:formula="of:=AND([.G220]&lt;100;NOT(OR([.I220])))" office:value-type="boolean" office:boolean-value="false" calcext:value-type="boolean">
            <text:p>FALSE</text:p>
          </table:table-cell>
          <table:table-cell table:formula="of:=AND([.G220]&lt;200; NOT(OR([.I220:.J220])))" office:value-type="boolean" office:boolean-value="false" calcext:value-type="boolean">
            <text:p>FALSE</text:p>
          </table:table-cell>
          <table:table-cell table:formula="of:=AND([.G220]&lt;500;NOT(OR([.I220:.K220])))" office:value-type="boolean" office:boolean-value="true" calcext:value-type="boolean">
            <text:p>TRUE</text:p>
          </table:table-cell>
          <table:table-cell table:formula="of:=AND([.G220]&lt;1000;NOT(OR([.I220:.L220])))" office:value-type="boolean" office:boolean-value="false" calcext:value-type="boolean">
            <text:p>FALSE</text:p>
          </table:table-cell>
          <table:table-cell table:formula="of:=AND([.G220]&lt;2000;NOT(OR([.I220:.M220])))" office:value-type="boolean" office:boolean-value="false" calcext:value-type="boolean">
            <text:p>FALSE</text:p>
          </table:table-cell>
          <table:table-cell table:formula="of:=AND([.G220]&lt;5000;NOT(OR([.I220:.N220])))" office:value-type="boolean" office:boolean-value="false" calcext:value-type="boolean">
            <text:p>FALSE</text:p>
          </table:table-cell>
          <table:table-cell table:formula="of:=AND([.G220]&lt;10000;NOT(OR([.I220:.O220])))" office:value-type="boolean" office:boolean-value="false" calcext:value-type="boolean">
            <text:p>FALSE</text:p>
          </table:table-cell>
          <table:table-cell table:formula="of:=AND([.G220]&lt;20000;NOT(OR([.I220:.P220])))" office:value-type="boolean" office:boolean-value="false" calcext:value-type="boolean">
            <text:p>FALSE</text:p>
          </table:table-cell>
          <table:table-cell table:formula="of:=NOT(OR([.I220:.Q22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407" calcext:value-type="float">
            <text:p>0.00407</text:p>
          </table:table-cell>
          <table:table-cell office:value-type="float" office:value="1663609956" calcext:value-type="float">
            <text:p>1663609956</text:p>
          </table:table-cell>
          <table:table-cell office:value-type="float" office:value="99022.78165257" calcext:value-type="float">
            <text:p>99022.78165257</text:p>
          </table:table-cell>
          <table:table-cell office:value-type="float" office:value="14227700" calcext:value-type="float">
            <text:p>14227700</text:p>
          </table:table-cell>
          <table:table-cell office:value-type="string" calcext:value-type="string">
            <text:p>buy</text:p>
          </table:table-cell>
          <table:table-cell office:value-type="float" office:value="407000" calcext:value-type="float">
            <text:p>407000</text:p>
          </table:table-cell>
          <table:table-cell office:value-type="float" office:value="403.02272132596" calcext:value-type="float">
            <text:p>403.02272132596</text:p>
          </table:table-cell>
          <table:table-cell/>
          <table:table-cell table:formula="of:=[.G221]&lt;50" office:value-type="boolean" office:boolean-value="false" calcext:value-type="boolean">
            <text:p>FALSE</text:p>
          </table:table-cell>
          <table:table-cell table:formula="of:=AND([.G221]&lt;100;NOT(OR([.I221])))" office:value-type="boolean" office:boolean-value="false" calcext:value-type="boolean">
            <text:p>FALSE</text:p>
          </table:table-cell>
          <table:table-cell table:formula="of:=AND([.G221]&lt;200; NOT(OR([.I221:.J221])))" office:value-type="boolean" office:boolean-value="false" calcext:value-type="boolean">
            <text:p>FALSE</text:p>
          </table:table-cell>
          <table:table-cell table:formula="of:=AND([.G221]&lt;500;NOT(OR([.I221:.K221])))" office:value-type="boolean" office:boolean-value="true" calcext:value-type="boolean">
            <text:p>TRUE</text:p>
          </table:table-cell>
          <table:table-cell table:formula="of:=AND([.G221]&lt;1000;NOT(OR([.I221:.L221])))" office:value-type="boolean" office:boolean-value="false" calcext:value-type="boolean">
            <text:p>FALSE</text:p>
          </table:table-cell>
          <table:table-cell table:formula="of:=AND([.G221]&lt;2000;NOT(OR([.I221:.M221])))" office:value-type="boolean" office:boolean-value="false" calcext:value-type="boolean">
            <text:p>FALSE</text:p>
          </table:table-cell>
          <table:table-cell table:formula="of:=AND([.G221]&lt;5000;NOT(OR([.I221:.N221])))" office:value-type="boolean" office:boolean-value="false" calcext:value-type="boolean">
            <text:p>FALSE</text:p>
          </table:table-cell>
          <table:table-cell table:formula="of:=AND([.G221]&lt;10000;NOT(OR([.I221:.O221])))" office:value-type="boolean" office:boolean-value="false" calcext:value-type="boolean">
            <text:p>FALSE</text:p>
          </table:table-cell>
          <table:table-cell table:formula="of:=AND([.G221]&lt;20000;NOT(OR([.I221:.P221])))" office:value-type="boolean" office:boolean-value="false" calcext:value-type="boolean">
            <text:p>FALSE</text:p>
          </table:table-cell>
          <table:table-cell table:formula="of:=NOT(OR([.I221:.Q22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1" calcext:value-type="float">
            <text:p>0.0051</text:p>
          </table:table-cell>
          <table:table-cell office:value-type="float" office:value="1663609956" calcext:value-type="float">
            <text:p>1663609956</text:p>
          </table:table-cell>
          <table:table-cell office:value-type="float" office:value="99024.91421953" calcext:value-type="float">
            <text:p>99024.91421953</text:p>
          </table:table-cell>
          <table:table-cell office:value-type="float" office:value="14227701" calcext:value-type="float">
            <text:p>14227701</text:p>
          </table:table-cell>
          <table:table-cell office:value-type="string" calcext:value-type="string">
            <text:p>buy</text:p>
          </table:table-cell>
          <table:table-cell office:value-type="float" office:value="510000" calcext:value-type="float">
            <text:p>510000</text:p>
          </table:table-cell>
          <table:table-cell office:value-type="float" office:value="505.027062519603" calcext:value-type="float">
            <text:p>505.027062519603</text:p>
          </table:table-cell>
          <table:table-cell/>
          <table:table-cell table:formula="of:=[.G222]&lt;50" office:value-type="boolean" office:boolean-value="false" calcext:value-type="boolean">
            <text:p>FALSE</text:p>
          </table:table-cell>
          <table:table-cell table:formula="of:=AND([.G222]&lt;100;NOT(OR([.I222])))" office:value-type="boolean" office:boolean-value="false" calcext:value-type="boolean">
            <text:p>FALSE</text:p>
          </table:table-cell>
          <table:table-cell table:formula="of:=AND([.G222]&lt;200; NOT(OR([.I222:.J222])))" office:value-type="boolean" office:boolean-value="false" calcext:value-type="boolean">
            <text:p>FALSE</text:p>
          </table:table-cell>
          <table:table-cell table:formula="of:=AND([.G222]&lt;500;NOT(OR([.I222:.K222])))" office:value-type="boolean" office:boolean-value="false" calcext:value-type="boolean">
            <text:p>FALSE</text:p>
          </table:table-cell>
          <table:table-cell table:formula="of:=AND([.G222]&lt;1000;NOT(OR([.I222:.L222])))" office:value-type="boolean" office:boolean-value="true" calcext:value-type="boolean">
            <text:p>TRUE</text:p>
          </table:table-cell>
          <table:table-cell table:formula="of:=AND([.G222]&lt;2000;NOT(OR([.I222:.M222])))" office:value-type="boolean" office:boolean-value="false" calcext:value-type="boolean">
            <text:p>FALSE</text:p>
          </table:table-cell>
          <table:table-cell table:formula="of:=AND([.G222]&lt;5000;NOT(OR([.I222:.N222])))" office:value-type="boolean" office:boolean-value="false" calcext:value-type="boolean">
            <text:p>FALSE</text:p>
          </table:table-cell>
          <table:table-cell table:formula="of:=AND([.G222]&lt;10000;NOT(OR([.I222:.O222])))" office:value-type="boolean" office:boolean-value="false" calcext:value-type="boolean">
            <text:p>FALSE</text:p>
          </table:table-cell>
          <table:table-cell table:formula="of:=AND([.G222]&lt;20000;NOT(OR([.I222:.P222])))" office:value-type="boolean" office:boolean-value="false" calcext:value-type="boolean">
            <text:p>FALSE</text:p>
          </table:table-cell>
          <table:table-cell table:formula="of:=NOT(OR([.I222:.Q22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15" calcext:value-type="float">
            <text:p>0.00215</text:p>
          </table:table-cell>
          <table:table-cell office:value-type="float" office:value="1663609956" calcext:value-type="float">
            <text:p>1663609956</text:p>
          </table:table-cell>
          <table:table-cell office:value-type="float" office:value="99025.67007822" calcext:value-type="float">
            <text:p>99025.67007822</text:p>
          </table:table-cell>
          <table:table-cell office:value-type="float" office:value="14227702" calcext:value-type="float">
            <text:p>14227702</text:p>
          </table:table-cell>
          <table:table-cell office:value-type="string" calcext:value-type="string">
            <text:p>buy</text:p>
          </table:table-cell>
          <table:table-cell office:value-type="float" office:value="215000" calcext:value-type="float">
            <text:p>215000</text:p>
          </table:table-cell>
          <table:table-cell office:value-type="float" office:value="212.905190668173" calcext:value-type="float">
            <text:p>212.905190668173</text:p>
          </table:table-cell>
          <table:table-cell/>
          <table:table-cell table:formula="of:=[.G223]&lt;50" office:value-type="boolean" office:boolean-value="false" calcext:value-type="boolean">
            <text:p>FALSE</text:p>
          </table:table-cell>
          <table:table-cell table:formula="of:=AND([.G223]&lt;100;NOT(OR([.I223])))" office:value-type="boolean" office:boolean-value="false" calcext:value-type="boolean">
            <text:p>FALSE</text:p>
          </table:table-cell>
          <table:table-cell table:formula="of:=AND([.G223]&lt;200; NOT(OR([.I223:.J223])))" office:value-type="boolean" office:boolean-value="false" calcext:value-type="boolean">
            <text:p>FALSE</text:p>
          </table:table-cell>
          <table:table-cell table:formula="of:=AND([.G223]&lt;500;NOT(OR([.I223:.K223])))" office:value-type="boolean" office:boolean-value="true" calcext:value-type="boolean">
            <text:p>TRUE</text:p>
          </table:table-cell>
          <table:table-cell table:formula="of:=AND([.G223]&lt;1000;NOT(OR([.I223:.L223])))" office:value-type="boolean" office:boolean-value="false" calcext:value-type="boolean">
            <text:p>FALSE</text:p>
          </table:table-cell>
          <table:table-cell table:formula="of:=AND([.G223]&lt;2000;NOT(OR([.I223:.M223])))" office:value-type="boolean" office:boolean-value="false" calcext:value-type="boolean">
            <text:p>FALSE</text:p>
          </table:table-cell>
          <table:table-cell table:formula="of:=AND([.G223]&lt;5000;NOT(OR([.I223:.N223])))" office:value-type="boolean" office:boolean-value="false" calcext:value-type="boolean">
            <text:p>FALSE</text:p>
          </table:table-cell>
          <table:table-cell table:formula="of:=AND([.G223]&lt;10000;NOT(OR([.I223:.O223])))" office:value-type="boolean" office:boolean-value="false" calcext:value-type="boolean">
            <text:p>FALSE</text:p>
          </table:table-cell>
          <table:table-cell table:formula="of:=AND([.G223]&lt;20000;NOT(OR([.I223:.P223])))" office:value-type="boolean" office:boolean-value="false" calcext:value-type="boolean">
            <text:p>FALSE</text:p>
          </table:table-cell>
          <table:table-cell table:formula="of:=NOT(OR([.I223:.Q22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16" calcext:value-type="float">
            <text:p>0.00516</text:p>
          </table:table-cell>
          <table:table-cell office:value-type="float" office:value="1663609956" calcext:value-type="float">
            <text:p>1663609956</text:p>
          </table:table-cell>
          <table:table-cell office:value-type="float" office:value="99029.60638778" calcext:value-type="float">
            <text:p>99029.60638778</text:p>
          </table:table-cell>
          <table:table-cell office:value-type="float" office:value="14227703" calcext:value-type="float">
            <text:p>14227703</text:p>
          </table:table-cell>
          <table:table-cell office:value-type="string" calcext:value-type="string">
            <text:p>buy</text:p>
          </table:table-cell>
          <table:table-cell office:value-type="float" office:value="515999" calcext:value-type="float">
            <text:p>515999</text:p>
          </table:table-cell>
          <table:table-cell office:value-type="float" office:value="510.992768960945" calcext:value-type="float">
            <text:p>510.992768960945</text:p>
          </table:table-cell>
          <table:table-cell/>
          <table:table-cell table:formula="of:=[.G224]&lt;50" office:value-type="boolean" office:boolean-value="false" calcext:value-type="boolean">
            <text:p>FALSE</text:p>
          </table:table-cell>
          <table:table-cell table:formula="of:=AND([.G224]&lt;100;NOT(OR([.I224])))" office:value-type="boolean" office:boolean-value="false" calcext:value-type="boolean">
            <text:p>FALSE</text:p>
          </table:table-cell>
          <table:table-cell table:formula="of:=AND([.G224]&lt;200; NOT(OR([.I224:.J224])))" office:value-type="boolean" office:boolean-value="false" calcext:value-type="boolean">
            <text:p>FALSE</text:p>
          </table:table-cell>
          <table:table-cell table:formula="of:=AND([.G224]&lt;500;NOT(OR([.I224:.K224])))" office:value-type="boolean" office:boolean-value="false" calcext:value-type="boolean">
            <text:p>FALSE</text:p>
          </table:table-cell>
          <table:table-cell table:formula="of:=AND([.G224]&lt;1000;NOT(OR([.I224:.L224])))" office:value-type="boolean" office:boolean-value="true" calcext:value-type="boolean">
            <text:p>TRUE</text:p>
          </table:table-cell>
          <table:table-cell table:formula="of:=AND([.G224]&lt;2000;NOT(OR([.I224:.M224])))" office:value-type="boolean" office:boolean-value="false" calcext:value-type="boolean">
            <text:p>FALSE</text:p>
          </table:table-cell>
          <table:table-cell table:formula="of:=AND([.G224]&lt;5000;NOT(OR([.I224:.N224])))" office:value-type="boolean" office:boolean-value="false" calcext:value-type="boolean">
            <text:p>FALSE</text:p>
          </table:table-cell>
          <table:table-cell table:formula="of:=AND([.G224]&lt;10000;NOT(OR([.I224:.O224])))" office:value-type="boolean" office:boolean-value="false" calcext:value-type="boolean">
            <text:p>FALSE</text:p>
          </table:table-cell>
          <table:table-cell table:formula="of:=AND([.G224]&lt;20000;NOT(OR([.I224:.P224])))" office:value-type="boolean" office:boolean-value="false" calcext:value-type="boolean">
            <text:p>FALSE</text:p>
          </table:table-cell>
          <table:table-cell table:formula="of:=NOT(OR([.I224:.Q22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921" calcext:value-type="float">
            <text:p>0.00921</text:p>
          </table:table-cell>
          <table:table-cell office:value-type="float" office:value="1663609956" calcext:value-type="float">
            <text:p>1663609956</text:p>
          </table:table-cell>
          <table:table-cell office:value-type="float" office:value="99031.4783701" calcext:value-type="float">
            <text:p>99031.4783701</text:p>
          </table:table-cell>
          <table:table-cell office:value-type="float" office:value="14227704" calcext:value-type="float">
            <text:p>14227704</text:p>
          </table:table-cell>
          <table:table-cell office:value-type="string" calcext:value-type="string">
            <text:p>buy</text:p>
          </table:table-cell>
          <table:table-cell office:value-type="float" office:value="921000" calcext:value-type="float">
            <text:p>921000</text:p>
          </table:table-cell>
          <table:table-cell office:value-type="float" office:value="912.079915788621" calcext:value-type="float">
            <text:p>912.079915788621</text:p>
          </table:table-cell>
          <table:table-cell/>
          <table:table-cell table:formula="of:=[.G225]&lt;50" office:value-type="boolean" office:boolean-value="false" calcext:value-type="boolean">
            <text:p>FALSE</text:p>
          </table:table-cell>
          <table:table-cell table:formula="of:=AND([.G225]&lt;100;NOT(OR([.I225])))" office:value-type="boolean" office:boolean-value="false" calcext:value-type="boolean">
            <text:p>FALSE</text:p>
          </table:table-cell>
          <table:table-cell table:formula="of:=AND([.G225]&lt;200; NOT(OR([.I225:.J225])))" office:value-type="boolean" office:boolean-value="false" calcext:value-type="boolean">
            <text:p>FALSE</text:p>
          </table:table-cell>
          <table:table-cell table:formula="of:=AND([.G225]&lt;500;NOT(OR([.I225:.K225])))" office:value-type="boolean" office:boolean-value="false" calcext:value-type="boolean">
            <text:p>FALSE</text:p>
          </table:table-cell>
          <table:table-cell table:formula="of:=AND([.G225]&lt;1000;NOT(OR([.I225:.L225])))" office:value-type="boolean" office:boolean-value="true" calcext:value-type="boolean">
            <text:p>TRUE</text:p>
          </table:table-cell>
          <table:table-cell table:formula="of:=AND([.G225]&lt;2000;NOT(OR([.I225:.M225])))" office:value-type="boolean" office:boolean-value="false" calcext:value-type="boolean">
            <text:p>FALSE</text:p>
          </table:table-cell>
          <table:table-cell table:formula="of:=AND([.G225]&lt;5000;NOT(OR([.I225:.N225])))" office:value-type="boolean" office:boolean-value="false" calcext:value-type="boolean">
            <text:p>FALSE</text:p>
          </table:table-cell>
          <table:table-cell table:formula="of:=AND([.G225]&lt;10000;NOT(OR([.I225:.O225])))" office:value-type="boolean" office:boolean-value="false" calcext:value-type="boolean">
            <text:p>FALSE</text:p>
          </table:table-cell>
          <table:table-cell table:formula="of:=AND([.G225]&lt;20000;NOT(OR([.I225:.P225])))" office:value-type="boolean" office:boolean-value="false" calcext:value-type="boolean">
            <text:p>FALSE</text:p>
          </table:table-cell>
          <table:table-cell table:formula="of:=NOT(OR([.I225:.Q22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4738259" calcext:value-type="float">
            <text:p>0.04738259</text:p>
          </table:table-cell>
          <table:table-cell office:value-type="float" office:value="1663609956" calcext:value-type="float">
            <text:p>1663609956</text:p>
          </table:table-cell>
          <table:table-cell office:value-type="float" office:value="99032.72148" calcext:value-type="float">
            <text:p>99032.72148</text:p>
          </table:table-cell>
          <table:table-cell office:value-type="float" office:value="14227705" calcext:value-type="float">
            <text:p>14227705</text:p>
          </table:table-cell>
          <table:table-cell office:value-type="string" calcext:value-type="string">
            <text:p>buy</text:p>
          </table:table-cell>
          <table:table-cell office:value-type="float" office:value="4738259" calcext:value-type="float">
            <text:p>4738259</text:p>
          </table:table-cell>
          <table:table-cell office:value-type="float" office:value="4692.42683847103" calcext:value-type="float">
            <text:p>4692.42683847103</text:p>
          </table:table-cell>
          <table:table-cell/>
          <table:table-cell table:formula="of:=[.G226]&lt;50" office:value-type="boolean" office:boolean-value="false" calcext:value-type="boolean">
            <text:p>FALSE</text:p>
          </table:table-cell>
          <table:table-cell table:formula="of:=AND([.G226]&lt;100;NOT(OR([.I226])))" office:value-type="boolean" office:boolean-value="false" calcext:value-type="boolean">
            <text:p>FALSE</text:p>
          </table:table-cell>
          <table:table-cell table:formula="of:=AND([.G226]&lt;200; NOT(OR([.I226:.J226])))" office:value-type="boolean" office:boolean-value="false" calcext:value-type="boolean">
            <text:p>FALSE</text:p>
          </table:table-cell>
          <table:table-cell table:formula="of:=AND([.G226]&lt;500;NOT(OR([.I226:.K226])))" office:value-type="boolean" office:boolean-value="false" calcext:value-type="boolean">
            <text:p>FALSE</text:p>
          </table:table-cell>
          <table:table-cell table:formula="of:=AND([.G226]&lt;1000;NOT(OR([.I226:.L226])))" office:value-type="boolean" office:boolean-value="false" calcext:value-type="boolean">
            <text:p>FALSE</text:p>
          </table:table-cell>
          <table:table-cell table:formula="of:=AND([.G226]&lt;2000;NOT(OR([.I226:.M226])))" office:value-type="boolean" office:boolean-value="false" calcext:value-type="boolean">
            <text:p>FALSE</text:p>
          </table:table-cell>
          <table:table-cell table:formula="of:=AND([.G226]&lt;5000;NOT(OR([.I226:.N226])))" office:value-type="boolean" office:boolean-value="true" calcext:value-type="boolean">
            <text:p>TRUE</text:p>
          </table:table-cell>
          <table:table-cell table:formula="of:=AND([.G226]&lt;10000;NOT(OR([.I226:.O226])))" office:value-type="boolean" office:boolean-value="false" calcext:value-type="boolean">
            <text:p>FALSE</text:p>
          </table:table-cell>
          <table:table-cell table:formula="of:=AND([.G226]&lt;20000;NOT(OR([.I226:.P226])))" office:value-type="boolean" office:boolean-value="false" calcext:value-type="boolean">
            <text:p>FALSE</text:p>
          </table:table-cell>
          <table:table-cell table:formula="of:=NOT(OR([.I226:.Q22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50499" calcext:value-type="float">
            <text:p>0.00050499</text:p>
          </table:table-cell>
          <table:table-cell office:value-type="float" office:value="1663609992" calcext:value-type="float">
            <text:p>1663609992</text:p>
          </table:table-cell>
          <table:table-cell office:value-type="float" office:value="99011.26378041" calcext:value-type="float">
            <text:p>99011.26378041</text:p>
          </table:table-cell>
          <table:table-cell office:value-type="float" office:value="14227706" calcext:value-type="float">
            <text:p>14227706</text:p>
          </table:table-cell>
          <table:table-cell office:value-type="string" calcext:value-type="string">
            <text:p>buy</text:p>
          </table:table-cell>
          <table:table-cell office:value-type="float" office:value="50499" calcext:value-type="float">
            <text:p>50499</text:p>
          </table:table-cell>
          <table:table-cell office:value-type="float" office:value="49.9996980964692" calcext:value-type="float">
            <text:p>49.9996980964692</text:p>
          </table:table-cell>
          <table:table-cell/>
          <table:table-cell table:formula="of:=[.G227]&lt;50" office:value-type="boolean" office:boolean-value="true" calcext:value-type="boolean">
            <text:p>TRUE</text:p>
          </table:table-cell>
          <table:table-cell table:formula="of:=AND([.G227]&lt;100;NOT(OR([.I227])))" office:value-type="boolean" office:boolean-value="false" calcext:value-type="boolean">
            <text:p>FALSE</text:p>
          </table:table-cell>
          <table:table-cell table:formula="of:=AND([.G227]&lt;200; NOT(OR([.I227:.J227])))" office:value-type="boolean" office:boolean-value="false" calcext:value-type="boolean">
            <text:p>FALSE</text:p>
          </table:table-cell>
          <table:table-cell table:formula="of:=AND([.G227]&lt;500;NOT(OR([.I227:.K227])))" office:value-type="boolean" office:boolean-value="false" calcext:value-type="boolean">
            <text:p>FALSE</text:p>
          </table:table-cell>
          <table:table-cell table:formula="of:=AND([.G227]&lt;1000;NOT(OR([.I227:.L227])))" office:value-type="boolean" office:boolean-value="false" calcext:value-type="boolean">
            <text:p>FALSE</text:p>
          </table:table-cell>
          <table:table-cell table:formula="of:=AND([.G227]&lt;2000;NOT(OR([.I227:.M227])))" office:value-type="boolean" office:boolean-value="false" calcext:value-type="boolean">
            <text:p>FALSE</text:p>
          </table:table-cell>
          <table:table-cell table:formula="of:=AND([.G227]&lt;5000;NOT(OR([.I227:.N227])))" office:value-type="boolean" office:boolean-value="false" calcext:value-type="boolean">
            <text:p>FALSE</text:p>
          </table:table-cell>
          <table:table-cell table:formula="of:=AND([.G227]&lt;10000;NOT(OR([.I227:.O227])))" office:value-type="boolean" office:boolean-value="false" calcext:value-type="boolean">
            <text:p>FALSE</text:p>
          </table:table-cell>
          <table:table-cell table:formula="of:=AND([.G227]&lt;20000;NOT(OR([.I227:.P227])))" office:value-type="boolean" office:boolean-value="false" calcext:value-type="boolean">
            <text:p>FALSE</text:p>
          </table:table-cell>
          <table:table-cell table:formula="of:=NOT(OR([.I227:.Q22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89" calcext:value-type="float">
            <text:p>0.00189</text:p>
          </table:table-cell>
          <table:table-cell office:value-type="float" office:value="1663609997" calcext:value-type="float">
            <text:p>1663609997</text:p>
          </table:table-cell>
          <table:table-cell office:value-type="float" office:value="99005.75017803" calcext:value-type="float">
            <text:p>99005.75017803</text:p>
          </table:table-cell>
          <table:table-cell office:value-type="float" office:value="14227707" calcext:value-type="float">
            <text:p>14227707</text:p>
          </table:table-cell>
          <table:table-cell office:value-type="string" calcext:value-type="string">
            <text:p>buy</text:p>
          </table:table-cell>
          <table:table-cell office:value-type="float" office:value="189000" calcext:value-type="float">
            <text:p>189000</text:p>
          </table:table-cell>
          <table:table-cell office:value-type="float" office:value="187.120867836477" calcext:value-type="float">
            <text:p>187.120867836477</text:p>
          </table:table-cell>
          <table:table-cell/>
          <table:table-cell table:formula="of:=[.G228]&lt;50" office:value-type="boolean" office:boolean-value="false" calcext:value-type="boolean">
            <text:p>FALSE</text:p>
          </table:table-cell>
          <table:table-cell table:formula="of:=AND([.G228]&lt;100;NOT(OR([.I228])))" office:value-type="boolean" office:boolean-value="false" calcext:value-type="boolean">
            <text:p>FALSE</text:p>
          </table:table-cell>
          <table:table-cell table:formula="of:=AND([.G228]&lt;200; NOT(OR([.I228:.J228])))" office:value-type="boolean" office:boolean-value="true" calcext:value-type="boolean">
            <text:p>TRUE</text:p>
          </table:table-cell>
          <table:table-cell table:formula="of:=AND([.G228]&lt;500;NOT(OR([.I228:.K228])))" office:value-type="boolean" office:boolean-value="false" calcext:value-type="boolean">
            <text:p>FALSE</text:p>
          </table:table-cell>
          <table:table-cell table:formula="of:=AND([.G228]&lt;1000;NOT(OR([.I228:.L228])))" office:value-type="boolean" office:boolean-value="false" calcext:value-type="boolean">
            <text:p>FALSE</text:p>
          </table:table-cell>
          <table:table-cell table:formula="of:=AND([.G228]&lt;2000;NOT(OR([.I228:.M228])))" office:value-type="boolean" office:boolean-value="false" calcext:value-type="boolean">
            <text:p>FALSE</text:p>
          </table:table-cell>
          <table:table-cell table:formula="of:=AND([.G228]&lt;5000;NOT(OR([.I228:.N228])))" office:value-type="boolean" office:boolean-value="false" calcext:value-type="boolean">
            <text:p>FALSE</text:p>
          </table:table-cell>
          <table:table-cell table:formula="of:=AND([.G228]&lt;10000;NOT(OR([.I228:.O228])))" office:value-type="boolean" office:boolean-value="false" calcext:value-type="boolean">
            <text:p>FALSE</text:p>
          </table:table-cell>
          <table:table-cell table:formula="of:=AND([.G228]&lt;20000;NOT(OR([.I228:.P228])))" office:value-type="boolean" office:boolean-value="false" calcext:value-type="boolean">
            <text:p>FALSE</text:p>
          </table:table-cell>
          <table:table-cell table:formula="of:=NOT(OR([.I228:.Q22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53" calcext:value-type="float">
            <text:p>0.00753</text:p>
          </table:table-cell>
          <table:table-cell office:value-type="float" office:value="1663609997" calcext:value-type="float">
            <text:p>1663609997</text:p>
          </table:table-cell>
          <table:table-cell office:value-type="float" office:value="99009.86952613" calcext:value-type="float">
            <text:p>99009.86952613</text:p>
          </table:table-cell>
          <table:table-cell office:value-type="float" office:value="14227708" calcext:value-type="float">
            <text:p>14227708</text:p>
          </table:table-cell>
          <table:table-cell office:value-type="string" calcext:value-type="string">
            <text:p>buy</text:p>
          </table:table-cell>
          <table:table-cell office:value-type="float" office:value="753000" calcext:value-type="float">
            <text:p>753000</text:p>
          </table:table-cell>
          <table:table-cell office:value-type="float" office:value="745.544317531759" calcext:value-type="float">
            <text:p>745.544317531759</text:p>
          </table:table-cell>
          <table:table-cell/>
          <table:table-cell table:formula="of:=[.G229]&lt;50" office:value-type="boolean" office:boolean-value="false" calcext:value-type="boolean">
            <text:p>FALSE</text:p>
          </table:table-cell>
          <table:table-cell table:formula="of:=AND([.G229]&lt;100;NOT(OR([.I229])))" office:value-type="boolean" office:boolean-value="false" calcext:value-type="boolean">
            <text:p>FALSE</text:p>
          </table:table-cell>
          <table:table-cell table:formula="of:=AND([.G229]&lt;200; NOT(OR([.I229:.J229])))" office:value-type="boolean" office:boolean-value="false" calcext:value-type="boolean">
            <text:p>FALSE</text:p>
          </table:table-cell>
          <table:table-cell table:formula="of:=AND([.G229]&lt;500;NOT(OR([.I229:.K229])))" office:value-type="boolean" office:boolean-value="false" calcext:value-type="boolean">
            <text:p>FALSE</text:p>
          </table:table-cell>
          <table:table-cell table:formula="of:=AND([.G229]&lt;1000;NOT(OR([.I229:.L229])))" office:value-type="boolean" office:boolean-value="true" calcext:value-type="boolean">
            <text:p>TRUE</text:p>
          </table:table-cell>
          <table:table-cell table:formula="of:=AND([.G229]&lt;2000;NOT(OR([.I229:.M229])))" office:value-type="boolean" office:boolean-value="false" calcext:value-type="boolean">
            <text:p>FALSE</text:p>
          </table:table-cell>
          <table:table-cell table:formula="of:=AND([.G229]&lt;5000;NOT(OR([.I229:.N229])))" office:value-type="boolean" office:boolean-value="false" calcext:value-type="boolean">
            <text:p>FALSE</text:p>
          </table:table-cell>
          <table:table-cell table:formula="of:=AND([.G229]&lt;10000;NOT(OR([.I229:.O229])))" office:value-type="boolean" office:boolean-value="false" calcext:value-type="boolean">
            <text:p>FALSE</text:p>
          </table:table-cell>
          <table:table-cell table:formula="of:=AND([.G229]&lt;20000;NOT(OR([.I229:.P229])))" office:value-type="boolean" office:boolean-value="false" calcext:value-type="boolean">
            <text:p>FALSE</text:p>
          </table:table-cell>
          <table:table-cell table:formula="of:=NOT(OR([.I229:.Q22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67" calcext:value-type="float">
            <text:p>0.00367</text:p>
          </table:table-cell>
          <table:table-cell office:value-type="float" office:value="1663609997" calcext:value-type="float">
            <text:p>1663609997</text:p>
          </table:table-cell>
          <table:table-cell office:value-type="float" office:value="99010.44964875" calcext:value-type="float">
            <text:p>99010.44964875</text:p>
          </table:table-cell>
          <table:table-cell office:value-type="float" office:value="14227709" calcext:value-type="float">
            <text:p>14227709</text:p>
          </table:table-cell>
          <table:table-cell office:value-type="string" calcext:value-type="string">
            <text:p>buy</text:p>
          </table:table-cell>
          <table:table-cell office:value-type="float" office:value="367000" calcext:value-type="float">
            <text:p>367000</text:p>
          </table:table-cell>
          <table:table-cell office:value-type="float" office:value="363.368350210913" calcext:value-type="float">
            <text:p>363.368350210913</text:p>
          </table:table-cell>
          <table:table-cell/>
          <table:table-cell table:formula="of:=[.G230]&lt;50" office:value-type="boolean" office:boolean-value="false" calcext:value-type="boolean">
            <text:p>FALSE</text:p>
          </table:table-cell>
          <table:table-cell table:formula="of:=AND([.G230]&lt;100;NOT(OR([.I230])))" office:value-type="boolean" office:boolean-value="false" calcext:value-type="boolean">
            <text:p>FALSE</text:p>
          </table:table-cell>
          <table:table-cell table:formula="of:=AND([.G230]&lt;200; NOT(OR([.I230:.J230])))" office:value-type="boolean" office:boolean-value="false" calcext:value-type="boolean">
            <text:p>FALSE</text:p>
          </table:table-cell>
          <table:table-cell table:formula="of:=AND([.G230]&lt;500;NOT(OR([.I230:.K230])))" office:value-type="boolean" office:boolean-value="true" calcext:value-type="boolean">
            <text:p>TRUE</text:p>
          </table:table-cell>
          <table:table-cell table:formula="of:=AND([.G230]&lt;1000;NOT(OR([.I230:.L230])))" office:value-type="boolean" office:boolean-value="false" calcext:value-type="boolean">
            <text:p>FALSE</text:p>
          </table:table-cell>
          <table:table-cell table:formula="of:=AND([.G230]&lt;2000;NOT(OR([.I230:.M230])))" office:value-type="boolean" office:boolean-value="false" calcext:value-type="boolean">
            <text:p>FALSE</text:p>
          </table:table-cell>
          <table:table-cell table:formula="of:=AND([.G230]&lt;5000;NOT(OR([.I230:.N230])))" office:value-type="boolean" office:boolean-value="false" calcext:value-type="boolean">
            <text:p>FALSE</text:p>
          </table:table-cell>
          <table:table-cell table:formula="of:=AND([.G230]&lt;10000;NOT(OR([.I230:.O230])))" office:value-type="boolean" office:boolean-value="false" calcext:value-type="boolean">
            <text:p>FALSE</text:p>
          </table:table-cell>
          <table:table-cell table:formula="of:=AND([.G230]&lt;20000;NOT(OR([.I230:.P230])))" office:value-type="boolean" office:boolean-value="false" calcext:value-type="boolean">
            <text:p>FALSE</text:p>
          </table:table-cell>
          <table:table-cell table:formula="of:=NOT(OR([.I230:.Q23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69" calcext:value-type="float">
            <text:p>0.00769</text:p>
          </table:table-cell>
          <table:table-cell office:value-type="float" office:value="1663609997" calcext:value-type="float">
            <text:p>1663609997</text:p>
          </table:table-cell>
          <table:table-cell office:value-type="float" office:value="99011.01027145" calcext:value-type="float">
            <text:p>99011.01027145</text:p>
          </table:table-cell>
          <table:table-cell office:value-type="float" office:value="14227710" calcext:value-type="float">
            <text:p>14227710</text:p>
          </table:table-cell>
          <table:table-cell office:value-type="string" calcext:value-type="string">
            <text:p>buy</text:p>
          </table:table-cell>
          <table:table-cell office:value-type="float" office:value="769000" calcext:value-type="float">
            <text:p>769000</text:p>
          </table:table-cell>
          <table:table-cell office:value-type="float" office:value="761.394668987451" calcext:value-type="float">
            <text:p>761.394668987451</text:p>
          </table:table-cell>
          <table:table-cell/>
          <table:table-cell table:formula="of:=[.G231]&lt;50" office:value-type="boolean" office:boolean-value="false" calcext:value-type="boolean">
            <text:p>FALSE</text:p>
          </table:table-cell>
          <table:table-cell table:formula="of:=AND([.G231]&lt;100;NOT(OR([.I231])))" office:value-type="boolean" office:boolean-value="false" calcext:value-type="boolean">
            <text:p>FALSE</text:p>
          </table:table-cell>
          <table:table-cell table:formula="of:=AND([.G231]&lt;200; NOT(OR([.I231:.J231])))" office:value-type="boolean" office:boolean-value="false" calcext:value-type="boolean">
            <text:p>FALSE</text:p>
          </table:table-cell>
          <table:table-cell table:formula="of:=AND([.G231]&lt;500;NOT(OR([.I231:.K231])))" office:value-type="boolean" office:boolean-value="false" calcext:value-type="boolean">
            <text:p>FALSE</text:p>
          </table:table-cell>
          <table:table-cell table:formula="of:=AND([.G231]&lt;1000;NOT(OR([.I231:.L231])))" office:value-type="boolean" office:boolean-value="true" calcext:value-type="boolean">
            <text:p>TRUE</text:p>
          </table:table-cell>
          <table:table-cell table:formula="of:=AND([.G231]&lt;2000;NOT(OR([.I231:.M231])))" office:value-type="boolean" office:boolean-value="false" calcext:value-type="boolean">
            <text:p>FALSE</text:p>
          </table:table-cell>
          <table:table-cell table:formula="of:=AND([.G231]&lt;5000;NOT(OR([.I231:.N231])))" office:value-type="boolean" office:boolean-value="false" calcext:value-type="boolean">
            <text:p>FALSE</text:p>
          </table:table-cell>
          <table:table-cell table:formula="of:=AND([.G231]&lt;10000;NOT(OR([.I231:.O231])))" office:value-type="boolean" office:boolean-value="false" calcext:value-type="boolean">
            <text:p>FALSE</text:p>
          </table:table-cell>
          <table:table-cell table:formula="of:=AND([.G231]&lt;20000;NOT(OR([.I231:.P231])))" office:value-type="boolean" office:boolean-value="false" calcext:value-type="boolean">
            <text:p>FALSE</text:p>
          </table:table-cell>
          <table:table-cell table:formula="of:=NOT(OR([.I231:.Q23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69" calcext:value-type="float">
            <text:p>0.00769</text:p>
          </table:table-cell>
          <table:table-cell office:value-type="float" office:value="1663609997" calcext:value-type="float">
            <text:p>1663609997</text:p>
          </table:table-cell>
          <table:table-cell office:value-type="float" office:value="99011.11020854" calcext:value-type="float">
            <text:p>99011.11020854</text:p>
          </table:table-cell>
          <table:table-cell office:value-type="float" office:value="14227711" calcext:value-type="float">
            <text:p>14227711</text:p>
          </table:table-cell>
          <table:table-cell office:value-type="string" calcext:value-type="string">
            <text:p>buy</text:p>
          </table:table-cell>
          <table:table-cell office:value-type="float" office:value="769000" calcext:value-type="float">
            <text:p>769000</text:p>
          </table:table-cell>
          <table:table-cell office:value-type="float" office:value="761.395437503673" calcext:value-type="float">
            <text:p>761.395437503673</text:p>
          </table:table-cell>
          <table:table-cell/>
          <table:table-cell table:formula="of:=[.G232]&lt;50" office:value-type="boolean" office:boolean-value="false" calcext:value-type="boolean">
            <text:p>FALSE</text:p>
          </table:table-cell>
          <table:table-cell table:formula="of:=AND([.G232]&lt;100;NOT(OR([.I232])))" office:value-type="boolean" office:boolean-value="false" calcext:value-type="boolean">
            <text:p>FALSE</text:p>
          </table:table-cell>
          <table:table-cell table:formula="of:=AND([.G232]&lt;200; NOT(OR([.I232:.J232])))" office:value-type="boolean" office:boolean-value="false" calcext:value-type="boolean">
            <text:p>FALSE</text:p>
          </table:table-cell>
          <table:table-cell table:formula="of:=AND([.G232]&lt;500;NOT(OR([.I232:.K232])))" office:value-type="boolean" office:boolean-value="false" calcext:value-type="boolean">
            <text:p>FALSE</text:p>
          </table:table-cell>
          <table:table-cell table:formula="of:=AND([.G232]&lt;1000;NOT(OR([.I232:.L232])))" office:value-type="boolean" office:boolean-value="true" calcext:value-type="boolean">
            <text:p>TRUE</text:p>
          </table:table-cell>
          <table:table-cell table:formula="of:=AND([.G232]&lt;2000;NOT(OR([.I232:.M232])))" office:value-type="boolean" office:boolean-value="false" calcext:value-type="boolean">
            <text:p>FALSE</text:p>
          </table:table-cell>
          <table:table-cell table:formula="of:=AND([.G232]&lt;5000;NOT(OR([.I232:.N232])))" office:value-type="boolean" office:boolean-value="false" calcext:value-type="boolean">
            <text:p>FALSE</text:p>
          </table:table-cell>
          <table:table-cell table:formula="of:=AND([.G232]&lt;10000;NOT(OR([.I232:.O232])))" office:value-type="boolean" office:boolean-value="false" calcext:value-type="boolean">
            <text:p>FALSE</text:p>
          </table:table-cell>
          <table:table-cell table:formula="of:=AND([.G232]&lt;20000;NOT(OR([.I232:.P232])))" office:value-type="boolean" office:boolean-value="false" calcext:value-type="boolean">
            <text:p>FALSE</text:p>
          </table:table-cell>
          <table:table-cell table:formula="of:=NOT(OR([.I232:.Q23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454" calcext:value-type="float">
            <text:p>0.00454</text:p>
          </table:table-cell>
          <table:table-cell office:value-type="float" office:value="1663609997" calcext:value-type="float">
            <text:p>1663609997</text:p>
          </table:table-cell>
          <table:table-cell office:value-type="float" office:value="99011.52214435" calcext:value-type="float">
            <text:p>99011.52214435</text:p>
          </table:table-cell>
          <table:table-cell office:value-type="float" office:value="14227712" calcext:value-type="float">
            <text:p>14227712</text:p>
          </table:table-cell>
          <table:table-cell office:value-type="string" calcext:value-type="string">
            <text:p>buy</text:p>
          </table:table-cell>
          <table:table-cell office:value-type="float" office:value="454000" calcext:value-type="float">
            <text:p>454000</text:p>
          </table:table-cell>
          <table:table-cell office:value-type="float" office:value="449.512310535349" calcext:value-type="float">
            <text:p>449.512310535349</text:p>
          </table:table-cell>
          <table:table-cell/>
          <table:table-cell table:formula="of:=[.G233]&lt;50" office:value-type="boolean" office:boolean-value="false" calcext:value-type="boolean">
            <text:p>FALSE</text:p>
          </table:table-cell>
          <table:table-cell table:formula="of:=AND([.G233]&lt;100;NOT(OR([.I233])))" office:value-type="boolean" office:boolean-value="false" calcext:value-type="boolean">
            <text:p>FALSE</text:p>
          </table:table-cell>
          <table:table-cell table:formula="of:=AND([.G233]&lt;200; NOT(OR([.I233:.J233])))" office:value-type="boolean" office:boolean-value="false" calcext:value-type="boolean">
            <text:p>FALSE</text:p>
          </table:table-cell>
          <table:table-cell table:formula="of:=AND([.G233]&lt;500;NOT(OR([.I233:.K233])))" office:value-type="boolean" office:boolean-value="true" calcext:value-type="boolean">
            <text:p>TRUE</text:p>
          </table:table-cell>
          <table:table-cell table:formula="of:=AND([.G233]&lt;1000;NOT(OR([.I233:.L233])))" office:value-type="boolean" office:boolean-value="false" calcext:value-type="boolean">
            <text:p>FALSE</text:p>
          </table:table-cell>
          <table:table-cell table:formula="of:=AND([.G233]&lt;2000;NOT(OR([.I233:.M233])))" office:value-type="boolean" office:boolean-value="false" calcext:value-type="boolean">
            <text:p>FALSE</text:p>
          </table:table-cell>
          <table:table-cell table:formula="of:=AND([.G233]&lt;5000;NOT(OR([.I233:.N233])))" office:value-type="boolean" office:boolean-value="false" calcext:value-type="boolean">
            <text:p>FALSE</text:p>
          </table:table-cell>
          <table:table-cell table:formula="of:=AND([.G233]&lt;10000;NOT(OR([.I233:.O233])))" office:value-type="boolean" office:boolean-value="false" calcext:value-type="boolean">
            <text:p>FALSE</text:p>
          </table:table-cell>
          <table:table-cell table:formula="of:=AND([.G233]&lt;20000;NOT(OR([.I233:.P233])))" office:value-type="boolean" office:boolean-value="false" calcext:value-type="boolean">
            <text:p>FALSE</text:p>
          </table:table-cell>
          <table:table-cell table:formula="of:=NOT(OR([.I233:.Q23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431" calcext:value-type="float">
            <text:p>0.00431</text:p>
          </table:table-cell>
          <table:table-cell office:value-type="float" office:value="1663609997" calcext:value-type="float">
            <text:p>1663609997</text:p>
          </table:table-cell>
          <table:table-cell office:value-type="float" office:value="99012.82863899" calcext:value-type="float">
            <text:p>99012.82863899</text:p>
          </table:table-cell>
          <table:table-cell office:value-type="float" office:value="14227713" calcext:value-type="float">
            <text:p>14227713</text:p>
          </table:table-cell>
          <table:table-cell office:value-type="string" calcext:value-type="string">
            <text:p>buy</text:p>
          </table:table-cell>
          <table:table-cell office:value-type="float" office:value="430999" calcext:value-type="float">
            <text:p>430999</text:p>
          </table:table-cell>
          <table:table-cell office:value-type="float" office:value="426.745291434047" calcext:value-type="float">
            <text:p>426.745291434047</text:p>
          </table:table-cell>
          <table:table-cell/>
          <table:table-cell table:formula="of:=[.G234]&lt;50" office:value-type="boolean" office:boolean-value="false" calcext:value-type="boolean">
            <text:p>FALSE</text:p>
          </table:table-cell>
          <table:table-cell table:formula="of:=AND([.G234]&lt;100;NOT(OR([.I234])))" office:value-type="boolean" office:boolean-value="false" calcext:value-type="boolean">
            <text:p>FALSE</text:p>
          </table:table-cell>
          <table:table-cell table:formula="of:=AND([.G234]&lt;200; NOT(OR([.I234:.J234])))" office:value-type="boolean" office:boolean-value="false" calcext:value-type="boolean">
            <text:p>FALSE</text:p>
          </table:table-cell>
          <table:table-cell table:formula="of:=AND([.G234]&lt;500;NOT(OR([.I234:.K234])))" office:value-type="boolean" office:boolean-value="true" calcext:value-type="boolean">
            <text:p>TRUE</text:p>
          </table:table-cell>
          <table:table-cell table:formula="of:=AND([.G234]&lt;1000;NOT(OR([.I234:.L234])))" office:value-type="boolean" office:boolean-value="false" calcext:value-type="boolean">
            <text:p>FALSE</text:p>
          </table:table-cell>
          <table:table-cell table:formula="of:=AND([.G234]&lt;2000;NOT(OR([.I234:.M234])))" office:value-type="boolean" office:boolean-value="false" calcext:value-type="boolean">
            <text:p>FALSE</text:p>
          </table:table-cell>
          <table:table-cell table:formula="of:=AND([.G234]&lt;5000;NOT(OR([.I234:.N234])))" office:value-type="boolean" office:boolean-value="false" calcext:value-type="boolean">
            <text:p>FALSE</text:p>
          </table:table-cell>
          <table:table-cell table:formula="of:=AND([.G234]&lt;10000;NOT(OR([.I234:.O234])))" office:value-type="boolean" office:boolean-value="false" calcext:value-type="boolean">
            <text:p>FALSE</text:p>
          </table:table-cell>
          <table:table-cell table:formula="of:=AND([.G234]&lt;20000;NOT(OR([.I234:.P234])))" office:value-type="boolean" office:boolean-value="false" calcext:value-type="boolean">
            <text:p>FALSE</text:p>
          </table:table-cell>
          <table:table-cell table:formula="of:=NOT(OR([.I234:.Q23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26566757" calcext:value-type="float">
            <text:p>0.26566757</text:p>
          </table:table-cell>
          <table:table-cell office:value-type="float" office:value="1663609997" calcext:value-type="float">
            <text:p>1663609997</text:p>
          </table:table-cell>
          <table:table-cell office:value-type="float" office:value="99014.41057" calcext:value-type="float">
            <text:p>99014.41057</text:p>
          </table:table-cell>
          <table:table-cell office:value-type="float" office:value="14227714" calcext:value-type="float">
            <text:p>14227714</text:p>
          </table:table-cell>
          <table:table-cell office:value-type="string" calcext:value-type="string">
            <text:p>buy</text:p>
          </table:table-cell>
          <table:table-cell office:value-type="float" office:value="26566757" calcext:value-type="float">
            <text:p>26566757</text:p>
          </table:table-cell>
          <table:table-cell office:value-type="float" office:value="26304.9178511142" calcext:value-type="float">
            <text:p>26304.9178511142</text:p>
          </table:table-cell>
          <table:table-cell/>
          <table:table-cell table:formula="of:=[.G235]&lt;50" office:value-type="boolean" office:boolean-value="false" calcext:value-type="boolean">
            <text:p>FALSE</text:p>
          </table:table-cell>
          <table:table-cell table:formula="of:=AND([.G235]&lt;100;NOT(OR([.I235])))" office:value-type="boolean" office:boolean-value="false" calcext:value-type="boolean">
            <text:p>FALSE</text:p>
          </table:table-cell>
          <table:table-cell table:formula="of:=AND([.G235]&lt;200; NOT(OR([.I235:.J235])))" office:value-type="boolean" office:boolean-value="false" calcext:value-type="boolean">
            <text:p>FALSE</text:p>
          </table:table-cell>
          <table:table-cell table:formula="of:=AND([.G235]&lt;500;NOT(OR([.I235:.K235])))" office:value-type="boolean" office:boolean-value="false" calcext:value-type="boolean">
            <text:p>FALSE</text:p>
          </table:table-cell>
          <table:table-cell table:formula="of:=AND([.G235]&lt;1000;NOT(OR([.I235:.L235])))" office:value-type="boolean" office:boolean-value="false" calcext:value-type="boolean">
            <text:p>FALSE</text:p>
          </table:table-cell>
          <table:table-cell table:formula="of:=AND([.G235]&lt;2000;NOT(OR([.I235:.M235])))" office:value-type="boolean" office:boolean-value="false" calcext:value-type="boolean">
            <text:p>FALSE</text:p>
          </table:table-cell>
          <table:table-cell table:formula="of:=AND([.G235]&lt;5000;NOT(OR([.I235:.N235])))" office:value-type="boolean" office:boolean-value="false" calcext:value-type="boolean">
            <text:p>FALSE</text:p>
          </table:table-cell>
          <table:table-cell table:formula="of:=AND([.G235]&lt;10000;NOT(OR([.I235:.O235])))" office:value-type="boolean" office:boolean-value="false" calcext:value-type="boolean">
            <text:p>FALSE</text:p>
          </table:table-cell>
          <table:table-cell table:formula="of:=AND([.G235]&lt;20000;NOT(OR([.I235:.P235])))" office:value-type="boolean" office:boolean-value="false" calcext:value-type="boolean">
            <text:p>FALSE</text:p>
          </table:table-cell>
          <table:table-cell table:formula="of:=NOT(OR([.I235:.Q235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0154" calcext:value-type="float">
            <text:p>0.00154</text:p>
          </table:table-cell>
          <table:table-cell office:value-type="float" office:value="1663610010" calcext:value-type="float">
            <text:p>1663610010</text:p>
          </table:table-cell>
          <table:table-cell office:value-type="float" office:value="98998.28902114" calcext:value-type="float">
            <text:p>98998.28902114</text:p>
          </table:table-cell>
          <table:table-cell office:value-type="float" office:value="14227715" calcext:value-type="float">
            <text:p>14227715</text:p>
          </table:table-cell>
          <table:table-cell office:value-type="string" calcext:value-type="string">
            <text:p>buy</text:p>
          </table:table-cell>
          <table:table-cell office:value-type="float" office:value="154000" calcext:value-type="float">
            <text:p>154000</text:p>
          </table:table-cell>
          <table:table-cell office:value-type="float" office:value="152.457365092556" calcext:value-type="float">
            <text:p>152.457365092556</text:p>
          </table:table-cell>
          <table:table-cell/>
          <table:table-cell table:formula="of:=[.G236]&lt;50" office:value-type="boolean" office:boolean-value="false" calcext:value-type="boolean">
            <text:p>FALSE</text:p>
          </table:table-cell>
          <table:table-cell table:formula="of:=AND([.G236]&lt;100;NOT(OR([.I236])))" office:value-type="boolean" office:boolean-value="false" calcext:value-type="boolean">
            <text:p>FALSE</text:p>
          </table:table-cell>
          <table:table-cell table:formula="of:=AND([.G236]&lt;200; NOT(OR([.I236:.J236])))" office:value-type="boolean" office:boolean-value="true" calcext:value-type="boolean">
            <text:p>TRUE</text:p>
          </table:table-cell>
          <table:table-cell table:formula="of:=AND([.G236]&lt;500;NOT(OR([.I236:.K236])))" office:value-type="boolean" office:boolean-value="false" calcext:value-type="boolean">
            <text:p>FALSE</text:p>
          </table:table-cell>
          <table:table-cell table:formula="of:=AND([.G236]&lt;1000;NOT(OR([.I236:.L236])))" office:value-type="boolean" office:boolean-value="false" calcext:value-type="boolean">
            <text:p>FALSE</text:p>
          </table:table-cell>
          <table:table-cell table:formula="of:=AND([.G236]&lt;2000;NOT(OR([.I236:.M236])))" office:value-type="boolean" office:boolean-value="false" calcext:value-type="boolean">
            <text:p>FALSE</text:p>
          </table:table-cell>
          <table:table-cell table:formula="of:=AND([.G236]&lt;5000;NOT(OR([.I236:.N236])))" office:value-type="boolean" office:boolean-value="false" calcext:value-type="boolean">
            <text:p>FALSE</text:p>
          </table:table-cell>
          <table:table-cell table:formula="of:=AND([.G236]&lt;10000;NOT(OR([.I236:.O236])))" office:value-type="boolean" office:boolean-value="false" calcext:value-type="boolean">
            <text:p>FALSE</text:p>
          </table:table-cell>
          <table:table-cell table:formula="of:=AND([.G236]&lt;20000;NOT(OR([.I236:.P236])))" office:value-type="boolean" office:boolean-value="false" calcext:value-type="boolean">
            <text:p>FALSE</text:p>
          </table:table-cell>
          <table:table-cell table:formula="of:=NOT(OR([.I236:.Q23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12669" calcext:value-type="float">
            <text:p>0.00112669</text:p>
          </table:table-cell>
          <table:table-cell office:value-type="float" office:value="1663610010" calcext:value-type="float">
            <text:p>1663610010</text:p>
          </table:table-cell>
          <table:table-cell office:value-type="float" office:value="99000.2046" calcext:value-type="float">
            <text:p>99000.2046</text:p>
          </table:table-cell>
          <table:table-cell office:value-type="float" office:value="14227716" calcext:value-type="float">
            <text:p>14227716</text:p>
          </table:table-cell>
          <table:table-cell office:value-type="string" calcext:value-type="string">
            <text:p>buy</text:p>
          </table:table-cell>
          <table:table-cell office:value-type="float" office:value="112669" calcext:value-type="float">
            <text:p>112669</text:p>
          </table:table-cell>
          <table:table-cell office:value-type="float" office:value="111.542540520774" calcext:value-type="float">
            <text:p>111.542540520774</text:p>
          </table:table-cell>
          <table:table-cell/>
          <table:table-cell table:formula="of:=[.G237]&lt;50" office:value-type="boolean" office:boolean-value="false" calcext:value-type="boolean">
            <text:p>FALSE</text:p>
          </table:table-cell>
          <table:table-cell table:formula="of:=AND([.G237]&lt;100;NOT(OR([.I237])))" office:value-type="boolean" office:boolean-value="false" calcext:value-type="boolean">
            <text:p>FALSE</text:p>
          </table:table-cell>
          <table:table-cell table:formula="of:=AND([.G237]&lt;200; NOT(OR([.I237:.J237])))" office:value-type="boolean" office:boolean-value="true" calcext:value-type="boolean">
            <text:p>TRUE</text:p>
          </table:table-cell>
          <table:table-cell table:formula="of:=AND([.G237]&lt;500;NOT(OR([.I237:.K237])))" office:value-type="boolean" office:boolean-value="false" calcext:value-type="boolean">
            <text:p>FALSE</text:p>
          </table:table-cell>
          <table:table-cell table:formula="of:=AND([.G237]&lt;1000;NOT(OR([.I237:.L237])))" office:value-type="boolean" office:boolean-value="false" calcext:value-type="boolean">
            <text:p>FALSE</text:p>
          </table:table-cell>
          <table:table-cell table:formula="of:=AND([.G237]&lt;2000;NOT(OR([.I237:.M237])))" office:value-type="boolean" office:boolean-value="false" calcext:value-type="boolean">
            <text:p>FALSE</text:p>
          </table:table-cell>
          <table:table-cell table:formula="of:=AND([.G237]&lt;5000;NOT(OR([.I237:.N237])))" office:value-type="boolean" office:boolean-value="false" calcext:value-type="boolean">
            <text:p>FALSE</text:p>
          </table:table-cell>
          <table:table-cell table:formula="of:=AND([.G237]&lt;10000;NOT(OR([.I237:.O237])))" office:value-type="boolean" office:boolean-value="false" calcext:value-type="boolean">
            <text:p>FALSE</text:p>
          </table:table-cell>
          <table:table-cell table:formula="of:=AND([.G237]&lt;20000;NOT(OR([.I237:.P237])))" office:value-type="boolean" office:boolean-value="false" calcext:value-type="boolean">
            <text:p>FALSE</text:p>
          </table:table-cell>
          <table:table-cell table:formula="of:=NOT(OR([.I237:.Q23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02025" calcext:value-type="float">
            <text:p>0.00202025</text:p>
          </table:table-cell>
          <table:table-cell office:value-type="float" office:value="1663610037" calcext:value-type="float">
            <text:p>1663610037</text:p>
          </table:table-cell>
          <table:table-cell office:value-type="float" office:value="98997.5242" calcext:value-type="float">
            <text:p>98997.5242</text:p>
          </table:table-cell>
          <table:table-cell office:value-type="float" office:value="14227717" calcext:value-type="float">
            <text:p>14227717</text:p>
          </table:table-cell>
          <table:table-cell office:value-type="string" calcext:value-type="string">
            <text:p>buy</text:p>
          </table:table-cell>
          <table:table-cell office:value-type="float" office:value="202025" calcext:value-type="float">
            <text:p>202025</text:p>
          </table:table-cell>
          <table:table-cell office:value-type="float" office:value="199.99974826505" calcext:value-type="float">
            <text:p>199.99974826505</text:p>
          </table:table-cell>
          <table:table-cell/>
          <table:table-cell table:formula="of:=[.G238]&lt;50" office:value-type="boolean" office:boolean-value="false" calcext:value-type="boolean">
            <text:p>FALSE</text:p>
          </table:table-cell>
          <table:table-cell table:formula="of:=AND([.G238]&lt;100;NOT(OR([.I238])))" office:value-type="boolean" office:boolean-value="false" calcext:value-type="boolean">
            <text:p>FALSE</text:p>
          </table:table-cell>
          <table:table-cell table:formula="of:=AND([.G238]&lt;200; NOT(OR([.I238:.J238])))" office:value-type="boolean" office:boolean-value="true" calcext:value-type="boolean">
            <text:p>TRUE</text:p>
          </table:table-cell>
          <table:table-cell table:formula="of:=AND([.G238]&lt;500;NOT(OR([.I238:.K238])))" office:value-type="boolean" office:boolean-value="false" calcext:value-type="boolean">
            <text:p>FALSE</text:p>
          </table:table-cell>
          <table:table-cell table:formula="of:=AND([.G238]&lt;1000;NOT(OR([.I238:.L238])))" office:value-type="boolean" office:boolean-value="false" calcext:value-type="boolean">
            <text:p>FALSE</text:p>
          </table:table-cell>
          <table:table-cell table:formula="of:=AND([.G238]&lt;2000;NOT(OR([.I238:.M238])))" office:value-type="boolean" office:boolean-value="false" calcext:value-type="boolean">
            <text:p>FALSE</text:p>
          </table:table-cell>
          <table:table-cell table:formula="of:=AND([.G238]&lt;5000;NOT(OR([.I238:.N238])))" office:value-type="boolean" office:boolean-value="false" calcext:value-type="boolean">
            <text:p>FALSE</text:p>
          </table:table-cell>
          <table:table-cell table:formula="of:=AND([.G238]&lt;10000;NOT(OR([.I238:.O238])))" office:value-type="boolean" office:boolean-value="false" calcext:value-type="boolean">
            <text:p>FALSE</text:p>
          </table:table-cell>
          <table:table-cell table:formula="of:=AND([.G238]&lt;20000;NOT(OR([.I238:.P238])))" office:value-type="boolean" office:boolean-value="false" calcext:value-type="boolean">
            <text:p>FALSE</text:p>
          </table:table-cell>
          <table:table-cell table:formula="of:=NOT(OR([.I238:.Q23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12" calcext:value-type="float">
            <text:p>0.00312</text:p>
          </table:table-cell>
          <table:table-cell office:value-type="float" office:value="1663610048" calcext:value-type="float">
            <text:p>1663610048</text:p>
          </table:table-cell>
          <table:table-cell office:value-type="float" office:value="98992.6836149" calcext:value-type="float">
            <text:p>98992.6836149</text:p>
          </table:table-cell>
          <table:table-cell office:value-type="float" office:value="14227718" calcext:value-type="float">
            <text:p>14227718</text:p>
          </table:table-cell>
          <table:table-cell office:value-type="string" calcext:value-type="string">
            <text:p>buy</text:p>
          </table:table-cell>
          <table:table-cell office:value-type="float" office:value="312000" calcext:value-type="float">
            <text:p>312000</text:p>
          </table:table-cell>
          <table:table-cell office:value-type="float" office:value="308.857172878488" calcext:value-type="float">
            <text:p>308.857172878488</text:p>
          </table:table-cell>
          <table:table-cell/>
          <table:table-cell table:formula="of:=[.G239]&lt;50" office:value-type="boolean" office:boolean-value="false" calcext:value-type="boolean">
            <text:p>FALSE</text:p>
          </table:table-cell>
          <table:table-cell table:formula="of:=AND([.G239]&lt;100;NOT(OR([.I239])))" office:value-type="boolean" office:boolean-value="false" calcext:value-type="boolean">
            <text:p>FALSE</text:p>
          </table:table-cell>
          <table:table-cell table:formula="of:=AND([.G239]&lt;200; NOT(OR([.I239:.J239])))" office:value-type="boolean" office:boolean-value="false" calcext:value-type="boolean">
            <text:p>FALSE</text:p>
          </table:table-cell>
          <table:table-cell table:formula="of:=AND([.G239]&lt;500;NOT(OR([.I239:.K239])))" office:value-type="boolean" office:boolean-value="true" calcext:value-type="boolean">
            <text:p>TRUE</text:p>
          </table:table-cell>
          <table:table-cell table:formula="of:=AND([.G239]&lt;1000;NOT(OR([.I239:.L239])))" office:value-type="boolean" office:boolean-value="false" calcext:value-type="boolean">
            <text:p>FALSE</text:p>
          </table:table-cell>
          <table:table-cell table:formula="of:=AND([.G239]&lt;2000;NOT(OR([.I239:.M239])))" office:value-type="boolean" office:boolean-value="false" calcext:value-type="boolean">
            <text:p>FALSE</text:p>
          </table:table-cell>
          <table:table-cell table:formula="of:=AND([.G239]&lt;5000;NOT(OR([.I239:.N239])))" office:value-type="boolean" office:boolean-value="false" calcext:value-type="boolean">
            <text:p>FALSE</text:p>
          </table:table-cell>
          <table:table-cell table:formula="of:=AND([.G239]&lt;10000;NOT(OR([.I239:.O239])))" office:value-type="boolean" office:boolean-value="false" calcext:value-type="boolean">
            <text:p>FALSE</text:p>
          </table:table-cell>
          <table:table-cell table:formula="of:=AND([.G239]&lt;20000;NOT(OR([.I239:.P239])))" office:value-type="boolean" office:boolean-value="false" calcext:value-type="boolean">
            <text:p>FALSE</text:p>
          </table:table-cell>
          <table:table-cell table:formula="of:=NOT(OR([.I239:.Q23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93084" calcext:value-type="float">
            <text:p>0.00193084</text:p>
          </table:table-cell>
          <table:table-cell office:value-type="float" office:value="1663610048" calcext:value-type="float">
            <text:p>1663610048</text:p>
          </table:table-cell>
          <table:table-cell office:value-type="float" office:value="98994.29967077" calcext:value-type="float">
            <text:p>98994.29967077</text:p>
          </table:table-cell>
          <table:table-cell office:value-type="float" office:value="14227719" calcext:value-type="float">
            <text:p>14227719</text:p>
          </table:table-cell>
          <table:table-cell office:value-type="string" calcext:value-type="string">
            <text:p>buy</text:p>
          </table:table-cell>
          <table:table-cell office:value-type="float" office:value="193084" calcext:value-type="float">
            <text:p>193084</text:p>
          </table:table-cell>
          <table:table-cell office:value-type="float" office:value="191.14215357631" calcext:value-type="float">
            <text:p>191.14215357631</text:p>
          </table:table-cell>
          <table:table-cell/>
          <table:table-cell table:formula="of:=[.G240]&lt;50" office:value-type="boolean" office:boolean-value="false" calcext:value-type="boolean">
            <text:p>FALSE</text:p>
          </table:table-cell>
          <table:table-cell table:formula="of:=AND([.G240]&lt;100;NOT(OR([.I240])))" office:value-type="boolean" office:boolean-value="false" calcext:value-type="boolean">
            <text:p>FALSE</text:p>
          </table:table-cell>
          <table:table-cell table:formula="of:=AND([.G240]&lt;200; NOT(OR([.I240:.J240])))" office:value-type="boolean" office:boolean-value="true" calcext:value-type="boolean">
            <text:p>TRUE</text:p>
          </table:table-cell>
          <table:table-cell table:formula="of:=AND([.G240]&lt;500;NOT(OR([.I240:.K240])))" office:value-type="boolean" office:boolean-value="false" calcext:value-type="boolean">
            <text:p>FALSE</text:p>
          </table:table-cell>
          <table:table-cell table:formula="of:=AND([.G240]&lt;1000;NOT(OR([.I240:.L240])))" office:value-type="boolean" office:boolean-value="false" calcext:value-type="boolean">
            <text:p>FALSE</text:p>
          </table:table-cell>
          <table:table-cell table:formula="of:=AND([.G240]&lt;2000;NOT(OR([.I240:.M240])))" office:value-type="boolean" office:boolean-value="false" calcext:value-type="boolean">
            <text:p>FALSE</text:p>
          </table:table-cell>
          <table:table-cell table:formula="of:=AND([.G240]&lt;5000;NOT(OR([.I240:.N240])))" office:value-type="boolean" office:boolean-value="false" calcext:value-type="boolean">
            <text:p>FALSE</text:p>
          </table:table-cell>
          <table:table-cell table:formula="of:=AND([.G240]&lt;10000;NOT(OR([.I240:.O240])))" office:value-type="boolean" office:boolean-value="false" calcext:value-type="boolean">
            <text:p>FALSE</text:p>
          </table:table-cell>
          <table:table-cell table:formula="of:=AND([.G240]&lt;20000;NOT(OR([.I240:.P240])))" office:value-type="boolean" office:boolean-value="false" calcext:value-type="boolean">
            <text:p>FALSE</text:p>
          </table:table-cell>
          <table:table-cell table:formula="of:=NOT(OR([.I240:.Q24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48854" calcext:value-type="float">
            <text:p>0.0148854</text:p>
          </table:table-cell>
          <table:table-cell office:value-type="float" office:value="1663610069" calcext:value-type="float">
            <text:p>1663610069</text:p>
          </table:table-cell>
          <table:table-cell office:value-type="float" office:value="98601.44151466" calcext:value-type="float">
            <text:p>98601.44151466</text:p>
          </table:table-cell>
          <table:table-cell office:value-type="float" office:value="14227720" calcext:value-type="float">
            <text:p>14227720</text:p>
          </table:table-cell>
          <table:table-cell office:value-type="string" calcext:value-type="string">
            <text:p>sell</text:p>
          </table:table-cell>
          <table:table-cell office:value-type="float" office:value="1488540" calcext:value-type="float">
            <text:p>1488540</text:p>
          </table:table-cell>
          <table:table-cell office:value-type="float" office:value="1467.72189752232" calcext:value-type="float">
            <text:p>1467.72189752232</text:p>
          </table:table-cell>
          <table:table-cell/>
          <table:table-cell table:formula="of:=[.G241]&lt;50" office:value-type="boolean" office:boolean-value="false" calcext:value-type="boolean">
            <text:p>FALSE</text:p>
          </table:table-cell>
          <table:table-cell table:formula="of:=AND([.G241]&lt;100;NOT(OR([.I241])))" office:value-type="boolean" office:boolean-value="false" calcext:value-type="boolean">
            <text:p>FALSE</text:p>
          </table:table-cell>
          <table:table-cell table:formula="of:=AND([.G241]&lt;200; NOT(OR([.I241:.J241])))" office:value-type="boolean" office:boolean-value="false" calcext:value-type="boolean">
            <text:p>FALSE</text:p>
          </table:table-cell>
          <table:table-cell table:formula="of:=AND([.G241]&lt;500;NOT(OR([.I241:.K241])))" office:value-type="boolean" office:boolean-value="false" calcext:value-type="boolean">
            <text:p>FALSE</text:p>
          </table:table-cell>
          <table:table-cell table:formula="of:=AND([.G241]&lt;1000;NOT(OR([.I241:.L241])))" office:value-type="boolean" office:boolean-value="false" calcext:value-type="boolean">
            <text:p>FALSE</text:p>
          </table:table-cell>
          <table:table-cell table:formula="of:=AND([.G241]&lt;2000;NOT(OR([.I241:.M241])))" office:value-type="boolean" office:boolean-value="true" calcext:value-type="boolean">
            <text:p>TRUE</text:p>
          </table:table-cell>
          <table:table-cell table:formula="of:=AND([.G241]&lt;5000;NOT(OR([.I241:.N241])))" office:value-type="boolean" office:boolean-value="false" calcext:value-type="boolean">
            <text:p>FALSE</text:p>
          </table:table-cell>
          <table:table-cell table:formula="of:=AND([.G241]&lt;10000;NOT(OR([.I241:.O241])))" office:value-type="boolean" office:boolean-value="false" calcext:value-type="boolean">
            <text:p>FALSE</text:p>
          </table:table-cell>
          <table:table-cell table:formula="of:=AND([.G241]&lt;20000;NOT(OR([.I241:.P241])))" office:value-type="boolean" office:boolean-value="false" calcext:value-type="boolean">
            <text:p>FALSE</text:p>
          </table:table-cell>
          <table:table-cell table:formula="of:=NOT(OR([.I241:.Q24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40398" calcext:value-type="float">
            <text:p>0.00040398</text:p>
          </table:table-cell>
          <table:table-cell office:value-type="float" office:value="1663610103" calcext:value-type="float">
            <text:p>1663610103</text:p>
          </table:table-cell>
          <table:table-cell office:value-type="float" office:value="99014.41058" calcext:value-type="float">
            <text:p>99014.41058</text:p>
          </table:table-cell>
          <table:table-cell office:value-type="float" office:value="14227721" calcext:value-type="float">
            <text:p>14227721</text:p>
          </table:table-cell>
          <table:table-cell office:value-type="string" calcext:value-type="string">
            <text:p>buy</text:p>
          </table:table-cell>
          <table:table-cell office:value-type="float" office:value="40398" calcext:value-type="float">
            <text:p>40398</text:p>
          </table:table-cell>
          <table:table-cell office:value-type="float" office:value="39.9998415861084" calcext:value-type="float">
            <text:p>39.9998415861084</text:p>
          </table:table-cell>
          <table:table-cell/>
          <table:table-cell table:formula="of:=[.G242]&lt;50" office:value-type="boolean" office:boolean-value="true" calcext:value-type="boolean">
            <text:p>TRUE</text:p>
          </table:table-cell>
          <table:table-cell table:formula="of:=AND([.G242]&lt;100;NOT(OR([.I242])))" office:value-type="boolean" office:boolean-value="false" calcext:value-type="boolean">
            <text:p>FALSE</text:p>
          </table:table-cell>
          <table:table-cell table:formula="of:=AND([.G242]&lt;200; NOT(OR([.I242:.J242])))" office:value-type="boolean" office:boolean-value="false" calcext:value-type="boolean">
            <text:p>FALSE</text:p>
          </table:table-cell>
          <table:table-cell table:formula="of:=AND([.G242]&lt;500;NOT(OR([.I242:.K242])))" office:value-type="boolean" office:boolean-value="false" calcext:value-type="boolean">
            <text:p>FALSE</text:p>
          </table:table-cell>
          <table:table-cell table:formula="of:=AND([.G242]&lt;1000;NOT(OR([.I242:.L242])))" office:value-type="boolean" office:boolean-value="false" calcext:value-type="boolean">
            <text:p>FALSE</text:p>
          </table:table-cell>
          <table:table-cell table:formula="of:=AND([.G242]&lt;2000;NOT(OR([.I242:.M242])))" office:value-type="boolean" office:boolean-value="false" calcext:value-type="boolean">
            <text:p>FALSE</text:p>
          </table:table-cell>
          <table:table-cell table:formula="of:=AND([.G242]&lt;5000;NOT(OR([.I242:.N242])))" office:value-type="boolean" office:boolean-value="false" calcext:value-type="boolean">
            <text:p>FALSE</text:p>
          </table:table-cell>
          <table:table-cell table:formula="of:=AND([.G242]&lt;10000;NOT(OR([.I242:.O242])))" office:value-type="boolean" office:boolean-value="false" calcext:value-type="boolean">
            <text:p>FALSE</text:p>
          </table:table-cell>
          <table:table-cell table:formula="of:=AND([.G242]&lt;20000;NOT(OR([.I242:.P242])))" office:value-type="boolean" office:boolean-value="false" calcext:value-type="boolean">
            <text:p>FALSE</text:p>
          </table:table-cell>
          <table:table-cell table:formula="of:=NOT(OR([.I242:.Q24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16159" calcext:value-type="float">
            <text:p>0.00016159</text:p>
          </table:table-cell>
          <table:table-cell office:value-type="float" office:value="1663610107" calcext:value-type="float">
            <text:p>1663610107</text:p>
          </table:table-cell>
          <table:table-cell office:value-type="float" office:value="99014.41057999" calcext:value-type="float">
            <text:p>99014.41057999</text:p>
          </table:table-cell>
          <table:table-cell office:value-type="float" office:value="14227722" calcext:value-type="float">
            <text:p>14227722</text:p>
          </table:table-cell>
          <table:table-cell office:value-type="string" calcext:value-type="string">
            <text:p>buy</text:p>
          </table:table-cell>
          <table:table-cell office:value-type="float" office:value="16159" calcext:value-type="float">
            <text:p>16159</text:p>
          </table:table-cell>
          <table:table-cell office:value-type="float" office:value="15.9997386056206" calcext:value-type="float">
            <text:p>15.9997386056206</text:p>
          </table:table-cell>
          <table:table-cell/>
          <table:table-cell table:formula="of:=[.G243]&lt;50" office:value-type="boolean" office:boolean-value="true" calcext:value-type="boolean">
            <text:p>TRUE</text:p>
          </table:table-cell>
          <table:table-cell table:formula="of:=AND([.G243]&lt;100;NOT(OR([.I243])))" office:value-type="boolean" office:boolean-value="false" calcext:value-type="boolean">
            <text:p>FALSE</text:p>
          </table:table-cell>
          <table:table-cell table:formula="of:=AND([.G243]&lt;200; NOT(OR([.I243:.J243])))" office:value-type="boolean" office:boolean-value="false" calcext:value-type="boolean">
            <text:p>FALSE</text:p>
          </table:table-cell>
          <table:table-cell table:formula="of:=AND([.G243]&lt;500;NOT(OR([.I243:.K243])))" office:value-type="boolean" office:boolean-value="false" calcext:value-type="boolean">
            <text:p>FALSE</text:p>
          </table:table-cell>
          <table:table-cell table:formula="of:=AND([.G243]&lt;1000;NOT(OR([.I243:.L243])))" office:value-type="boolean" office:boolean-value="false" calcext:value-type="boolean">
            <text:p>FALSE</text:p>
          </table:table-cell>
          <table:table-cell table:formula="of:=AND([.G243]&lt;2000;NOT(OR([.I243:.M243])))" office:value-type="boolean" office:boolean-value="false" calcext:value-type="boolean">
            <text:p>FALSE</text:p>
          </table:table-cell>
          <table:table-cell table:formula="of:=AND([.G243]&lt;5000;NOT(OR([.I243:.N243])))" office:value-type="boolean" office:boolean-value="false" calcext:value-type="boolean">
            <text:p>FALSE</text:p>
          </table:table-cell>
          <table:table-cell table:formula="of:=AND([.G243]&lt;10000;NOT(OR([.I243:.O243])))" office:value-type="boolean" office:boolean-value="false" calcext:value-type="boolean">
            <text:p>FALSE</text:p>
          </table:table-cell>
          <table:table-cell table:formula="of:=AND([.G243]&lt;20000;NOT(OR([.I243:.P243])))" office:value-type="boolean" office:boolean-value="false" calcext:value-type="boolean">
            <text:p>FALSE</text:p>
          </table:table-cell>
          <table:table-cell table:formula="of:=NOT(OR([.I243:.Q24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15149" calcext:value-type="float">
            <text:p>0.00015149</text:p>
          </table:table-cell>
          <table:table-cell office:value-type="float" office:value="1663610123" calcext:value-type="float">
            <text:p>1663610123</text:p>
          </table:table-cell>
          <table:table-cell office:value-type="float" office:value="99014.4006" calcext:value-type="float">
            <text:p>99014.4006</text:p>
          </table:table-cell>
          <table:table-cell office:value-type="float" office:value="14227723" calcext:value-type="float">
            <text:p>14227723</text:p>
          </table:table-cell>
          <table:table-cell office:value-type="string" calcext:value-type="string">
            <text:p>buy</text:p>
          </table:table-cell>
          <table:table-cell office:value-type="float" office:value="15149" calcext:value-type="float">
            <text:p>15149</text:p>
          </table:table-cell>
          <table:table-cell office:value-type="float" office:value="14.999691546894" calcext:value-type="float">
            <text:p>14.999691546894</text:p>
          </table:table-cell>
          <table:table-cell/>
          <table:table-cell table:formula="of:=[.G244]&lt;50" office:value-type="boolean" office:boolean-value="true" calcext:value-type="boolean">
            <text:p>TRUE</text:p>
          </table:table-cell>
          <table:table-cell table:formula="of:=AND([.G244]&lt;100;NOT(OR([.I244])))" office:value-type="boolean" office:boolean-value="false" calcext:value-type="boolean">
            <text:p>FALSE</text:p>
          </table:table-cell>
          <table:table-cell table:formula="of:=AND([.G244]&lt;200; NOT(OR([.I244:.J244])))" office:value-type="boolean" office:boolean-value="false" calcext:value-type="boolean">
            <text:p>FALSE</text:p>
          </table:table-cell>
          <table:table-cell table:formula="of:=AND([.G244]&lt;500;NOT(OR([.I244:.K244])))" office:value-type="boolean" office:boolean-value="false" calcext:value-type="boolean">
            <text:p>FALSE</text:p>
          </table:table-cell>
          <table:table-cell table:formula="of:=AND([.G244]&lt;1000;NOT(OR([.I244:.L244])))" office:value-type="boolean" office:boolean-value="false" calcext:value-type="boolean">
            <text:p>FALSE</text:p>
          </table:table-cell>
          <table:table-cell table:formula="of:=AND([.G244]&lt;2000;NOT(OR([.I244:.M244])))" office:value-type="boolean" office:boolean-value="false" calcext:value-type="boolean">
            <text:p>FALSE</text:p>
          </table:table-cell>
          <table:table-cell table:formula="of:=AND([.G244]&lt;5000;NOT(OR([.I244:.N244])))" office:value-type="boolean" office:boolean-value="false" calcext:value-type="boolean">
            <text:p>FALSE</text:p>
          </table:table-cell>
          <table:table-cell table:formula="of:=AND([.G244]&lt;10000;NOT(OR([.I244:.O244])))" office:value-type="boolean" office:boolean-value="false" calcext:value-type="boolean">
            <text:p>FALSE</text:p>
          </table:table-cell>
          <table:table-cell table:formula="of:=AND([.G244]&lt;20000;NOT(OR([.I244:.P244])))" office:value-type="boolean" office:boolean-value="false" calcext:value-type="boolean">
            <text:p>FALSE</text:p>
          </table:table-cell>
          <table:table-cell table:formula="of:=NOT(OR([.I244:.Q24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26703" calcext:value-type="float">
            <text:p>0.00026703</text:p>
          </table:table-cell>
          <table:table-cell office:value-type="float" office:value="1663610125" calcext:value-type="float">
            <text:p>1663610125</text:p>
          </table:table-cell>
          <table:table-cell office:value-type="float" office:value="99014.4006" calcext:value-type="float">
            <text:p>99014.4006</text:p>
          </table:table-cell>
          <table:table-cell office:value-type="float" office:value="14227724" calcext:value-type="float">
            <text:p>14227724</text:p>
          </table:table-cell>
          <table:table-cell office:value-type="string" calcext:value-type="string">
            <text:p>buy</text:p>
          </table:table-cell>
          <table:table-cell office:value-type="float" office:value="26703" calcext:value-type="float">
            <text:p>26703</text:p>
          </table:table-cell>
          <table:table-cell office:value-type="float" office:value="26.439815392218" calcext:value-type="float">
            <text:p>26.439815392218</text:p>
          </table:table-cell>
          <table:table-cell/>
          <table:table-cell table:formula="of:=[.G245]&lt;50" office:value-type="boolean" office:boolean-value="true" calcext:value-type="boolean">
            <text:p>TRUE</text:p>
          </table:table-cell>
          <table:table-cell table:formula="of:=AND([.G245]&lt;100;NOT(OR([.I245])))" office:value-type="boolean" office:boolean-value="false" calcext:value-type="boolean">
            <text:p>FALSE</text:p>
          </table:table-cell>
          <table:table-cell table:formula="of:=AND([.G245]&lt;200; NOT(OR([.I245:.J245])))" office:value-type="boolean" office:boolean-value="false" calcext:value-type="boolean">
            <text:p>FALSE</text:p>
          </table:table-cell>
          <table:table-cell table:formula="of:=AND([.G245]&lt;500;NOT(OR([.I245:.K245])))" office:value-type="boolean" office:boolean-value="false" calcext:value-type="boolean">
            <text:p>FALSE</text:p>
          </table:table-cell>
          <table:table-cell table:formula="of:=AND([.G245]&lt;1000;NOT(OR([.I245:.L245])))" office:value-type="boolean" office:boolean-value="false" calcext:value-type="boolean">
            <text:p>FALSE</text:p>
          </table:table-cell>
          <table:table-cell table:formula="of:=AND([.G245]&lt;2000;NOT(OR([.I245:.M245])))" office:value-type="boolean" office:boolean-value="false" calcext:value-type="boolean">
            <text:p>FALSE</text:p>
          </table:table-cell>
          <table:table-cell table:formula="of:=AND([.G245]&lt;5000;NOT(OR([.I245:.N245])))" office:value-type="boolean" office:boolean-value="false" calcext:value-type="boolean">
            <text:p>FALSE</text:p>
          </table:table-cell>
          <table:table-cell table:formula="of:=AND([.G245]&lt;10000;NOT(OR([.I245:.O245])))" office:value-type="boolean" office:boolean-value="false" calcext:value-type="boolean">
            <text:p>FALSE</text:p>
          </table:table-cell>
          <table:table-cell table:formula="of:=AND([.G245]&lt;20000;NOT(OR([.I245:.P245])))" office:value-type="boolean" office:boolean-value="false" calcext:value-type="boolean">
            <text:p>FALSE</text:p>
          </table:table-cell>
          <table:table-cell table:formula="of:=NOT(OR([.I245:.Q24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41862" calcext:value-type="float">
            <text:p>0.00041862</text:p>
          </table:table-cell>
          <table:table-cell office:value-type="float" office:value="1663610141" calcext:value-type="float">
            <text:p>1663610141</text:p>
          </table:table-cell>
          <table:table-cell office:value-type="float" office:value="99014.4006" calcext:value-type="float">
            <text:p>99014.4006</text:p>
          </table:table-cell>
          <table:table-cell office:value-type="float" office:value="14227725" calcext:value-type="float">
            <text:p>14227725</text:p>
          </table:table-cell>
          <table:table-cell office:value-type="string" calcext:value-type="string">
            <text:p>buy</text:p>
          </table:table-cell>
          <table:table-cell office:value-type="float" office:value="41862" calcext:value-type="float">
            <text:p>41862</text:p>
          </table:table-cell>
          <table:table-cell office:value-type="float" office:value="41.449408379172" calcext:value-type="float">
            <text:p>41.449408379172</text:p>
          </table:table-cell>
          <table:table-cell/>
          <table:table-cell table:formula="of:=[.G246]&lt;50" office:value-type="boolean" office:boolean-value="true" calcext:value-type="boolean">
            <text:p>TRUE</text:p>
          </table:table-cell>
          <table:table-cell table:formula="of:=AND([.G246]&lt;100;NOT(OR([.I246])))" office:value-type="boolean" office:boolean-value="false" calcext:value-type="boolean">
            <text:p>FALSE</text:p>
          </table:table-cell>
          <table:table-cell table:formula="of:=AND([.G246]&lt;200; NOT(OR([.I246:.J246])))" office:value-type="boolean" office:boolean-value="false" calcext:value-type="boolean">
            <text:p>FALSE</text:p>
          </table:table-cell>
          <table:table-cell table:formula="of:=AND([.G246]&lt;500;NOT(OR([.I246:.K246])))" office:value-type="boolean" office:boolean-value="false" calcext:value-type="boolean">
            <text:p>FALSE</text:p>
          </table:table-cell>
          <table:table-cell table:formula="of:=AND([.G246]&lt;1000;NOT(OR([.I246:.L246])))" office:value-type="boolean" office:boolean-value="false" calcext:value-type="boolean">
            <text:p>FALSE</text:p>
          </table:table-cell>
          <table:table-cell table:formula="of:=AND([.G246]&lt;2000;NOT(OR([.I246:.M246])))" office:value-type="boolean" office:boolean-value="false" calcext:value-type="boolean">
            <text:p>FALSE</text:p>
          </table:table-cell>
          <table:table-cell table:formula="of:=AND([.G246]&lt;5000;NOT(OR([.I246:.N246])))" office:value-type="boolean" office:boolean-value="false" calcext:value-type="boolean">
            <text:p>FALSE</text:p>
          </table:table-cell>
          <table:table-cell table:formula="of:=AND([.G246]&lt;10000;NOT(OR([.I246:.O246])))" office:value-type="boolean" office:boolean-value="false" calcext:value-type="boolean">
            <text:p>FALSE</text:p>
          </table:table-cell>
          <table:table-cell table:formula="of:=AND([.G246]&lt;20000;NOT(OR([.I246:.P246])))" office:value-type="boolean" office:boolean-value="false" calcext:value-type="boolean">
            <text:p>FALSE</text:p>
          </table:table-cell>
          <table:table-cell table:formula="of:=NOT(OR([.I246:.Q24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04642" calcext:value-type="float">
            <text:p>0.00504642</text:p>
          </table:table-cell>
          <table:table-cell office:value-type="float" office:value="1663610190" calcext:value-type="float">
            <text:p>1663610190</text:p>
          </table:table-cell>
          <table:table-cell office:value-type="float" office:value="99079.9993" calcext:value-type="float">
            <text:p>99079.9993</text:p>
          </table:table-cell>
          <table:table-cell office:value-type="float" office:value="14227726" calcext:value-type="float">
            <text:p>14227726</text:p>
          </table:table-cell>
          <table:table-cell office:value-type="string" calcext:value-type="string">
            <text:p>buy</text:p>
          </table:table-cell>
          <table:table-cell office:value-type="float" office:value="504642" calcext:value-type="float">
            <text:p>504642</text:p>
          </table:table-cell>
          <table:table-cell office:value-type="float" office:value="499.999290067506" calcext:value-type="float">
            <text:p>499.999290067506</text:p>
          </table:table-cell>
          <table:table-cell/>
          <table:table-cell table:formula="of:=[.G247]&lt;50" office:value-type="boolean" office:boolean-value="false" calcext:value-type="boolean">
            <text:p>FALSE</text:p>
          </table:table-cell>
          <table:table-cell table:formula="of:=AND([.G247]&lt;100;NOT(OR([.I247])))" office:value-type="boolean" office:boolean-value="false" calcext:value-type="boolean">
            <text:p>FALSE</text:p>
          </table:table-cell>
          <table:table-cell table:formula="of:=AND([.G247]&lt;200; NOT(OR([.I247:.J247])))" office:value-type="boolean" office:boolean-value="false" calcext:value-type="boolean">
            <text:p>FALSE</text:p>
          </table:table-cell>
          <table:table-cell table:formula="of:=AND([.G247]&lt;500;NOT(OR([.I247:.K247])))" office:value-type="boolean" office:boolean-value="true" calcext:value-type="boolean">
            <text:p>TRUE</text:p>
          </table:table-cell>
          <table:table-cell table:formula="of:=AND([.G247]&lt;1000;NOT(OR([.I247:.L247])))" office:value-type="boolean" office:boolean-value="false" calcext:value-type="boolean">
            <text:p>FALSE</text:p>
          </table:table-cell>
          <table:table-cell table:formula="of:=AND([.G247]&lt;2000;NOT(OR([.I247:.M247])))" office:value-type="boolean" office:boolean-value="false" calcext:value-type="boolean">
            <text:p>FALSE</text:p>
          </table:table-cell>
          <table:table-cell table:formula="of:=AND([.G247]&lt;5000;NOT(OR([.I247:.N247])))" office:value-type="boolean" office:boolean-value="false" calcext:value-type="boolean">
            <text:p>FALSE</text:p>
          </table:table-cell>
          <table:table-cell table:formula="of:=AND([.G247]&lt;10000;NOT(OR([.I247:.O247])))" office:value-type="boolean" office:boolean-value="false" calcext:value-type="boolean">
            <text:p>FALSE</text:p>
          </table:table-cell>
          <table:table-cell table:formula="of:=AND([.G247]&lt;20000;NOT(OR([.I247:.P247])))" office:value-type="boolean" office:boolean-value="false" calcext:value-type="boolean">
            <text:p>FALSE</text:p>
          </table:table-cell>
          <table:table-cell table:formula="of:=NOT(OR([.I247:.Q24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20185" calcext:value-type="float">
            <text:p>0.00020185</text:p>
          </table:table-cell>
          <table:table-cell office:value-type="float" office:value="1663610199" calcext:value-type="float">
            <text:p>1663610199</text:p>
          </table:table-cell>
          <table:table-cell office:value-type="float" office:value="99082.71961226" calcext:value-type="float">
            <text:p>99082.71961226</text:p>
          </table:table-cell>
          <table:table-cell office:value-type="float" office:value="14227727" calcext:value-type="float">
            <text:p>14227727</text:p>
          </table:table-cell>
          <table:table-cell office:value-type="string" calcext:value-type="string">
            <text:p>buy</text:p>
          </table:table-cell>
          <table:table-cell office:value-type="float" office:value="20185" calcext:value-type="float">
            <text:p>20185</text:p>
          </table:table-cell>
          <table:table-cell office:value-type="float" office:value="19.9998469537347" calcext:value-type="float">
            <text:p>19.9998469537347</text:p>
          </table:table-cell>
          <table:table-cell/>
          <table:table-cell table:formula="of:=[.G248]&lt;50" office:value-type="boolean" office:boolean-value="true" calcext:value-type="boolean">
            <text:p>TRUE</text:p>
          </table:table-cell>
          <table:table-cell table:formula="of:=AND([.G248]&lt;100;NOT(OR([.I248])))" office:value-type="boolean" office:boolean-value="false" calcext:value-type="boolean">
            <text:p>FALSE</text:p>
          </table:table-cell>
          <table:table-cell table:formula="of:=AND([.G248]&lt;200; NOT(OR([.I248:.J248])))" office:value-type="boolean" office:boolean-value="false" calcext:value-type="boolean">
            <text:p>FALSE</text:p>
          </table:table-cell>
          <table:table-cell table:formula="of:=AND([.G248]&lt;500;NOT(OR([.I248:.K248])))" office:value-type="boolean" office:boolean-value="false" calcext:value-type="boolean">
            <text:p>FALSE</text:p>
          </table:table-cell>
          <table:table-cell table:formula="of:=AND([.G248]&lt;1000;NOT(OR([.I248:.L248])))" office:value-type="boolean" office:boolean-value="false" calcext:value-type="boolean">
            <text:p>FALSE</text:p>
          </table:table-cell>
          <table:table-cell table:formula="of:=AND([.G248]&lt;2000;NOT(OR([.I248:.M248])))" office:value-type="boolean" office:boolean-value="false" calcext:value-type="boolean">
            <text:p>FALSE</text:p>
          </table:table-cell>
          <table:table-cell table:formula="of:=AND([.G248]&lt;5000;NOT(OR([.I248:.N248])))" office:value-type="boolean" office:boolean-value="false" calcext:value-type="boolean">
            <text:p>FALSE</text:p>
          </table:table-cell>
          <table:table-cell table:formula="of:=AND([.G248]&lt;10000;NOT(OR([.I248:.O248])))" office:value-type="boolean" office:boolean-value="false" calcext:value-type="boolean">
            <text:p>FALSE</text:p>
          </table:table-cell>
          <table:table-cell table:formula="of:=AND([.G248]&lt;20000;NOT(OR([.I248:.P248])))" office:value-type="boolean" office:boolean-value="false" calcext:value-type="boolean">
            <text:p>FALSE</text:p>
          </table:table-cell>
          <table:table-cell table:formula="of:=NOT(OR([.I248:.Q24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70669" calcext:value-type="float">
            <text:p>0.00070669</text:p>
          </table:table-cell>
          <table:table-cell office:value-type="float" office:value="1663610301" calcext:value-type="float">
            <text:p>1663610301</text:p>
          </table:table-cell>
          <table:table-cell office:value-type="float" office:value="99053.1735" calcext:value-type="float">
            <text:p>99053.1735</text:p>
          </table:table-cell>
          <table:table-cell office:value-type="float" office:value="14227728" calcext:value-type="float">
            <text:p>14227728</text:p>
          </table:table-cell>
          <table:table-cell office:value-type="string" calcext:value-type="string">
            <text:p>buy</text:p>
          </table:table-cell>
          <table:table-cell office:value-type="float" office:value="70669" calcext:value-type="float">
            <text:p>70669</text:p>
          </table:table-cell>
          <table:table-cell office:value-type="float" office:value="69.999887180715" calcext:value-type="float">
            <text:p>69.999887180715</text:p>
          </table:table-cell>
          <table:table-cell/>
          <table:table-cell table:formula="of:=[.G249]&lt;50" office:value-type="boolean" office:boolean-value="false" calcext:value-type="boolean">
            <text:p>FALSE</text:p>
          </table:table-cell>
          <table:table-cell table:formula="of:=AND([.G249]&lt;100;NOT(OR([.I249])))" office:value-type="boolean" office:boolean-value="true" calcext:value-type="boolean">
            <text:p>TRUE</text:p>
          </table:table-cell>
          <table:table-cell table:formula="of:=AND([.G249]&lt;200; NOT(OR([.I249:.J249])))" office:value-type="boolean" office:boolean-value="false" calcext:value-type="boolean">
            <text:p>FALSE</text:p>
          </table:table-cell>
          <table:table-cell table:formula="of:=AND([.G249]&lt;500;NOT(OR([.I249:.K249])))" office:value-type="boolean" office:boolean-value="false" calcext:value-type="boolean">
            <text:p>FALSE</text:p>
          </table:table-cell>
          <table:table-cell table:formula="of:=AND([.G249]&lt;1000;NOT(OR([.I249:.L249])))" office:value-type="boolean" office:boolean-value="false" calcext:value-type="boolean">
            <text:p>FALSE</text:p>
          </table:table-cell>
          <table:table-cell table:formula="of:=AND([.G249]&lt;2000;NOT(OR([.I249:.M249])))" office:value-type="boolean" office:boolean-value="false" calcext:value-type="boolean">
            <text:p>FALSE</text:p>
          </table:table-cell>
          <table:table-cell table:formula="of:=AND([.G249]&lt;5000;NOT(OR([.I249:.N249])))" office:value-type="boolean" office:boolean-value="false" calcext:value-type="boolean">
            <text:p>FALSE</text:p>
          </table:table-cell>
          <table:table-cell table:formula="of:=AND([.G249]&lt;10000;NOT(OR([.I249:.O249])))" office:value-type="boolean" office:boolean-value="false" calcext:value-type="boolean">
            <text:p>FALSE</text:p>
          </table:table-cell>
          <table:table-cell table:formula="of:=AND([.G249]&lt;20000;NOT(OR([.I249:.P249])))" office:value-type="boolean" office:boolean-value="false" calcext:value-type="boolean">
            <text:p>FALSE</text:p>
          </table:table-cell>
          <table:table-cell table:formula="of:=NOT(OR([.I249:.Q24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50477" calcext:value-type="float">
            <text:p>0.00050477</text:p>
          </table:table-cell>
          <table:table-cell office:value-type="float" office:value="1663610302" calcext:value-type="float">
            <text:p>1663610302</text:p>
          </table:table-cell>
          <table:table-cell office:value-type="float" office:value="99053.1735" calcext:value-type="float">
            <text:p>99053.1735</text:p>
          </table:table-cell>
          <table:table-cell office:value-type="float" office:value="14227729" calcext:value-type="float">
            <text:p>14227729</text:p>
          </table:table-cell>
          <table:table-cell office:value-type="string" calcext:value-type="string">
            <text:p>buy</text:p>
          </table:table-cell>
          <table:table-cell office:value-type="float" office:value="50477" calcext:value-type="float">
            <text:p>50477</text:p>
          </table:table-cell>
          <table:table-cell office:value-type="float" office:value="49.999070387595" calcext:value-type="float">
            <text:p>49.999070387595</text:p>
          </table:table-cell>
          <table:table-cell/>
          <table:table-cell table:formula="of:=[.G250]&lt;50" office:value-type="boolean" office:boolean-value="true" calcext:value-type="boolean">
            <text:p>TRUE</text:p>
          </table:table-cell>
          <table:table-cell table:formula="of:=AND([.G250]&lt;100;NOT(OR([.I250])))" office:value-type="boolean" office:boolean-value="false" calcext:value-type="boolean">
            <text:p>FALSE</text:p>
          </table:table-cell>
          <table:table-cell table:formula="of:=AND([.G250]&lt;200; NOT(OR([.I250:.J250])))" office:value-type="boolean" office:boolean-value="false" calcext:value-type="boolean">
            <text:p>FALSE</text:p>
          </table:table-cell>
          <table:table-cell table:formula="of:=AND([.G250]&lt;500;NOT(OR([.I250:.K250])))" office:value-type="boolean" office:boolean-value="false" calcext:value-type="boolean">
            <text:p>FALSE</text:p>
          </table:table-cell>
          <table:table-cell table:formula="of:=AND([.G250]&lt;1000;NOT(OR([.I250:.L250])))" office:value-type="boolean" office:boolean-value="false" calcext:value-type="boolean">
            <text:p>FALSE</text:p>
          </table:table-cell>
          <table:table-cell table:formula="of:=AND([.G250]&lt;2000;NOT(OR([.I250:.M250])))" office:value-type="boolean" office:boolean-value="false" calcext:value-type="boolean">
            <text:p>FALSE</text:p>
          </table:table-cell>
          <table:table-cell table:formula="of:=AND([.G250]&lt;5000;NOT(OR([.I250:.N250])))" office:value-type="boolean" office:boolean-value="false" calcext:value-type="boolean">
            <text:p>FALSE</text:p>
          </table:table-cell>
          <table:table-cell table:formula="of:=AND([.G250]&lt;10000;NOT(OR([.I250:.O250])))" office:value-type="boolean" office:boolean-value="false" calcext:value-type="boolean">
            <text:p>FALSE</text:p>
          </table:table-cell>
          <table:table-cell table:formula="of:=AND([.G250]&lt;20000;NOT(OR([.I250:.P250])))" office:value-type="boolean" office:boolean-value="false" calcext:value-type="boolean">
            <text:p>FALSE</text:p>
          </table:table-cell>
          <table:table-cell table:formula="of:=NOT(OR([.I250:.Q25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1663610323" calcext:value-type="float">
            <text:p>1663610323</text:p>
          </table:table-cell>
          <table:table-cell office:value-type="float" office:value="99042.40490092" calcext:value-type="float">
            <text:p>99042.40490092</text:p>
          </table:table-cell>
          <table:table-cell office:value-type="float" office:value="14227730" calcext:value-type="float">
            <text:p>14227730</text:p>
          </table:table-cell>
          <table:table-cell office:value-type="string" calcext:value-type="string">
            <text:p>buy</text:p>
          </table:table-cell>
          <table:table-cell office:value-type="float" office:value="160000" calcext:value-type="float">
            <text:p>160000</text:p>
          </table:table-cell>
          <table:table-cell office:value-type="float" office:value="158.467847841472" calcext:value-type="float">
            <text:p>158.467847841472</text:p>
          </table:table-cell>
          <table:table-cell/>
          <table:table-cell table:formula="of:=[.G251]&lt;50" office:value-type="boolean" office:boolean-value="false" calcext:value-type="boolean">
            <text:p>FALSE</text:p>
          </table:table-cell>
          <table:table-cell table:formula="of:=AND([.G251]&lt;100;NOT(OR([.I251])))" office:value-type="boolean" office:boolean-value="false" calcext:value-type="boolean">
            <text:p>FALSE</text:p>
          </table:table-cell>
          <table:table-cell table:formula="of:=AND([.G251]&lt;200; NOT(OR([.I251:.J251])))" office:value-type="boolean" office:boolean-value="true" calcext:value-type="boolean">
            <text:p>TRUE</text:p>
          </table:table-cell>
          <table:table-cell table:formula="of:=AND([.G251]&lt;500;NOT(OR([.I251:.K251])))" office:value-type="boolean" office:boolean-value="false" calcext:value-type="boolean">
            <text:p>FALSE</text:p>
          </table:table-cell>
          <table:table-cell table:formula="of:=AND([.G251]&lt;1000;NOT(OR([.I251:.L251])))" office:value-type="boolean" office:boolean-value="false" calcext:value-type="boolean">
            <text:p>FALSE</text:p>
          </table:table-cell>
          <table:table-cell table:formula="of:=AND([.G251]&lt;2000;NOT(OR([.I251:.M251])))" office:value-type="boolean" office:boolean-value="false" calcext:value-type="boolean">
            <text:p>FALSE</text:p>
          </table:table-cell>
          <table:table-cell table:formula="of:=AND([.G251]&lt;5000;NOT(OR([.I251:.N251])))" office:value-type="boolean" office:boolean-value="false" calcext:value-type="boolean">
            <text:p>FALSE</text:p>
          </table:table-cell>
          <table:table-cell table:formula="of:=AND([.G251]&lt;10000;NOT(OR([.I251:.O251])))" office:value-type="boolean" office:boolean-value="false" calcext:value-type="boolean">
            <text:p>FALSE</text:p>
          </table:table-cell>
          <table:table-cell table:formula="of:=AND([.G251]&lt;20000;NOT(OR([.I251:.P251])))" office:value-type="boolean" office:boolean-value="false" calcext:value-type="boolean">
            <text:p>FALSE</text:p>
          </table:table-cell>
          <table:table-cell table:formula="of:=NOT(OR([.I251:.Q25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97" calcext:value-type="float">
            <text:p>0.00397</text:p>
          </table:table-cell>
          <table:table-cell office:value-type="float" office:value="1663610323" calcext:value-type="float">
            <text:p>1663610323</text:p>
          </table:table-cell>
          <table:table-cell office:value-type="float" office:value="99042.89460467" calcext:value-type="float">
            <text:p>99042.89460467</text:p>
          </table:table-cell>
          <table:table-cell office:value-type="float" office:value="14227731" calcext:value-type="float">
            <text:p>14227731</text:p>
          </table:table-cell>
          <table:table-cell office:value-type="string" calcext:value-type="string">
            <text:p>buy</text:p>
          </table:table-cell>
          <table:table-cell office:value-type="float" office:value="396999" calcext:value-type="float">
            <text:p>396999</text:p>
          </table:table-cell>
          <table:table-cell office:value-type="float" office:value="393.20029158054" calcext:value-type="float">
            <text:p>393.20029158054</text:p>
          </table:table-cell>
          <table:table-cell/>
          <table:table-cell table:formula="of:=[.G252]&lt;50" office:value-type="boolean" office:boolean-value="false" calcext:value-type="boolean">
            <text:p>FALSE</text:p>
          </table:table-cell>
          <table:table-cell table:formula="of:=AND([.G252]&lt;100;NOT(OR([.I252])))" office:value-type="boolean" office:boolean-value="false" calcext:value-type="boolean">
            <text:p>FALSE</text:p>
          </table:table-cell>
          <table:table-cell table:formula="of:=AND([.G252]&lt;200; NOT(OR([.I252:.J252])))" office:value-type="boolean" office:boolean-value="false" calcext:value-type="boolean">
            <text:p>FALSE</text:p>
          </table:table-cell>
          <table:table-cell table:formula="of:=AND([.G252]&lt;500;NOT(OR([.I252:.K252])))" office:value-type="boolean" office:boolean-value="true" calcext:value-type="boolean">
            <text:p>TRUE</text:p>
          </table:table-cell>
          <table:table-cell table:formula="of:=AND([.G252]&lt;1000;NOT(OR([.I252:.L252])))" office:value-type="boolean" office:boolean-value="false" calcext:value-type="boolean">
            <text:p>FALSE</text:p>
          </table:table-cell>
          <table:table-cell table:formula="of:=AND([.G252]&lt;2000;NOT(OR([.I252:.M252])))" office:value-type="boolean" office:boolean-value="false" calcext:value-type="boolean">
            <text:p>FALSE</text:p>
          </table:table-cell>
          <table:table-cell table:formula="of:=AND([.G252]&lt;5000;NOT(OR([.I252:.N252])))" office:value-type="boolean" office:boolean-value="false" calcext:value-type="boolean">
            <text:p>FALSE</text:p>
          </table:table-cell>
          <table:table-cell table:formula="of:=AND([.G252]&lt;10000;NOT(OR([.I252:.O252])))" office:value-type="boolean" office:boolean-value="false" calcext:value-type="boolean">
            <text:p>FALSE</text:p>
          </table:table-cell>
          <table:table-cell table:formula="of:=AND([.G252]&lt;20000;NOT(OR([.I252:.P252])))" office:value-type="boolean" office:boolean-value="false" calcext:value-type="boolean">
            <text:p>FALSE</text:p>
          </table:table-cell>
          <table:table-cell table:formula="of:=NOT(OR([.I252:.Q25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85" calcext:value-type="float">
            <text:p>0.00385</text:p>
          </table:table-cell>
          <table:table-cell office:value-type="float" office:value="1663610323" calcext:value-type="float">
            <text:p>1663610323</text:p>
          </table:table-cell>
          <table:table-cell office:value-type="float" office:value="99043.78208277" calcext:value-type="float">
            <text:p>99043.78208277</text:p>
          </table:table-cell>
          <table:table-cell office:value-type="float" office:value="14227732" calcext:value-type="float">
            <text:p>14227732</text:p>
          </table:table-cell>
          <table:table-cell office:value-type="string" calcext:value-type="string">
            <text:p>buy</text:p>
          </table:table-cell>
          <table:table-cell office:value-type="float" office:value="385000" calcext:value-type="float">
            <text:p>385000</text:p>
          </table:table-cell>
          <table:table-cell office:value-type="float" office:value="381.318561018665" calcext:value-type="float">
            <text:p>381.318561018665</text:p>
          </table:table-cell>
          <table:table-cell/>
          <table:table-cell table:formula="of:=[.G253]&lt;50" office:value-type="boolean" office:boolean-value="false" calcext:value-type="boolean">
            <text:p>FALSE</text:p>
          </table:table-cell>
          <table:table-cell table:formula="of:=AND([.G253]&lt;100;NOT(OR([.I253])))" office:value-type="boolean" office:boolean-value="false" calcext:value-type="boolean">
            <text:p>FALSE</text:p>
          </table:table-cell>
          <table:table-cell table:formula="of:=AND([.G253]&lt;200; NOT(OR([.I253:.J253])))" office:value-type="boolean" office:boolean-value="false" calcext:value-type="boolean">
            <text:p>FALSE</text:p>
          </table:table-cell>
          <table:table-cell table:formula="of:=AND([.G253]&lt;500;NOT(OR([.I253:.K253])))" office:value-type="boolean" office:boolean-value="true" calcext:value-type="boolean">
            <text:p>TRUE</text:p>
          </table:table-cell>
          <table:table-cell table:formula="of:=AND([.G253]&lt;1000;NOT(OR([.I253:.L253])))" office:value-type="boolean" office:boolean-value="false" calcext:value-type="boolean">
            <text:p>FALSE</text:p>
          </table:table-cell>
          <table:table-cell table:formula="of:=AND([.G253]&lt;2000;NOT(OR([.I253:.M253])))" office:value-type="boolean" office:boolean-value="false" calcext:value-type="boolean">
            <text:p>FALSE</text:p>
          </table:table-cell>
          <table:table-cell table:formula="of:=AND([.G253]&lt;5000;NOT(OR([.I253:.N253])))" office:value-type="boolean" office:boolean-value="false" calcext:value-type="boolean">
            <text:p>FALSE</text:p>
          </table:table-cell>
          <table:table-cell table:formula="of:=AND([.G253]&lt;10000;NOT(OR([.I253:.O253])))" office:value-type="boolean" office:boolean-value="false" calcext:value-type="boolean">
            <text:p>FALSE</text:p>
          </table:table-cell>
          <table:table-cell table:formula="of:=AND([.G253]&lt;20000;NOT(OR([.I253:.P253])))" office:value-type="boolean" office:boolean-value="false" calcext:value-type="boolean">
            <text:p>FALSE</text:p>
          </table:table-cell>
          <table:table-cell table:formula="of:=NOT(OR([.I253:.Q25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67661" calcext:value-type="float">
            <text:p>0.00067661</text:p>
          </table:table-cell>
          <table:table-cell office:value-type="float" office:value="1663610323" calcext:value-type="float">
            <text:p>1663610323</text:p>
          </table:table-cell>
          <table:table-cell office:value-type="float" office:value="99043.92078796" calcext:value-type="float">
            <text:p>99043.92078796</text:p>
          </table:table-cell>
          <table:table-cell office:value-type="float" office:value="14227733" calcext:value-type="float">
            <text:p>14227733</text:p>
          </table:table-cell>
          <table:table-cell office:value-type="string" calcext:value-type="string">
            <text:p>buy</text:p>
          </table:table-cell>
          <table:table-cell office:value-type="float" office:value="67661" calcext:value-type="float">
            <text:p>67661</text:p>
          </table:table-cell>
          <table:table-cell office:value-type="float" office:value="67.0141072443416" calcext:value-type="float">
            <text:p>67.0141072443416</text:p>
          </table:table-cell>
          <table:table-cell/>
          <table:table-cell table:formula="of:=[.G254]&lt;50" office:value-type="boolean" office:boolean-value="false" calcext:value-type="boolean">
            <text:p>FALSE</text:p>
          </table:table-cell>
          <table:table-cell table:formula="of:=AND([.G254]&lt;100;NOT(OR([.I254])))" office:value-type="boolean" office:boolean-value="true" calcext:value-type="boolean">
            <text:p>TRUE</text:p>
          </table:table-cell>
          <table:table-cell table:formula="of:=AND([.G254]&lt;200; NOT(OR([.I254:.J254])))" office:value-type="boolean" office:boolean-value="false" calcext:value-type="boolean">
            <text:p>FALSE</text:p>
          </table:table-cell>
          <table:table-cell table:formula="of:=AND([.G254]&lt;500;NOT(OR([.I254:.K254])))" office:value-type="boolean" office:boolean-value="false" calcext:value-type="boolean">
            <text:p>FALSE</text:p>
          </table:table-cell>
          <table:table-cell table:formula="of:=AND([.G254]&lt;1000;NOT(OR([.I254:.L254])))" office:value-type="boolean" office:boolean-value="false" calcext:value-type="boolean">
            <text:p>FALSE</text:p>
          </table:table-cell>
          <table:table-cell table:formula="of:=AND([.G254]&lt;2000;NOT(OR([.I254:.M254])))" office:value-type="boolean" office:boolean-value="false" calcext:value-type="boolean">
            <text:p>FALSE</text:p>
          </table:table-cell>
          <table:table-cell table:formula="of:=AND([.G254]&lt;5000;NOT(OR([.I254:.N254])))" office:value-type="boolean" office:boolean-value="false" calcext:value-type="boolean">
            <text:p>FALSE</text:p>
          </table:table-cell>
          <table:table-cell table:formula="of:=AND([.G254]&lt;10000;NOT(OR([.I254:.O254])))" office:value-type="boolean" office:boolean-value="false" calcext:value-type="boolean">
            <text:p>FALSE</text:p>
          </table:table-cell>
          <table:table-cell table:formula="of:=AND([.G254]&lt;20000;NOT(OR([.I254:.P254])))" office:value-type="boolean" office:boolean-value="false" calcext:value-type="boolean">
            <text:p>FALSE</text:p>
          </table:table-cell>
          <table:table-cell table:formula="of:=NOT(OR([.I254:.Q25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53363" calcext:value-type="float">
            <text:p>0.00553363</text:p>
          </table:table-cell>
          <table:table-cell office:value-type="float" office:value="1663610329" calcext:value-type="float">
            <text:p>1663610329</text:p>
          </table:table-cell>
          <table:table-cell office:value-type="float" office:value="98560.63104618" calcext:value-type="float">
            <text:p>98560.63104618</text:p>
          </table:table-cell>
          <table:table-cell office:value-type="float" office:value="14227734" calcext:value-type="float">
            <text:p>14227734</text:p>
          </table:table-cell>
          <table:table-cell office:value-type="string" calcext:value-type="string">
            <text:p>sell</text:p>
          </table:table-cell>
          <table:table-cell office:value-type="float" office:value="553363" calcext:value-type="float">
            <text:p>553363</text:p>
          </table:table-cell>
          <table:table-cell office:value-type="float" office:value="545.398064776073" calcext:value-type="float">
            <text:p>545.398064776073</text:p>
          </table:table-cell>
          <table:table-cell/>
          <table:table-cell table:formula="of:=[.G255]&lt;50" office:value-type="boolean" office:boolean-value="false" calcext:value-type="boolean">
            <text:p>FALSE</text:p>
          </table:table-cell>
          <table:table-cell table:formula="of:=AND([.G255]&lt;100;NOT(OR([.I255])))" office:value-type="boolean" office:boolean-value="false" calcext:value-type="boolean">
            <text:p>FALSE</text:p>
          </table:table-cell>
          <table:table-cell table:formula="of:=AND([.G255]&lt;200; NOT(OR([.I255:.J255])))" office:value-type="boolean" office:boolean-value="false" calcext:value-type="boolean">
            <text:p>FALSE</text:p>
          </table:table-cell>
          <table:table-cell table:formula="of:=AND([.G255]&lt;500;NOT(OR([.I255:.K255])))" office:value-type="boolean" office:boolean-value="false" calcext:value-type="boolean">
            <text:p>FALSE</text:p>
          </table:table-cell>
          <table:table-cell table:formula="of:=AND([.G255]&lt;1000;NOT(OR([.I255:.L255])))" office:value-type="boolean" office:boolean-value="true" calcext:value-type="boolean">
            <text:p>TRUE</text:p>
          </table:table-cell>
          <table:table-cell table:formula="of:=AND([.G255]&lt;2000;NOT(OR([.I255:.M255])))" office:value-type="boolean" office:boolean-value="false" calcext:value-type="boolean">
            <text:p>FALSE</text:p>
          </table:table-cell>
          <table:table-cell table:formula="of:=AND([.G255]&lt;5000;NOT(OR([.I255:.N255])))" office:value-type="boolean" office:boolean-value="false" calcext:value-type="boolean">
            <text:p>FALSE</text:p>
          </table:table-cell>
          <table:table-cell table:formula="of:=AND([.G255]&lt;10000;NOT(OR([.I255:.O255])))" office:value-type="boolean" office:boolean-value="false" calcext:value-type="boolean">
            <text:p>FALSE</text:p>
          </table:table-cell>
          <table:table-cell table:formula="of:=AND([.G255]&lt;20000;NOT(OR([.I255:.P255])))" office:value-type="boolean" office:boolean-value="false" calcext:value-type="boolean">
            <text:p>FALSE</text:p>
          </table:table-cell>
          <table:table-cell table:formula="of:=NOT(OR([.I255:.Q25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58" calcext:value-type="float">
            <text:p>0.00158</text:p>
          </table:table-cell>
          <table:table-cell office:value-type="float" office:value="1663610358" calcext:value-type="float">
            <text:p>1663610358</text:p>
          </table:table-cell>
          <table:table-cell office:value-type="float" office:value="99025.9079686" calcext:value-type="float">
            <text:p>99025.9079686</text:p>
          </table:table-cell>
          <table:table-cell office:value-type="float" office:value="14227735" calcext:value-type="float">
            <text:p>14227735</text:p>
          </table:table-cell>
          <table:table-cell office:value-type="string" calcext:value-type="string">
            <text:p>buy</text:p>
          </table:table-cell>
          <table:table-cell office:value-type="float" office:value="158000" calcext:value-type="float">
            <text:p>158000</text:p>
          </table:table-cell>
          <table:table-cell office:value-type="float" office:value="156.460934590388" calcext:value-type="float">
            <text:p>156.460934590388</text:p>
          </table:table-cell>
          <table:table-cell/>
          <table:table-cell table:formula="of:=[.G256]&lt;50" office:value-type="boolean" office:boolean-value="false" calcext:value-type="boolean">
            <text:p>FALSE</text:p>
          </table:table-cell>
          <table:table-cell table:formula="of:=AND([.G256]&lt;100;NOT(OR([.I256])))" office:value-type="boolean" office:boolean-value="false" calcext:value-type="boolean">
            <text:p>FALSE</text:p>
          </table:table-cell>
          <table:table-cell table:formula="of:=AND([.G256]&lt;200; NOT(OR([.I256:.J256])))" office:value-type="boolean" office:boolean-value="true" calcext:value-type="boolean">
            <text:p>TRUE</text:p>
          </table:table-cell>
          <table:table-cell table:formula="of:=AND([.G256]&lt;500;NOT(OR([.I256:.K256])))" office:value-type="boolean" office:boolean-value="false" calcext:value-type="boolean">
            <text:p>FALSE</text:p>
          </table:table-cell>
          <table:table-cell table:formula="of:=AND([.G256]&lt;1000;NOT(OR([.I256:.L256])))" office:value-type="boolean" office:boolean-value="false" calcext:value-type="boolean">
            <text:p>FALSE</text:p>
          </table:table-cell>
          <table:table-cell table:formula="of:=AND([.G256]&lt;2000;NOT(OR([.I256:.M256])))" office:value-type="boolean" office:boolean-value="false" calcext:value-type="boolean">
            <text:p>FALSE</text:p>
          </table:table-cell>
          <table:table-cell table:formula="of:=AND([.G256]&lt;5000;NOT(OR([.I256:.N256])))" office:value-type="boolean" office:boolean-value="false" calcext:value-type="boolean">
            <text:p>FALSE</text:p>
          </table:table-cell>
          <table:table-cell table:formula="of:=AND([.G256]&lt;10000;NOT(OR([.I256:.O256])))" office:value-type="boolean" office:boolean-value="false" calcext:value-type="boolean">
            <text:p>FALSE</text:p>
          </table:table-cell>
          <table:table-cell table:formula="of:=AND([.G256]&lt;20000;NOT(OR([.I256:.P256])))" office:value-type="boolean" office:boolean-value="false" calcext:value-type="boolean">
            <text:p>FALSE</text:p>
          </table:table-cell>
          <table:table-cell table:formula="of:=NOT(OR([.I256:.Q25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43966" calcext:value-type="float">
            <text:p>0.00043966</text:p>
          </table:table-cell>
          <table:table-cell office:value-type="float" office:value="1663610358" calcext:value-type="float">
            <text:p>1663610358</text:p>
          </table:table-cell>
          <table:table-cell office:value-type="float" office:value="99026.73644541" calcext:value-type="float">
            <text:p>99026.73644541</text:p>
          </table:table-cell>
          <table:table-cell office:value-type="float" office:value="14227736" calcext:value-type="float">
            <text:p>14227736</text:p>
          </table:table-cell>
          <table:table-cell office:value-type="string" calcext:value-type="string">
            <text:p>buy</text:p>
          </table:table-cell>
          <table:table-cell office:value-type="float" office:value="43966" calcext:value-type="float">
            <text:p>43966</text:p>
          </table:table-cell>
          <table:table-cell office:value-type="float" office:value="43.538094945589" calcext:value-type="float">
            <text:p>43.538094945589</text:p>
          </table:table-cell>
          <table:table-cell/>
          <table:table-cell table:formula="of:=[.G257]&lt;50" office:value-type="boolean" office:boolean-value="true" calcext:value-type="boolean">
            <text:p>TRUE</text:p>
          </table:table-cell>
          <table:table-cell table:formula="of:=AND([.G257]&lt;100;NOT(OR([.I257])))" office:value-type="boolean" office:boolean-value="false" calcext:value-type="boolean">
            <text:p>FALSE</text:p>
          </table:table-cell>
          <table:table-cell table:formula="of:=AND([.G257]&lt;200; NOT(OR([.I257:.J257])))" office:value-type="boolean" office:boolean-value="false" calcext:value-type="boolean">
            <text:p>FALSE</text:p>
          </table:table-cell>
          <table:table-cell table:formula="of:=AND([.G257]&lt;500;NOT(OR([.I257:.K257])))" office:value-type="boolean" office:boolean-value="false" calcext:value-type="boolean">
            <text:p>FALSE</text:p>
          </table:table-cell>
          <table:table-cell table:formula="of:=AND([.G257]&lt;1000;NOT(OR([.I257:.L257])))" office:value-type="boolean" office:boolean-value="false" calcext:value-type="boolean">
            <text:p>FALSE</text:p>
          </table:table-cell>
          <table:table-cell table:formula="of:=AND([.G257]&lt;2000;NOT(OR([.I257:.M257])))" office:value-type="boolean" office:boolean-value="false" calcext:value-type="boolean">
            <text:p>FALSE</text:p>
          </table:table-cell>
          <table:table-cell table:formula="of:=AND([.G257]&lt;5000;NOT(OR([.I257:.N257])))" office:value-type="boolean" office:boolean-value="false" calcext:value-type="boolean">
            <text:p>FALSE</text:p>
          </table:table-cell>
          <table:table-cell table:formula="of:=AND([.G257]&lt;10000;NOT(OR([.I257:.O257])))" office:value-type="boolean" office:boolean-value="false" calcext:value-type="boolean">
            <text:p>FALSE</text:p>
          </table:table-cell>
          <table:table-cell table:formula="of:=AND([.G257]&lt;20000;NOT(OR([.I257:.P257])))" office:value-type="boolean" office:boolean-value="false" calcext:value-type="boolean">
            <text:p>FALSE</text:p>
          </table:table-cell>
          <table:table-cell table:formula="of:=NOT(OR([.I257:.Q25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15361" calcext:value-type="float">
            <text:p>0.00015361</text:p>
          </table:table-cell>
          <table:table-cell office:value-type="float" office:value="1663610380" calcext:value-type="float">
            <text:p>1663610380</text:p>
          </table:table-cell>
          <table:table-cell office:value-type="float" office:value="99013.98620501" calcext:value-type="float">
            <text:p>99013.98620501</text:p>
          </table:table-cell>
          <table:table-cell office:value-type="float" office:value="14227737" calcext:value-type="float">
            <text:p>14227737</text:p>
          </table:table-cell>
          <table:table-cell office:value-type="string" calcext:value-type="string">
            <text:p>buy</text:p>
          </table:table-cell>
          <table:table-cell office:value-type="float" office:value="15360" calcext:value-type="float">
            <text:p>15360</text:p>
          </table:table-cell>
          <table:table-cell office:value-type="float" office:value="15.2095384209516" calcext:value-type="float">
            <text:p>15.2095384209516</text:p>
          </table:table-cell>
          <table:table-cell/>
          <table:table-cell table:formula="of:=[.G258]&lt;50" office:value-type="boolean" office:boolean-value="true" calcext:value-type="boolean">
            <text:p>TRUE</text:p>
          </table:table-cell>
          <table:table-cell table:formula="of:=AND([.G258]&lt;100;NOT(OR([.I258])))" office:value-type="boolean" office:boolean-value="false" calcext:value-type="boolean">
            <text:p>FALSE</text:p>
          </table:table-cell>
          <table:table-cell table:formula="of:=AND([.G258]&lt;200; NOT(OR([.I258:.J258])))" office:value-type="boolean" office:boolean-value="false" calcext:value-type="boolean">
            <text:p>FALSE</text:p>
          </table:table-cell>
          <table:table-cell table:formula="of:=AND([.G258]&lt;500;NOT(OR([.I258:.K258])))" office:value-type="boolean" office:boolean-value="false" calcext:value-type="boolean">
            <text:p>FALSE</text:p>
          </table:table-cell>
          <table:table-cell table:formula="of:=AND([.G258]&lt;1000;NOT(OR([.I258:.L258])))" office:value-type="boolean" office:boolean-value="false" calcext:value-type="boolean">
            <text:p>FALSE</text:p>
          </table:table-cell>
          <table:table-cell table:formula="of:=AND([.G258]&lt;2000;NOT(OR([.I258:.M258])))" office:value-type="boolean" office:boolean-value="false" calcext:value-type="boolean">
            <text:p>FALSE</text:p>
          </table:table-cell>
          <table:table-cell table:formula="of:=AND([.G258]&lt;5000;NOT(OR([.I258:.N258])))" office:value-type="boolean" office:boolean-value="false" calcext:value-type="boolean">
            <text:p>FALSE</text:p>
          </table:table-cell>
          <table:table-cell table:formula="of:=AND([.G258]&lt;10000;NOT(OR([.I258:.O258])))" office:value-type="boolean" office:boolean-value="false" calcext:value-type="boolean">
            <text:p>FALSE</text:p>
          </table:table-cell>
          <table:table-cell table:formula="of:=AND([.G258]&lt;20000;NOT(OR([.I258:.P258])))" office:value-type="boolean" office:boolean-value="false" calcext:value-type="boolean">
            <text:p>FALSE</text:p>
          </table:table-cell>
          <table:table-cell table:formula="of:=NOT(OR([.I258:.Q25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13507" calcext:value-type="float">
            <text:p>0.00013507</text:p>
          </table:table-cell>
          <table:table-cell office:value-type="float" office:value="1663610392" calcext:value-type="float">
            <text:p>1663610392</text:p>
          </table:table-cell>
          <table:table-cell office:value-type="float" office:value="98840.80001" calcext:value-type="float">
            <text:p>98840.80001</text:p>
          </table:table-cell>
          <table:table-cell office:value-type="float" office:value="14227738" calcext:value-type="float">
            <text:p>14227738</text:p>
          </table:table-cell>
          <table:table-cell office:value-type="string" calcext:value-type="string">
            <text:p>sell</text:p>
          </table:table-cell>
          <table:table-cell office:value-type="float" office:value="13507" calcext:value-type="float">
            <text:p>13507</text:p>
          </table:table-cell>
          <table:table-cell office:value-type="float" office:value="13.3504268573507" calcext:value-type="float">
            <text:p>13.3504268573507</text:p>
          </table:table-cell>
          <table:table-cell/>
          <table:table-cell table:formula="of:=[.G259]&lt;50" office:value-type="boolean" office:boolean-value="true" calcext:value-type="boolean">
            <text:p>TRUE</text:p>
          </table:table-cell>
          <table:table-cell table:formula="of:=AND([.G259]&lt;100;NOT(OR([.I259])))" office:value-type="boolean" office:boolean-value="false" calcext:value-type="boolean">
            <text:p>FALSE</text:p>
          </table:table-cell>
          <table:table-cell table:formula="of:=AND([.G259]&lt;200; NOT(OR([.I259:.J259])))" office:value-type="boolean" office:boolean-value="false" calcext:value-type="boolean">
            <text:p>FALSE</text:p>
          </table:table-cell>
          <table:table-cell table:formula="of:=AND([.G259]&lt;500;NOT(OR([.I259:.K259])))" office:value-type="boolean" office:boolean-value="false" calcext:value-type="boolean">
            <text:p>FALSE</text:p>
          </table:table-cell>
          <table:table-cell table:formula="of:=AND([.G259]&lt;1000;NOT(OR([.I259:.L259])))" office:value-type="boolean" office:boolean-value="false" calcext:value-type="boolean">
            <text:p>FALSE</text:p>
          </table:table-cell>
          <table:table-cell table:formula="of:=AND([.G259]&lt;2000;NOT(OR([.I259:.M259])))" office:value-type="boolean" office:boolean-value="false" calcext:value-type="boolean">
            <text:p>FALSE</text:p>
          </table:table-cell>
          <table:table-cell table:formula="of:=AND([.G259]&lt;5000;NOT(OR([.I259:.N259])))" office:value-type="boolean" office:boolean-value="false" calcext:value-type="boolean">
            <text:p>FALSE</text:p>
          </table:table-cell>
          <table:table-cell table:formula="of:=AND([.G259]&lt;10000;NOT(OR([.I259:.O259])))" office:value-type="boolean" office:boolean-value="false" calcext:value-type="boolean">
            <text:p>FALSE</text:p>
          </table:table-cell>
          <table:table-cell table:formula="of:=AND([.G259]&lt;20000;NOT(OR([.I259:.P259])))" office:value-type="boolean" office:boolean-value="false" calcext:value-type="boolean">
            <text:p>FALSE</text:p>
          </table:table-cell>
          <table:table-cell table:formula="of:=NOT(OR([.I259:.Q25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2019" calcext:value-type="float">
            <text:p>0.00002019</text:p>
          </table:table-cell>
          <table:table-cell office:value-type="float" office:value="1663610447" calcext:value-type="float">
            <text:p>1663610447</text:p>
          </table:table-cell>
          <table:table-cell office:value-type="float" office:value="99048.4772" calcext:value-type="float">
            <text:p>99048.4772</text:p>
          </table:table-cell>
          <table:table-cell office:value-type="float" office:value="14227739" calcext:value-type="float">
            <text:p>14227739</text:p>
          </table:table-cell>
          <table:table-cell office:value-type="string" calcext:value-type="string">
            <text:p>buy</text:p>
          </table:table-cell>
          <table:table-cell office:value-type="float" office:value="2019" calcext:value-type="float">
            <text:p>2019</text:p>
          </table:table-cell>
          <table:table-cell office:value-type="float" office:value="1.999788754668" calcext:value-type="float">
            <text:p>1.999788754668</text:p>
          </table:table-cell>
          <table:table-cell/>
          <table:table-cell table:formula="of:=[.G260]&lt;50" office:value-type="boolean" office:boolean-value="true" calcext:value-type="boolean">
            <text:p>TRUE</text:p>
          </table:table-cell>
          <table:table-cell table:formula="of:=AND([.G260]&lt;100;NOT(OR([.I260])))" office:value-type="boolean" office:boolean-value="false" calcext:value-type="boolean">
            <text:p>FALSE</text:p>
          </table:table-cell>
          <table:table-cell table:formula="of:=AND([.G260]&lt;200; NOT(OR([.I260:.J260])))" office:value-type="boolean" office:boolean-value="false" calcext:value-type="boolean">
            <text:p>FALSE</text:p>
          </table:table-cell>
          <table:table-cell table:formula="of:=AND([.G260]&lt;500;NOT(OR([.I260:.K260])))" office:value-type="boolean" office:boolean-value="false" calcext:value-type="boolean">
            <text:p>FALSE</text:p>
          </table:table-cell>
          <table:table-cell table:formula="of:=AND([.G260]&lt;1000;NOT(OR([.I260:.L260])))" office:value-type="boolean" office:boolean-value="false" calcext:value-type="boolean">
            <text:p>FALSE</text:p>
          </table:table-cell>
          <table:table-cell table:formula="of:=AND([.G260]&lt;2000;NOT(OR([.I260:.M260])))" office:value-type="boolean" office:boolean-value="false" calcext:value-type="boolean">
            <text:p>FALSE</text:p>
          </table:table-cell>
          <table:table-cell table:formula="of:=AND([.G260]&lt;5000;NOT(OR([.I260:.N260])))" office:value-type="boolean" office:boolean-value="false" calcext:value-type="boolean">
            <text:p>FALSE</text:p>
          </table:table-cell>
          <table:table-cell table:formula="of:=AND([.G260]&lt;10000;NOT(OR([.I260:.O260])))" office:value-type="boolean" office:boolean-value="false" calcext:value-type="boolean">
            <text:p>FALSE</text:p>
          </table:table-cell>
          <table:table-cell table:formula="of:=AND([.G260]&lt;20000;NOT(OR([.I260:.P260])))" office:value-type="boolean" office:boolean-value="false" calcext:value-type="boolean">
            <text:p>FALSE</text:p>
          </table:table-cell>
          <table:table-cell table:formula="of:=NOT(OR([.I260:.Q26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96446" calcext:value-type="float">
            <text:p>0.00396446</text:p>
          </table:table-cell>
          <table:table-cell office:value-type="float" office:value="1663610464" calcext:value-type="float">
            <text:p>1663610464</text:p>
          </table:table-cell>
          <table:table-cell office:value-type="float" office:value="98856.88764626" calcext:value-type="float">
            <text:p>98856.88764626</text:p>
          </table:table-cell>
          <table:table-cell office:value-type="float" office:value="14227740" calcext:value-type="float">
            <text:p>14227740</text:p>
          </table:table-cell>
          <table:table-cell office:value-type="string" calcext:value-type="string">
            <text:p>sell</text:p>
          </table:table-cell>
          <table:table-cell office:value-type="float" office:value="396446" calcext:value-type="float">
            <text:p>396446</text:p>
          </table:table-cell>
          <table:table-cell office:value-type="float" office:value="391.914176798092" calcext:value-type="float">
            <text:p>391.914176798092</text:p>
          </table:table-cell>
          <table:table-cell/>
          <table:table-cell table:formula="of:=[.G261]&lt;50" office:value-type="boolean" office:boolean-value="false" calcext:value-type="boolean">
            <text:p>FALSE</text:p>
          </table:table-cell>
          <table:table-cell table:formula="of:=AND([.G261]&lt;100;NOT(OR([.I261])))" office:value-type="boolean" office:boolean-value="false" calcext:value-type="boolean">
            <text:p>FALSE</text:p>
          </table:table-cell>
          <table:table-cell table:formula="of:=AND([.G261]&lt;200; NOT(OR([.I261:.J261])))" office:value-type="boolean" office:boolean-value="false" calcext:value-type="boolean">
            <text:p>FALSE</text:p>
          </table:table-cell>
          <table:table-cell table:formula="of:=AND([.G261]&lt;500;NOT(OR([.I261:.K261])))" office:value-type="boolean" office:boolean-value="true" calcext:value-type="boolean">
            <text:p>TRUE</text:p>
          </table:table-cell>
          <table:table-cell table:formula="of:=AND([.G261]&lt;1000;NOT(OR([.I261:.L261])))" office:value-type="boolean" office:boolean-value="false" calcext:value-type="boolean">
            <text:p>FALSE</text:p>
          </table:table-cell>
          <table:table-cell table:formula="of:=AND([.G261]&lt;2000;NOT(OR([.I261:.M261])))" office:value-type="boolean" office:boolean-value="false" calcext:value-type="boolean">
            <text:p>FALSE</text:p>
          </table:table-cell>
          <table:table-cell table:formula="of:=AND([.G261]&lt;5000;NOT(OR([.I261:.N261])))" office:value-type="boolean" office:boolean-value="false" calcext:value-type="boolean">
            <text:p>FALSE</text:p>
          </table:table-cell>
          <table:table-cell table:formula="of:=AND([.G261]&lt;10000;NOT(OR([.I261:.O261])))" office:value-type="boolean" office:boolean-value="false" calcext:value-type="boolean">
            <text:p>FALSE</text:p>
          </table:table-cell>
          <table:table-cell table:formula="of:=AND([.G261]&lt;20000;NOT(OR([.I261:.P261])))" office:value-type="boolean" office:boolean-value="false" calcext:value-type="boolean">
            <text:p>FALSE</text:p>
          </table:table-cell>
          <table:table-cell table:formula="of:=NOT(OR([.I261:.Q26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010484" calcext:value-type="float">
            <text:p>0.01010484</text:p>
          </table:table-cell>
          <table:table-cell office:value-type="float" office:value="1663610466" calcext:value-type="float">
            <text:p>1663610466</text:p>
          </table:table-cell>
          <table:table-cell office:value-type="float" office:value="99015.83529442" calcext:value-type="float">
            <text:p>99015.83529442</text:p>
          </table:table-cell>
          <table:table-cell office:value-type="float" office:value="14227741" calcext:value-type="float">
            <text:p>14227741</text:p>
          </table:table-cell>
          <table:table-cell office:value-type="string" calcext:value-type="string">
            <text:p>buy</text:p>
          </table:table-cell>
          <table:table-cell office:value-type="float" office:value="1010484" calcext:value-type="float">
            <text:p>1010484</text:p>
          </table:table-cell>
          <table:table-cell office:value-type="float" office:value="1000.53917311647" calcext:value-type="float">
            <text:p>1000.53917311647</text:p>
          </table:table-cell>
          <table:table-cell/>
          <table:table-cell table:formula="of:=[.G262]&lt;50" office:value-type="boolean" office:boolean-value="false" calcext:value-type="boolean">
            <text:p>FALSE</text:p>
          </table:table-cell>
          <table:table-cell table:formula="of:=AND([.G262]&lt;100;NOT(OR([.I262])))" office:value-type="boolean" office:boolean-value="false" calcext:value-type="boolean">
            <text:p>FALSE</text:p>
          </table:table-cell>
          <table:table-cell table:formula="of:=AND([.G262]&lt;200; NOT(OR([.I262:.J262])))" office:value-type="boolean" office:boolean-value="false" calcext:value-type="boolean">
            <text:p>FALSE</text:p>
          </table:table-cell>
          <table:table-cell table:formula="of:=AND([.G262]&lt;500;NOT(OR([.I262:.K262])))" office:value-type="boolean" office:boolean-value="false" calcext:value-type="boolean">
            <text:p>FALSE</text:p>
          </table:table-cell>
          <table:table-cell table:formula="of:=AND([.G262]&lt;1000;NOT(OR([.I262:.L262])))" office:value-type="boolean" office:boolean-value="false" calcext:value-type="boolean">
            <text:p>FALSE</text:p>
          </table:table-cell>
          <table:table-cell table:formula="of:=AND([.G262]&lt;2000;NOT(OR([.I262:.M262])))" office:value-type="boolean" office:boolean-value="true" calcext:value-type="boolean">
            <text:p>TRUE</text:p>
          </table:table-cell>
          <table:table-cell table:formula="of:=AND([.G262]&lt;5000;NOT(OR([.I262:.N262])))" office:value-type="boolean" office:boolean-value="false" calcext:value-type="boolean">
            <text:p>FALSE</text:p>
          </table:table-cell>
          <table:table-cell table:formula="of:=AND([.G262]&lt;10000;NOT(OR([.I262:.O262])))" office:value-type="boolean" office:boolean-value="false" calcext:value-type="boolean">
            <text:p>FALSE</text:p>
          </table:table-cell>
          <table:table-cell table:formula="of:=AND([.G262]&lt;20000;NOT(OR([.I262:.P262])))" office:value-type="boolean" office:boolean-value="false" calcext:value-type="boolean">
            <text:p>FALSE</text:p>
          </table:table-cell>
          <table:table-cell table:formula="of:=NOT(OR([.I262:.Q26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24366" calcext:value-type="float">
            <text:p>0.00024366</text:p>
          </table:table-cell>
          <table:table-cell office:value-type="float" office:value="1663610511" calcext:value-type="float">
            <text:p>1663610511</text:p>
          </table:table-cell>
          <table:table-cell office:value-type="float" office:value="98856.86668365" calcext:value-type="float">
            <text:p>98856.86668365</text:p>
          </table:table-cell>
          <table:table-cell office:value-type="float" office:value="14227742" calcext:value-type="float">
            <text:p>14227742</text:p>
          </table:table-cell>
          <table:table-cell office:value-type="string" calcext:value-type="string">
            <text:p>sell</text:p>
          </table:table-cell>
          <table:table-cell office:value-type="float" office:value="24366" calcext:value-type="float">
            <text:p>24366</text:p>
          </table:table-cell>
          <table:table-cell office:value-type="float" office:value="24.0874641361382" calcext:value-type="float">
            <text:p>24.0874641361382</text:p>
          </table:table-cell>
          <table:table-cell/>
          <table:table-cell table:formula="of:=[.G263]&lt;50" office:value-type="boolean" office:boolean-value="true" calcext:value-type="boolean">
            <text:p>TRUE</text:p>
          </table:table-cell>
          <table:table-cell table:formula="of:=AND([.G263]&lt;100;NOT(OR([.I263])))" office:value-type="boolean" office:boolean-value="false" calcext:value-type="boolean">
            <text:p>FALSE</text:p>
          </table:table-cell>
          <table:table-cell table:formula="of:=AND([.G263]&lt;200; NOT(OR([.I263:.J263])))" office:value-type="boolean" office:boolean-value="false" calcext:value-type="boolean">
            <text:p>FALSE</text:p>
          </table:table-cell>
          <table:table-cell table:formula="of:=AND([.G263]&lt;500;NOT(OR([.I263:.K263])))" office:value-type="boolean" office:boolean-value="false" calcext:value-type="boolean">
            <text:p>FALSE</text:p>
          </table:table-cell>
          <table:table-cell table:formula="of:=AND([.G263]&lt;1000;NOT(OR([.I263:.L263])))" office:value-type="boolean" office:boolean-value="false" calcext:value-type="boolean">
            <text:p>FALSE</text:p>
          </table:table-cell>
          <table:table-cell table:formula="of:=AND([.G263]&lt;2000;NOT(OR([.I263:.M263])))" office:value-type="boolean" office:boolean-value="false" calcext:value-type="boolean">
            <text:p>FALSE</text:p>
          </table:table-cell>
          <table:table-cell table:formula="of:=AND([.G263]&lt;5000;NOT(OR([.I263:.N263])))" office:value-type="boolean" office:boolean-value="false" calcext:value-type="boolean">
            <text:p>FALSE</text:p>
          </table:table-cell>
          <table:table-cell table:formula="of:=AND([.G263]&lt;10000;NOT(OR([.I263:.O263])))" office:value-type="boolean" office:boolean-value="false" calcext:value-type="boolean">
            <text:p>FALSE</text:p>
          </table:table-cell>
          <table:table-cell table:formula="of:=AND([.G263]&lt;20000;NOT(OR([.I263:.P263])))" office:value-type="boolean" office:boolean-value="false" calcext:value-type="boolean">
            <text:p>FALSE</text:p>
          </table:table-cell>
          <table:table-cell table:formula="of:=NOT(OR([.I263:.Q26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13501" calcext:value-type="float">
            <text:p>0.00013501</text:p>
          </table:table-cell>
          <table:table-cell office:value-type="float" office:value="1663610515" calcext:value-type="float">
            <text:p>1663610515</text:p>
          </table:table-cell>
          <table:table-cell office:value-type="float" office:value="99015.78199" calcext:value-type="float">
            <text:p>99015.78199</text:p>
          </table:table-cell>
          <table:table-cell office:value-type="float" office:value="14227743" calcext:value-type="float">
            <text:p>14227743</text:p>
          </table:table-cell>
          <table:table-cell office:value-type="string" calcext:value-type="string">
            <text:p>buy</text:p>
          </table:table-cell>
          <table:table-cell office:value-type="float" office:value="13501" calcext:value-type="float">
            <text:p>13501</text:p>
          </table:table-cell>
          <table:table-cell office:value-type="float" office:value="13.3681207264699" calcext:value-type="float">
            <text:p>13.3681207264699</text:p>
          </table:table-cell>
          <table:table-cell/>
          <table:table-cell table:formula="of:=[.G264]&lt;50" office:value-type="boolean" office:boolean-value="true" calcext:value-type="boolean">
            <text:p>TRUE</text:p>
          </table:table-cell>
          <table:table-cell table:formula="of:=AND([.G264]&lt;100;NOT(OR([.I264])))" office:value-type="boolean" office:boolean-value="false" calcext:value-type="boolean">
            <text:p>FALSE</text:p>
          </table:table-cell>
          <table:table-cell table:formula="of:=AND([.G264]&lt;200; NOT(OR([.I264:.J264])))" office:value-type="boolean" office:boolean-value="false" calcext:value-type="boolean">
            <text:p>FALSE</text:p>
          </table:table-cell>
          <table:table-cell table:formula="of:=AND([.G264]&lt;500;NOT(OR([.I264:.K264])))" office:value-type="boolean" office:boolean-value="false" calcext:value-type="boolean">
            <text:p>FALSE</text:p>
          </table:table-cell>
          <table:table-cell table:formula="of:=AND([.G264]&lt;1000;NOT(OR([.I264:.L264])))" office:value-type="boolean" office:boolean-value="false" calcext:value-type="boolean">
            <text:p>FALSE</text:p>
          </table:table-cell>
          <table:table-cell table:formula="of:=AND([.G264]&lt;2000;NOT(OR([.I264:.M264])))" office:value-type="boolean" office:boolean-value="false" calcext:value-type="boolean">
            <text:p>FALSE</text:p>
          </table:table-cell>
          <table:table-cell table:formula="of:=AND([.G264]&lt;5000;NOT(OR([.I264:.N264])))" office:value-type="boolean" office:boolean-value="false" calcext:value-type="boolean">
            <text:p>FALSE</text:p>
          </table:table-cell>
          <table:table-cell table:formula="of:=AND([.G264]&lt;10000;NOT(OR([.I264:.O264])))" office:value-type="boolean" office:boolean-value="false" calcext:value-type="boolean">
            <text:p>FALSE</text:p>
          </table:table-cell>
          <table:table-cell table:formula="of:=AND([.G264]&lt;20000;NOT(OR([.I264:.P264])))" office:value-type="boolean" office:boolean-value="false" calcext:value-type="boolean">
            <text:p>FALSE</text:p>
          </table:table-cell>
          <table:table-cell table:formula="of:=NOT(OR([.I264:.Q26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36986" calcext:value-type="float">
            <text:p>0.00036986</text:p>
          </table:table-cell>
          <table:table-cell office:value-type="float" office:value="1663610515" calcext:value-type="float">
            <text:p>1663610515</text:p>
          </table:table-cell>
          <table:table-cell office:value-type="float" office:value="99042.42275" calcext:value-type="float">
            <text:p>99042.42275</text:p>
          </table:table-cell>
          <table:table-cell office:value-type="float" office:value="14227744" calcext:value-type="float">
            <text:p>14227744</text:p>
          </table:table-cell>
          <table:table-cell office:value-type="string" calcext:value-type="string">
            <text:p>buy</text:p>
          </table:table-cell>
          <table:table-cell office:value-type="float" office:value="36986" calcext:value-type="float">
            <text:p>36986</text:p>
          </table:table-cell>
          <table:table-cell office:value-type="float" office:value="36.631830478315" calcext:value-type="float">
            <text:p>36.631830478315</text:p>
          </table:table-cell>
          <table:table-cell/>
          <table:table-cell table:formula="of:=[.G265]&lt;50" office:value-type="boolean" office:boolean-value="true" calcext:value-type="boolean">
            <text:p>TRUE</text:p>
          </table:table-cell>
          <table:table-cell table:formula="of:=AND([.G265]&lt;100;NOT(OR([.I265])))" office:value-type="boolean" office:boolean-value="false" calcext:value-type="boolean">
            <text:p>FALSE</text:p>
          </table:table-cell>
          <table:table-cell table:formula="of:=AND([.G265]&lt;200; NOT(OR([.I265:.J265])))" office:value-type="boolean" office:boolean-value="false" calcext:value-type="boolean">
            <text:p>FALSE</text:p>
          </table:table-cell>
          <table:table-cell table:formula="of:=AND([.G265]&lt;500;NOT(OR([.I265:.K265])))" office:value-type="boolean" office:boolean-value="false" calcext:value-type="boolean">
            <text:p>FALSE</text:p>
          </table:table-cell>
          <table:table-cell table:formula="of:=AND([.G265]&lt;1000;NOT(OR([.I265:.L265])))" office:value-type="boolean" office:boolean-value="false" calcext:value-type="boolean">
            <text:p>FALSE</text:p>
          </table:table-cell>
          <table:table-cell table:formula="of:=AND([.G265]&lt;2000;NOT(OR([.I265:.M265])))" office:value-type="boolean" office:boolean-value="false" calcext:value-type="boolean">
            <text:p>FALSE</text:p>
          </table:table-cell>
          <table:table-cell table:formula="of:=AND([.G265]&lt;5000;NOT(OR([.I265:.N265])))" office:value-type="boolean" office:boolean-value="false" calcext:value-type="boolean">
            <text:p>FALSE</text:p>
          </table:table-cell>
          <table:table-cell table:formula="of:=AND([.G265]&lt;10000;NOT(OR([.I265:.O265])))" office:value-type="boolean" office:boolean-value="false" calcext:value-type="boolean">
            <text:p>FALSE</text:p>
          </table:table-cell>
          <table:table-cell table:formula="of:=AND([.G265]&lt;20000;NOT(OR([.I265:.P265])))" office:value-type="boolean" office:boolean-value="false" calcext:value-type="boolean">
            <text:p>FALSE</text:p>
          </table:table-cell>
          <table:table-cell table:formula="of:=NOT(OR([.I265:.Q26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8951" calcext:value-type="float">
            <text:p>0.0018951</text:p>
          </table:table-cell>
          <table:table-cell office:value-type="float" office:value="1663610541" calcext:value-type="float">
            <text:p>1663610541</text:p>
          </table:table-cell>
          <table:table-cell office:value-type="float" office:value="98917.80000001" calcext:value-type="float">
            <text:p>98917.80000001</text:p>
          </table:table-cell>
          <table:table-cell office:value-type="float" office:value="14227745" calcext:value-type="float">
            <text:p>14227745</text:p>
          </table:table-cell>
          <table:table-cell office:value-type="string" calcext:value-type="string">
            <text:p>sell</text:p>
          </table:table-cell>
          <table:table-cell office:value-type="float" office:value="189510" calcext:value-type="float">
            <text:p>189510</text:p>
          </table:table-cell>
          <table:table-cell office:value-type="float" office:value="187.459122780019" calcext:value-type="float">
            <text:p>187.459122780019</text:p>
          </table:table-cell>
          <table:table-cell/>
          <table:table-cell table:formula="of:=[.G266]&lt;50" office:value-type="boolean" office:boolean-value="false" calcext:value-type="boolean">
            <text:p>FALSE</text:p>
          </table:table-cell>
          <table:table-cell table:formula="of:=AND([.G266]&lt;100;NOT(OR([.I266])))" office:value-type="boolean" office:boolean-value="false" calcext:value-type="boolean">
            <text:p>FALSE</text:p>
          </table:table-cell>
          <table:table-cell table:formula="of:=AND([.G266]&lt;200; NOT(OR([.I266:.J266])))" office:value-type="boolean" office:boolean-value="true" calcext:value-type="boolean">
            <text:p>TRUE</text:p>
          </table:table-cell>
          <table:table-cell table:formula="of:=AND([.G266]&lt;500;NOT(OR([.I266:.K266])))" office:value-type="boolean" office:boolean-value="false" calcext:value-type="boolean">
            <text:p>FALSE</text:p>
          </table:table-cell>
          <table:table-cell table:formula="of:=AND([.G266]&lt;1000;NOT(OR([.I266:.L266])))" office:value-type="boolean" office:boolean-value="false" calcext:value-type="boolean">
            <text:p>FALSE</text:p>
          </table:table-cell>
          <table:table-cell table:formula="of:=AND([.G266]&lt;2000;NOT(OR([.I266:.M266])))" office:value-type="boolean" office:boolean-value="false" calcext:value-type="boolean">
            <text:p>FALSE</text:p>
          </table:table-cell>
          <table:table-cell table:formula="of:=AND([.G266]&lt;5000;NOT(OR([.I266:.N266])))" office:value-type="boolean" office:boolean-value="false" calcext:value-type="boolean">
            <text:p>FALSE</text:p>
          </table:table-cell>
          <table:table-cell table:formula="of:=AND([.G266]&lt;10000;NOT(OR([.I266:.O266])))" office:value-type="boolean" office:boolean-value="false" calcext:value-type="boolean">
            <text:p>FALSE</text:p>
          </table:table-cell>
          <table:table-cell table:formula="of:=AND([.G266]&lt;20000;NOT(OR([.I266:.P266])))" office:value-type="boolean" office:boolean-value="false" calcext:value-type="boolean">
            <text:p>FALSE</text:p>
          </table:table-cell>
          <table:table-cell table:formula="of:=NOT(OR([.I266:.Q26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01934" calcext:value-type="float">
            <text:p>0.00201934</text:p>
          </table:table-cell>
          <table:table-cell office:value-type="float" office:value="1663610547" calcext:value-type="float">
            <text:p>1663610547</text:p>
          </table:table-cell>
          <table:table-cell office:value-type="float" office:value="99042.42275" calcext:value-type="float">
            <text:p>99042.42275</text:p>
          </table:table-cell>
          <table:table-cell office:value-type="float" office:value="14227746" calcext:value-type="float">
            <text:p>14227746</text:p>
          </table:table-cell>
          <table:table-cell office:value-type="string" calcext:value-type="string">
            <text:p>buy</text:p>
          </table:table-cell>
          <table:table-cell office:value-type="float" office:value="201934" calcext:value-type="float">
            <text:p>201934</text:p>
          </table:table-cell>
          <table:table-cell office:value-type="float" office:value="200.000325955985" calcext:value-type="float">
            <text:p>200.000325955985</text:p>
          </table:table-cell>
          <table:table-cell/>
          <table:table-cell table:formula="of:=[.G267]&lt;50" office:value-type="boolean" office:boolean-value="false" calcext:value-type="boolean">
            <text:p>FALSE</text:p>
          </table:table-cell>
          <table:table-cell table:formula="of:=AND([.G267]&lt;100;NOT(OR([.I267])))" office:value-type="boolean" office:boolean-value="false" calcext:value-type="boolean">
            <text:p>FALSE</text:p>
          </table:table-cell>
          <table:table-cell table:formula="of:=AND([.G267]&lt;200; NOT(OR([.I267:.J267])))" office:value-type="boolean" office:boolean-value="false" calcext:value-type="boolean">
            <text:p>FALSE</text:p>
          </table:table-cell>
          <table:table-cell table:formula="of:=AND([.G267]&lt;500;NOT(OR([.I267:.K267])))" office:value-type="boolean" office:boolean-value="true" calcext:value-type="boolean">
            <text:p>TRUE</text:p>
          </table:table-cell>
          <table:table-cell table:formula="of:=AND([.G267]&lt;1000;NOT(OR([.I267:.L267])))" office:value-type="boolean" office:boolean-value="false" calcext:value-type="boolean">
            <text:p>FALSE</text:p>
          </table:table-cell>
          <table:table-cell table:formula="of:=AND([.G267]&lt;2000;NOT(OR([.I267:.M267])))" office:value-type="boolean" office:boolean-value="false" calcext:value-type="boolean">
            <text:p>FALSE</text:p>
          </table:table-cell>
          <table:table-cell table:formula="of:=AND([.G267]&lt;5000;NOT(OR([.I267:.N267])))" office:value-type="boolean" office:boolean-value="false" calcext:value-type="boolean">
            <text:p>FALSE</text:p>
          </table:table-cell>
          <table:table-cell table:formula="of:=AND([.G267]&lt;10000;NOT(OR([.I267:.O267])))" office:value-type="boolean" office:boolean-value="false" calcext:value-type="boolean">
            <text:p>FALSE</text:p>
          </table:table-cell>
          <table:table-cell table:formula="of:=AND([.G267]&lt;20000;NOT(OR([.I267:.P267])))" office:value-type="boolean" office:boolean-value="false" calcext:value-type="boolean">
            <text:p>FALSE</text:p>
          </table:table-cell>
          <table:table-cell table:formula="of:=NOT(OR([.I267:.Q26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3655" calcext:value-type="float">
            <text:p>0.0003655</text:p>
          </table:table-cell>
          <table:table-cell office:value-type="float" office:value="1663610553" calcext:value-type="float">
            <text:p>1663610553</text:p>
          </table:table-cell>
          <table:table-cell office:value-type="float" office:value="98921.09113134" calcext:value-type="float">
            <text:p>98921.09113134</text:p>
          </table:table-cell>
          <table:table-cell office:value-type="float" office:value="14227747" calcext:value-type="float">
            <text:p>14227747</text:p>
          </table:table-cell>
          <table:table-cell office:value-type="string" calcext:value-type="string">
            <text:p>sell</text:p>
          </table:table-cell>
          <table:table-cell office:value-type="float" office:value="36550" calcext:value-type="float">
            <text:p>36550</text:p>
          </table:table-cell>
          <table:table-cell office:value-type="float" office:value="36.1556588085048" calcext:value-type="float">
            <text:p>36.1556588085048</text:p>
          </table:table-cell>
          <table:table-cell/>
          <table:table-cell table:formula="of:=[.G268]&lt;50" office:value-type="boolean" office:boolean-value="true" calcext:value-type="boolean">
            <text:p>TRUE</text:p>
          </table:table-cell>
          <table:table-cell table:formula="of:=AND([.G268]&lt;100;NOT(OR([.I268])))" office:value-type="boolean" office:boolean-value="false" calcext:value-type="boolean">
            <text:p>FALSE</text:p>
          </table:table-cell>
          <table:table-cell table:formula="of:=AND([.G268]&lt;200; NOT(OR([.I268:.J268])))" office:value-type="boolean" office:boolean-value="false" calcext:value-type="boolean">
            <text:p>FALSE</text:p>
          </table:table-cell>
          <table:table-cell table:formula="of:=AND([.G268]&lt;500;NOT(OR([.I268:.K268])))" office:value-type="boolean" office:boolean-value="false" calcext:value-type="boolean">
            <text:p>FALSE</text:p>
          </table:table-cell>
          <table:table-cell table:formula="of:=AND([.G268]&lt;1000;NOT(OR([.I268:.L268])))" office:value-type="boolean" office:boolean-value="false" calcext:value-type="boolean">
            <text:p>FALSE</text:p>
          </table:table-cell>
          <table:table-cell table:formula="of:=AND([.G268]&lt;2000;NOT(OR([.I268:.M268])))" office:value-type="boolean" office:boolean-value="false" calcext:value-type="boolean">
            <text:p>FALSE</text:p>
          </table:table-cell>
          <table:table-cell table:formula="of:=AND([.G268]&lt;5000;NOT(OR([.I268:.N268])))" office:value-type="boolean" office:boolean-value="false" calcext:value-type="boolean">
            <text:p>FALSE</text:p>
          </table:table-cell>
          <table:table-cell table:formula="of:=AND([.G268]&lt;10000;NOT(OR([.I268:.O268])))" office:value-type="boolean" office:boolean-value="false" calcext:value-type="boolean">
            <text:p>FALSE</text:p>
          </table:table-cell>
          <table:table-cell table:formula="of:=AND([.G268]&lt;20000;NOT(OR([.I268:.P268])))" office:value-type="boolean" office:boolean-value="false" calcext:value-type="boolean">
            <text:p>FALSE</text:p>
          </table:table-cell>
          <table:table-cell table:formula="of:=NOT(OR([.I268:.Q26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98308" calcext:value-type="float">
            <text:p>0.00098308</text:p>
          </table:table-cell>
          <table:table-cell office:value-type="float" office:value="1663610570" calcext:value-type="float">
            <text:p>1663610570</text:p>
          </table:table-cell>
          <table:table-cell office:value-type="float" office:value="98930.6221359" calcext:value-type="float">
            <text:p>98930.6221359</text:p>
          </table:table-cell>
          <table:table-cell office:value-type="float" office:value="14227748" calcext:value-type="float">
            <text:p>14227748</text:p>
          </table:table-cell>
          <table:table-cell office:value-type="string" calcext:value-type="string">
            <text:p>sell</text:p>
          </table:table-cell>
          <table:table-cell office:value-type="float" office:value="98308" calcext:value-type="float">
            <text:p>98308</text:p>
          </table:table-cell>
          <table:table-cell office:value-type="float" office:value="97.2567160093606" calcext:value-type="float">
            <text:p>97.2567160093606</text:p>
          </table:table-cell>
          <table:table-cell/>
          <table:table-cell table:formula="of:=[.G269]&lt;50" office:value-type="boolean" office:boolean-value="false" calcext:value-type="boolean">
            <text:p>FALSE</text:p>
          </table:table-cell>
          <table:table-cell table:formula="of:=AND([.G269]&lt;100;NOT(OR([.I269])))" office:value-type="boolean" office:boolean-value="true" calcext:value-type="boolean">
            <text:p>TRUE</text:p>
          </table:table-cell>
          <table:table-cell table:formula="of:=AND([.G269]&lt;200; NOT(OR([.I269:.J269])))" office:value-type="boolean" office:boolean-value="false" calcext:value-type="boolean">
            <text:p>FALSE</text:p>
          </table:table-cell>
          <table:table-cell table:formula="of:=AND([.G269]&lt;500;NOT(OR([.I269:.K269])))" office:value-type="boolean" office:boolean-value="false" calcext:value-type="boolean">
            <text:p>FALSE</text:p>
          </table:table-cell>
          <table:table-cell table:formula="of:=AND([.G269]&lt;1000;NOT(OR([.I269:.L269])))" office:value-type="boolean" office:boolean-value="false" calcext:value-type="boolean">
            <text:p>FALSE</text:p>
          </table:table-cell>
          <table:table-cell table:formula="of:=AND([.G269]&lt;2000;NOT(OR([.I269:.M269])))" office:value-type="boolean" office:boolean-value="false" calcext:value-type="boolean">
            <text:p>FALSE</text:p>
          </table:table-cell>
          <table:table-cell table:formula="of:=AND([.G269]&lt;5000;NOT(OR([.I269:.N269])))" office:value-type="boolean" office:boolean-value="false" calcext:value-type="boolean">
            <text:p>FALSE</text:p>
          </table:table-cell>
          <table:table-cell table:formula="of:=AND([.G269]&lt;10000;NOT(OR([.I269:.O269])))" office:value-type="boolean" office:boolean-value="false" calcext:value-type="boolean">
            <text:p>FALSE</text:p>
          </table:table-cell>
          <table:table-cell table:formula="of:=AND([.G269]&lt;20000;NOT(OR([.I269:.P269])))" office:value-type="boolean" office:boolean-value="false" calcext:value-type="boolean">
            <text:p>FALSE</text:p>
          </table:table-cell>
          <table:table-cell table:formula="of:=NOT(OR([.I269:.Q26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26162" calcext:value-type="float">
            <text:p>0.00026162</text:p>
          </table:table-cell>
          <table:table-cell office:value-type="float" office:value="1663610582" calcext:value-type="float">
            <text:p>1663610582</text:p>
          </table:table-cell>
          <table:table-cell office:value-type="float" office:value="99034.5908" calcext:value-type="float">
            <text:p>99034.5908</text:p>
          </table:table-cell>
          <table:table-cell office:value-type="float" office:value="14227749" calcext:value-type="float">
            <text:p>14227749</text:p>
          </table:table-cell>
          <table:table-cell office:value-type="string" calcext:value-type="string">
            <text:p>buy</text:p>
          </table:table-cell>
          <table:table-cell office:value-type="float" office:value="26162" calcext:value-type="float">
            <text:p>26162</text:p>
          </table:table-cell>
          <table:table-cell office:value-type="float" office:value="25.909429645096" calcext:value-type="float">
            <text:p>25.909429645096</text:p>
          </table:table-cell>
          <table:table-cell/>
          <table:table-cell table:formula="of:=[.G270]&lt;50" office:value-type="boolean" office:boolean-value="true" calcext:value-type="boolean">
            <text:p>TRUE</text:p>
          </table:table-cell>
          <table:table-cell table:formula="of:=AND([.G270]&lt;100;NOT(OR([.I270])))" office:value-type="boolean" office:boolean-value="false" calcext:value-type="boolean">
            <text:p>FALSE</text:p>
          </table:table-cell>
          <table:table-cell table:formula="of:=AND([.G270]&lt;200; NOT(OR([.I270:.J270])))" office:value-type="boolean" office:boolean-value="false" calcext:value-type="boolean">
            <text:p>FALSE</text:p>
          </table:table-cell>
          <table:table-cell table:formula="of:=AND([.G270]&lt;500;NOT(OR([.I270:.K270])))" office:value-type="boolean" office:boolean-value="false" calcext:value-type="boolean">
            <text:p>FALSE</text:p>
          </table:table-cell>
          <table:table-cell table:formula="of:=AND([.G270]&lt;1000;NOT(OR([.I270:.L270])))" office:value-type="boolean" office:boolean-value="false" calcext:value-type="boolean">
            <text:p>FALSE</text:p>
          </table:table-cell>
          <table:table-cell table:formula="of:=AND([.G270]&lt;2000;NOT(OR([.I270:.M270])))" office:value-type="boolean" office:boolean-value="false" calcext:value-type="boolean">
            <text:p>FALSE</text:p>
          </table:table-cell>
          <table:table-cell table:formula="of:=AND([.G270]&lt;5000;NOT(OR([.I270:.N270])))" office:value-type="boolean" office:boolean-value="false" calcext:value-type="boolean">
            <text:p>FALSE</text:p>
          </table:table-cell>
          <table:table-cell table:formula="of:=AND([.G270]&lt;10000;NOT(OR([.I270:.O270])))" office:value-type="boolean" office:boolean-value="false" calcext:value-type="boolean">
            <text:p>FALSE</text:p>
          </table:table-cell>
          <table:table-cell table:formula="of:=AND([.G270]&lt;20000;NOT(OR([.I270:.P270])))" office:value-type="boolean" office:boolean-value="false" calcext:value-type="boolean">
            <text:p>FALSE</text:p>
          </table:table-cell>
          <table:table-cell table:formula="of:=NOT(OR([.I270:.Q27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833" calcext:value-type="float">
            <text:p>0.01833</text:p>
          </table:table-cell>
          <table:table-cell office:value-type="float" office:value="1663610630" calcext:value-type="float">
            <text:p>1663610630</text:p>
          </table:table-cell>
          <table:table-cell office:value-type="float" office:value="98933.50566074" calcext:value-type="float">
            <text:p>98933.50566074</text:p>
          </table:table-cell>
          <table:table-cell office:value-type="float" office:value="14227750" calcext:value-type="float">
            <text:p>14227750</text:p>
          </table:table-cell>
          <table:table-cell office:value-type="string" calcext:value-type="string">
            <text:p>sell</text:p>
          </table:table-cell>
          <table:table-cell office:value-type="float" office:value="1833000" calcext:value-type="float">
            <text:p>1833000</text:p>
          </table:table-cell>
          <table:table-cell office:value-type="float" office:value="1813.45115876136" calcext:value-type="float">
            <text:p>1813.45115876136</text:p>
          </table:table-cell>
          <table:table-cell/>
          <table:table-cell table:formula="of:=[.G271]&lt;50" office:value-type="boolean" office:boolean-value="false" calcext:value-type="boolean">
            <text:p>FALSE</text:p>
          </table:table-cell>
          <table:table-cell table:formula="of:=AND([.G271]&lt;100;NOT(OR([.I271])))" office:value-type="boolean" office:boolean-value="false" calcext:value-type="boolean">
            <text:p>FALSE</text:p>
          </table:table-cell>
          <table:table-cell table:formula="of:=AND([.G271]&lt;200; NOT(OR([.I271:.J271])))" office:value-type="boolean" office:boolean-value="false" calcext:value-type="boolean">
            <text:p>FALSE</text:p>
          </table:table-cell>
          <table:table-cell table:formula="of:=AND([.G271]&lt;500;NOT(OR([.I271:.K271])))" office:value-type="boolean" office:boolean-value="false" calcext:value-type="boolean">
            <text:p>FALSE</text:p>
          </table:table-cell>
          <table:table-cell table:formula="of:=AND([.G271]&lt;1000;NOT(OR([.I271:.L271])))" office:value-type="boolean" office:boolean-value="false" calcext:value-type="boolean">
            <text:p>FALSE</text:p>
          </table:table-cell>
          <table:table-cell table:formula="of:=AND([.G271]&lt;2000;NOT(OR([.I271:.M271])))" office:value-type="boolean" office:boolean-value="true" calcext:value-type="boolean">
            <text:p>TRUE</text:p>
          </table:table-cell>
          <table:table-cell table:formula="of:=AND([.G271]&lt;5000;NOT(OR([.I271:.N271])))" office:value-type="boolean" office:boolean-value="false" calcext:value-type="boolean">
            <text:p>FALSE</text:p>
          </table:table-cell>
          <table:table-cell table:formula="of:=AND([.G271]&lt;10000;NOT(OR([.I271:.O271])))" office:value-type="boolean" office:boolean-value="false" calcext:value-type="boolean">
            <text:p>FALSE</text:p>
          </table:table-cell>
          <table:table-cell table:formula="of:=AND([.G271]&lt;20000;NOT(OR([.I271:.P271])))" office:value-type="boolean" office:boolean-value="false" calcext:value-type="boolean">
            <text:p>FALSE</text:p>
          </table:table-cell>
          <table:table-cell table:formula="of:=NOT(OR([.I271:.Q27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57981" calcext:value-type="float">
            <text:p>0.00057981</text:p>
          </table:table-cell>
          <table:table-cell office:value-type="float" office:value="1663610630" calcext:value-type="float">
            <text:p>1663610630</text:p>
          </table:table-cell>
          <table:table-cell office:value-type="float" office:value="98933.03050802" calcext:value-type="float">
            <text:p>98933.03050802</text:p>
          </table:table-cell>
          <table:table-cell office:value-type="float" office:value="14227751" calcext:value-type="float">
            <text:p>14227751</text:p>
          </table:table-cell>
          <table:table-cell office:value-type="string" calcext:value-type="string">
            <text:p>sell</text:p>
          </table:table-cell>
          <table:table-cell office:value-type="float" office:value="57981" calcext:value-type="float">
            <text:p>57981</text:p>
          </table:table-cell>
          <table:table-cell office:value-type="float" office:value="57.3623604188551" calcext:value-type="float">
            <text:p>57.3623604188551</text:p>
          </table:table-cell>
          <table:table-cell/>
          <table:table-cell table:formula="of:=[.G272]&lt;50" office:value-type="boolean" office:boolean-value="false" calcext:value-type="boolean">
            <text:p>FALSE</text:p>
          </table:table-cell>
          <table:table-cell table:formula="of:=AND([.G272]&lt;100;NOT(OR([.I272])))" office:value-type="boolean" office:boolean-value="true" calcext:value-type="boolean">
            <text:p>TRUE</text:p>
          </table:table-cell>
          <table:table-cell table:formula="of:=AND([.G272]&lt;200; NOT(OR([.I272:.J272])))" office:value-type="boolean" office:boolean-value="false" calcext:value-type="boolean">
            <text:p>FALSE</text:p>
          </table:table-cell>
          <table:table-cell table:formula="of:=AND([.G272]&lt;500;NOT(OR([.I272:.K272])))" office:value-type="boolean" office:boolean-value="false" calcext:value-type="boolean">
            <text:p>FALSE</text:p>
          </table:table-cell>
          <table:table-cell table:formula="of:=AND([.G272]&lt;1000;NOT(OR([.I272:.L272])))" office:value-type="boolean" office:boolean-value="false" calcext:value-type="boolean">
            <text:p>FALSE</text:p>
          </table:table-cell>
          <table:table-cell table:formula="of:=AND([.G272]&lt;2000;NOT(OR([.I272:.M272])))" office:value-type="boolean" office:boolean-value="false" calcext:value-type="boolean">
            <text:p>FALSE</text:p>
          </table:table-cell>
          <table:table-cell table:formula="of:=AND([.G272]&lt;5000;NOT(OR([.I272:.N272])))" office:value-type="boolean" office:boolean-value="false" calcext:value-type="boolean">
            <text:p>FALSE</text:p>
          </table:table-cell>
          <table:table-cell table:formula="of:=AND([.G272]&lt;10000;NOT(OR([.I272:.O272])))" office:value-type="boolean" office:boolean-value="false" calcext:value-type="boolean">
            <text:p>FALSE</text:p>
          </table:table-cell>
          <table:table-cell table:formula="of:=AND([.G272]&lt;20000;NOT(OR([.I272:.P272])))" office:value-type="boolean" office:boolean-value="false" calcext:value-type="boolean">
            <text:p>FALSE</text:p>
          </table:table-cell>
          <table:table-cell table:formula="of:=NOT(OR([.I272:.Q27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03" calcext:value-type="float">
            <text:p>0.0103</text:p>
          </table:table-cell>
          <table:table-cell office:value-type="float" office:value="1663610640" calcext:value-type="float">
            <text:p>1663610640</text:p>
          </table:table-cell>
          <table:table-cell office:value-type="float" office:value="98933.50100239" calcext:value-type="float">
            <text:p>98933.50100239</text:p>
          </table:table-cell>
          <table:table-cell office:value-type="float" office:value="14227752" calcext:value-type="float">
            <text:p>14227752</text:p>
          </table:table-cell>
          <table:table-cell office:value-type="string" calcext:value-type="string">
            <text:p>sell</text:p>
          </table:table-cell>
          <table:table-cell office:value-type="float" office:value="1030000" calcext:value-type="float">
            <text:p>1030000</text:p>
          </table:table-cell>
          <table:table-cell office:value-type="float" office:value="1019.01506032462" calcext:value-type="float">
            <text:p>1019.01506032462</text:p>
          </table:table-cell>
          <table:table-cell/>
          <table:table-cell table:formula="of:=[.G273]&lt;50" office:value-type="boolean" office:boolean-value="false" calcext:value-type="boolean">
            <text:p>FALSE</text:p>
          </table:table-cell>
          <table:table-cell table:formula="of:=AND([.G273]&lt;100;NOT(OR([.I273])))" office:value-type="boolean" office:boolean-value="false" calcext:value-type="boolean">
            <text:p>FALSE</text:p>
          </table:table-cell>
          <table:table-cell table:formula="of:=AND([.G273]&lt;200; NOT(OR([.I273:.J273])))" office:value-type="boolean" office:boolean-value="false" calcext:value-type="boolean">
            <text:p>FALSE</text:p>
          </table:table-cell>
          <table:table-cell table:formula="of:=AND([.G273]&lt;500;NOT(OR([.I273:.K273])))" office:value-type="boolean" office:boolean-value="false" calcext:value-type="boolean">
            <text:p>FALSE</text:p>
          </table:table-cell>
          <table:table-cell table:formula="of:=AND([.G273]&lt;1000;NOT(OR([.I273:.L273])))" office:value-type="boolean" office:boolean-value="false" calcext:value-type="boolean">
            <text:p>FALSE</text:p>
          </table:table-cell>
          <table:table-cell table:formula="of:=AND([.G273]&lt;2000;NOT(OR([.I273:.M273])))" office:value-type="boolean" office:boolean-value="true" calcext:value-type="boolean">
            <text:p>TRUE</text:p>
          </table:table-cell>
          <table:table-cell table:formula="of:=AND([.G273]&lt;5000;NOT(OR([.I273:.N273])))" office:value-type="boolean" office:boolean-value="false" calcext:value-type="boolean">
            <text:p>FALSE</text:p>
          </table:table-cell>
          <table:table-cell table:formula="of:=AND([.G273]&lt;10000;NOT(OR([.I273:.O273])))" office:value-type="boolean" office:boolean-value="false" calcext:value-type="boolean">
            <text:p>FALSE</text:p>
          </table:table-cell>
          <table:table-cell table:formula="of:=AND([.G273]&lt;20000;NOT(OR([.I273:.P273])))" office:value-type="boolean" office:boolean-value="false" calcext:value-type="boolean">
            <text:p>FALSE</text:p>
          </table:table-cell>
          <table:table-cell table:formula="of:=NOT(OR([.I273:.Q27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17001" calcext:value-type="float">
            <text:p>0.00517001</text:p>
          </table:table-cell>
          <table:table-cell office:value-type="float" office:value="1663610640" calcext:value-type="float">
            <text:p>1663610640</text:p>
          </table:table-cell>
          <table:table-cell office:value-type="float" office:value="98933.20286734" calcext:value-type="float">
            <text:p>98933.20286734</text:p>
          </table:table-cell>
          <table:table-cell office:value-type="float" office:value="14227753" calcext:value-type="float">
            <text:p>14227753</text:p>
          </table:table-cell>
          <table:table-cell office:value-type="string" calcext:value-type="string">
            <text:p>sell</text:p>
          </table:table-cell>
          <table:table-cell office:value-type="float" office:value="517001" calcext:value-type="float">
            <text:p>517001</text:p>
          </table:table-cell>
          <table:table-cell office:value-type="float" office:value="511.485648156177" calcext:value-type="float">
            <text:p>511.485648156177</text:p>
          </table:table-cell>
          <table:table-cell/>
          <table:table-cell table:formula="of:=[.G274]&lt;50" office:value-type="boolean" office:boolean-value="false" calcext:value-type="boolean">
            <text:p>FALSE</text:p>
          </table:table-cell>
          <table:table-cell table:formula="of:=AND([.G274]&lt;100;NOT(OR([.I274])))" office:value-type="boolean" office:boolean-value="false" calcext:value-type="boolean">
            <text:p>FALSE</text:p>
          </table:table-cell>
          <table:table-cell table:formula="of:=AND([.G274]&lt;200; NOT(OR([.I274:.J274])))" office:value-type="boolean" office:boolean-value="false" calcext:value-type="boolean">
            <text:p>FALSE</text:p>
          </table:table-cell>
          <table:table-cell table:formula="of:=AND([.G274]&lt;500;NOT(OR([.I274:.K274])))" office:value-type="boolean" office:boolean-value="false" calcext:value-type="boolean">
            <text:p>FALSE</text:p>
          </table:table-cell>
          <table:table-cell table:formula="of:=AND([.G274]&lt;1000;NOT(OR([.I274:.L274])))" office:value-type="boolean" office:boolean-value="true" calcext:value-type="boolean">
            <text:p>TRUE</text:p>
          </table:table-cell>
          <table:table-cell table:formula="of:=AND([.G274]&lt;2000;NOT(OR([.I274:.M274])))" office:value-type="boolean" office:boolean-value="false" calcext:value-type="boolean">
            <text:p>FALSE</text:p>
          </table:table-cell>
          <table:table-cell table:formula="of:=AND([.G274]&lt;5000;NOT(OR([.I274:.N274])))" office:value-type="boolean" office:boolean-value="false" calcext:value-type="boolean">
            <text:p>FALSE</text:p>
          </table:table-cell>
          <table:table-cell table:formula="of:=AND([.G274]&lt;10000;NOT(OR([.I274:.O274])))" office:value-type="boolean" office:boolean-value="false" calcext:value-type="boolean">
            <text:p>FALSE</text:p>
          </table:table-cell>
          <table:table-cell table:formula="of:=AND([.G274]&lt;20000;NOT(OR([.I274:.P274])))" office:value-type="boolean" office:boolean-value="false" calcext:value-type="boolean">
            <text:p>FALSE</text:p>
          </table:table-cell>
          <table:table-cell table:formula="of:=NOT(OR([.I274:.Q27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5048" calcext:value-type="float">
            <text:p>0.00005048</text:p>
          </table:table-cell>
          <table:table-cell office:value-type="float" office:value="1663610641" calcext:value-type="float">
            <text:p>1663610641</text:p>
          </table:table-cell>
          <table:table-cell office:value-type="float" office:value="99030.37879999" calcext:value-type="float">
            <text:p>99030.37879999</text:p>
          </table:table-cell>
          <table:table-cell office:value-type="float" office:value="14227754" calcext:value-type="float">
            <text:p>14227754</text:p>
          </table:table-cell>
          <table:table-cell office:value-type="string" calcext:value-type="string">
            <text:p>buy</text:p>
          </table:table-cell>
          <table:table-cell office:value-type="float" office:value="5048" calcext:value-type="float">
            <text:p>5048</text:p>
          </table:table-cell>
          <table:table-cell office:value-type="float" office:value="4.9990535218235" calcext:value-type="float">
            <text:p>4.9990535218235</text:p>
          </table:table-cell>
          <table:table-cell/>
          <table:table-cell table:formula="of:=[.G275]&lt;50" office:value-type="boolean" office:boolean-value="true" calcext:value-type="boolean">
            <text:p>TRUE</text:p>
          </table:table-cell>
          <table:table-cell table:formula="of:=AND([.G275]&lt;100;NOT(OR([.I275])))" office:value-type="boolean" office:boolean-value="false" calcext:value-type="boolean">
            <text:p>FALSE</text:p>
          </table:table-cell>
          <table:table-cell table:formula="of:=AND([.G275]&lt;200; NOT(OR([.I275:.J275])))" office:value-type="boolean" office:boolean-value="false" calcext:value-type="boolean">
            <text:p>FALSE</text:p>
          </table:table-cell>
          <table:table-cell table:formula="of:=AND([.G275]&lt;500;NOT(OR([.I275:.K275])))" office:value-type="boolean" office:boolean-value="false" calcext:value-type="boolean">
            <text:p>FALSE</text:p>
          </table:table-cell>
          <table:table-cell table:formula="of:=AND([.G275]&lt;1000;NOT(OR([.I275:.L275])))" office:value-type="boolean" office:boolean-value="false" calcext:value-type="boolean">
            <text:p>FALSE</text:p>
          </table:table-cell>
          <table:table-cell table:formula="of:=AND([.G275]&lt;2000;NOT(OR([.I275:.M275])))" office:value-type="boolean" office:boolean-value="false" calcext:value-type="boolean">
            <text:p>FALSE</text:p>
          </table:table-cell>
          <table:table-cell table:formula="of:=AND([.G275]&lt;5000;NOT(OR([.I275:.N275])))" office:value-type="boolean" office:boolean-value="false" calcext:value-type="boolean">
            <text:p>FALSE</text:p>
          </table:table-cell>
          <table:table-cell table:formula="of:=AND([.G275]&lt;10000;NOT(OR([.I275:.O275])))" office:value-type="boolean" office:boolean-value="false" calcext:value-type="boolean">
            <text:p>FALSE</text:p>
          </table:table-cell>
          <table:table-cell table:formula="of:=AND([.G275]&lt;20000;NOT(OR([.I275:.P275])))" office:value-type="boolean" office:boolean-value="false" calcext:value-type="boolean">
            <text:p>FALSE</text:p>
          </table:table-cell>
          <table:table-cell table:formula="of:=NOT(OR([.I275:.Q27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5048" calcext:value-type="float">
            <text:p>0.00005048</text:p>
          </table:table-cell>
          <table:table-cell office:value-type="float" office:value="1663610643" calcext:value-type="float">
            <text:p>1663610643</text:p>
          </table:table-cell>
          <table:table-cell office:value-type="float" office:value="99030.37879999" calcext:value-type="float">
            <text:p>99030.37879999</text:p>
          </table:table-cell>
          <table:table-cell office:value-type="float" office:value="14227755" calcext:value-type="float">
            <text:p>14227755</text:p>
          </table:table-cell>
          <table:table-cell office:value-type="string" calcext:value-type="string">
            <text:p>buy</text:p>
          </table:table-cell>
          <table:table-cell office:value-type="float" office:value="5048" calcext:value-type="float">
            <text:p>5048</text:p>
          </table:table-cell>
          <table:table-cell office:value-type="float" office:value="4.9990535218235" calcext:value-type="float">
            <text:p>4.9990535218235</text:p>
          </table:table-cell>
          <table:table-cell/>
          <table:table-cell table:formula="of:=[.G276]&lt;50" office:value-type="boolean" office:boolean-value="true" calcext:value-type="boolean">
            <text:p>TRUE</text:p>
          </table:table-cell>
          <table:table-cell table:formula="of:=AND([.G276]&lt;100;NOT(OR([.I276])))" office:value-type="boolean" office:boolean-value="false" calcext:value-type="boolean">
            <text:p>FALSE</text:p>
          </table:table-cell>
          <table:table-cell table:formula="of:=AND([.G276]&lt;200; NOT(OR([.I276:.J276])))" office:value-type="boolean" office:boolean-value="false" calcext:value-type="boolean">
            <text:p>FALSE</text:p>
          </table:table-cell>
          <table:table-cell table:formula="of:=AND([.G276]&lt;500;NOT(OR([.I276:.K276])))" office:value-type="boolean" office:boolean-value="false" calcext:value-type="boolean">
            <text:p>FALSE</text:p>
          </table:table-cell>
          <table:table-cell table:formula="of:=AND([.G276]&lt;1000;NOT(OR([.I276:.L276])))" office:value-type="boolean" office:boolean-value="false" calcext:value-type="boolean">
            <text:p>FALSE</text:p>
          </table:table-cell>
          <table:table-cell table:formula="of:=AND([.G276]&lt;2000;NOT(OR([.I276:.M276])))" office:value-type="boolean" office:boolean-value="false" calcext:value-type="boolean">
            <text:p>FALSE</text:p>
          </table:table-cell>
          <table:table-cell table:formula="of:=AND([.G276]&lt;5000;NOT(OR([.I276:.N276])))" office:value-type="boolean" office:boolean-value="false" calcext:value-type="boolean">
            <text:p>FALSE</text:p>
          </table:table-cell>
          <table:table-cell table:formula="of:=AND([.G276]&lt;10000;NOT(OR([.I276:.O276])))" office:value-type="boolean" office:boolean-value="false" calcext:value-type="boolean">
            <text:p>FALSE</text:p>
          </table:table-cell>
          <table:table-cell table:formula="of:=AND([.G276]&lt;20000;NOT(OR([.I276:.P276])))" office:value-type="boolean" office:boolean-value="false" calcext:value-type="boolean">
            <text:p>FALSE</text:p>
          </table:table-cell>
          <table:table-cell table:formula="of:=NOT(OR([.I276:.Q27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97" calcext:value-type="float">
            <text:p>0.0097</text:p>
          </table:table-cell>
          <table:table-cell office:value-type="float" office:value="1663610681" calcext:value-type="float">
            <text:p>1663610681</text:p>
          </table:table-cell>
          <table:table-cell office:value-type="float" office:value="98932.46451728" calcext:value-type="float">
            <text:p>98932.46451728</text:p>
          </table:table-cell>
          <table:table-cell office:value-type="float" office:value="14227756" calcext:value-type="float">
            <text:p>14227756</text:p>
          </table:table-cell>
          <table:table-cell office:value-type="string" calcext:value-type="string">
            <text:p>sell</text:p>
          </table:table-cell>
          <table:table-cell office:value-type="float" office:value="970000" calcext:value-type="float">
            <text:p>970000</text:p>
          </table:table-cell>
          <table:table-cell office:value-type="float" office:value="959.644905817616" calcext:value-type="float">
            <text:p>959.644905817616</text:p>
          </table:table-cell>
          <table:table-cell/>
          <table:table-cell table:formula="of:=[.G277]&lt;50" office:value-type="boolean" office:boolean-value="false" calcext:value-type="boolean">
            <text:p>FALSE</text:p>
          </table:table-cell>
          <table:table-cell table:formula="of:=AND([.G277]&lt;100;NOT(OR([.I277])))" office:value-type="boolean" office:boolean-value="false" calcext:value-type="boolean">
            <text:p>FALSE</text:p>
          </table:table-cell>
          <table:table-cell table:formula="of:=AND([.G277]&lt;200; NOT(OR([.I277:.J277])))" office:value-type="boolean" office:boolean-value="false" calcext:value-type="boolean">
            <text:p>FALSE</text:p>
          </table:table-cell>
          <table:table-cell table:formula="of:=AND([.G277]&lt;500;NOT(OR([.I277:.K277])))" office:value-type="boolean" office:boolean-value="false" calcext:value-type="boolean">
            <text:p>FALSE</text:p>
          </table:table-cell>
          <table:table-cell table:formula="of:=AND([.G277]&lt;1000;NOT(OR([.I277:.L277])))" office:value-type="boolean" office:boolean-value="true" calcext:value-type="boolean">
            <text:p>TRUE</text:p>
          </table:table-cell>
          <table:table-cell table:formula="of:=AND([.G277]&lt;2000;NOT(OR([.I277:.M277])))" office:value-type="boolean" office:boolean-value="false" calcext:value-type="boolean">
            <text:p>FALSE</text:p>
          </table:table-cell>
          <table:table-cell table:formula="of:=AND([.G277]&lt;5000;NOT(OR([.I277:.N277])))" office:value-type="boolean" office:boolean-value="false" calcext:value-type="boolean">
            <text:p>FALSE</text:p>
          </table:table-cell>
          <table:table-cell table:formula="of:=AND([.G277]&lt;10000;NOT(OR([.I277:.O277])))" office:value-type="boolean" office:boolean-value="false" calcext:value-type="boolean">
            <text:p>FALSE</text:p>
          </table:table-cell>
          <table:table-cell table:formula="of:=AND([.G277]&lt;20000;NOT(OR([.I277:.P277])))" office:value-type="boolean" office:boolean-value="false" calcext:value-type="boolean">
            <text:p>FALSE</text:p>
          </table:table-cell>
          <table:table-cell table:formula="of:=NOT(OR([.I277:.Q27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523" calcext:value-type="float">
            <text:p>0.01523</text:p>
          </table:table-cell>
          <table:table-cell office:value-type="float" office:value="1663610694" calcext:value-type="float">
            <text:p>1663610694</text:p>
          </table:table-cell>
          <table:table-cell office:value-type="float" office:value="98932.64153496" calcext:value-type="float">
            <text:p>98932.64153496</text:p>
          </table:table-cell>
          <table:table-cell office:value-type="float" office:value="14227757" calcext:value-type="float">
            <text:p>14227757</text:p>
          </table:table-cell>
          <table:table-cell office:value-type="string" calcext:value-type="string">
            <text:p>sell</text:p>
          </table:table-cell>
          <table:table-cell office:value-type="float" office:value="1523000" calcext:value-type="float">
            <text:p>1523000</text:p>
          </table:table-cell>
          <table:table-cell office:value-type="float" office:value="1506.74413057744" calcext:value-type="float">
            <text:p>1506.74413057744</text:p>
          </table:table-cell>
          <table:table-cell/>
          <table:table-cell table:formula="of:=[.G278]&lt;50" office:value-type="boolean" office:boolean-value="false" calcext:value-type="boolean">
            <text:p>FALSE</text:p>
          </table:table-cell>
          <table:table-cell table:formula="of:=AND([.G278]&lt;100;NOT(OR([.I278])))" office:value-type="boolean" office:boolean-value="false" calcext:value-type="boolean">
            <text:p>FALSE</text:p>
          </table:table-cell>
          <table:table-cell table:formula="of:=AND([.G278]&lt;200; NOT(OR([.I278:.J278])))" office:value-type="boolean" office:boolean-value="false" calcext:value-type="boolean">
            <text:p>FALSE</text:p>
          </table:table-cell>
          <table:table-cell table:formula="of:=AND([.G278]&lt;500;NOT(OR([.I278:.K278])))" office:value-type="boolean" office:boolean-value="false" calcext:value-type="boolean">
            <text:p>FALSE</text:p>
          </table:table-cell>
          <table:table-cell table:formula="of:=AND([.G278]&lt;1000;NOT(OR([.I278:.L278])))" office:value-type="boolean" office:boolean-value="false" calcext:value-type="boolean">
            <text:p>FALSE</text:p>
          </table:table-cell>
          <table:table-cell table:formula="of:=AND([.G278]&lt;2000;NOT(OR([.I278:.M278])))" office:value-type="boolean" office:boolean-value="true" calcext:value-type="boolean">
            <text:p>TRUE</text:p>
          </table:table-cell>
          <table:table-cell table:formula="of:=AND([.G278]&lt;5000;NOT(OR([.I278:.N278])))" office:value-type="boolean" office:boolean-value="false" calcext:value-type="boolean">
            <text:p>FALSE</text:p>
          </table:table-cell>
          <table:table-cell table:formula="of:=AND([.G278]&lt;10000;NOT(OR([.I278:.O278])))" office:value-type="boolean" office:boolean-value="false" calcext:value-type="boolean">
            <text:p>FALSE</text:p>
          </table:table-cell>
          <table:table-cell table:formula="of:=AND([.G278]&lt;20000;NOT(OR([.I278:.P278])))" office:value-type="boolean" office:boolean-value="false" calcext:value-type="boolean">
            <text:p>FALSE</text:p>
          </table:table-cell>
          <table:table-cell table:formula="of:=NOT(OR([.I278:.Q27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452" calcext:value-type="float">
            <text:p>0.01452</text:p>
          </table:table-cell>
          <table:table-cell office:value-type="float" office:value="1663610702" calcext:value-type="float">
            <text:p>1663610702</text:p>
          </table:table-cell>
          <table:table-cell office:value-type="float" office:value="98931.63067084" calcext:value-type="float">
            <text:p>98931.63067084</text:p>
          </table:table-cell>
          <table:table-cell office:value-type="float" office:value="14227758" calcext:value-type="float">
            <text:p>14227758</text:p>
          </table:table-cell>
          <table:table-cell office:value-type="string" calcext:value-type="string">
            <text:p>sell</text:p>
          </table:table-cell>
          <table:table-cell office:value-type="float" office:value="1452000" calcext:value-type="float">
            <text:p>1452000</text:p>
          </table:table-cell>
          <table:table-cell office:value-type="float" office:value="1436.4872773406" calcext:value-type="float">
            <text:p>1436.4872773406</text:p>
          </table:table-cell>
          <table:table-cell/>
          <table:table-cell table:formula="of:=[.G279]&lt;50" office:value-type="boolean" office:boolean-value="false" calcext:value-type="boolean">
            <text:p>FALSE</text:p>
          </table:table-cell>
          <table:table-cell table:formula="of:=AND([.G279]&lt;100;NOT(OR([.I279])))" office:value-type="boolean" office:boolean-value="false" calcext:value-type="boolean">
            <text:p>FALSE</text:p>
          </table:table-cell>
          <table:table-cell table:formula="of:=AND([.G279]&lt;200; NOT(OR([.I279:.J279])))" office:value-type="boolean" office:boolean-value="false" calcext:value-type="boolean">
            <text:p>FALSE</text:p>
          </table:table-cell>
          <table:table-cell table:formula="of:=AND([.G279]&lt;500;NOT(OR([.I279:.K279])))" office:value-type="boolean" office:boolean-value="false" calcext:value-type="boolean">
            <text:p>FALSE</text:p>
          </table:table-cell>
          <table:table-cell table:formula="of:=AND([.G279]&lt;1000;NOT(OR([.I279:.L279])))" office:value-type="boolean" office:boolean-value="false" calcext:value-type="boolean">
            <text:p>FALSE</text:p>
          </table:table-cell>
          <table:table-cell table:formula="of:=AND([.G279]&lt;2000;NOT(OR([.I279:.M279])))" office:value-type="boolean" office:boolean-value="true" calcext:value-type="boolean">
            <text:p>TRUE</text:p>
          </table:table-cell>
          <table:table-cell table:formula="of:=AND([.G279]&lt;5000;NOT(OR([.I279:.N279])))" office:value-type="boolean" office:boolean-value="false" calcext:value-type="boolean">
            <text:p>FALSE</text:p>
          </table:table-cell>
          <table:table-cell table:formula="of:=AND([.G279]&lt;10000;NOT(OR([.I279:.O279])))" office:value-type="boolean" office:boolean-value="false" calcext:value-type="boolean">
            <text:p>FALSE</text:p>
          </table:table-cell>
          <table:table-cell table:formula="of:=AND([.G279]&lt;20000;NOT(OR([.I279:.P279])))" office:value-type="boolean" office:boolean-value="false" calcext:value-type="boolean">
            <text:p>FALSE</text:p>
          </table:table-cell>
          <table:table-cell table:formula="of:=NOT(OR([.I279:.Q27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96" calcext:value-type="float">
            <text:p>0.00396</text:p>
          </table:table-cell>
          <table:table-cell office:value-type="float" office:value="1663610702" calcext:value-type="float">
            <text:p>1663610702</text:p>
          </table:table-cell>
          <table:table-cell office:value-type="float" office:value="98929.64853866" calcext:value-type="float">
            <text:p>98929.64853866</text:p>
          </table:table-cell>
          <table:table-cell office:value-type="float" office:value="14227759" calcext:value-type="float">
            <text:p>14227759</text:p>
          </table:table-cell>
          <table:table-cell office:value-type="string" calcext:value-type="string">
            <text:p>sell</text:p>
          </table:table-cell>
          <table:table-cell office:value-type="float" office:value="396000" calcext:value-type="float">
            <text:p>396000</text:p>
          </table:table-cell>
          <table:table-cell office:value-type="float" office:value="391.761408213094" calcext:value-type="float">
            <text:p>391.761408213094</text:p>
          </table:table-cell>
          <table:table-cell/>
          <table:table-cell table:formula="of:=[.G280]&lt;50" office:value-type="boolean" office:boolean-value="false" calcext:value-type="boolean">
            <text:p>FALSE</text:p>
          </table:table-cell>
          <table:table-cell table:formula="of:=AND([.G280]&lt;100;NOT(OR([.I280])))" office:value-type="boolean" office:boolean-value="false" calcext:value-type="boolean">
            <text:p>FALSE</text:p>
          </table:table-cell>
          <table:table-cell table:formula="of:=AND([.G280]&lt;200; NOT(OR([.I280:.J280])))" office:value-type="boolean" office:boolean-value="false" calcext:value-type="boolean">
            <text:p>FALSE</text:p>
          </table:table-cell>
          <table:table-cell table:formula="of:=AND([.G280]&lt;500;NOT(OR([.I280:.K280])))" office:value-type="boolean" office:boolean-value="true" calcext:value-type="boolean">
            <text:p>TRUE</text:p>
          </table:table-cell>
          <table:table-cell table:formula="of:=AND([.G280]&lt;1000;NOT(OR([.I280:.L280])))" office:value-type="boolean" office:boolean-value="false" calcext:value-type="boolean">
            <text:p>FALSE</text:p>
          </table:table-cell>
          <table:table-cell table:formula="of:=AND([.G280]&lt;2000;NOT(OR([.I280:.M280])))" office:value-type="boolean" office:boolean-value="false" calcext:value-type="boolean">
            <text:p>FALSE</text:p>
          </table:table-cell>
          <table:table-cell table:formula="of:=AND([.G280]&lt;5000;NOT(OR([.I280:.N280])))" office:value-type="boolean" office:boolean-value="false" calcext:value-type="boolean">
            <text:p>FALSE</text:p>
          </table:table-cell>
          <table:table-cell table:formula="of:=AND([.G280]&lt;10000;NOT(OR([.I280:.O280])))" office:value-type="boolean" office:boolean-value="false" calcext:value-type="boolean">
            <text:p>FALSE</text:p>
          </table:table-cell>
          <table:table-cell table:formula="of:=AND([.G280]&lt;20000;NOT(OR([.I280:.P280])))" office:value-type="boolean" office:boolean-value="false" calcext:value-type="boolean">
            <text:p>FALSE</text:p>
          </table:table-cell>
          <table:table-cell table:formula="of:=NOT(OR([.I280:.Q28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393" calcext:value-type="float">
            <text:p>0.01393</text:p>
          </table:table-cell>
          <table:table-cell office:value-type="float" office:value="1663610714" calcext:value-type="float">
            <text:p>1663610714</text:p>
          </table:table-cell>
          <table:table-cell office:value-type="float" office:value="98930.05614516" calcext:value-type="float">
            <text:p>98930.05614516</text:p>
          </table:table-cell>
          <table:table-cell office:value-type="float" office:value="14227760" calcext:value-type="float">
            <text:p>14227760</text:p>
          </table:table-cell>
          <table:table-cell office:value-type="string" calcext:value-type="string">
            <text:p>sell</text:p>
          </table:table-cell>
          <table:table-cell office:value-type="float" office:value="1393000" calcext:value-type="float">
            <text:p>1393000</text:p>
          </table:table-cell>
          <table:table-cell office:value-type="float" office:value="1378.09568210208" calcext:value-type="float">
            <text:p>1378.09568210208</text:p>
          </table:table-cell>
          <table:table-cell/>
          <table:table-cell table:formula="of:=[.G281]&lt;50" office:value-type="boolean" office:boolean-value="false" calcext:value-type="boolean">
            <text:p>FALSE</text:p>
          </table:table-cell>
          <table:table-cell table:formula="of:=AND([.G281]&lt;100;NOT(OR([.I281])))" office:value-type="boolean" office:boolean-value="false" calcext:value-type="boolean">
            <text:p>FALSE</text:p>
          </table:table-cell>
          <table:table-cell table:formula="of:=AND([.G281]&lt;200; NOT(OR([.I281:.J281])))" office:value-type="boolean" office:boolean-value="false" calcext:value-type="boolean">
            <text:p>FALSE</text:p>
          </table:table-cell>
          <table:table-cell table:formula="of:=AND([.G281]&lt;500;NOT(OR([.I281:.K281])))" office:value-type="boolean" office:boolean-value="false" calcext:value-type="boolean">
            <text:p>FALSE</text:p>
          </table:table-cell>
          <table:table-cell table:formula="of:=AND([.G281]&lt;1000;NOT(OR([.I281:.L281])))" office:value-type="boolean" office:boolean-value="false" calcext:value-type="boolean">
            <text:p>FALSE</text:p>
          </table:table-cell>
          <table:table-cell table:formula="of:=AND([.G281]&lt;2000;NOT(OR([.I281:.M281])))" office:value-type="boolean" office:boolean-value="true" calcext:value-type="boolean">
            <text:p>TRUE</text:p>
          </table:table-cell>
          <table:table-cell table:formula="of:=AND([.G281]&lt;5000;NOT(OR([.I281:.N281])))" office:value-type="boolean" office:boolean-value="false" calcext:value-type="boolean">
            <text:p>FALSE</text:p>
          </table:table-cell>
          <table:table-cell table:formula="of:=AND([.G281]&lt;10000;NOT(OR([.I281:.O281])))" office:value-type="boolean" office:boolean-value="false" calcext:value-type="boolean">
            <text:p>FALSE</text:p>
          </table:table-cell>
          <table:table-cell table:formula="of:=AND([.G281]&lt;20000;NOT(OR([.I281:.P281])))" office:value-type="boolean" office:boolean-value="false" calcext:value-type="boolean">
            <text:p>FALSE</text:p>
          </table:table-cell>
          <table:table-cell table:formula="of:=NOT(OR([.I281:.Q28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15999" calcext:value-type="float">
            <text:p>0.00315999</text:p>
          </table:table-cell>
          <table:table-cell office:value-type="float" office:value="1663610714" calcext:value-type="float">
            <text:p>1663610714</text:p>
          </table:table-cell>
          <table:table-cell office:value-type="float" office:value="98928.46298604" calcext:value-type="float">
            <text:p>98928.46298604</text:p>
          </table:table-cell>
          <table:table-cell office:value-type="float" office:value="14227761" calcext:value-type="float">
            <text:p>14227761</text:p>
          </table:table-cell>
          <table:table-cell office:value-type="string" calcext:value-type="string">
            <text:p>sell</text:p>
          </table:table-cell>
          <table:table-cell office:value-type="float" office:value="315999" calcext:value-type="float">
            <text:p>315999</text:p>
          </table:table-cell>
          <table:table-cell office:value-type="float" office:value="312.612953751257" calcext:value-type="float">
            <text:p>312.612953751257</text:p>
          </table:table-cell>
          <table:table-cell/>
          <table:table-cell table:formula="of:=[.G282]&lt;50" office:value-type="boolean" office:boolean-value="false" calcext:value-type="boolean">
            <text:p>FALSE</text:p>
          </table:table-cell>
          <table:table-cell table:formula="of:=AND([.G282]&lt;100;NOT(OR([.I282])))" office:value-type="boolean" office:boolean-value="false" calcext:value-type="boolean">
            <text:p>FALSE</text:p>
          </table:table-cell>
          <table:table-cell table:formula="of:=AND([.G282]&lt;200; NOT(OR([.I282:.J282])))" office:value-type="boolean" office:boolean-value="false" calcext:value-type="boolean">
            <text:p>FALSE</text:p>
          </table:table-cell>
          <table:table-cell table:formula="of:=AND([.G282]&lt;500;NOT(OR([.I282:.K282])))" office:value-type="boolean" office:boolean-value="true" calcext:value-type="boolean">
            <text:p>TRUE</text:p>
          </table:table-cell>
          <table:table-cell table:formula="of:=AND([.G282]&lt;1000;NOT(OR([.I282:.L282])))" office:value-type="boolean" office:boolean-value="false" calcext:value-type="boolean">
            <text:p>FALSE</text:p>
          </table:table-cell>
          <table:table-cell table:formula="of:=AND([.G282]&lt;2000;NOT(OR([.I282:.M282])))" office:value-type="boolean" office:boolean-value="false" calcext:value-type="boolean">
            <text:p>FALSE</text:p>
          </table:table-cell>
          <table:table-cell table:formula="of:=AND([.G282]&lt;5000;NOT(OR([.I282:.N282])))" office:value-type="boolean" office:boolean-value="false" calcext:value-type="boolean">
            <text:p>FALSE</text:p>
          </table:table-cell>
          <table:table-cell table:formula="of:=AND([.G282]&lt;10000;NOT(OR([.I282:.O282])))" office:value-type="boolean" office:boolean-value="false" calcext:value-type="boolean">
            <text:p>FALSE</text:p>
          </table:table-cell>
          <table:table-cell table:formula="of:=AND([.G282]&lt;20000;NOT(OR([.I282:.P282])))" office:value-type="boolean" office:boolean-value="false" calcext:value-type="boolean">
            <text:p>FALSE</text:p>
          </table:table-cell>
          <table:table-cell table:formula="of:=NOT(OR([.I282:.Q28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092001" calcext:value-type="float">
            <text:p>0.01092001</text:p>
          </table:table-cell>
          <table:table-cell office:value-type="float" office:value="1663610715" calcext:value-type="float">
            <text:p>1663610715</text:p>
          </table:table-cell>
          <table:table-cell office:value-type="float" office:value="98928.46298604" calcext:value-type="float">
            <text:p>98928.46298604</text:p>
          </table:table-cell>
          <table:table-cell office:value-type="float" office:value="14227762" calcext:value-type="float">
            <text:p>14227762</text:p>
          </table:table-cell>
          <table:table-cell office:value-type="string" calcext:value-type="string">
            <text:p>sell</text:p>
          </table:table-cell>
          <table:table-cell office:value-type="float" office:value="1092001" calcext:value-type="float">
            <text:p>1092001</text:p>
          </table:table-cell>
          <table:table-cell office:value-type="float" office:value="1080.29980509219" calcext:value-type="float">
            <text:p>1080.29980509219</text:p>
          </table:table-cell>
          <table:table-cell/>
          <table:table-cell table:formula="of:=[.G283]&lt;50" office:value-type="boolean" office:boolean-value="false" calcext:value-type="boolean">
            <text:p>FALSE</text:p>
          </table:table-cell>
          <table:table-cell table:formula="of:=AND([.G283]&lt;100;NOT(OR([.I283])))" office:value-type="boolean" office:boolean-value="false" calcext:value-type="boolean">
            <text:p>FALSE</text:p>
          </table:table-cell>
          <table:table-cell table:formula="of:=AND([.G283]&lt;200; NOT(OR([.I283:.J283])))" office:value-type="boolean" office:boolean-value="false" calcext:value-type="boolean">
            <text:p>FALSE</text:p>
          </table:table-cell>
          <table:table-cell table:formula="of:=AND([.G283]&lt;500;NOT(OR([.I283:.K283])))" office:value-type="boolean" office:boolean-value="false" calcext:value-type="boolean">
            <text:p>FALSE</text:p>
          </table:table-cell>
          <table:table-cell table:formula="of:=AND([.G283]&lt;1000;NOT(OR([.I283:.L283])))" office:value-type="boolean" office:boolean-value="false" calcext:value-type="boolean">
            <text:p>FALSE</text:p>
          </table:table-cell>
          <table:table-cell table:formula="of:=AND([.G283]&lt;2000;NOT(OR([.I283:.M283])))" office:value-type="boolean" office:boolean-value="true" calcext:value-type="boolean">
            <text:p>TRUE</text:p>
          </table:table-cell>
          <table:table-cell table:formula="of:=AND([.G283]&lt;5000;NOT(OR([.I283:.N283])))" office:value-type="boolean" office:boolean-value="false" calcext:value-type="boolean">
            <text:p>FALSE</text:p>
          </table:table-cell>
          <table:table-cell table:formula="of:=AND([.G283]&lt;10000;NOT(OR([.I283:.O283])))" office:value-type="boolean" office:boolean-value="false" calcext:value-type="boolean">
            <text:p>FALSE</text:p>
          </table:table-cell>
          <table:table-cell table:formula="of:=AND([.G283]&lt;20000;NOT(OR([.I283:.P283])))" office:value-type="boolean" office:boolean-value="false" calcext:value-type="boolean">
            <text:p>FALSE</text:p>
          </table:table-cell>
          <table:table-cell table:formula="of:=NOT(OR([.I283:.Q28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12" calcext:value-type="float">
            <text:p>0.00712</text:p>
          </table:table-cell>
          <table:table-cell office:value-type="float" office:value="1663610715" calcext:value-type="float">
            <text:p>1663610715</text:p>
          </table:table-cell>
          <table:table-cell office:value-type="float" office:value="98926.39001584" calcext:value-type="float">
            <text:p>98926.39001584</text:p>
          </table:table-cell>
          <table:table-cell office:value-type="float" office:value="14227763" calcext:value-type="float">
            <text:p>14227763</text:p>
          </table:table-cell>
          <table:table-cell office:value-type="string" calcext:value-type="string">
            <text:p>sell</text:p>
          </table:table-cell>
          <table:table-cell office:value-type="float" office:value="712000" calcext:value-type="float">
            <text:p>712000</text:p>
          </table:table-cell>
          <table:table-cell office:value-type="float" office:value="704.355896912781" calcext:value-type="float">
            <text:p>704.355896912781</text:p>
          </table:table-cell>
          <table:table-cell/>
          <table:table-cell table:formula="of:=[.G284]&lt;50" office:value-type="boolean" office:boolean-value="false" calcext:value-type="boolean">
            <text:p>FALSE</text:p>
          </table:table-cell>
          <table:table-cell table:formula="of:=AND([.G284]&lt;100;NOT(OR([.I284])))" office:value-type="boolean" office:boolean-value="false" calcext:value-type="boolean">
            <text:p>FALSE</text:p>
          </table:table-cell>
          <table:table-cell table:formula="of:=AND([.G284]&lt;200; NOT(OR([.I284:.J284])))" office:value-type="boolean" office:boolean-value="false" calcext:value-type="boolean">
            <text:p>FALSE</text:p>
          </table:table-cell>
          <table:table-cell table:formula="of:=AND([.G284]&lt;500;NOT(OR([.I284:.K284])))" office:value-type="boolean" office:boolean-value="false" calcext:value-type="boolean">
            <text:p>FALSE</text:p>
          </table:table-cell>
          <table:table-cell table:formula="of:=AND([.G284]&lt;1000;NOT(OR([.I284:.L284])))" office:value-type="boolean" office:boolean-value="true" calcext:value-type="boolean">
            <text:p>TRUE</text:p>
          </table:table-cell>
          <table:table-cell table:formula="of:=AND([.G284]&lt;2000;NOT(OR([.I284:.M284])))" office:value-type="boolean" office:boolean-value="false" calcext:value-type="boolean">
            <text:p>FALSE</text:p>
          </table:table-cell>
          <table:table-cell table:formula="of:=AND([.G284]&lt;5000;NOT(OR([.I284:.N284])))" office:value-type="boolean" office:boolean-value="false" calcext:value-type="boolean">
            <text:p>FALSE</text:p>
          </table:table-cell>
          <table:table-cell table:formula="of:=AND([.G284]&lt;10000;NOT(OR([.I284:.O284])))" office:value-type="boolean" office:boolean-value="false" calcext:value-type="boolean">
            <text:p>FALSE</text:p>
          </table:table-cell>
          <table:table-cell table:formula="of:=AND([.G284]&lt;20000;NOT(OR([.I284:.P284])))" office:value-type="boolean" office:boolean-value="false" calcext:value-type="boolean">
            <text:p>FALSE</text:p>
          </table:table-cell>
          <table:table-cell table:formula="of:=NOT(OR([.I284:.Q28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25999" calcext:value-type="float">
            <text:p>0.00725999</text:p>
          </table:table-cell>
          <table:table-cell office:value-type="float" office:value="1663610715" calcext:value-type="float">
            <text:p>1663610715</text:p>
          </table:table-cell>
          <table:table-cell office:value-type="float" office:value="98925.46998974" calcext:value-type="float">
            <text:p>98925.46998974</text:p>
          </table:table-cell>
          <table:table-cell office:value-type="float" office:value="14227764" calcext:value-type="float">
            <text:p>14227764</text:p>
          </table:table-cell>
          <table:table-cell office:value-type="string" calcext:value-type="string">
            <text:p>sell</text:p>
          </table:table-cell>
          <table:table-cell office:value-type="float" office:value="725999" calcext:value-type="float">
            <text:p>725999</text:p>
          </table:table-cell>
          <table:table-cell office:value-type="float" office:value="718.197922870813" calcext:value-type="float">
            <text:p>718.197922870813</text:p>
          </table:table-cell>
          <table:table-cell/>
          <table:table-cell table:formula="of:=[.G285]&lt;50" office:value-type="boolean" office:boolean-value="false" calcext:value-type="boolean">
            <text:p>FALSE</text:p>
          </table:table-cell>
          <table:table-cell table:formula="of:=AND([.G285]&lt;100;NOT(OR([.I285])))" office:value-type="boolean" office:boolean-value="false" calcext:value-type="boolean">
            <text:p>FALSE</text:p>
          </table:table-cell>
          <table:table-cell table:formula="of:=AND([.G285]&lt;200; NOT(OR([.I285:.J285])))" office:value-type="boolean" office:boolean-value="false" calcext:value-type="boolean">
            <text:p>FALSE</text:p>
          </table:table-cell>
          <table:table-cell table:formula="of:=AND([.G285]&lt;500;NOT(OR([.I285:.K285])))" office:value-type="boolean" office:boolean-value="false" calcext:value-type="boolean">
            <text:p>FALSE</text:p>
          </table:table-cell>
          <table:table-cell table:formula="of:=AND([.G285]&lt;1000;NOT(OR([.I285:.L285])))" office:value-type="boolean" office:boolean-value="true" calcext:value-type="boolean">
            <text:p>TRUE</text:p>
          </table:table-cell>
          <table:table-cell table:formula="of:=AND([.G285]&lt;2000;NOT(OR([.I285:.M285])))" office:value-type="boolean" office:boolean-value="false" calcext:value-type="boolean">
            <text:p>FALSE</text:p>
          </table:table-cell>
          <table:table-cell table:formula="of:=AND([.G285]&lt;5000;NOT(OR([.I285:.N285])))" office:value-type="boolean" office:boolean-value="false" calcext:value-type="boolean">
            <text:p>FALSE</text:p>
          </table:table-cell>
          <table:table-cell table:formula="of:=AND([.G285]&lt;10000;NOT(OR([.I285:.O285])))" office:value-type="boolean" office:boolean-value="false" calcext:value-type="boolean">
            <text:p>FALSE</text:p>
          </table:table-cell>
          <table:table-cell table:formula="of:=AND([.G285]&lt;20000;NOT(OR([.I285:.P285])))" office:value-type="boolean" office:boolean-value="false" calcext:value-type="boolean">
            <text:p>FALSE</text:p>
          </table:table-cell>
          <table:table-cell table:formula="of:=NOT(OR([.I285:.Q28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388" calcext:value-type="float">
            <text:p>0.01388</text:p>
          </table:table-cell>
          <table:table-cell office:value-type="float" office:value="1663610724" calcext:value-type="float">
            <text:p>1663610724</text:p>
          </table:table-cell>
          <table:table-cell office:value-type="float" office:value="98933.65472826" calcext:value-type="float">
            <text:p>98933.65472826</text:p>
          </table:table-cell>
          <table:table-cell office:value-type="float" office:value="14227765" calcext:value-type="float">
            <text:p>14227765</text:p>
          </table:table-cell>
          <table:table-cell office:value-type="string" calcext:value-type="string">
            <text:p>sell</text:p>
          </table:table-cell>
          <table:table-cell office:value-type="float" office:value="1388000" calcext:value-type="float">
            <text:p>1388000</text:p>
          </table:table-cell>
          <table:table-cell office:value-type="float" office:value="1373.19912762825" calcext:value-type="float">
            <text:p>1373.19912762825</text:p>
          </table:table-cell>
          <table:table-cell/>
          <table:table-cell table:formula="of:=[.G286]&lt;50" office:value-type="boolean" office:boolean-value="false" calcext:value-type="boolean">
            <text:p>FALSE</text:p>
          </table:table-cell>
          <table:table-cell table:formula="of:=AND([.G286]&lt;100;NOT(OR([.I286])))" office:value-type="boolean" office:boolean-value="false" calcext:value-type="boolean">
            <text:p>FALSE</text:p>
          </table:table-cell>
          <table:table-cell table:formula="of:=AND([.G286]&lt;200; NOT(OR([.I286:.J286])))" office:value-type="boolean" office:boolean-value="false" calcext:value-type="boolean">
            <text:p>FALSE</text:p>
          </table:table-cell>
          <table:table-cell table:formula="of:=AND([.G286]&lt;500;NOT(OR([.I286:.K286])))" office:value-type="boolean" office:boolean-value="false" calcext:value-type="boolean">
            <text:p>FALSE</text:p>
          </table:table-cell>
          <table:table-cell table:formula="of:=AND([.G286]&lt;1000;NOT(OR([.I286:.L286])))" office:value-type="boolean" office:boolean-value="false" calcext:value-type="boolean">
            <text:p>FALSE</text:p>
          </table:table-cell>
          <table:table-cell table:formula="of:=AND([.G286]&lt;2000;NOT(OR([.I286:.M286])))" office:value-type="boolean" office:boolean-value="true" calcext:value-type="boolean">
            <text:p>TRUE</text:p>
          </table:table-cell>
          <table:table-cell table:formula="of:=AND([.G286]&lt;5000;NOT(OR([.I286:.N286])))" office:value-type="boolean" office:boolean-value="false" calcext:value-type="boolean">
            <text:p>FALSE</text:p>
          </table:table-cell>
          <table:table-cell table:formula="of:=AND([.G286]&lt;10000;NOT(OR([.I286:.O286])))" office:value-type="boolean" office:boolean-value="false" calcext:value-type="boolean">
            <text:p>FALSE</text:p>
          </table:table-cell>
          <table:table-cell table:formula="of:=AND([.G286]&lt;20000;NOT(OR([.I286:.P286])))" office:value-type="boolean" office:boolean-value="false" calcext:value-type="boolean">
            <text:p>FALSE</text:p>
          </table:table-cell>
          <table:table-cell table:formula="of:=NOT(OR([.I286:.Q28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40001" calcext:value-type="float">
            <text:p>0.00040001</text:p>
          </table:table-cell>
          <table:table-cell office:value-type="float" office:value="1663610724" calcext:value-type="float">
            <text:p>1663610724</text:p>
          </table:table-cell>
          <table:table-cell office:value-type="float" office:value="98932.60892644" calcext:value-type="float">
            <text:p>98932.60892644</text:p>
          </table:table-cell>
          <table:table-cell office:value-type="float" office:value="14227766" calcext:value-type="float">
            <text:p>14227766</text:p>
          </table:table-cell>
          <table:table-cell office:value-type="string" calcext:value-type="string">
            <text:p>sell</text:p>
          </table:table-cell>
          <table:table-cell office:value-type="float" office:value="40001" calcext:value-type="float">
            <text:p>40001</text:p>
          </table:table-cell>
          <table:table-cell office:value-type="float" office:value="39.5740328966653" calcext:value-type="float">
            <text:p>39.5740328966653</text:p>
          </table:table-cell>
          <table:table-cell/>
          <table:table-cell table:formula="of:=[.G287]&lt;50" office:value-type="boolean" office:boolean-value="true" calcext:value-type="boolean">
            <text:p>TRUE</text:p>
          </table:table-cell>
          <table:table-cell table:formula="of:=AND([.G287]&lt;100;NOT(OR([.I287])))" office:value-type="boolean" office:boolean-value="false" calcext:value-type="boolean">
            <text:p>FALSE</text:p>
          </table:table-cell>
          <table:table-cell table:formula="of:=AND([.G287]&lt;200; NOT(OR([.I287:.J287])))" office:value-type="boolean" office:boolean-value="false" calcext:value-type="boolean">
            <text:p>FALSE</text:p>
          </table:table-cell>
          <table:table-cell table:formula="of:=AND([.G287]&lt;500;NOT(OR([.I287:.K287])))" office:value-type="boolean" office:boolean-value="false" calcext:value-type="boolean">
            <text:p>FALSE</text:p>
          </table:table-cell>
          <table:table-cell table:formula="of:=AND([.G287]&lt;1000;NOT(OR([.I287:.L287])))" office:value-type="boolean" office:boolean-value="false" calcext:value-type="boolean">
            <text:p>FALSE</text:p>
          </table:table-cell>
          <table:table-cell table:formula="of:=AND([.G287]&lt;2000;NOT(OR([.I287:.M287])))" office:value-type="boolean" office:boolean-value="false" calcext:value-type="boolean">
            <text:p>FALSE</text:p>
          </table:table-cell>
          <table:table-cell table:formula="of:=AND([.G287]&lt;5000;NOT(OR([.I287:.N287])))" office:value-type="boolean" office:boolean-value="false" calcext:value-type="boolean">
            <text:p>FALSE</text:p>
          </table:table-cell>
          <table:table-cell table:formula="of:=AND([.G287]&lt;10000;NOT(OR([.I287:.O287])))" office:value-type="boolean" office:boolean-value="false" calcext:value-type="boolean">
            <text:p>FALSE</text:p>
          </table:table-cell>
          <table:table-cell table:formula="of:=AND([.G287]&lt;20000;NOT(OR([.I287:.P287])))" office:value-type="boolean" office:boolean-value="false" calcext:value-type="boolean">
            <text:p>FALSE</text:p>
          </table:table-cell>
          <table:table-cell table:formula="of:=NOT(OR([.I287:.Q28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664" calcext:value-type="float">
            <text:p>0.00664</text:p>
          </table:table-cell>
          <table:table-cell office:value-type="float" office:value="1663610725" calcext:value-type="float">
            <text:p>1663610725</text:p>
          </table:table-cell>
          <table:table-cell office:value-type="float" office:value="98932.31312058" calcext:value-type="float">
            <text:p>98932.31312058</text:p>
          </table:table-cell>
          <table:table-cell office:value-type="float" office:value="14227767" calcext:value-type="float">
            <text:p>14227767</text:p>
          </table:table-cell>
          <table:table-cell office:value-type="string" calcext:value-type="string">
            <text:p>sell</text:p>
          </table:table-cell>
          <table:table-cell office:value-type="float" office:value="664000" calcext:value-type="float">
            <text:p>664000</text:p>
          </table:table-cell>
          <table:table-cell office:value-type="float" office:value="656.910559120651" calcext:value-type="float">
            <text:p>656.910559120651</text:p>
          </table:table-cell>
          <table:table-cell/>
          <table:table-cell table:formula="of:=[.G288]&lt;50" office:value-type="boolean" office:boolean-value="false" calcext:value-type="boolean">
            <text:p>FALSE</text:p>
          </table:table-cell>
          <table:table-cell table:formula="of:=AND([.G288]&lt;100;NOT(OR([.I288])))" office:value-type="boolean" office:boolean-value="false" calcext:value-type="boolean">
            <text:p>FALSE</text:p>
          </table:table-cell>
          <table:table-cell table:formula="of:=AND([.G288]&lt;200; NOT(OR([.I288:.J288])))" office:value-type="boolean" office:boolean-value="false" calcext:value-type="boolean">
            <text:p>FALSE</text:p>
          </table:table-cell>
          <table:table-cell table:formula="of:=AND([.G288]&lt;500;NOT(OR([.I288:.K288])))" office:value-type="boolean" office:boolean-value="false" calcext:value-type="boolean">
            <text:p>FALSE</text:p>
          </table:table-cell>
          <table:table-cell table:formula="of:=AND([.G288]&lt;1000;NOT(OR([.I288:.L288])))" office:value-type="boolean" office:boolean-value="true" calcext:value-type="boolean">
            <text:p>TRUE</text:p>
          </table:table-cell>
          <table:table-cell table:formula="of:=AND([.G288]&lt;2000;NOT(OR([.I288:.M288])))" office:value-type="boolean" office:boolean-value="false" calcext:value-type="boolean">
            <text:p>FALSE</text:p>
          </table:table-cell>
          <table:table-cell table:formula="of:=AND([.G288]&lt;5000;NOT(OR([.I288:.N288])))" office:value-type="boolean" office:boolean-value="false" calcext:value-type="boolean">
            <text:p>FALSE</text:p>
          </table:table-cell>
          <table:table-cell table:formula="of:=AND([.G288]&lt;10000;NOT(OR([.I288:.O288])))" office:value-type="boolean" office:boolean-value="false" calcext:value-type="boolean">
            <text:p>FALSE</text:p>
          </table:table-cell>
          <table:table-cell table:formula="of:=AND([.G288]&lt;20000;NOT(OR([.I288:.P288])))" office:value-type="boolean" office:boolean-value="false" calcext:value-type="boolean">
            <text:p>FALSE</text:p>
          </table:table-cell>
          <table:table-cell table:formula="of:=NOT(OR([.I288:.Q28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672" calcext:value-type="float">
            <text:p>0.00672</text:p>
          </table:table-cell>
          <table:table-cell office:value-type="float" office:value="1663610725" calcext:value-type="float">
            <text:p>1663610725</text:p>
          </table:table-cell>
          <table:table-cell office:value-type="float" office:value="98931.01343814" calcext:value-type="float">
            <text:p>98931.01343814</text:p>
          </table:table-cell>
          <table:table-cell office:value-type="float" office:value="14227768" calcext:value-type="float">
            <text:p>14227768</text:p>
          </table:table-cell>
          <table:table-cell office:value-type="string" calcext:value-type="string">
            <text:p>sell</text:p>
          </table:table-cell>
          <table:table-cell office:value-type="float" office:value="672000" calcext:value-type="float">
            <text:p>672000</text:p>
          </table:table-cell>
          <table:table-cell office:value-type="float" office:value="664.816410304301" calcext:value-type="float">
            <text:p>664.816410304301</text:p>
          </table:table-cell>
          <table:table-cell/>
          <table:table-cell table:formula="of:=[.G289]&lt;50" office:value-type="boolean" office:boolean-value="false" calcext:value-type="boolean">
            <text:p>FALSE</text:p>
          </table:table-cell>
          <table:table-cell table:formula="of:=AND([.G289]&lt;100;NOT(OR([.I289])))" office:value-type="boolean" office:boolean-value="false" calcext:value-type="boolean">
            <text:p>FALSE</text:p>
          </table:table-cell>
          <table:table-cell table:formula="of:=AND([.G289]&lt;200; NOT(OR([.I289:.J289])))" office:value-type="boolean" office:boolean-value="false" calcext:value-type="boolean">
            <text:p>FALSE</text:p>
          </table:table-cell>
          <table:table-cell table:formula="of:=AND([.G289]&lt;500;NOT(OR([.I289:.K289])))" office:value-type="boolean" office:boolean-value="false" calcext:value-type="boolean">
            <text:p>FALSE</text:p>
          </table:table-cell>
          <table:table-cell table:formula="of:=AND([.G289]&lt;1000;NOT(OR([.I289:.L289])))" office:value-type="boolean" office:boolean-value="true" calcext:value-type="boolean">
            <text:p>TRUE</text:p>
          </table:table-cell>
          <table:table-cell table:formula="of:=AND([.G289]&lt;2000;NOT(OR([.I289:.M289])))" office:value-type="boolean" office:boolean-value="false" calcext:value-type="boolean">
            <text:p>FALSE</text:p>
          </table:table-cell>
          <table:table-cell table:formula="of:=AND([.G289]&lt;5000;NOT(OR([.I289:.N289])))" office:value-type="boolean" office:boolean-value="false" calcext:value-type="boolean">
            <text:p>FALSE</text:p>
          </table:table-cell>
          <table:table-cell table:formula="of:=AND([.G289]&lt;10000;NOT(OR([.I289:.O289])))" office:value-type="boolean" office:boolean-value="false" calcext:value-type="boolean">
            <text:p>FALSE</text:p>
          </table:table-cell>
          <table:table-cell table:formula="of:=AND([.G289]&lt;20000;NOT(OR([.I289:.P289])))" office:value-type="boolean" office:boolean-value="false" calcext:value-type="boolean">
            <text:p>FALSE</text:p>
          </table:table-cell>
          <table:table-cell table:formula="of:=NOT(OR([.I289:.Q28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897201" calcext:value-type="float">
            <text:p>0.00897201</text:p>
          </table:table-cell>
          <table:table-cell office:value-type="float" office:value="1663610725" calcext:value-type="float">
            <text:p>1663610725</text:p>
          </table:table-cell>
          <table:table-cell office:value-type="float" office:value="98930.48471428" calcext:value-type="float">
            <text:p>98930.48471428</text:p>
          </table:table-cell>
          <table:table-cell office:value-type="float" office:value="14227769" calcext:value-type="float">
            <text:p>14227769</text:p>
          </table:table-cell>
          <table:table-cell office:value-type="string" calcext:value-type="string">
            <text:p>sell</text:p>
          </table:table-cell>
          <table:table-cell office:value-type="float" office:value="897201" calcext:value-type="float">
            <text:p>897201</text:p>
          </table:table-cell>
          <table:table-cell office:value-type="float" office:value="887.605298161367" calcext:value-type="float">
            <text:p>887.605298161367</text:p>
          </table:table-cell>
          <table:table-cell/>
          <table:table-cell table:formula="of:=[.G290]&lt;50" office:value-type="boolean" office:boolean-value="false" calcext:value-type="boolean">
            <text:p>FALSE</text:p>
          </table:table-cell>
          <table:table-cell table:formula="of:=AND([.G290]&lt;100;NOT(OR([.I290])))" office:value-type="boolean" office:boolean-value="false" calcext:value-type="boolean">
            <text:p>FALSE</text:p>
          </table:table-cell>
          <table:table-cell table:formula="of:=AND([.G290]&lt;200; NOT(OR([.I290:.J290])))" office:value-type="boolean" office:boolean-value="false" calcext:value-type="boolean">
            <text:p>FALSE</text:p>
          </table:table-cell>
          <table:table-cell table:formula="of:=AND([.G290]&lt;500;NOT(OR([.I290:.K290])))" office:value-type="boolean" office:boolean-value="false" calcext:value-type="boolean">
            <text:p>FALSE</text:p>
          </table:table-cell>
          <table:table-cell table:formula="of:=AND([.G290]&lt;1000;NOT(OR([.I290:.L290])))" office:value-type="boolean" office:boolean-value="true" calcext:value-type="boolean">
            <text:p>TRUE</text:p>
          </table:table-cell>
          <table:table-cell table:formula="of:=AND([.G290]&lt;2000;NOT(OR([.I290:.M290])))" office:value-type="boolean" office:boolean-value="false" calcext:value-type="boolean">
            <text:p>FALSE</text:p>
          </table:table-cell>
          <table:table-cell table:formula="of:=AND([.G290]&lt;5000;NOT(OR([.I290:.N290])))" office:value-type="boolean" office:boolean-value="false" calcext:value-type="boolean">
            <text:p>FALSE</text:p>
          </table:table-cell>
          <table:table-cell table:formula="of:=AND([.G290]&lt;10000;NOT(OR([.I290:.O290])))" office:value-type="boolean" office:boolean-value="false" calcext:value-type="boolean">
            <text:p>FALSE</text:p>
          </table:table-cell>
          <table:table-cell table:formula="of:=AND([.G290]&lt;20000;NOT(OR([.I290:.P290])))" office:value-type="boolean" office:boolean-value="false" calcext:value-type="boolean">
            <text:p>FALSE</text:p>
          </table:table-cell>
          <table:table-cell table:formula="of:=NOT(OR([.I290:.Q29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373" calcext:value-type="float">
            <text:p>0.01373</text:p>
          </table:table-cell>
          <table:table-cell office:value-type="float" office:value="1663610740" calcext:value-type="float">
            <text:p>1663610740</text:p>
          </table:table-cell>
          <table:table-cell office:value-type="float" office:value="98933.01886212" calcext:value-type="float">
            <text:p>98933.01886212</text:p>
          </table:table-cell>
          <table:table-cell office:value-type="float" office:value="14227770" calcext:value-type="float">
            <text:p>14227770</text:p>
          </table:table-cell>
          <table:table-cell office:value-type="string" calcext:value-type="string">
            <text:p>sell</text:p>
          </table:table-cell>
          <table:table-cell office:value-type="float" office:value="1373000" calcext:value-type="float">
            <text:p>1373000</text:p>
          </table:table-cell>
          <table:table-cell office:value-type="float" office:value="1358.35034897691" calcext:value-type="float">
            <text:p>1358.35034897691</text:p>
          </table:table-cell>
          <table:table-cell/>
          <table:table-cell table:formula="of:=[.G291]&lt;50" office:value-type="boolean" office:boolean-value="false" calcext:value-type="boolean">
            <text:p>FALSE</text:p>
          </table:table-cell>
          <table:table-cell table:formula="of:=AND([.G291]&lt;100;NOT(OR([.I291])))" office:value-type="boolean" office:boolean-value="false" calcext:value-type="boolean">
            <text:p>FALSE</text:p>
          </table:table-cell>
          <table:table-cell table:formula="of:=AND([.G291]&lt;200; NOT(OR([.I291:.J291])))" office:value-type="boolean" office:boolean-value="false" calcext:value-type="boolean">
            <text:p>FALSE</text:p>
          </table:table-cell>
          <table:table-cell table:formula="of:=AND([.G291]&lt;500;NOT(OR([.I291:.K291])))" office:value-type="boolean" office:boolean-value="false" calcext:value-type="boolean">
            <text:p>FALSE</text:p>
          </table:table-cell>
          <table:table-cell table:formula="of:=AND([.G291]&lt;1000;NOT(OR([.I291:.L291])))" office:value-type="boolean" office:boolean-value="false" calcext:value-type="boolean">
            <text:p>FALSE</text:p>
          </table:table-cell>
          <table:table-cell table:formula="of:=AND([.G291]&lt;2000;NOT(OR([.I291:.M291])))" office:value-type="boolean" office:boolean-value="true" calcext:value-type="boolean">
            <text:p>TRUE</text:p>
          </table:table-cell>
          <table:table-cell table:formula="of:=AND([.G291]&lt;5000;NOT(OR([.I291:.N291])))" office:value-type="boolean" office:boolean-value="false" calcext:value-type="boolean">
            <text:p>FALSE</text:p>
          </table:table-cell>
          <table:table-cell table:formula="of:=AND([.G291]&lt;10000;NOT(OR([.I291:.O291])))" office:value-type="boolean" office:boolean-value="false" calcext:value-type="boolean">
            <text:p>FALSE</text:p>
          </table:table-cell>
          <table:table-cell table:formula="of:=AND([.G291]&lt;20000;NOT(OR([.I291:.P291])))" office:value-type="boolean" office:boolean-value="false" calcext:value-type="boolean">
            <text:p>FALSE</text:p>
          </table:table-cell>
          <table:table-cell table:formula="of:=NOT(OR([.I291:.Q29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274" calcext:value-type="float">
            <text:p>0.01274</text:p>
          </table:table-cell>
          <table:table-cell office:value-type="float" office:value="1663610740" calcext:value-type="float">
            <text:p>1663610740</text:p>
          </table:table-cell>
          <table:table-cell office:value-type="float" office:value="98924.49173414" calcext:value-type="float">
            <text:p>98924.49173414</text:p>
          </table:table-cell>
          <table:table-cell office:value-type="float" office:value="14227771" calcext:value-type="float">
            <text:p>14227771</text:p>
          </table:table-cell>
          <table:table-cell office:value-type="string" calcext:value-type="string">
            <text:p>sell</text:p>
          </table:table-cell>
          <table:table-cell office:value-type="float" office:value="1274000" calcext:value-type="float">
            <text:p>1274000</text:p>
          </table:table-cell>
          <table:table-cell office:value-type="float" office:value="1260.29802469294" calcext:value-type="float">
            <text:p>1260.29802469294</text:p>
          </table:table-cell>
          <table:table-cell/>
          <table:table-cell table:formula="of:=[.G292]&lt;50" office:value-type="boolean" office:boolean-value="false" calcext:value-type="boolean">
            <text:p>FALSE</text:p>
          </table:table-cell>
          <table:table-cell table:formula="of:=AND([.G292]&lt;100;NOT(OR([.I292])))" office:value-type="boolean" office:boolean-value="false" calcext:value-type="boolean">
            <text:p>FALSE</text:p>
          </table:table-cell>
          <table:table-cell table:formula="of:=AND([.G292]&lt;200; NOT(OR([.I292:.J292])))" office:value-type="boolean" office:boolean-value="false" calcext:value-type="boolean">
            <text:p>FALSE</text:p>
          </table:table-cell>
          <table:table-cell table:formula="of:=AND([.G292]&lt;500;NOT(OR([.I292:.K292])))" office:value-type="boolean" office:boolean-value="false" calcext:value-type="boolean">
            <text:p>FALSE</text:p>
          </table:table-cell>
          <table:table-cell table:formula="of:=AND([.G292]&lt;1000;NOT(OR([.I292:.L292])))" office:value-type="boolean" office:boolean-value="false" calcext:value-type="boolean">
            <text:p>FALSE</text:p>
          </table:table-cell>
          <table:table-cell table:formula="of:=AND([.G292]&lt;2000;NOT(OR([.I292:.M292])))" office:value-type="boolean" office:boolean-value="true" calcext:value-type="boolean">
            <text:p>TRUE</text:p>
          </table:table-cell>
          <table:table-cell table:formula="of:=AND([.G292]&lt;5000;NOT(OR([.I292:.N292])))" office:value-type="boolean" office:boolean-value="false" calcext:value-type="boolean">
            <text:p>FALSE</text:p>
          </table:table-cell>
          <table:table-cell table:formula="of:=AND([.G292]&lt;10000;NOT(OR([.I292:.O292])))" office:value-type="boolean" office:boolean-value="false" calcext:value-type="boolean">
            <text:p>FALSE</text:p>
          </table:table-cell>
          <table:table-cell table:formula="of:=AND([.G292]&lt;20000;NOT(OR([.I292:.P292])))" office:value-type="boolean" office:boolean-value="false" calcext:value-type="boolean">
            <text:p>FALSE</text:p>
          </table:table-cell>
          <table:table-cell table:formula="of:=NOT(OR([.I292:.Q29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38" calcext:value-type="float">
            <text:p>0.00238</text:p>
          </table:table-cell>
          <table:table-cell office:value-type="float" office:value="1663610740" calcext:value-type="float">
            <text:p>1663610740</text:p>
          </table:table-cell>
          <table:table-cell office:value-type="float" office:value="98923.13149302" calcext:value-type="float">
            <text:p>98923.13149302</text:p>
          </table:table-cell>
          <table:table-cell office:value-type="float" office:value="14227772" calcext:value-type="float">
            <text:p>14227772</text:p>
          </table:table-cell>
          <table:table-cell office:value-type="string" calcext:value-type="string">
            <text:p>sell</text:p>
          </table:table-cell>
          <table:table-cell office:value-type="float" office:value="238000" calcext:value-type="float">
            <text:p>238000</text:p>
          </table:table-cell>
          <table:table-cell office:value-type="float" office:value="235.437052953388" calcext:value-type="float">
            <text:p>235.437052953388</text:p>
          </table:table-cell>
          <table:table-cell/>
          <table:table-cell table:formula="of:=[.G293]&lt;50" office:value-type="boolean" office:boolean-value="false" calcext:value-type="boolean">
            <text:p>FALSE</text:p>
          </table:table-cell>
          <table:table-cell table:formula="of:=AND([.G293]&lt;100;NOT(OR([.I293])))" office:value-type="boolean" office:boolean-value="false" calcext:value-type="boolean">
            <text:p>FALSE</text:p>
          </table:table-cell>
          <table:table-cell table:formula="of:=AND([.G293]&lt;200; NOT(OR([.I293:.J293])))" office:value-type="boolean" office:boolean-value="false" calcext:value-type="boolean">
            <text:p>FALSE</text:p>
          </table:table-cell>
          <table:table-cell table:formula="of:=AND([.G293]&lt;500;NOT(OR([.I293:.K293])))" office:value-type="boolean" office:boolean-value="true" calcext:value-type="boolean">
            <text:p>TRUE</text:p>
          </table:table-cell>
          <table:table-cell table:formula="of:=AND([.G293]&lt;1000;NOT(OR([.I293:.L293])))" office:value-type="boolean" office:boolean-value="false" calcext:value-type="boolean">
            <text:p>FALSE</text:p>
          </table:table-cell>
          <table:table-cell table:formula="of:=AND([.G293]&lt;2000;NOT(OR([.I293:.M293])))" office:value-type="boolean" office:boolean-value="false" calcext:value-type="boolean">
            <text:p>FALSE</text:p>
          </table:table-cell>
          <table:table-cell table:formula="of:=AND([.G293]&lt;5000;NOT(OR([.I293:.N293])))" office:value-type="boolean" office:boolean-value="false" calcext:value-type="boolean">
            <text:p>FALSE</text:p>
          </table:table-cell>
          <table:table-cell table:formula="of:=AND([.G293]&lt;10000;NOT(OR([.I293:.O293])))" office:value-type="boolean" office:boolean-value="false" calcext:value-type="boolean">
            <text:p>FALSE</text:p>
          </table:table-cell>
          <table:table-cell table:formula="of:=AND([.G293]&lt;20000;NOT(OR([.I293:.P293])))" office:value-type="boolean" office:boolean-value="false" calcext:value-type="boolean">
            <text:p>FALSE</text:p>
          </table:table-cell>
          <table:table-cell table:formula="of:=NOT(OR([.I293:.Q29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3" calcext:value-type="float">
            <text:p>0.0073</text:p>
          </table:table-cell>
          <table:table-cell office:value-type="float" office:value="1663610752" calcext:value-type="float">
            <text:p>1663610752</text:p>
          </table:table-cell>
          <table:table-cell office:value-type="float" office:value="98843.5471864" calcext:value-type="float">
            <text:p>98843.5471864</text:p>
          </table:table-cell>
          <table:table-cell office:value-type="float" office:value="14227773" calcext:value-type="float">
            <text:p>14227773</text:p>
          </table:table-cell>
          <table:table-cell office:value-type="string" calcext:value-type="string">
            <text:p>sell</text:p>
          </table:table-cell>
          <table:table-cell office:value-type="float" office:value="730000" calcext:value-type="float">
            <text:p>730000</text:p>
          </table:table-cell>
          <table:table-cell office:value-type="float" office:value="721.55789446072" calcext:value-type="float">
            <text:p>721.55789446072</text:p>
          </table:table-cell>
          <table:table-cell/>
          <table:table-cell table:formula="of:=[.G294]&lt;50" office:value-type="boolean" office:boolean-value="false" calcext:value-type="boolean">
            <text:p>FALSE</text:p>
          </table:table-cell>
          <table:table-cell table:formula="of:=AND([.G294]&lt;100;NOT(OR([.I294])))" office:value-type="boolean" office:boolean-value="false" calcext:value-type="boolean">
            <text:p>FALSE</text:p>
          </table:table-cell>
          <table:table-cell table:formula="of:=AND([.G294]&lt;200; NOT(OR([.I294:.J294])))" office:value-type="boolean" office:boolean-value="false" calcext:value-type="boolean">
            <text:p>FALSE</text:p>
          </table:table-cell>
          <table:table-cell table:formula="of:=AND([.G294]&lt;500;NOT(OR([.I294:.K294])))" office:value-type="boolean" office:boolean-value="false" calcext:value-type="boolean">
            <text:p>FALSE</text:p>
          </table:table-cell>
          <table:table-cell table:formula="of:=AND([.G294]&lt;1000;NOT(OR([.I294:.L294])))" office:value-type="boolean" office:boolean-value="true" calcext:value-type="boolean">
            <text:p>TRUE</text:p>
          </table:table-cell>
          <table:table-cell table:formula="of:=AND([.G294]&lt;2000;NOT(OR([.I294:.M294])))" office:value-type="boolean" office:boolean-value="false" calcext:value-type="boolean">
            <text:p>FALSE</text:p>
          </table:table-cell>
          <table:table-cell table:formula="of:=AND([.G294]&lt;5000;NOT(OR([.I294:.N294])))" office:value-type="boolean" office:boolean-value="false" calcext:value-type="boolean">
            <text:p>FALSE</text:p>
          </table:table-cell>
          <table:table-cell table:formula="of:=AND([.G294]&lt;10000;NOT(OR([.I294:.O294])))" office:value-type="boolean" office:boolean-value="false" calcext:value-type="boolean">
            <text:p>FALSE</text:p>
          </table:table-cell>
          <table:table-cell table:formula="of:=AND([.G294]&lt;20000;NOT(OR([.I294:.P294])))" office:value-type="boolean" office:boolean-value="false" calcext:value-type="boolean">
            <text:p>FALSE</text:p>
          </table:table-cell>
          <table:table-cell table:formula="of:=NOT(OR([.I294:.Q29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261" calcext:value-type="float">
            <text:p>0.01261</text:p>
          </table:table-cell>
          <table:table-cell office:value-type="float" office:value="1663610763" calcext:value-type="float">
            <text:p>1663610763</text:p>
          </table:table-cell>
          <table:table-cell office:value-type="float" office:value="98849.21408134" calcext:value-type="float">
            <text:p>98849.21408134</text:p>
          </table:table-cell>
          <table:table-cell office:value-type="float" office:value="14227774" calcext:value-type="float">
            <text:p>14227774</text:p>
          </table:table-cell>
          <table:table-cell office:value-type="string" calcext:value-type="string">
            <text:p>sell</text:p>
          </table:table-cell>
          <table:table-cell office:value-type="float" office:value="1261000" calcext:value-type="float">
            <text:p>1261000</text:p>
          </table:table-cell>
          <table:table-cell office:value-type="float" office:value="1246.4885895657" calcext:value-type="float">
            <text:p>1246.4885895657</text:p>
          </table:table-cell>
          <table:table-cell/>
          <table:table-cell table:formula="of:=[.G295]&lt;50" office:value-type="boolean" office:boolean-value="false" calcext:value-type="boolean">
            <text:p>FALSE</text:p>
          </table:table-cell>
          <table:table-cell table:formula="of:=AND([.G295]&lt;100;NOT(OR([.I295])))" office:value-type="boolean" office:boolean-value="false" calcext:value-type="boolean">
            <text:p>FALSE</text:p>
          </table:table-cell>
          <table:table-cell table:formula="of:=AND([.G295]&lt;200; NOT(OR([.I295:.J295])))" office:value-type="boolean" office:boolean-value="false" calcext:value-type="boolean">
            <text:p>FALSE</text:p>
          </table:table-cell>
          <table:table-cell table:formula="of:=AND([.G295]&lt;500;NOT(OR([.I295:.K295])))" office:value-type="boolean" office:boolean-value="false" calcext:value-type="boolean">
            <text:p>FALSE</text:p>
          </table:table-cell>
          <table:table-cell table:formula="of:=AND([.G295]&lt;1000;NOT(OR([.I295:.L295])))" office:value-type="boolean" office:boolean-value="false" calcext:value-type="boolean">
            <text:p>FALSE</text:p>
          </table:table-cell>
          <table:table-cell table:formula="of:=AND([.G295]&lt;2000;NOT(OR([.I295:.M295])))" office:value-type="boolean" office:boolean-value="true" calcext:value-type="boolean">
            <text:p>TRUE</text:p>
          </table:table-cell>
          <table:table-cell table:formula="of:=AND([.G295]&lt;5000;NOT(OR([.I295:.N295])))" office:value-type="boolean" office:boolean-value="false" calcext:value-type="boolean">
            <text:p>FALSE</text:p>
          </table:table-cell>
          <table:table-cell table:formula="of:=AND([.G295]&lt;10000;NOT(OR([.I295:.O295])))" office:value-type="boolean" office:boolean-value="false" calcext:value-type="boolean">
            <text:p>FALSE</text:p>
          </table:table-cell>
          <table:table-cell table:formula="of:=AND([.G295]&lt;20000;NOT(OR([.I295:.P295])))" office:value-type="boolean" office:boolean-value="false" calcext:value-type="boolean">
            <text:p>FALSE</text:p>
          </table:table-cell>
          <table:table-cell table:formula="of:=NOT(OR([.I295:.Q29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9" calcext:value-type="float">
            <text:p>0.0079</text:p>
          </table:table-cell>
          <table:table-cell office:value-type="float" office:value="1663610772" calcext:value-type="float">
            <text:p>1663610772</text:p>
          </table:table-cell>
          <table:table-cell office:value-type="float" office:value="98854.27306031" calcext:value-type="float">
            <text:p>98854.27306031</text:p>
          </table:table-cell>
          <table:table-cell office:value-type="float" office:value="14227775" calcext:value-type="float">
            <text:p>14227775</text:p>
          </table:table-cell>
          <table:table-cell office:value-type="string" calcext:value-type="string">
            <text:p>sell</text:p>
          </table:table-cell>
          <table:table-cell office:value-type="float" office:value="790000" calcext:value-type="float">
            <text:p>790000</text:p>
          </table:table-cell>
          <table:table-cell office:value-type="float" office:value="780.948757176449" calcext:value-type="float">
            <text:p>780.948757176449</text:p>
          </table:table-cell>
          <table:table-cell/>
          <table:table-cell table:formula="of:=[.G296]&lt;50" office:value-type="boolean" office:boolean-value="false" calcext:value-type="boolean">
            <text:p>FALSE</text:p>
          </table:table-cell>
          <table:table-cell table:formula="of:=AND([.G296]&lt;100;NOT(OR([.I296])))" office:value-type="boolean" office:boolean-value="false" calcext:value-type="boolean">
            <text:p>FALSE</text:p>
          </table:table-cell>
          <table:table-cell table:formula="of:=AND([.G296]&lt;200; NOT(OR([.I296:.J296])))" office:value-type="boolean" office:boolean-value="false" calcext:value-type="boolean">
            <text:p>FALSE</text:p>
          </table:table-cell>
          <table:table-cell table:formula="of:=AND([.G296]&lt;500;NOT(OR([.I296:.K296])))" office:value-type="boolean" office:boolean-value="false" calcext:value-type="boolean">
            <text:p>FALSE</text:p>
          </table:table-cell>
          <table:table-cell table:formula="of:=AND([.G296]&lt;1000;NOT(OR([.I296:.L296])))" office:value-type="boolean" office:boolean-value="true" calcext:value-type="boolean">
            <text:p>TRUE</text:p>
          </table:table-cell>
          <table:table-cell table:formula="of:=AND([.G296]&lt;2000;NOT(OR([.I296:.M296])))" office:value-type="boolean" office:boolean-value="false" calcext:value-type="boolean">
            <text:p>FALSE</text:p>
          </table:table-cell>
          <table:table-cell table:formula="of:=AND([.G296]&lt;5000;NOT(OR([.I296:.N296])))" office:value-type="boolean" office:boolean-value="false" calcext:value-type="boolean">
            <text:p>FALSE</text:p>
          </table:table-cell>
          <table:table-cell table:formula="of:=AND([.G296]&lt;10000;NOT(OR([.I296:.O296])))" office:value-type="boolean" office:boolean-value="false" calcext:value-type="boolean">
            <text:p>FALSE</text:p>
          </table:table-cell>
          <table:table-cell table:formula="of:=AND([.G296]&lt;20000;NOT(OR([.I296:.P296])))" office:value-type="boolean" office:boolean-value="false" calcext:value-type="boolean">
            <text:p>FALSE</text:p>
          </table:table-cell>
          <table:table-cell table:formula="of:=NOT(OR([.I296:.Q29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1663610772" calcext:value-type="float">
            <text:p>1663610772</text:p>
          </table:table-cell>
          <table:table-cell office:value-type="float" office:value="98854.2730603" calcext:value-type="float">
            <text:p>98854.2730603</text:p>
          </table:table-cell>
          <table:table-cell office:value-type="float" office:value="14227776" calcext:value-type="float">
            <text:p>14227776</text:p>
          </table:table-cell>
          <table:table-cell office:value-type="string" calcext:value-type="string">
            <text:p>sell</text:p>
          </table:table-cell>
          <table:table-cell office:value-type="float" office:value="420000" calcext:value-type="float">
            <text:p>420000</text:p>
          </table:table-cell>
          <table:table-cell office:value-type="float" office:value="415.18794685326" calcext:value-type="float">
            <text:p>415.18794685326</text:p>
          </table:table-cell>
          <table:table-cell/>
          <table:table-cell table:formula="of:=[.G297]&lt;50" office:value-type="boolean" office:boolean-value="false" calcext:value-type="boolean">
            <text:p>FALSE</text:p>
          </table:table-cell>
          <table:table-cell table:formula="of:=AND([.G297]&lt;100;NOT(OR([.I297])))" office:value-type="boolean" office:boolean-value="false" calcext:value-type="boolean">
            <text:p>FALSE</text:p>
          </table:table-cell>
          <table:table-cell table:formula="of:=AND([.G297]&lt;200; NOT(OR([.I297:.J297])))" office:value-type="boolean" office:boolean-value="false" calcext:value-type="boolean">
            <text:p>FALSE</text:p>
          </table:table-cell>
          <table:table-cell table:formula="of:=AND([.G297]&lt;500;NOT(OR([.I297:.K297])))" office:value-type="boolean" office:boolean-value="true" calcext:value-type="boolean">
            <text:p>TRUE</text:p>
          </table:table-cell>
          <table:table-cell table:formula="of:=AND([.G297]&lt;1000;NOT(OR([.I297:.L297])))" office:value-type="boolean" office:boolean-value="false" calcext:value-type="boolean">
            <text:p>FALSE</text:p>
          </table:table-cell>
          <table:table-cell table:formula="of:=AND([.G297]&lt;2000;NOT(OR([.I297:.M297])))" office:value-type="boolean" office:boolean-value="false" calcext:value-type="boolean">
            <text:p>FALSE</text:p>
          </table:table-cell>
          <table:table-cell table:formula="of:=AND([.G297]&lt;5000;NOT(OR([.I297:.N297])))" office:value-type="boolean" office:boolean-value="false" calcext:value-type="boolean">
            <text:p>FALSE</text:p>
          </table:table-cell>
          <table:table-cell table:formula="of:=AND([.G297]&lt;10000;NOT(OR([.I297:.O297])))" office:value-type="boolean" office:boolean-value="false" calcext:value-type="boolean">
            <text:p>FALSE</text:p>
          </table:table-cell>
          <table:table-cell table:formula="of:=AND([.G297]&lt;20000;NOT(OR([.I297:.P297])))" office:value-type="boolean" office:boolean-value="false" calcext:value-type="boolean">
            <text:p>FALSE</text:p>
          </table:table-cell>
          <table:table-cell table:formula="of:=NOT(OR([.I297:.Q29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13025" calcext:value-type="float">
            <text:p>0.00013025</text:p>
          </table:table-cell>
          <table:table-cell office:value-type="float" office:value="1663610782" calcext:value-type="float">
            <text:p>1663610782</text:p>
          </table:table-cell>
          <table:table-cell office:value-type="float" office:value="98856.82584158" calcext:value-type="float">
            <text:p>98856.82584158</text:p>
          </table:table-cell>
          <table:table-cell office:value-type="float" office:value="14227777" calcext:value-type="float">
            <text:p>14227777</text:p>
          </table:table-cell>
          <table:table-cell office:value-type="string" calcext:value-type="string">
            <text:p>sell</text:p>
          </table:table-cell>
          <table:table-cell office:value-type="float" office:value="13025" calcext:value-type="float">
            <text:p>13025</text:p>
          </table:table-cell>
          <table:table-cell office:value-type="float" office:value="12.8761015658658" calcext:value-type="float">
            <text:p>12.8761015658658</text:p>
          </table:table-cell>
          <table:table-cell/>
          <table:table-cell table:formula="of:=[.G298]&lt;50" office:value-type="boolean" office:boolean-value="true" calcext:value-type="boolean">
            <text:p>TRUE</text:p>
          </table:table-cell>
          <table:table-cell table:formula="of:=AND([.G298]&lt;100;NOT(OR([.I298])))" office:value-type="boolean" office:boolean-value="false" calcext:value-type="boolean">
            <text:p>FALSE</text:p>
          </table:table-cell>
          <table:table-cell table:formula="of:=AND([.G298]&lt;200; NOT(OR([.I298:.J298])))" office:value-type="boolean" office:boolean-value="false" calcext:value-type="boolean">
            <text:p>FALSE</text:p>
          </table:table-cell>
          <table:table-cell table:formula="of:=AND([.G298]&lt;500;NOT(OR([.I298:.K298])))" office:value-type="boolean" office:boolean-value="false" calcext:value-type="boolean">
            <text:p>FALSE</text:p>
          </table:table-cell>
          <table:table-cell table:formula="of:=AND([.G298]&lt;1000;NOT(OR([.I298:.L298])))" office:value-type="boolean" office:boolean-value="false" calcext:value-type="boolean">
            <text:p>FALSE</text:p>
          </table:table-cell>
          <table:table-cell table:formula="of:=AND([.G298]&lt;2000;NOT(OR([.I298:.M298])))" office:value-type="boolean" office:boolean-value="false" calcext:value-type="boolean">
            <text:p>FALSE</text:p>
          </table:table-cell>
          <table:table-cell table:formula="of:=AND([.G298]&lt;5000;NOT(OR([.I298:.N298])))" office:value-type="boolean" office:boolean-value="false" calcext:value-type="boolean">
            <text:p>FALSE</text:p>
          </table:table-cell>
          <table:table-cell table:formula="of:=AND([.G298]&lt;10000;NOT(OR([.I298:.O298])))" office:value-type="boolean" office:boolean-value="false" calcext:value-type="boolean">
            <text:p>FALSE</text:p>
          </table:table-cell>
          <table:table-cell table:formula="of:=AND([.G298]&lt;20000;NOT(OR([.I298:.P298])))" office:value-type="boolean" office:boolean-value="false" calcext:value-type="boolean">
            <text:p>FALSE</text:p>
          </table:table-cell>
          <table:table-cell table:formula="of:=NOT(OR([.I298:.Q29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274" calcext:value-type="float">
            <text:p>0.01274</text:p>
          </table:table-cell>
          <table:table-cell office:value-type="float" office:value="1663610795" calcext:value-type="float">
            <text:p>1663610795</text:p>
          </table:table-cell>
          <table:table-cell office:value-type="float" office:value="98847.31579964" calcext:value-type="float">
            <text:p>98847.31579964</text:p>
          </table:table-cell>
          <table:table-cell office:value-type="float" office:value="14227778" calcext:value-type="float">
            <text:p>14227778</text:p>
          </table:table-cell>
          <table:table-cell office:value-type="string" calcext:value-type="string">
            <text:p>sell</text:p>
          </table:table-cell>
          <table:table-cell office:value-type="float" office:value="1274000" calcext:value-type="float">
            <text:p>1274000</text:p>
          </table:table-cell>
          <table:table-cell office:value-type="float" office:value="1259.31480328741" calcext:value-type="float">
            <text:p>1259.31480328741</text:p>
          </table:table-cell>
          <table:table-cell/>
          <table:table-cell table:formula="of:=[.G299]&lt;50" office:value-type="boolean" office:boolean-value="false" calcext:value-type="boolean">
            <text:p>FALSE</text:p>
          </table:table-cell>
          <table:table-cell table:formula="of:=AND([.G299]&lt;100;NOT(OR([.I299])))" office:value-type="boolean" office:boolean-value="false" calcext:value-type="boolean">
            <text:p>FALSE</text:p>
          </table:table-cell>
          <table:table-cell table:formula="of:=AND([.G299]&lt;200; NOT(OR([.I299:.J299])))" office:value-type="boolean" office:boolean-value="false" calcext:value-type="boolean">
            <text:p>FALSE</text:p>
          </table:table-cell>
          <table:table-cell table:formula="of:=AND([.G299]&lt;500;NOT(OR([.I299:.K299])))" office:value-type="boolean" office:boolean-value="false" calcext:value-type="boolean">
            <text:p>FALSE</text:p>
          </table:table-cell>
          <table:table-cell table:formula="of:=AND([.G299]&lt;1000;NOT(OR([.I299:.L299])))" office:value-type="boolean" office:boolean-value="false" calcext:value-type="boolean">
            <text:p>FALSE</text:p>
          </table:table-cell>
          <table:table-cell table:formula="of:=AND([.G299]&lt;2000;NOT(OR([.I299:.M299])))" office:value-type="boolean" office:boolean-value="true" calcext:value-type="boolean">
            <text:p>TRUE</text:p>
          </table:table-cell>
          <table:table-cell table:formula="of:=AND([.G299]&lt;5000;NOT(OR([.I299:.N299])))" office:value-type="boolean" office:boolean-value="false" calcext:value-type="boolean">
            <text:p>FALSE</text:p>
          </table:table-cell>
          <table:table-cell table:formula="of:=AND([.G299]&lt;10000;NOT(OR([.I299:.O299])))" office:value-type="boolean" office:boolean-value="false" calcext:value-type="boolean">
            <text:p>FALSE</text:p>
          </table:table-cell>
          <table:table-cell table:formula="of:=AND([.G299]&lt;20000;NOT(OR([.I299:.P299])))" office:value-type="boolean" office:boolean-value="false" calcext:value-type="boolean">
            <text:p>FALSE</text:p>
          </table:table-cell>
          <table:table-cell table:formula="of:=NOT(OR([.I299:.Q29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08" calcext:value-type="float">
            <text:p>0.00208</text:p>
          </table:table-cell>
          <table:table-cell office:value-type="float" office:value="1663610795" calcext:value-type="float">
            <text:p>1663610795</text:p>
          </table:table-cell>
          <table:table-cell office:value-type="float" office:value="98846.97806854" calcext:value-type="float">
            <text:p>98846.97806854</text:p>
          </table:table-cell>
          <table:table-cell office:value-type="float" office:value="14227779" calcext:value-type="float">
            <text:p>14227779</text:p>
          </table:table-cell>
          <table:table-cell office:value-type="string" calcext:value-type="string">
            <text:p>sell</text:p>
          </table:table-cell>
          <table:table-cell office:value-type="float" office:value="207999" calcext:value-type="float">
            <text:p>207999</text:p>
          </table:table-cell>
          <table:table-cell office:value-type="float" office:value="205.601714382563" calcext:value-type="float">
            <text:p>205.601714382563</text:p>
          </table:table-cell>
          <table:table-cell/>
          <table:table-cell table:formula="of:=[.G300]&lt;50" office:value-type="boolean" office:boolean-value="false" calcext:value-type="boolean">
            <text:p>FALSE</text:p>
          </table:table-cell>
          <table:table-cell table:formula="of:=AND([.G300]&lt;100;NOT(OR([.I300])))" office:value-type="boolean" office:boolean-value="false" calcext:value-type="boolean">
            <text:p>FALSE</text:p>
          </table:table-cell>
          <table:table-cell table:formula="of:=AND([.G300]&lt;200; NOT(OR([.I300:.J300])))" office:value-type="boolean" office:boolean-value="false" calcext:value-type="boolean">
            <text:p>FALSE</text:p>
          </table:table-cell>
          <table:table-cell table:formula="of:=AND([.G300]&lt;500;NOT(OR([.I300:.K300])))" office:value-type="boolean" office:boolean-value="true" calcext:value-type="boolean">
            <text:p>TRUE</text:p>
          </table:table-cell>
          <table:table-cell table:formula="of:=AND([.G300]&lt;1000;NOT(OR([.I300:.L300])))" office:value-type="boolean" office:boolean-value="false" calcext:value-type="boolean">
            <text:p>FALSE</text:p>
          </table:table-cell>
          <table:table-cell table:formula="of:=AND([.G300]&lt;2000;NOT(OR([.I300:.M300])))" office:value-type="boolean" office:boolean-value="false" calcext:value-type="boolean">
            <text:p>FALSE</text:p>
          </table:table-cell>
          <table:table-cell table:formula="of:=AND([.G300]&lt;5000;NOT(OR([.I300:.N300])))" office:value-type="boolean" office:boolean-value="false" calcext:value-type="boolean">
            <text:p>FALSE</text:p>
          </table:table-cell>
          <table:table-cell table:formula="of:=AND([.G300]&lt;10000;NOT(OR([.I300:.O300])))" office:value-type="boolean" office:boolean-value="false" calcext:value-type="boolean">
            <text:p>FALSE</text:p>
          </table:table-cell>
          <table:table-cell table:formula="of:=AND([.G300]&lt;20000;NOT(OR([.I300:.P300])))" office:value-type="boolean" office:boolean-value="false" calcext:value-type="boolean">
            <text:p>FALSE</text:p>
          </table:table-cell>
          <table:table-cell table:formula="of:=NOT(OR([.I300:.Q30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407" calcext:value-type="float">
            <text:p>0.01407</text:p>
          </table:table-cell>
          <table:table-cell office:value-type="float" office:value="1663610811" calcext:value-type="float">
            <text:p>1663610811</text:p>
          </table:table-cell>
          <table:table-cell office:value-type="float" office:value="98855.35147064" calcext:value-type="float">
            <text:p>98855.35147064</text:p>
          </table:table-cell>
          <table:table-cell office:value-type="float" office:value="14227780" calcext:value-type="float">
            <text:p>14227780</text:p>
          </table:table-cell>
          <table:table-cell office:value-type="string" calcext:value-type="string">
            <text:p>sell</text:p>
          </table:table-cell>
          <table:table-cell office:value-type="float" office:value="1407000" calcext:value-type="float">
            <text:p>1407000</text:p>
          </table:table-cell>
          <table:table-cell office:value-type="float" office:value="1390.8947951919" calcext:value-type="float">
            <text:p>1390.8947951919</text:p>
          </table:table-cell>
          <table:table-cell/>
          <table:table-cell table:formula="of:=[.G301]&lt;50" office:value-type="boolean" office:boolean-value="false" calcext:value-type="boolean">
            <text:p>FALSE</text:p>
          </table:table-cell>
          <table:table-cell table:formula="of:=AND([.G301]&lt;100;NOT(OR([.I301])))" office:value-type="boolean" office:boolean-value="false" calcext:value-type="boolean">
            <text:p>FALSE</text:p>
          </table:table-cell>
          <table:table-cell table:formula="of:=AND([.G301]&lt;200; NOT(OR([.I301:.J301])))" office:value-type="boolean" office:boolean-value="false" calcext:value-type="boolean">
            <text:p>FALSE</text:p>
          </table:table-cell>
          <table:table-cell table:formula="of:=AND([.G301]&lt;500;NOT(OR([.I301:.K301])))" office:value-type="boolean" office:boolean-value="false" calcext:value-type="boolean">
            <text:p>FALSE</text:p>
          </table:table-cell>
          <table:table-cell table:formula="of:=AND([.G301]&lt;1000;NOT(OR([.I301:.L301])))" office:value-type="boolean" office:boolean-value="false" calcext:value-type="boolean">
            <text:p>FALSE</text:p>
          </table:table-cell>
          <table:table-cell table:formula="of:=AND([.G301]&lt;2000;NOT(OR([.I301:.M301])))" office:value-type="boolean" office:boolean-value="true" calcext:value-type="boolean">
            <text:p>TRUE</text:p>
          </table:table-cell>
          <table:table-cell table:formula="of:=AND([.G301]&lt;5000;NOT(OR([.I301:.N301])))" office:value-type="boolean" office:boolean-value="false" calcext:value-type="boolean">
            <text:p>FALSE</text:p>
          </table:table-cell>
          <table:table-cell table:formula="of:=AND([.G301]&lt;10000;NOT(OR([.I301:.O301])))" office:value-type="boolean" office:boolean-value="false" calcext:value-type="boolean">
            <text:p>FALSE</text:p>
          </table:table-cell>
          <table:table-cell table:formula="of:=AND([.G301]&lt;20000;NOT(OR([.I301:.P301])))" office:value-type="boolean" office:boolean-value="false" calcext:value-type="boolean">
            <text:p>FALSE</text:p>
          </table:table-cell>
          <table:table-cell table:formula="of:=NOT(OR([.I301:.Q30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86" calcext:value-type="float">
            <text:p>0.00586</text:p>
          </table:table-cell>
          <table:table-cell office:value-type="float" office:value="1663610811" calcext:value-type="float">
            <text:p>1663610811</text:p>
          </table:table-cell>
          <table:table-cell office:value-type="float" office:value="98854.2847062" calcext:value-type="float">
            <text:p>98854.2847062</text:p>
          </table:table-cell>
          <table:table-cell office:value-type="float" office:value="14227781" calcext:value-type="float">
            <text:p>14227781</text:p>
          </table:table-cell>
          <table:table-cell office:value-type="string" calcext:value-type="string">
            <text:p>sell</text:p>
          </table:table-cell>
          <table:table-cell office:value-type="float" office:value="586000" calcext:value-type="float">
            <text:p>586000</text:p>
          </table:table-cell>
          <table:table-cell office:value-type="float" office:value="579.286108378332" calcext:value-type="float">
            <text:p>579.286108378332</text:p>
          </table:table-cell>
          <table:table-cell/>
          <table:table-cell table:formula="of:=[.G302]&lt;50" office:value-type="boolean" office:boolean-value="false" calcext:value-type="boolean">
            <text:p>FALSE</text:p>
          </table:table-cell>
          <table:table-cell table:formula="of:=AND([.G302]&lt;100;NOT(OR([.I302])))" office:value-type="boolean" office:boolean-value="false" calcext:value-type="boolean">
            <text:p>FALSE</text:p>
          </table:table-cell>
          <table:table-cell table:formula="of:=AND([.G302]&lt;200; NOT(OR([.I302:.J302])))" office:value-type="boolean" office:boolean-value="false" calcext:value-type="boolean">
            <text:p>FALSE</text:p>
          </table:table-cell>
          <table:table-cell table:formula="of:=AND([.G302]&lt;500;NOT(OR([.I302:.K302])))" office:value-type="boolean" office:boolean-value="false" calcext:value-type="boolean">
            <text:p>FALSE</text:p>
          </table:table-cell>
          <table:table-cell table:formula="of:=AND([.G302]&lt;1000;NOT(OR([.I302:.L302])))" office:value-type="boolean" office:boolean-value="true" calcext:value-type="boolean">
            <text:p>TRUE</text:p>
          </table:table-cell>
          <table:table-cell table:formula="of:=AND([.G302]&lt;2000;NOT(OR([.I302:.M302])))" office:value-type="boolean" office:boolean-value="false" calcext:value-type="boolean">
            <text:p>FALSE</text:p>
          </table:table-cell>
          <table:table-cell table:formula="of:=AND([.G302]&lt;5000;NOT(OR([.I302:.N302])))" office:value-type="boolean" office:boolean-value="false" calcext:value-type="boolean">
            <text:p>FALSE</text:p>
          </table:table-cell>
          <table:table-cell table:formula="of:=AND([.G302]&lt;10000;NOT(OR([.I302:.O302])))" office:value-type="boolean" office:boolean-value="false" calcext:value-type="boolean">
            <text:p>FALSE</text:p>
          </table:table-cell>
          <table:table-cell table:formula="of:=AND([.G302]&lt;20000;NOT(OR([.I302:.P302])))" office:value-type="boolean" office:boolean-value="false" calcext:value-type="boolean">
            <text:p>FALSE</text:p>
          </table:table-cell>
          <table:table-cell table:formula="of:=NOT(OR([.I302:.Q30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041" calcext:value-type="float">
            <text:p>0.01041</text:p>
          </table:table-cell>
          <table:table-cell office:value-type="float" office:value="1663610811" calcext:value-type="float">
            <text:p>1663610811</text:p>
          </table:table-cell>
          <table:table-cell office:value-type="float" office:value="98853.89340396" calcext:value-type="float">
            <text:p>98853.89340396</text:p>
          </table:table-cell>
          <table:table-cell office:value-type="float" office:value="14227782" calcext:value-type="float">
            <text:p>14227782</text:p>
          </table:table-cell>
          <table:table-cell office:value-type="string" calcext:value-type="string">
            <text:p>sell</text:p>
          </table:table-cell>
          <table:table-cell office:value-type="float" office:value="1041000" calcext:value-type="float">
            <text:p>1041000</text:p>
          </table:table-cell>
          <table:table-cell office:value-type="float" office:value="1029.06903033522" calcext:value-type="float">
            <text:p>1029.06903033522</text:p>
          </table:table-cell>
          <table:table-cell/>
          <table:table-cell table:formula="of:=[.G303]&lt;50" office:value-type="boolean" office:boolean-value="false" calcext:value-type="boolean">
            <text:p>FALSE</text:p>
          </table:table-cell>
          <table:table-cell table:formula="of:=AND([.G303]&lt;100;NOT(OR([.I303])))" office:value-type="boolean" office:boolean-value="false" calcext:value-type="boolean">
            <text:p>FALSE</text:p>
          </table:table-cell>
          <table:table-cell table:formula="of:=AND([.G303]&lt;200; NOT(OR([.I303:.J303])))" office:value-type="boolean" office:boolean-value="false" calcext:value-type="boolean">
            <text:p>FALSE</text:p>
          </table:table-cell>
          <table:table-cell table:formula="of:=AND([.G303]&lt;500;NOT(OR([.I303:.K303])))" office:value-type="boolean" office:boolean-value="false" calcext:value-type="boolean">
            <text:p>FALSE</text:p>
          </table:table-cell>
          <table:table-cell table:formula="of:=AND([.G303]&lt;1000;NOT(OR([.I303:.L303])))" office:value-type="boolean" office:boolean-value="false" calcext:value-type="boolean">
            <text:p>FALSE</text:p>
          </table:table-cell>
          <table:table-cell table:formula="of:=AND([.G303]&lt;2000;NOT(OR([.I303:.M303])))" office:value-type="boolean" office:boolean-value="true" calcext:value-type="boolean">
            <text:p>TRUE</text:p>
          </table:table-cell>
          <table:table-cell table:formula="of:=AND([.G303]&lt;5000;NOT(OR([.I303:.N303])))" office:value-type="boolean" office:boolean-value="false" calcext:value-type="boolean">
            <text:p>FALSE</text:p>
          </table:table-cell>
          <table:table-cell table:formula="of:=AND([.G303]&lt;10000;NOT(OR([.I303:.O303])))" office:value-type="boolean" office:boolean-value="false" calcext:value-type="boolean">
            <text:p>FALSE</text:p>
          </table:table-cell>
          <table:table-cell table:formula="of:=AND([.G303]&lt;20000;NOT(OR([.I303:.P303])))" office:value-type="boolean" office:boolean-value="false" calcext:value-type="boolean">
            <text:p>FALSE</text:p>
          </table:table-cell>
          <table:table-cell table:formula="of:=NOT(OR([.I303:.Q30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50789" calcext:value-type="float">
            <text:p>0.00350789</text:p>
          </table:table-cell>
          <table:table-cell office:value-type="float" office:value="1663610817" calcext:value-type="float">
            <text:p>1663610817</text:p>
          </table:table-cell>
          <table:table-cell office:value-type="float" office:value="98856.25985084" calcext:value-type="float">
            <text:p>98856.25985084</text:p>
          </table:table-cell>
          <table:table-cell office:value-type="float" office:value="14227783" calcext:value-type="float">
            <text:p>14227783</text:p>
          </table:table-cell>
          <table:table-cell office:value-type="string" calcext:value-type="string">
            <text:p>sell</text:p>
          </table:table-cell>
          <table:table-cell office:value-type="float" office:value="350789" calcext:value-type="float">
            <text:p>350789</text:p>
          </table:table-cell>
          <table:table-cell office:value-type="float" office:value="346.776885368163" calcext:value-type="float">
            <text:p>346.776885368163</text:p>
          </table:table-cell>
          <table:table-cell/>
          <table:table-cell table:formula="of:=[.G304]&lt;50" office:value-type="boolean" office:boolean-value="false" calcext:value-type="boolean">
            <text:p>FALSE</text:p>
          </table:table-cell>
          <table:table-cell table:formula="of:=AND([.G304]&lt;100;NOT(OR([.I304])))" office:value-type="boolean" office:boolean-value="false" calcext:value-type="boolean">
            <text:p>FALSE</text:p>
          </table:table-cell>
          <table:table-cell table:formula="of:=AND([.G304]&lt;200; NOT(OR([.I304:.J304])))" office:value-type="boolean" office:boolean-value="false" calcext:value-type="boolean">
            <text:p>FALSE</text:p>
          </table:table-cell>
          <table:table-cell table:formula="of:=AND([.G304]&lt;500;NOT(OR([.I304:.K304])))" office:value-type="boolean" office:boolean-value="true" calcext:value-type="boolean">
            <text:p>TRUE</text:p>
          </table:table-cell>
          <table:table-cell table:formula="of:=AND([.G304]&lt;1000;NOT(OR([.I304:.L304])))" office:value-type="boolean" office:boolean-value="false" calcext:value-type="boolean">
            <text:p>FALSE</text:p>
          </table:table-cell>
          <table:table-cell table:formula="of:=AND([.G304]&lt;2000;NOT(OR([.I304:.M304])))" office:value-type="boolean" office:boolean-value="false" calcext:value-type="boolean">
            <text:p>FALSE</text:p>
          </table:table-cell>
          <table:table-cell table:formula="of:=AND([.G304]&lt;5000;NOT(OR([.I304:.N304])))" office:value-type="boolean" office:boolean-value="false" calcext:value-type="boolean">
            <text:p>FALSE</text:p>
          </table:table-cell>
          <table:table-cell table:formula="of:=AND([.G304]&lt;10000;NOT(OR([.I304:.O304])))" office:value-type="boolean" office:boolean-value="false" calcext:value-type="boolean">
            <text:p>FALSE</text:p>
          </table:table-cell>
          <table:table-cell table:formula="of:=AND([.G304]&lt;20000;NOT(OR([.I304:.P304])))" office:value-type="boolean" office:boolean-value="false" calcext:value-type="boolean">
            <text:p>FALSE</text:p>
          </table:table-cell>
          <table:table-cell table:formula="of:=NOT(OR([.I304:.Q30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26591" calcext:value-type="float">
            <text:p>0.00226591</text:p>
          </table:table-cell>
          <table:table-cell office:value-type="float" office:value="1663610834" calcext:value-type="float">
            <text:p>1663610834</text:p>
          </table:table-cell>
          <table:table-cell office:value-type="float" office:value="98984.51164574" calcext:value-type="float">
            <text:p>98984.51164574</text:p>
          </table:table-cell>
          <table:table-cell office:value-type="float" office:value="14227784" calcext:value-type="float">
            <text:p>14227784</text:p>
          </table:table-cell>
          <table:table-cell office:value-type="string" calcext:value-type="string">
            <text:p>buy</text:p>
          </table:table-cell>
          <table:table-cell office:value-type="float" office:value="226591" calcext:value-type="float">
            <text:p>226591</text:p>
          </table:table-cell>
          <table:table-cell office:value-type="float" office:value="224.289994783199" calcext:value-type="float">
            <text:p>224.289994783199</text:p>
          </table:table-cell>
          <table:table-cell/>
          <table:table-cell table:formula="of:=[.G305]&lt;50" office:value-type="boolean" office:boolean-value="false" calcext:value-type="boolean">
            <text:p>FALSE</text:p>
          </table:table-cell>
          <table:table-cell table:formula="of:=AND([.G305]&lt;100;NOT(OR([.I305])))" office:value-type="boolean" office:boolean-value="false" calcext:value-type="boolean">
            <text:p>FALSE</text:p>
          </table:table-cell>
          <table:table-cell table:formula="of:=AND([.G305]&lt;200; NOT(OR([.I305:.J305])))" office:value-type="boolean" office:boolean-value="false" calcext:value-type="boolean">
            <text:p>FALSE</text:p>
          </table:table-cell>
          <table:table-cell table:formula="of:=AND([.G305]&lt;500;NOT(OR([.I305:.K305])))" office:value-type="boolean" office:boolean-value="true" calcext:value-type="boolean">
            <text:p>TRUE</text:p>
          </table:table-cell>
          <table:table-cell table:formula="of:=AND([.G305]&lt;1000;NOT(OR([.I305:.L305])))" office:value-type="boolean" office:boolean-value="false" calcext:value-type="boolean">
            <text:p>FALSE</text:p>
          </table:table-cell>
          <table:table-cell table:formula="of:=AND([.G305]&lt;2000;NOT(OR([.I305:.M305])))" office:value-type="boolean" office:boolean-value="false" calcext:value-type="boolean">
            <text:p>FALSE</text:p>
          </table:table-cell>
          <table:table-cell table:formula="of:=AND([.G305]&lt;5000;NOT(OR([.I305:.N305])))" office:value-type="boolean" office:boolean-value="false" calcext:value-type="boolean">
            <text:p>FALSE</text:p>
          </table:table-cell>
          <table:table-cell table:formula="of:=AND([.G305]&lt;10000;NOT(OR([.I305:.O305])))" office:value-type="boolean" office:boolean-value="false" calcext:value-type="boolean">
            <text:p>FALSE</text:p>
          </table:table-cell>
          <table:table-cell table:formula="of:=AND([.G305]&lt;20000;NOT(OR([.I305:.P305])))" office:value-type="boolean" office:boolean-value="false" calcext:value-type="boolean">
            <text:p>FALSE</text:p>
          </table:table-cell>
          <table:table-cell table:formula="of:=NOT(OR([.I305:.Q30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1663610837" calcext:value-type="float">
            <text:p>1663610837</text:p>
          </table:table-cell>
          <table:table-cell office:value-type="float" office:value="98849.44235" calcext:value-type="float">
            <text:p>98849.44235</text:p>
          </table:table-cell>
          <table:table-cell office:value-type="float" office:value="14227785" calcext:value-type="float">
            <text:p>14227785</text:p>
          </table:table-cell>
          <table:table-cell office:value-type="string" calcext:value-type="string">
            <text:p>sell</text:p>
          </table:table-cell>
          <table:table-cell office:value-type="float" office:value="820000" calcext:value-type="float">
            <text:p>820000</text:p>
          </table:table-cell>
          <table:table-cell office:value-type="float" office:value="810.56542727" calcext:value-type="float">
            <text:p>810.56542727</text:p>
          </table:table-cell>
          <table:table-cell/>
          <table:table-cell table:formula="of:=[.G306]&lt;50" office:value-type="boolean" office:boolean-value="false" calcext:value-type="boolean">
            <text:p>FALSE</text:p>
          </table:table-cell>
          <table:table-cell table:formula="of:=AND([.G306]&lt;100;NOT(OR([.I306])))" office:value-type="boolean" office:boolean-value="false" calcext:value-type="boolean">
            <text:p>FALSE</text:p>
          </table:table-cell>
          <table:table-cell table:formula="of:=AND([.G306]&lt;200; NOT(OR([.I306:.J306])))" office:value-type="boolean" office:boolean-value="false" calcext:value-type="boolean">
            <text:p>FALSE</text:p>
          </table:table-cell>
          <table:table-cell table:formula="of:=AND([.G306]&lt;500;NOT(OR([.I306:.K306])))" office:value-type="boolean" office:boolean-value="false" calcext:value-type="boolean">
            <text:p>FALSE</text:p>
          </table:table-cell>
          <table:table-cell table:formula="of:=AND([.G306]&lt;1000;NOT(OR([.I306:.L306])))" office:value-type="boolean" office:boolean-value="true" calcext:value-type="boolean">
            <text:p>TRUE</text:p>
          </table:table-cell>
          <table:table-cell table:formula="of:=AND([.G306]&lt;2000;NOT(OR([.I306:.M306])))" office:value-type="boolean" office:boolean-value="false" calcext:value-type="boolean">
            <text:p>FALSE</text:p>
          </table:table-cell>
          <table:table-cell table:formula="of:=AND([.G306]&lt;5000;NOT(OR([.I306:.N306])))" office:value-type="boolean" office:boolean-value="false" calcext:value-type="boolean">
            <text:p>FALSE</text:p>
          </table:table-cell>
          <table:table-cell table:formula="of:=AND([.G306]&lt;10000;NOT(OR([.I306:.O306])))" office:value-type="boolean" office:boolean-value="false" calcext:value-type="boolean">
            <text:p>FALSE</text:p>
          </table:table-cell>
          <table:table-cell table:formula="of:=AND([.G306]&lt;20000;NOT(OR([.I306:.P306])))" office:value-type="boolean" office:boolean-value="false" calcext:value-type="boolean">
            <text:p>FALSE</text:p>
          </table:table-cell>
          <table:table-cell table:formula="of:=NOT(OR([.I306:.Q30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17295" calcext:value-type="float">
            <text:p>0.00017295</text:p>
          </table:table-cell>
          <table:table-cell office:value-type="float" office:value="1663610838" calcext:value-type="float">
            <text:p>1663610838</text:p>
          </table:table-cell>
          <table:table-cell office:value-type="float" office:value="98982.81271521" calcext:value-type="float">
            <text:p>98982.81271521</text:p>
          </table:table-cell>
          <table:table-cell office:value-type="float" office:value="14227786" calcext:value-type="float">
            <text:p>14227786</text:p>
          </table:table-cell>
          <table:table-cell office:value-type="string" calcext:value-type="string">
            <text:p>buy</text:p>
          </table:table-cell>
          <table:table-cell office:value-type="float" office:value="17295" calcext:value-type="float">
            <text:p>17295</text:p>
          </table:table-cell>
          <table:table-cell office:value-type="float" office:value="17.1190774590956" calcext:value-type="float">
            <text:p>17.1190774590956</text:p>
          </table:table-cell>
          <table:table-cell/>
          <table:table-cell table:formula="of:=[.G307]&lt;50" office:value-type="boolean" office:boolean-value="true" calcext:value-type="boolean">
            <text:p>TRUE</text:p>
          </table:table-cell>
          <table:table-cell table:formula="of:=AND([.G307]&lt;100;NOT(OR([.I307])))" office:value-type="boolean" office:boolean-value="false" calcext:value-type="boolean">
            <text:p>FALSE</text:p>
          </table:table-cell>
          <table:table-cell table:formula="of:=AND([.G307]&lt;200; NOT(OR([.I307:.J307])))" office:value-type="boolean" office:boolean-value="false" calcext:value-type="boolean">
            <text:p>FALSE</text:p>
          </table:table-cell>
          <table:table-cell table:formula="of:=AND([.G307]&lt;500;NOT(OR([.I307:.K307])))" office:value-type="boolean" office:boolean-value="false" calcext:value-type="boolean">
            <text:p>FALSE</text:p>
          </table:table-cell>
          <table:table-cell table:formula="of:=AND([.G307]&lt;1000;NOT(OR([.I307:.L307])))" office:value-type="boolean" office:boolean-value="false" calcext:value-type="boolean">
            <text:p>FALSE</text:p>
          </table:table-cell>
          <table:table-cell table:formula="of:=AND([.G307]&lt;2000;NOT(OR([.I307:.M307])))" office:value-type="boolean" office:boolean-value="false" calcext:value-type="boolean">
            <text:p>FALSE</text:p>
          </table:table-cell>
          <table:table-cell table:formula="of:=AND([.G307]&lt;5000;NOT(OR([.I307:.N307])))" office:value-type="boolean" office:boolean-value="false" calcext:value-type="boolean">
            <text:p>FALSE</text:p>
          </table:table-cell>
          <table:table-cell table:formula="of:=AND([.G307]&lt;10000;NOT(OR([.I307:.O307])))" office:value-type="boolean" office:boolean-value="false" calcext:value-type="boolean">
            <text:p>FALSE</text:p>
          </table:table-cell>
          <table:table-cell table:formula="of:=AND([.G307]&lt;20000;NOT(OR([.I307:.P307])))" office:value-type="boolean" office:boolean-value="false" calcext:value-type="boolean">
            <text:p>FALSE</text:p>
          </table:table-cell>
          <table:table-cell table:formula="of:=NOT(OR([.I307:.Q30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7" calcext:value-type="float">
            <text:p>0.0077</text:p>
          </table:table-cell>
          <table:table-cell office:value-type="float" office:value="1663610846" calcext:value-type="float">
            <text:p>1663610846</text:p>
          </table:table-cell>
          <table:table-cell office:value-type="float" office:value="98854.48268651" calcext:value-type="float">
            <text:p>98854.48268651</text:p>
          </table:table-cell>
          <table:table-cell office:value-type="float" office:value="14227787" calcext:value-type="float">
            <text:p>14227787</text:p>
          </table:table-cell>
          <table:table-cell office:value-type="string" calcext:value-type="string">
            <text:p>sell</text:p>
          </table:table-cell>
          <table:table-cell office:value-type="float" office:value="770000" calcext:value-type="float">
            <text:p>770000</text:p>
          </table:table-cell>
          <table:table-cell office:value-type="float" office:value="761.179516686127" calcext:value-type="float">
            <text:p>761.179516686127</text:p>
          </table:table-cell>
          <table:table-cell/>
          <table:table-cell table:formula="of:=[.G308]&lt;50" office:value-type="boolean" office:boolean-value="false" calcext:value-type="boolean">
            <text:p>FALSE</text:p>
          </table:table-cell>
          <table:table-cell table:formula="of:=AND([.G308]&lt;100;NOT(OR([.I308])))" office:value-type="boolean" office:boolean-value="false" calcext:value-type="boolean">
            <text:p>FALSE</text:p>
          </table:table-cell>
          <table:table-cell table:formula="of:=AND([.G308]&lt;200; NOT(OR([.I308:.J308])))" office:value-type="boolean" office:boolean-value="false" calcext:value-type="boolean">
            <text:p>FALSE</text:p>
          </table:table-cell>
          <table:table-cell table:formula="of:=AND([.G308]&lt;500;NOT(OR([.I308:.K308])))" office:value-type="boolean" office:boolean-value="false" calcext:value-type="boolean">
            <text:p>FALSE</text:p>
          </table:table-cell>
          <table:table-cell table:formula="of:=AND([.G308]&lt;1000;NOT(OR([.I308:.L308])))" office:value-type="boolean" office:boolean-value="true" calcext:value-type="boolean">
            <text:p>TRUE</text:p>
          </table:table-cell>
          <table:table-cell table:formula="of:=AND([.G308]&lt;2000;NOT(OR([.I308:.M308])))" office:value-type="boolean" office:boolean-value="false" calcext:value-type="boolean">
            <text:p>FALSE</text:p>
          </table:table-cell>
          <table:table-cell table:formula="of:=AND([.G308]&lt;5000;NOT(OR([.I308:.N308])))" office:value-type="boolean" office:boolean-value="false" calcext:value-type="boolean">
            <text:p>FALSE</text:p>
          </table:table-cell>
          <table:table-cell table:formula="of:=AND([.G308]&lt;10000;NOT(OR([.I308:.O308])))" office:value-type="boolean" office:boolean-value="false" calcext:value-type="boolean">
            <text:p>FALSE</text:p>
          </table:table-cell>
          <table:table-cell table:formula="of:=AND([.G308]&lt;20000;NOT(OR([.I308:.P308])))" office:value-type="boolean" office:boolean-value="false" calcext:value-type="boolean">
            <text:p>FALSE</text:p>
          </table:table-cell>
          <table:table-cell table:formula="of:=NOT(OR([.I308:.Q30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1" calcext:value-type="float">
            <text:p>0.0051</text:p>
          </table:table-cell>
          <table:table-cell office:value-type="float" office:value="1663610846" calcext:value-type="float">
            <text:p>1663610846</text:p>
          </table:table-cell>
          <table:table-cell office:value-type="float" office:value="98854.4826865" calcext:value-type="float">
            <text:p>98854.4826865</text:p>
          </table:table-cell>
          <table:table-cell office:value-type="float" office:value="14227788" calcext:value-type="float">
            <text:p>14227788</text:p>
          </table:table-cell>
          <table:table-cell office:value-type="string" calcext:value-type="string">
            <text:p>sell</text:p>
          </table:table-cell>
          <table:table-cell office:value-type="float" office:value="510000" calcext:value-type="float">
            <text:p>510000</text:p>
          </table:table-cell>
          <table:table-cell office:value-type="float" office:value="504.15786170115" calcext:value-type="float">
            <text:p>504.15786170115</text:p>
          </table:table-cell>
          <table:table-cell/>
          <table:table-cell table:formula="of:=[.G309]&lt;50" office:value-type="boolean" office:boolean-value="false" calcext:value-type="boolean">
            <text:p>FALSE</text:p>
          </table:table-cell>
          <table:table-cell table:formula="of:=AND([.G309]&lt;100;NOT(OR([.I309])))" office:value-type="boolean" office:boolean-value="false" calcext:value-type="boolean">
            <text:p>FALSE</text:p>
          </table:table-cell>
          <table:table-cell table:formula="of:=AND([.G309]&lt;200; NOT(OR([.I309:.J309])))" office:value-type="boolean" office:boolean-value="false" calcext:value-type="boolean">
            <text:p>FALSE</text:p>
          </table:table-cell>
          <table:table-cell table:formula="of:=AND([.G309]&lt;500;NOT(OR([.I309:.K309])))" office:value-type="boolean" office:boolean-value="false" calcext:value-type="boolean">
            <text:p>FALSE</text:p>
          </table:table-cell>
          <table:table-cell table:formula="of:=AND([.G309]&lt;1000;NOT(OR([.I309:.L309])))" office:value-type="boolean" office:boolean-value="true" calcext:value-type="boolean">
            <text:p>TRUE</text:p>
          </table:table-cell>
          <table:table-cell table:formula="of:=AND([.G309]&lt;2000;NOT(OR([.I309:.M309])))" office:value-type="boolean" office:boolean-value="false" calcext:value-type="boolean">
            <text:p>FALSE</text:p>
          </table:table-cell>
          <table:table-cell table:formula="of:=AND([.G309]&lt;5000;NOT(OR([.I309:.N309])))" office:value-type="boolean" office:boolean-value="false" calcext:value-type="boolean">
            <text:p>FALSE</text:p>
          </table:table-cell>
          <table:table-cell table:formula="of:=AND([.G309]&lt;10000;NOT(OR([.I309:.O309])))" office:value-type="boolean" office:boolean-value="false" calcext:value-type="boolean">
            <text:p>FALSE</text:p>
          </table:table-cell>
          <table:table-cell table:formula="of:=AND([.G309]&lt;20000;NOT(OR([.I309:.P309])))" office:value-type="boolean" office:boolean-value="false" calcext:value-type="boolean">
            <text:p>FALSE</text:p>
          </table:table-cell>
          <table:table-cell table:formula="of:=NOT(OR([.I309:.Q30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05167" calcext:value-type="float">
            <text:p>0.00505167</text:p>
          </table:table-cell>
          <table:table-cell office:value-type="float" office:value="1663610857" calcext:value-type="float">
            <text:p>1663610857</text:p>
          </table:table-cell>
          <table:table-cell office:value-type="float" office:value="98977.15989999" calcext:value-type="float">
            <text:p>98977.15989999</text:p>
          </table:table-cell>
          <table:table-cell office:value-type="float" office:value="14227789" calcext:value-type="float">
            <text:p>14227789</text:p>
          </table:table-cell>
          <table:table-cell office:value-type="string" calcext:value-type="string">
            <text:p>buy</text:p>
          </table:table-cell>
          <table:table-cell office:value-type="float" office:value="505167" calcext:value-type="float">
            <text:p>505167</text:p>
          </table:table-cell>
          <table:table-cell office:value-type="float" office:value="499.999949351983" calcext:value-type="float">
            <text:p>499.999949351983</text:p>
          </table:table-cell>
          <table:table-cell/>
          <table:table-cell table:formula="of:=[.G310]&lt;50" office:value-type="boolean" office:boolean-value="false" calcext:value-type="boolean">
            <text:p>FALSE</text:p>
          </table:table-cell>
          <table:table-cell table:formula="of:=AND([.G310]&lt;100;NOT(OR([.I310])))" office:value-type="boolean" office:boolean-value="false" calcext:value-type="boolean">
            <text:p>FALSE</text:p>
          </table:table-cell>
          <table:table-cell table:formula="of:=AND([.G310]&lt;200; NOT(OR([.I310:.J310])))" office:value-type="boolean" office:boolean-value="false" calcext:value-type="boolean">
            <text:p>FALSE</text:p>
          </table:table-cell>
          <table:table-cell table:formula="of:=AND([.G310]&lt;500;NOT(OR([.I310:.K310])))" office:value-type="boolean" office:boolean-value="true" calcext:value-type="boolean">
            <text:p>TRUE</text:p>
          </table:table-cell>
          <table:table-cell table:formula="of:=AND([.G310]&lt;1000;NOT(OR([.I310:.L310])))" office:value-type="boolean" office:boolean-value="false" calcext:value-type="boolean">
            <text:p>FALSE</text:p>
          </table:table-cell>
          <table:table-cell table:formula="of:=AND([.G310]&lt;2000;NOT(OR([.I310:.M310])))" office:value-type="boolean" office:boolean-value="false" calcext:value-type="boolean">
            <text:p>FALSE</text:p>
          </table:table-cell>
          <table:table-cell table:formula="of:=AND([.G310]&lt;5000;NOT(OR([.I310:.N310])))" office:value-type="boolean" office:boolean-value="false" calcext:value-type="boolean">
            <text:p>FALSE</text:p>
          </table:table-cell>
          <table:table-cell table:formula="of:=AND([.G310]&lt;10000;NOT(OR([.I310:.O310])))" office:value-type="boolean" office:boolean-value="false" calcext:value-type="boolean">
            <text:p>FALSE</text:p>
          </table:table-cell>
          <table:table-cell table:formula="of:=AND([.G310]&lt;20000;NOT(OR([.I310:.P310])))" office:value-type="boolean" office:boolean-value="false" calcext:value-type="boolean">
            <text:p>FALSE</text:p>
          </table:table-cell>
          <table:table-cell table:formula="of:=NOT(OR([.I310:.Q31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1663610859" calcext:value-type="float">
            <text:p>1663610859</text:p>
          </table:table-cell>
          <table:table-cell office:value-type="float" office:value="98856.65348227" calcext:value-type="float">
            <text:p>98856.65348227</text:p>
          </table:table-cell>
          <table:table-cell office:value-type="float" office:value="14227790" calcext:value-type="float">
            <text:p>14227790</text:p>
          </table:table-cell>
          <table:table-cell office:value-type="string" calcext:value-type="string">
            <text:p>sell</text:p>
          </table:table-cell>
          <table:table-cell office:value-type="float" office:value="840000" calcext:value-type="float">
            <text:p>840000</text:p>
          </table:table-cell>
          <table:table-cell office:value-type="float" office:value="830.395889251068" calcext:value-type="float">
            <text:p>830.395889251068</text:p>
          </table:table-cell>
          <table:table-cell/>
          <table:table-cell table:formula="of:=[.G311]&lt;50" office:value-type="boolean" office:boolean-value="false" calcext:value-type="boolean">
            <text:p>FALSE</text:p>
          </table:table-cell>
          <table:table-cell table:formula="of:=AND([.G311]&lt;100;NOT(OR([.I311])))" office:value-type="boolean" office:boolean-value="false" calcext:value-type="boolean">
            <text:p>FALSE</text:p>
          </table:table-cell>
          <table:table-cell table:formula="of:=AND([.G311]&lt;200; NOT(OR([.I311:.J311])))" office:value-type="boolean" office:boolean-value="false" calcext:value-type="boolean">
            <text:p>FALSE</text:p>
          </table:table-cell>
          <table:table-cell table:formula="of:=AND([.G311]&lt;500;NOT(OR([.I311:.K311])))" office:value-type="boolean" office:boolean-value="false" calcext:value-type="boolean">
            <text:p>FALSE</text:p>
          </table:table-cell>
          <table:table-cell table:formula="of:=AND([.G311]&lt;1000;NOT(OR([.I311:.L311])))" office:value-type="boolean" office:boolean-value="true" calcext:value-type="boolean">
            <text:p>TRUE</text:p>
          </table:table-cell>
          <table:table-cell table:formula="of:=AND([.G311]&lt;2000;NOT(OR([.I311:.M311])))" office:value-type="boolean" office:boolean-value="false" calcext:value-type="boolean">
            <text:p>FALSE</text:p>
          </table:table-cell>
          <table:table-cell table:formula="of:=AND([.G311]&lt;5000;NOT(OR([.I311:.N311])))" office:value-type="boolean" office:boolean-value="false" calcext:value-type="boolean">
            <text:p>FALSE</text:p>
          </table:table-cell>
          <table:table-cell table:formula="of:=AND([.G311]&lt;10000;NOT(OR([.I311:.O311])))" office:value-type="boolean" office:boolean-value="false" calcext:value-type="boolean">
            <text:p>FALSE</text:p>
          </table:table-cell>
          <table:table-cell table:formula="of:=AND([.G311]&lt;20000;NOT(OR([.I311:.P311])))" office:value-type="boolean" office:boolean-value="false" calcext:value-type="boolean">
            <text:p>FALSE</text:p>
          </table:table-cell>
          <table:table-cell table:formula="of:=NOT(OR([.I311:.Q31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19998" calcext:value-type="float">
            <text:p>0.00119998</text:p>
          </table:table-cell>
          <table:table-cell office:value-type="float" office:value="1663610859" calcext:value-type="float">
            <text:p>1663610859</text:p>
          </table:table-cell>
          <table:table-cell office:value-type="float" office:value="98844.69081378" calcext:value-type="float">
            <text:p>98844.69081378</text:p>
          </table:table-cell>
          <table:table-cell office:value-type="float" office:value="14227791" calcext:value-type="float">
            <text:p>14227791</text:p>
          </table:table-cell>
          <table:table-cell office:value-type="string" calcext:value-type="string">
            <text:p>sell</text:p>
          </table:table-cell>
          <table:table-cell office:value-type="float" office:value="119998" calcext:value-type="float">
            <text:p>119998</text:p>
          </table:table-cell>
          <table:table-cell office:value-type="float" office:value="118.61165208272" calcext:value-type="float">
            <text:p>118.61165208272</text:p>
          </table:table-cell>
          <table:table-cell/>
          <table:table-cell table:formula="of:=[.G312]&lt;50" office:value-type="boolean" office:boolean-value="false" calcext:value-type="boolean">
            <text:p>FALSE</text:p>
          </table:table-cell>
          <table:table-cell table:formula="of:=AND([.G312]&lt;100;NOT(OR([.I312])))" office:value-type="boolean" office:boolean-value="false" calcext:value-type="boolean">
            <text:p>FALSE</text:p>
          </table:table-cell>
          <table:table-cell table:formula="of:=AND([.G312]&lt;200; NOT(OR([.I312:.J312])))" office:value-type="boolean" office:boolean-value="true" calcext:value-type="boolean">
            <text:p>TRUE</text:p>
          </table:table-cell>
          <table:table-cell table:formula="of:=AND([.G312]&lt;500;NOT(OR([.I312:.K312])))" office:value-type="boolean" office:boolean-value="false" calcext:value-type="boolean">
            <text:p>FALSE</text:p>
          </table:table-cell>
          <table:table-cell table:formula="of:=AND([.G312]&lt;1000;NOT(OR([.I312:.L312])))" office:value-type="boolean" office:boolean-value="false" calcext:value-type="boolean">
            <text:p>FALSE</text:p>
          </table:table-cell>
          <table:table-cell table:formula="of:=AND([.G312]&lt;2000;NOT(OR([.I312:.M312])))" office:value-type="boolean" office:boolean-value="false" calcext:value-type="boolean">
            <text:p>FALSE</text:p>
          </table:table-cell>
          <table:table-cell table:formula="of:=AND([.G312]&lt;5000;NOT(OR([.I312:.N312])))" office:value-type="boolean" office:boolean-value="false" calcext:value-type="boolean">
            <text:p>FALSE</text:p>
          </table:table-cell>
          <table:table-cell table:formula="of:=AND([.G312]&lt;10000;NOT(OR([.I312:.O312])))" office:value-type="boolean" office:boolean-value="false" calcext:value-type="boolean">
            <text:p>FALSE</text:p>
          </table:table-cell>
          <table:table-cell table:formula="of:=AND([.G312]&lt;20000;NOT(OR([.I312:.P312])))" office:value-type="boolean" office:boolean-value="false" calcext:value-type="boolean">
            <text:p>FALSE</text:p>
          </table:table-cell>
          <table:table-cell table:formula="of:=NOT(OR([.I312:.Q31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32897" calcext:value-type="float">
            <text:p>0.00132897</text:p>
          </table:table-cell>
          <table:table-cell office:value-type="float" office:value="1663610867" calcext:value-type="float">
            <text:p>1663610867</text:p>
          </table:table-cell>
          <table:table-cell office:value-type="float" office:value="98848.02852872" calcext:value-type="float">
            <text:p>98848.02852872</text:p>
          </table:table-cell>
          <table:table-cell office:value-type="float" office:value="14227792" calcext:value-type="float">
            <text:p>14227792</text:p>
          </table:table-cell>
          <table:table-cell office:value-type="string" calcext:value-type="string">
            <text:p>sell</text:p>
          </table:table-cell>
          <table:table-cell office:value-type="float" office:value="132897" calcext:value-type="float">
            <text:p>132897</text:p>
          </table:table-cell>
          <table:table-cell office:value-type="float" office:value="131.366064473813" calcext:value-type="float">
            <text:p>131.366064473813</text:p>
          </table:table-cell>
          <table:table-cell/>
          <table:table-cell table:formula="of:=[.G313]&lt;50" office:value-type="boolean" office:boolean-value="false" calcext:value-type="boolean">
            <text:p>FALSE</text:p>
          </table:table-cell>
          <table:table-cell table:formula="of:=AND([.G313]&lt;100;NOT(OR([.I313])))" office:value-type="boolean" office:boolean-value="false" calcext:value-type="boolean">
            <text:p>FALSE</text:p>
          </table:table-cell>
          <table:table-cell table:formula="of:=AND([.G313]&lt;200; NOT(OR([.I313:.J313])))" office:value-type="boolean" office:boolean-value="true" calcext:value-type="boolean">
            <text:p>TRUE</text:p>
          </table:table-cell>
          <table:table-cell table:formula="of:=AND([.G313]&lt;500;NOT(OR([.I313:.K313])))" office:value-type="boolean" office:boolean-value="false" calcext:value-type="boolean">
            <text:p>FALSE</text:p>
          </table:table-cell>
          <table:table-cell table:formula="of:=AND([.G313]&lt;1000;NOT(OR([.I313:.L313])))" office:value-type="boolean" office:boolean-value="false" calcext:value-type="boolean">
            <text:p>FALSE</text:p>
          </table:table-cell>
          <table:table-cell table:formula="of:=AND([.G313]&lt;2000;NOT(OR([.I313:.M313])))" office:value-type="boolean" office:boolean-value="false" calcext:value-type="boolean">
            <text:p>FALSE</text:p>
          </table:table-cell>
          <table:table-cell table:formula="of:=AND([.G313]&lt;5000;NOT(OR([.I313:.N313])))" office:value-type="boolean" office:boolean-value="false" calcext:value-type="boolean">
            <text:p>FALSE</text:p>
          </table:table-cell>
          <table:table-cell table:formula="of:=AND([.G313]&lt;10000;NOT(OR([.I313:.O313])))" office:value-type="boolean" office:boolean-value="false" calcext:value-type="boolean">
            <text:p>FALSE</text:p>
          </table:table-cell>
          <table:table-cell table:formula="of:=AND([.G313]&lt;20000;NOT(OR([.I313:.P313])))" office:value-type="boolean" office:boolean-value="false" calcext:value-type="boolean">
            <text:p>FALSE</text:p>
          </table:table-cell>
          <table:table-cell table:formula="of:=NOT(OR([.I313:.Q31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61" calcext:value-type="float">
            <text:p>0.0061</text:p>
          </table:table-cell>
          <table:table-cell office:value-type="float" office:value="1663610870" calcext:value-type="float">
            <text:p>1663610870</text:p>
          </table:table-cell>
          <table:table-cell office:value-type="float" office:value="98848.62246963" calcext:value-type="float">
            <text:p>98848.62246963</text:p>
          </table:table-cell>
          <table:table-cell office:value-type="float" office:value="14227793" calcext:value-type="float">
            <text:p>14227793</text:p>
          </table:table-cell>
          <table:table-cell office:value-type="string" calcext:value-type="string">
            <text:p>sell</text:p>
          </table:table-cell>
          <table:table-cell office:value-type="float" office:value="610000" calcext:value-type="float">
            <text:p>610000</text:p>
          </table:table-cell>
          <table:table-cell office:value-type="float" office:value="602.976597064743" calcext:value-type="float">
            <text:p>602.976597064743</text:p>
          </table:table-cell>
          <table:table-cell/>
          <table:table-cell table:formula="of:=[.G314]&lt;50" office:value-type="boolean" office:boolean-value="false" calcext:value-type="boolean">
            <text:p>FALSE</text:p>
          </table:table-cell>
          <table:table-cell table:formula="of:=AND([.G314]&lt;100;NOT(OR([.I314])))" office:value-type="boolean" office:boolean-value="false" calcext:value-type="boolean">
            <text:p>FALSE</text:p>
          </table:table-cell>
          <table:table-cell table:formula="of:=AND([.G314]&lt;200; NOT(OR([.I314:.J314])))" office:value-type="boolean" office:boolean-value="false" calcext:value-type="boolean">
            <text:p>FALSE</text:p>
          </table:table-cell>
          <table:table-cell table:formula="of:=AND([.G314]&lt;500;NOT(OR([.I314:.K314])))" office:value-type="boolean" office:boolean-value="false" calcext:value-type="boolean">
            <text:p>FALSE</text:p>
          </table:table-cell>
          <table:table-cell table:formula="of:=AND([.G314]&lt;1000;NOT(OR([.I314:.L314])))" office:value-type="boolean" office:boolean-value="true" calcext:value-type="boolean">
            <text:p>TRUE</text:p>
          </table:table-cell>
          <table:table-cell table:formula="of:=AND([.G314]&lt;2000;NOT(OR([.I314:.M314])))" office:value-type="boolean" office:boolean-value="false" calcext:value-type="boolean">
            <text:p>FALSE</text:p>
          </table:table-cell>
          <table:table-cell table:formula="of:=AND([.G314]&lt;5000;NOT(OR([.I314:.N314])))" office:value-type="boolean" office:boolean-value="false" calcext:value-type="boolean">
            <text:p>FALSE</text:p>
          </table:table-cell>
          <table:table-cell table:formula="of:=AND([.G314]&lt;10000;NOT(OR([.I314:.O314])))" office:value-type="boolean" office:boolean-value="false" calcext:value-type="boolean">
            <text:p>FALSE</text:p>
          </table:table-cell>
          <table:table-cell table:formula="of:=AND([.G314]&lt;20000;NOT(OR([.I314:.P314])))" office:value-type="boolean" office:boolean-value="false" calcext:value-type="boolean">
            <text:p>FALSE</text:p>
          </table:table-cell>
          <table:table-cell table:formula="of:=NOT(OR([.I314:.Q31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605" calcext:value-type="float">
            <text:p>0.00605</text:p>
          </table:table-cell>
          <table:table-cell office:value-type="float" office:value="1663610870" calcext:value-type="float">
            <text:p>1663610870</text:p>
          </table:table-cell>
          <table:table-cell office:value-type="float" office:value="98848.62246962" calcext:value-type="float">
            <text:p>98848.62246962</text:p>
          </table:table-cell>
          <table:table-cell office:value-type="float" office:value="14227794" calcext:value-type="float">
            <text:p>14227794</text:p>
          </table:table-cell>
          <table:table-cell office:value-type="string" calcext:value-type="string">
            <text:p>sell</text:p>
          </table:table-cell>
          <table:table-cell office:value-type="float" office:value="605000" calcext:value-type="float">
            <text:p>605000</text:p>
          </table:table-cell>
          <table:table-cell office:value-type="float" office:value="598.034165941201" calcext:value-type="float">
            <text:p>598.034165941201</text:p>
          </table:table-cell>
          <table:table-cell/>
          <table:table-cell table:formula="of:=[.G315]&lt;50" office:value-type="boolean" office:boolean-value="false" calcext:value-type="boolean">
            <text:p>FALSE</text:p>
          </table:table-cell>
          <table:table-cell table:formula="of:=AND([.G315]&lt;100;NOT(OR([.I315])))" office:value-type="boolean" office:boolean-value="false" calcext:value-type="boolean">
            <text:p>FALSE</text:p>
          </table:table-cell>
          <table:table-cell table:formula="of:=AND([.G315]&lt;200; NOT(OR([.I315:.J315])))" office:value-type="boolean" office:boolean-value="false" calcext:value-type="boolean">
            <text:p>FALSE</text:p>
          </table:table-cell>
          <table:table-cell table:formula="of:=AND([.G315]&lt;500;NOT(OR([.I315:.K315])))" office:value-type="boolean" office:boolean-value="false" calcext:value-type="boolean">
            <text:p>FALSE</text:p>
          </table:table-cell>
          <table:table-cell table:formula="of:=AND([.G315]&lt;1000;NOT(OR([.I315:.L315])))" office:value-type="boolean" office:boolean-value="true" calcext:value-type="boolean">
            <text:p>TRUE</text:p>
          </table:table-cell>
          <table:table-cell table:formula="of:=AND([.G315]&lt;2000;NOT(OR([.I315:.M315])))" office:value-type="boolean" office:boolean-value="false" calcext:value-type="boolean">
            <text:p>FALSE</text:p>
          </table:table-cell>
          <table:table-cell table:formula="of:=AND([.G315]&lt;5000;NOT(OR([.I315:.N315])))" office:value-type="boolean" office:boolean-value="false" calcext:value-type="boolean">
            <text:p>FALSE</text:p>
          </table:table-cell>
          <table:table-cell table:formula="of:=AND([.G315]&lt;10000;NOT(OR([.I315:.O315])))" office:value-type="boolean" office:boolean-value="false" calcext:value-type="boolean">
            <text:p>FALSE</text:p>
          </table:table-cell>
          <table:table-cell table:formula="of:=AND([.G315]&lt;20000;NOT(OR([.I315:.P315])))" office:value-type="boolean" office:boolean-value="false" calcext:value-type="boolean">
            <text:p>FALSE</text:p>
          </table:table-cell>
          <table:table-cell table:formula="of:=NOT(OR([.I315:.Q31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1663610870" calcext:value-type="float">
            <text:p>1663610870</text:p>
          </table:table-cell>
          <table:table-cell office:value-type="float" office:value="98848.02852873" calcext:value-type="float">
            <text:p>98848.02852873</text:p>
          </table:table-cell>
          <table:table-cell office:value-type="float" office:value="14227795" calcext:value-type="float">
            <text:p>14227795</text:p>
          </table:table-cell>
          <table:table-cell office:value-type="string" calcext:value-type="string">
            <text:p>sell</text:p>
          </table:table-cell>
          <table:table-cell office:value-type="float" office:value="449999" calcext:value-type="float">
            <text:p>449999</text:p>
          </table:table-cell>
          <table:table-cell office:value-type="float" office:value="444.816128379285" calcext:value-type="float">
            <text:p>444.816128379285</text:p>
          </table:table-cell>
          <table:table-cell/>
          <table:table-cell table:formula="of:=[.G316]&lt;50" office:value-type="boolean" office:boolean-value="false" calcext:value-type="boolean">
            <text:p>FALSE</text:p>
          </table:table-cell>
          <table:table-cell table:formula="of:=AND([.G316]&lt;100;NOT(OR([.I316])))" office:value-type="boolean" office:boolean-value="false" calcext:value-type="boolean">
            <text:p>FALSE</text:p>
          </table:table-cell>
          <table:table-cell table:formula="of:=AND([.G316]&lt;200; NOT(OR([.I316:.J316])))" office:value-type="boolean" office:boolean-value="false" calcext:value-type="boolean">
            <text:p>FALSE</text:p>
          </table:table-cell>
          <table:table-cell table:formula="of:=AND([.G316]&lt;500;NOT(OR([.I316:.K316])))" office:value-type="boolean" office:boolean-value="true" calcext:value-type="boolean">
            <text:p>TRUE</text:p>
          </table:table-cell>
          <table:table-cell table:formula="of:=AND([.G316]&lt;1000;NOT(OR([.I316:.L316])))" office:value-type="boolean" office:boolean-value="false" calcext:value-type="boolean">
            <text:p>FALSE</text:p>
          </table:table-cell>
          <table:table-cell table:formula="of:=AND([.G316]&lt;2000;NOT(OR([.I316:.M316])))" office:value-type="boolean" office:boolean-value="false" calcext:value-type="boolean">
            <text:p>FALSE</text:p>
          </table:table-cell>
          <table:table-cell table:formula="of:=AND([.G316]&lt;5000;NOT(OR([.I316:.N316])))" office:value-type="boolean" office:boolean-value="false" calcext:value-type="boolean">
            <text:p>FALSE</text:p>
          </table:table-cell>
          <table:table-cell table:formula="of:=AND([.G316]&lt;10000;NOT(OR([.I316:.O316])))" office:value-type="boolean" office:boolean-value="false" calcext:value-type="boolean">
            <text:p>FALSE</text:p>
          </table:table-cell>
          <table:table-cell table:formula="of:=AND([.G316]&lt;20000;NOT(OR([.I316:.P316])))" office:value-type="boolean" office:boolean-value="false" calcext:value-type="boolean">
            <text:p>FALSE</text:p>
          </table:table-cell>
          <table:table-cell table:formula="of:=NOT(OR([.I316:.Q31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53999" calcext:value-type="float">
            <text:p>0.00253999</text:p>
          </table:table-cell>
          <table:table-cell office:value-type="float" office:value="1663610870" calcext:value-type="float">
            <text:p>1663610870</text:p>
          </table:table-cell>
          <table:table-cell office:value-type="float" office:value="98848.02852872" calcext:value-type="float">
            <text:p>98848.02852872</text:p>
          </table:table-cell>
          <table:table-cell office:value-type="float" office:value="14227796" calcext:value-type="float">
            <text:p>14227796</text:p>
          </table:table-cell>
          <table:table-cell office:value-type="string" calcext:value-type="string">
            <text:p>sell</text:p>
          </table:table-cell>
          <table:table-cell office:value-type="float" office:value="253999" calcext:value-type="float">
            <text:p>253999</text:p>
          </table:table-cell>
          <table:table-cell office:value-type="float" office:value="251.073003982664" calcext:value-type="float">
            <text:p>251.073003982664</text:p>
          </table:table-cell>
          <table:table-cell/>
          <table:table-cell table:formula="of:=[.G317]&lt;50" office:value-type="boolean" office:boolean-value="false" calcext:value-type="boolean">
            <text:p>FALSE</text:p>
          </table:table-cell>
          <table:table-cell table:formula="of:=AND([.G317]&lt;100;NOT(OR([.I317])))" office:value-type="boolean" office:boolean-value="false" calcext:value-type="boolean">
            <text:p>FALSE</text:p>
          </table:table-cell>
          <table:table-cell table:formula="of:=AND([.G317]&lt;200; NOT(OR([.I317:.J317])))" office:value-type="boolean" office:boolean-value="false" calcext:value-type="boolean">
            <text:p>FALSE</text:p>
          </table:table-cell>
          <table:table-cell table:formula="of:=AND([.G317]&lt;500;NOT(OR([.I317:.K317])))" office:value-type="boolean" office:boolean-value="true" calcext:value-type="boolean">
            <text:p>TRUE</text:p>
          </table:table-cell>
          <table:table-cell table:formula="of:=AND([.G317]&lt;1000;NOT(OR([.I317:.L317])))" office:value-type="boolean" office:boolean-value="false" calcext:value-type="boolean">
            <text:p>FALSE</text:p>
          </table:table-cell>
          <table:table-cell table:formula="of:=AND([.G317]&lt;2000;NOT(OR([.I317:.M317])))" office:value-type="boolean" office:boolean-value="false" calcext:value-type="boolean">
            <text:p>FALSE</text:p>
          </table:table-cell>
          <table:table-cell table:formula="of:=AND([.G317]&lt;5000;NOT(OR([.I317:.N317])))" office:value-type="boolean" office:boolean-value="false" calcext:value-type="boolean">
            <text:p>FALSE</text:p>
          </table:table-cell>
          <table:table-cell table:formula="of:=AND([.G317]&lt;10000;NOT(OR([.I317:.O317])))" office:value-type="boolean" office:boolean-value="false" calcext:value-type="boolean">
            <text:p>FALSE</text:p>
          </table:table-cell>
          <table:table-cell table:formula="of:=AND([.G317]&lt;20000;NOT(OR([.I317:.P317])))" office:value-type="boolean" office:boolean-value="false" calcext:value-type="boolean">
            <text:p>FALSE</text:p>
          </table:table-cell>
          <table:table-cell table:formula="of:=NOT(OR([.I317:.Q31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57916" calcext:value-type="float">
            <text:p>0.00057916</text:p>
          </table:table-cell>
          <table:table-cell office:value-type="float" office:value="1663610871" calcext:value-type="float">
            <text:p>1663610871</text:p>
          </table:table-cell>
          <table:table-cell office:value-type="float" office:value="98969.4089577" calcext:value-type="float">
            <text:p>98969.4089577</text:p>
          </table:table-cell>
          <table:table-cell office:value-type="float" office:value="14227797" calcext:value-type="float">
            <text:p>14227797</text:p>
          </table:table-cell>
          <table:table-cell office:value-type="string" calcext:value-type="string">
            <text:p>buy</text:p>
          </table:table-cell>
          <table:table-cell office:value-type="float" office:value="57916" calcext:value-type="float">
            <text:p>57916</text:p>
          </table:table-cell>
          <table:table-cell office:value-type="float" office:value="57.3191228919415" calcext:value-type="float">
            <text:p>57.3191228919415</text:p>
          </table:table-cell>
          <table:table-cell/>
          <table:table-cell table:formula="of:=[.G318]&lt;50" office:value-type="boolean" office:boolean-value="false" calcext:value-type="boolean">
            <text:p>FALSE</text:p>
          </table:table-cell>
          <table:table-cell table:formula="of:=AND([.G318]&lt;100;NOT(OR([.I318])))" office:value-type="boolean" office:boolean-value="true" calcext:value-type="boolean">
            <text:p>TRUE</text:p>
          </table:table-cell>
          <table:table-cell table:formula="of:=AND([.G318]&lt;200; NOT(OR([.I318:.J318])))" office:value-type="boolean" office:boolean-value="false" calcext:value-type="boolean">
            <text:p>FALSE</text:p>
          </table:table-cell>
          <table:table-cell table:formula="of:=AND([.G318]&lt;500;NOT(OR([.I318:.K318])))" office:value-type="boolean" office:boolean-value="false" calcext:value-type="boolean">
            <text:p>FALSE</text:p>
          </table:table-cell>
          <table:table-cell table:formula="of:=AND([.G318]&lt;1000;NOT(OR([.I318:.L318])))" office:value-type="boolean" office:boolean-value="false" calcext:value-type="boolean">
            <text:p>FALSE</text:p>
          </table:table-cell>
          <table:table-cell table:formula="of:=AND([.G318]&lt;2000;NOT(OR([.I318:.M318])))" office:value-type="boolean" office:boolean-value="false" calcext:value-type="boolean">
            <text:p>FALSE</text:p>
          </table:table-cell>
          <table:table-cell table:formula="of:=AND([.G318]&lt;5000;NOT(OR([.I318:.N318])))" office:value-type="boolean" office:boolean-value="false" calcext:value-type="boolean">
            <text:p>FALSE</text:p>
          </table:table-cell>
          <table:table-cell table:formula="of:=AND([.G318]&lt;10000;NOT(OR([.I318:.O318])))" office:value-type="boolean" office:boolean-value="false" calcext:value-type="boolean">
            <text:p>FALSE</text:p>
          </table:table-cell>
          <table:table-cell table:formula="of:=AND([.G318]&lt;20000;NOT(OR([.I318:.P318])))" office:value-type="boolean" office:boolean-value="false" calcext:value-type="boolean">
            <text:p>FALSE</text:p>
          </table:table-cell>
          <table:table-cell table:formula="of:=NOT(OR([.I318:.Q31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31221" calcext:value-type="float">
            <text:p>0.00031221</text:p>
          </table:table-cell>
          <table:table-cell office:value-type="float" office:value="1663610876" calcext:value-type="float">
            <text:p>1663610876</text:p>
          </table:table-cell>
          <table:table-cell office:value-type="float" office:value="98969.40895769" calcext:value-type="float">
            <text:p>98969.40895769</text:p>
          </table:table-cell>
          <table:table-cell office:value-type="float" office:value="14227798" calcext:value-type="float">
            <text:p>14227798</text:p>
          </table:table-cell>
          <table:table-cell office:value-type="string" calcext:value-type="string">
            <text:p>buy</text:p>
          </table:table-cell>
          <table:table-cell office:value-type="float" office:value="31221" calcext:value-type="float">
            <text:p>31221</text:p>
          </table:table-cell>
          <table:table-cell office:value-type="float" office:value="30.8992391706804" calcext:value-type="float">
            <text:p>30.8992391706804</text:p>
          </table:table-cell>
          <table:table-cell/>
          <table:table-cell table:formula="of:=[.G319]&lt;50" office:value-type="boolean" office:boolean-value="true" calcext:value-type="boolean">
            <text:p>TRUE</text:p>
          </table:table-cell>
          <table:table-cell table:formula="of:=AND([.G319]&lt;100;NOT(OR([.I319])))" office:value-type="boolean" office:boolean-value="false" calcext:value-type="boolean">
            <text:p>FALSE</text:p>
          </table:table-cell>
          <table:table-cell table:formula="of:=AND([.G319]&lt;200; NOT(OR([.I319:.J319])))" office:value-type="boolean" office:boolean-value="false" calcext:value-type="boolean">
            <text:p>FALSE</text:p>
          </table:table-cell>
          <table:table-cell table:formula="of:=AND([.G319]&lt;500;NOT(OR([.I319:.K319])))" office:value-type="boolean" office:boolean-value="false" calcext:value-type="boolean">
            <text:p>FALSE</text:p>
          </table:table-cell>
          <table:table-cell table:formula="of:=AND([.G319]&lt;1000;NOT(OR([.I319:.L319])))" office:value-type="boolean" office:boolean-value="false" calcext:value-type="boolean">
            <text:p>FALSE</text:p>
          </table:table-cell>
          <table:table-cell table:formula="of:=AND([.G319]&lt;2000;NOT(OR([.I319:.M319])))" office:value-type="boolean" office:boolean-value="false" calcext:value-type="boolean">
            <text:p>FALSE</text:p>
          </table:table-cell>
          <table:table-cell table:formula="of:=AND([.G319]&lt;5000;NOT(OR([.I319:.N319])))" office:value-type="boolean" office:boolean-value="false" calcext:value-type="boolean">
            <text:p>FALSE</text:p>
          </table:table-cell>
          <table:table-cell table:formula="of:=AND([.G319]&lt;10000;NOT(OR([.I319:.O319])))" office:value-type="boolean" office:boolean-value="false" calcext:value-type="boolean">
            <text:p>FALSE</text:p>
          </table:table-cell>
          <table:table-cell table:formula="of:=AND([.G319]&lt;20000;NOT(OR([.I319:.P319])))" office:value-type="boolean" office:boolean-value="false" calcext:value-type="boolean">
            <text:p>FALSE</text:p>
          </table:table-cell>
          <table:table-cell table:formula="of:=NOT(OR([.I319:.Q31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55" calcext:value-type="float">
            <text:p>0.00555</text:p>
          </table:table-cell>
          <table:table-cell office:value-type="float" office:value="1663610885" calcext:value-type="float">
            <text:p>1663610885</text:p>
          </table:table-cell>
          <table:table-cell office:value-type="float" office:value="98843.3026225" calcext:value-type="float">
            <text:p>98843.3026225</text:p>
          </table:table-cell>
          <table:table-cell office:value-type="float" office:value="14227799" calcext:value-type="float">
            <text:p>14227799</text:p>
          </table:table-cell>
          <table:table-cell office:value-type="string" calcext:value-type="string">
            <text:p>sell</text:p>
          </table:table-cell>
          <table:table-cell office:value-type="float" office:value="555000" calcext:value-type="float">
            <text:p>555000</text:p>
          </table:table-cell>
          <table:table-cell office:value-type="float" office:value="548.580329554875" calcext:value-type="float">
            <text:p>548.580329554875</text:p>
          </table:table-cell>
          <table:table-cell/>
          <table:table-cell table:formula="of:=[.G320]&lt;50" office:value-type="boolean" office:boolean-value="false" calcext:value-type="boolean">
            <text:p>FALSE</text:p>
          </table:table-cell>
          <table:table-cell table:formula="of:=AND([.G320]&lt;100;NOT(OR([.I320])))" office:value-type="boolean" office:boolean-value="false" calcext:value-type="boolean">
            <text:p>FALSE</text:p>
          </table:table-cell>
          <table:table-cell table:formula="of:=AND([.G320]&lt;200; NOT(OR([.I320:.J320])))" office:value-type="boolean" office:boolean-value="false" calcext:value-type="boolean">
            <text:p>FALSE</text:p>
          </table:table-cell>
          <table:table-cell table:formula="of:=AND([.G320]&lt;500;NOT(OR([.I320:.K320])))" office:value-type="boolean" office:boolean-value="false" calcext:value-type="boolean">
            <text:p>FALSE</text:p>
          </table:table-cell>
          <table:table-cell table:formula="of:=AND([.G320]&lt;1000;NOT(OR([.I320:.L320])))" office:value-type="boolean" office:boolean-value="true" calcext:value-type="boolean">
            <text:p>TRUE</text:p>
          </table:table-cell>
          <table:table-cell table:formula="of:=AND([.G320]&lt;2000;NOT(OR([.I320:.M320])))" office:value-type="boolean" office:boolean-value="false" calcext:value-type="boolean">
            <text:p>FALSE</text:p>
          </table:table-cell>
          <table:table-cell table:formula="of:=AND([.G320]&lt;5000;NOT(OR([.I320:.N320])))" office:value-type="boolean" office:boolean-value="false" calcext:value-type="boolean">
            <text:p>FALSE</text:p>
          </table:table-cell>
          <table:table-cell table:formula="of:=AND([.G320]&lt;10000;NOT(OR([.I320:.O320])))" office:value-type="boolean" office:boolean-value="false" calcext:value-type="boolean">
            <text:p>FALSE</text:p>
          </table:table-cell>
          <table:table-cell table:formula="of:=AND([.G320]&lt;20000;NOT(OR([.I320:.P320])))" office:value-type="boolean" office:boolean-value="false" calcext:value-type="boolean">
            <text:p>FALSE</text:p>
          </table:table-cell>
          <table:table-cell table:formula="of:=NOT(OR([.I320:.Q32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2016723" calcext:value-type="float">
            <text:p>0.02016723</text:p>
          </table:table-cell>
          <table:table-cell office:value-type="float" office:value="1663610885" calcext:value-type="float">
            <text:p>1663610885</text:p>
          </table:table-cell>
          <table:table-cell office:value-type="float" office:value="98795.03532112" calcext:value-type="float">
            <text:p>98795.03532112</text:p>
          </table:table-cell>
          <table:table-cell office:value-type="float" office:value="14227800" calcext:value-type="float">
            <text:p>14227800</text:p>
          </table:table-cell>
          <table:table-cell office:value-type="string" calcext:value-type="string">
            <text:p>sell</text:p>
          </table:table-cell>
          <table:table-cell office:value-type="float" office:value="2016723" calcext:value-type="float">
            <text:p>2016723</text:p>
          </table:table-cell>
          <table:table-cell office:value-type="float" office:value="1992.42220017915" calcext:value-type="float">
            <text:p>1992.42220017915</text:p>
          </table:table-cell>
          <table:table-cell/>
          <table:table-cell table:formula="of:=[.G321]&lt;50" office:value-type="boolean" office:boolean-value="false" calcext:value-type="boolean">
            <text:p>FALSE</text:p>
          </table:table-cell>
          <table:table-cell table:formula="of:=AND([.G321]&lt;100;NOT(OR([.I321])))" office:value-type="boolean" office:boolean-value="false" calcext:value-type="boolean">
            <text:p>FALSE</text:p>
          </table:table-cell>
          <table:table-cell table:formula="of:=AND([.G321]&lt;200; NOT(OR([.I321:.J321])))" office:value-type="boolean" office:boolean-value="false" calcext:value-type="boolean">
            <text:p>FALSE</text:p>
          </table:table-cell>
          <table:table-cell table:formula="of:=AND([.G321]&lt;500;NOT(OR([.I321:.K321])))" office:value-type="boolean" office:boolean-value="false" calcext:value-type="boolean">
            <text:p>FALSE</text:p>
          </table:table-cell>
          <table:table-cell table:formula="of:=AND([.G321]&lt;1000;NOT(OR([.I321:.L321])))" office:value-type="boolean" office:boolean-value="false" calcext:value-type="boolean">
            <text:p>FALSE</text:p>
          </table:table-cell>
          <table:table-cell table:formula="of:=AND([.G321]&lt;2000;NOT(OR([.I321:.M321])))" office:value-type="boolean" office:boolean-value="true" calcext:value-type="boolean">
            <text:p>TRUE</text:p>
          </table:table-cell>
          <table:table-cell table:formula="of:=AND([.G321]&lt;5000;NOT(OR([.I321:.N321])))" office:value-type="boolean" office:boolean-value="false" calcext:value-type="boolean">
            <text:p>FALSE</text:p>
          </table:table-cell>
          <table:table-cell table:formula="of:=AND([.G321]&lt;10000;NOT(OR([.I321:.O321])))" office:value-type="boolean" office:boolean-value="false" calcext:value-type="boolean">
            <text:p>FALSE</text:p>
          </table:table-cell>
          <table:table-cell table:formula="of:=AND([.G321]&lt;20000;NOT(OR([.I321:.P321])))" office:value-type="boolean" office:boolean-value="false" calcext:value-type="boolean">
            <text:p>FALSE</text:p>
          </table:table-cell>
          <table:table-cell table:formula="of:=NOT(OR([.I321:.Q32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1" calcext:value-type="float">
            <text:p>0.0051</text:p>
          </table:table-cell>
          <table:table-cell office:value-type="float" office:value="1663610887" calcext:value-type="float">
            <text:p>1663610887</text:p>
          </table:table-cell>
          <table:table-cell office:value-type="float" office:value="98844.8864649" calcext:value-type="float">
            <text:p>98844.8864649</text:p>
          </table:table-cell>
          <table:table-cell office:value-type="float" office:value="14227801" calcext:value-type="float">
            <text:p>14227801</text:p>
          </table:table-cell>
          <table:table-cell office:value-type="string" calcext:value-type="string">
            <text:p>sell</text:p>
          </table:table-cell>
          <table:table-cell office:value-type="float" office:value="510000" calcext:value-type="float">
            <text:p>510000</text:p>
          </table:table-cell>
          <table:table-cell office:value-type="float" office:value="504.10892097099" calcext:value-type="float">
            <text:p>504.10892097099</text:p>
          </table:table-cell>
          <table:table-cell/>
          <table:table-cell table:formula="of:=[.G322]&lt;50" office:value-type="boolean" office:boolean-value="false" calcext:value-type="boolean">
            <text:p>FALSE</text:p>
          </table:table-cell>
          <table:table-cell table:formula="of:=AND([.G322]&lt;100;NOT(OR([.I322])))" office:value-type="boolean" office:boolean-value="false" calcext:value-type="boolean">
            <text:p>FALSE</text:p>
          </table:table-cell>
          <table:table-cell table:formula="of:=AND([.G322]&lt;200; NOT(OR([.I322:.J322])))" office:value-type="boolean" office:boolean-value="false" calcext:value-type="boolean">
            <text:p>FALSE</text:p>
          </table:table-cell>
          <table:table-cell table:formula="of:=AND([.G322]&lt;500;NOT(OR([.I322:.K322])))" office:value-type="boolean" office:boolean-value="false" calcext:value-type="boolean">
            <text:p>FALSE</text:p>
          </table:table-cell>
          <table:table-cell table:formula="of:=AND([.G322]&lt;1000;NOT(OR([.I322:.L322])))" office:value-type="boolean" office:boolean-value="true" calcext:value-type="boolean">
            <text:p>TRUE</text:p>
          </table:table-cell>
          <table:table-cell table:formula="of:=AND([.G322]&lt;2000;NOT(OR([.I322:.M322])))" office:value-type="boolean" office:boolean-value="false" calcext:value-type="boolean">
            <text:p>FALSE</text:p>
          </table:table-cell>
          <table:table-cell table:formula="of:=AND([.G322]&lt;5000;NOT(OR([.I322:.N322])))" office:value-type="boolean" office:boolean-value="false" calcext:value-type="boolean">
            <text:p>FALSE</text:p>
          </table:table-cell>
          <table:table-cell table:formula="of:=AND([.G322]&lt;10000;NOT(OR([.I322:.O322])))" office:value-type="boolean" office:boolean-value="false" calcext:value-type="boolean">
            <text:p>FALSE</text:p>
          </table:table-cell>
          <table:table-cell table:formula="of:=AND([.G322]&lt;20000;NOT(OR([.I322:.P322])))" office:value-type="boolean" office:boolean-value="false" calcext:value-type="boolean">
            <text:p>FALSE</text:p>
          </table:table-cell>
          <table:table-cell table:formula="of:=NOT(OR([.I322:.Q32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76" calcext:value-type="float">
            <text:p>0.00076</text:p>
          </table:table-cell>
          <table:table-cell office:value-type="float" office:value="1663610890" calcext:value-type="float">
            <text:p>1663610890</text:p>
          </table:table-cell>
          <table:table-cell office:value-type="float" office:value="98844.8864649" calcext:value-type="float">
            <text:p>98844.8864649</text:p>
          </table:table-cell>
          <table:table-cell office:value-type="float" office:value="14227802" calcext:value-type="float">
            <text:p>14227802</text:p>
          </table:table-cell>
          <table:table-cell office:value-type="string" calcext:value-type="string">
            <text:p>sell</text:p>
          </table:table-cell>
          <table:table-cell office:value-type="float" office:value="76000" calcext:value-type="float">
            <text:p>76000</text:p>
          </table:table-cell>
          <table:table-cell office:value-type="float" office:value="75.122113713324" calcext:value-type="float">
            <text:p>75.122113713324</text:p>
          </table:table-cell>
          <table:table-cell/>
          <table:table-cell table:formula="of:=[.G323]&lt;50" office:value-type="boolean" office:boolean-value="false" calcext:value-type="boolean">
            <text:p>FALSE</text:p>
          </table:table-cell>
          <table:table-cell table:formula="of:=AND([.G323]&lt;100;NOT(OR([.I323])))" office:value-type="boolean" office:boolean-value="true" calcext:value-type="boolean">
            <text:p>TRUE</text:p>
          </table:table-cell>
          <table:table-cell table:formula="of:=AND([.G323]&lt;200; NOT(OR([.I323:.J323])))" office:value-type="boolean" office:boolean-value="false" calcext:value-type="boolean">
            <text:p>FALSE</text:p>
          </table:table-cell>
          <table:table-cell table:formula="of:=AND([.G323]&lt;500;NOT(OR([.I323:.K323])))" office:value-type="boolean" office:boolean-value="false" calcext:value-type="boolean">
            <text:p>FALSE</text:p>
          </table:table-cell>
          <table:table-cell table:formula="of:=AND([.G323]&lt;1000;NOT(OR([.I323:.L323])))" office:value-type="boolean" office:boolean-value="false" calcext:value-type="boolean">
            <text:p>FALSE</text:p>
          </table:table-cell>
          <table:table-cell table:formula="of:=AND([.G323]&lt;2000;NOT(OR([.I323:.M323])))" office:value-type="boolean" office:boolean-value="false" calcext:value-type="boolean">
            <text:p>FALSE</text:p>
          </table:table-cell>
          <table:table-cell table:formula="of:=AND([.G323]&lt;5000;NOT(OR([.I323:.N323])))" office:value-type="boolean" office:boolean-value="false" calcext:value-type="boolean">
            <text:p>FALSE</text:p>
          </table:table-cell>
          <table:table-cell table:formula="of:=AND([.G323]&lt;10000;NOT(OR([.I323:.O323])))" office:value-type="boolean" office:boolean-value="false" calcext:value-type="boolean">
            <text:p>FALSE</text:p>
          </table:table-cell>
          <table:table-cell table:formula="of:=AND([.G323]&lt;20000;NOT(OR([.I323:.P323])))" office:value-type="boolean" office:boolean-value="false" calcext:value-type="boolean">
            <text:p>FALSE</text:p>
          </table:table-cell>
          <table:table-cell table:formula="of:=NOT(OR([.I323:.Q32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02098" calcext:value-type="float">
            <text:p>0.00202098</text:p>
          </table:table-cell>
          <table:table-cell office:value-type="float" office:value="1663610894" calcext:value-type="float">
            <text:p>1663610894</text:p>
          </table:table-cell>
          <table:table-cell office:value-type="float" office:value="98961.80127548" calcext:value-type="float">
            <text:p>98961.80127548</text:p>
          </table:table-cell>
          <table:table-cell office:value-type="float" office:value="14227803" calcext:value-type="float">
            <text:p>14227803</text:p>
          </table:table-cell>
          <table:table-cell office:value-type="string" calcext:value-type="string">
            <text:p>buy</text:p>
          </table:table-cell>
          <table:table-cell office:value-type="float" office:value="202098" calcext:value-type="float">
            <text:p>202098</text:p>
          </table:table-cell>
          <table:table-cell office:value-type="float" office:value="199.99982114172" calcext:value-type="float">
            <text:p>199.99982114172</text:p>
          </table:table-cell>
          <table:table-cell/>
          <table:table-cell table:formula="of:=[.G324]&lt;50" office:value-type="boolean" office:boolean-value="false" calcext:value-type="boolean">
            <text:p>FALSE</text:p>
          </table:table-cell>
          <table:table-cell table:formula="of:=AND([.G324]&lt;100;NOT(OR([.I324])))" office:value-type="boolean" office:boolean-value="false" calcext:value-type="boolean">
            <text:p>FALSE</text:p>
          </table:table-cell>
          <table:table-cell table:formula="of:=AND([.G324]&lt;200; NOT(OR([.I324:.J324])))" office:value-type="boolean" office:boolean-value="true" calcext:value-type="boolean">
            <text:p>TRUE</text:p>
          </table:table-cell>
          <table:table-cell table:formula="of:=AND([.G324]&lt;500;NOT(OR([.I324:.K324])))" office:value-type="boolean" office:boolean-value="false" calcext:value-type="boolean">
            <text:p>FALSE</text:p>
          </table:table-cell>
          <table:table-cell table:formula="of:=AND([.G324]&lt;1000;NOT(OR([.I324:.L324])))" office:value-type="boolean" office:boolean-value="false" calcext:value-type="boolean">
            <text:p>FALSE</text:p>
          </table:table-cell>
          <table:table-cell table:formula="of:=AND([.G324]&lt;2000;NOT(OR([.I324:.M324])))" office:value-type="boolean" office:boolean-value="false" calcext:value-type="boolean">
            <text:p>FALSE</text:p>
          </table:table-cell>
          <table:table-cell table:formula="of:=AND([.G324]&lt;5000;NOT(OR([.I324:.N324])))" office:value-type="boolean" office:boolean-value="false" calcext:value-type="boolean">
            <text:p>FALSE</text:p>
          </table:table-cell>
          <table:table-cell table:formula="of:=AND([.G324]&lt;10000;NOT(OR([.I324:.O324])))" office:value-type="boolean" office:boolean-value="false" calcext:value-type="boolean">
            <text:p>FALSE</text:p>
          </table:table-cell>
          <table:table-cell table:formula="of:=AND([.G324]&lt;20000;NOT(OR([.I324:.P324])))" office:value-type="boolean" office:boolean-value="false" calcext:value-type="boolean">
            <text:p>FALSE</text:p>
          </table:table-cell>
          <table:table-cell table:formula="of:=NOT(OR([.I324:.Q32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78" calcext:value-type="float">
            <text:p>0.00378</text:p>
          </table:table-cell>
          <table:table-cell office:value-type="float" office:value="1663610905" calcext:value-type="float">
            <text:p>1663610905</text:p>
          </table:table-cell>
          <table:table-cell office:value-type="float" office:value="98957.16057044" calcext:value-type="float">
            <text:p>98957.16057044</text:p>
          </table:table-cell>
          <table:table-cell office:value-type="float" office:value="14227804" calcext:value-type="float">
            <text:p>14227804</text:p>
          </table:table-cell>
          <table:table-cell office:value-type="string" calcext:value-type="string">
            <text:p>buy</text:p>
          </table:table-cell>
          <table:table-cell office:value-type="float" office:value="378000" calcext:value-type="float">
            <text:p>378000</text:p>
          </table:table-cell>
          <table:table-cell office:value-type="float" office:value="374.058066956263" calcext:value-type="float">
            <text:p>374.058066956263</text:p>
          </table:table-cell>
          <table:table-cell/>
          <table:table-cell table:formula="of:=[.G325]&lt;50" office:value-type="boolean" office:boolean-value="false" calcext:value-type="boolean">
            <text:p>FALSE</text:p>
          </table:table-cell>
          <table:table-cell table:formula="of:=AND([.G325]&lt;100;NOT(OR([.I325])))" office:value-type="boolean" office:boolean-value="false" calcext:value-type="boolean">
            <text:p>FALSE</text:p>
          </table:table-cell>
          <table:table-cell table:formula="of:=AND([.G325]&lt;200; NOT(OR([.I325:.J325])))" office:value-type="boolean" office:boolean-value="false" calcext:value-type="boolean">
            <text:p>FALSE</text:p>
          </table:table-cell>
          <table:table-cell table:formula="of:=AND([.G325]&lt;500;NOT(OR([.I325:.K325])))" office:value-type="boolean" office:boolean-value="true" calcext:value-type="boolean">
            <text:p>TRUE</text:p>
          </table:table-cell>
          <table:table-cell table:formula="of:=AND([.G325]&lt;1000;NOT(OR([.I325:.L325])))" office:value-type="boolean" office:boolean-value="false" calcext:value-type="boolean">
            <text:p>FALSE</text:p>
          </table:table-cell>
          <table:table-cell table:formula="of:=AND([.G325]&lt;2000;NOT(OR([.I325:.M325])))" office:value-type="boolean" office:boolean-value="false" calcext:value-type="boolean">
            <text:p>FALSE</text:p>
          </table:table-cell>
          <table:table-cell table:formula="of:=AND([.G325]&lt;5000;NOT(OR([.I325:.N325])))" office:value-type="boolean" office:boolean-value="false" calcext:value-type="boolean">
            <text:p>FALSE</text:p>
          </table:table-cell>
          <table:table-cell table:formula="of:=AND([.G325]&lt;10000;NOT(OR([.I325:.O325])))" office:value-type="boolean" office:boolean-value="false" calcext:value-type="boolean">
            <text:p>FALSE</text:p>
          </table:table-cell>
          <table:table-cell table:formula="of:=AND([.G325]&lt;20000;NOT(OR([.I325:.P325])))" office:value-type="boolean" office:boolean-value="false" calcext:value-type="boolean">
            <text:p>FALSE</text:p>
          </table:table-cell>
          <table:table-cell table:formula="of:=NOT(OR([.I325:.Q32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1663610905" calcext:value-type="float">
            <text:p>1663610905</text:p>
          </table:table-cell>
          <table:table-cell office:value-type="float" office:value="98957.81596999" calcext:value-type="float">
            <text:p>98957.81596999</text:p>
          </table:table-cell>
          <table:table-cell office:value-type="float" office:value="14227805" calcext:value-type="float">
            <text:p>14227805</text:p>
          </table:table-cell>
          <table:table-cell office:value-type="string" calcext:value-type="string">
            <text:p>buy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1088.53597566989" calcext:value-type="float">
            <text:p>1088.53597566989</text:p>
          </table:table-cell>
          <table:table-cell/>
          <table:table-cell table:formula="of:=[.G326]&lt;50" office:value-type="boolean" office:boolean-value="false" calcext:value-type="boolean">
            <text:p>FALSE</text:p>
          </table:table-cell>
          <table:table-cell table:formula="of:=AND([.G326]&lt;100;NOT(OR([.I326])))" office:value-type="boolean" office:boolean-value="false" calcext:value-type="boolean">
            <text:p>FALSE</text:p>
          </table:table-cell>
          <table:table-cell table:formula="of:=AND([.G326]&lt;200; NOT(OR([.I326:.J326])))" office:value-type="boolean" office:boolean-value="false" calcext:value-type="boolean">
            <text:p>FALSE</text:p>
          </table:table-cell>
          <table:table-cell table:formula="of:=AND([.G326]&lt;500;NOT(OR([.I326:.K326])))" office:value-type="boolean" office:boolean-value="false" calcext:value-type="boolean">
            <text:p>FALSE</text:p>
          </table:table-cell>
          <table:table-cell table:formula="of:=AND([.G326]&lt;1000;NOT(OR([.I326:.L326])))" office:value-type="boolean" office:boolean-value="false" calcext:value-type="boolean">
            <text:p>FALSE</text:p>
          </table:table-cell>
          <table:table-cell table:formula="of:=AND([.G326]&lt;2000;NOT(OR([.I326:.M326])))" office:value-type="boolean" office:boolean-value="true" calcext:value-type="boolean">
            <text:p>TRUE</text:p>
          </table:table-cell>
          <table:table-cell table:formula="of:=AND([.G326]&lt;5000;NOT(OR([.I326:.N326])))" office:value-type="boolean" office:boolean-value="false" calcext:value-type="boolean">
            <text:p>FALSE</text:p>
          </table:table-cell>
          <table:table-cell table:formula="of:=AND([.G326]&lt;10000;NOT(OR([.I326:.O326])))" office:value-type="boolean" office:boolean-value="false" calcext:value-type="boolean">
            <text:p>FALSE</text:p>
          </table:table-cell>
          <table:table-cell table:formula="of:=AND([.G326]&lt;20000;NOT(OR([.I326:.P326])))" office:value-type="boolean" office:boolean-value="false" calcext:value-type="boolean">
            <text:p>FALSE</text:p>
          </table:table-cell>
          <table:table-cell table:formula="of:=NOT(OR([.I326:.Q32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43065" calcext:value-type="float">
            <text:p>0.00543065</text:p>
          </table:table-cell>
          <table:table-cell office:value-type="float" office:value="1663610905" calcext:value-type="float">
            <text:p>1663610905</text:p>
          </table:table-cell>
          <table:table-cell office:value-type="float" office:value="98957.81597" calcext:value-type="float">
            <text:p>98957.81597</text:p>
          </table:table-cell>
          <table:table-cell office:value-type="float" office:value="14227806" calcext:value-type="float">
            <text:p>14227806</text:p>
          </table:table-cell>
          <table:table-cell office:value-type="string" calcext:value-type="string">
            <text:p>buy</text:p>
          </table:table-cell>
          <table:table-cell office:value-type="float" office:value="543065" calcext:value-type="float">
            <text:p>543065</text:p>
          </table:table-cell>
          <table:table-cell office:value-type="float" office:value="537.405263297481" calcext:value-type="float">
            <text:p>537.405263297481</text:p>
          </table:table-cell>
          <table:table-cell/>
          <table:table-cell table:formula="of:=[.G327]&lt;50" office:value-type="boolean" office:boolean-value="false" calcext:value-type="boolean">
            <text:p>FALSE</text:p>
          </table:table-cell>
          <table:table-cell table:formula="of:=AND([.G327]&lt;100;NOT(OR([.I327])))" office:value-type="boolean" office:boolean-value="false" calcext:value-type="boolean">
            <text:p>FALSE</text:p>
          </table:table-cell>
          <table:table-cell table:formula="of:=AND([.G327]&lt;200; NOT(OR([.I327:.J327])))" office:value-type="boolean" office:boolean-value="false" calcext:value-type="boolean">
            <text:p>FALSE</text:p>
          </table:table-cell>
          <table:table-cell table:formula="of:=AND([.G327]&lt;500;NOT(OR([.I327:.K327])))" office:value-type="boolean" office:boolean-value="false" calcext:value-type="boolean">
            <text:p>FALSE</text:p>
          </table:table-cell>
          <table:table-cell table:formula="of:=AND([.G327]&lt;1000;NOT(OR([.I327:.L327])))" office:value-type="boolean" office:boolean-value="true" calcext:value-type="boolean">
            <text:p>TRUE</text:p>
          </table:table-cell>
          <table:table-cell table:formula="of:=AND([.G327]&lt;2000;NOT(OR([.I327:.M327])))" office:value-type="boolean" office:boolean-value="false" calcext:value-type="boolean">
            <text:p>FALSE</text:p>
          </table:table-cell>
          <table:table-cell table:formula="of:=AND([.G327]&lt;5000;NOT(OR([.I327:.N327])))" office:value-type="boolean" office:boolean-value="false" calcext:value-type="boolean">
            <text:p>FALSE</text:p>
          </table:table-cell>
          <table:table-cell table:formula="of:=AND([.G327]&lt;10000;NOT(OR([.I327:.O327])))" office:value-type="boolean" office:boolean-value="false" calcext:value-type="boolean">
            <text:p>FALSE</text:p>
          </table:table-cell>
          <table:table-cell table:formula="of:=AND([.G327]&lt;20000;NOT(OR([.I327:.P327])))" office:value-type="boolean" office:boolean-value="false" calcext:value-type="boolean">
            <text:p>FALSE</text:p>
          </table:table-cell>
          <table:table-cell table:formula="of:=NOT(OR([.I327:.Q32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03" calcext:value-type="float">
            <text:p>0.0103</text:p>
          </table:table-cell>
          <table:table-cell office:value-type="float" office:value="1663610923" calcext:value-type="float">
            <text:p>1663610923</text:p>
          </table:table-cell>
          <table:table-cell office:value-type="float" office:value="98948.2195812" calcext:value-type="float">
            <text:p>98948.2195812</text:p>
          </table:table-cell>
          <table:table-cell office:value-type="float" office:value="14227807" calcext:value-type="float">
            <text:p>14227807</text:p>
          </table:table-cell>
          <table:table-cell office:value-type="string" calcext:value-type="string">
            <text:p>buy</text:p>
          </table:table-cell>
          <table:table-cell office:value-type="float" office:value="1030000" calcext:value-type="float">
            <text:p>1030000</text:p>
          </table:table-cell>
          <table:table-cell office:value-type="float" office:value="1019.16666168636" calcext:value-type="float">
            <text:p>1019.16666168636</text:p>
          </table:table-cell>
          <table:table-cell/>
          <table:table-cell table:formula="of:=[.G328]&lt;50" office:value-type="boolean" office:boolean-value="false" calcext:value-type="boolean">
            <text:p>FALSE</text:p>
          </table:table-cell>
          <table:table-cell table:formula="of:=AND([.G328]&lt;100;NOT(OR([.I328])))" office:value-type="boolean" office:boolean-value="false" calcext:value-type="boolean">
            <text:p>FALSE</text:p>
          </table:table-cell>
          <table:table-cell table:formula="of:=AND([.G328]&lt;200; NOT(OR([.I328:.J328])))" office:value-type="boolean" office:boolean-value="false" calcext:value-type="boolean">
            <text:p>FALSE</text:p>
          </table:table-cell>
          <table:table-cell table:formula="of:=AND([.G328]&lt;500;NOT(OR([.I328:.K328])))" office:value-type="boolean" office:boolean-value="false" calcext:value-type="boolean">
            <text:p>FALSE</text:p>
          </table:table-cell>
          <table:table-cell table:formula="of:=AND([.G328]&lt;1000;NOT(OR([.I328:.L328])))" office:value-type="boolean" office:boolean-value="false" calcext:value-type="boolean">
            <text:p>FALSE</text:p>
          </table:table-cell>
          <table:table-cell table:formula="of:=AND([.G328]&lt;2000;NOT(OR([.I328:.M328])))" office:value-type="boolean" office:boolean-value="true" calcext:value-type="boolean">
            <text:p>TRUE</text:p>
          </table:table-cell>
          <table:table-cell table:formula="of:=AND([.G328]&lt;5000;NOT(OR([.I328:.N328])))" office:value-type="boolean" office:boolean-value="false" calcext:value-type="boolean">
            <text:p>FALSE</text:p>
          </table:table-cell>
          <table:table-cell table:formula="of:=AND([.G328]&lt;10000;NOT(OR([.I328:.O328])))" office:value-type="boolean" office:boolean-value="false" calcext:value-type="boolean">
            <text:p>FALSE</text:p>
          </table:table-cell>
          <table:table-cell table:formula="of:=AND([.G328]&lt;20000;NOT(OR([.I328:.P328])))" office:value-type="boolean" office:boolean-value="false" calcext:value-type="boolean">
            <text:p>FALSE</text:p>
          </table:table-cell>
          <table:table-cell table:formula="of:=NOT(OR([.I328:.Q32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59" calcext:value-type="float">
            <text:p>0.00759</text:p>
          </table:table-cell>
          <table:table-cell office:value-type="float" office:value="1663610923" calcext:value-type="float">
            <text:p>1663610923</text:p>
          </table:table-cell>
          <table:table-cell office:value-type="float" office:value="98948.21958121" calcext:value-type="float">
            <text:p>98948.21958121</text:p>
          </table:table-cell>
          <table:table-cell office:value-type="float" office:value="14227808" calcext:value-type="float">
            <text:p>14227808</text:p>
          </table:table-cell>
          <table:table-cell office:value-type="string" calcext:value-type="string">
            <text:p>buy</text:p>
          </table:table-cell>
          <table:table-cell office:value-type="float" office:value="759000" calcext:value-type="float">
            <text:p>759000</text:p>
          </table:table-cell>
          <table:table-cell office:value-type="float" office:value="751.016986621384" calcext:value-type="float">
            <text:p>751.016986621384</text:p>
          </table:table-cell>
          <table:table-cell/>
          <table:table-cell table:formula="of:=[.G329]&lt;50" office:value-type="boolean" office:boolean-value="false" calcext:value-type="boolean">
            <text:p>FALSE</text:p>
          </table:table-cell>
          <table:table-cell table:formula="of:=AND([.G329]&lt;100;NOT(OR([.I329])))" office:value-type="boolean" office:boolean-value="false" calcext:value-type="boolean">
            <text:p>FALSE</text:p>
          </table:table-cell>
          <table:table-cell table:formula="of:=AND([.G329]&lt;200; NOT(OR([.I329:.J329])))" office:value-type="boolean" office:boolean-value="false" calcext:value-type="boolean">
            <text:p>FALSE</text:p>
          </table:table-cell>
          <table:table-cell table:formula="of:=AND([.G329]&lt;500;NOT(OR([.I329:.K329])))" office:value-type="boolean" office:boolean-value="false" calcext:value-type="boolean">
            <text:p>FALSE</text:p>
          </table:table-cell>
          <table:table-cell table:formula="of:=AND([.G329]&lt;1000;NOT(OR([.I329:.L329])))" office:value-type="boolean" office:boolean-value="true" calcext:value-type="boolean">
            <text:p>TRUE</text:p>
          </table:table-cell>
          <table:table-cell table:formula="of:=AND([.G329]&lt;2000;NOT(OR([.I329:.M329])))" office:value-type="boolean" office:boolean-value="false" calcext:value-type="boolean">
            <text:p>FALSE</text:p>
          </table:table-cell>
          <table:table-cell table:formula="of:=AND([.G329]&lt;5000;NOT(OR([.I329:.N329])))" office:value-type="boolean" office:boolean-value="false" calcext:value-type="boolean">
            <text:p>FALSE</text:p>
          </table:table-cell>
          <table:table-cell table:formula="of:=AND([.G329]&lt;10000;NOT(OR([.I329:.O329])))" office:value-type="boolean" office:boolean-value="false" calcext:value-type="boolean">
            <text:p>FALSE</text:p>
          </table:table-cell>
          <table:table-cell table:formula="of:=AND([.G329]&lt;20000;NOT(OR([.I329:.P329])))" office:value-type="boolean" office:boolean-value="false" calcext:value-type="boolean">
            <text:p>FALSE</text:p>
          </table:table-cell>
          <table:table-cell table:formula="of:=NOT(OR([.I329:.Q32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83" calcext:value-type="float">
            <text:p>0.00383</text:p>
          </table:table-cell>
          <table:table-cell office:value-type="float" office:value="1663610923" calcext:value-type="float">
            <text:p>1663610923</text:p>
          </table:table-cell>
          <table:table-cell office:value-type="float" office:value="98950.06259956" calcext:value-type="float">
            <text:p>98950.06259956</text:p>
          </table:table-cell>
          <table:table-cell office:value-type="float" office:value="14227809" calcext:value-type="float">
            <text:p>14227809</text:p>
          </table:table-cell>
          <table:table-cell office:value-type="string" calcext:value-type="string">
            <text:p>buy</text:p>
          </table:table-cell>
          <table:table-cell office:value-type="float" office:value="383000" calcext:value-type="float">
            <text:p>383000</text:p>
          </table:table-cell>
          <table:table-cell office:value-type="float" office:value="378.978739756315" calcext:value-type="float">
            <text:p>378.978739756315</text:p>
          </table:table-cell>
          <table:table-cell/>
          <table:table-cell table:formula="of:=[.G330]&lt;50" office:value-type="boolean" office:boolean-value="false" calcext:value-type="boolean">
            <text:p>FALSE</text:p>
          </table:table-cell>
          <table:table-cell table:formula="of:=AND([.G330]&lt;100;NOT(OR([.I330])))" office:value-type="boolean" office:boolean-value="false" calcext:value-type="boolean">
            <text:p>FALSE</text:p>
          </table:table-cell>
          <table:table-cell table:formula="of:=AND([.G330]&lt;200; NOT(OR([.I330:.J330])))" office:value-type="boolean" office:boolean-value="false" calcext:value-type="boolean">
            <text:p>FALSE</text:p>
          </table:table-cell>
          <table:table-cell table:formula="of:=AND([.G330]&lt;500;NOT(OR([.I330:.K330])))" office:value-type="boolean" office:boolean-value="true" calcext:value-type="boolean">
            <text:p>TRUE</text:p>
          </table:table-cell>
          <table:table-cell table:formula="of:=AND([.G330]&lt;1000;NOT(OR([.I330:.L330])))" office:value-type="boolean" office:boolean-value="false" calcext:value-type="boolean">
            <text:p>FALSE</text:p>
          </table:table-cell>
          <table:table-cell table:formula="of:=AND([.G330]&lt;2000;NOT(OR([.I330:.M330])))" office:value-type="boolean" office:boolean-value="false" calcext:value-type="boolean">
            <text:p>FALSE</text:p>
          </table:table-cell>
          <table:table-cell table:formula="of:=AND([.G330]&lt;5000;NOT(OR([.I330:.N330])))" office:value-type="boolean" office:boolean-value="false" calcext:value-type="boolean">
            <text:p>FALSE</text:p>
          </table:table-cell>
          <table:table-cell table:formula="of:=AND([.G330]&lt;10000;NOT(OR([.I330:.O330])))" office:value-type="boolean" office:boolean-value="false" calcext:value-type="boolean">
            <text:p>FALSE</text:p>
          </table:table-cell>
          <table:table-cell table:formula="of:=AND([.G330]&lt;20000;NOT(OR([.I330:.P330])))" office:value-type="boolean" office:boolean-value="false" calcext:value-type="boolean">
            <text:p>FALSE</text:p>
          </table:table-cell>
          <table:table-cell table:formula="of:=NOT(OR([.I330:.Q33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677248" calcext:value-type="float">
            <text:p>0.00677248</text:p>
          </table:table-cell>
          <table:table-cell office:value-type="float" office:value="1663610923" calcext:value-type="float">
            <text:p>1663610923</text:p>
          </table:table-cell>
          <table:table-cell office:value-type="float" office:value="98951.04957528" calcext:value-type="float">
            <text:p>98951.04957528</text:p>
          </table:table-cell>
          <table:table-cell office:value-type="float" office:value="14227810" calcext:value-type="float">
            <text:p>14227810</text:p>
          </table:table-cell>
          <table:table-cell office:value-type="string" calcext:value-type="string">
            <text:p>buy</text:p>
          </table:table-cell>
          <table:table-cell office:value-type="float" office:value="677248" calcext:value-type="float">
            <text:p>677248</text:p>
          </table:table-cell>
          <table:table-cell office:value-type="float" office:value="670.144004227592" calcext:value-type="float">
            <text:p>670.144004227592</text:p>
          </table:table-cell>
          <table:table-cell/>
          <table:table-cell table:formula="of:=[.G331]&lt;50" office:value-type="boolean" office:boolean-value="false" calcext:value-type="boolean">
            <text:p>FALSE</text:p>
          </table:table-cell>
          <table:table-cell table:formula="of:=AND([.G331]&lt;100;NOT(OR([.I331])))" office:value-type="boolean" office:boolean-value="false" calcext:value-type="boolean">
            <text:p>FALSE</text:p>
          </table:table-cell>
          <table:table-cell table:formula="of:=AND([.G331]&lt;200; NOT(OR([.I331:.J331])))" office:value-type="boolean" office:boolean-value="false" calcext:value-type="boolean">
            <text:p>FALSE</text:p>
          </table:table-cell>
          <table:table-cell table:formula="of:=AND([.G331]&lt;500;NOT(OR([.I331:.K331])))" office:value-type="boolean" office:boolean-value="false" calcext:value-type="boolean">
            <text:p>FALSE</text:p>
          </table:table-cell>
          <table:table-cell table:formula="of:=AND([.G331]&lt;1000;NOT(OR([.I331:.L331])))" office:value-type="boolean" office:boolean-value="true" calcext:value-type="boolean">
            <text:p>TRUE</text:p>
          </table:table-cell>
          <table:table-cell table:formula="of:=AND([.G331]&lt;2000;NOT(OR([.I331:.M331])))" office:value-type="boolean" office:boolean-value="false" calcext:value-type="boolean">
            <text:p>FALSE</text:p>
          </table:table-cell>
          <table:table-cell table:formula="of:=AND([.G331]&lt;5000;NOT(OR([.I331:.N331])))" office:value-type="boolean" office:boolean-value="false" calcext:value-type="boolean">
            <text:p>FALSE</text:p>
          </table:table-cell>
          <table:table-cell table:formula="of:=AND([.G331]&lt;10000;NOT(OR([.I331:.O331])))" office:value-type="boolean" office:boolean-value="false" calcext:value-type="boolean">
            <text:p>FALSE</text:p>
          </table:table-cell>
          <table:table-cell table:formula="of:=AND([.G331]&lt;20000;NOT(OR([.I331:.P331])))" office:value-type="boolean" office:boolean-value="false" calcext:value-type="boolean">
            <text:p>FALSE</text:p>
          </table:table-cell>
          <table:table-cell table:formula="of:=NOT(OR([.I331:.Q33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22179" calcext:value-type="float">
            <text:p>0.00122179</text:p>
          </table:table-cell>
          <table:table-cell office:value-type="float" office:value="1663610927" calcext:value-type="float">
            <text:p>1663610927</text:p>
          </table:table-cell>
          <table:table-cell office:value-type="float" office:value="98765.11114937" calcext:value-type="float">
            <text:p>98765.11114937</text:p>
          </table:table-cell>
          <table:table-cell office:value-type="float" office:value="14227811" calcext:value-type="float">
            <text:p>14227811</text:p>
          </table:table-cell>
          <table:table-cell office:value-type="string" calcext:value-type="string">
            <text:p>sell</text:p>
          </table:table-cell>
          <table:table-cell office:value-type="float" office:value="122179" calcext:value-type="float">
            <text:p>122179</text:p>
          </table:table-cell>
          <table:table-cell office:value-type="float" office:value="120.670225151189" calcext:value-type="float">
            <text:p>120.670225151189</text:p>
          </table:table-cell>
          <table:table-cell/>
          <table:table-cell table:formula="of:=[.G332]&lt;50" office:value-type="boolean" office:boolean-value="false" calcext:value-type="boolean">
            <text:p>FALSE</text:p>
          </table:table-cell>
          <table:table-cell table:formula="of:=AND([.G332]&lt;100;NOT(OR([.I332])))" office:value-type="boolean" office:boolean-value="false" calcext:value-type="boolean">
            <text:p>FALSE</text:p>
          </table:table-cell>
          <table:table-cell table:formula="of:=AND([.G332]&lt;200; NOT(OR([.I332:.J332])))" office:value-type="boolean" office:boolean-value="true" calcext:value-type="boolean">
            <text:p>TRUE</text:p>
          </table:table-cell>
          <table:table-cell table:formula="of:=AND([.G332]&lt;500;NOT(OR([.I332:.K332])))" office:value-type="boolean" office:boolean-value="false" calcext:value-type="boolean">
            <text:p>FALSE</text:p>
          </table:table-cell>
          <table:table-cell table:formula="of:=AND([.G332]&lt;1000;NOT(OR([.I332:.L332])))" office:value-type="boolean" office:boolean-value="false" calcext:value-type="boolean">
            <text:p>FALSE</text:p>
          </table:table-cell>
          <table:table-cell table:formula="of:=AND([.G332]&lt;2000;NOT(OR([.I332:.M332])))" office:value-type="boolean" office:boolean-value="false" calcext:value-type="boolean">
            <text:p>FALSE</text:p>
          </table:table-cell>
          <table:table-cell table:formula="of:=AND([.G332]&lt;5000;NOT(OR([.I332:.N332])))" office:value-type="boolean" office:boolean-value="false" calcext:value-type="boolean">
            <text:p>FALSE</text:p>
          </table:table-cell>
          <table:table-cell table:formula="of:=AND([.G332]&lt;10000;NOT(OR([.I332:.O332])))" office:value-type="boolean" office:boolean-value="false" calcext:value-type="boolean">
            <text:p>FALSE</text:p>
          </table:table-cell>
          <table:table-cell table:formula="of:=AND([.G332]&lt;20000;NOT(OR([.I332:.P332])))" office:value-type="boolean" office:boolean-value="false" calcext:value-type="boolean">
            <text:p>FALSE</text:p>
          </table:table-cell>
          <table:table-cell table:formula="of:=NOT(OR([.I332:.Q33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05053" calcext:value-type="float">
            <text:p>0.00005053</text:p>
          </table:table-cell>
          <table:table-cell office:value-type="float" office:value="1663610933" calcext:value-type="float">
            <text:p>1663610933</text:p>
          </table:table-cell>
          <table:table-cell office:value-type="float" office:value="98944.23916003" calcext:value-type="float">
            <text:p>98944.23916003</text:p>
          </table:table-cell>
          <table:table-cell office:value-type="float" office:value="14227812" calcext:value-type="float">
            <text:p>14227812</text:p>
          </table:table-cell>
          <table:table-cell office:value-type="string" calcext:value-type="string">
            <text:p>buy</text:p>
          </table:table-cell>
          <table:table-cell office:value-type="float" office:value="5053" calcext:value-type="float">
            <text:p>5053</text:p>
          </table:table-cell>
          <table:table-cell office:value-type="float" office:value="4.99965240475632" calcext:value-type="float">
            <text:p>4.99965240475632</text:p>
          </table:table-cell>
          <table:table-cell/>
          <table:table-cell table:formula="of:=[.G333]&lt;50" office:value-type="boolean" office:boolean-value="true" calcext:value-type="boolean">
            <text:p>TRUE</text:p>
          </table:table-cell>
          <table:table-cell table:formula="of:=AND([.G333]&lt;100;NOT(OR([.I333])))" office:value-type="boolean" office:boolean-value="false" calcext:value-type="boolean">
            <text:p>FALSE</text:p>
          </table:table-cell>
          <table:table-cell table:formula="of:=AND([.G333]&lt;200; NOT(OR([.I333:.J333])))" office:value-type="boolean" office:boolean-value="false" calcext:value-type="boolean">
            <text:p>FALSE</text:p>
          </table:table-cell>
          <table:table-cell table:formula="of:=AND([.G333]&lt;500;NOT(OR([.I333:.K333])))" office:value-type="boolean" office:boolean-value="false" calcext:value-type="boolean">
            <text:p>FALSE</text:p>
          </table:table-cell>
          <table:table-cell table:formula="of:=AND([.G333]&lt;1000;NOT(OR([.I333:.L333])))" office:value-type="boolean" office:boolean-value="false" calcext:value-type="boolean">
            <text:p>FALSE</text:p>
          </table:table-cell>
          <table:table-cell table:formula="of:=AND([.G333]&lt;2000;NOT(OR([.I333:.M333])))" office:value-type="boolean" office:boolean-value="false" calcext:value-type="boolean">
            <text:p>FALSE</text:p>
          </table:table-cell>
          <table:table-cell table:formula="of:=AND([.G333]&lt;5000;NOT(OR([.I333:.N333])))" office:value-type="boolean" office:boolean-value="false" calcext:value-type="boolean">
            <text:p>FALSE</text:p>
          </table:table-cell>
          <table:table-cell table:formula="of:=AND([.G333]&lt;10000;NOT(OR([.I333:.O333])))" office:value-type="boolean" office:boolean-value="false" calcext:value-type="boolean">
            <text:p>FALSE</text:p>
          </table:table-cell>
          <table:table-cell table:formula="of:=AND([.G333]&lt;20000;NOT(OR([.I333:.P333])))" office:value-type="boolean" office:boolean-value="false" calcext:value-type="boolean">
            <text:p>FALSE</text:p>
          </table:table-cell>
          <table:table-cell table:formula="of:=NOT(OR([.I333:.Q33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83984" calcext:value-type="float">
            <text:p>0.00383984</text:p>
          </table:table-cell>
          <table:table-cell office:value-type="float" office:value="1663610937" calcext:value-type="float">
            <text:p>1663610937</text:p>
          </table:table-cell>
          <table:table-cell office:value-type="float" office:value="98770.12121555" calcext:value-type="float">
            <text:p>98770.12121555</text:p>
          </table:table-cell>
          <table:table-cell office:value-type="float" office:value="14227813" calcext:value-type="float">
            <text:p>14227813</text:p>
          </table:table-cell>
          <table:table-cell office:value-type="string" calcext:value-type="string">
            <text:p>sell</text:p>
          </table:table-cell>
          <table:table-cell office:value-type="float" office:value="383984" calcext:value-type="float">
            <text:p>383984</text:p>
          </table:table-cell>
          <table:table-cell office:value-type="float" office:value="379.261462248318" calcext:value-type="float">
            <text:p>379.261462248318</text:p>
          </table:table-cell>
          <table:table-cell/>
          <table:table-cell table:formula="of:=[.G334]&lt;50" office:value-type="boolean" office:boolean-value="false" calcext:value-type="boolean">
            <text:p>FALSE</text:p>
          </table:table-cell>
          <table:table-cell table:formula="of:=AND([.G334]&lt;100;NOT(OR([.I334])))" office:value-type="boolean" office:boolean-value="false" calcext:value-type="boolean">
            <text:p>FALSE</text:p>
          </table:table-cell>
          <table:table-cell table:formula="of:=AND([.G334]&lt;200; NOT(OR([.I334:.J334])))" office:value-type="boolean" office:boolean-value="false" calcext:value-type="boolean">
            <text:p>FALSE</text:p>
          </table:table-cell>
          <table:table-cell table:formula="of:=AND([.G334]&lt;500;NOT(OR([.I334:.K334])))" office:value-type="boolean" office:boolean-value="true" calcext:value-type="boolean">
            <text:p>TRUE</text:p>
          </table:table-cell>
          <table:table-cell table:formula="of:=AND([.G334]&lt;1000;NOT(OR([.I334:.L334])))" office:value-type="boolean" office:boolean-value="false" calcext:value-type="boolean">
            <text:p>FALSE</text:p>
          </table:table-cell>
          <table:table-cell table:formula="of:=AND([.G334]&lt;2000;NOT(OR([.I334:.M334])))" office:value-type="boolean" office:boolean-value="false" calcext:value-type="boolean">
            <text:p>FALSE</text:p>
          </table:table-cell>
          <table:table-cell table:formula="of:=AND([.G334]&lt;5000;NOT(OR([.I334:.N334])))" office:value-type="boolean" office:boolean-value="false" calcext:value-type="boolean">
            <text:p>FALSE</text:p>
          </table:table-cell>
          <table:table-cell table:formula="of:=AND([.G334]&lt;10000;NOT(OR([.I334:.O334])))" office:value-type="boolean" office:boolean-value="false" calcext:value-type="boolean">
            <text:p>FALSE</text:p>
          </table:table-cell>
          <table:table-cell table:formula="of:=AND([.G334]&lt;20000;NOT(OR([.I334:.P334])))" office:value-type="boolean" office:boolean-value="false" calcext:value-type="boolean">
            <text:p>FALSE</text:p>
          </table:table-cell>
          <table:table-cell table:formula="of:=NOT(OR([.I334:.Q33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76525" calcext:value-type="float">
            <text:p>0.00276525</text:p>
          </table:table-cell>
          <table:table-cell office:value-type="float" office:value="1663610941" calcext:value-type="float">
            <text:p>1663610941</text:p>
          </table:table-cell>
          <table:table-cell office:value-type="float" office:value="98940.04179" calcext:value-type="float">
            <text:p>98940.04179</text:p>
          </table:table-cell>
          <table:table-cell office:value-type="float" office:value="14227814" calcext:value-type="float">
            <text:p>14227814</text:p>
          </table:table-cell>
          <table:table-cell office:value-type="string" calcext:value-type="string">
            <text:p>buy</text:p>
          </table:table-cell>
          <table:table-cell office:value-type="float" office:value="276525" calcext:value-type="float">
            <text:p>276525</text:p>
          </table:table-cell>
          <table:table-cell office:value-type="float" office:value="273.593950559798" calcext:value-type="float">
            <text:p>273.593950559798</text:p>
          </table:table-cell>
          <table:table-cell/>
          <table:table-cell table:formula="of:=[.G335]&lt;50" office:value-type="boolean" office:boolean-value="false" calcext:value-type="boolean">
            <text:p>FALSE</text:p>
          </table:table-cell>
          <table:table-cell table:formula="of:=AND([.G335]&lt;100;NOT(OR([.I335])))" office:value-type="boolean" office:boolean-value="false" calcext:value-type="boolean">
            <text:p>FALSE</text:p>
          </table:table-cell>
          <table:table-cell table:formula="of:=AND([.G335]&lt;200; NOT(OR([.I335:.J335])))" office:value-type="boolean" office:boolean-value="false" calcext:value-type="boolean">
            <text:p>FALSE</text:p>
          </table:table-cell>
          <table:table-cell table:formula="of:=AND([.G335]&lt;500;NOT(OR([.I335:.K335])))" office:value-type="boolean" office:boolean-value="true" calcext:value-type="boolean">
            <text:p>TRUE</text:p>
          </table:table-cell>
          <table:table-cell table:formula="of:=AND([.G335]&lt;1000;NOT(OR([.I335:.L335])))" office:value-type="boolean" office:boolean-value="false" calcext:value-type="boolean">
            <text:p>FALSE</text:p>
          </table:table-cell>
          <table:table-cell table:formula="of:=AND([.G335]&lt;2000;NOT(OR([.I335:.M335])))" office:value-type="boolean" office:boolean-value="false" calcext:value-type="boolean">
            <text:p>FALSE</text:p>
          </table:table-cell>
          <table:table-cell table:formula="of:=AND([.G335]&lt;5000;NOT(OR([.I335:.N335])))" office:value-type="boolean" office:boolean-value="false" calcext:value-type="boolean">
            <text:p>FALSE</text:p>
          </table:table-cell>
          <table:table-cell table:formula="of:=AND([.G335]&lt;10000;NOT(OR([.I335:.O335])))" office:value-type="boolean" office:boolean-value="false" calcext:value-type="boolean">
            <text:p>FALSE</text:p>
          </table:table-cell>
          <table:table-cell table:formula="of:=AND([.G335]&lt;20000;NOT(OR([.I335:.P335])))" office:value-type="boolean" office:boolean-value="false" calcext:value-type="boolean">
            <text:p>FALSE</text:p>
          </table:table-cell>
          <table:table-cell table:formula="of:=NOT(OR([.I335:.Q33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1663610941" calcext:value-type="float">
            <text:p>1663610941</text:p>
          </table:table-cell>
          <table:table-cell office:value-type="float" office:value="98940.04180225" calcext:value-type="float">
            <text:p>98940.04180225</text:p>
          </table:table-cell>
          <table:table-cell office:value-type="float" office:value="14227815" calcext:value-type="float">
            <text:p>14227815</text:p>
          </table:table-cell>
          <table:table-cell office:value-type="string" calcext:value-type="string">
            <text:p>buy</text:p>
          </table:table-cell>
          <table:table-cell office:value-type="float" office:value="560000" calcext:value-type="float">
            <text:p>560000</text:p>
          </table:table-cell>
          <table:table-cell office:value-type="float" office:value="554.0642340926" calcext:value-type="float">
            <text:p>554.0642340926</text:p>
          </table:table-cell>
          <table:table-cell/>
          <table:table-cell table:formula="of:=[.G336]&lt;50" office:value-type="boolean" office:boolean-value="false" calcext:value-type="boolean">
            <text:p>FALSE</text:p>
          </table:table-cell>
          <table:table-cell table:formula="of:=AND([.G336]&lt;100;NOT(OR([.I336])))" office:value-type="boolean" office:boolean-value="false" calcext:value-type="boolean">
            <text:p>FALSE</text:p>
          </table:table-cell>
          <table:table-cell table:formula="of:=AND([.G336]&lt;200; NOT(OR([.I336:.J336])))" office:value-type="boolean" office:boolean-value="false" calcext:value-type="boolean">
            <text:p>FALSE</text:p>
          </table:table-cell>
          <table:table-cell table:formula="of:=AND([.G336]&lt;500;NOT(OR([.I336:.K336])))" office:value-type="boolean" office:boolean-value="false" calcext:value-type="boolean">
            <text:p>FALSE</text:p>
          </table:table-cell>
          <table:table-cell table:formula="of:=AND([.G336]&lt;1000;NOT(OR([.I336:.L336])))" office:value-type="boolean" office:boolean-value="true" calcext:value-type="boolean">
            <text:p>TRUE</text:p>
          </table:table-cell>
          <table:table-cell table:formula="of:=AND([.G336]&lt;2000;NOT(OR([.I336:.M336])))" office:value-type="boolean" office:boolean-value="false" calcext:value-type="boolean">
            <text:p>FALSE</text:p>
          </table:table-cell>
          <table:table-cell table:formula="of:=AND([.G336]&lt;5000;NOT(OR([.I336:.N336])))" office:value-type="boolean" office:boolean-value="false" calcext:value-type="boolean">
            <text:p>FALSE</text:p>
          </table:table-cell>
          <table:table-cell table:formula="of:=AND([.G336]&lt;10000;NOT(OR([.I336:.O336])))" office:value-type="boolean" office:boolean-value="false" calcext:value-type="boolean">
            <text:p>FALSE</text:p>
          </table:table-cell>
          <table:table-cell table:formula="of:=AND([.G336]&lt;20000;NOT(OR([.I336:.P336])))" office:value-type="boolean" office:boolean-value="false" calcext:value-type="boolean">
            <text:p>FALSE</text:p>
          </table:table-cell>
          <table:table-cell table:formula="of:=NOT(OR([.I336:.Q33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55986" calcext:value-type="float">
            <text:p>0.00355986</text:p>
          </table:table-cell>
          <table:table-cell office:value-type="float" office:value="1663610941" calcext:value-type="float">
            <text:p>1663610941</text:p>
          </table:table-cell>
          <table:table-cell office:value-type="float" office:value="98940.04180226" calcext:value-type="float">
            <text:p>98940.04180226</text:p>
          </table:table-cell>
          <table:table-cell office:value-type="float" office:value="14227816" calcext:value-type="float">
            <text:p>14227816</text:p>
          </table:table-cell>
          <table:table-cell office:value-type="string" calcext:value-type="string">
            <text:p>buy</text:p>
          </table:table-cell>
          <table:table-cell office:value-type="float" office:value="355986" calcext:value-type="float">
            <text:p>355986</text:p>
          </table:table-cell>
          <table:table-cell office:value-type="float" office:value="352.212697210193" calcext:value-type="float">
            <text:p>352.212697210193</text:p>
          </table:table-cell>
          <table:table-cell/>
          <table:table-cell table:formula="of:=[.G337]&lt;50" office:value-type="boolean" office:boolean-value="false" calcext:value-type="boolean">
            <text:p>FALSE</text:p>
          </table:table-cell>
          <table:table-cell table:formula="of:=AND([.G337]&lt;100;NOT(OR([.I337])))" office:value-type="boolean" office:boolean-value="false" calcext:value-type="boolean">
            <text:p>FALSE</text:p>
          </table:table-cell>
          <table:table-cell table:formula="of:=AND([.G337]&lt;200; NOT(OR([.I337:.J337])))" office:value-type="boolean" office:boolean-value="false" calcext:value-type="boolean">
            <text:p>FALSE</text:p>
          </table:table-cell>
          <table:table-cell table:formula="of:=AND([.G337]&lt;500;NOT(OR([.I337:.K337])))" office:value-type="boolean" office:boolean-value="true" calcext:value-type="boolean">
            <text:p>TRUE</text:p>
          </table:table-cell>
          <table:table-cell table:formula="of:=AND([.G337]&lt;1000;NOT(OR([.I337:.L337])))" office:value-type="boolean" office:boolean-value="false" calcext:value-type="boolean">
            <text:p>FALSE</text:p>
          </table:table-cell>
          <table:table-cell table:formula="of:=AND([.G337]&lt;2000;NOT(OR([.I337:.M337])))" office:value-type="boolean" office:boolean-value="false" calcext:value-type="boolean">
            <text:p>FALSE</text:p>
          </table:table-cell>
          <table:table-cell table:formula="of:=AND([.G337]&lt;5000;NOT(OR([.I337:.N337])))" office:value-type="boolean" office:boolean-value="false" calcext:value-type="boolean">
            <text:p>FALSE</text:p>
          </table:table-cell>
          <table:table-cell table:formula="of:=AND([.G337]&lt;10000;NOT(OR([.I337:.O337])))" office:value-type="boolean" office:boolean-value="false" calcext:value-type="boolean">
            <text:p>FALSE</text:p>
          </table:table-cell>
          <table:table-cell table:formula="of:=AND([.G337]&lt;20000;NOT(OR([.I337:.P337])))" office:value-type="boolean" office:boolean-value="false" calcext:value-type="boolean">
            <text:p>FALSE</text:p>
          </table:table-cell>
          <table:table-cell table:formula="of:=NOT(OR([.I337:.Q33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81" calcext:value-type="float">
            <text:p>0.00381</text:p>
          </table:table-cell>
          <table:table-cell office:value-type="float" office:value="1663610946" calcext:value-type="float">
            <text:p>1663610946</text:p>
          </table:table-cell>
          <table:table-cell office:value-type="float" office:value="98937.69965028" calcext:value-type="float">
            <text:p>98937.69965028</text:p>
          </table:table-cell>
          <table:table-cell office:value-type="float" office:value="14227817" calcext:value-type="float">
            <text:p>14227817</text:p>
          </table:table-cell>
          <table:table-cell office:value-type="string" calcext:value-type="string">
            <text:p>buy</text:p>
          </table:table-cell>
          <table:table-cell office:value-type="float" office:value="381000" calcext:value-type="float">
            <text:p>381000</text:p>
          </table:table-cell>
          <table:table-cell office:value-type="float" office:value="376.952635667567" calcext:value-type="float">
            <text:p>376.952635667567</text:p>
          </table:table-cell>
          <table:table-cell/>
          <table:table-cell table:formula="of:=[.G338]&lt;50" office:value-type="boolean" office:boolean-value="false" calcext:value-type="boolean">
            <text:p>FALSE</text:p>
          </table:table-cell>
          <table:table-cell table:formula="of:=AND([.G338]&lt;100;NOT(OR([.I338])))" office:value-type="boolean" office:boolean-value="false" calcext:value-type="boolean">
            <text:p>FALSE</text:p>
          </table:table-cell>
          <table:table-cell table:formula="of:=AND([.G338]&lt;200; NOT(OR([.I338:.J338])))" office:value-type="boolean" office:boolean-value="false" calcext:value-type="boolean">
            <text:p>FALSE</text:p>
          </table:table-cell>
          <table:table-cell table:formula="of:=AND([.G338]&lt;500;NOT(OR([.I338:.K338])))" office:value-type="boolean" office:boolean-value="true" calcext:value-type="boolean">
            <text:p>TRUE</text:p>
          </table:table-cell>
          <table:table-cell table:formula="of:=AND([.G338]&lt;1000;NOT(OR([.I338:.L338])))" office:value-type="boolean" office:boolean-value="false" calcext:value-type="boolean">
            <text:p>FALSE</text:p>
          </table:table-cell>
          <table:table-cell table:formula="of:=AND([.G338]&lt;2000;NOT(OR([.I338:.M338])))" office:value-type="boolean" office:boolean-value="false" calcext:value-type="boolean">
            <text:p>FALSE</text:p>
          </table:table-cell>
          <table:table-cell table:formula="of:=AND([.G338]&lt;5000;NOT(OR([.I338:.N338])))" office:value-type="boolean" office:boolean-value="false" calcext:value-type="boolean">
            <text:p>FALSE</text:p>
          </table:table-cell>
          <table:table-cell table:formula="of:=AND([.G338]&lt;10000;NOT(OR([.I338:.O338])))" office:value-type="boolean" office:boolean-value="false" calcext:value-type="boolean">
            <text:p>FALSE</text:p>
          </table:table-cell>
          <table:table-cell table:formula="of:=AND([.G338]&lt;20000;NOT(OR([.I338:.P338])))" office:value-type="boolean" office:boolean-value="false" calcext:value-type="boolean">
            <text:p>FALSE</text:p>
          </table:table-cell>
          <table:table-cell table:formula="of:=NOT(OR([.I338:.Q33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663610946" calcext:value-type="float">
            <text:p>1663610946</text:p>
          </table:table-cell>
          <table:table-cell office:value-type="float" office:value="98938.1208" calcext:value-type="float">
            <text:p>98938.1208</text:p>
          </table:table-cell>
          <table:table-cell office:value-type="float" office:value="14227818" calcext:value-type="float">
            <text:p>14227818</text:p>
          </table:table-cell>
          <table:table-cell office:value-type="string" calcext:value-type="string">
            <text:p>buy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946.90604" calcext:value-type="float">
            <text:p>4946.90604</text:p>
          </table:table-cell>
          <table:table-cell/>
          <table:table-cell table:formula="of:=[.G339]&lt;50" office:value-type="boolean" office:boolean-value="false" calcext:value-type="boolean">
            <text:p>FALSE</text:p>
          </table:table-cell>
          <table:table-cell table:formula="of:=AND([.G339]&lt;100;NOT(OR([.I339])))" office:value-type="boolean" office:boolean-value="false" calcext:value-type="boolean">
            <text:p>FALSE</text:p>
          </table:table-cell>
          <table:table-cell table:formula="of:=AND([.G339]&lt;200; NOT(OR([.I339:.J339])))" office:value-type="boolean" office:boolean-value="false" calcext:value-type="boolean">
            <text:p>FALSE</text:p>
          </table:table-cell>
          <table:table-cell table:formula="of:=AND([.G339]&lt;500;NOT(OR([.I339:.K339])))" office:value-type="boolean" office:boolean-value="false" calcext:value-type="boolean">
            <text:p>FALSE</text:p>
          </table:table-cell>
          <table:table-cell table:formula="of:=AND([.G339]&lt;1000;NOT(OR([.I339:.L339])))" office:value-type="boolean" office:boolean-value="false" calcext:value-type="boolean">
            <text:p>FALSE</text:p>
          </table:table-cell>
          <table:table-cell table:formula="of:=AND([.G339]&lt;2000;NOT(OR([.I339:.M339])))" office:value-type="boolean" office:boolean-value="false" calcext:value-type="boolean">
            <text:p>FALSE</text:p>
          </table:table-cell>
          <table:table-cell table:formula="of:=AND([.G339]&lt;5000;NOT(OR([.I339:.N339])))" office:value-type="boolean" office:boolean-value="true" calcext:value-type="boolean">
            <text:p>TRUE</text:p>
          </table:table-cell>
          <table:table-cell table:formula="of:=AND([.G339]&lt;10000;NOT(OR([.I339:.O339])))" office:value-type="boolean" office:boolean-value="false" calcext:value-type="boolean">
            <text:p>FALSE</text:p>
          </table:table-cell>
          <table:table-cell table:formula="of:=AND([.G339]&lt;20000;NOT(OR([.I339:.P339])))" office:value-type="boolean" office:boolean-value="false" calcext:value-type="boolean">
            <text:p>FALSE</text:p>
          </table:table-cell>
          <table:table-cell table:formula="of:=NOT(OR([.I339:.Q33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79" calcext:value-type="float">
            <text:p>0.00779</text:p>
          </table:table-cell>
          <table:table-cell office:value-type="float" office:value="1663610946" calcext:value-type="float">
            <text:p>1663610946</text:p>
          </table:table-cell>
          <table:table-cell office:value-type="float" office:value="98938.1308101" calcext:value-type="float">
            <text:p>98938.1308101</text:p>
          </table:table-cell>
          <table:table-cell office:value-type="float" office:value="14227819" calcext:value-type="float">
            <text:p>14227819</text:p>
          </table:table-cell>
          <table:table-cell office:value-type="string" calcext:value-type="string">
            <text:p>buy</text:p>
          </table:table-cell>
          <table:table-cell office:value-type="float" office:value="779000" calcext:value-type="float">
            <text:p>779000</text:p>
          </table:table-cell>
          <table:table-cell office:value-type="float" office:value="770.728039010679" calcext:value-type="float">
            <text:p>770.728039010679</text:p>
          </table:table-cell>
          <table:table-cell/>
          <table:table-cell table:formula="of:=[.G340]&lt;50" office:value-type="boolean" office:boolean-value="false" calcext:value-type="boolean">
            <text:p>FALSE</text:p>
          </table:table-cell>
          <table:table-cell table:formula="of:=AND([.G340]&lt;100;NOT(OR([.I340])))" office:value-type="boolean" office:boolean-value="false" calcext:value-type="boolean">
            <text:p>FALSE</text:p>
          </table:table-cell>
          <table:table-cell table:formula="of:=AND([.G340]&lt;200; NOT(OR([.I340:.J340])))" office:value-type="boolean" office:boolean-value="false" calcext:value-type="boolean">
            <text:p>FALSE</text:p>
          </table:table-cell>
          <table:table-cell table:formula="of:=AND([.G340]&lt;500;NOT(OR([.I340:.K340])))" office:value-type="boolean" office:boolean-value="false" calcext:value-type="boolean">
            <text:p>FALSE</text:p>
          </table:table-cell>
          <table:table-cell table:formula="of:=AND([.G340]&lt;1000;NOT(OR([.I340:.L340])))" office:value-type="boolean" office:boolean-value="true" calcext:value-type="boolean">
            <text:p>TRUE</text:p>
          </table:table-cell>
          <table:table-cell table:formula="of:=AND([.G340]&lt;2000;NOT(OR([.I340:.M340])))" office:value-type="boolean" office:boolean-value="false" calcext:value-type="boolean">
            <text:p>FALSE</text:p>
          </table:table-cell>
          <table:table-cell table:formula="of:=AND([.G340]&lt;5000;NOT(OR([.I340:.N340])))" office:value-type="boolean" office:boolean-value="false" calcext:value-type="boolean">
            <text:p>FALSE</text:p>
          </table:table-cell>
          <table:table-cell table:formula="of:=AND([.G340]&lt;10000;NOT(OR([.I340:.O340])))" office:value-type="boolean" office:boolean-value="false" calcext:value-type="boolean">
            <text:p>FALSE</text:p>
          </table:table-cell>
          <table:table-cell table:formula="of:=AND([.G340]&lt;20000;NOT(OR([.I340:.P340])))" office:value-type="boolean" office:boolean-value="false" calcext:value-type="boolean">
            <text:p>FALSE</text:p>
          </table:table-cell>
          <table:table-cell table:formula="of:=NOT(OR([.I340:.Q34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89" calcext:value-type="float">
            <text:p>0.00389</text:p>
          </table:table-cell>
          <table:table-cell office:value-type="float" office:value="1663610946" calcext:value-type="float">
            <text:p>1663610946</text:p>
          </table:table-cell>
          <table:table-cell office:value-type="float" office:value="98939.58626754" calcext:value-type="float">
            <text:p>98939.58626754</text:p>
          </table:table-cell>
          <table:table-cell office:value-type="float" office:value="14227820" calcext:value-type="float">
            <text:p>14227820</text:p>
          </table:table-cell>
          <table:table-cell office:value-type="string" calcext:value-type="string">
            <text:p>buy</text:p>
          </table:table-cell>
          <table:table-cell office:value-type="float" office:value="389000" calcext:value-type="float">
            <text:p>389000</text:p>
          </table:table-cell>
          <table:table-cell office:value-type="float" office:value="384.874990580731" calcext:value-type="float">
            <text:p>384.874990580731</text:p>
          </table:table-cell>
          <table:table-cell/>
          <table:table-cell table:formula="of:=[.G341]&lt;50" office:value-type="boolean" office:boolean-value="false" calcext:value-type="boolean">
            <text:p>FALSE</text:p>
          </table:table-cell>
          <table:table-cell table:formula="of:=AND([.G341]&lt;100;NOT(OR([.I341])))" office:value-type="boolean" office:boolean-value="false" calcext:value-type="boolean">
            <text:p>FALSE</text:p>
          </table:table-cell>
          <table:table-cell table:formula="of:=AND([.G341]&lt;200; NOT(OR([.I341:.J341])))" office:value-type="boolean" office:boolean-value="false" calcext:value-type="boolean">
            <text:p>FALSE</text:p>
          </table:table-cell>
          <table:table-cell table:formula="of:=AND([.G341]&lt;500;NOT(OR([.I341:.K341])))" office:value-type="boolean" office:boolean-value="true" calcext:value-type="boolean">
            <text:p>TRUE</text:p>
          </table:table-cell>
          <table:table-cell table:formula="of:=AND([.G341]&lt;1000;NOT(OR([.I341:.L341])))" office:value-type="boolean" office:boolean-value="false" calcext:value-type="boolean">
            <text:p>FALSE</text:p>
          </table:table-cell>
          <table:table-cell table:formula="of:=AND([.G341]&lt;2000;NOT(OR([.I341:.M341])))" office:value-type="boolean" office:boolean-value="false" calcext:value-type="boolean">
            <text:p>FALSE</text:p>
          </table:table-cell>
          <table:table-cell table:formula="of:=AND([.G341]&lt;5000;NOT(OR([.I341:.N341])))" office:value-type="boolean" office:boolean-value="false" calcext:value-type="boolean">
            <text:p>FALSE</text:p>
          </table:table-cell>
          <table:table-cell table:formula="of:=AND([.G341]&lt;10000;NOT(OR([.I341:.O341])))" office:value-type="boolean" office:boolean-value="false" calcext:value-type="boolean">
            <text:p>FALSE</text:p>
          </table:table-cell>
          <table:table-cell table:formula="of:=AND([.G341]&lt;20000;NOT(OR([.I341:.P341])))" office:value-type="boolean" office:boolean-value="false" calcext:value-type="boolean">
            <text:p>FALSE</text:p>
          </table:table-cell>
          <table:table-cell table:formula="of:=NOT(OR([.I341:.Q34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925" calcext:value-type="float">
            <text:p>0.00925</text:p>
          </table:table-cell>
          <table:table-cell office:value-type="float" office:value="1663610946" calcext:value-type="float">
            <text:p>1663610946</text:p>
          </table:table-cell>
          <table:table-cell office:value-type="float" office:value="98941.06561624" calcext:value-type="float">
            <text:p>98941.06561624</text:p>
          </table:table-cell>
          <table:table-cell office:value-type="float" office:value="14227821" calcext:value-type="float">
            <text:p>14227821</text:p>
          </table:table-cell>
          <table:table-cell office:value-type="string" calcext:value-type="string">
            <text:p>buy</text:p>
          </table:table-cell>
          <table:table-cell office:value-type="float" office:value="925000" calcext:value-type="float">
            <text:p>925000</text:p>
          </table:table-cell>
          <table:table-cell office:value-type="float" office:value="915.20485695022" calcext:value-type="float">
            <text:p>915.20485695022</text:p>
          </table:table-cell>
          <table:table-cell/>
          <table:table-cell table:formula="of:=[.G342]&lt;50" office:value-type="boolean" office:boolean-value="false" calcext:value-type="boolean">
            <text:p>FALSE</text:p>
          </table:table-cell>
          <table:table-cell table:formula="of:=AND([.G342]&lt;100;NOT(OR([.I342])))" office:value-type="boolean" office:boolean-value="false" calcext:value-type="boolean">
            <text:p>FALSE</text:p>
          </table:table-cell>
          <table:table-cell table:formula="of:=AND([.G342]&lt;200; NOT(OR([.I342:.J342])))" office:value-type="boolean" office:boolean-value="false" calcext:value-type="boolean">
            <text:p>FALSE</text:p>
          </table:table-cell>
          <table:table-cell table:formula="of:=AND([.G342]&lt;500;NOT(OR([.I342:.K342])))" office:value-type="boolean" office:boolean-value="false" calcext:value-type="boolean">
            <text:p>FALSE</text:p>
          </table:table-cell>
          <table:table-cell table:formula="of:=AND([.G342]&lt;1000;NOT(OR([.I342:.L342])))" office:value-type="boolean" office:boolean-value="true" calcext:value-type="boolean">
            <text:p>TRUE</text:p>
          </table:table-cell>
          <table:table-cell table:formula="of:=AND([.G342]&lt;2000;NOT(OR([.I342:.M342])))" office:value-type="boolean" office:boolean-value="false" calcext:value-type="boolean">
            <text:p>FALSE</text:p>
          </table:table-cell>
          <table:table-cell table:formula="of:=AND([.G342]&lt;5000;NOT(OR([.I342:.N342])))" office:value-type="boolean" office:boolean-value="false" calcext:value-type="boolean">
            <text:p>FALSE</text:p>
          </table:table-cell>
          <table:table-cell table:formula="of:=AND([.G342]&lt;10000;NOT(OR([.I342:.O342])))" office:value-type="boolean" office:boolean-value="false" calcext:value-type="boolean">
            <text:p>FALSE</text:p>
          </table:table-cell>
          <table:table-cell table:formula="of:=AND([.G342]&lt;20000;NOT(OR([.I342:.P342])))" office:value-type="boolean" office:boolean-value="false" calcext:value-type="boolean">
            <text:p>FALSE</text:p>
          </table:table-cell>
          <table:table-cell table:formula="of:=NOT(OR([.I342:.Q34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896" calcext:value-type="float">
            <text:p>0.00896</text:p>
          </table:table-cell>
          <table:table-cell office:value-type="float" office:value="1663610946" calcext:value-type="float">
            <text:p>1663610946</text:p>
          </table:table-cell>
          <table:table-cell office:value-type="float" office:value="98941.90625205" calcext:value-type="float">
            <text:p>98941.90625205</text:p>
          </table:table-cell>
          <table:table-cell office:value-type="float" office:value="14227822" calcext:value-type="float">
            <text:p>14227822</text:p>
          </table:table-cell>
          <table:table-cell office:value-type="string" calcext:value-type="string">
            <text:p>buy</text:p>
          </table:table-cell>
          <table:table-cell office:value-type="float" office:value="895999" calcext:value-type="float">
            <text:p>895999</text:p>
          </table:table-cell>
          <table:table-cell office:value-type="float" office:value="886.519480018368" calcext:value-type="float">
            <text:p>886.519480018368</text:p>
          </table:table-cell>
          <table:table-cell/>
          <table:table-cell table:formula="of:=[.G343]&lt;50" office:value-type="boolean" office:boolean-value="false" calcext:value-type="boolean">
            <text:p>FALSE</text:p>
          </table:table-cell>
          <table:table-cell table:formula="of:=AND([.G343]&lt;100;NOT(OR([.I343])))" office:value-type="boolean" office:boolean-value="false" calcext:value-type="boolean">
            <text:p>FALSE</text:p>
          </table:table-cell>
          <table:table-cell table:formula="of:=AND([.G343]&lt;200; NOT(OR([.I343:.J343])))" office:value-type="boolean" office:boolean-value="false" calcext:value-type="boolean">
            <text:p>FALSE</text:p>
          </table:table-cell>
          <table:table-cell table:formula="of:=AND([.G343]&lt;500;NOT(OR([.I343:.K343])))" office:value-type="boolean" office:boolean-value="false" calcext:value-type="boolean">
            <text:p>FALSE</text:p>
          </table:table-cell>
          <table:table-cell table:formula="of:=AND([.G343]&lt;1000;NOT(OR([.I343:.L343])))" office:value-type="boolean" office:boolean-value="true" calcext:value-type="boolean">
            <text:p>TRUE</text:p>
          </table:table-cell>
          <table:table-cell table:formula="of:=AND([.G343]&lt;2000;NOT(OR([.I343:.M343])))" office:value-type="boolean" office:boolean-value="false" calcext:value-type="boolean">
            <text:p>FALSE</text:p>
          </table:table-cell>
          <table:table-cell table:formula="of:=AND([.G343]&lt;5000;NOT(OR([.I343:.N343])))" office:value-type="boolean" office:boolean-value="false" calcext:value-type="boolean">
            <text:p>FALSE</text:p>
          </table:table-cell>
          <table:table-cell table:formula="of:=AND([.G343]&lt;10000;NOT(OR([.I343:.O343])))" office:value-type="boolean" office:boolean-value="false" calcext:value-type="boolean">
            <text:p>FALSE</text:p>
          </table:table-cell>
          <table:table-cell table:formula="of:=AND([.G343]&lt;20000;NOT(OR([.I343:.P343])))" office:value-type="boolean" office:boolean-value="false" calcext:value-type="boolean">
            <text:p>FALSE</text:p>
          </table:table-cell>
          <table:table-cell table:formula="of:=NOT(OR([.I343:.Q34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533" calcext:value-type="float">
            <text:p>0.01533</text:p>
          </table:table-cell>
          <table:table-cell office:value-type="float" office:value="1663610946" calcext:value-type="float">
            <text:p>1663610946</text:p>
          </table:table-cell>
          <table:table-cell office:value-type="float" office:value="98942.07873696" calcext:value-type="float">
            <text:p>98942.07873696</text:p>
          </table:table-cell>
          <table:table-cell office:value-type="float" office:value="14227823" calcext:value-type="float">
            <text:p>14227823</text:p>
          </table:table-cell>
          <table:table-cell office:value-type="string" calcext:value-type="string">
            <text:p>buy</text:p>
          </table:table-cell>
          <table:table-cell office:value-type="float" office:value="1533000" calcext:value-type="float">
            <text:p>1533000</text:p>
          </table:table-cell>
          <table:table-cell office:value-type="float" office:value="1516.7820670376" calcext:value-type="float">
            <text:p>1516.7820670376</text:p>
          </table:table-cell>
          <table:table-cell/>
          <table:table-cell table:formula="of:=[.G344]&lt;50" office:value-type="boolean" office:boolean-value="false" calcext:value-type="boolean">
            <text:p>FALSE</text:p>
          </table:table-cell>
          <table:table-cell table:formula="of:=AND([.G344]&lt;100;NOT(OR([.I344])))" office:value-type="boolean" office:boolean-value="false" calcext:value-type="boolean">
            <text:p>FALSE</text:p>
          </table:table-cell>
          <table:table-cell table:formula="of:=AND([.G344]&lt;200; NOT(OR([.I344:.J344])))" office:value-type="boolean" office:boolean-value="false" calcext:value-type="boolean">
            <text:p>FALSE</text:p>
          </table:table-cell>
          <table:table-cell table:formula="of:=AND([.G344]&lt;500;NOT(OR([.I344:.K344])))" office:value-type="boolean" office:boolean-value="false" calcext:value-type="boolean">
            <text:p>FALSE</text:p>
          </table:table-cell>
          <table:table-cell table:formula="of:=AND([.G344]&lt;1000;NOT(OR([.I344:.L344])))" office:value-type="boolean" office:boolean-value="false" calcext:value-type="boolean">
            <text:p>FALSE</text:p>
          </table:table-cell>
          <table:table-cell table:formula="of:=AND([.G344]&lt;2000;NOT(OR([.I344:.M344])))" office:value-type="boolean" office:boolean-value="true" calcext:value-type="boolean">
            <text:p>TRUE</text:p>
          </table:table-cell>
          <table:table-cell table:formula="of:=AND([.G344]&lt;5000;NOT(OR([.I344:.N344])))" office:value-type="boolean" office:boolean-value="false" calcext:value-type="boolean">
            <text:p>FALSE</text:p>
          </table:table-cell>
          <table:table-cell table:formula="of:=AND([.G344]&lt;10000;NOT(OR([.I344:.O344])))" office:value-type="boolean" office:boolean-value="false" calcext:value-type="boolean">
            <text:p>FALSE</text:p>
          </table:table-cell>
          <table:table-cell table:formula="of:=AND([.G344]&lt;20000;NOT(OR([.I344:.P344])))" office:value-type="boolean" office:boolean-value="false" calcext:value-type="boolean">
            <text:p>FALSE</text:p>
          </table:table-cell>
          <table:table-cell table:formula="of:=NOT(OR([.I344:.Q34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298" calcext:value-type="float">
            <text:p>0.01298</text:p>
          </table:table-cell>
          <table:table-cell office:value-type="float" office:value="1663610946" calcext:value-type="float">
            <text:p>1663610946</text:p>
          </table:table-cell>
          <table:table-cell office:value-type="float" office:value="98942.22953212" calcext:value-type="float">
            <text:p>98942.22953212</text:p>
          </table:table-cell>
          <table:table-cell office:value-type="float" office:value="14227824" calcext:value-type="float">
            <text:p>14227824</text:p>
          </table:table-cell>
          <table:table-cell office:value-type="string" calcext:value-type="string">
            <text:p>buy</text:p>
          </table:table-cell>
          <table:table-cell office:value-type="float" office:value="1298000" calcext:value-type="float">
            <text:p>1298000</text:p>
          </table:table-cell>
          <table:table-cell office:value-type="float" office:value="1284.27013932692" calcext:value-type="float">
            <text:p>1284.27013932692</text:p>
          </table:table-cell>
          <table:table-cell/>
          <table:table-cell table:formula="of:=[.G345]&lt;50" office:value-type="boolean" office:boolean-value="false" calcext:value-type="boolean">
            <text:p>FALSE</text:p>
          </table:table-cell>
          <table:table-cell table:formula="of:=AND([.G345]&lt;100;NOT(OR([.I345])))" office:value-type="boolean" office:boolean-value="false" calcext:value-type="boolean">
            <text:p>FALSE</text:p>
          </table:table-cell>
          <table:table-cell table:formula="of:=AND([.G345]&lt;200; NOT(OR([.I345:.J345])))" office:value-type="boolean" office:boolean-value="false" calcext:value-type="boolean">
            <text:p>FALSE</text:p>
          </table:table-cell>
          <table:table-cell table:formula="of:=AND([.G345]&lt;500;NOT(OR([.I345:.K345])))" office:value-type="boolean" office:boolean-value="false" calcext:value-type="boolean">
            <text:p>FALSE</text:p>
          </table:table-cell>
          <table:table-cell table:formula="of:=AND([.G345]&lt;1000;NOT(OR([.I345:.L345])))" office:value-type="boolean" office:boolean-value="false" calcext:value-type="boolean">
            <text:p>FALSE</text:p>
          </table:table-cell>
          <table:table-cell table:formula="of:=AND([.G345]&lt;2000;NOT(OR([.I345:.M345])))" office:value-type="boolean" office:boolean-value="true" calcext:value-type="boolean">
            <text:p>TRUE</text:p>
          </table:table-cell>
          <table:table-cell table:formula="of:=AND([.G345]&lt;5000;NOT(OR([.I345:.N345])))" office:value-type="boolean" office:boolean-value="false" calcext:value-type="boolean">
            <text:p>FALSE</text:p>
          </table:table-cell>
          <table:table-cell table:formula="of:=AND([.G345]&lt;10000;NOT(OR([.I345:.O345])))" office:value-type="boolean" office:boolean-value="false" calcext:value-type="boolean">
            <text:p>FALSE</text:p>
          </table:table-cell>
          <table:table-cell table:formula="of:=AND([.G345]&lt;20000;NOT(OR([.I345:.P345])))" office:value-type="boolean" office:boolean-value="false" calcext:value-type="boolean">
            <text:p>FALSE</text:p>
          </table:table-cell>
          <table:table-cell table:formula="of:=NOT(OR([.I345:.Q34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258" calcext:value-type="float">
            <text:p>0.01258</text:p>
          </table:table-cell>
          <table:table-cell office:value-type="float" office:value="1663610946" calcext:value-type="float">
            <text:p>1663610946</text:p>
          </table:table-cell>
          <table:table-cell office:value-type="float" office:value="98942.26154871" calcext:value-type="float">
            <text:p>98942.26154871</text:p>
          </table:table-cell>
          <table:table-cell office:value-type="float" office:value="14227825" calcext:value-type="float">
            <text:p>14227825</text:p>
          </table:table-cell>
          <table:table-cell office:value-type="string" calcext:value-type="string">
            <text:p>buy</text:p>
          </table:table-cell>
          <table:table-cell office:value-type="float" office:value="1258000" calcext:value-type="float">
            <text:p>1258000</text:p>
          </table:table-cell>
          <table:table-cell office:value-type="float" office:value="1244.69365028277" calcext:value-type="float">
            <text:p>1244.69365028277</text:p>
          </table:table-cell>
          <table:table-cell/>
          <table:table-cell table:formula="of:=[.G346]&lt;50" office:value-type="boolean" office:boolean-value="false" calcext:value-type="boolean">
            <text:p>FALSE</text:p>
          </table:table-cell>
          <table:table-cell table:formula="of:=AND([.G346]&lt;100;NOT(OR([.I346])))" office:value-type="boolean" office:boolean-value="false" calcext:value-type="boolean">
            <text:p>FALSE</text:p>
          </table:table-cell>
          <table:table-cell table:formula="of:=AND([.G346]&lt;200; NOT(OR([.I346:.J346])))" office:value-type="boolean" office:boolean-value="false" calcext:value-type="boolean">
            <text:p>FALSE</text:p>
          </table:table-cell>
          <table:table-cell table:formula="of:=AND([.G346]&lt;500;NOT(OR([.I346:.K346])))" office:value-type="boolean" office:boolean-value="false" calcext:value-type="boolean">
            <text:p>FALSE</text:p>
          </table:table-cell>
          <table:table-cell table:formula="of:=AND([.G346]&lt;1000;NOT(OR([.I346:.L346])))" office:value-type="boolean" office:boolean-value="false" calcext:value-type="boolean">
            <text:p>FALSE</text:p>
          </table:table-cell>
          <table:table-cell table:formula="of:=AND([.G346]&lt;2000;NOT(OR([.I346:.M346])))" office:value-type="boolean" office:boolean-value="true" calcext:value-type="boolean">
            <text:p>TRUE</text:p>
          </table:table-cell>
          <table:table-cell table:formula="of:=AND([.G346]&lt;5000;NOT(OR([.I346:.N346])))" office:value-type="boolean" office:boolean-value="false" calcext:value-type="boolean">
            <text:p>FALSE</text:p>
          </table:table-cell>
          <table:table-cell table:formula="of:=AND([.G346]&lt;10000;NOT(OR([.I346:.O346])))" office:value-type="boolean" office:boolean-value="false" calcext:value-type="boolean">
            <text:p>FALSE</text:p>
          </table:table-cell>
          <table:table-cell table:formula="of:=AND([.G346]&lt;20000;NOT(OR([.I346:.P346])))" office:value-type="boolean" office:boolean-value="false" calcext:value-type="boolean">
            <text:p>FALSE</text:p>
          </table:table-cell>
          <table:table-cell table:formula="of:=NOT(OR([.I346:.Q34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63" calcext:value-type="float">
            <text:p>0.00763</text:p>
          </table:table-cell>
          <table:table-cell office:value-type="float" office:value="1663610946" calcext:value-type="float">
            <text:p>1663610946</text:p>
          </table:table-cell>
          <table:table-cell office:value-type="float" office:value="98942.43274989" calcext:value-type="float">
            <text:p>98942.43274989</text:p>
          </table:table-cell>
          <table:table-cell office:value-type="float" office:value="14227826" calcext:value-type="float">
            <text:p>14227826</text:p>
          </table:table-cell>
          <table:table-cell office:value-type="string" calcext:value-type="string">
            <text:p>buy</text:p>
          </table:table-cell>
          <table:table-cell office:value-type="float" office:value="763000" calcext:value-type="float">
            <text:p>763000</text:p>
          </table:table-cell>
          <table:table-cell office:value-type="float" office:value="754.930761881661" calcext:value-type="float">
            <text:p>754.930761881661</text:p>
          </table:table-cell>
          <table:table-cell/>
          <table:table-cell table:formula="of:=[.G347]&lt;50" office:value-type="boolean" office:boolean-value="false" calcext:value-type="boolean">
            <text:p>FALSE</text:p>
          </table:table-cell>
          <table:table-cell table:formula="of:=AND([.G347]&lt;100;NOT(OR([.I347])))" office:value-type="boolean" office:boolean-value="false" calcext:value-type="boolean">
            <text:p>FALSE</text:p>
          </table:table-cell>
          <table:table-cell table:formula="of:=AND([.G347]&lt;200; NOT(OR([.I347:.J347])))" office:value-type="boolean" office:boolean-value="false" calcext:value-type="boolean">
            <text:p>FALSE</text:p>
          </table:table-cell>
          <table:table-cell table:formula="of:=AND([.G347]&lt;500;NOT(OR([.I347:.K347])))" office:value-type="boolean" office:boolean-value="false" calcext:value-type="boolean">
            <text:p>FALSE</text:p>
          </table:table-cell>
          <table:table-cell table:formula="of:=AND([.G347]&lt;1000;NOT(OR([.I347:.L347])))" office:value-type="boolean" office:boolean-value="true" calcext:value-type="boolean">
            <text:p>TRUE</text:p>
          </table:table-cell>
          <table:table-cell table:formula="of:=AND([.G347]&lt;2000;NOT(OR([.I347:.M347])))" office:value-type="boolean" office:boolean-value="false" calcext:value-type="boolean">
            <text:p>FALSE</text:p>
          </table:table-cell>
          <table:table-cell table:formula="of:=AND([.G347]&lt;5000;NOT(OR([.I347:.N347])))" office:value-type="boolean" office:boolean-value="false" calcext:value-type="boolean">
            <text:p>FALSE</text:p>
          </table:table-cell>
          <table:table-cell table:formula="of:=AND([.G347]&lt;10000;NOT(OR([.I347:.O347])))" office:value-type="boolean" office:boolean-value="false" calcext:value-type="boolean">
            <text:p>FALSE</text:p>
          </table:table-cell>
          <table:table-cell table:formula="of:=AND([.G347]&lt;20000;NOT(OR([.I347:.P347])))" office:value-type="boolean" office:boolean-value="false" calcext:value-type="boolean">
            <text:p>FALSE</text:p>
          </table:table-cell>
          <table:table-cell table:formula="of:=NOT(OR([.I347:.Q34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55" calcext:value-type="float">
            <text:p>0.0155</text:p>
          </table:table-cell>
          <table:table-cell office:value-type="float" office:value="1663610946" calcext:value-type="float">
            <text:p>1663610946</text:p>
          </table:table-cell>
          <table:table-cell office:value-type="float" office:value="98942.81242145" calcext:value-type="float">
            <text:p>98942.81242145</text:p>
          </table:table-cell>
          <table:table-cell office:value-type="float" office:value="14227827" calcext:value-type="float">
            <text:p>14227827</text:p>
          </table:table-cell>
          <table:table-cell office:value-type="string" calcext:value-type="string">
            <text:p>buy</text:p>
          </table:table-cell>
          <table:table-cell office:value-type="float" office:value="1550000" calcext:value-type="float">
            <text:p>1550000</text:p>
          </table:table-cell>
          <table:table-cell office:value-type="float" office:value="1533.61359253248" calcext:value-type="float">
            <text:p>1533.61359253248</text:p>
          </table:table-cell>
          <table:table-cell/>
          <table:table-cell table:formula="of:=[.G348]&lt;50" office:value-type="boolean" office:boolean-value="false" calcext:value-type="boolean">
            <text:p>FALSE</text:p>
          </table:table-cell>
          <table:table-cell table:formula="of:=AND([.G348]&lt;100;NOT(OR([.I348])))" office:value-type="boolean" office:boolean-value="false" calcext:value-type="boolean">
            <text:p>FALSE</text:p>
          </table:table-cell>
          <table:table-cell table:formula="of:=AND([.G348]&lt;200; NOT(OR([.I348:.J348])))" office:value-type="boolean" office:boolean-value="false" calcext:value-type="boolean">
            <text:p>FALSE</text:p>
          </table:table-cell>
          <table:table-cell table:formula="of:=AND([.G348]&lt;500;NOT(OR([.I348:.K348])))" office:value-type="boolean" office:boolean-value="false" calcext:value-type="boolean">
            <text:p>FALSE</text:p>
          </table:table-cell>
          <table:table-cell table:formula="of:=AND([.G348]&lt;1000;NOT(OR([.I348:.L348])))" office:value-type="boolean" office:boolean-value="false" calcext:value-type="boolean">
            <text:p>FALSE</text:p>
          </table:table-cell>
          <table:table-cell table:formula="of:=AND([.G348]&lt;2000;NOT(OR([.I348:.M348])))" office:value-type="boolean" office:boolean-value="true" calcext:value-type="boolean">
            <text:p>TRUE</text:p>
          </table:table-cell>
          <table:table-cell table:formula="of:=AND([.G348]&lt;5000;NOT(OR([.I348:.N348])))" office:value-type="boolean" office:boolean-value="false" calcext:value-type="boolean">
            <text:p>FALSE</text:p>
          </table:table-cell>
          <table:table-cell table:formula="of:=AND([.G348]&lt;10000;NOT(OR([.I348:.O348])))" office:value-type="boolean" office:boolean-value="false" calcext:value-type="boolean">
            <text:p>FALSE</text:p>
          </table:table-cell>
          <table:table-cell table:formula="of:=AND([.G348]&lt;20000;NOT(OR([.I348:.P348])))" office:value-type="boolean" office:boolean-value="false" calcext:value-type="boolean">
            <text:p>FALSE</text:p>
          </table:table-cell>
          <table:table-cell table:formula="of:=NOT(OR([.I348:.Q34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896" calcext:value-type="float">
            <text:p>0.00896</text:p>
          </table:table-cell>
          <table:table-cell office:value-type="float" office:value="1663610946" calcext:value-type="float">
            <text:p>1663610946</text:p>
          </table:table-cell>
          <table:table-cell office:value-type="float" office:value="98942.84985892" calcext:value-type="float">
            <text:p>98942.84985892</text:p>
          </table:table-cell>
          <table:table-cell office:value-type="float" office:value="14227828" calcext:value-type="float">
            <text:p>14227828</text:p>
          </table:table-cell>
          <table:table-cell office:value-type="string" calcext:value-type="string">
            <text:p>buy</text:p>
          </table:table-cell>
          <table:table-cell office:value-type="float" office:value="895999" calcext:value-type="float">
            <text:p>895999</text:p>
          </table:table-cell>
          <table:table-cell office:value-type="float" office:value="886.527934735923" calcext:value-type="float">
            <text:p>886.527934735923</text:p>
          </table:table-cell>
          <table:table-cell/>
          <table:table-cell table:formula="of:=[.G349]&lt;50" office:value-type="boolean" office:boolean-value="false" calcext:value-type="boolean">
            <text:p>FALSE</text:p>
          </table:table-cell>
          <table:table-cell table:formula="of:=AND([.G349]&lt;100;NOT(OR([.I349])))" office:value-type="boolean" office:boolean-value="false" calcext:value-type="boolean">
            <text:p>FALSE</text:p>
          </table:table-cell>
          <table:table-cell table:formula="of:=AND([.G349]&lt;200; NOT(OR([.I349:.J349])))" office:value-type="boolean" office:boolean-value="false" calcext:value-type="boolean">
            <text:p>FALSE</text:p>
          </table:table-cell>
          <table:table-cell table:formula="of:=AND([.G349]&lt;500;NOT(OR([.I349:.K349])))" office:value-type="boolean" office:boolean-value="false" calcext:value-type="boolean">
            <text:p>FALSE</text:p>
          </table:table-cell>
          <table:table-cell table:formula="of:=AND([.G349]&lt;1000;NOT(OR([.I349:.L349])))" office:value-type="boolean" office:boolean-value="true" calcext:value-type="boolean">
            <text:p>TRUE</text:p>
          </table:table-cell>
          <table:table-cell table:formula="of:=AND([.G349]&lt;2000;NOT(OR([.I349:.M349])))" office:value-type="boolean" office:boolean-value="false" calcext:value-type="boolean">
            <text:p>FALSE</text:p>
          </table:table-cell>
          <table:table-cell table:formula="of:=AND([.G349]&lt;5000;NOT(OR([.I349:.N349])))" office:value-type="boolean" office:boolean-value="false" calcext:value-type="boolean">
            <text:p>FALSE</text:p>
          </table:table-cell>
          <table:table-cell table:formula="of:=AND([.G349]&lt;10000;NOT(OR([.I349:.O349])))" office:value-type="boolean" office:boolean-value="false" calcext:value-type="boolean">
            <text:p>FALSE</text:p>
          </table:table-cell>
          <table:table-cell table:formula="of:=AND([.G349]&lt;20000;NOT(OR([.I349:.P349])))" office:value-type="boolean" office:boolean-value="false" calcext:value-type="boolean">
            <text:p>FALSE</text:p>
          </table:table-cell>
          <table:table-cell table:formula="of:=NOT(OR([.I349:.Q34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584" calcext:value-type="float">
            <text:p>0.01584</text:p>
          </table:table-cell>
          <table:table-cell office:value-type="float" office:value="1663610946" calcext:value-type="float">
            <text:p>1663610946</text:p>
          </table:table-cell>
          <table:table-cell office:value-type="float" office:value="98944.05554135" calcext:value-type="float">
            <text:p>98944.05554135</text:p>
          </table:table-cell>
          <table:table-cell office:value-type="float" office:value="14227829" calcext:value-type="float">
            <text:p>14227829</text:p>
          </table:table-cell>
          <table:table-cell office:value-type="string" calcext:value-type="string">
            <text:p>buy</text:p>
          </table:table-cell>
          <table:table-cell office:value-type="float" office:value="1584000" calcext:value-type="float">
            <text:p>1584000</text:p>
          </table:table-cell>
          <table:table-cell office:value-type="float" office:value="1567.27383977498" calcext:value-type="float">
            <text:p>1567.27383977498</text:p>
          </table:table-cell>
          <table:table-cell/>
          <table:table-cell table:formula="of:=[.G350]&lt;50" office:value-type="boolean" office:boolean-value="false" calcext:value-type="boolean">
            <text:p>FALSE</text:p>
          </table:table-cell>
          <table:table-cell table:formula="of:=AND([.G350]&lt;100;NOT(OR([.I350])))" office:value-type="boolean" office:boolean-value="false" calcext:value-type="boolean">
            <text:p>FALSE</text:p>
          </table:table-cell>
          <table:table-cell table:formula="of:=AND([.G350]&lt;200; NOT(OR([.I350:.J350])))" office:value-type="boolean" office:boolean-value="false" calcext:value-type="boolean">
            <text:p>FALSE</text:p>
          </table:table-cell>
          <table:table-cell table:formula="of:=AND([.G350]&lt;500;NOT(OR([.I350:.K350])))" office:value-type="boolean" office:boolean-value="false" calcext:value-type="boolean">
            <text:p>FALSE</text:p>
          </table:table-cell>
          <table:table-cell table:formula="of:=AND([.G350]&lt;1000;NOT(OR([.I350:.L350])))" office:value-type="boolean" office:boolean-value="false" calcext:value-type="boolean">
            <text:p>FALSE</text:p>
          </table:table-cell>
          <table:table-cell table:formula="of:=AND([.G350]&lt;2000;NOT(OR([.I350:.M350])))" office:value-type="boolean" office:boolean-value="true" calcext:value-type="boolean">
            <text:p>TRUE</text:p>
          </table:table-cell>
          <table:table-cell table:formula="of:=AND([.G350]&lt;5000;NOT(OR([.I350:.N350])))" office:value-type="boolean" office:boolean-value="false" calcext:value-type="boolean">
            <text:p>FALSE</text:p>
          </table:table-cell>
          <table:table-cell table:formula="of:=AND([.G350]&lt;10000;NOT(OR([.I350:.O350])))" office:value-type="boolean" office:boolean-value="false" calcext:value-type="boolean">
            <text:p>FALSE</text:p>
          </table:table-cell>
          <table:table-cell table:formula="of:=AND([.G350]&lt;20000;NOT(OR([.I350:.P350])))" office:value-type="boolean" office:boolean-value="false" calcext:value-type="boolean">
            <text:p>FALSE</text:p>
          </table:table-cell>
          <table:table-cell table:formula="of:=NOT(OR([.I350:.Q35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13360265" calcext:value-type="float">
            <text:p>0.13360265</text:p>
          </table:table-cell>
          <table:table-cell office:value-type="float" office:value="1663610946" calcext:value-type="float">
            <text:p>1663610946</text:p>
          </table:table-cell>
          <table:table-cell office:value-type="float" office:value="99030.37882" calcext:value-type="float">
            <text:p>99030.37882</text:p>
          </table:table-cell>
          <table:table-cell office:value-type="float" office:value="14227830" calcext:value-type="float">
            <text:p>14227830</text:p>
          </table:table-cell>
          <table:table-cell office:value-type="string" calcext:value-type="string">
            <text:p>buy</text:p>
          </table:table-cell>
          <table:table-cell office:value-type="float" office:value="13360264" calcext:value-type="float">
            <text:p>13360264</text:p>
          </table:table-cell>
          <table:table-cell office:value-type="float" office:value="13230.7210408559" calcext:value-type="float">
            <text:p>13230.7210408559</text:p>
          </table:table-cell>
          <table:table-cell/>
          <table:table-cell table:formula="of:=[.G351]&lt;50" office:value-type="boolean" office:boolean-value="false" calcext:value-type="boolean">
            <text:p>FALSE</text:p>
          </table:table-cell>
          <table:table-cell table:formula="of:=AND([.G351]&lt;100;NOT(OR([.I351])))" office:value-type="boolean" office:boolean-value="false" calcext:value-type="boolean">
            <text:p>FALSE</text:p>
          </table:table-cell>
          <table:table-cell table:formula="of:=AND([.G351]&lt;200; NOT(OR([.I351:.J351])))" office:value-type="boolean" office:boolean-value="false" calcext:value-type="boolean">
            <text:p>FALSE</text:p>
          </table:table-cell>
          <table:table-cell table:formula="of:=AND([.G351]&lt;500;NOT(OR([.I351:.K351])))" office:value-type="boolean" office:boolean-value="false" calcext:value-type="boolean">
            <text:p>FALSE</text:p>
          </table:table-cell>
          <table:table-cell table:formula="of:=AND([.G351]&lt;1000;NOT(OR([.I351:.L351])))" office:value-type="boolean" office:boolean-value="false" calcext:value-type="boolean">
            <text:p>FALSE</text:p>
          </table:table-cell>
          <table:table-cell table:formula="of:=AND([.G351]&lt;2000;NOT(OR([.I351:.M351])))" office:value-type="boolean" office:boolean-value="false" calcext:value-type="boolean">
            <text:p>FALSE</text:p>
          </table:table-cell>
          <table:table-cell table:formula="of:=AND([.G351]&lt;5000;NOT(OR([.I351:.N351])))" office:value-type="boolean" office:boolean-value="false" calcext:value-type="boolean">
            <text:p>FALSE</text:p>
          </table:table-cell>
          <table:table-cell table:formula="of:=AND([.G351]&lt;10000;NOT(OR([.I351:.O351])))" office:value-type="boolean" office:boolean-value="false" calcext:value-type="boolean">
            <text:p>FALSE</text:p>
          </table:table-cell>
          <table:table-cell table:formula="of:=AND([.G351]&lt;20000;NOT(OR([.I351:.P351])))" office:value-type="boolean" office:boolean-value="true" calcext:value-type="boolean">
            <text:p>TRUE</text:p>
          </table:table-cell>
          <table:table-cell table:formula="of:=NOT(OR([.I351:.Q35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1663610952" calcext:value-type="float">
            <text:p>1663610952</text:p>
          </table:table-cell>
          <table:table-cell office:value-type="float" office:value="98934.53091327" calcext:value-type="float">
            <text:p>98934.53091327</text:p>
          </table:table-cell>
          <table:table-cell office:value-type="float" office:value="14227831" calcext:value-type="float">
            <text:p>14227831</text:p>
          </table:table-cell>
          <table:table-cell office:value-type="string" calcext:value-type="string">
            <text:p>buy</text:p>
          </table:table-cell>
          <table:table-cell office:value-type="float" office:value="410000" calcext:value-type="float">
            <text:p>410000</text:p>
          </table:table-cell>
          <table:table-cell office:value-type="float" office:value="405.631576744407" calcext:value-type="float">
            <text:p>405.631576744407</text:p>
          </table:table-cell>
          <table:table-cell/>
          <table:table-cell table:formula="of:=[.G352]&lt;50" office:value-type="boolean" office:boolean-value="false" calcext:value-type="boolean">
            <text:p>FALSE</text:p>
          </table:table-cell>
          <table:table-cell table:formula="of:=AND([.G352]&lt;100;NOT(OR([.I352])))" office:value-type="boolean" office:boolean-value="false" calcext:value-type="boolean">
            <text:p>FALSE</text:p>
          </table:table-cell>
          <table:table-cell table:formula="of:=AND([.G352]&lt;200; NOT(OR([.I352:.J352])))" office:value-type="boolean" office:boolean-value="false" calcext:value-type="boolean">
            <text:p>FALSE</text:p>
          </table:table-cell>
          <table:table-cell table:formula="of:=AND([.G352]&lt;500;NOT(OR([.I352:.K352])))" office:value-type="boolean" office:boolean-value="true" calcext:value-type="boolean">
            <text:p>TRUE</text:p>
          </table:table-cell>
          <table:table-cell table:formula="of:=AND([.G352]&lt;1000;NOT(OR([.I352:.L352])))" office:value-type="boolean" office:boolean-value="false" calcext:value-type="boolean">
            <text:p>FALSE</text:p>
          </table:table-cell>
          <table:table-cell table:formula="of:=AND([.G352]&lt;2000;NOT(OR([.I352:.M352])))" office:value-type="boolean" office:boolean-value="false" calcext:value-type="boolean">
            <text:p>FALSE</text:p>
          </table:table-cell>
          <table:table-cell table:formula="of:=AND([.G352]&lt;5000;NOT(OR([.I352:.N352])))" office:value-type="boolean" office:boolean-value="false" calcext:value-type="boolean">
            <text:p>FALSE</text:p>
          </table:table-cell>
          <table:table-cell table:formula="of:=AND([.G352]&lt;10000;NOT(OR([.I352:.O352])))" office:value-type="boolean" office:boolean-value="false" calcext:value-type="boolean">
            <text:p>FALSE</text:p>
          </table:table-cell>
          <table:table-cell table:formula="of:=AND([.G352]&lt;20000;NOT(OR([.I352:.P352])))" office:value-type="boolean" office:boolean-value="false" calcext:value-type="boolean">
            <text:p>FALSE</text:p>
          </table:table-cell>
          <table:table-cell table:formula="of:=NOT(OR([.I352:.Q35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74" calcext:value-type="float">
            <text:p>0.00374</text:p>
          </table:table-cell>
          <table:table-cell office:value-type="float" office:value="1663610952" calcext:value-type="float">
            <text:p>1663610952</text:p>
          </table:table-cell>
          <table:table-cell office:value-type="float" office:value="98934.53091328" calcext:value-type="float">
            <text:p>98934.53091328</text:p>
          </table:table-cell>
          <table:table-cell office:value-type="float" office:value="14227832" calcext:value-type="float">
            <text:p>14227832</text:p>
          </table:table-cell>
          <table:table-cell office:value-type="string" calcext:value-type="string">
            <text:p>buy</text:p>
          </table:table-cell>
          <table:table-cell office:value-type="float" office:value="374000" calcext:value-type="float">
            <text:p>374000</text:p>
          </table:table-cell>
          <table:table-cell office:value-type="float" office:value="370.015145615667" calcext:value-type="float">
            <text:p>370.015145615667</text:p>
          </table:table-cell>
          <table:table-cell/>
          <table:table-cell table:formula="of:=[.G353]&lt;50" office:value-type="boolean" office:boolean-value="false" calcext:value-type="boolean">
            <text:p>FALSE</text:p>
          </table:table-cell>
          <table:table-cell table:formula="of:=AND([.G353]&lt;100;NOT(OR([.I353])))" office:value-type="boolean" office:boolean-value="false" calcext:value-type="boolean">
            <text:p>FALSE</text:p>
          </table:table-cell>
          <table:table-cell table:formula="of:=AND([.G353]&lt;200; NOT(OR([.I353:.J353])))" office:value-type="boolean" office:boolean-value="false" calcext:value-type="boolean">
            <text:p>FALSE</text:p>
          </table:table-cell>
          <table:table-cell table:formula="of:=AND([.G353]&lt;500;NOT(OR([.I353:.K353])))" office:value-type="boolean" office:boolean-value="true" calcext:value-type="boolean">
            <text:p>TRUE</text:p>
          </table:table-cell>
          <table:table-cell table:formula="of:=AND([.G353]&lt;1000;NOT(OR([.I353:.L353])))" office:value-type="boolean" office:boolean-value="false" calcext:value-type="boolean">
            <text:p>FALSE</text:p>
          </table:table-cell>
          <table:table-cell table:formula="of:=AND([.G353]&lt;2000;NOT(OR([.I353:.M353])))" office:value-type="boolean" office:boolean-value="false" calcext:value-type="boolean">
            <text:p>FALSE</text:p>
          </table:table-cell>
          <table:table-cell table:formula="of:=AND([.G353]&lt;5000;NOT(OR([.I353:.N353])))" office:value-type="boolean" office:boolean-value="false" calcext:value-type="boolean">
            <text:p>FALSE</text:p>
          </table:table-cell>
          <table:table-cell table:formula="of:=AND([.G353]&lt;10000;NOT(OR([.I353:.O353])))" office:value-type="boolean" office:boolean-value="false" calcext:value-type="boolean">
            <text:p>FALSE</text:p>
          </table:table-cell>
          <table:table-cell table:formula="of:=AND([.G353]&lt;20000;NOT(OR([.I353:.P353])))" office:value-type="boolean" office:boolean-value="false" calcext:value-type="boolean">
            <text:p>FALSE</text:p>
          </table:table-cell>
          <table:table-cell table:formula="of:=NOT(OR([.I353:.Q353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226768" calcext:value-type="float">
            <text:p>0.00226768</text:p>
          </table:table-cell>
          <table:table-cell office:value-type="float" office:value="1663610952" calcext:value-type="float">
            <text:p>1663610952</text:p>
          </table:table-cell>
          <table:table-cell office:value-type="float" office:value="98935.16194728" calcext:value-type="float">
            <text:p>98935.16194728</text:p>
          </table:table-cell>
          <table:table-cell office:value-type="float" office:value="14227833" calcext:value-type="float">
            <text:p>14227833</text:p>
          </table:table-cell>
          <table:table-cell office:value-type="string" calcext:value-type="string">
            <text:p>buy</text:p>
          </table:table-cell>
          <table:table-cell office:value-type="float" office:value="226768" calcext:value-type="float">
            <text:p>226768</text:p>
          </table:table-cell>
          <table:table-cell office:value-type="float" office:value="224.353288044608" calcext:value-type="float">
            <text:p>224.353288044608</text:p>
          </table:table-cell>
          <table:table-cell/>
          <table:table-cell table:formula="of:=[.G354]&lt;50" office:value-type="boolean" office:boolean-value="false" calcext:value-type="boolean">
            <text:p>FALSE</text:p>
          </table:table-cell>
          <table:table-cell table:formula="of:=AND([.G354]&lt;100;NOT(OR([.I354])))" office:value-type="boolean" office:boolean-value="false" calcext:value-type="boolean">
            <text:p>FALSE</text:p>
          </table:table-cell>
          <table:table-cell table:formula="of:=AND([.G354]&lt;200; NOT(OR([.I354:.J354])))" office:value-type="boolean" office:boolean-value="false" calcext:value-type="boolean">
            <text:p>FALSE</text:p>
          </table:table-cell>
          <table:table-cell table:formula="of:=AND([.G354]&lt;500;NOT(OR([.I354:.K354])))" office:value-type="boolean" office:boolean-value="true" calcext:value-type="boolean">
            <text:p>TRUE</text:p>
          </table:table-cell>
          <table:table-cell table:formula="of:=AND([.G354]&lt;1000;NOT(OR([.I354:.L354])))" office:value-type="boolean" office:boolean-value="false" calcext:value-type="boolean">
            <text:p>FALSE</text:p>
          </table:table-cell>
          <table:table-cell table:formula="of:=AND([.G354]&lt;2000;NOT(OR([.I354:.M354])))" office:value-type="boolean" office:boolean-value="false" calcext:value-type="boolean">
            <text:p>FALSE</text:p>
          </table:table-cell>
          <table:table-cell table:formula="of:=AND([.G354]&lt;5000;NOT(OR([.I354:.N354])))" office:value-type="boolean" office:boolean-value="false" calcext:value-type="boolean">
            <text:p>FALSE</text:p>
          </table:table-cell>
          <table:table-cell table:formula="of:=AND([.G354]&lt;10000;NOT(OR([.I354:.O354])))" office:value-type="boolean" office:boolean-value="false" calcext:value-type="boolean">
            <text:p>FALSE</text:p>
          </table:table-cell>
          <table:table-cell table:formula="of:=AND([.G354]&lt;20000;NOT(OR([.I354:.P354])))" office:value-type="boolean" office:boolean-value="false" calcext:value-type="boolean">
            <text:p>FALSE</text:p>
          </table:table-cell>
          <table:table-cell table:formula="of:=NOT(OR([.I354:.Q354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1588585" calcext:value-type="float">
            <text:p>0.01588585</text:p>
          </table:table-cell>
          <table:table-cell office:value-type="float" office:value="1663610957" calcext:value-type="float">
            <text:p>1663610957</text:p>
          </table:table-cell>
          <table:table-cell office:value-type="float" office:value="98775.84402" calcext:value-type="float">
            <text:p>98775.84402</text:p>
          </table:table-cell>
          <table:table-cell office:value-type="float" office:value="14227834" calcext:value-type="float">
            <text:p>14227834</text:p>
          </table:table-cell>
          <table:table-cell office:value-type="string" calcext:value-type="string">
            <text:p>sell</text:p>
          </table:table-cell>
          <table:table-cell office:value-type="float" office:value="1588585" calcext:value-type="float">
            <text:p>1588585</text:p>
          </table:table-cell>
          <table:table-cell office:value-type="float" office:value="1569.13824172512" calcext:value-type="float">
            <text:p>1569.13824172512</text:p>
          </table:table-cell>
          <table:table-cell/>
          <table:table-cell table:formula="of:=[.G355]&lt;50" office:value-type="boolean" office:boolean-value="false" calcext:value-type="boolean">
            <text:p>FALSE</text:p>
          </table:table-cell>
          <table:table-cell table:formula="of:=AND([.G355]&lt;100;NOT(OR([.I355])))" office:value-type="boolean" office:boolean-value="false" calcext:value-type="boolean">
            <text:p>FALSE</text:p>
          </table:table-cell>
          <table:table-cell table:formula="of:=AND([.G355]&lt;200; NOT(OR([.I355:.J355])))" office:value-type="boolean" office:boolean-value="false" calcext:value-type="boolean">
            <text:p>FALSE</text:p>
          </table:table-cell>
          <table:table-cell table:formula="of:=AND([.G355]&lt;500;NOT(OR([.I355:.K355])))" office:value-type="boolean" office:boolean-value="false" calcext:value-type="boolean">
            <text:p>FALSE</text:p>
          </table:table-cell>
          <table:table-cell table:formula="of:=AND([.G355]&lt;1000;NOT(OR([.I355:.L355])))" office:value-type="boolean" office:boolean-value="false" calcext:value-type="boolean">
            <text:p>FALSE</text:p>
          </table:table-cell>
          <table:table-cell table:formula="of:=AND([.G355]&lt;2000;NOT(OR([.I355:.M355])))" office:value-type="boolean" office:boolean-value="true" calcext:value-type="boolean">
            <text:p>TRUE</text:p>
          </table:table-cell>
          <table:table-cell table:formula="of:=AND([.G355]&lt;5000;NOT(OR([.I355:.N355])))" office:value-type="boolean" office:boolean-value="false" calcext:value-type="boolean">
            <text:p>FALSE</text:p>
          </table:table-cell>
          <table:table-cell table:formula="of:=AND([.G355]&lt;10000;NOT(OR([.I355:.O355])))" office:value-type="boolean" office:boolean-value="false" calcext:value-type="boolean">
            <text:p>FALSE</text:p>
          </table:table-cell>
          <table:table-cell table:formula="of:=AND([.G355]&lt;20000;NOT(OR([.I355:.P355])))" office:value-type="boolean" office:boolean-value="false" calcext:value-type="boolean">
            <text:p>FALSE</text:p>
          </table:table-cell>
          <table:table-cell table:formula="of:=NOT(OR([.I355:.Q35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589195" calcext:value-type="float">
            <text:p>0.00589195</text:p>
          </table:table-cell>
          <table:table-cell office:value-type="float" office:value="1663610957" calcext:value-type="float">
            <text:p>1663610957</text:p>
          </table:table-cell>
          <table:table-cell office:value-type="float" office:value="98775.84401081" calcext:value-type="float">
            <text:p>98775.84401081</text:p>
          </table:table-cell>
          <table:table-cell office:value-type="float" office:value="14227835" calcext:value-type="float">
            <text:p>14227835</text:p>
          </table:table-cell>
          <table:table-cell office:value-type="string" calcext:value-type="string">
            <text:p>sell</text:p>
          </table:table-cell>
          <table:table-cell office:value-type="float" office:value="589195" calcext:value-type="float">
            <text:p>589195</text:p>
          </table:table-cell>
          <table:table-cell office:value-type="float" office:value="581.982334119492" calcext:value-type="float">
            <text:p>581.982334119492</text:p>
          </table:table-cell>
          <table:table-cell/>
          <table:table-cell table:formula="of:=[.G356]&lt;50" office:value-type="boolean" office:boolean-value="false" calcext:value-type="boolean">
            <text:p>FALSE</text:p>
          </table:table-cell>
          <table:table-cell table:formula="of:=AND([.G356]&lt;100;NOT(OR([.I356])))" office:value-type="boolean" office:boolean-value="false" calcext:value-type="boolean">
            <text:p>FALSE</text:p>
          </table:table-cell>
          <table:table-cell table:formula="of:=AND([.G356]&lt;200; NOT(OR([.I356:.J356])))" office:value-type="boolean" office:boolean-value="false" calcext:value-type="boolean">
            <text:p>FALSE</text:p>
          </table:table-cell>
          <table:table-cell table:formula="of:=AND([.G356]&lt;500;NOT(OR([.I356:.K356])))" office:value-type="boolean" office:boolean-value="false" calcext:value-type="boolean">
            <text:p>FALSE</text:p>
          </table:table-cell>
          <table:table-cell table:formula="of:=AND([.G356]&lt;1000;NOT(OR([.I356:.L356])))" office:value-type="boolean" office:boolean-value="true" calcext:value-type="boolean">
            <text:p>TRUE</text:p>
          </table:table-cell>
          <table:table-cell table:formula="of:=AND([.G356]&lt;2000;NOT(OR([.I356:.M356])))" office:value-type="boolean" office:boolean-value="false" calcext:value-type="boolean">
            <text:p>FALSE</text:p>
          </table:table-cell>
          <table:table-cell table:formula="of:=AND([.G356]&lt;5000;NOT(OR([.I356:.N356])))" office:value-type="boolean" office:boolean-value="false" calcext:value-type="boolean">
            <text:p>FALSE</text:p>
          </table:table-cell>
          <table:table-cell table:formula="of:=AND([.G356]&lt;10000;NOT(OR([.I356:.O356])))" office:value-type="boolean" office:boolean-value="false" calcext:value-type="boolean">
            <text:p>FALSE</text:p>
          </table:table-cell>
          <table:table-cell table:formula="of:=AND([.G356]&lt;20000;NOT(OR([.I356:.P356])))" office:value-type="boolean" office:boolean-value="false" calcext:value-type="boolean">
            <text:p>FALSE</text:p>
          </table:table-cell>
          <table:table-cell table:formula="of:=NOT(OR([.I356:.Q356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03234" calcext:value-type="float">
            <text:p>0.00303234</text:p>
          </table:table-cell>
          <table:table-cell office:value-type="float" office:value="1663610969" calcext:value-type="float">
            <text:p>1663610969</text:p>
          </table:table-cell>
          <table:table-cell office:value-type="float" office:value="98933.46979999" calcext:value-type="float">
            <text:p>98933.46979999</text:p>
          </table:table-cell>
          <table:table-cell office:value-type="float" office:value="14227836" calcext:value-type="float">
            <text:p>14227836</text:p>
          </table:table-cell>
          <table:table-cell office:value-type="string" calcext:value-type="string">
            <text:p>buy</text:p>
          </table:table-cell>
          <table:table-cell office:value-type="float" office:value="303234" calcext:value-type="float">
            <text:p>303234</text:p>
          </table:table-cell>
          <table:table-cell office:value-type="float" office:value="299.999917813302" calcext:value-type="float">
            <text:p>299.999917813302</text:p>
          </table:table-cell>
          <table:table-cell/>
          <table:table-cell table:formula="of:=[.G357]&lt;50" office:value-type="boolean" office:boolean-value="false" calcext:value-type="boolean">
            <text:p>FALSE</text:p>
          </table:table-cell>
          <table:table-cell table:formula="of:=AND([.G357]&lt;100;NOT(OR([.I357])))" office:value-type="boolean" office:boolean-value="false" calcext:value-type="boolean">
            <text:p>FALSE</text:p>
          </table:table-cell>
          <table:table-cell table:formula="of:=AND([.G357]&lt;200; NOT(OR([.I357:.J357])))" office:value-type="boolean" office:boolean-value="false" calcext:value-type="boolean">
            <text:p>FALSE</text:p>
          </table:table-cell>
          <table:table-cell table:formula="of:=AND([.G357]&lt;500;NOT(OR([.I357:.K357])))" office:value-type="boolean" office:boolean-value="true" calcext:value-type="boolean">
            <text:p>TRUE</text:p>
          </table:table-cell>
          <table:table-cell table:formula="of:=AND([.G357]&lt;1000;NOT(OR([.I357:.L357])))" office:value-type="boolean" office:boolean-value="false" calcext:value-type="boolean">
            <text:p>FALSE</text:p>
          </table:table-cell>
          <table:table-cell table:formula="of:=AND([.G357]&lt;2000;NOT(OR([.I357:.M357])))" office:value-type="boolean" office:boolean-value="false" calcext:value-type="boolean">
            <text:p>FALSE</text:p>
          </table:table-cell>
          <table:table-cell table:formula="of:=AND([.G357]&lt;5000;NOT(OR([.I357:.N357])))" office:value-type="boolean" office:boolean-value="false" calcext:value-type="boolean">
            <text:p>FALSE</text:p>
          </table:table-cell>
          <table:table-cell table:formula="of:=AND([.G357]&lt;10000;NOT(OR([.I357:.O357])))" office:value-type="boolean" office:boolean-value="false" calcext:value-type="boolean">
            <text:p>FALSE</text:p>
          </table:table-cell>
          <table:table-cell table:formula="of:=AND([.G357]&lt;20000;NOT(OR([.I357:.P357])))" office:value-type="boolean" office:boolean-value="false" calcext:value-type="boolean">
            <text:p>FALSE</text:p>
          </table:table-cell>
          <table:table-cell table:formula="of:=NOT(OR([.I357:.Q357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101079" calcext:value-type="float">
            <text:p>0.00101079</text:p>
          </table:table-cell>
          <table:table-cell office:value-type="float" office:value="1663610971" calcext:value-type="float">
            <text:p>1663610971</text:p>
          </table:table-cell>
          <table:table-cell office:value-type="float" office:value="98932.47067913" calcext:value-type="float">
            <text:p>98932.47067913</text:p>
          </table:table-cell>
          <table:table-cell office:value-type="float" office:value="14227837" calcext:value-type="float">
            <text:p>14227837</text:p>
          </table:table-cell>
          <table:table-cell office:value-type="string" calcext:value-type="string">
            <text:p>buy</text:p>
          </table:table-cell>
          <table:table-cell office:value-type="float" office:value="101078" calcext:value-type="float">
            <text:p>101078</text:p>
          </table:table-cell>
          <table:table-cell office:value-type="float" office:value="99.9999520377578" calcext:value-type="float">
            <text:p>99.9999520377578</text:p>
          </table:table-cell>
          <table:table-cell/>
          <table:table-cell table:formula="of:=[.G358]&lt;50" office:value-type="boolean" office:boolean-value="false" calcext:value-type="boolean">
            <text:p>FALSE</text:p>
          </table:table-cell>
          <table:table-cell table:formula="of:=AND([.G358]&lt;100;NOT(OR([.I358])))" office:value-type="boolean" office:boolean-value="true" calcext:value-type="boolean">
            <text:p>TRUE</text:p>
          </table:table-cell>
          <table:table-cell table:formula="of:=AND([.G358]&lt;200; NOT(OR([.I358:.J358])))" office:value-type="boolean" office:boolean-value="false" calcext:value-type="boolean">
            <text:p>FALSE</text:p>
          </table:table-cell>
          <table:table-cell table:formula="of:=AND([.G358]&lt;500;NOT(OR([.I358:.K358])))" office:value-type="boolean" office:boolean-value="false" calcext:value-type="boolean">
            <text:p>FALSE</text:p>
          </table:table-cell>
          <table:table-cell table:formula="of:=AND([.G358]&lt;1000;NOT(OR([.I358:.L358])))" office:value-type="boolean" office:boolean-value="false" calcext:value-type="boolean">
            <text:p>FALSE</text:p>
          </table:table-cell>
          <table:table-cell table:formula="of:=AND([.G358]&lt;2000;NOT(OR([.I358:.M358])))" office:value-type="boolean" office:boolean-value="false" calcext:value-type="boolean">
            <text:p>FALSE</text:p>
          </table:table-cell>
          <table:table-cell table:formula="of:=AND([.G358]&lt;5000;NOT(OR([.I358:.N358])))" office:value-type="boolean" office:boolean-value="false" calcext:value-type="boolean">
            <text:p>FALSE</text:p>
          </table:table-cell>
          <table:table-cell table:formula="of:=AND([.G358]&lt;10000;NOT(OR([.I358:.O358])))" office:value-type="boolean" office:boolean-value="false" calcext:value-type="boolean">
            <text:p>FALSE</text:p>
          </table:table-cell>
          <table:table-cell table:formula="of:=AND([.G358]&lt;20000;NOT(OR([.I358:.P358])))" office:value-type="boolean" office:boolean-value="false" calcext:value-type="boolean">
            <text:p>FALSE</text:p>
          </table:table-cell>
          <table:table-cell table:formula="of:=NOT(OR([.I358:.Q35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780683" calcext:value-type="float">
            <text:p>0.00780683</text:p>
          </table:table-cell>
          <table:table-cell office:value-type="float" office:value="1663610985" calcext:value-type="float">
            <text:p>1663610985</text:p>
          </table:table-cell>
          <table:table-cell office:value-type="float" office:value="98773.56840195" calcext:value-type="float">
            <text:p>98773.56840195</text:p>
          </table:table-cell>
          <table:table-cell office:value-type="float" office:value="14227838" calcext:value-type="float">
            <text:p>14227838</text:p>
          </table:table-cell>
          <table:table-cell office:value-type="string" calcext:value-type="string">
            <text:p>sell</text:p>
          </table:table-cell>
          <table:table-cell office:value-type="float" office:value="780683" calcext:value-type="float">
            <text:p>780683</text:p>
          </table:table-cell>
          <table:table-cell office:value-type="float" office:value="771.108457007395" calcext:value-type="float">
            <text:p>771.108457007395</text:p>
          </table:table-cell>
          <table:table-cell/>
          <table:table-cell table:formula="of:=[.G359]&lt;50" office:value-type="boolean" office:boolean-value="false" calcext:value-type="boolean">
            <text:p>FALSE</text:p>
          </table:table-cell>
          <table:table-cell table:formula="of:=AND([.G359]&lt;100;NOT(OR([.I359])))" office:value-type="boolean" office:boolean-value="false" calcext:value-type="boolean">
            <text:p>FALSE</text:p>
          </table:table-cell>
          <table:table-cell table:formula="of:=AND([.G359]&lt;200; NOT(OR([.I359:.J359])))" office:value-type="boolean" office:boolean-value="false" calcext:value-type="boolean">
            <text:p>FALSE</text:p>
          </table:table-cell>
          <table:table-cell table:formula="of:=AND([.G359]&lt;500;NOT(OR([.I359:.K359])))" office:value-type="boolean" office:boolean-value="false" calcext:value-type="boolean">
            <text:p>FALSE</text:p>
          </table:table-cell>
          <table:table-cell table:formula="of:=AND([.G359]&lt;1000;NOT(OR([.I359:.L359])))" office:value-type="boolean" office:boolean-value="true" calcext:value-type="boolean">
            <text:p>TRUE</text:p>
          </table:table-cell>
          <table:table-cell table:formula="of:=AND([.G359]&lt;2000;NOT(OR([.I359:.M359])))" office:value-type="boolean" office:boolean-value="false" calcext:value-type="boolean">
            <text:p>FALSE</text:p>
          </table:table-cell>
          <table:table-cell table:formula="of:=AND([.G359]&lt;5000;NOT(OR([.I359:.N359])))" office:value-type="boolean" office:boolean-value="false" calcext:value-type="boolean">
            <text:p>FALSE</text:p>
          </table:table-cell>
          <table:table-cell table:formula="of:=AND([.G359]&lt;10000;NOT(OR([.I359:.O359])))" office:value-type="boolean" office:boolean-value="false" calcext:value-type="boolean">
            <text:p>FALSE</text:p>
          </table:table-cell>
          <table:table-cell table:formula="of:=AND([.G359]&lt;20000;NOT(OR([.I359:.P359])))" office:value-type="boolean" office:boolean-value="false" calcext:value-type="boolean">
            <text:p>FALSE</text:p>
          </table:table-cell>
          <table:table-cell table:formula="of:=NOT(OR([.I359:.Q35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045485" calcext:value-type="float">
            <text:p>0.00045485</text:p>
          </table:table-cell>
          <table:table-cell office:value-type="float" office:value="1663610997" calcext:value-type="float">
            <text:p>1663610997</text:p>
          </table:table-cell>
          <table:table-cell office:value-type="float" office:value="98932.45069999" calcext:value-type="float">
            <text:p>98932.45069999</text:p>
          </table:table-cell>
          <table:table-cell office:value-type="float" office:value="14227839" calcext:value-type="float">
            <text:p>14227839</text:p>
          </table:table-cell>
          <table:table-cell office:value-type="string" calcext:value-type="string">
            <text:p>buy</text:p>
          </table:table-cell>
          <table:table-cell office:value-type="float" office:value="45485" calcext:value-type="float">
            <text:p>45485</text:p>
          </table:table-cell>
          <table:table-cell office:value-type="float" office:value="44.9994252008905" calcext:value-type="float">
            <text:p>44.9994252008905</text:p>
          </table:table-cell>
          <table:table-cell/>
          <table:table-cell table:formula="of:=[.G360]&lt;50" office:value-type="boolean" office:boolean-value="true" calcext:value-type="boolean">
            <text:p>TRUE</text:p>
          </table:table-cell>
          <table:table-cell table:formula="of:=AND([.G360]&lt;100;NOT(OR([.I360])))" office:value-type="boolean" office:boolean-value="false" calcext:value-type="boolean">
            <text:p>FALSE</text:p>
          </table:table-cell>
          <table:table-cell table:formula="of:=AND([.G360]&lt;200; NOT(OR([.I360:.J360])))" office:value-type="boolean" office:boolean-value="false" calcext:value-type="boolean">
            <text:p>FALSE</text:p>
          </table:table-cell>
          <table:table-cell table:formula="of:=AND([.G360]&lt;500;NOT(OR([.I360:.K360])))" office:value-type="boolean" office:boolean-value="false" calcext:value-type="boolean">
            <text:p>FALSE</text:p>
          </table:table-cell>
          <table:table-cell table:formula="of:=AND([.G360]&lt;1000;NOT(OR([.I360:.L360])))" office:value-type="boolean" office:boolean-value="false" calcext:value-type="boolean">
            <text:p>FALSE</text:p>
          </table:table-cell>
          <table:table-cell table:formula="of:=AND([.G360]&lt;2000;NOT(OR([.I360:.M360])))" office:value-type="boolean" office:boolean-value="false" calcext:value-type="boolean">
            <text:p>FALSE</text:p>
          </table:table-cell>
          <table:table-cell table:formula="of:=AND([.G360]&lt;5000;NOT(OR([.I360:.N360])))" office:value-type="boolean" office:boolean-value="false" calcext:value-type="boolean">
            <text:p>FALSE</text:p>
          </table:table-cell>
          <table:table-cell table:formula="of:=AND([.G360]&lt;10000;NOT(OR([.I360:.O360])))" office:value-type="boolean" office:boolean-value="false" calcext:value-type="boolean">
            <text:p>FALSE</text:p>
          </table:table-cell>
          <table:table-cell table:formula="of:=AND([.G360]&lt;20000;NOT(OR([.I360:.P360])))" office:value-type="boolean" office:boolean-value="false" calcext:value-type="boolean">
            <text:p>FALSE</text:p>
          </table:table-cell>
          <table:table-cell table:formula="of:=NOT(OR([.I360:.Q360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404858" calcext:value-type="float">
            <text:p>0.00404858</text:p>
          </table:table-cell>
          <table:table-cell office:value-type="float" office:value="1663611016" calcext:value-type="float">
            <text:p>1663611016</text:p>
          </table:table-cell>
          <table:table-cell office:value-type="float" office:value="98799.99" calcext:value-type="float">
            <text:p>98799.99</text:p>
          </table:table-cell>
          <table:table-cell office:value-type="float" office:value="14227840" calcext:value-type="float">
            <text:p>14227840</text:p>
          </table:table-cell>
          <table:table-cell office:value-type="string" calcext:value-type="string">
            <text:p>buy</text:p>
          </table:table-cell>
          <table:table-cell office:value-type="float" office:value="404858" calcext:value-type="float">
            <text:p>404858</text:p>
          </table:table-cell>
          <table:table-cell office:value-type="float" office:value="399.9996635142" calcext:value-type="float">
            <text:p>399.9996635142</text:p>
          </table:table-cell>
          <table:table-cell/>
          <table:table-cell table:formula="of:=[.G361]&lt;50" office:value-type="boolean" office:boolean-value="false" calcext:value-type="boolean">
            <text:p>FALSE</text:p>
          </table:table-cell>
          <table:table-cell table:formula="of:=AND([.G361]&lt;100;NOT(OR([.I361])))" office:value-type="boolean" office:boolean-value="false" calcext:value-type="boolean">
            <text:p>FALSE</text:p>
          </table:table-cell>
          <table:table-cell table:formula="of:=AND([.G361]&lt;200; NOT(OR([.I361:.J361])))" office:value-type="boolean" office:boolean-value="false" calcext:value-type="boolean">
            <text:p>FALSE</text:p>
          </table:table-cell>
          <table:table-cell table:formula="of:=AND([.G361]&lt;500;NOT(OR([.I361:.K361])))" office:value-type="boolean" office:boolean-value="true" calcext:value-type="boolean">
            <text:p>TRUE</text:p>
          </table:table-cell>
          <table:table-cell table:formula="of:=AND([.G361]&lt;1000;NOT(OR([.I361:.L361])))" office:value-type="boolean" office:boolean-value="false" calcext:value-type="boolean">
            <text:p>FALSE</text:p>
          </table:table-cell>
          <table:table-cell table:formula="of:=AND([.G361]&lt;2000;NOT(OR([.I361:.M361])))" office:value-type="boolean" office:boolean-value="false" calcext:value-type="boolean">
            <text:p>FALSE</text:p>
          </table:table-cell>
          <table:table-cell table:formula="of:=AND([.G361]&lt;5000;NOT(OR([.I361:.N361])))" office:value-type="boolean" office:boolean-value="false" calcext:value-type="boolean">
            <text:p>FALSE</text:p>
          </table:table-cell>
          <table:table-cell table:formula="of:=AND([.G361]&lt;10000;NOT(OR([.I361:.O361])))" office:value-type="boolean" office:boolean-value="false" calcext:value-type="boolean">
            <text:p>FALSE</text:p>
          </table:table-cell>
          <table:table-cell table:formula="of:=AND([.G361]&lt;20000;NOT(OR([.I361:.P361])))" office:value-type="boolean" office:boolean-value="false" calcext:value-type="boolean">
            <text:p>FALSE</text:p>
          </table:table-cell>
          <table:table-cell table:formula="of:=NOT(OR([.I361:.Q361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392742" calcext:value-type="float">
            <text:p>0.00392742</text:p>
          </table:table-cell>
          <table:table-cell office:value-type="float" office:value="1663611046" calcext:value-type="float">
            <text:p>1663611046</text:p>
          </table:table-cell>
          <table:table-cell office:value-type="float" office:value="98773.09790758" calcext:value-type="float">
            <text:p>98773.09790758</text:p>
          </table:table-cell>
          <table:table-cell office:value-type="float" office:value="14227841" calcext:value-type="float">
            <text:p>14227841</text:p>
          </table:table-cell>
          <table:table-cell office:value-type="string" calcext:value-type="string">
            <text:p>sell</text:p>
          </table:table-cell>
          <table:table-cell office:value-type="float" office:value="392742" calcext:value-type="float">
            <text:p>392742</text:p>
          </table:table-cell>
          <table:table-cell office:value-type="float" office:value="387.923440184188" calcext:value-type="float">
            <text:p>387.923440184188</text:p>
          </table:table-cell>
          <table:table-cell/>
          <table:table-cell table:formula="of:=[.G362]&lt;50" office:value-type="boolean" office:boolean-value="false" calcext:value-type="boolean">
            <text:p>FALSE</text:p>
          </table:table-cell>
          <table:table-cell table:formula="of:=AND([.G362]&lt;100;NOT(OR([.I362])))" office:value-type="boolean" office:boolean-value="false" calcext:value-type="boolean">
            <text:p>FALSE</text:p>
          </table:table-cell>
          <table:table-cell table:formula="of:=AND([.G362]&lt;200; NOT(OR([.I362:.J362])))" office:value-type="boolean" office:boolean-value="false" calcext:value-type="boolean">
            <text:p>FALSE</text:p>
          </table:table-cell>
          <table:table-cell table:formula="of:=AND([.G362]&lt;500;NOT(OR([.I362:.K362])))" office:value-type="boolean" office:boolean-value="true" calcext:value-type="boolean">
            <text:p>TRUE</text:p>
          </table:table-cell>
          <table:table-cell table:formula="of:=AND([.G362]&lt;1000;NOT(OR([.I362:.L362])))" office:value-type="boolean" office:boolean-value="false" calcext:value-type="boolean">
            <text:p>FALSE</text:p>
          </table:table-cell>
          <table:table-cell table:formula="of:=AND([.G362]&lt;2000;NOT(OR([.I362:.M362])))" office:value-type="boolean" office:boolean-value="false" calcext:value-type="boolean">
            <text:p>FALSE</text:p>
          </table:table-cell>
          <table:table-cell table:formula="of:=AND([.G362]&lt;5000;NOT(OR([.I362:.N362])))" office:value-type="boolean" office:boolean-value="false" calcext:value-type="boolean">
            <text:p>FALSE</text:p>
          </table:table-cell>
          <table:table-cell table:formula="of:=AND([.G362]&lt;10000;NOT(OR([.I362:.O362])))" office:value-type="boolean" office:boolean-value="false" calcext:value-type="boolean">
            <text:p>FALSE</text:p>
          </table:table-cell>
          <table:table-cell table:formula="of:=AND([.G362]&lt;20000;NOT(OR([.I362:.P362])))" office:value-type="boolean" office:boolean-value="false" calcext:value-type="boolean">
            <text:p>FALSE</text:p>
          </table:table-cell>
          <table:table-cell table:formula="of:=NOT(OR([.I362:.Q36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.00673" calcext:value-type="float">
            <text:p>0.00673</text:p>
          </table:table-cell>
          <table:table-cell office:value-type="float" office:value="1663611069" calcext:value-type="float">
            <text:p>1663611069</text:p>
          </table:table-cell>
          <table:table-cell office:value-type="float" office:value="98775.3665289" calcext:value-type="float">
            <text:p>98775.3665289</text:p>
          </table:table-cell>
          <table:table-cell office:value-type="float" office:value="14227842" calcext:value-type="float">
            <text:p>14227842</text:p>
          </table:table-cell>
          <table:table-cell office:value-type="string" calcext:value-type="string">
            <text:p>sell</text:p>
          </table:table-cell>
          <table:table-cell office:value-type="float" office:value="673000" calcext:value-type="float">
            <text:p>673000</text:p>
          </table:table-cell>
          <table:table-cell office:value-type="float" office:value="664.758216739497" calcext:value-type="float">
            <text:p>664.758216739497</text:p>
          </table:table-cell>
          <table:table-cell/>
          <table:table-cell table:formula="of:=[.G363]&lt;50" office:value-type="boolean" office:boolean-value="false" calcext:value-type="boolean">
            <text:p>FALSE</text:p>
          </table:table-cell>
          <table:table-cell table:formula="of:=AND([.G363]&lt;100;NOT(OR([.I363])))" office:value-type="boolean" office:boolean-value="false" calcext:value-type="boolean">
            <text:p>FALSE</text:p>
          </table:table-cell>
          <table:table-cell table:formula="of:=AND([.G363]&lt;200; NOT(OR([.I363:.J363])))" office:value-type="boolean" office:boolean-value="false" calcext:value-type="boolean">
            <text:p>FALSE</text:p>
          </table:table-cell>
          <table:table-cell table:formula="of:=AND([.G363]&lt;500;NOT(OR([.I363:.K363])))" office:value-type="boolean" office:boolean-value="false" calcext:value-type="boolean">
            <text:p>FALSE</text:p>
          </table:table-cell>
          <table:table-cell table:formula="of:=AND([.G363]&lt;1000;NOT(OR([.I363:.L363])))" office:value-type="boolean" office:boolean-value="true" calcext:value-type="boolean">
            <text:p>TRUE</text:p>
          </table:table-cell>
          <table:table-cell table:formula="of:=AND([.G363]&lt;2000;NOT(OR([.I363:.M363])))" office:value-type="boolean" office:boolean-value="false" calcext:value-type="boolean">
            <text:p>FALSE</text:p>
          </table:table-cell>
          <table:table-cell table:formula="of:=AND([.G363]&lt;5000;NOT(OR([.I363:.N363])))" office:value-type="boolean" office:boolean-value="false" calcext:value-type="boolean">
            <text:p>FALSE</text:p>
          </table:table-cell>
          <table:table-cell table:formula="of:=AND([.G363]&lt;10000;NOT(OR([.I363:.O363])))" office:value-type="boolean" office:boolean-value="false" calcext:value-type="boolean">
            <text:p>FALSE</text:p>
          </table:table-cell>
          <table:table-cell table:formula="of:=AND([.G363]&lt;20000;NOT(OR([.I363:.P363])))" office:value-type="boolean" office:boolean-value="false" calcext:value-type="boolean">
            <text:p>FALSE</text:p>
          </table:table-cell>
          <table:table-cell table:formula="of:=NOT(OR([.I363:.Q363]))" office:value-type="boolean" office:boolean-value="false" calcext:value-type="boolean">
            <text:p>FALSE</text:p>
          </table:table-cell>
        </table:table-row>
        <calcext:conditional-formats>
          <calcext:conditional-format calcext:target-range-address="historical.I5:historical.R363">
            <calcext:condition calcext:apply-style-name="Good" calcext:value="=1" calcext:base-cell-address="historical.I5"/>
            <calcext:condition calcext:apply-style-name="Bad" calcext:value="=0" calcext:base-cell-address="historical.I5"/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6.298in" svg:height="3.5449in" svg:x="10.1244in" svg:y="0.1256in">
            <draw:object draw:notify-on-update-of-ranges="Sheet2.A10:Sheet2.J10 Sheet2.A11:Sheet2.J11 Sheet2.A12:Sheet2.J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49in" svg:x="13.5504in" svg:y="4.8421in">
            <draw:object draw:notify-on-update-of-ranges="Sheet2.A7:Sheet2.J7 Sheet2.A21:Sheet2.J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in" svg:height="3.5449in" svg:x="6.9913in" svg:y="4.8114in">
            <draw:object draw:notify-on-update-of-ranges="Sheet2.A7:Sheet2.J7 Sheet2.A24:Sheet2.J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29in" svg:x="8.9287in" svg:y="0.3949in">
            <draw:object draw:notify-on-update-of-ranges="Sheet2.A3:Sheet2.J3 Sheet2.A40:Sheet2.J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8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ELL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631" calcext:value-type="float">
            <text:p>631</text:p>
          </table:table-cell>
          <table:table-cell office:value-type="float" office:value="699" calcext:value-type="float">
            <text:p>699</text:p>
          </table:table-cell>
          <table:table-cell office:value-type="float" office:value="1308" calcext:value-type="float">
            <text:p>1308</text:p>
          </table:table-cell>
          <table:table-cell office:value-type="float" office:value="2820" calcext:value-type="float">
            <text:p>2820</text:p>
          </table:table-cell>
          <table:table-cell office:value-type="float" office:value="732" calcext:value-type="float">
            <text:p>732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77" calcext:value-type="float">
            <text:p>2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UY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1355" calcext:value-type="float">
            <text:p>1355</text:p>
          </table:table-cell>
          <table:table-cell office:value-type="float" office:value="1110" calcext:value-type="float">
            <text:p>1110</text:p>
          </table:table-cell>
          <table:table-cell office:value-type="float" office:value="1896" calcext:value-type="float">
            <text:p>1896</text:p>
          </table:table-cell>
          <table:table-cell office:value-type="float" office:value="2800" calcext:value-type="float">
            <text:p>2800</text:p>
          </table:table-cell>
          <table:table-cell office:value-type="float" office:value="677" calcext:value-type="float">
            <text:p>677</text:p>
          </table:table-cell>
          <table:table-cell office:value-type="float" office:value="254" calcext:value-type="float">
            <text:p>254</text:p>
          </table:table-cell>
          <table:table-cell office:value-type="float" office:value="239" calcext:value-type="float">
            <text:p>239</text:p>
          </table:table-cell>
          <table:table-cell office:value-type="float" office:value="275" calcext:value-type="float">
            <text:p>27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table:formula="of:=[.A8]-[.A4]" office:value-type="float" office:value="1963" calcext:value-type="float">
            <text:p>1963</text:p>
          </table:table-cell>
          <table:table-cell table:style-name="ce5" table:formula="of:=[.B8]-[.B4]" office:value-type="float" office:value="724" calcext:value-type="float">
            <text:p>724</text:p>
          </table:table-cell>
          <table:table-cell table:style-name="ce5" table:formula="of:=[.C8]-[.C4]" office:value-type="float" office:value="411" calcext:value-type="float">
            <text:p>411</text:p>
          </table:table-cell>
          <table:table-cell table:style-name="ce5" table:formula="of:=[.D8]-[.D4]" office:value-type="float" office:value="588" calcext:value-type="float">
            <text:p>588</text:p>
          </table:table-cell>
          <table:table-cell table:style-name="ce5" table:formula="of:=[.E8]-[.E4]" office:value-type="float" office:value="-20" calcext:value-type="float">
            <text:p>-20</text:p>
          </table:table-cell>
          <table:table-cell table:style-name="ce5" table:formula="of:=[.F8]-[.F4]" office:value-type="float" office:value="-55" calcext:value-type="float">
            <text:p>-55</text:p>
          </table:table-cell>
          <table:table-cell table:style-name="ce5" table:formula="of:=[.G8]-[.G4]" office:value-type="float" office:value="34" calcext:value-type="float">
            <text:p>34</text:p>
          </table:table-cell>
          <table:table-cell table:style-name="ce5" table:formula="of:=[.H8]-[.H4]" office:value-type="float" office:value="14" calcext:value-type="float">
            <text:p>14</text:p>
          </table:table-cell>
          <table:table-cell table:style-name="ce5" table:formula="of:=[.I8]-[.I4]" office:value-type="float" office:value="-2" calcext:value-type="float">
            <text:p>-2</text:p>
          </table:table-cell>
          <table:table-cell table:style-name="ce5" table:formula="of:=[.J8]-[.J4]" office:value-type="float" office:value="40" calcext:value-type="float">
            <text:p>40</text:p>
          </table:table-cell>
        </table:table-row>
        <table:table-row table:style-name="ro1">
          <table:table-cell table:formula="of:=[.A8]+[.A4]-[.A11]" office:value-type="float" office:value="4546" calcext:value-type="float">
            <text:p>4546</text:p>
          </table:table-cell>
          <table:table-cell table:formula="of:=[.B8]+[.B4]-[.B11]" office:value-type="float" office:value="1262" calcext:value-type="float">
            <text:p>1262</text:p>
          </table:table-cell>
          <table:table-cell table:formula="of:=[.C8]+[.C4]-[.C11]" office:value-type="float" office:value="1398" calcext:value-type="float">
            <text:p>1398</text:p>
          </table:table-cell>
          <table:table-cell table:formula="of:=[.D8]+[.D4]-[.D11]" office:value-type="float" office:value="2616" calcext:value-type="float">
            <text:p>2616</text:p>
          </table:table-cell>
          <table:table-cell table:formula="of:=[.E8]+[.E4]-[.E11]" office:value-type="float" office:value="5640" calcext:value-type="float">
            <text:p>5640</text:p>
          </table:table-cell>
          <table:table-cell table:formula="of:=[.F8]+[.F4]-[.F11]" office:value-type="float" office:value="1464" calcext:value-type="float">
            <text:p>1464</text:p>
          </table:table-cell>
          <table:table-cell table:formula="of:=[.G8]+[.G4]-[.G11]" office:value-type="float" office:value="440" calcext:value-type="float">
            <text:p>440</text:p>
          </table:table-cell>
          <table:table-cell table:formula="of:=[.H8]+[.H4]-[.H11]" office:value-type="float" office:value="450" calcext:value-type="float">
            <text:p>450</text:p>
          </table:table-cell>
          <table:table-cell table:formula="of:=[.I8]+[.I4]-[.I11]" office:value-type="float" office:value="554" calcext:value-type="float">
            <text:p>554</text:p>
          </table:table-cell>
          <table:table-cell table:formula="of:=[.J8]+[.J4]-[.J11]" office:value-type="float" office:value="144" calcext:value-type="float">
            <text:p>144</text:p>
          </table:table-cell>
        </table:table-row>
        <table:table-row table:style-name="ro1">
          <table:table-cell table:style-name="ce6" table:formula="of:=[.A8]+[.A4]" office:value-type="float" office:value="6509" calcext:value-type="float">
            <text:p>6509</text:p>
          </table:table-cell>
          <table:table-cell table:style-name="ce6" table:formula="of:=[.B8]+[.B4]" office:value-type="float" office:value="1986" calcext:value-type="float">
            <text:p>1986</text:p>
          </table:table-cell>
          <table:table-cell table:style-name="ce6" table:formula="of:=[.C8]+[.C4]" office:value-type="float" office:value="1809" calcext:value-type="float">
            <text:p>1809</text:p>
          </table:table-cell>
          <table:table-cell table:style-name="ce6" table:formula="of:=[.D8]+[.D4]" office:value-type="float" office:value="3204" calcext:value-type="float">
            <text:p>3204</text:p>
          </table:table-cell>
          <table:table-cell table:style-name="ce6" table:formula="of:=[.E8]+[.E4]" office:value-type="float" office:value="5620" calcext:value-type="float">
            <text:p>5620</text:p>
          </table:table-cell>
          <table:table-cell table:style-name="ce6" table:formula="of:=[.F8]+[.F4]" office:value-type="float" office:value="1409" calcext:value-type="float">
            <text:p>1409</text:p>
          </table:table-cell>
          <table:table-cell table:style-name="ce6" table:formula="of:=[.G8]+[.G4]" office:value-type="float" office:value="474" calcext:value-type="float">
            <text:p>474</text:p>
          </table:table-cell>
          <table:table-cell table:style-name="ce6" table:formula="of:=[.H8]+[.H4]" office:value-type="float" office:value="464" calcext:value-type="float">
            <text:p>464</text:p>
          </table:table-cell>
          <table:table-cell table:style-name="ce6" table:formula="of:=[.I8]+[.I4]" office:value-type="float" office:value="552" calcext:value-type="float">
            <text:p>552</text:p>
          </table:table-cell>
          <table:table-cell table:style-name="ce6" table:formula="of:=[.J8]+[.J4]" office:value-type="float" office:value="184" calcext:value-type="float">
            <text:p>18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/(1-e^-x)</text:p>
          </table:table-cell>
          <table:table-cell table:style-name="ce5" office:value-type="string" calcext:value-type="string">
            <text:p>X = (buy – sell)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Y = (buy + sell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**2 / Y</text:p>
          </table:table-cell>
          <table:table-cell table:number-columns-repeated="9"/>
        </table:table-row>
        <table:table-row table:style-name="ro1">
          <table:table-cell table:formula="of:=([.A11]^2)/[.A13]" office:value-type="float" office:value="592.006298970656" calcext:value-type="float">
            <text:p>592.006298970656</text:p>
          </table:table-cell>
          <table:table-cell table:formula="of:=([.B11]^2)/[.B13]" office:value-type="float" office:value="263.935548841893" calcext:value-type="float">
            <text:p>263.935548841893</text:p>
          </table:table-cell>
          <table:table-cell table:formula="of:=([.C11]^2)/[.C13]" office:value-type="float" office:value="93.3781094527363" calcext:value-type="float">
            <text:p>93.3781094527363</text:p>
          </table:table-cell>
          <table:table-cell table:formula="of:=([.D11]^2)/[.D13]" office:value-type="float" office:value="107.910112359551" calcext:value-type="float">
            <text:p>107.910112359551</text:p>
          </table:table-cell>
          <table:table-cell table:formula="of:=([.E11]^2)/[.E13]" office:value-type="float" office:value="0.0711743772241993" calcext:value-type="float">
            <text:p>0.0711743772241993</text:p>
          </table:table-cell>
          <table:table-cell table:formula="of:=([.F11]^2)/[.F13]" office:value-type="float" office:value="2.14691270404542" calcext:value-type="float">
            <text:p>2.14691270404542</text:p>
          </table:table-cell>
          <table:table-cell table:formula="of:=([.G11]^2)/[.G13]" office:value-type="float" office:value="2.43881856540084" calcext:value-type="float">
            <text:p>2.43881856540084</text:p>
          </table:table-cell>
          <table:table-cell table:formula="of:=([.H11]^2)/[.H13]" office:value-type="float" office:value="0.422413793103448" calcext:value-type="float">
            <text:p>0.422413793103448</text:p>
          </table:table-cell>
          <table:table-cell table:formula="of:=([.I11]^2)/[.I13]" office:value-type="float" office:value="0.0072463768115942" calcext:value-type="float">
            <text:p>0.0072463768115942</text:p>
          </table:table-cell>
          <table:table-cell table:formula="of:=([.J11]^2)/[.J13]" office:value-type="float" office:value="8.69565217391304" calcext:value-type="float">
            <text:p>8.69565217391304</text:p>
          </table:table-cell>
        </table:table-row>
        <table:table-row table:style-name="ro1">
          <table:table-cell table:formula="of:=1-EXP(-[.A19])" office:value-type="float" office:value="1" calcext:value-type="float">
            <text:p>1</text:p>
          </table:table-cell>
          <table:table-cell table:formula="of:=1-EXP(-[.B19])" office:value-type="float" office:value="1" calcext:value-type="float">
            <text:p>1</text:p>
          </table:table-cell>
          <table:table-cell table:formula="of:=1-EXP(-[.C19])" office:value-type="float" office:value="1" calcext:value-type="float">
            <text:p>1</text:p>
          </table:table-cell>
          <table:table-cell table:formula="of:=1-EXP(-[.D19])" office:value-type="float" office:value="1" calcext:value-type="float">
            <text:p>1</text:p>
          </table:table-cell>
          <table:table-cell table:formula="of:=1-EXP(-[.E19])" office:value-type="float" office:value="0.0687005194507528" calcext:value-type="float">
            <text:p>0.0687005194507528</text:p>
          </table:table-cell>
          <table:table-cell table:formula="of:=1-EXP(-[.F19])" office:value-type="float" office:value="0.883155665457378" calcext:value-type="float">
            <text:p>0.883155665457378</text:p>
          </table:table-cell>
          <table:table-cell table:formula="of:=1-EXP(-[.G19])" office:value-type="float" office:value="0.912736112839425" calcext:value-type="float">
            <text:p>0.912736112839425</text:p>
          </table:table-cell>
          <table:table-cell table:formula="of:=1-EXP(-[.H19])" office:value-type="float" office:value="0.344537242698555" calcext:value-type="float">
            <text:p>0.344537242698555</text:p>
          </table:table-cell>
          <table:table-cell table:formula="of:=1-EXP(-[.I19])" office:value-type="float" office:value="0.00722018512627176" calcext:value-type="float">
            <text:p>0.00722018512627176</text:p>
          </table:table-cell>
          <table:table-cell table:formula="of:=1-EXP(-[.J19])" office:value-type="float" office:value="0.999832688326058" calcext:value-type="float">
            <text:p>0.999832688326058</text:p>
          </table:table-cell>
        </table:table-row>
        <table:table-row table:style-name="ro1">
          <table:table-cell table:formula="of:=1/[.A20]" office:value-type="float" office:value="1" calcext:value-type="float">
            <text:p>1</text:p>
          </table:table-cell>
          <table:table-cell table:formula="of:=1/[.B20]" office:value-type="float" office:value="1" calcext:value-type="float">
            <text:p>1</text:p>
          </table:table-cell>
          <table:table-cell table:formula="of:=1/[.C20]" office:value-type="float" office:value="1" calcext:value-type="float">
            <text:p>1</text:p>
          </table:table-cell>
          <table:table-cell table:formula="of:=1/[.D20]" office:value-type="float" office:value="1" calcext:value-type="float">
            <text:p>1</text:p>
          </table:table-cell>
          <table:table-cell table:formula="of:=1/[.E20]" office:value-type="float" office:value="14.5559306973922" calcext:value-type="float">
            <text:p>14.5559306973922</text:p>
          </table:table-cell>
          <table:table-cell table:formula="of:=1/[.F20]" office:value-type="float" office:value="1.13230321574409" calcext:value-type="float">
            <text:p>1.13230321574409</text:p>
          </table:table-cell>
          <table:table-cell table:formula="of:=1/[.G20]" office:value-type="float" office:value="1.09560691850913" calcext:value-type="float">
            <text:p>1.09560691850913</text:p>
          </table:table-cell>
          <table:table-cell table:formula="of:=1/[.H20]" office:value-type="float" office:value="2.90244384661465" calcext:value-type="float">
            <text:p>2.90244384661465</text:p>
          </table:table-cell>
          <table:table-cell table:formula="of:=1/[.I20]" office:value-type="float" office:value="138.500603864206" calcext:value-type="float">
            <text:p>138.500603864206</text:p>
          </table:table-cell>
          <table:table-cell table:formula="of:=1/[.J20]" office:value-type="float" office:value="1.00016733967182" calcext:value-type="float">
            <text:p>1.0001673396718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(FANTASTIC FORMULA)</text:p>
          </table:table-cell>
          <table:table-cell table:formula="of:=SUM([.A21:.J21])" office:value-type="float" office:value="163.187055882138" calcext:value-type="float">
            <text:p>163.187055882138</text:p>
          </table:table-cell>
          <table:table-cell office:value-type="string" calcext:value-type="string">
            <text:p>Lambda</text:p>
          </table:table-cell>
          <table:table-cell table:number-columns-repeated="7"/>
        </table:table-row>
        <table:table-row table:style-name="ro1">
          <table:table-cell table:formula="of:=[.A21]/[.$B$23]" office:value-type="float" office:value="0.00612793701433188" calcext:value-type="float">
            <text:p>0.00612793701433188</text:p>
          </table:table-cell>
          <table:table-cell table:formula="of:=[.B21]/[.$B$23]" office:value-type="float" office:value="0.00612793701433188" calcext:value-type="float">
            <text:p>0.00612793701433188</text:p>
          </table:table-cell>
          <table:table-cell table:formula="of:=[.C21]/[.$B$23]" office:value-type="float" office:value="0.00612793701433188" calcext:value-type="float">
            <text:p>0.00612793701433188</text:p>
          </table:table-cell>
          <table:table-cell table:formula="of:=[.D21]/[.$B$23]" office:value-type="float" office:value="0.00612793701433188" calcext:value-type="float">
            <text:p>0.00612793701433188</text:p>
          </table:table-cell>
          <table:table-cell table:formula="of:=[.E21]/[.$B$23]" office:value-type="float" office:value="0.0891978264985991" calcext:value-type="float">
            <text:p>0.0891978264985991</text:p>
          </table:table-cell>
          <table:table-cell table:formula="of:=[.F21]/[.$B$23]" office:value-type="float" office:value="0.00693868278720523" calcext:value-type="float">
            <text:p>0.00693868278720523</text:p>
          </table:table-cell>
          <table:table-cell table:formula="of:=[.G21]/[.$B$23]" office:value-type="float" office:value="0.00671381018909017" calcext:value-type="float">
            <text:p>0.00671381018909017</text:p>
          </table:table-cell>
          <table:table-cell table:formula="of:=[.H21]/[.$B$23]" office:value-type="float" office:value="0.0177859930796897" calcext:value-type="float">
            <text:p>0.0177859930796897</text:p>
          </table:table-cell>
          <table:table-cell table:formula="of:=[.I21]/[.$B$23]" office:value-type="float" office:value="0.848722976926788" calcext:value-type="float">
            <text:p>0.848722976926788</text:p>
          </table:table-cell>
          <table:table-cell table:formula="of:=[.J21]/[.$B$23]" office:value-type="float" office:value="0.00612896246130081" calcext:value-type="float">
            <text:p>0.00612896246130081</text:p>
          </table:table-cell>
        </table:table-row>
        <table:table-row table:style-name="ro1">
          <table:table-cell table:formula="of:=SUM([.A13:.J13])" office:value-type="float" office:value="22211" calcext:value-type="float">
            <text:p>22211</text:p>
          </table:table-cell>
          <table:table-cell table:number-columns-repeated="9"/>
        </table:table-row>
        <table:table-row table:style-name="ro1">
          <table:table-cell table:formula="of:=[.A13]/[.$A$25]" office:value-type="float" office:value="0.293052991760839" calcext:value-type="float">
            <text:p>0.293052991760839</text:p>
          </table:table-cell>
          <table:table-cell table:formula="of:=[.B13]/[.$A$25]" office:value-type="float" office:value="0.0894151546530998" calcext:value-type="float">
            <text:p>0.0894151546530998</text:p>
          </table:table-cell>
          <table:table-cell table:formula="of:=[.C13]/[.$A$25]" office:value-type="float" office:value="0.0814461302957994" calcext:value-type="float">
            <text:p>0.0814461302957994</text:p>
          </table:table-cell>
          <table:table-cell table:formula="of:=[.D13]/[.$A$25]" office:value-type="float" office:value="0.144252847688082" calcext:value-type="float">
            <text:p>0.144252847688082</text:p>
          </table:table-cell>
          <table:table-cell table:formula="of:=[.E13]/[.$A$25]" office:value-type="float" office:value="0.253027779028409" calcext:value-type="float">
            <text:p>0.253027779028409</text:p>
          </table:table-cell>
          <table:table-cell table:formula="of:=[.F13]/[.$A$25]" office:value-type="float" office:value="0.06343703570303" calcext:value-type="float">
            <text:p>0.06343703570303</text:p>
          </table:table-cell>
          <table:table-cell table:formula="of:=[.G13]/[.$A$25]" office:value-type="float" office:value="0.0213407770924317" calcext:value-type="float">
            <text:p>0.0213407770924317</text:p>
          </table:table-cell>
          <table:table-cell table:formula="of:=[.H13]/[.$A$25]" office:value-type="float" office:value="0.0208905497276124" calcext:value-type="float">
            <text:p>0.0208905497276124</text:p>
          </table:table-cell>
          <table:table-cell table:formula="of:=[.I13]/[.$A$25]" office:value-type="float" office:value="0.0248525505380217" calcext:value-type="float">
            <text:p>0.0248525505380217</text:p>
          </table:table-cell>
          <table:table-cell table:formula="of:=[.J13]/[.$A$25]" office:value-type="float" office:value="0.0082841835126739" calcext:value-type="float">
            <text:p>0.0082841835126739</text:p>
          </table:table-cell>
        </table:table-row>
        <table:table-row table:style-name="ro1">
          <table:table-cell table:formula="of:=ABS([.A11])/[.$A$25]" office:value-type="float" office:value="0.0883796317140156" calcext:value-type="float">
            <text:p>0.0883796317140156</text:p>
          </table:table-cell>
          <table:table-cell table:formula="of:=ABS([.B11])/[.$A$25]" office:value-type="float" office:value="0.0325964612129125" calcext:value-type="float">
            <text:p>0.0325964612129125</text:p>
          </table:table-cell>
          <table:table-cell table:formula="of:=ABS([.C11])/[.$A$25]" office:value-type="float" office:value="0.0185043446940705" calcext:value-type="float">
            <text:p>0.0185043446940705</text:p>
          </table:table-cell>
          <table:table-cell table:formula="of:=ABS([.D11])/[.$A$25]" office:value-type="float" office:value="0.0264733690513709" calcext:value-type="float">
            <text:p>0.0264733690513709</text:p>
          </table:table-cell>
          <table:table-cell table:formula="of:=ABS([.E11])/[.$A$25]" office:value-type="float" office:value="0.000900454729638468" calcext:value-type="float">
            <text:p>0.000900454729638468</text:p>
          </table:table-cell>
          <table:table-cell table:formula="of:=ABS([.F11])/[.$A$25]" office:value-type="float" office:value="0.00247625050650579" calcext:value-type="float">
            <text:p>0.00247625050650579</text:p>
          </table:table-cell>
          <table:table-cell table:formula="of:=ABS([.G11])/[.$A$25]" office:value-type="float" office:value="0.00153077304038539" calcext:value-type="float">
            <text:p>0.00153077304038539</text:p>
          </table:table-cell>
          <table:table-cell table:formula="of:=ABS([.H11])/[.$A$25]" office:value-type="float" office:value="0.000630318310746927" calcext:value-type="float">
            <text:p>0.000630318310746927</text:p>
          </table:table-cell>
          <table:table-cell table:formula="of:=ABS([.I11])/[.$A$25]" office:value-type="float" office:value="0.0000900454729638467" calcext:value-type="float">
            <text:p>9.00454729638467E-05</text:p>
          </table:table-cell>
          <table:table-cell table:formula="of:=ABS([.J11])/[.$A$25]" office:value-type="float" office:value="0.00180090945927694" calcext:value-type="float">
            <text:p>0.0018009094592769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720" calcext:value-type="float">
            <text:p>720</text:p>
          </table:table-cell>
          <table:table-cell table:formula="of:=7*720" office:value-type="float" office:value="5040" calcext:value-type="float">
            <text:p>5040</text:p>
          </table:table-cell>
          <table:table-cell table:formula="of:=8*[.H30]" office:value-type="float" office:value="40320" calcext:value-type="float">
            <text:p>40320</text:p>
          </table:table-cell>
          <table:table-cell table:formula="of:=9*[.I30]" office:value-type="float" office:value="362880" calcext:value-type="float">
            <text:p>362880</text:p>
          </table:table-cell>
        </table:table-row>
        <table:table-row table:style-name="ro1">
          <table:table-cell office:value-type="string" calcext:value-type="string">
            <text:p>e^-Lambda</text:p>
          </table:table-cell>
          <table:table-cell table:number-columns-repeated="9"/>
        </table:table-row>
        <table:table-row table:style-name="ro1">
          <table:table-cell table:formula="of:=EXP(-[.A24])" office:value-type="float" office:value="0.993890800498058" calcext:value-type="float">
            <text:p>0.993890800498058</text:p>
          </table:table-cell>
          <table:table-cell table:formula="of:=EXP(-[.B24])" office:value-type="float" office:value="0.993890800498058" calcext:value-type="float">
            <text:p>0.993890800498058</text:p>
          </table:table-cell>
          <table:table-cell table:formula="of:=EXP(-[.C24])" office:value-type="float" office:value="0.993890800498058" calcext:value-type="float">
            <text:p>0.993890800498058</text:p>
          </table:table-cell>
          <table:table-cell table:formula="of:=EXP(-[.D24])" office:value-type="float" office:value="0.993890800498058" calcext:value-type="float">
            <text:p>0.993890800498058</text:p>
          </table:table-cell>
          <table:table-cell table:formula="of:=EXP(-[.E24])" office:value-type="float" office:value="0.914664610778081" calcext:value-type="float">
            <text:p>0.914664610778081</text:p>
          </table:table-cell>
          <table:table-cell table:formula="of:=EXP(-[.F24])" office:value-type="float" office:value="0.993085334291138" calcext:value-type="float">
            <text:p>0.993085334291138</text:p>
          </table:table-cell>
          <table:table-cell table:formula="of:=EXP(-[.G24])" office:value-type="float" office:value="0.993308677081306" calcext:value-type="float">
            <text:p>0.993308677081306</text:p>
          </table:table-cell>
          <table:table-cell table:formula="of:=EXP(-[.H24])" office:value-type="float" office:value="0.982371244108667" calcext:value-type="float">
            <text:p>0.982371244108667</text:p>
          </table:table-cell>
          <table:table-cell table:formula="of:=EXP(-[.I24])" office:value-type="float" office:value="0.427961099338617" calcext:value-type="float">
            <text:p>0.427961099338617</text:p>
          </table:table-cell>
          <table:table-cell table:formula="of:=EXP(-[.J24])" office:value-type="float" office:value="0.993889781316272" calcext:value-type="float">
            <text:p>0.993889781316272</text:p>
          </table:table-cell>
        </table:table-row>
        <table:table-row table:style-name="ro1">
          <table:table-cell table:formula="of:=EXP(-[.A26])" office:value-type="float" office:value="0.745982608717805" calcext:value-type="float">
            <text:p>0.745982608717805</text:p>
          </table:table-cell>
          <table:table-cell table:formula="of:=EXP(-[.B26])" office:value-type="float" office:value="0.914465850005172" calcext:value-type="float">
            <text:p>0.914465850005172</text:p>
          </table:table-cell>
          <table:table-cell table:formula="of:=EXP(-[.C26])" office:value-type="float" office:value="0.921782364659752" calcext:value-type="float">
            <text:p>0.921782364659752</text:p>
          </table:table-cell>
          <table:table-cell table:formula="of:=EXP(-[.D26])" office:value-type="float" office:value="0.865668838020584" calcext:value-type="float">
            <text:p>0.865668838020584</text:p>
          </table:table-cell>
          <table:table-cell table:formula="of:=EXP(-[.E26])" office:value-type="float" office:value="0.776446312599977" calcext:value-type="float">
            <text:p>0.776446312599977</text:p>
          </table:table-cell>
          <table:table-cell table:formula="of:=EXP(-[.F26])" office:value-type="float" office:value="0.938533211524141" calcext:value-type="float">
            <text:p>0.938533211524141</text:p>
          </table:table-cell>
          <table:table-cell table:formula="of:=EXP(-[.G26])" office:value-type="float" office:value="0.978885326029274" calcext:value-type="float">
            <text:p>0.978885326029274</text:p>
          </table:table-cell>
          <table:table-cell table:formula="of:=EXP(-[.H26])" office:value-type="float" office:value="0.979326146217282" calcext:value-type="float">
            <text:p>0.979326146217282</text:p>
          </table:table-cell>
          <table:table-cell table:formula="of:=EXP(-[.I26])" office:value-type="float" office:value="0.975453731552919" calcext:value-type="float">
            <text:p>0.975453731552919</text:p>
          </table:table-cell>
          <table:table-cell table:formula="of:=EXP(-[.J26])" office:value-type="float" office:value="0.991750035777405" calcext:value-type="float">
            <text:p>0.991750035777405</text:p>
          </table:table-cell>
        </table:table-row>
        <table:table-row table:style-name="ro1">
          <table:table-cell table:style-name="ce9" table:formula="of:=EXP(-[.A27])" office:value-type="float" office:value="0.915413290833555" calcext:value-type="float">
            <text:p>0.915413290833555</text:p>
          </table:table-cell>
          <table:table-cell table:style-name="ce9" table:formula="of:=EXP(-[.B27])" office:value-type="float" office:value="0.967929077715135" calcext:value-type="float">
            <text:p>0.967929077715135</text:p>
          </table:table-cell>
          <table:table-cell table:style-name="ce9" table:formula="of:=EXP(-[.C27])" office:value-type="float" office:value="0.981665809544904" calcext:value-type="float">
            <text:p>0.981665809544904</text:p>
          </table:table-cell>
          <table:table-cell table:style-name="ce9" table:formula="of:=EXP(-[.D27])" office:value-type="float" office:value="0.973873978678096" calcext:value-type="float">
            <text:p>0.973873978678096</text:p>
          </table:table-cell>
          <table:table-cell table:style-name="ce9" table:formula="of:=EXP(-[.E27])" office:value-type="float" office:value="0.999099950558065" calcext:value-type="float">
            <text:p>0.999099950558065</text:p>
          </table:table-cell>
          <table:table-cell table:style-name="ce9" table:formula="of:=EXP(-[.F27])" office:value-type="float" office:value="0.997526812872693" calcext:value-type="float">
            <text:p>0.997526812872693</text:p>
          </table:table-cell>
          <table:table-cell table:style-name="ce9" table:formula="of:=EXP(-[.G27])" office:value-type="float" office:value="0.998470397995059" calcext:value-type="float">
            <text:p>0.998470397995059</text:p>
          </table:table-cell>
          <table:table-cell table:style-name="ce9" table:formula="of:=EXP(-[.H27])" office:value-type="float" office:value="0.999369880298108" calcext:value-type="float">
            <text:p>0.999369880298108</text:p>
          </table:table-cell>
          <table:table-cell table:style-name="ce9" table:formula="of:=EXP(-[.I27])" office:value-type="float" office:value="0.999909958581008" calcext:value-type="float">
            <text:p>0.999909958581008</text:p>
          </table:table-cell>
          <table:table-cell table:style-name="ce9" table:formula="of:=EXP(-[.J27])" office:value-type="float" office:value="0.998200711205127" calcext:value-type="float">
            <text:p>0.99820071120512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mbda^x</text:p>
          </table:table-cell>
          <table:table-cell table:number-columns-repeated="9"/>
        </table:table-row>
        <table:table-row table:style-name="ro1">
          <table:table-cell table:formula="of:=[.A24]^[.A29]" office:value-type="float" office:value="1" calcext:value-type="float">
            <text:p>1</text:p>
          </table:table-cell>
          <table:table-cell table:formula="of:=[.B24]^[.B29]" office:value-type="float" office:value="0.00612793701433188" calcext:value-type="float">
            <text:p>0.00612793701433188</text:p>
          </table:table-cell>
          <table:table-cell table:formula="of:=[.C24]^[.C29]" office:value-type="float" office:value="0.0000375516120516188" calcext:value-type="float">
            <text:p>3.75516120516188E-05</text:p>
          </table:table-cell>
          <table:table-cell table:formula="of:=[.D24]^[.D29]" office:value-type="float" office:value="0.00000023011391343895" calcext:value-type="float">
            <text:p>2.30113913438946E-07</text:p>
          </table:table-cell>
          <table:table-cell table:formula="of:=[.E24]^[.E29]" office:value-type="float" office:value="0.0000633019498986355" calcext:value-type="float">
            <text:p>6.33019498986355E-05</text:p>
          </table:table-cell>
          <table:table-cell table:formula="of:=[.F24]^[.F29]" office:value-type="float" office:value="0.00000000001608367051" calcext:value-type="float">
            <text:p>1.60836705054604E-11</text:p>
          </table:table-cell>
          <table:table-cell table:formula="of:=[.G24]^[.G29]" office:value-type="float" office:value="0.00000000000009158289" calcext:value-type="float">
            <text:p>9.15828918911514E-14</text:p>
          </table:table-cell>
          <table:table-cell table:formula="of:=[.H24]^[.H29]" office:value-type="float" office:value="0.00000000000056304983" calcext:value-type="float">
            <text:p>5.63049831716653E-13</text:p>
          </table:table-cell>
          <table:table-cell table:formula="of:=[.I24]^[.I29]" office:value-type="float" office:value="0.269232620106622" calcext:value-type="float">
            <text:p>0.269232620106622</text:p>
          </table:table-cell>
          <table:table-cell table:formula="of:=[.J24]^[.J29]" office:value-type="float" office:value="1.22034507425212E-020" calcext:value-type="float">
            <text:p>1.22034507425212E-20</text:p>
          </table:table-cell>
        </table:table-row>
        <table:table-row table:style-name="ro1">
          <table:table-cell table:style-name="ce9" table:formula="of:=[.A34]^[.A29]" office:value-type="float" office:value="1" calcext:value-type="float">
            <text:p>1</text:p>
          </table:table-cell>
          <table:table-cell table:style-name="ce9" table:formula="of:=[.B34]^[.B29]" office:value-type="float" office:value="0.967929077715135" calcext:value-type="float">
            <text:p>0.967929077715135</text:p>
          </table:table-cell>
          <table:table-cell table:style-name="ce9" table:formula="of:=[.C34]^[.C29]" office:value-type="float" office:value="0.963667761629452" calcext:value-type="float">
            <text:p>0.963667761629452</text:p>
          </table:table-cell>
          <table:table-cell table:style-name="ce9" table:formula="of:=[.D34]^[.D29]" office:value-type="float" office:value="0.923651810192637" calcext:value-type="float">
            <text:p>0.923651810192637</text:p>
          </table:table-cell>
          <table:table-cell table:style-name="ce9" table:formula="of:=[.E34]^[.E29]" office:value-type="float" office:value="0.996404659850422" calcext:value-type="float">
            <text:p>0.996404659850422</text:p>
          </table:table-cell>
          <table:table-cell table:style-name="ce9" table:formula="of:=[.F34]^[.F29]" office:value-type="float" office:value="0.987695079819795" calcext:value-type="float">
            <text:p>0.987695079819795</text:p>
          </table:table-cell>
          <table:table-cell table:style-name="ce9" table:formula="of:=[.G34]^[.G29]" office:value-type="float" office:value="0.990857411711164" calcext:value-type="float">
            <text:p>0.990857411711164</text:p>
          </table:table-cell>
          <table:table-cell table:style-name="ce9" table:formula="of:=[.H34]^[.H29]" office:value-type="float" office:value="0.995597491403253" calcext:value-type="float">
            <text:p>0.995597491403253</text:p>
          </table:table-cell>
          <table:table-cell table:style-name="ce9" table:formula="of:=[.I34]^[.I29]" office:value-type="float" office:value="0.999279895615989" calcext:value-type="float">
            <text:p>0.999279895615989</text:p>
          </table:table-cell>
          <table:table-cell table:style-name="ce9" table:formula="of:=[.J34]^[.J29]" office:value-type="float" office:value="0.983922460702862" calcext:value-type="float">
            <text:p>0.98392246070286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[.A34]*[.A38]/[.A30]" office:value-type="float" office:value="0.915413290833555" calcext:value-type="float">
            <text:p>0.915413290833555</text:p>
          </table:table-cell>
          <table:table-cell table:formula="of:=[.B34]*[.B38]/[.B30]" office:value-type="float" office:value="0.936886699486472" calcext:value-type="float">
            <text:p>0.936886699486472</text:p>
          </table:table-cell>
          <table:table-cell table:formula="of:=[.C34]*[.C38]/[.C30]" office:value-type="float" office:value="0.472999846676151" calcext:value-type="float">
            <text:p>0.472999846676151</text:p>
          </table:table-cell>
          <table:table-cell table:formula="of:=[.D34]*[.D38]/[.D30]" office:value-type="float" office:value="0.149920077217588" calcext:value-type="float">
            <text:p>0.149920077217588</text:p>
          </table:table-cell>
          <table:table-cell table:formula="of:=[.E34]*[.E38]/[.E30]" office:value-type="float" office:value="0.0414794935996826" calcext:value-type="float">
            <text:p>0.0414794935996826</text:p>
          </table:table-cell>
          <table:table-cell table:formula="of:=[.F34]*[.F38]/[.F30]" office:value-type="float" office:value="0.008210436042189" calcext:value-type="float">
            <text:p>0.008210436042189</text:p>
          </table:table-cell>
          <table:table-cell table:formula="of:=[.G34]*[.G38]/[.G30]" office:value-type="float" office:value="0.00137408582531611" calcext:value-type="float">
            <text:p>0.00137408582531611</text:p>
          </table:table-cell>
          <table:table-cell table:formula="of:=[.H34]*[.H38]/[.H30]" office:value-type="float" office:value="0.000197414711469993" calcext:value-type="float">
            <text:p>0.000197414711469993</text:p>
          </table:table-cell>
          <table:table-cell table:formula="of:=[.I34]*[.I38]/[.I30]" office:value-type="float" office:value="0.0000247814960078427" calcext:value-type="float">
            <text:p>2.47814960078427E-05</text:p>
          </table:table-cell>
          <table:table-cell table:formula="of:=[.J34]*[.J38]/[.J30]" office:value-type="float" office:value="0.00000270654789474288" calcext:value-type="float">
            <text:p>2.70654789474288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B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8T12:34:04.889690956</dc:date>
    <meta:editing-duration>PT2H32M34S</meta:editing-duration>
    <meta:editing-cycles>7</meta:editing-cycles>
    <meta:generator>LibreOffice/7.4.1.2$Linux_X86_64 LibreOffice_project/3c58a8f3a960df8bc8fd77b461821e42c061c5f0</meta:generator>
    <meta:document-statistic meta:table-count="2" meta:cell-count="6384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55cm" svg:height="16.257cm" xlink:href=".." xlink:type="simple" chart:class="chart:bar" chart:row-mapping="0" chart:style-name="ch1">
        <chart:title svg:x="8.731cm" svg:y="0.461cm" chart:style-name="ch2">
          <text:p>Histogram 359 Consecutive Trades (BUY + SELL)</text:p>
        </chart:title>
        <chart:plot-area chart:style-name="ch3" table:cell-range-address="historical.I3:historical.R4" chart:data-source-has-labels="row" svg:x="1.562cm" svg:y="1.565cm" svg:width="25.437cm" svg:height="13.386cm">
          <chart:coordinate-region svg:x="2.369cm" svg:y="1.764cm" svg:width="24.63cm" svg:height="10.767cm"/>
          <chart:axis chart:dimension="x" chart:name="primary-x" chart:style-name="ch4" chartooo:axis-type="auto">
            <chartooo:date-scale/>
            <chart:title svg:x="13.667cm" svg:y="15.276cm" chart:style-name="ch5">
              <text:p>Volume</text:p>
            </chart:title>
            <chart:categories table:cell-range-address="historical.I4:historical.R4"/>
          </chart:axis>
          <chart:axis chart:dimension="y" chart:name="primary-y" chart:style-name="ch6">
            <chart:title svg:x="0.451cm" svg:y="9.122cm" chart:style-name="ch7">
              <text:p># of Trades</text:p>
            </chart:title>
            <chart:grid chart:style-name="ch8" chart:class="major"/>
          </chart:axis>
          <chart:series chart:style-name="ch9" chart:values-cell-range-address="historical.I3:historical.R3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&lt;50</text:p>
                <draw:g>
                  <svg:desc>historical.I4:historical.R4</svg:desc>
                </draw:g>
              </table:table-cell>
              <table:table-cell office:value-type="string">
                <text:p>50&lt;=x&lt;100</text:p>
              </table:table-cell>
              <table:table-cell office:value-type="string">
                <text:p>100&lt;=x&lt;200</text:p>
              </table:table-cell>
              <table:table-cell office:value-type="string">
                <text:p>200&lt;=x&lt;500</text:p>
              </table:table-cell>
              <table:table-cell office:value-type="string">
                <text:p>500&lt;=x&lt;1000</text:p>
              </table:table-cell>
              <table:table-cell office:value-type="string">
                <text:p>1000&lt;=x&lt;2000</text:p>
              </table:table-cell>
              <table:table-cell office:value-type="string">
                <text:p>2000&lt;=x&lt;5000</text:p>
              </table:table-cell>
              <table:table-cell office:value-type="string">
                <text:p>5000&lt;=x&lt;10000</text:p>
              </table:table-cell>
              <table:table-cell office:value-type="string">
                <text:p>10000&lt;=x&lt;20000</text:p>
              </table:table-cell>
              <table:table-cell office:value-type="string">
                <text:p>20000&lt;=x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72">
                <text:p>72</text:p>
                <draw:g>
                  <svg:desc>historical.I3:historical.R3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  <table:table-cell office:value-type="float" office:value="89">
                <text:p>89</text:p>
              </table:table-cell>
              <table:table-cell office:value-type="float" office:value="64">
                <text:p>6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418cm" svg:y="0.316cm" chart:style-name="ch2">
          <text:p>Histogram Total Transactions (22211 Trades)</text:p>
        </chart:title>
        <chart:subtitle svg:x="5.825cm" svg:y="1.275cm" chart:style-name="ch3">
          <text:p>positive u-bar: buy &gt; sell</text:p>
        </chart:subtitle>
        <chart:plot-area chart:style-name="ch4" table:cell-range-address="Sheet2.A10:Sheet2.J12" chart:data-source-has-labels="row" svg:x="0.319cm" svg:y="2.138cm" svg:width="15.36cm" svg:height="5.706cm">
          <chart:coordinate-region svg:x="1.417cm" svg:y="2.338cm" svg:width="14.262cm" svg:height="5.307cm"/>
          <chart:axis chart:dimension="x" chart:name="primary-x" chart:style-name="ch5" chartooo:axis-type="auto">
            <chartooo:date-scale/>
            <chart:title svg:x="6.447cm" svg:y="8.024cm" chart:style-name="ch6">
              <text:p>x_0 &lt;= volume &lt; x_1</text:p>
            </chart:title>
            <chart:categories table:cell-range-address="Sheet2.A10:Sheet2.J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2.A11:Sheet2.J11" chart:class="chart:bar">
            <chart:data-point chart:repeated="10"/>
          </chart:series>
          <chart:series chart:style-name="ch10" chart:values-cell-range-address="Sheet2.A12:Sheet2.J1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Sheet2.A10:Sheet2.J10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500">
                <text:p>1500</text:p>
              </table:table-cell>
              <table:table-cell office:value-type="float" office:value="3000">
                <text:p>3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963">
                <text:p>1963</text:p>
                <draw:g>
                  <svg:desc>Sheet2.A11:Sheet2.J11</svg:desc>
                </draw:g>
              </table:table-cell>
              <table:table-cell office:value-type="float" office:value="724">
                <text:p>724</text:p>
              </table:table-cell>
              <table:table-cell office:value-type="float" office:value="411">
                <text:p>411</text:p>
              </table:table-cell>
              <table:table-cell office:value-type="float" office:value="588">
                <text:p>588</text:p>
              </table:table-cell>
              <table:table-cell office:value-type="float" office:value="-20">
                <text:p>-20</text:p>
              </table:table-cell>
              <table:table-cell office:value-type="float" office:value="-55">
                <text:p>-55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-2">
                <text:p>-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4546">
                <text:p>4546</text:p>
                <draw:g>
                  <svg:desc>Sheet2.A12:Sheet2.J12</svg:desc>
                </draw:g>
              </table:table-cell>
              <table:table-cell office:value-type="float" office:value="1262">
                <text:p>1262</text:p>
              </table:table-cell>
              <table:table-cell office:value-type="float" office:value="1398">
                <text:p>1398</text:p>
              </table:table-cell>
              <table:table-cell office:value-type="float" office:value="2616">
                <text:p>2616</text:p>
              </table:table-cell>
              <table:table-cell office:value-type="float" office:value="5640">
                <text:p>5640</text:p>
              </table:table-cell>
              <table:table-cell office:value-type="float" office:value="1464">
                <text:p>1464</text:p>
              </table:table-cell>
              <table:table-cell office:value-type="float" office:value="440">
                <text:p>440</text:p>
              </table:table-cell>
              <table:table-cell office:value-type="float" office:value="450">
                <text:p>450</text:p>
              </table:table-cell>
              <table:table-cell office:value-type="float" office:value="554">
                <text:p>554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648cm" svg:y="0.316cm" chart:style-name="ch2">
          <text:p>(1-e^-((buy-sell)^2/(buy+sell))^-1</text:p>
        </chart:title>
        <chart:subtitle svg:x="7.016cm" svg:y="1.275cm" chart:style-name="ch3">
          <text:p>Something</text:p>
        </chart:subtitle>
        <chart:plot-area chart:style-name="ch4" table:cell-range-address="Sheet2.A7:Sheet2.J7 Sheet2.A21:Sheet2.J21" chart:data-source-has-labels="row" svg:x="0.319cm" svg:y="2.138cm" svg:width="15.36cm" svg:height="5.706cm">
          <chart:coordinate-region svg:x="1.126cm" svg:y="2.337cm" svg:width="13.745cm" svg:height="4.86cm"/>
          <chart:axis chart:dimension="x" chart:name="primary-x" chart:style-name="ch5" chartooo:axis-type="auto">
            <chartooo:date-scale/>
            <chart:title svg:x="6.87cm" svg:y="8.024cm" chart:style-name="ch6">
              <text:p>x_0 &lt; X &lt;= x_1</text:p>
            </chart:title>
            <chart:categories table:cell-range-address="Sheet2.A7:Sheet2.J7"/>
          </chart:axis>
          <chart:axis chart:dimension="y" chart:name="primary-y" chart:style-name="ch5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Sheet2.A21:Sheet2.J2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Sheet2.A7:Sheet2.J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500">
                <text:p>1500</text:p>
              </table:table-cell>
              <table:table-cell office:value-type="float" office:value="3000">
                <text:p>3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2.A21:Sheet2.J2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5559306973922">
                <text:p>14.5559306973922</text:p>
              </table:table-cell>
              <table:table-cell office:value-type="float" office:value="1.13230321574409">
                <text:p>1.13230321574409</text:p>
              </table:table-cell>
              <table:table-cell office:value-type="float" office:value="1.09560691850913">
                <text:p>1.09560691850913</text:p>
              </table:table-cell>
              <table:table-cell office:value-type="float" office:value="2.90244384661465">
                <text:p>2.90244384661465</text:p>
              </table:table-cell>
              <table:table-cell office:value-type="float" office:value="138.500603864206">
                <text:p>138.500603864206</text:p>
              </table:table-cell>
              <table:table-cell office:value-type="float" office:value="1.00016733967182">
                <text:p>1.000167339671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35cm" svg:y="0.316cm" chart:style-name="ch2">
          <text:p>Lambda</text:p>
        </chart:title>
        <chart:subtitle svg:x="0cm" svg:y="0cm" chart:style-name="ch3">
          <text:p/>
        </chart:subtitle>
        <chart:plot-area chart:style-name="ch4" table:cell-range-address="Sheet2.A7:Sheet2.J7 Sheet2.A24:Sheet2.J24" chart:data-source-has-labels="row" svg:x="0.319cm" svg:y="1.275cm" svg:width="15.36cm" svg:height="6.569cm">
          <chart:coordinate-region svg:x="1.046cm" svg:y="1.475cm" svg:width="14.539cm" svg:height="5.722cm"/>
          <chart:axis chart:dimension="x" chart:name="primary-x" chart:style-name="ch5" chartooo:axis-type="auto">
            <chartooo:date-scale/>
            <chart:title svg:x="6.42cm" svg:y="8.024cm" chart:style-name="ch6">
              <text:p>x_0 &lt;= Volume &lt; x_1</text:p>
            </chart:title>
            <chart:categories table:cell-range-address="Sheet2.A7:Sheet2.J7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2.A24:Sheet2.J2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Sheet2.A7:Sheet2.J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500">
                <text:p>1500</text:p>
              </table:table-cell>
              <table:table-cell office:value-type="float" office:value="3000">
                <text:p>3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0612793701433188">
                <text:p>0.00612793701433188</text:p>
                <draw:g>
                  <svg:desc>Sheet2.A24:Sheet2.J24</svg:desc>
                </draw:g>
              </table:table-cell>
              <table:table-cell office:value-type="float" office:value="0.00612793701433188">
                <text:p>0.00612793701433188</text:p>
              </table:table-cell>
              <table:table-cell office:value-type="float" office:value="0.00612793701433188">
                <text:p>0.00612793701433188</text:p>
              </table:table-cell>
              <table:table-cell office:value-type="float" office:value="0.00612793701433188">
                <text:p>0.00612793701433188</text:p>
              </table:table-cell>
              <table:table-cell office:value-type="float" office:value="0.0891978264985991">
                <text:p>0.0891978264985991</text:p>
              </table:table-cell>
              <table:table-cell office:value-type="float" office:value="0.00693868278720523">
                <text:p>0.00693868278720523</text:p>
              </table:table-cell>
              <table:table-cell office:value-type="float" office:value="0.00671381018909017">
                <text:p>0.00671381018909017</text:p>
              </table:table-cell>
              <table:table-cell office:value-type="float" office:value="0.0177859930796897">
                <text:p>0.0177859930796897</text:p>
              </table:table-cell>
              <table:table-cell office:value-type="float" office:value="0.848722976926788">
                <text:p>0.848722976926788</text:p>
              </table:table-cell>
              <table:table-cell office:value-type="float" office:value="0.00612896246130081">
                <text:p>0.006128962461300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94cm" svg:y="0.316cm" chart:style-name="ch2">
          <text:p>Some Theory</text:p>
        </chart:title>
        <chart:subtitle svg:x="6.355cm" svg:y="1.275cm" chart:style-name="ch3">
          <text:p>An elaborate story</text:p>
        </chart:subtitle>
        <chart:plot-area chart:style-name="ch4" table:cell-range-address="Sheet2.A3:Sheet2.J3 Sheet2.A40:Sheet2.J40" chart:data-source-has-labels="row" svg:x="0.32cm" svg:y="2.138cm" svg:width="15.36cm" svg:height="5.701cm">
          <chart:coordinate-region svg:x="1.047cm" svg:y="2.337cm" svg:width="14.539cm" svg:height="4.855cm"/>
          <chart:axis chart:dimension="x" chart:name="primary-x" chart:style-name="ch5" chartooo:axis-type="auto">
            <chartooo:date-scale/>
            <chart:title svg:x="6.633cm" svg:y="8.019cm" chart:style-name="ch6">
              <text:p>x_0 &lt;= volume &lt; x</text:p>
            </chart:title>
            <chart:categories table:cell-range-address="Sheet2.A3:Sheet2.J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2.A40:Sheet2.J4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Sheet2.A3:Sheet2.J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500">
                <text:p>1500</text:p>
              </table:table-cell>
              <table:table-cell office:value-type="float" office:value="3000">
                <text:p>3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.915413290833555">
                <text:p>0.915413290833555</text:p>
                <draw:g>
                  <svg:desc>Sheet2.A40:Sheet2.J40</svg:desc>
                </draw:g>
              </table:table-cell>
              <table:table-cell office:value-type="float" office:value="0.936886699486472">
                <text:p>0.936886699486472</text:p>
              </table:table-cell>
              <table:table-cell office:value-type="float" office:value="0.472999846676151">
                <text:p>0.472999846676151</text:p>
              </table:table-cell>
              <table:table-cell office:value-type="float" office:value="0.149920077217588">
                <text:p>0.149920077217588</text:p>
              </table:table-cell>
              <table:table-cell office:value-type="float" office:value="0.0414794935996826">
                <text:p>0.0414794935996826</text:p>
              </table:table-cell>
              <table:table-cell office:value-type="float" office:value="0.008210436042189">
                <text:p>0.008210436042189</text:p>
              </table:table-cell>
              <table:table-cell office:value-type="float" office:value="0.00137408582531611">
                <text:p>0.00137408582531611</text:p>
              </table:table-cell>
              <table:table-cell office:value-type="float" office:value="0.000197414711469993">
                <text:p>0.000197414711469993</text:p>
              </table:table-cell>
              <table:table-cell office:value-type="float" office:value="0.0000247814960078427">
                <text:p>0.0000247814960078427</text:p>
              </table:table-cell>
              <table:table-cell office:value-type="float" office:value="0.00000270654789474288">
                <text:p>0.000002706547894742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